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9" table:default-cell-style-name="Default"/>
        <table:table-column table:style-name="co1" table:number-columns-repeated="16" table:default-cell-style-name="ce1"/>
        <table:table-column table:style-name="co1" table:number-columns-repeated="7" table:default-cell-style-name="Default"/>
        <table:table-row table:style-name="ro1">
          <table:table-cell table:number-columns-repeated="19"/>
          <table:table-cell table:style-name="Default" table:number-columns-repeated="16"/>
          <table:table-cell table:number-columns-repeated="7"/>
        </table:table-row>
        <table:table-row table:style-name="ro1">
          <table:table-cell table:formula="of:=26000000/268435456" office:value-type="float" office:value="0.0968575477600098" calcext:value-type="float">
            <text:p>0,09685754776000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(256+[.$S2])*[.$A$2]*2^([.B$2])" office:value-type="float" office:value="24.7955322265625" calcext:value-type="float">
            <text:p>25</text:p>
          </table:table-cell>
          <table:table-cell table:formula="of:=(256+[.$S2])*[.$A$2]*2^([.C$2])" office:value-type="float" office:value="49.591064453125" calcext:value-type="float">
            <text:p>50</text:p>
          </table:table-cell>
          <table:table-cell table:formula="of:=(256+[.$S2])*[.$A$2]*2^([.D$2])" office:value-type="float" office:value="99.18212890625" calcext:value-type="float">
            <text:p>99</text:p>
          </table:table-cell>
          <table:table-cell table:formula="of:=(256+[.$S2])*[.$A$2]*2^([.E$2])" office:value-type="float" office:value="198.3642578125" calcext:value-type="float">
            <text:p>198</text:p>
          </table:table-cell>
          <table:table-cell table:formula="of:=(256+[.$S2])*[.$A$2]*2^([.F$2])" office:value-type="float" office:value="396.728515625" calcext:value-type="float">
            <text:p>397</text:p>
          </table:table-cell>
          <table:table-cell table:formula="of:=(256+[.$S2])*[.$A$2]*2^([.G$2])" office:value-type="float" office:value="793.45703125" calcext:value-type="float">
            <text:p>793</text:p>
          </table:table-cell>
          <table:table-cell table:formula="of:=(256+[.$S2])*[.$A$2]*2^([.H$2])" office:value-type="float" office:value="1586.9140625" calcext:value-type="float">
            <text:p>1587</text:p>
          </table:table-cell>
          <table:table-cell table:formula="of:=(256+[.$S2])*[.$A$2]*2^([.I$2])" office:value-type="float" office:value="3173.828125" calcext:value-type="float">
            <text:p>3174</text:p>
          </table:table-cell>
          <table:table-cell table:formula="of:=(256+[.$S2])*[.$A$2]*2^([.J$2])" office:value-type="float" office:value="6347.65625" calcext:value-type="float">
            <text:p>6348</text:p>
          </table:table-cell>
          <table:table-cell table:formula="of:=(256+[.$S2])*[.$A$2]*2^([.K$2])" office:value-type="float" office:value="12695.3125" calcext:value-type="float">
            <text:p>12695</text:p>
          </table:table-cell>
          <table:table-cell table:formula="of:=(256+[.$S2])*[.$A$2]*2^([.L$2])" office:value-type="float" office:value="25390.625" calcext:value-type="float">
            <text:p>25391</text:p>
          </table:table-cell>
          <table:table-cell table:formula="of:=(256+[.$S2])*[.$A$2]*2^([.M$2])" office:value-type="float" office:value="50781.25" calcext:value-type="float">
            <text:p>50781</text:p>
          </table:table-cell>
          <table:table-cell table:formula="of:=(256+[.$S2])*[.$A$2]*2^([.N$2])" office:value-type="float" office:value="101562.5" calcext:value-type="float">
            <text:p>101563</text:p>
          </table:table-cell>
          <table:table-cell table:formula="of:=(256+[.$S2])*[.$A$2]*2^([.O$2])" office:value-type="float" office:value="203125" calcext:value-type="float">
            <text:p>203125</text:p>
          </table:table-cell>
          <table:table-cell table:formula="of:=(256+[.$S2])*[.$A$2]*2^([.P$2])" office:value-type="float" office:value="406250" calcext:value-type="float">
            <text:p>406250</text:p>
          </table:table-cell>
          <table:table-cell table:formula="of:=(256+[.$S2])*[.$A$2]*2^([.Q$2])" office:value-type="float" office:value="812500" calcext:value-type="float">
            <text:p>81250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formula="of:=(256+[.$S3])*[.$A$2]*2^([.B$2])" office:value-type="float" office:value="24.8923897743225" calcext:value-type="float">
            <text:p>25</text:p>
          </table:table-cell>
          <table:table-cell table:formula="of:=(256+[.$S3])*[.$A$2]*2^([.C$2])" office:value-type="float" office:value="49.784779548645" calcext:value-type="float">
            <text:p>50</text:p>
          </table:table-cell>
          <table:table-cell table:formula="of:=(256+[.$S3])*[.$A$2]*2^([.D$2])" office:value-type="float" office:value="99.56955909729" calcext:value-type="float">
            <text:p>100</text:p>
          </table:table-cell>
          <table:table-cell table:formula="of:=(256+[.$S3])*[.$A$2]*2^([.E$2])" office:value-type="float" office:value="199.13911819458" calcext:value-type="float">
            <text:p>199</text:p>
          </table:table-cell>
          <table:table-cell table:formula="of:=(256+[.$S3])*[.$A$2]*2^([.F$2])" office:value-type="float" office:value="398.27823638916" calcext:value-type="float">
            <text:p>398</text:p>
          </table:table-cell>
          <table:table-cell table:formula="of:=(256+[.$S3])*[.$A$2]*2^([.G$2])" office:value-type="float" office:value="796.55647277832" calcext:value-type="float">
            <text:p>797</text:p>
          </table:table-cell>
          <table:table-cell table:formula="of:=(256+[.$S3])*[.$A$2]*2^([.H$2])" office:value-type="float" office:value="1593.11294555664" calcext:value-type="float">
            <text:p>1593</text:p>
          </table:table-cell>
          <table:table-cell table:formula="of:=(256+[.$S3])*[.$A$2]*2^([.I$2])" office:value-type="float" office:value="3186.22589111328" calcext:value-type="float">
            <text:p>3186</text:p>
          </table:table-cell>
          <table:table-cell table:formula="of:=(256+[.$S3])*[.$A$2]*2^([.J$2])" office:value-type="float" office:value="6372.45178222656" calcext:value-type="float">
            <text:p>6372</text:p>
          </table:table-cell>
          <table:table-cell table:formula="of:=(256+[.$S3])*[.$A$2]*2^([.K$2])" office:value-type="float" office:value="12744.9035644531" calcext:value-type="float">
            <text:p>12745</text:p>
          </table:table-cell>
          <table:table-cell table:formula="of:=(256+[.$S3])*[.$A$2]*2^([.L$2])" office:value-type="float" office:value="25489.8071289062" calcext:value-type="float">
            <text:p>25490</text:p>
          </table:table-cell>
          <table:table-cell table:formula="of:=(256+[.$S3])*[.$A$2]*2^([.M$2])" office:value-type="float" office:value="50979.6142578125" calcext:value-type="float">
            <text:p>50980</text:p>
          </table:table-cell>
          <table:table-cell table:formula="of:=(256+[.$S3])*[.$A$2]*2^([.N$2])" office:value-type="float" office:value="101959.228515625" calcext:value-type="float">
            <text:p>101959</text:p>
          </table:table-cell>
          <table:table-cell table:formula="of:=(256+[.$S3])*[.$A$2]*2^([.O$2])" office:value-type="float" office:value="203918.45703125" calcext:value-type="float">
            <text:p>203918</text:p>
          </table:table-cell>
          <table:table-cell table:formula="of:=(256+[.$S3])*[.$A$2]*2^([.P$2])" office:value-type="float" office:value="407836.9140625" calcext:value-type="float">
            <text:p>407837</text:p>
          </table:table-cell>
          <table:table-cell table:formula="of:=(256+[.$S3])*[.$A$2]*2^([.Q$2])" office:value-type="float" office:value="815673.828125" calcext:value-type="float">
            <text:p>81567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table:formula="of:=(256+[.$S4])*[.$A$2]*2^([.B$2])" office:value-type="float" office:value="24.9892473220825" calcext:value-type="float">
            <text:p>25</text:p>
          </table:table-cell>
          <table:table-cell table:formula="of:=(256+[.$S4])*[.$A$2]*2^([.C$2])" office:value-type="float" office:value="49.978494644165" calcext:value-type="float">
            <text:p>50</text:p>
          </table:table-cell>
          <table:table-cell table:formula="of:=(256+[.$S4])*[.$A$2]*2^([.D$2])" office:value-type="float" office:value="99.9569892883301" calcext:value-type="float">
            <text:p>100</text:p>
          </table:table-cell>
          <table:table-cell table:formula="of:=(256+[.$S4])*[.$A$2]*2^([.E$2])" office:value-type="float" office:value="199.91397857666" calcext:value-type="float">
            <text:p>200</text:p>
          </table:table-cell>
          <table:table-cell table:formula="of:=(256+[.$S4])*[.$A$2]*2^([.F$2])" office:value-type="float" office:value="399.82795715332" calcext:value-type="float">
            <text:p>400</text:p>
          </table:table-cell>
          <table:table-cell table:formula="of:=(256+[.$S4])*[.$A$2]*2^([.G$2])" office:value-type="float" office:value="799.655914306641" calcext:value-type="float">
            <text:p>800</text:p>
          </table:table-cell>
          <table:table-cell table:formula="of:=(256+[.$S4])*[.$A$2]*2^([.H$2])" office:value-type="float" office:value="1599.31182861328" calcext:value-type="float">
            <text:p>1599</text:p>
          </table:table-cell>
          <table:table-cell table:formula="of:=(256+[.$S4])*[.$A$2]*2^([.I$2])" office:value-type="float" office:value="3198.62365722656" calcext:value-type="float">
            <text:p>3199</text:p>
          </table:table-cell>
          <table:table-cell table:formula="of:=(256+[.$S4])*[.$A$2]*2^([.J$2])" office:value-type="float" office:value="6397.24731445313" calcext:value-type="float">
            <text:p>6397</text:p>
          </table:table-cell>
          <table:table-cell table:formula="of:=(256+[.$S4])*[.$A$2]*2^([.K$2])" office:value-type="float" office:value="12794.4946289063" calcext:value-type="float">
            <text:p>12794</text:p>
          </table:table-cell>
          <table:table-cell table:formula="of:=(256+[.$S4])*[.$A$2]*2^([.L$2])" office:value-type="float" office:value="25588.9892578125" calcext:value-type="float">
            <text:p>25589</text:p>
          </table:table-cell>
          <table:table-cell table:formula="of:=(256+[.$S4])*[.$A$2]*2^([.M$2])" office:value-type="float" office:value="51177.978515625" calcext:value-type="float">
            <text:p>51178</text:p>
          </table:table-cell>
          <table:table-cell table:formula="of:=(256+[.$S4])*[.$A$2]*2^([.N$2])" office:value-type="float" office:value="102355.95703125" calcext:value-type="float">
            <text:p>102356</text:p>
          </table:table-cell>
          <table:table-cell table:formula="of:=(256+[.$S4])*[.$A$2]*2^([.O$2])" office:value-type="float" office:value="204711.9140625" calcext:value-type="float">
            <text:p>204712</text:p>
          </table:table-cell>
          <table:table-cell table:formula="of:=(256+[.$S4])*[.$A$2]*2^([.P$2])" office:value-type="float" office:value="409423.828125" calcext:value-type="float">
            <text:p>409424</text:p>
          </table:table-cell>
          <table:table-cell table:formula="of:=(256+[.$S4])*[.$A$2]*2^([.Q$2])" office:value-type="float" office:value="818847.65625" calcext:value-type="float">
            <text:p>81884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table:formula="of:=(256+[.$S5])*[.$A$2]*2^([.B$2])" office:value-type="float" office:value="25.0861048698425" calcext:value-type="float">
            <text:p>25</text:p>
          </table:table-cell>
          <table:table-cell table:formula="of:=(256+[.$S5])*[.$A$2]*2^([.C$2])" office:value-type="float" office:value="50.1722097396851" calcext:value-type="float">
            <text:p>50</text:p>
          </table:table-cell>
          <table:table-cell table:formula="of:=(256+[.$S5])*[.$A$2]*2^([.D$2])" office:value-type="float" office:value="100.34441947937" calcext:value-type="float">
            <text:p>100</text:p>
          </table:table-cell>
          <table:table-cell table:formula="of:=(256+[.$S5])*[.$A$2]*2^([.E$2])" office:value-type="float" office:value="200.68883895874" calcext:value-type="float">
            <text:p>201</text:p>
          </table:table-cell>
          <table:table-cell table:formula="of:=(256+[.$S5])*[.$A$2]*2^([.F$2])" office:value-type="float" office:value="401.377677917481" calcext:value-type="float">
            <text:p>401</text:p>
          </table:table-cell>
          <table:table-cell table:formula="of:=(256+[.$S5])*[.$A$2]*2^([.G$2])" office:value-type="float" office:value="802.755355834961" calcext:value-type="float">
            <text:p>803</text:p>
          </table:table-cell>
          <table:table-cell table:formula="of:=(256+[.$S5])*[.$A$2]*2^([.H$2])" office:value-type="float" office:value="1605.51071166992" calcext:value-type="float">
            <text:p>1606</text:p>
          </table:table-cell>
          <table:table-cell table:formula="of:=(256+[.$S5])*[.$A$2]*2^([.I$2])" office:value-type="float" office:value="3211.02142333984" calcext:value-type="float">
            <text:p>3211</text:p>
          </table:table-cell>
          <table:table-cell table:formula="of:=(256+[.$S5])*[.$A$2]*2^([.J$2])" office:value-type="float" office:value="6422.04284667969" calcext:value-type="float">
            <text:p>6422</text:p>
          </table:table-cell>
          <table:table-cell table:formula="of:=(256+[.$S5])*[.$A$2]*2^([.K$2])" office:value-type="float" office:value="12844.0856933594" calcext:value-type="float">
            <text:p>12844</text:p>
          </table:table-cell>
          <table:table-cell table:formula="of:=(256+[.$S5])*[.$A$2]*2^([.L$2])" office:value-type="float" office:value="25688.1713867187" calcext:value-type="float">
            <text:p>25688</text:p>
          </table:table-cell>
          <table:table-cell table:formula="of:=(256+[.$S5])*[.$A$2]*2^([.M$2])" office:value-type="float" office:value="51376.3427734375" calcext:value-type="float">
            <text:p>51376</text:p>
          </table:table-cell>
          <table:table-cell table:formula="of:=(256+[.$S5])*[.$A$2]*2^([.N$2])" office:value-type="float" office:value="102752.685546875" calcext:value-type="float">
            <text:p>102753</text:p>
          </table:table-cell>
          <table:table-cell table:formula="of:=(256+[.$S5])*[.$A$2]*2^([.O$2])" office:value-type="float" office:value="205505.37109375" calcext:value-type="float">
            <text:p>205505</text:p>
          </table:table-cell>
          <table:table-cell table:formula="of:=(256+[.$S5])*[.$A$2]*2^([.P$2])" office:value-type="float" office:value="411010.7421875" calcext:value-type="float">
            <text:p>411011</text:p>
          </table:table-cell>
          <table:table-cell table:formula="of:=(256+[.$S5])*[.$A$2]*2^([.Q$2])" office:value-type="float" office:value="822021.484375" calcext:value-type="float">
            <text:p>82202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table:formula="of:=(256+[.$S6])*[.$A$2]*2^([.B$2])" office:value-type="float" office:value="25.1829624176025" calcext:value-type="float">
            <text:p>25</text:p>
          </table:table-cell>
          <table:table-cell table:formula="of:=(256+[.$S6])*[.$A$2]*2^([.C$2])" office:value-type="float" office:value="50.3659248352051" calcext:value-type="float">
            <text:p>50</text:p>
          </table:table-cell>
          <table:table-cell table:formula="of:=(256+[.$S6])*[.$A$2]*2^([.D$2])" office:value-type="float" office:value="100.73184967041" calcext:value-type="float">
            <text:p>101</text:p>
          </table:table-cell>
          <table:table-cell table:formula="of:=(256+[.$S6])*[.$A$2]*2^([.E$2])" office:value-type="float" office:value="201.46369934082" calcext:value-type="float">
            <text:p>201</text:p>
          </table:table-cell>
          <table:table-cell table:formula="of:=(256+[.$S6])*[.$A$2]*2^([.F$2])" office:value-type="float" office:value="402.927398681641" calcext:value-type="float">
            <text:p>403</text:p>
          </table:table-cell>
          <table:table-cell table:formula="of:=(256+[.$S6])*[.$A$2]*2^([.G$2])" office:value-type="float" office:value="805.854797363281" calcext:value-type="float">
            <text:p>806</text:p>
          </table:table-cell>
          <table:table-cell table:formula="of:=(256+[.$S6])*[.$A$2]*2^([.H$2])" office:value-type="float" office:value="1611.70959472656" calcext:value-type="float">
            <text:p>1612</text:p>
          </table:table-cell>
          <table:table-cell table:formula="of:=(256+[.$S6])*[.$A$2]*2^([.I$2])" office:value-type="float" office:value="3223.41918945312" calcext:value-type="float">
            <text:p>3223</text:p>
          </table:table-cell>
          <table:table-cell table:formula="of:=(256+[.$S6])*[.$A$2]*2^([.J$2])" office:value-type="float" office:value="6446.83837890625" calcext:value-type="float">
            <text:p>6447</text:p>
          </table:table-cell>
          <table:table-cell table:formula="of:=(256+[.$S6])*[.$A$2]*2^([.K$2])" office:value-type="float" office:value="12893.6767578125" calcext:value-type="float">
            <text:p>12894</text:p>
          </table:table-cell>
          <table:table-cell table:formula="of:=(256+[.$S6])*[.$A$2]*2^([.L$2])" office:value-type="float" office:value="25787.353515625" calcext:value-type="float">
            <text:p>25787</text:p>
          </table:table-cell>
          <table:table-cell table:formula="of:=(256+[.$S6])*[.$A$2]*2^([.M$2])" office:value-type="float" office:value="51574.70703125" calcext:value-type="float">
            <text:p>51575</text:p>
          </table:table-cell>
          <table:table-cell table:formula="of:=(256+[.$S6])*[.$A$2]*2^([.N$2])" office:value-type="float" office:value="103149.4140625" calcext:value-type="float">
            <text:p>103149</text:p>
          </table:table-cell>
          <table:table-cell table:formula="of:=(256+[.$S6])*[.$A$2]*2^([.O$2])" office:value-type="float" office:value="206298.828125" calcext:value-type="float">
            <text:p>206299</text:p>
          </table:table-cell>
          <table:table-cell table:formula="of:=(256+[.$S6])*[.$A$2]*2^([.P$2])" office:value-type="float" office:value="412597.65625" calcext:value-type="float">
            <text:p>412598</text:p>
          </table:table-cell>
          <table:table-cell table:formula="of:=(256+[.$S6])*[.$A$2]*2^([.Q$2])" office:value-type="float" office:value="825195.3125" calcext:value-type="float">
            <text:p>82519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table:formula="of:=(256+[.$S7])*[.$A$2]*2^([.B$2])" office:value-type="float" office:value="25.2798199653625" calcext:value-type="float">
            <text:p>25</text:p>
          </table:table-cell>
          <table:table-cell table:formula="of:=(256+[.$S7])*[.$A$2]*2^([.C$2])" office:value-type="float" office:value="50.5596399307251" calcext:value-type="float">
            <text:p>51</text:p>
          </table:table-cell>
          <table:table-cell table:formula="of:=(256+[.$S7])*[.$A$2]*2^([.D$2])" office:value-type="float" office:value="101.11927986145" calcext:value-type="float">
            <text:p>101</text:p>
          </table:table-cell>
          <table:table-cell table:formula="of:=(256+[.$S7])*[.$A$2]*2^([.E$2])" office:value-type="float" office:value="202.2385597229" calcext:value-type="float">
            <text:p>202</text:p>
          </table:table-cell>
          <table:table-cell table:formula="of:=(256+[.$S7])*[.$A$2]*2^([.F$2])" office:value-type="float" office:value="404.477119445801" calcext:value-type="float">
            <text:p>404</text:p>
          </table:table-cell>
          <table:table-cell table:formula="of:=(256+[.$S7])*[.$A$2]*2^([.G$2])" office:value-type="float" office:value="808.954238891602" calcext:value-type="float">
            <text:p>809</text:p>
          </table:table-cell>
          <table:table-cell table:formula="of:=(256+[.$S7])*[.$A$2]*2^([.H$2])" office:value-type="float" office:value="1617.9084777832" calcext:value-type="float">
            <text:p>1618</text:p>
          </table:table-cell>
          <table:table-cell table:formula="of:=(256+[.$S7])*[.$A$2]*2^([.I$2])" office:value-type="float" office:value="3235.81695556641" calcext:value-type="float">
            <text:p>3236</text:p>
          </table:table-cell>
          <table:table-cell table:formula="of:=(256+[.$S7])*[.$A$2]*2^([.J$2])" office:value-type="float" office:value="6471.63391113281" calcext:value-type="float">
            <text:p>6472</text:p>
          </table:table-cell>
          <table:table-cell table:formula="of:=(256+[.$S7])*[.$A$2]*2^([.K$2])" office:value-type="float" office:value="12943.2678222656" calcext:value-type="float">
            <text:p>12943</text:p>
          </table:table-cell>
          <table:table-cell table:formula="of:=(256+[.$S7])*[.$A$2]*2^([.L$2])" office:value-type="float" office:value="25886.5356445312" calcext:value-type="float">
            <text:p>25887</text:p>
          </table:table-cell>
          <table:table-cell table:formula="of:=(256+[.$S7])*[.$A$2]*2^([.M$2])" office:value-type="float" office:value="51773.0712890625" calcext:value-type="float">
            <text:p>51773</text:p>
          </table:table-cell>
          <table:table-cell table:formula="of:=(256+[.$S7])*[.$A$2]*2^([.N$2])" office:value-type="float" office:value="103546.142578125" calcext:value-type="float">
            <text:p>103546</text:p>
          </table:table-cell>
          <table:table-cell table:formula="of:=(256+[.$S7])*[.$A$2]*2^([.O$2])" office:value-type="float" office:value="207092.28515625" calcext:value-type="float">
            <text:p>207092</text:p>
          </table:table-cell>
          <table:table-cell table:formula="of:=(256+[.$S7])*[.$A$2]*2^([.P$2])" office:value-type="float" office:value="414184.5703125" calcext:value-type="float">
            <text:p>414185</text:p>
          </table:table-cell>
          <table:table-cell table:formula="of:=(256+[.$S7])*[.$A$2]*2^([.Q$2])" office:value-type="float" office:value="828369.140625" calcext:value-type="float">
            <text:p>82836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table:formula="of:=(256+[.$S8])*[.$A$2]*2^([.B$2])" office:value-type="float" office:value="25.3766775131226" calcext:value-type="float">
            <text:p>25</text:p>
          </table:table-cell>
          <table:table-cell table:formula="of:=(256+[.$S8])*[.$A$2]*2^([.C$2])" office:value-type="float" office:value="50.7533550262451" calcext:value-type="float">
            <text:p>51</text:p>
          </table:table-cell>
          <table:table-cell table:formula="of:=(256+[.$S8])*[.$A$2]*2^([.D$2])" office:value-type="float" office:value="101.50671005249" calcext:value-type="float">
            <text:p>102</text:p>
          </table:table-cell>
          <table:table-cell table:formula="of:=(256+[.$S8])*[.$A$2]*2^([.E$2])" office:value-type="float" office:value="203.01342010498" calcext:value-type="float">
            <text:p>203</text:p>
          </table:table-cell>
          <table:table-cell table:formula="of:=(256+[.$S8])*[.$A$2]*2^([.F$2])" office:value-type="float" office:value="406.026840209961" calcext:value-type="float">
            <text:p>406</text:p>
          </table:table-cell>
          <table:table-cell table:formula="of:=(256+[.$S8])*[.$A$2]*2^([.G$2])" office:value-type="float" office:value="812.053680419922" calcext:value-type="float">
            <text:p>812</text:p>
          </table:table-cell>
          <table:table-cell table:formula="of:=(256+[.$S8])*[.$A$2]*2^([.H$2])" office:value-type="float" office:value="1624.10736083984" calcext:value-type="float">
            <text:p>1624</text:p>
          </table:table-cell>
          <table:table-cell table:formula="of:=(256+[.$S8])*[.$A$2]*2^([.I$2])" office:value-type="float" office:value="3248.21472167969" calcext:value-type="float">
            <text:p>3248</text:p>
          </table:table-cell>
          <table:table-cell table:formula="of:=(256+[.$S8])*[.$A$2]*2^([.J$2])" office:value-type="float" office:value="6496.42944335938" calcext:value-type="float">
            <text:p>6496</text:p>
          </table:table-cell>
          <table:table-cell table:formula="of:=(256+[.$S8])*[.$A$2]*2^([.K$2])" office:value-type="float" office:value="12992.8588867188" calcext:value-type="float">
            <text:p>12993</text:p>
          </table:table-cell>
          <table:table-cell table:formula="of:=(256+[.$S8])*[.$A$2]*2^([.L$2])" office:value-type="float" office:value="25985.7177734375" calcext:value-type="float">
            <text:p>25986</text:p>
          </table:table-cell>
          <table:table-cell table:formula="of:=(256+[.$S8])*[.$A$2]*2^([.M$2])" office:value-type="float" office:value="51971.435546875" calcext:value-type="float">
            <text:p>51971</text:p>
          </table:table-cell>
          <table:table-cell table:formula="of:=(256+[.$S8])*[.$A$2]*2^([.N$2])" office:value-type="float" office:value="103942.87109375" calcext:value-type="float">
            <text:p>103943</text:p>
          </table:table-cell>
          <table:table-cell table:formula="of:=(256+[.$S8])*[.$A$2]*2^([.O$2])" office:value-type="float" office:value="207885.7421875" calcext:value-type="float">
            <text:p>207886</text:p>
          </table:table-cell>
          <table:table-cell table:formula="of:=(256+[.$S8])*[.$A$2]*2^([.P$2])" office:value-type="float" office:value="415771.484375" calcext:value-type="float">
            <text:p>415771</text:p>
          </table:table-cell>
          <table:table-cell table:formula="of:=(256+[.$S8])*[.$A$2]*2^([.Q$2])" office:value-type="float" office:value="831542.96875" calcext:value-type="float">
            <text:p>83154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7" calcext:value-type="float">
            <text:p>7</text:p>
          </table:table-cell>
          <table:table-cell table:formula="of:=(256+[.$S9])*[.$A$2]*2^([.B$2])" office:value-type="float" office:value="25.4735350608826" calcext:value-type="float">
            <text:p>25</text:p>
          </table:table-cell>
          <table:table-cell table:formula="of:=(256+[.$S9])*[.$A$2]*2^([.C$2])" office:value-type="float" office:value="50.9470701217651" calcext:value-type="float">
            <text:p>51</text:p>
          </table:table-cell>
          <table:table-cell table:formula="of:=(256+[.$S9])*[.$A$2]*2^([.D$2])" office:value-type="float" office:value="101.89414024353" calcext:value-type="float">
            <text:p>102</text:p>
          </table:table-cell>
          <table:table-cell table:formula="of:=(256+[.$S9])*[.$A$2]*2^([.E$2])" office:value-type="float" office:value="203.788280487061" calcext:value-type="float">
            <text:p>204</text:p>
          </table:table-cell>
          <table:table-cell table:formula="of:=(256+[.$S9])*[.$A$2]*2^([.F$2])" office:value-type="float" office:value="407.576560974121" calcext:value-type="float">
            <text:p>408</text:p>
          </table:table-cell>
          <table:table-cell table:formula="of:=(256+[.$S9])*[.$A$2]*2^([.G$2])" office:value-type="float" office:value="815.153121948242" calcext:value-type="float">
            <text:p>815</text:p>
          </table:table-cell>
          <table:table-cell table:formula="of:=(256+[.$S9])*[.$A$2]*2^([.H$2])" office:value-type="float" office:value="1630.30624389648" calcext:value-type="float">
            <text:p>1630</text:p>
          </table:table-cell>
          <table:table-cell table:formula="of:=(256+[.$S9])*[.$A$2]*2^([.I$2])" office:value-type="float" office:value="3260.61248779297" calcext:value-type="float">
            <text:p>3261</text:p>
          </table:table-cell>
          <table:table-cell table:formula="of:=(256+[.$S9])*[.$A$2]*2^([.J$2])" office:value-type="float" office:value="6521.22497558594" calcext:value-type="float">
            <text:p>6521</text:p>
          </table:table-cell>
          <table:table-cell table:formula="of:=(256+[.$S9])*[.$A$2]*2^([.K$2])" office:value-type="float" office:value="13042.4499511719" calcext:value-type="float">
            <text:p>13042</text:p>
          </table:table-cell>
          <table:table-cell table:formula="of:=(256+[.$S9])*[.$A$2]*2^([.L$2])" office:value-type="float" office:value="26084.8999023437" calcext:value-type="float">
            <text:p>26085</text:p>
          </table:table-cell>
          <table:table-cell table:formula="of:=(256+[.$S9])*[.$A$2]*2^([.M$2])" office:value-type="float" office:value="52169.7998046875" calcext:value-type="float">
            <text:p>52170</text:p>
          </table:table-cell>
          <table:table-cell table:formula="of:=(256+[.$S9])*[.$A$2]*2^([.N$2])" office:value-type="float" office:value="104339.599609375" calcext:value-type="float">
            <text:p>104340</text:p>
          </table:table-cell>
          <table:table-cell table:formula="of:=(256+[.$S9])*[.$A$2]*2^([.O$2])" office:value-type="float" office:value="208679.19921875" calcext:value-type="float">
            <text:p>208679</text:p>
          </table:table-cell>
          <table:table-cell table:formula="of:=(256+[.$S9])*[.$A$2]*2^([.P$2])" office:value-type="float" office:value="417358.3984375" calcext:value-type="float">
            <text:p>417358</text:p>
          </table:table-cell>
          <table:table-cell table:formula="of:=(256+[.$S9])*[.$A$2]*2^([.Q$2])" office:value-type="float" office:value="834716.796875" calcext:value-type="float">
            <text:p>83471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8" calcext:value-type="float">
            <text:p>8</text:p>
          </table:table-cell>
          <table:table-cell table:formula="of:=(256+[.$S10])*[.$A$2]*2^([.B$2])" office:value-type="float" office:value="25.5703926086426" calcext:value-type="float">
            <text:p>26</text:p>
          </table:table-cell>
          <table:table-cell table:formula="of:=(256+[.$S10])*[.$A$2]*2^([.C$2])" office:value-type="float" office:value="51.1407852172852" calcext:value-type="float">
            <text:p>51</text:p>
          </table:table-cell>
          <table:table-cell table:formula="of:=(256+[.$S10])*[.$A$2]*2^([.D$2])" office:value-type="float" office:value="102.28157043457" calcext:value-type="float">
            <text:p>102</text:p>
          </table:table-cell>
          <table:table-cell table:formula="of:=(256+[.$S10])*[.$A$2]*2^([.E$2])" office:value-type="float" office:value="204.563140869141" calcext:value-type="float">
            <text:p>205</text:p>
          </table:table-cell>
          <table:table-cell table:formula="of:=(256+[.$S10])*[.$A$2]*2^([.F$2])" office:value-type="float" office:value="409.126281738281" calcext:value-type="float">
            <text:p>409</text:p>
          </table:table-cell>
          <table:table-cell table:formula="of:=(256+[.$S10])*[.$A$2]*2^([.G$2])" office:value-type="float" office:value="818.252563476563" calcext:value-type="float">
            <text:p>818</text:p>
          </table:table-cell>
          <table:table-cell table:formula="of:=(256+[.$S10])*[.$A$2]*2^([.H$2])" office:value-type="float" office:value="1636.50512695313" calcext:value-type="float">
            <text:p>1637</text:p>
          </table:table-cell>
          <table:table-cell table:formula="of:=(256+[.$S10])*[.$A$2]*2^([.I$2])" office:value-type="float" office:value="3273.01025390625" calcext:value-type="float">
            <text:p>3273</text:p>
          </table:table-cell>
          <table:table-cell table:formula="of:=(256+[.$S10])*[.$A$2]*2^([.J$2])" office:value-type="float" office:value="6546.0205078125" calcext:value-type="float">
            <text:p>6546</text:p>
          </table:table-cell>
          <table:table-cell table:formula="of:=(256+[.$S10])*[.$A$2]*2^([.K$2])" office:value-type="float" office:value="13092.041015625" calcext:value-type="float">
            <text:p>13092</text:p>
          </table:table-cell>
          <table:table-cell table:formula="of:=(256+[.$S10])*[.$A$2]*2^([.L$2])" office:value-type="float" office:value="26184.08203125" calcext:value-type="float">
            <text:p>26184</text:p>
          </table:table-cell>
          <table:table-cell table:formula="of:=(256+[.$S10])*[.$A$2]*2^([.M$2])" office:value-type="float" office:value="52368.1640625" calcext:value-type="float">
            <text:p>52368</text:p>
          </table:table-cell>
          <table:table-cell table:formula="of:=(256+[.$S10])*[.$A$2]*2^([.N$2])" office:value-type="float" office:value="104736.328125" calcext:value-type="float">
            <text:p>104736</text:p>
          </table:table-cell>
          <table:table-cell table:formula="of:=(256+[.$S10])*[.$A$2]*2^([.O$2])" office:value-type="float" office:value="209472.65625" calcext:value-type="float">
            <text:p>209473</text:p>
          </table:table-cell>
          <table:table-cell table:formula="of:=(256+[.$S10])*[.$A$2]*2^([.P$2])" office:value-type="float" office:value="418945.3125" calcext:value-type="float">
            <text:p>418945</text:p>
          </table:table-cell>
          <table:table-cell table:formula="of:=(256+[.$S10])*[.$A$2]*2^([.Q$2])" office:value-type="float" office:value="837890.625" calcext:value-type="float">
            <text:p>83789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9" calcext:value-type="float">
            <text:p>9</text:p>
          </table:table-cell>
          <table:table-cell table:formula="of:=(256+[.$S11])*[.$A$2]*2^([.B$2])" office:value-type="float" office:value="25.6672501564026" calcext:value-type="float">
            <text:p>26</text:p>
          </table:table-cell>
          <table:table-cell table:formula="of:=(256+[.$S11])*[.$A$2]*2^([.C$2])" office:value-type="float" office:value="51.3345003128052" calcext:value-type="float">
            <text:p>51</text:p>
          </table:table-cell>
          <table:table-cell table:formula="of:=(256+[.$S11])*[.$A$2]*2^([.D$2])" office:value-type="float" office:value="102.66900062561" calcext:value-type="float">
            <text:p>103</text:p>
          </table:table-cell>
          <table:table-cell table:formula="of:=(256+[.$S11])*[.$A$2]*2^([.E$2])" office:value-type="float" office:value="205.338001251221" calcext:value-type="float">
            <text:p>205</text:p>
          </table:table-cell>
          <table:table-cell table:formula="of:=(256+[.$S11])*[.$A$2]*2^([.F$2])" office:value-type="float" office:value="410.676002502441" calcext:value-type="float">
            <text:p>411</text:p>
          </table:table-cell>
          <table:table-cell table:formula="of:=(256+[.$S11])*[.$A$2]*2^([.G$2])" office:value-type="float" office:value="821.352005004883" calcext:value-type="float">
            <text:p>821</text:p>
          </table:table-cell>
          <table:table-cell table:formula="of:=(256+[.$S11])*[.$A$2]*2^([.H$2])" office:value-type="float" office:value="1642.70401000977" calcext:value-type="float">
            <text:p>1643</text:p>
          </table:table-cell>
          <table:table-cell table:formula="of:=(256+[.$S11])*[.$A$2]*2^([.I$2])" office:value-type="float" office:value="3285.40802001953" calcext:value-type="float">
            <text:p>3285</text:p>
          </table:table-cell>
          <table:table-cell table:formula="of:=(256+[.$S11])*[.$A$2]*2^([.J$2])" office:value-type="float" office:value="6570.81604003906" calcext:value-type="float">
            <text:p>6571</text:p>
          </table:table-cell>
          <table:table-cell table:formula="of:=(256+[.$S11])*[.$A$2]*2^([.K$2])" office:value-type="float" office:value="13141.6320800781" calcext:value-type="float">
            <text:p>13142</text:p>
          </table:table-cell>
          <table:table-cell table:formula="of:=(256+[.$S11])*[.$A$2]*2^([.L$2])" office:value-type="float" office:value="26283.2641601562" calcext:value-type="float">
            <text:p>26283</text:p>
          </table:table-cell>
          <table:table-cell table:formula="of:=(256+[.$S11])*[.$A$2]*2^([.M$2])" office:value-type="float" office:value="52566.5283203125" calcext:value-type="float">
            <text:p>52567</text:p>
          </table:table-cell>
          <table:table-cell table:formula="of:=(256+[.$S11])*[.$A$2]*2^([.N$2])" office:value-type="float" office:value="105133.056640625" calcext:value-type="float">
            <text:p>105133</text:p>
          </table:table-cell>
          <table:table-cell table:formula="of:=(256+[.$S11])*[.$A$2]*2^([.O$2])" office:value-type="float" office:value="210266.11328125" calcext:value-type="float">
            <text:p>210266</text:p>
          </table:table-cell>
          <table:table-cell table:formula="of:=(256+[.$S11])*[.$A$2]*2^([.P$2])" office:value-type="float" office:value="420532.2265625" calcext:value-type="float">
            <text:p>420532</text:p>
          </table:table-cell>
          <table:table-cell table:formula="of:=(256+[.$S11])*[.$A$2]*2^([.Q$2])" office:value-type="float" office:value="841064.453125" calcext:value-type="float">
            <text:p>841064</text:p>
          </table:table-cell>
          <table:table-cell table:number-columns-repeated="2"/>
          <table:table-cell office:value-type="string" calcext:value-type="string">
            <text:p>PLL2</text:p>
          </table:table-cell>
          <table:table-cell office:value-type="string" calcext:value-type="string">
            <text:p>fs</text:p>
          </table:table-cell>
          <table:table-cell/>
          <table:table-cell office:value-type="string" calcext:value-type="string">
            <text:p>fs</text:p>
          </table:table-cell>
          <table:table-cell/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table:formula="of:=(256+[.$S12])*[.$A$2]*2^([.B$2])" office:value-type="float" office:value="25.7641077041626" calcext:value-type="float">
            <text:p>26</text:p>
          </table:table-cell>
          <table:table-cell table:formula="of:=(256+[.$S12])*[.$A$2]*2^([.C$2])" office:value-type="float" office:value="51.5282154083252" calcext:value-type="float">
            <text:p>52</text:p>
          </table:table-cell>
          <table:table-cell table:formula="of:=(256+[.$S12])*[.$A$2]*2^([.D$2])" office:value-type="float" office:value="103.05643081665" calcext:value-type="float">
            <text:p>103</text:p>
          </table:table-cell>
          <table:table-cell table:formula="of:=(256+[.$S12])*[.$A$2]*2^([.E$2])" office:value-type="float" office:value="206.112861633301" calcext:value-type="float">
            <text:p>206</text:p>
          </table:table-cell>
          <table:table-cell table:formula="of:=(256+[.$S12])*[.$A$2]*2^([.F$2])" office:value-type="float" office:value="412.225723266602" calcext:value-type="float">
            <text:p>412</text:p>
          </table:table-cell>
          <table:table-cell table:formula="of:=(256+[.$S12])*[.$A$2]*2^([.G$2])" office:value-type="float" office:value="824.451446533203" calcext:value-type="float">
            <text:p>824</text:p>
          </table:table-cell>
          <table:table-cell table:formula="of:=(256+[.$S12])*[.$A$2]*2^([.H$2])" office:value-type="float" office:value="1648.90289306641" calcext:value-type="float">
            <text:p>1649</text:p>
          </table:table-cell>
          <table:table-cell table:formula="of:=(256+[.$S12])*[.$A$2]*2^([.I$2])" office:value-type="float" office:value="3297.80578613281" calcext:value-type="float">
            <text:p>3298</text:p>
          </table:table-cell>
          <table:table-cell table:formula="of:=(256+[.$S12])*[.$A$2]*2^([.J$2])" office:value-type="float" office:value="6595.61157226563" calcext:value-type="float">
            <text:p>6596</text:p>
          </table:table-cell>
          <table:table-cell table:formula="of:=(256+[.$S12])*[.$A$2]*2^([.K$2])" office:value-type="float" office:value="13191.2231445313" calcext:value-type="float">
            <text:p>13191</text:p>
          </table:table-cell>
          <table:table-cell table:formula="of:=(256+[.$S12])*[.$A$2]*2^([.L$2])" office:value-type="float" office:value="26382.4462890625" calcext:value-type="float">
            <text:p>26382</text:p>
          </table:table-cell>
          <table:table-cell table:formula="of:=(256+[.$S12])*[.$A$2]*2^([.M$2])" office:value-type="float" office:value="52764.892578125" calcext:value-type="float">
            <text:p>52765</text:p>
          </table:table-cell>
          <table:table-cell table:formula="of:=(256+[.$S12])*[.$A$2]*2^([.N$2])" office:value-type="float" office:value="105529.78515625" calcext:value-type="float">
            <text:p>105530</text:p>
          </table:table-cell>
          <table:table-cell table:formula="of:=(256+[.$S12])*[.$A$2]*2^([.O$2])" office:value-type="float" office:value="211059.5703125" calcext:value-type="float">
            <text:p>211060</text:p>
          </table:table-cell>
          <table:table-cell table:formula="of:=(256+[.$S12])*[.$A$2]*2^([.P$2])" office:value-type="float" office:value="422119.140625" calcext:value-type="float">
            <text:p>422119</text:p>
          </table:table-cell>
          <table:table-cell table:formula="of:=(256+[.$S12])*[.$A$2]*2^([.Q$2])" office:value-type="float" office:value="844238.28125" calcext:value-type="float">
            <text:p>84423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AL22]/[.AL16]*[.AL14])*2/((16*2)*(([.AL18]*2)+[.AL20])*8)" office:value-type="float" office:value="44642.8571428571" calcext:value-type="float">
            <text:p>44642,8571428571</text:p>
          </table:table-cell>
          <table:table-cell table:formula="of:=(([.AM12]-44100)*100)/44100" office:value-type="float" office:value="1.23096857790736" calcext:value-type="float">
            <text:p>1,23096857790736</text:p>
          </table:table-cell>
          <table:table-cell table:formula="of:=([.AM18])/((16*2)*(([.AL18]*2)+[.AL20])*8)" office:value-type="float" office:value="40178.5714285714" calcext:value-type="float">
            <text:p>40178,5714285714</text:p>
          </table:table-cell>
          <table:table-cell table:formula="of:=(([.AO12]-44100)*100)/44100" office:value-type="float" office:value="-8.89212827988339" calcext:value-type="float">
            <text:p>-8,89212827988339</text:p>
          </table:table-cell>
        </table:table-row>
        <table:table-row table:style-name="ro1">
          <table:table-cell table:number-columns-repeated="18"/>
          <table:table-cell office:value-type="float" office:value="11" calcext:value-type="float">
            <text:p>11</text:p>
          </table:table-cell>
          <table:table-cell table:formula="of:=(256+[.$S13])*[.$A$2]*2^([.B$2])" office:value-type="float" office:value="25.8609652519226" calcext:value-type="float">
            <text:p>26</text:p>
          </table:table-cell>
          <table:table-cell table:formula="of:=(256+[.$S13])*[.$A$2]*2^([.C$2])" office:value-type="float" office:value="51.7219305038452" calcext:value-type="float">
            <text:p>52</text:p>
          </table:table-cell>
          <table:table-cell table:formula="of:=(256+[.$S13])*[.$A$2]*2^([.D$2])" office:value-type="float" office:value="103.44386100769" calcext:value-type="float">
            <text:p>103</text:p>
          </table:table-cell>
          <table:table-cell table:formula="of:=(256+[.$S13])*[.$A$2]*2^([.E$2])" office:value-type="float" office:value="206.887722015381" calcext:value-type="float">
            <text:p>207</text:p>
          </table:table-cell>
          <table:table-cell table:formula="of:=(256+[.$S13])*[.$A$2]*2^([.F$2])" office:value-type="float" office:value="413.775444030762" calcext:value-type="float">
            <text:p>414</text:p>
          </table:table-cell>
          <table:table-cell table:formula="of:=(256+[.$S13])*[.$A$2]*2^([.G$2])" office:value-type="float" office:value="827.550888061523" calcext:value-type="float">
            <text:p>828</text:p>
          </table:table-cell>
          <table:table-cell table:formula="of:=(256+[.$S13])*[.$A$2]*2^([.H$2])" office:value-type="float" office:value="1655.10177612305" calcext:value-type="float">
            <text:p>1655</text:p>
          </table:table-cell>
          <table:table-cell table:formula="of:=(256+[.$S13])*[.$A$2]*2^([.I$2])" office:value-type="float" office:value="3310.20355224609" calcext:value-type="float">
            <text:p>3310</text:p>
          </table:table-cell>
          <table:table-cell table:formula="of:=(256+[.$S13])*[.$A$2]*2^([.J$2])" office:value-type="float" office:value="6620.40710449219" calcext:value-type="float">
            <text:p>6620</text:p>
          </table:table-cell>
          <table:table-cell table:formula="of:=(256+[.$S13])*[.$A$2]*2^([.K$2])" office:value-type="float" office:value="13240.8142089844" calcext:value-type="float">
            <text:p>13241</text:p>
          </table:table-cell>
          <table:table-cell table:formula="of:=(256+[.$S13])*[.$A$2]*2^([.L$2])" office:value-type="float" office:value="26481.6284179687" calcext:value-type="float">
            <text:p>26482</text:p>
          </table:table-cell>
          <table:table-cell table:formula="of:=(256+[.$S13])*[.$A$2]*2^([.M$2])" office:value-type="float" office:value="52963.2568359375" calcext:value-type="float">
            <text:p>52963</text:p>
          </table:table-cell>
          <table:table-cell table:formula="of:=(256+[.$S13])*[.$A$2]*2^([.N$2])" office:value-type="float" office:value="105926.513671875" calcext:value-type="float">
            <text:p>105927</text:p>
          </table:table-cell>
          <table:table-cell table:formula="of:=(256+[.$S13])*[.$A$2]*2^([.O$2])" office:value-type="float" office:value="211853.02734375" calcext:value-type="float">
            <text:p>211853</text:p>
          </table:table-cell>
          <table:table-cell table:formula="of:=(256+[.$S13])*[.$A$2]*2^([.P$2])" office:value-type="float" office:value="423706.0546875" calcext:value-type="float">
            <text:p>423706</text:p>
          </table:table-cell>
          <table:table-cell table:formula="of:=(256+[.$S13])*[.$A$2]*2^([.Q$2])" office:value-type="float" office:value="847412.109375" calcext:value-type="float">
            <text:p>847412</text:p>
          </table:table-cell>
          <table:table-cell table:number-columns-repeated="2"/>
          <table:table-cell office:value-type="string" calcext:value-type="string">
            <text:p>PLL3</text:p>
          </table:table-cell>
          <table:table-cell office:value-type="string" calcext:value-type="string">
            <text:p>fcc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2" calcext:value-type="float">
            <text:p>12</text:p>
          </table:table-cell>
          <table:table-cell table:formula="of:=(256+[.$S14])*[.$A$2]*2^([.B$2])" office:value-type="float" office:value="25.9578227996826" calcext:value-type="float">
            <text:p>26</text:p>
          </table:table-cell>
          <table:table-cell table:formula="of:=(256+[.$S14])*[.$A$2]*2^([.C$2])" office:value-type="float" office:value="51.9156455993652" calcext:value-type="float">
            <text:p>52</text:p>
          </table:table-cell>
          <table:table-cell table:formula="of:=(256+[.$S14])*[.$A$2]*2^([.D$2])" office:value-type="float" office:value="103.83129119873" calcext:value-type="float">
            <text:p>104</text:p>
          </table:table-cell>
          <table:table-cell table:formula="of:=(256+[.$S14])*[.$A$2]*2^([.E$2])" office:value-type="float" office:value="207.662582397461" calcext:value-type="float">
            <text:p>208</text:p>
          </table:table-cell>
          <table:table-cell table:formula="of:=(256+[.$S14])*[.$A$2]*2^([.F$2])" office:value-type="float" office:value="415.325164794922" calcext:value-type="float">
            <text:p>415</text:p>
          </table:table-cell>
          <table:table-cell table:formula="of:=(256+[.$S14])*[.$A$2]*2^([.G$2])" office:value-type="float" office:value="830.650329589844" calcext:value-type="float">
            <text:p>831</text:p>
          </table:table-cell>
          <table:table-cell table:formula="of:=(256+[.$S14])*[.$A$2]*2^([.H$2])" office:value-type="float" office:value="1661.30065917969" calcext:value-type="float">
            <text:p>1661</text:p>
          </table:table-cell>
          <table:table-cell table:formula="of:=(256+[.$S14])*[.$A$2]*2^([.I$2])" office:value-type="float" office:value="3322.60131835937" calcext:value-type="float">
            <text:p>3323</text:p>
          </table:table-cell>
          <table:table-cell table:formula="of:=(256+[.$S14])*[.$A$2]*2^([.J$2])" office:value-type="float" office:value="6645.20263671875" calcext:value-type="float">
            <text:p>6645</text:p>
          </table:table-cell>
          <table:table-cell table:formula="of:=(256+[.$S14])*[.$A$2]*2^([.K$2])" office:value-type="float" office:value="13290.4052734375" calcext:value-type="float">
            <text:p>13290</text:p>
          </table:table-cell>
          <table:table-cell table:formula="of:=(256+[.$S14])*[.$A$2]*2^([.L$2])" office:value-type="float" office:value="26580.810546875" calcext:value-type="float">
            <text:p>26581</text:p>
          </table:table-cell>
          <table:table-cell table:formula="of:=(256+[.$S14])*[.$A$2]*2^([.M$2])" office:value-type="float" office:value="53161.62109375" calcext:value-type="float">
            <text:p>53162</text:p>
          </table:table-cell>
          <table:table-cell table:formula="of:=(256+[.$S14])*[.$A$2]*2^([.N$2])" office:value-type="float" office:value="106323.2421875" calcext:value-type="float">
            <text:p>106323</text:p>
          </table:table-cell>
          <table:table-cell table:formula="of:=(256+[.$S14])*[.$A$2]*2^([.O$2])" office:value-type="float" office:value="212646.484375" calcext:value-type="float">
            <text:p>212646</text:p>
          </table:table-cell>
          <table:table-cell table:formula="of:=(256+[.$S14])*[.$A$2]*2^([.P$2])" office:value-type="float" office:value="425292.96875" calcext:value-type="float">
            <text:p>425293</text:p>
          </table:table-cell>
          <table:table-cell table:formula="of:=(256+[.$S14])*[.$A$2]*2^([.Q$2])" office:value-type="float" office:value="850585.9375" calcext:value-type="float">
            <text:p>85058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L22]/[.AL16]*[.AL12]" office:value-type="float" office:value="40000000" calcext:value-type="float">
            <text:p>40000000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" calcext:value-type="float">
            <text:p>13</text:p>
          </table:table-cell>
          <table:table-cell table:formula="of:=(256+[.$S15])*[.$A$2]*2^([.B$2])" office:value-type="float" office:value="26.0546803474426" calcext:value-type="float">
            <text:p>26</text:p>
          </table:table-cell>
          <table:table-cell table:formula="of:=(256+[.$S15])*[.$A$2]*2^([.C$2])" office:value-type="float" office:value="52.1093606948853" calcext:value-type="float">
            <text:p>52</text:p>
          </table:table-cell>
          <table:table-cell table:formula="of:=(256+[.$S15])*[.$A$2]*2^([.D$2])" office:value-type="float" office:value="104.218721389771" calcext:value-type="float">
            <text:p>104</text:p>
          </table:table-cell>
          <table:table-cell table:formula="of:=(256+[.$S15])*[.$A$2]*2^([.E$2])" office:value-type="float" office:value="208.437442779541" calcext:value-type="float">
            <text:p>208</text:p>
          </table:table-cell>
          <table:table-cell table:formula="of:=(256+[.$S15])*[.$A$2]*2^([.F$2])" office:value-type="float" office:value="416.874885559082" calcext:value-type="float">
            <text:p>417</text:p>
          </table:table-cell>
          <table:table-cell table:formula="of:=(256+[.$S15])*[.$A$2]*2^([.G$2])" office:value-type="float" office:value="833.749771118164" calcext:value-type="float">
            <text:p>834</text:p>
          </table:table-cell>
          <table:table-cell table:formula="of:=(256+[.$S15])*[.$A$2]*2^([.H$2])" office:value-type="float" office:value="1667.49954223633" calcext:value-type="float">
            <text:p>1667</text:p>
          </table:table-cell>
          <table:table-cell table:formula="of:=(256+[.$S15])*[.$A$2]*2^([.I$2])" office:value-type="float" office:value="3334.99908447266" calcext:value-type="float">
            <text:p>3335</text:p>
          </table:table-cell>
          <table:table-cell table:formula="of:=(256+[.$S15])*[.$A$2]*2^([.J$2])" office:value-type="float" office:value="6669.99816894531" calcext:value-type="float">
            <text:p>6670</text:p>
          </table:table-cell>
          <table:table-cell table:formula="of:=(256+[.$S15])*[.$A$2]*2^([.K$2])" office:value-type="float" office:value="13339.9963378906" calcext:value-type="float">
            <text:p>13340</text:p>
          </table:table-cell>
          <table:table-cell table:formula="of:=(256+[.$S15])*[.$A$2]*2^([.L$2])" office:value-type="float" office:value="26679.9926757812" calcext:value-type="float">
            <text:p>26680</text:p>
          </table:table-cell>
          <table:table-cell table:formula="of:=(256+[.$S15])*[.$A$2]*2^([.M$2])" office:value-type="float" office:value="53359.9853515625" calcext:value-type="float">
            <text:p>53360</text:p>
          </table:table-cell>
          <table:table-cell table:formula="of:=(256+[.$S15])*[.$A$2]*2^([.N$2])" office:value-type="float" office:value="106719.970703125" calcext:value-type="float">
            <text:p>106720</text:p>
          </table:table-cell>
          <table:table-cell table:formula="of:=(256+[.$S15])*[.$A$2]*2^([.O$2])" office:value-type="float" office:value="213439.94140625" calcext:value-type="float">
            <text:p>213440</text:p>
          </table:table-cell>
          <table:table-cell table:formula="of:=(256+[.$S15])*[.$A$2]*2^([.P$2])" office:value-type="float" office:value="426879.8828125" calcext:value-type="float">
            <text:p>426880</text:p>
          </table:table-cell>
          <table:table-cell table:formula="of:=(256+[.$S15])*[.$A$2]*2^([.Q$2])" office:value-type="float" office:value="853759.765625" calcext:value-type="float">
            <text:p>853760</text:p>
          </table:table-cell>
          <table:table-cell table:number-columns-repeated="2"/>
          <table:table-cell office:value-type="string" calcext:value-type="string">
            <text:p>preddiv2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14" calcext:value-type="float">
            <text:p>14</text:p>
          </table:table-cell>
          <table:table-cell table:formula="of:=(256+[.$S16])*[.$A$2]*2^([.B$2])" office:value-type="float" office:value="26.1515378952026" calcext:value-type="float">
            <text:p>26</text:p>
          </table:table-cell>
          <table:table-cell table:formula="of:=(256+[.$S16])*[.$A$2]*2^([.C$2])" office:value-type="float" office:value="52.3030757904053" calcext:value-type="float">
            <text:p>52</text:p>
          </table:table-cell>
          <table:table-cell table:formula="of:=(256+[.$S16])*[.$A$2]*2^([.D$2])" office:value-type="float" office:value="104.606151580811" calcext:value-type="float">
            <text:p>105</text:p>
          </table:table-cell>
          <table:table-cell table:formula="of:=(256+[.$S16])*[.$A$2]*2^([.E$2])" office:value-type="float" office:value="209.212303161621" calcext:value-type="float">
            <text:p>209</text:p>
          </table:table-cell>
          <table:table-cell table:formula="of:=(256+[.$S16])*[.$A$2]*2^([.F$2])" office:value-type="float" office:value="418.424606323242" calcext:value-type="float">
            <text:p>418</text:p>
          </table:table-cell>
          <table:table-cell table:formula="of:=(256+[.$S16])*[.$A$2]*2^([.G$2])" office:value-type="float" office:value="836.849212646484" calcext:value-type="float">
            <text:p>837</text:p>
          </table:table-cell>
          <table:table-cell table:formula="of:=(256+[.$S16])*[.$A$2]*2^([.H$2])" office:value-type="float" office:value="1673.69842529297" calcext:value-type="float">
            <text:p>1674</text:p>
          </table:table-cell>
          <table:table-cell table:formula="of:=(256+[.$S16])*[.$A$2]*2^([.I$2])" office:value-type="float" office:value="3347.39685058594" calcext:value-type="float">
            <text:p>3347</text:p>
          </table:table-cell>
          <table:table-cell table:formula="of:=(256+[.$S16])*[.$A$2]*2^([.J$2])" office:value-type="float" office:value="6694.79370117188" calcext:value-type="float">
            <text:p>6695</text:p>
          </table:table-cell>
          <table:table-cell table:formula="of:=(256+[.$S16])*[.$A$2]*2^([.K$2])" office:value-type="float" office:value="13389.5874023438" calcext:value-type="float">
            <text:p>13390</text:p>
          </table:table-cell>
          <table:table-cell table:formula="of:=(256+[.$S16])*[.$A$2]*2^([.L$2])" office:value-type="float" office:value="26779.1748046875" calcext:value-type="float">
            <text:p>26779</text:p>
          </table:table-cell>
          <table:table-cell table:formula="of:=(256+[.$S16])*[.$A$2]*2^([.M$2])" office:value-type="float" office:value="53558.349609375" calcext:value-type="float">
            <text:p>53558</text:p>
          </table:table-cell>
          <table:table-cell table:formula="of:=(256+[.$S16])*[.$A$2]*2^([.N$2])" office:value-type="float" office:value="107116.69921875" calcext:value-type="float">
            <text:p>107117</text:p>
          </table:table-cell>
          <table:table-cell table:formula="of:=(256+[.$S16])*[.$A$2]*2^([.O$2])" office:value-type="float" office:value="214233.3984375" calcext:value-type="float">
            <text:p>214233</text:p>
          </table:table-cell>
          <table:table-cell table:formula="of:=(256+[.$S16])*[.$A$2]*2^([.P$2])" office:value-type="float" office:value="428466.796875" calcext:value-type="float">
            <text:p>428467</text:p>
          </table:table-cell>
          <table:table-cell table:formula="of:=(256+[.$S16])*[.$A$2]*2^([.Q$2])" office:value-type="float" office:value="856933.59375" calcext:value-type="float">
            <text:p>85693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AL22]*[.AL14]/2" office:value-type="float" office:value="260000000" calcext:value-type="float">
            <text:p>260000000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" calcext:value-type="float">
            <text:p>15</text:p>
          </table:table-cell>
          <table:table-cell table:formula="of:=(256+[.$S17])*[.$A$2]*2^([.B$2])" office:value-type="float" office:value="26.2483954429626" calcext:value-type="float">
            <text:p>26</text:p>
          </table:table-cell>
          <table:table-cell table:formula="of:=(256+[.$S17])*[.$A$2]*2^([.C$2])" office:value-type="float" office:value="52.4967908859253" calcext:value-type="float">
            <text:p>52</text:p>
          </table:table-cell>
          <table:table-cell table:formula="of:=(256+[.$S17])*[.$A$2]*2^([.D$2])" office:value-type="float" office:value="104.993581771851" calcext:value-type="float">
            <text:p>105</text:p>
          </table:table-cell>
          <table:table-cell table:formula="of:=(256+[.$S17])*[.$A$2]*2^([.E$2])" office:value-type="float" office:value="209.987163543701" calcext:value-type="float">
            <text:p>210</text:p>
          </table:table-cell>
          <table:table-cell table:formula="of:=(256+[.$S17])*[.$A$2]*2^([.F$2])" office:value-type="float" office:value="419.974327087402" calcext:value-type="float">
            <text:p>420</text:p>
          </table:table-cell>
          <table:table-cell table:formula="of:=(256+[.$S17])*[.$A$2]*2^([.G$2])" office:value-type="float" office:value="839.948654174805" calcext:value-type="float">
            <text:p>840</text:p>
          </table:table-cell>
          <table:table-cell table:formula="of:=(256+[.$S17])*[.$A$2]*2^([.H$2])" office:value-type="float" office:value="1679.89730834961" calcext:value-type="float">
            <text:p>1680</text:p>
          </table:table-cell>
          <table:table-cell table:formula="of:=(256+[.$S17])*[.$A$2]*2^([.I$2])" office:value-type="float" office:value="3359.79461669922" calcext:value-type="float">
            <text:p>3360</text:p>
          </table:table-cell>
          <table:table-cell table:formula="of:=(256+[.$S17])*[.$A$2]*2^([.J$2])" office:value-type="float" office:value="6719.58923339844" calcext:value-type="float">
            <text:p>6720</text:p>
          </table:table-cell>
          <table:table-cell table:formula="of:=(256+[.$S17])*[.$A$2]*2^([.K$2])" office:value-type="float" office:value="13439.1784667969" calcext:value-type="float">
            <text:p>13439</text:p>
          </table:table-cell>
          <table:table-cell table:formula="of:=(256+[.$S17])*[.$A$2]*2^([.L$2])" office:value-type="float" office:value="26878.3569335937" calcext:value-type="float">
            <text:p>26878</text:p>
          </table:table-cell>
          <table:table-cell table:formula="of:=(256+[.$S17])*[.$A$2]*2^([.M$2])" office:value-type="float" office:value="53756.7138671875" calcext:value-type="float">
            <text:p>53757</text:p>
          </table:table-cell>
          <table:table-cell table:formula="of:=(256+[.$S17])*[.$A$2]*2^([.N$2])" office:value-type="float" office:value="107513.427734375" calcext:value-type="float">
            <text:p>107513</text:p>
          </table:table-cell>
          <table:table-cell table:formula="of:=(256+[.$S17])*[.$A$2]*2^([.O$2])" office:value-type="float" office:value="215026.85546875" calcext:value-type="float">
            <text:p>215027</text:p>
          </table:table-cell>
          <table:table-cell table:formula="of:=(256+[.$S17])*[.$A$2]*2^([.P$2])" office:value-type="float" office:value="430053.7109375" calcext:value-type="float">
            <text:p>430054</text:p>
          </table:table-cell>
          <table:table-cell table:formula="of:=(256+[.$S17])*[.$A$2]*2^([.Q$2])" office:value-type="float" office:value="860107.421875" calcext:value-type="float">
            <text:p>860107</text:p>
          </table:table-cell>
          <table:table-cell table:number-columns-repeated="2"/>
          <table:table-cell office:value-type="string" calcext:value-type="string">
            <text:p>i2sdiv</text:p>
          </table:table-cell>
          <table:table-cell office:value-type="string" calcext:value-type="string">
            <text:p>sys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" calcext:value-type="float">
            <text:p>16</text:p>
          </table:table-cell>
          <table:table-cell table:formula="of:=(256+[.$S18])*[.$A$2]*2^([.B$2])" office:value-type="float" office:value="26.3452529907227" calcext:value-type="float">
            <text:p>26</text:p>
          </table:table-cell>
          <table:table-cell table:formula="of:=(256+[.$S18])*[.$A$2]*2^([.C$2])" office:value-type="float" office:value="52.6905059814453" calcext:value-type="float">
            <text:p>53</text:p>
          </table:table-cell>
          <table:table-cell table:formula="of:=(256+[.$S18])*[.$A$2]*2^([.D$2])" office:value-type="float" office:value="105.381011962891" calcext:value-type="float">
            <text:p>105</text:p>
          </table:table-cell>
          <table:table-cell table:formula="of:=(256+[.$S18])*[.$A$2]*2^([.E$2])" office:value-type="float" office:value="210.762023925781" calcext:value-type="float">
            <text:p>211</text:p>
          </table:table-cell>
          <table:table-cell table:formula="of:=(256+[.$S18])*[.$A$2]*2^([.F$2])" office:value-type="float" office:value="421.524047851563" calcext:value-type="float">
            <text:p>422</text:p>
          </table:table-cell>
          <table:table-cell table:formula="of:=(256+[.$S18])*[.$A$2]*2^([.G$2])" office:value-type="float" office:value="843.048095703125" calcext:value-type="float">
            <text:p>843</text:p>
          </table:table-cell>
          <table:table-cell table:formula="of:=(256+[.$S18])*[.$A$2]*2^([.H$2])" office:value-type="float" office:value="1686.09619140625" calcext:value-type="float">
            <text:p>1686</text:p>
          </table:table-cell>
          <table:table-cell table:formula="of:=(256+[.$S18])*[.$A$2]*2^([.I$2])" office:value-type="float" office:value="3372.1923828125" calcext:value-type="float">
            <text:p>3372</text:p>
          </table:table-cell>
          <table:table-cell table:formula="of:=(256+[.$S18])*[.$A$2]*2^([.J$2])" office:value-type="float" office:value="6744.384765625" calcext:value-type="float">
            <text:p>6744</text:p>
          </table:table-cell>
          <table:table-cell table:formula="of:=(256+[.$S18])*[.$A$2]*2^([.K$2])" office:value-type="float" office:value="13488.76953125" calcext:value-type="float">
            <text:p>13489</text:p>
          </table:table-cell>
          <table:table-cell table:formula="of:=(256+[.$S18])*[.$A$2]*2^([.L$2])" office:value-type="float" office:value="26977.5390625" calcext:value-type="float">
            <text:p>26978</text:p>
          </table:table-cell>
          <table:table-cell table:formula="of:=(256+[.$S18])*[.$A$2]*2^([.M$2])" office:value-type="float" office:value="53955.078125" calcext:value-type="float">
            <text:p>53955</text:p>
          </table:table-cell>
          <table:table-cell table:formula="of:=(256+[.$S18])*[.$A$2]*2^([.N$2])" office:value-type="float" office:value="107910.15625" calcext:value-type="float">
            <text:p>107910</text:p>
          </table:table-cell>
          <table:table-cell table:formula="of:=(256+[.$S18])*[.$A$2]*2^([.O$2])" office:value-type="float" office:value="215820.3125" calcext:value-type="float">
            <text:p>215820</text:p>
          </table:table-cell>
          <table:table-cell table:formula="of:=(256+[.$S18])*[.$A$2]*2^([.P$2])" office:value-type="float" office:value="431640.625" calcext:value-type="float">
            <text:p>431641</text:p>
          </table:table-cell>
          <table:table-cell table:formula="of:=(256+[.$S18])*[.$A$2]*2^([.Q$2])" office:value-type="float" office:value="863281.25" calcext:value-type="float">
            <text:p>8632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L22]/[.AL16]*[.AL12]/[.AL26]*[.AL24]" office:value-type="float" office:value="72000000" calcext:value-type="float">
            <text:p>72000000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" calcext:value-type="float">
            <text:p>17</text:p>
          </table:table-cell>
          <table:table-cell table:formula="of:=(256+[.$S19])*[.$A$2]*2^([.B$2])" office:value-type="float" office:value="26.4421105384827" calcext:value-type="float">
            <text:p>26</text:p>
          </table:table-cell>
          <table:table-cell table:formula="of:=(256+[.$S19])*[.$A$2]*2^([.C$2])" office:value-type="float" office:value="52.8842210769653" calcext:value-type="float">
            <text:p>53</text:p>
          </table:table-cell>
          <table:table-cell table:formula="of:=(256+[.$S19])*[.$A$2]*2^([.D$2])" office:value-type="float" office:value="105.768442153931" calcext:value-type="float">
            <text:p>106</text:p>
          </table:table-cell>
          <table:table-cell table:formula="of:=(256+[.$S19])*[.$A$2]*2^([.E$2])" office:value-type="float" office:value="211.536884307861" calcext:value-type="float">
            <text:p>212</text:p>
          </table:table-cell>
          <table:table-cell table:formula="of:=(256+[.$S19])*[.$A$2]*2^([.F$2])" office:value-type="float" office:value="423.073768615723" calcext:value-type="float">
            <text:p>423</text:p>
          </table:table-cell>
          <table:table-cell table:formula="of:=(256+[.$S19])*[.$A$2]*2^([.G$2])" office:value-type="float" office:value="846.147537231445" calcext:value-type="float">
            <text:p>846</text:p>
          </table:table-cell>
          <table:table-cell table:formula="of:=(256+[.$S19])*[.$A$2]*2^([.H$2])" office:value-type="float" office:value="1692.29507446289" calcext:value-type="float">
            <text:p>1692</text:p>
          </table:table-cell>
          <table:table-cell table:formula="of:=(256+[.$S19])*[.$A$2]*2^([.I$2])" office:value-type="float" office:value="3384.59014892578" calcext:value-type="float">
            <text:p>3385</text:p>
          </table:table-cell>
          <table:table-cell table:formula="of:=(256+[.$S19])*[.$A$2]*2^([.J$2])" office:value-type="float" office:value="6769.18029785156" calcext:value-type="float">
            <text:p>6769</text:p>
          </table:table-cell>
          <table:table-cell table:formula="of:=(256+[.$S19])*[.$A$2]*2^([.K$2])" office:value-type="float" office:value="13538.3605957031" calcext:value-type="float">
            <text:p>13538</text:p>
          </table:table-cell>
          <table:table-cell table:formula="of:=(256+[.$S19])*[.$A$2]*2^([.L$2])" office:value-type="float" office:value="27076.7211914062" calcext:value-type="float">
            <text:p>27077</text:p>
          </table:table-cell>
          <table:table-cell table:formula="of:=(256+[.$S19])*[.$A$2]*2^([.M$2])" office:value-type="float" office:value="54153.4423828125" calcext:value-type="float">
            <text:p>54153</text:p>
          </table:table-cell>
          <table:table-cell table:formula="of:=(256+[.$S19])*[.$A$2]*2^([.N$2])" office:value-type="float" office:value="108306.884765625" calcext:value-type="float">
            <text:p>108307</text:p>
          </table:table-cell>
          <table:table-cell table:formula="of:=(256+[.$S19])*[.$A$2]*2^([.O$2])" office:value-type="float" office:value="216613.76953125" calcext:value-type="float">
            <text:p>216614</text:p>
          </table:table-cell>
          <table:table-cell table:formula="of:=(256+[.$S19])*[.$A$2]*2^([.P$2])" office:value-type="float" office:value="433227.5390625" calcext:value-type="float">
            <text:p>433228</text:p>
          </table:table-cell>
          <table:table-cell table:formula="of:=(256+[.$S19])*[.$A$2]*2^([.Q$2])" office:value-type="float" office:value="866455.078125" calcext:value-type="float">
            <text:p>866455</text:p>
          </table:table-cell>
          <table:table-cell table:number-columns-repeated="2"/>
          <table:table-cell office:value-type="string" calcext:value-type="string">
            <text:p>odd</text:p>
          </table:table-cell>
          <table:table-cell office:value-type="string" calcext:value-type="string">
            <text:p>usb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8" calcext:value-type="float">
            <text:p>18</text:p>
          </table:table-cell>
          <table:table-cell table:formula="of:=(256+[.$S20])*[.$A$2]*2^([.B$2])" office:value-type="float" office:value="26.5389680862427" calcext:value-type="float">
            <text:p>27</text:p>
          </table:table-cell>
          <table:table-cell table:formula="of:=(256+[.$S20])*[.$A$2]*2^([.C$2])" office:value-type="float" office:value="53.0779361724854" calcext:value-type="float">
            <text:p>53</text:p>
          </table:table-cell>
          <table:table-cell table:formula="of:=(256+[.$S20])*[.$A$2]*2^([.D$2])" office:value-type="float" office:value="106.155872344971" calcext:value-type="float">
            <text:p>106</text:p>
          </table:table-cell>
          <table:table-cell table:formula="of:=(256+[.$S20])*[.$A$2]*2^([.E$2])" office:value-type="float" office:value="212.311744689941" calcext:value-type="float">
            <text:p>212</text:p>
          </table:table-cell>
          <table:table-cell table:formula="of:=(256+[.$S20])*[.$A$2]*2^([.F$2])" office:value-type="float" office:value="424.623489379883" calcext:value-type="float">
            <text:p>425</text:p>
          </table:table-cell>
          <table:table-cell table:formula="of:=(256+[.$S20])*[.$A$2]*2^([.G$2])" office:value-type="float" office:value="849.246978759766" calcext:value-type="float">
            <text:p>849</text:p>
          </table:table-cell>
          <table:table-cell table:formula="of:=(256+[.$S20])*[.$A$2]*2^([.H$2])" office:value-type="float" office:value="1698.49395751953" calcext:value-type="float">
            <text:p>1698</text:p>
          </table:table-cell>
          <table:table-cell table:formula="of:=(256+[.$S20])*[.$A$2]*2^([.I$2])" office:value-type="float" office:value="3396.98791503906" calcext:value-type="float">
            <text:p>3397</text:p>
          </table:table-cell>
          <table:table-cell table:formula="of:=(256+[.$S20])*[.$A$2]*2^([.J$2])" office:value-type="float" office:value="6793.97583007813" calcext:value-type="float">
            <text:p>6794</text:p>
          </table:table-cell>
          <table:table-cell table:formula="of:=(256+[.$S20])*[.$A$2]*2^([.K$2])" office:value-type="float" office:value="13587.9516601563" calcext:value-type="float">
            <text:p>13588</text:p>
          </table:table-cell>
          <table:table-cell table:formula="of:=(256+[.$S20])*[.$A$2]*2^([.L$2])" office:value-type="float" office:value="27175.9033203125" calcext:value-type="float">
            <text:p>27176</text:p>
          </table:table-cell>
          <table:table-cell table:formula="of:=(256+[.$S20])*[.$A$2]*2^([.M$2])" office:value-type="float" office:value="54351.806640625" calcext:value-type="float">
            <text:p>54352</text:p>
          </table:table-cell>
          <table:table-cell table:formula="of:=(256+[.$S20])*[.$A$2]*2^([.N$2])" office:value-type="float" office:value="108703.61328125" calcext:value-type="float">
            <text:p>108704</text:p>
          </table:table-cell>
          <table:table-cell table:formula="of:=(256+[.$S20])*[.$A$2]*2^([.O$2])" office:value-type="float" office:value="217407.2265625" calcext:value-type="float">
            <text:p>217407</text:p>
          </table:table-cell>
          <table:table-cell table:formula="of:=(256+[.$S20])*[.$A$2]*2^([.P$2])" office:value-type="float" office:value="434814.453125" calcext:value-type="float">
            <text:p>434814</text:p>
          </table:table-cell>
          <table:table-cell table:formula="of:=(256+[.$S20])*[.$A$2]*2^([.Q$2])" office:value-type="float" office:value="869628.90625" calcext:value-type="float">
            <text:p>8696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M18]*2/[.AM22]" office:value-type="float" office:value="48000000" calcext:value-type="float">
            <text:p>48000000</text:p>
          </table:table-cell>
          <table:table-cell table:formula="of:=(([.AM20]-48000000)*100)/48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float" office:value="19" calcext:value-type="float">
            <text:p>19</text:p>
          </table:table-cell>
          <table:table-cell table:formula="of:=(256+[.$S21])*[.$A$2]*2^([.B$2])" office:value-type="float" office:value="26.6358256340027" calcext:value-type="float">
            <text:p>27</text:p>
          </table:table-cell>
          <table:table-cell table:formula="of:=(256+[.$S21])*[.$A$2]*2^([.C$2])" office:value-type="float" office:value="53.2716512680054" calcext:value-type="float">
            <text:p>53</text:p>
          </table:table-cell>
          <table:table-cell table:formula="of:=(256+[.$S21])*[.$A$2]*2^([.D$2])" office:value-type="float" office:value="106.543302536011" calcext:value-type="float">
            <text:p>107</text:p>
          </table:table-cell>
          <table:table-cell table:formula="of:=(256+[.$S21])*[.$A$2]*2^([.E$2])" office:value-type="float" office:value="213.086605072021" calcext:value-type="float">
            <text:p>213</text:p>
          </table:table-cell>
          <table:table-cell table:formula="of:=(256+[.$S21])*[.$A$2]*2^([.F$2])" office:value-type="float" office:value="426.173210144043" calcext:value-type="float">
            <text:p>426</text:p>
          </table:table-cell>
          <table:table-cell table:formula="of:=(256+[.$S21])*[.$A$2]*2^([.G$2])" office:value-type="float" office:value="852.346420288086" calcext:value-type="float">
            <text:p>852</text:p>
          </table:table-cell>
          <table:table-cell table:formula="of:=(256+[.$S21])*[.$A$2]*2^([.H$2])" office:value-type="float" office:value="1704.69284057617" calcext:value-type="float">
            <text:p>1705</text:p>
          </table:table-cell>
          <table:table-cell table:formula="of:=(256+[.$S21])*[.$A$2]*2^([.I$2])" office:value-type="float" office:value="3409.38568115234" calcext:value-type="float">
            <text:p>3409</text:p>
          </table:table-cell>
          <table:table-cell table:formula="of:=(256+[.$S21])*[.$A$2]*2^([.J$2])" office:value-type="float" office:value="6818.77136230469" calcext:value-type="float">
            <text:p>6819</text:p>
          </table:table-cell>
          <table:table-cell table:formula="of:=(256+[.$S21])*[.$A$2]*2^([.K$2])" office:value-type="float" office:value="13637.5427246094" calcext:value-type="float">
            <text:p>13638</text:p>
          </table:table-cell>
          <table:table-cell table:formula="of:=(256+[.$S21])*[.$A$2]*2^([.L$2])" office:value-type="float" office:value="27275.0854492187" calcext:value-type="float">
            <text:p>27275</text:p>
          </table:table-cell>
          <table:table-cell table:formula="of:=(256+[.$S21])*[.$A$2]*2^([.M$2])" office:value-type="float" office:value="54550.1708984375" calcext:value-type="float">
            <text:p>54550</text:p>
          </table:table-cell>
          <table:table-cell table:formula="of:=(256+[.$S21])*[.$A$2]*2^([.N$2])" office:value-type="float" office:value="109100.341796875" calcext:value-type="float">
            <text:p>109100</text:p>
          </table:table-cell>
          <table:table-cell table:formula="of:=(256+[.$S21])*[.$A$2]*2^([.O$2])" office:value-type="float" office:value="218200.68359375" calcext:value-type="float">
            <text:p>218201</text:p>
          </table:table-cell>
          <table:table-cell table:formula="of:=(256+[.$S21])*[.$A$2]*2^([.P$2])" office:value-type="float" office:value="436401.3671875" calcext:value-type="float">
            <text:p>436401</text:p>
          </table:table-cell>
          <table:table-cell table:formula="of:=(256+[.$S21])*[.$A$2]*2^([.Q$2])" office:value-type="float" office:value="872802.734375" calcext:value-type="float">
            <text:p>872803</text:p>
          </table:table-cell>
          <table:table-cell table:number-columns-repeated="2"/>
          <table:table-cell office:value-type="string" calcext:value-type="string">
            <text:p>fosc</text:p>
          </table:table-cell>
          <table:table-cell office:value-type="string" calcext:value-type="string">
            <text:p>usbpre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table:formula="of:=(256+[.$S22])*[.$A$2]*2^([.B$2])" office:value-type="float" office:value="26.7326831817627" calcext:value-type="float">
            <text:p>27</text:p>
          </table:table-cell>
          <table:table-cell table:formula="of:=(256+[.$S22])*[.$A$2]*2^([.C$2])" office:value-type="float" office:value="53.4653663635254" calcext:value-type="float">
            <text:p>53</text:p>
          </table:table-cell>
          <table:table-cell table:formula="of:=(256+[.$S22])*[.$A$2]*2^([.D$2])" office:value-type="float" office:value="106.930732727051" calcext:value-type="float">
            <text:p>107</text:p>
          </table:table-cell>
          <table:table-cell table:formula="of:=(256+[.$S22])*[.$A$2]*2^([.E$2])" office:value-type="float" office:value="213.861465454102" calcext:value-type="float">
            <text:p>214</text:p>
          </table:table-cell>
          <table:table-cell table:formula="of:=(256+[.$S22])*[.$A$2]*2^([.F$2])" office:value-type="float" office:value="427.722930908203" calcext:value-type="float">
            <text:p>428</text:p>
          </table:table-cell>
          <table:table-cell table:formula="of:=(256+[.$S22])*[.$A$2]*2^([.G$2])" office:value-type="float" office:value="855.445861816406" calcext:value-type="float">
            <text:p>855</text:p>
          </table:table-cell>
          <table:table-cell table:formula="of:=(256+[.$S22])*[.$A$2]*2^([.H$2])" office:value-type="float" office:value="1710.89172363281" calcext:value-type="float">
            <text:p>1711</text:p>
          </table:table-cell>
          <table:table-cell table:formula="of:=(256+[.$S22])*[.$A$2]*2^([.I$2])" office:value-type="float" office:value="3421.78344726562" calcext:value-type="float">
            <text:p>3422</text:p>
          </table:table-cell>
          <table:table-cell table:formula="of:=(256+[.$S22])*[.$A$2]*2^([.J$2])" office:value-type="float" office:value="6843.56689453125" calcext:value-type="float">
            <text:p>6844</text:p>
          </table:table-cell>
          <table:table-cell table:formula="of:=(256+[.$S22])*[.$A$2]*2^([.K$2])" office:value-type="float" office:value="13687.1337890625" calcext:value-type="float">
            <text:p>13687</text:p>
          </table:table-cell>
          <table:table-cell table:formula="of:=(256+[.$S22])*[.$A$2]*2^([.L$2])" office:value-type="float" office:value="27374.267578125" calcext:value-type="float">
            <text:p>27374</text:p>
          </table:table-cell>
          <table:table-cell table:formula="of:=(256+[.$S22])*[.$A$2]*2^([.M$2])" office:value-type="float" office:value="54748.53515625" calcext:value-type="float">
            <text:p>54749</text:p>
          </table:table-cell>
          <table:table-cell table:formula="of:=(256+[.$S22])*[.$A$2]*2^([.N$2])" office:value-type="float" office:value="109497.0703125" calcext:value-type="float">
            <text:p>109497</text:p>
          </table:table-cell>
          <table:table-cell table:formula="of:=(256+[.$S22])*[.$A$2]*2^([.O$2])" office:value-type="float" office:value="218994.140625" calcext:value-type="float">
            <text:p>218994</text:p>
          </table:table-cell>
          <table:table-cell table:formula="of:=(256+[.$S22])*[.$A$2]*2^([.P$2])" office:value-type="float" office:value="437988.28125" calcext:value-type="float">
            <text:p>437988</text:p>
          </table:table-cell>
          <table:table-cell table:formula="of:=(256+[.$S22])*[.$A$2]*2^([.Q$2])" office:value-type="float" office:value="875976.5625" calcext:value-type="float">
            <text:p>875977</text:p>
          </table:table-cell>
          <table:table-cell table:number-columns-repeated="2"/>
          <table:table-cell office:value-type="float" office:value="26000000" calcext:value-type="float">
            <text:p>26000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1" calcext:value-type="float">
            <text:p>21</text:p>
          </table:table-cell>
          <table:table-cell table:formula="of:=(256+[.$S23])*[.$A$2]*2^([.B$2])" office:value-type="float" office:value="26.8295407295227" calcext:value-type="float">
            <text:p>27</text:p>
          </table:table-cell>
          <table:table-cell table:formula="of:=(256+[.$S23])*[.$A$2]*2^([.C$2])" office:value-type="float" office:value="53.6590814590454" calcext:value-type="float">
            <text:p>54</text:p>
          </table:table-cell>
          <table:table-cell table:formula="of:=(256+[.$S23])*[.$A$2]*2^([.D$2])" office:value-type="float" office:value="107.318162918091" calcext:value-type="float">
            <text:p>107</text:p>
          </table:table-cell>
          <table:table-cell table:formula="of:=(256+[.$S23])*[.$A$2]*2^([.E$2])" office:value-type="float" office:value="214.636325836182" calcext:value-type="float">
            <text:p>215</text:p>
          </table:table-cell>
          <table:table-cell table:formula="of:=(256+[.$S23])*[.$A$2]*2^([.F$2])" office:value-type="float" office:value="429.272651672363" calcext:value-type="float">
            <text:p>429</text:p>
          </table:table-cell>
          <table:table-cell table:formula="of:=(256+[.$S23])*[.$A$2]*2^([.G$2])" office:value-type="float" office:value="858.545303344727" calcext:value-type="float">
            <text:p>859</text:p>
          </table:table-cell>
          <table:table-cell table:formula="of:=(256+[.$S23])*[.$A$2]*2^([.H$2])" office:value-type="float" office:value="1717.09060668945" calcext:value-type="float">
            <text:p>1717</text:p>
          </table:table-cell>
          <table:table-cell table:formula="of:=(256+[.$S23])*[.$A$2]*2^([.I$2])" office:value-type="float" office:value="3434.18121337891" calcext:value-type="float">
            <text:p>3434</text:p>
          </table:table-cell>
          <table:table-cell table:formula="of:=(256+[.$S23])*[.$A$2]*2^([.J$2])" office:value-type="float" office:value="6868.36242675781" calcext:value-type="float">
            <text:p>6868</text:p>
          </table:table-cell>
          <table:table-cell table:formula="of:=(256+[.$S23])*[.$A$2]*2^([.K$2])" office:value-type="float" office:value="13736.7248535156" calcext:value-type="float">
            <text:p>13737</text:p>
          </table:table-cell>
          <table:table-cell table:formula="of:=(256+[.$S23])*[.$A$2]*2^([.L$2])" office:value-type="float" office:value="27473.4497070312" calcext:value-type="float">
            <text:p>27473</text:p>
          </table:table-cell>
          <table:table-cell table:formula="of:=(256+[.$S23])*[.$A$2]*2^([.M$2])" office:value-type="float" office:value="54946.8994140625" calcext:value-type="float">
            <text:p>54947</text:p>
          </table:table-cell>
          <table:table-cell table:formula="of:=(256+[.$S23])*[.$A$2]*2^([.N$2])" office:value-type="float" office:value="109893.798828125" calcext:value-type="float">
            <text:p>109894</text:p>
          </table:table-cell>
          <table:table-cell table:formula="of:=(256+[.$S23])*[.$A$2]*2^([.O$2])" office:value-type="float" office:value="219787.59765625" calcext:value-type="float">
            <text:p>219788</text:p>
          </table:table-cell>
          <table:table-cell table:formula="of:=(256+[.$S23])*[.$A$2]*2^([.P$2])" office:value-type="float" office:value="439575.1953125" calcext:value-type="float">
            <text:p>439575</text:p>
          </table:table-cell>
          <table:table-cell table:formula="of:=(256+[.$S23])*[.$A$2]*2^([.Q$2])" office:value-type="float" office:value="879150.390625" calcext:value-type="float">
            <text:p>879150</text:p>
          </table:table-cell>
          <table:table-cell table:number-columns-repeated="2"/>
          <table:table-cell office:value-type="string" calcext:value-type="string">
            <text:p>PLL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22" calcext:value-type="float">
            <text:p>22</text:p>
          </table:table-cell>
          <table:table-cell table:formula="of:=(256+[.$S24])*[.$A$2]*2^([.B$2])" office:value-type="float" office:value="26.9263982772827" calcext:value-type="float">
            <text:p>27</text:p>
          </table:table-cell>
          <table:table-cell table:formula="of:=(256+[.$S24])*[.$A$2]*2^([.C$2])" office:value-type="float" office:value="53.8527965545654" calcext:value-type="float">
            <text:p>54</text:p>
          </table:table-cell>
          <table:table-cell table:formula="of:=(256+[.$S24])*[.$A$2]*2^([.D$2])" office:value-type="float" office:value="107.705593109131" calcext:value-type="float">
            <text:p>108</text:p>
          </table:table-cell>
          <table:table-cell table:formula="of:=(256+[.$S24])*[.$A$2]*2^([.E$2])" office:value-type="float" office:value="215.411186218262" calcext:value-type="float">
            <text:p>215</text:p>
          </table:table-cell>
          <table:table-cell table:formula="of:=(256+[.$S24])*[.$A$2]*2^([.F$2])" office:value-type="float" office:value="430.822372436523" calcext:value-type="float">
            <text:p>431</text:p>
          </table:table-cell>
          <table:table-cell table:formula="of:=(256+[.$S24])*[.$A$2]*2^([.G$2])" office:value-type="float" office:value="861.644744873047" calcext:value-type="float">
            <text:p>862</text:p>
          </table:table-cell>
          <table:table-cell table:formula="of:=(256+[.$S24])*[.$A$2]*2^([.H$2])" office:value-type="float" office:value="1723.28948974609" calcext:value-type="float">
            <text:p>1723</text:p>
          </table:table-cell>
          <table:table-cell table:formula="of:=(256+[.$S24])*[.$A$2]*2^([.I$2])" office:value-type="float" office:value="3446.57897949219" calcext:value-type="float">
            <text:p>3447</text:p>
          </table:table-cell>
          <table:table-cell table:formula="of:=(256+[.$S24])*[.$A$2]*2^([.J$2])" office:value-type="float" office:value="6893.15795898438" calcext:value-type="float">
            <text:p>6893</text:p>
          </table:table-cell>
          <table:table-cell table:formula="of:=(256+[.$S24])*[.$A$2]*2^([.K$2])" office:value-type="float" office:value="13786.3159179688" calcext:value-type="float">
            <text:p>13786</text:p>
          </table:table-cell>
          <table:table-cell table:formula="of:=(256+[.$S24])*[.$A$2]*2^([.L$2])" office:value-type="float" office:value="27572.6318359375" calcext:value-type="float">
            <text:p>27573</text:p>
          </table:table-cell>
          <table:table-cell table:formula="of:=(256+[.$S24])*[.$A$2]*2^([.M$2])" office:value-type="float" office:value="55145.263671875" calcext:value-type="float">
            <text:p>55145</text:p>
          </table:table-cell>
          <table:table-cell table:formula="of:=(256+[.$S24])*[.$A$2]*2^([.N$2])" office:value-type="float" office:value="110290.52734375" calcext:value-type="float">
            <text:p>110291</text:p>
          </table:table-cell>
          <table:table-cell table:formula="of:=(256+[.$S24])*[.$A$2]*2^([.O$2])" office:value-type="float" office:value="220581.0546875" calcext:value-type="float">
            <text:p>220581</text:p>
          </table:table-cell>
          <table:table-cell table:formula="of:=(256+[.$S24])*[.$A$2]*2^([.P$2])" office:value-type="float" office:value="441162.109375" calcext:value-type="float">
            <text:p>441162</text:p>
          </table:table-cell>
          <table:table-cell table:formula="of:=(256+[.$S24])*[.$A$2]*2^([.Q$2])" office:value-type="float" office:value="882324.21875" calcext:value-type="float">
            <text:p>8823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23" calcext:value-type="float">
            <text:p>23</text:p>
          </table:table-cell>
          <table:table-cell table:formula="of:=(256+[.$S25])*[.$A$2]*2^([.B$2])" office:value-type="float" office:value="27.0232558250427" calcext:value-type="float">
            <text:p>27</text:p>
          </table:table-cell>
          <table:table-cell table:formula="of:=(256+[.$S25])*[.$A$2]*2^([.C$2])" office:value-type="float" office:value="54.0465116500855" calcext:value-type="float">
            <text:p>54</text:p>
          </table:table-cell>
          <table:table-cell table:formula="of:=(256+[.$S25])*[.$A$2]*2^([.D$2])" office:value-type="float" office:value="108.093023300171" calcext:value-type="float">
            <text:p>108</text:p>
          </table:table-cell>
          <table:table-cell table:formula="of:=(256+[.$S25])*[.$A$2]*2^([.E$2])" office:value-type="float" office:value="216.186046600342" calcext:value-type="float">
            <text:p>216</text:p>
          </table:table-cell>
          <table:table-cell table:formula="of:=(256+[.$S25])*[.$A$2]*2^([.F$2])" office:value-type="float" office:value="432.372093200684" calcext:value-type="float">
            <text:p>432</text:p>
          </table:table-cell>
          <table:table-cell table:formula="of:=(256+[.$S25])*[.$A$2]*2^([.G$2])" office:value-type="float" office:value="864.744186401367" calcext:value-type="float">
            <text:p>865</text:p>
          </table:table-cell>
          <table:table-cell table:formula="of:=(256+[.$S25])*[.$A$2]*2^([.H$2])" office:value-type="float" office:value="1729.48837280273" calcext:value-type="float">
            <text:p>1729</text:p>
          </table:table-cell>
          <table:table-cell table:formula="of:=(256+[.$S25])*[.$A$2]*2^([.I$2])" office:value-type="float" office:value="3458.97674560547" calcext:value-type="float">
            <text:p>3459</text:p>
          </table:table-cell>
          <table:table-cell table:formula="of:=(256+[.$S25])*[.$A$2]*2^([.J$2])" office:value-type="float" office:value="6917.95349121094" calcext:value-type="float">
            <text:p>6918</text:p>
          </table:table-cell>
          <table:table-cell table:formula="of:=(256+[.$S25])*[.$A$2]*2^([.K$2])" office:value-type="float" office:value="13835.9069824219" calcext:value-type="float">
            <text:p>13836</text:p>
          </table:table-cell>
          <table:table-cell table:formula="of:=(256+[.$S25])*[.$A$2]*2^([.L$2])" office:value-type="float" office:value="27671.8139648437" calcext:value-type="float">
            <text:p>27672</text:p>
          </table:table-cell>
          <table:table-cell table:formula="of:=(256+[.$S25])*[.$A$2]*2^([.M$2])" office:value-type="float" office:value="55343.6279296875" calcext:value-type="float">
            <text:p>55344</text:p>
          </table:table-cell>
          <table:table-cell table:formula="of:=(256+[.$S25])*[.$A$2]*2^([.N$2])" office:value-type="float" office:value="110687.255859375" calcext:value-type="float">
            <text:p>110687</text:p>
          </table:table-cell>
          <table:table-cell table:formula="of:=(256+[.$S25])*[.$A$2]*2^([.O$2])" office:value-type="float" office:value="221374.51171875" calcext:value-type="float">
            <text:p>221375</text:p>
          </table:table-cell>
          <table:table-cell table:formula="of:=(256+[.$S25])*[.$A$2]*2^([.P$2])" office:value-type="float" office:value="442749.0234375" calcext:value-type="float">
            <text:p>442749</text:p>
          </table:table-cell>
          <table:table-cell table:formula="of:=(256+[.$S25])*[.$A$2]*2^([.Q$2])" office:value-type="float" office:value="885498.046875" calcext:value-type="float">
            <text:p>885498</text:p>
          </table:table-cell>
          <table:table-cell table:number-columns-repeated="2"/>
          <table:table-cell office:value-type="string" calcext:value-type="string">
            <text:p>preddiv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24" calcext:value-type="float">
            <text:p>24</text:p>
          </table:table-cell>
          <table:table-cell table:formula="of:=(256+[.$S26])*[.$A$2]*2^([.B$2])" office:value-type="float" office:value="27.1201133728027" calcext:value-type="float">
            <text:p>27</text:p>
          </table:table-cell>
          <table:table-cell table:formula="of:=(256+[.$S26])*[.$A$2]*2^([.C$2])" office:value-type="float" office:value="54.2402267456055" calcext:value-type="float">
            <text:p>54</text:p>
          </table:table-cell>
          <table:table-cell table:formula="of:=(256+[.$S26])*[.$A$2]*2^([.D$2])" office:value-type="float" office:value="108.480453491211" calcext:value-type="float">
            <text:p>108</text:p>
          </table:table-cell>
          <table:table-cell table:formula="of:=(256+[.$S26])*[.$A$2]*2^([.E$2])" office:value-type="float" office:value="216.960906982422" calcext:value-type="float">
            <text:p>217</text:p>
          </table:table-cell>
          <table:table-cell table:formula="of:=(256+[.$S26])*[.$A$2]*2^([.F$2])" office:value-type="float" office:value="433.921813964844" calcext:value-type="float">
            <text:p>434</text:p>
          </table:table-cell>
          <table:table-cell table:formula="of:=(256+[.$S26])*[.$A$2]*2^([.G$2])" office:value-type="float" office:value="867.843627929688" calcext:value-type="float">
            <text:p>868</text:p>
          </table:table-cell>
          <table:table-cell table:formula="of:=(256+[.$S26])*[.$A$2]*2^([.H$2])" office:value-type="float" office:value="1735.68725585938" calcext:value-type="float">
            <text:p>1736</text:p>
          </table:table-cell>
          <table:table-cell table:formula="of:=(256+[.$S26])*[.$A$2]*2^([.I$2])" office:value-type="float" office:value="3471.37451171875" calcext:value-type="float">
            <text:p>3471</text:p>
          </table:table-cell>
          <table:table-cell table:formula="of:=(256+[.$S26])*[.$A$2]*2^([.J$2])" office:value-type="float" office:value="6942.7490234375" calcext:value-type="float">
            <text:p>6943</text:p>
          </table:table-cell>
          <table:table-cell table:formula="of:=(256+[.$S26])*[.$A$2]*2^([.K$2])" office:value-type="float" office:value="13885.498046875" calcext:value-type="float">
            <text:p>13885</text:p>
          </table:table-cell>
          <table:table-cell table:formula="of:=(256+[.$S26])*[.$A$2]*2^([.L$2])" office:value-type="float" office:value="27770.99609375" calcext:value-type="float">
            <text:p>27771</text:p>
          </table:table-cell>
          <table:table-cell table:formula="of:=(256+[.$S26])*[.$A$2]*2^([.M$2])" office:value-type="float" office:value="55541.9921875" calcext:value-type="float">
            <text:p>55542</text:p>
          </table:table-cell>
          <table:table-cell table:formula="of:=(256+[.$S26])*[.$A$2]*2^([.N$2])" office:value-type="float" office:value="111083.984375" calcext:value-type="float">
            <text:p>111084</text:p>
          </table:table-cell>
          <table:table-cell table:formula="of:=(256+[.$S26])*[.$A$2]*2^([.O$2])" office:value-type="float" office:value="222167.96875" calcext:value-type="float">
            <text:p>222168</text:p>
          </table:table-cell>
          <table:table-cell table:formula="of:=(256+[.$S26])*[.$A$2]*2^([.P$2])" office:value-type="float" office:value="444335.9375" calcext:value-type="float">
            <text:p>444336</text:p>
          </table:table-cell>
          <table:table-cell table:formula="of:=(256+[.$S26])*[.$A$2]*2^([.Q$2])" office:value-type="float" office:value="888671.875" calcext:value-type="float">
            <text:p>8886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table:formula="of:=(256+[.$S27])*[.$A$2]*2^([.B$2])" office:value-type="float" office:value="27.2169709205627" calcext:value-type="float">
            <text:p>27</text:p>
          </table:table-cell>
          <table:table-cell table:formula="of:=(256+[.$S27])*[.$A$2]*2^([.C$2])" office:value-type="float" office:value="54.4339418411255" calcext:value-type="float">
            <text:p>54</text:p>
          </table:table-cell>
          <table:table-cell table:formula="of:=(256+[.$S27])*[.$A$2]*2^([.D$2])" office:value-type="float" office:value="108.867883682251" calcext:value-type="float">
            <text:p>109</text:p>
          </table:table-cell>
          <table:table-cell table:formula="of:=(256+[.$S27])*[.$A$2]*2^([.E$2])" office:value-type="float" office:value="217.735767364502" calcext:value-type="float">
            <text:p>218</text:p>
          </table:table-cell>
          <table:table-cell table:formula="of:=(256+[.$S27])*[.$A$2]*2^([.F$2])" office:value-type="float" office:value="435.471534729004" calcext:value-type="float">
            <text:p>435</text:p>
          </table:table-cell>
          <table:table-cell table:formula="of:=(256+[.$S27])*[.$A$2]*2^([.G$2])" office:value-type="float" office:value="870.943069458008" calcext:value-type="float">
            <text:p>871</text:p>
          </table:table-cell>
          <table:table-cell table:formula="of:=(256+[.$S27])*[.$A$2]*2^([.H$2])" office:value-type="float" office:value="1741.88613891602" calcext:value-type="float">
            <text:p>1742</text:p>
          </table:table-cell>
          <table:table-cell table:formula="of:=(256+[.$S27])*[.$A$2]*2^([.I$2])" office:value-type="float" office:value="3483.77227783203" calcext:value-type="float">
            <text:p>3484</text:p>
          </table:table-cell>
          <table:table-cell table:formula="of:=(256+[.$S27])*[.$A$2]*2^([.J$2])" office:value-type="float" office:value="6967.54455566406" calcext:value-type="float">
            <text:p>6968</text:p>
          </table:table-cell>
          <table:table-cell table:formula="of:=(256+[.$S27])*[.$A$2]*2^([.K$2])" office:value-type="float" office:value="13935.0891113281" calcext:value-type="float">
            <text:p>13935</text:p>
          </table:table-cell>
          <table:table-cell table:formula="of:=(256+[.$S27])*[.$A$2]*2^([.L$2])" office:value-type="float" office:value="27870.1782226562" calcext:value-type="float">
            <text:p>27870</text:p>
          </table:table-cell>
          <table:table-cell table:formula="of:=(256+[.$S27])*[.$A$2]*2^([.M$2])" office:value-type="float" office:value="55740.3564453125" calcext:value-type="float">
            <text:p>55740</text:p>
          </table:table-cell>
          <table:table-cell table:formula="of:=(256+[.$S27])*[.$A$2]*2^([.N$2])" office:value-type="float" office:value="111480.712890625" calcext:value-type="float">
            <text:p>111481</text:p>
          </table:table-cell>
          <table:table-cell table:formula="of:=(256+[.$S27])*[.$A$2]*2^([.O$2])" office:value-type="float" office:value="222961.42578125" calcext:value-type="float">
            <text:p>222961</text:p>
          </table:table-cell>
          <table:table-cell table:formula="of:=(256+[.$S27])*[.$A$2]*2^([.P$2])" office:value-type="float" office:value="445922.8515625" calcext:value-type="float">
            <text:p>445923</text:p>
          </table:table-cell>
          <table:table-cell table:formula="of:=(256+[.$S27])*[.$A$2]*2^([.Q$2])" office:value-type="float" office:value="891845.703125" calcext:value-type="float">
            <text:p>89184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6" calcext:value-type="float">
            <text:p>26</text:p>
          </table:table-cell>
          <table:table-cell table:formula="of:=(256+[.$S28])*[.$A$2]*2^([.B$2])" office:value-type="float" office:value="27.3138284683228" calcext:value-type="float">
            <text:p>27</text:p>
          </table:table-cell>
          <table:table-cell table:formula="of:=(256+[.$S28])*[.$A$2]*2^([.C$2])" office:value-type="float" office:value="54.6276569366455" calcext:value-type="float">
            <text:p>55</text:p>
          </table:table-cell>
          <table:table-cell table:formula="of:=(256+[.$S28])*[.$A$2]*2^([.D$2])" office:value-type="float" office:value="109.255313873291" calcext:value-type="float">
            <text:p>109</text:p>
          </table:table-cell>
          <table:table-cell table:formula="of:=(256+[.$S28])*[.$A$2]*2^([.E$2])" office:value-type="float" office:value="218.510627746582" calcext:value-type="float">
            <text:p>219</text:p>
          </table:table-cell>
          <table:table-cell table:formula="of:=(256+[.$S28])*[.$A$2]*2^([.F$2])" office:value-type="float" office:value="437.021255493164" calcext:value-type="float">
            <text:p>437</text:p>
          </table:table-cell>
          <table:table-cell table:formula="of:=(256+[.$S28])*[.$A$2]*2^([.G$2])" office:value-type="float" office:value="874.042510986328" calcext:value-type="float">
            <text:p>874</text:p>
          </table:table-cell>
          <table:table-cell table:formula="of:=(256+[.$S28])*[.$A$2]*2^([.H$2])" office:value-type="float" office:value="1748.08502197266" calcext:value-type="float">
            <text:p>1748</text:p>
          </table:table-cell>
          <table:table-cell table:formula="of:=(256+[.$S28])*[.$A$2]*2^([.I$2])" office:value-type="float" office:value="3496.17004394531" calcext:value-type="float">
            <text:p>3496</text:p>
          </table:table-cell>
          <table:table-cell table:formula="of:=(256+[.$S28])*[.$A$2]*2^([.J$2])" office:value-type="float" office:value="6992.34008789063" calcext:value-type="float">
            <text:p>6992</text:p>
          </table:table-cell>
          <table:table-cell table:formula="of:=(256+[.$S28])*[.$A$2]*2^([.K$2])" office:value-type="float" office:value="13984.6801757813" calcext:value-type="float">
            <text:p>13985</text:p>
          </table:table-cell>
          <table:table-cell table:formula="of:=(256+[.$S28])*[.$A$2]*2^([.L$2])" office:value-type="float" office:value="27969.3603515625" calcext:value-type="float">
            <text:p>27969</text:p>
          </table:table-cell>
          <table:table-cell table:formula="of:=(256+[.$S28])*[.$A$2]*2^([.M$2])" office:value-type="float" office:value="55938.720703125" calcext:value-type="float">
            <text:p>55939</text:p>
          </table:table-cell>
          <table:table-cell table:formula="of:=(256+[.$S28])*[.$A$2]*2^([.N$2])" office:value-type="float" office:value="111877.44140625" calcext:value-type="float">
            <text:p>111877</text:p>
          </table:table-cell>
          <table:table-cell table:formula="of:=(256+[.$S28])*[.$A$2]*2^([.O$2])" office:value-type="float" office:value="223754.8828125" calcext:value-type="float">
            <text:p>223755</text:p>
          </table:table-cell>
          <table:table-cell table:formula="of:=(256+[.$S28])*[.$A$2]*2^([.P$2])" office:value-type="float" office:value="447509.765625" calcext:value-type="float">
            <text:p>447510</text:p>
          </table:table-cell>
          <table:table-cell table:formula="of:=(256+[.$S28])*[.$A$2]*2^([.Q$2])" office:value-type="float" office:value="895019.53125" calcext:value-type="float">
            <text:p>89502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7" calcext:value-type="float">
            <text:p>27</text:p>
          </table:table-cell>
          <table:table-cell table:formula="of:=(256+[.$S29])*[.$A$2]*2^([.B$2])" office:value-type="float" office:value="27.4106860160828" calcext:value-type="float">
            <text:p>27</text:p>
          </table:table-cell>
          <table:table-cell table:formula="of:=(256+[.$S29])*[.$A$2]*2^([.C$2])" office:value-type="float" office:value="54.8213720321655" calcext:value-type="float">
            <text:p>55</text:p>
          </table:table-cell>
          <table:table-cell table:formula="of:=(256+[.$S29])*[.$A$2]*2^([.D$2])" office:value-type="float" office:value="109.642744064331" calcext:value-type="float">
            <text:p>110</text:p>
          </table:table-cell>
          <table:table-cell table:formula="of:=(256+[.$S29])*[.$A$2]*2^([.E$2])" office:value-type="float" office:value="219.285488128662" calcext:value-type="float">
            <text:p>219</text:p>
          </table:table-cell>
          <table:table-cell table:formula="of:=(256+[.$S29])*[.$A$2]*2^([.F$2])" office:value-type="float" office:value="438.570976257324" calcext:value-type="float">
            <text:p>439</text:p>
          </table:table-cell>
          <table:table-cell table:formula="of:=(256+[.$S29])*[.$A$2]*2^([.G$2])" office:value-type="float" office:value="877.141952514648" calcext:value-type="float">
            <text:p>877</text:p>
          </table:table-cell>
          <table:table-cell table:formula="of:=(256+[.$S29])*[.$A$2]*2^([.H$2])" office:value-type="float" office:value="1754.2839050293" calcext:value-type="float">
            <text:p>1754</text:p>
          </table:table-cell>
          <table:table-cell table:formula="of:=(256+[.$S29])*[.$A$2]*2^([.I$2])" office:value-type="float" office:value="3508.56781005859" calcext:value-type="float">
            <text:p>3509</text:p>
          </table:table-cell>
          <table:table-cell table:formula="of:=(256+[.$S29])*[.$A$2]*2^([.J$2])" office:value-type="float" office:value="7017.13562011719" calcext:value-type="float">
            <text:p>7017</text:p>
          </table:table-cell>
          <table:table-cell table:formula="of:=(256+[.$S29])*[.$A$2]*2^([.K$2])" office:value-type="float" office:value="14034.2712402344" calcext:value-type="float">
            <text:p>14034</text:p>
          </table:table-cell>
          <table:table-cell table:formula="of:=(256+[.$S29])*[.$A$2]*2^([.L$2])" office:value-type="float" office:value="28068.5424804687" calcext:value-type="float">
            <text:p>28069</text:p>
          </table:table-cell>
          <table:table-cell table:formula="of:=(256+[.$S29])*[.$A$2]*2^([.M$2])" office:value-type="float" office:value="56137.0849609375" calcext:value-type="float">
            <text:p>56137</text:p>
          </table:table-cell>
          <table:table-cell table:formula="of:=(256+[.$S29])*[.$A$2]*2^([.N$2])" office:value-type="float" office:value="112274.169921875" calcext:value-type="float">
            <text:p>112274</text:p>
          </table:table-cell>
          <table:table-cell table:formula="of:=(256+[.$S29])*[.$A$2]*2^([.O$2])" office:value-type="float" office:value="224548.33984375" calcext:value-type="float">
            <text:p>224548</text:p>
          </table:table-cell>
          <table:table-cell table:formula="of:=(256+[.$S29])*[.$A$2]*2^([.P$2])" office:value-type="float" office:value="449096.6796875" calcext:value-type="float">
            <text:p>449097</text:p>
          </table:table-cell>
          <table:table-cell table:formula="of:=(256+[.$S29])*[.$A$2]*2^([.Q$2])" office:value-type="float" office:value="898193.359375" calcext:value-type="float">
            <text:p>89819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8" calcext:value-type="float">
            <text:p>28</text:p>
          </table:table-cell>
          <table:table-cell table:formula="of:=(256+[.$S30])*[.$A$2]*2^([.B$2])" office:value-type="float" office:value="27.5075435638428" calcext:value-type="float">
            <text:p>28</text:p>
          </table:table-cell>
          <table:table-cell table:formula="of:=(256+[.$S30])*[.$A$2]*2^([.C$2])" office:value-type="float" office:value="55.0150871276856" calcext:value-type="float">
            <text:p>55</text:p>
          </table:table-cell>
          <table:table-cell table:formula="of:=(256+[.$S30])*[.$A$2]*2^([.D$2])" office:value-type="float" office:value="110.030174255371" calcext:value-type="float">
            <text:p>110</text:p>
          </table:table-cell>
          <table:table-cell table:formula="of:=(256+[.$S30])*[.$A$2]*2^([.E$2])" office:value-type="float" office:value="220.060348510742" calcext:value-type="float">
            <text:p>220</text:p>
          </table:table-cell>
          <table:table-cell table:formula="of:=(256+[.$S30])*[.$A$2]*2^([.F$2])" office:value-type="float" office:value="440.120697021484" calcext:value-type="float">
            <text:p>440</text:p>
          </table:table-cell>
          <table:table-cell table:formula="of:=(256+[.$S30])*[.$A$2]*2^([.G$2])" office:value-type="float" office:value="880.241394042969" calcext:value-type="float">
            <text:p>880</text:p>
          </table:table-cell>
          <table:table-cell table:formula="of:=(256+[.$S30])*[.$A$2]*2^([.H$2])" office:value-type="float" office:value="1760.48278808594" calcext:value-type="float">
            <text:p>1760</text:p>
          </table:table-cell>
          <table:table-cell table:formula="of:=(256+[.$S30])*[.$A$2]*2^([.I$2])" office:value-type="float" office:value="3520.96557617187" calcext:value-type="float">
            <text:p>3521</text:p>
          </table:table-cell>
          <table:table-cell table:formula="of:=(256+[.$S30])*[.$A$2]*2^([.J$2])" office:value-type="float" office:value="7041.93115234375" calcext:value-type="float">
            <text:p>7042</text:p>
          </table:table-cell>
          <table:table-cell table:formula="of:=(256+[.$S30])*[.$A$2]*2^([.K$2])" office:value-type="float" office:value="14083.8623046875" calcext:value-type="float">
            <text:p>14084</text:p>
          </table:table-cell>
          <table:table-cell table:formula="of:=(256+[.$S30])*[.$A$2]*2^([.L$2])" office:value-type="float" office:value="28167.724609375" calcext:value-type="float">
            <text:p>28168</text:p>
          </table:table-cell>
          <table:table-cell table:formula="of:=(256+[.$S30])*[.$A$2]*2^([.M$2])" office:value-type="float" office:value="56335.44921875" calcext:value-type="float">
            <text:p>56335</text:p>
          </table:table-cell>
          <table:table-cell table:formula="of:=(256+[.$S30])*[.$A$2]*2^([.N$2])" office:value-type="float" office:value="112670.8984375" calcext:value-type="float">
            <text:p>112671</text:p>
          </table:table-cell>
          <table:table-cell table:formula="of:=(256+[.$S30])*[.$A$2]*2^([.O$2])" office:value-type="float" office:value="225341.796875" calcext:value-type="float">
            <text:p>225342</text:p>
          </table:table-cell>
          <table:table-cell table:formula="of:=(256+[.$S30])*[.$A$2]*2^([.P$2])" office:value-type="float" office:value="450683.59375" calcext:value-type="float">
            <text:p>450684</text:p>
          </table:table-cell>
          <table:table-cell table:formula="of:=(256+[.$S30])*[.$A$2]*2^([.Q$2])" office:value-type="float" office:value="901367.1875" calcext:value-type="float">
            <text:p>90136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9" calcext:value-type="float">
            <text:p>29</text:p>
          </table:table-cell>
          <table:table-cell table:formula="of:=(256+[.$S31])*[.$A$2]*2^([.B$2])" office:value-type="float" office:value="27.6044011116028" calcext:value-type="float">
            <text:p>28</text:p>
          </table:table-cell>
          <table:table-cell table:formula="of:=(256+[.$S31])*[.$A$2]*2^([.C$2])" office:value-type="float" office:value="55.2088022232056" calcext:value-type="float">
            <text:p>55</text:p>
          </table:table-cell>
          <table:table-cell table:formula="of:=(256+[.$S31])*[.$A$2]*2^([.D$2])" office:value-type="float" office:value="110.417604446411" calcext:value-type="float">
            <text:p>110</text:p>
          </table:table-cell>
          <table:table-cell table:formula="of:=(256+[.$S31])*[.$A$2]*2^([.E$2])" office:value-type="float" office:value="220.835208892822" calcext:value-type="float">
            <text:p>221</text:p>
          </table:table-cell>
          <table:table-cell table:formula="of:=(256+[.$S31])*[.$A$2]*2^([.F$2])" office:value-type="float" office:value="441.670417785645" calcext:value-type="float">
            <text:p>442</text:p>
          </table:table-cell>
          <table:table-cell table:formula="of:=(256+[.$S31])*[.$A$2]*2^([.G$2])" office:value-type="float" office:value="883.340835571289" calcext:value-type="float">
            <text:p>883</text:p>
          </table:table-cell>
          <table:table-cell table:formula="of:=(256+[.$S31])*[.$A$2]*2^([.H$2])" office:value-type="float" office:value="1766.68167114258" calcext:value-type="float">
            <text:p>1767</text:p>
          </table:table-cell>
          <table:table-cell table:formula="of:=(256+[.$S31])*[.$A$2]*2^([.I$2])" office:value-type="float" office:value="3533.36334228516" calcext:value-type="float">
            <text:p>3533</text:p>
          </table:table-cell>
          <table:table-cell table:formula="of:=(256+[.$S31])*[.$A$2]*2^([.J$2])" office:value-type="float" office:value="7066.72668457031" calcext:value-type="float">
            <text:p>7067</text:p>
          </table:table-cell>
          <table:table-cell table:formula="of:=(256+[.$S31])*[.$A$2]*2^([.K$2])" office:value-type="float" office:value="14133.4533691406" calcext:value-type="float">
            <text:p>14133</text:p>
          </table:table-cell>
          <table:table-cell table:formula="of:=(256+[.$S31])*[.$A$2]*2^([.L$2])" office:value-type="float" office:value="28266.9067382812" calcext:value-type="float">
            <text:p>28267</text:p>
          </table:table-cell>
          <table:table-cell table:formula="of:=(256+[.$S31])*[.$A$2]*2^([.M$2])" office:value-type="float" office:value="56533.8134765625" calcext:value-type="float">
            <text:p>56534</text:p>
          </table:table-cell>
          <table:table-cell table:formula="of:=(256+[.$S31])*[.$A$2]*2^([.N$2])" office:value-type="float" office:value="113067.626953125" calcext:value-type="float">
            <text:p>113068</text:p>
          </table:table-cell>
          <table:table-cell table:formula="of:=(256+[.$S31])*[.$A$2]*2^([.O$2])" office:value-type="float" office:value="226135.25390625" calcext:value-type="float">
            <text:p>226135</text:p>
          </table:table-cell>
          <table:table-cell table:formula="of:=(256+[.$S31])*[.$A$2]*2^([.P$2])" office:value-type="float" office:value="452270.5078125" calcext:value-type="float">
            <text:p>452271</text:p>
          </table:table-cell>
          <table:table-cell table:formula="of:=(256+[.$S31])*[.$A$2]*2^([.Q$2])" office:value-type="float" office:value="904541.015625" calcext:value-type="float">
            <text:p>90454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table:formula="of:=(256+[.$S32])*[.$A$2]*2^([.B$2])" office:value-type="float" office:value="27.7012586593628" calcext:value-type="float">
            <text:p>28</text:p>
          </table:table-cell>
          <table:table-cell table:formula="of:=(256+[.$S32])*[.$A$2]*2^([.C$2])" office:value-type="float" office:value="55.4025173187256" calcext:value-type="float">
            <text:p>55</text:p>
          </table:table-cell>
          <table:table-cell table:formula="of:=(256+[.$S32])*[.$A$2]*2^([.D$2])" office:value-type="float" office:value="110.805034637451" calcext:value-type="float">
            <text:p>111</text:p>
          </table:table-cell>
          <table:table-cell table:formula="of:=(256+[.$S32])*[.$A$2]*2^([.E$2])" office:value-type="float" office:value="221.610069274902" calcext:value-type="float">
            <text:p>222</text:p>
          </table:table-cell>
          <table:table-cell table:formula="of:=(256+[.$S32])*[.$A$2]*2^([.F$2])" office:value-type="float" office:value="443.220138549805" calcext:value-type="float">
            <text:p>443</text:p>
          </table:table-cell>
          <table:table-cell table:formula="of:=(256+[.$S32])*[.$A$2]*2^([.G$2])" office:value-type="float" office:value="886.440277099609" calcext:value-type="float">
            <text:p>886</text:p>
          </table:table-cell>
          <table:table-cell table:formula="of:=(256+[.$S32])*[.$A$2]*2^([.H$2])" office:value-type="float" office:value="1772.88055419922" calcext:value-type="float">
            <text:p>1773</text:p>
          </table:table-cell>
          <table:table-cell table:formula="of:=(256+[.$S32])*[.$A$2]*2^([.I$2])" office:value-type="float" office:value="3545.76110839844" calcext:value-type="float">
            <text:p>3546</text:p>
          </table:table-cell>
          <table:table-cell table:formula="of:=(256+[.$S32])*[.$A$2]*2^([.J$2])" office:value-type="float" office:value="7091.52221679688" calcext:value-type="float">
            <text:p>7092</text:p>
          </table:table-cell>
          <table:table-cell table:formula="of:=(256+[.$S32])*[.$A$2]*2^([.K$2])" office:value-type="float" office:value="14183.0444335938" calcext:value-type="float">
            <text:p>14183</text:p>
          </table:table-cell>
          <table:table-cell table:formula="of:=(256+[.$S32])*[.$A$2]*2^([.L$2])" office:value-type="float" office:value="28366.0888671875" calcext:value-type="float">
            <text:p>28366</text:p>
          </table:table-cell>
          <table:table-cell table:formula="of:=(256+[.$S32])*[.$A$2]*2^([.M$2])" office:value-type="float" office:value="56732.177734375" calcext:value-type="float">
            <text:p>56732</text:p>
          </table:table-cell>
          <table:table-cell table:formula="of:=(256+[.$S32])*[.$A$2]*2^([.N$2])" office:value-type="float" office:value="113464.35546875" calcext:value-type="float">
            <text:p>113464</text:p>
          </table:table-cell>
          <table:table-cell table:formula="of:=(256+[.$S32])*[.$A$2]*2^([.O$2])" office:value-type="float" office:value="226928.7109375" calcext:value-type="float">
            <text:p>226929</text:p>
          </table:table-cell>
          <table:table-cell table:formula="of:=(256+[.$S32])*[.$A$2]*2^([.P$2])" office:value-type="float" office:value="453857.421875" calcext:value-type="float">
            <text:p>453857</text:p>
          </table:table-cell>
          <table:table-cell table:formula="of:=(256+[.$S32])*[.$A$2]*2^([.Q$2])" office:value-type="float" office:value="907714.84375" calcext:value-type="float">
            <text:p>90771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31" calcext:value-type="float">
            <text:p>31</text:p>
          </table:table-cell>
          <table:table-cell table:formula="of:=(256+[.$S33])*[.$A$2]*2^([.B$2])" office:value-type="float" office:value="27.7981162071228" calcext:value-type="float">
            <text:p>28</text:p>
          </table:table-cell>
          <table:table-cell table:formula="of:=(256+[.$S33])*[.$A$2]*2^([.C$2])" office:value-type="float" office:value="55.5962324142456" calcext:value-type="float">
            <text:p>56</text:p>
          </table:table-cell>
          <table:table-cell table:formula="of:=(256+[.$S33])*[.$A$2]*2^([.D$2])" office:value-type="float" office:value="111.192464828491" calcext:value-type="float">
            <text:p>111</text:p>
          </table:table-cell>
          <table:table-cell table:formula="of:=(256+[.$S33])*[.$A$2]*2^([.E$2])" office:value-type="float" office:value="222.384929656982" calcext:value-type="float">
            <text:p>222</text:p>
          </table:table-cell>
          <table:table-cell table:formula="of:=(256+[.$S33])*[.$A$2]*2^([.F$2])" office:value-type="float" office:value="444.769859313965" calcext:value-type="float">
            <text:p>445</text:p>
          </table:table-cell>
          <table:table-cell table:formula="of:=(256+[.$S33])*[.$A$2]*2^([.G$2])" office:value-type="float" office:value="889.53971862793" calcext:value-type="float">
            <text:p>890</text:p>
          </table:table-cell>
          <table:table-cell table:formula="of:=(256+[.$S33])*[.$A$2]*2^([.H$2])" office:value-type="float" office:value="1779.07943725586" calcext:value-type="float">
            <text:p>1779</text:p>
          </table:table-cell>
          <table:table-cell table:formula="of:=(256+[.$S33])*[.$A$2]*2^([.I$2])" office:value-type="float" office:value="3558.15887451172" calcext:value-type="float">
            <text:p>3558</text:p>
          </table:table-cell>
          <table:table-cell table:formula="of:=(256+[.$S33])*[.$A$2]*2^([.J$2])" office:value-type="float" office:value="7116.31774902344" calcext:value-type="float">
            <text:p>7116</text:p>
          </table:table-cell>
          <table:table-cell table:formula="of:=(256+[.$S33])*[.$A$2]*2^([.K$2])" office:value-type="float" office:value="14232.6354980469" calcext:value-type="float">
            <text:p>14233</text:p>
          </table:table-cell>
          <table:table-cell table:formula="of:=(256+[.$S33])*[.$A$2]*2^([.L$2])" office:value-type="float" office:value="28465.2709960937" calcext:value-type="float">
            <text:p>28465</text:p>
          </table:table-cell>
          <table:table-cell table:formula="of:=(256+[.$S33])*[.$A$2]*2^([.M$2])" office:value-type="float" office:value="56930.5419921875" calcext:value-type="float">
            <text:p>56931</text:p>
          </table:table-cell>
          <table:table-cell table:formula="of:=(256+[.$S33])*[.$A$2]*2^([.N$2])" office:value-type="float" office:value="113861.083984375" calcext:value-type="float">
            <text:p>113861</text:p>
          </table:table-cell>
          <table:table-cell table:formula="of:=(256+[.$S33])*[.$A$2]*2^([.O$2])" office:value-type="float" office:value="227722.16796875" calcext:value-type="float">
            <text:p>227722</text:p>
          </table:table-cell>
          <table:table-cell table:formula="of:=(256+[.$S33])*[.$A$2]*2^([.P$2])" office:value-type="float" office:value="455444.3359375" calcext:value-type="float">
            <text:p>455444</text:p>
          </table:table-cell>
          <table:table-cell table:formula="of:=(256+[.$S33])*[.$A$2]*2^([.Q$2])" office:value-type="float" office:value="910888.671875" calcext:value-type="float">
            <text:p>91088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32" calcext:value-type="float">
            <text:p>32</text:p>
          </table:table-cell>
          <table:table-cell table:formula="of:=(256+[.$S34])*[.$A$2]*2^([.B$2])" office:value-type="float" office:value="27.8949737548828" calcext:value-type="float">
            <text:p>28</text:p>
          </table:table-cell>
          <table:table-cell table:formula="of:=(256+[.$S34])*[.$A$2]*2^([.C$2])" office:value-type="float" office:value="55.7899475097656" calcext:value-type="float">
            <text:p>56</text:p>
          </table:table-cell>
          <table:table-cell table:formula="of:=(256+[.$S34])*[.$A$2]*2^([.D$2])" office:value-type="float" office:value="111.579895019531" calcext:value-type="float">
            <text:p>112</text:p>
          </table:table-cell>
          <table:table-cell table:formula="of:=(256+[.$S34])*[.$A$2]*2^([.E$2])" office:value-type="float" office:value="223.159790039062" calcext:value-type="float">
            <text:p>223</text:p>
          </table:table-cell>
          <table:table-cell table:formula="of:=(256+[.$S34])*[.$A$2]*2^([.F$2])" office:value-type="float" office:value="446.319580078125" calcext:value-type="float">
            <text:p>446</text:p>
          </table:table-cell>
          <table:table-cell table:formula="of:=(256+[.$S34])*[.$A$2]*2^([.G$2])" office:value-type="float" office:value="892.63916015625" calcext:value-type="float">
            <text:p>893</text:p>
          </table:table-cell>
          <table:table-cell table:formula="of:=(256+[.$S34])*[.$A$2]*2^([.H$2])" office:value-type="float" office:value="1785.2783203125" calcext:value-type="float">
            <text:p>1785</text:p>
          </table:table-cell>
          <table:table-cell table:formula="of:=(256+[.$S34])*[.$A$2]*2^([.I$2])" office:value-type="float" office:value="3570.556640625" calcext:value-type="float">
            <text:p>3571</text:p>
          </table:table-cell>
          <table:table-cell table:formula="of:=(256+[.$S34])*[.$A$2]*2^([.J$2])" office:value-type="float" office:value="7141.11328125" calcext:value-type="float">
            <text:p>7141</text:p>
          </table:table-cell>
          <table:table-cell table:formula="of:=(256+[.$S34])*[.$A$2]*2^([.K$2])" office:value-type="float" office:value="14282.2265625" calcext:value-type="float">
            <text:p>14282</text:p>
          </table:table-cell>
          <table:table-cell table:formula="of:=(256+[.$S34])*[.$A$2]*2^([.L$2])" office:value-type="float" office:value="28564.453125" calcext:value-type="float">
            <text:p>28564</text:p>
          </table:table-cell>
          <table:table-cell table:formula="of:=(256+[.$S34])*[.$A$2]*2^([.M$2])" office:value-type="float" office:value="57128.90625" calcext:value-type="float">
            <text:p>57129</text:p>
          </table:table-cell>
          <table:table-cell table:formula="of:=(256+[.$S34])*[.$A$2]*2^([.N$2])" office:value-type="float" office:value="114257.8125" calcext:value-type="float">
            <text:p>114258</text:p>
          </table:table-cell>
          <table:table-cell table:formula="of:=(256+[.$S34])*[.$A$2]*2^([.O$2])" office:value-type="float" office:value="228515.625" calcext:value-type="float">
            <text:p>228516</text:p>
          </table:table-cell>
          <table:table-cell table:formula="of:=(256+[.$S34])*[.$A$2]*2^([.P$2])" office:value-type="float" office:value="457031.25" calcext:value-type="float">
            <text:p>457031</text:p>
          </table:table-cell>
          <table:table-cell table:formula="of:=(256+[.$S34])*[.$A$2]*2^([.Q$2])" office:value-type="float" office:value="914062.5" calcext:value-type="float">
            <text:p>91406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33" calcext:value-type="float">
            <text:p>33</text:p>
          </table:table-cell>
          <table:table-cell table:formula="of:=(256+[.$S35])*[.$A$2]*2^([.B$2])" office:value-type="float" office:value="27.9918313026428" calcext:value-type="float">
            <text:p>28</text:p>
          </table:table-cell>
          <table:table-cell table:formula="of:=(256+[.$S35])*[.$A$2]*2^([.C$2])" office:value-type="float" office:value="55.9836626052856" calcext:value-type="float">
            <text:p>56</text:p>
          </table:table-cell>
          <table:table-cell table:formula="of:=(256+[.$S35])*[.$A$2]*2^([.D$2])" office:value-type="float" office:value="111.967325210571" calcext:value-type="float">
            <text:p>112</text:p>
          </table:table-cell>
          <table:table-cell table:formula="of:=(256+[.$S35])*[.$A$2]*2^([.E$2])" office:value-type="float" office:value="223.934650421143" calcext:value-type="float">
            <text:p>224</text:p>
          </table:table-cell>
          <table:table-cell table:formula="of:=(256+[.$S35])*[.$A$2]*2^([.F$2])" office:value-type="float" office:value="447.869300842285" calcext:value-type="float">
            <text:p>448</text:p>
          </table:table-cell>
          <table:table-cell table:formula="of:=(256+[.$S35])*[.$A$2]*2^([.G$2])" office:value-type="float" office:value="895.73860168457" calcext:value-type="float">
            <text:p>896</text:p>
          </table:table-cell>
          <table:table-cell table:formula="of:=(256+[.$S35])*[.$A$2]*2^([.H$2])" office:value-type="float" office:value="1791.47720336914" calcext:value-type="float">
            <text:p>1791</text:p>
          </table:table-cell>
          <table:table-cell table:formula="of:=(256+[.$S35])*[.$A$2]*2^([.I$2])" office:value-type="float" office:value="3582.95440673828" calcext:value-type="float">
            <text:p>3583</text:p>
          </table:table-cell>
          <table:table-cell table:formula="of:=(256+[.$S35])*[.$A$2]*2^([.J$2])" office:value-type="float" office:value="7165.90881347656" calcext:value-type="float">
            <text:p>7166</text:p>
          </table:table-cell>
          <table:table-cell table:formula="of:=(256+[.$S35])*[.$A$2]*2^([.K$2])" office:value-type="float" office:value="14331.8176269531" calcext:value-type="float">
            <text:p>14332</text:p>
          </table:table-cell>
          <table:table-cell table:formula="of:=(256+[.$S35])*[.$A$2]*2^([.L$2])" office:value-type="float" office:value="28663.6352539062" calcext:value-type="float">
            <text:p>28664</text:p>
          </table:table-cell>
          <table:table-cell table:formula="of:=(256+[.$S35])*[.$A$2]*2^([.M$2])" office:value-type="float" office:value="57327.2705078125" calcext:value-type="float">
            <text:p>57327</text:p>
          </table:table-cell>
          <table:table-cell table:formula="of:=(256+[.$S35])*[.$A$2]*2^([.N$2])" office:value-type="float" office:value="114654.541015625" calcext:value-type="float">
            <text:p>114655</text:p>
          </table:table-cell>
          <table:table-cell table:formula="of:=(256+[.$S35])*[.$A$2]*2^([.O$2])" office:value-type="float" office:value="229309.08203125" calcext:value-type="float">
            <text:p>229309</text:p>
          </table:table-cell>
          <table:table-cell table:formula="of:=(256+[.$S35])*[.$A$2]*2^([.P$2])" office:value-type="float" office:value="458618.1640625" calcext:value-type="float">
            <text:p>458618</text:p>
          </table:table-cell>
          <table:table-cell table:formula="of:=(256+[.$S35])*[.$A$2]*2^([.Q$2])" office:value-type="float" office:value="917236.328125" calcext:value-type="float">
            <text:p>91723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34" calcext:value-type="float">
            <text:p>34</text:p>
          </table:table-cell>
          <table:table-cell table:formula="of:=(256+[.$S36])*[.$A$2]*2^([.B$2])" office:value-type="float" office:value="28.0886888504028" calcext:value-type="float">
            <text:p>28</text:p>
          </table:table-cell>
          <table:table-cell table:formula="of:=(256+[.$S36])*[.$A$2]*2^([.C$2])" office:value-type="float" office:value="56.1773777008057" calcext:value-type="float">
            <text:p>56</text:p>
          </table:table-cell>
          <table:table-cell table:formula="of:=(256+[.$S36])*[.$A$2]*2^([.D$2])" office:value-type="float" office:value="112.354755401611" calcext:value-type="float">
            <text:p>112</text:p>
          </table:table-cell>
          <table:table-cell table:formula="of:=(256+[.$S36])*[.$A$2]*2^([.E$2])" office:value-type="float" office:value="224.709510803223" calcext:value-type="float">
            <text:p>225</text:p>
          </table:table-cell>
          <table:table-cell table:formula="of:=(256+[.$S36])*[.$A$2]*2^([.F$2])" office:value-type="float" office:value="449.419021606445" calcext:value-type="float">
            <text:p>449</text:p>
          </table:table-cell>
          <table:table-cell table:formula="of:=(256+[.$S36])*[.$A$2]*2^([.G$2])" office:value-type="float" office:value="898.838043212891" calcext:value-type="float">
            <text:p>899</text:p>
          </table:table-cell>
          <table:table-cell table:formula="of:=(256+[.$S36])*[.$A$2]*2^([.H$2])" office:value-type="float" office:value="1797.67608642578" calcext:value-type="float">
            <text:p>1798</text:p>
          </table:table-cell>
          <table:table-cell table:formula="of:=(256+[.$S36])*[.$A$2]*2^([.I$2])" office:value-type="float" office:value="3595.35217285156" calcext:value-type="float">
            <text:p>3595</text:p>
          </table:table-cell>
          <table:table-cell table:formula="of:=(256+[.$S36])*[.$A$2]*2^([.J$2])" office:value-type="float" office:value="7190.70434570313" calcext:value-type="float">
            <text:p>7191</text:p>
          </table:table-cell>
          <table:table-cell table:formula="of:=(256+[.$S36])*[.$A$2]*2^([.K$2])" office:value-type="float" office:value="14381.4086914063" calcext:value-type="float">
            <text:p>14381</text:p>
          </table:table-cell>
          <table:table-cell table:formula="of:=(256+[.$S36])*[.$A$2]*2^([.L$2])" office:value-type="float" office:value="28762.8173828125" calcext:value-type="float">
            <text:p>28763</text:p>
          </table:table-cell>
          <table:table-cell table:formula="of:=(256+[.$S36])*[.$A$2]*2^([.M$2])" office:value-type="float" office:value="57525.634765625" calcext:value-type="float">
            <text:p>57526</text:p>
          </table:table-cell>
          <table:table-cell table:formula="of:=(256+[.$S36])*[.$A$2]*2^([.N$2])" office:value-type="float" office:value="115051.26953125" calcext:value-type="float">
            <text:p>115051</text:p>
          </table:table-cell>
          <table:table-cell table:formula="of:=(256+[.$S36])*[.$A$2]*2^([.O$2])" office:value-type="float" office:value="230102.5390625" calcext:value-type="float">
            <text:p>230103</text:p>
          </table:table-cell>
          <table:table-cell table:formula="of:=(256+[.$S36])*[.$A$2]*2^([.P$2])" office:value-type="float" office:value="460205.078125" calcext:value-type="float">
            <text:p>460205</text:p>
          </table:table-cell>
          <table:table-cell table:formula="of:=(256+[.$S36])*[.$A$2]*2^([.Q$2])" office:value-type="float" office:value="920410.15625" calcext:value-type="float">
            <text:p>92041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35" calcext:value-type="float">
            <text:p>35</text:p>
          </table:table-cell>
          <table:table-cell table:formula="of:=(256+[.$S37])*[.$A$2]*2^([.B$2])" office:value-type="float" office:value="28.1855463981628" calcext:value-type="float">
            <text:p>28</text:p>
          </table:table-cell>
          <table:table-cell table:formula="of:=(256+[.$S37])*[.$A$2]*2^([.C$2])" office:value-type="float" office:value="56.3710927963257" calcext:value-type="float">
            <text:p>56</text:p>
          </table:table-cell>
          <table:table-cell table:formula="of:=(256+[.$S37])*[.$A$2]*2^([.D$2])" office:value-type="float" office:value="112.742185592651" calcext:value-type="float">
            <text:p>113</text:p>
          </table:table-cell>
          <table:table-cell table:formula="of:=(256+[.$S37])*[.$A$2]*2^([.E$2])" office:value-type="float" office:value="225.484371185303" calcext:value-type="float">
            <text:p>225</text:p>
          </table:table-cell>
          <table:table-cell table:formula="of:=(256+[.$S37])*[.$A$2]*2^([.F$2])" office:value-type="float" office:value="450.968742370606" calcext:value-type="float">
            <text:p>451</text:p>
          </table:table-cell>
          <table:table-cell table:formula="of:=(256+[.$S37])*[.$A$2]*2^([.G$2])" office:value-type="float" office:value="901.937484741211" calcext:value-type="float">
            <text:p>902</text:p>
          </table:table-cell>
          <table:table-cell table:formula="of:=(256+[.$S37])*[.$A$2]*2^([.H$2])" office:value-type="float" office:value="1803.87496948242" calcext:value-type="float">
            <text:p>1804</text:p>
          </table:table-cell>
          <table:table-cell table:formula="of:=(256+[.$S37])*[.$A$2]*2^([.I$2])" office:value-type="float" office:value="3607.74993896484" calcext:value-type="float">
            <text:p>3608</text:p>
          </table:table-cell>
          <table:table-cell table:formula="of:=(256+[.$S37])*[.$A$2]*2^([.J$2])" office:value-type="float" office:value="7215.49987792969" calcext:value-type="float">
            <text:p>7215</text:p>
          </table:table-cell>
          <table:table-cell table:formula="of:=(256+[.$S37])*[.$A$2]*2^([.K$2])" office:value-type="float" office:value="14430.9997558594" calcext:value-type="float">
            <text:p>14431</text:p>
          </table:table-cell>
          <table:table-cell table:formula="of:=(256+[.$S37])*[.$A$2]*2^([.L$2])" office:value-type="float" office:value="28861.9995117187" calcext:value-type="float">
            <text:p>28862</text:p>
          </table:table-cell>
          <table:table-cell table:formula="of:=(256+[.$S37])*[.$A$2]*2^([.M$2])" office:value-type="float" office:value="57723.9990234375" calcext:value-type="float">
            <text:p>57724</text:p>
          </table:table-cell>
          <table:table-cell table:formula="of:=(256+[.$S37])*[.$A$2]*2^([.N$2])" office:value-type="float" office:value="115447.998046875" calcext:value-type="float">
            <text:p>115448</text:p>
          </table:table-cell>
          <table:table-cell table:formula="of:=(256+[.$S37])*[.$A$2]*2^([.O$2])" office:value-type="float" office:value="230895.99609375" calcext:value-type="float">
            <text:p>230896</text:p>
          </table:table-cell>
          <table:table-cell table:formula="of:=(256+[.$S37])*[.$A$2]*2^([.P$2])" office:value-type="float" office:value="461791.9921875" calcext:value-type="float">
            <text:p>461792</text:p>
          </table:table-cell>
          <table:table-cell table:formula="of:=(256+[.$S37])*[.$A$2]*2^([.Q$2])" office:value-type="float" office:value="923583.984375" calcext:value-type="float">
            <text:p>92358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36" calcext:value-type="float">
            <text:p>36</text:p>
          </table:table-cell>
          <table:table-cell table:formula="of:=(256+[.$S38])*[.$A$2]*2^([.B$2])" office:value-type="float" office:value="28.2824039459229" calcext:value-type="float">
            <text:p>28</text:p>
          </table:table-cell>
          <table:table-cell table:formula="of:=(256+[.$S38])*[.$A$2]*2^([.C$2])" office:value-type="float" office:value="56.5648078918457" calcext:value-type="float">
            <text:p>57</text:p>
          </table:table-cell>
          <table:table-cell table:formula="of:=(256+[.$S38])*[.$A$2]*2^([.D$2])" office:value-type="float" office:value="113.129615783691" calcext:value-type="float">
            <text:p>113</text:p>
          </table:table-cell>
          <table:table-cell table:formula="of:=(256+[.$S38])*[.$A$2]*2^([.E$2])" office:value-type="float" office:value="226.259231567383" calcext:value-type="float">
            <text:p>226</text:p>
          </table:table-cell>
          <table:table-cell table:formula="of:=(256+[.$S38])*[.$A$2]*2^([.F$2])" office:value-type="float" office:value="452.518463134766" calcext:value-type="float">
            <text:p>453</text:p>
          </table:table-cell>
          <table:table-cell table:formula="of:=(256+[.$S38])*[.$A$2]*2^([.G$2])" office:value-type="float" office:value="905.036926269531" calcext:value-type="float">
            <text:p>905</text:p>
          </table:table-cell>
          <table:table-cell table:formula="of:=(256+[.$S38])*[.$A$2]*2^([.H$2])" office:value-type="float" office:value="1810.07385253906" calcext:value-type="float">
            <text:p>1810</text:p>
          </table:table-cell>
          <table:table-cell table:formula="of:=(256+[.$S38])*[.$A$2]*2^([.I$2])" office:value-type="float" office:value="3620.14770507812" calcext:value-type="float">
            <text:p>3620</text:p>
          </table:table-cell>
          <table:table-cell table:formula="of:=(256+[.$S38])*[.$A$2]*2^([.J$2])" office:value-type="float" office:value="7240.29541015625" calcext:value-type="float">
            <text:p>7240</text:p>
          </table:table-cell>
          <table:table-cell table:formula="of:=(256+[.$S38])*[.$A$2]*2^([.K$2])" office:value-type="float" office:value="14480.5908203125" calcext:value-type="float">
            <text:p>14481</text:p>
          </table:table-cell>
          <table:table-cell table:formula="of:=(256+[.$S38])*[.$A$2]*2^([.L$2])" office:value-type="float" office:value="28961.181640625" calcext:value-type="float">
            <text:p>28961</text:p>
          </table:table-cell>
          <table:table-cell table:formula="of:=(256+[.$S38])*[.$A$2]*2^([.M$2])" office:value-type="float" office:value="57922.36328125" calcext:value-type="float">
            <text:p>57922</text:p>
          </table:table-cell>
          <table:table-cell table:formula="of:=(256+[.$S38])*[.$A$2]*2^([.N$2])" office:value-type="float" office:value="115844.7265625" calcext:value-type="float">
            <text:p>115845</text:p>
          </table:table-cell>
          <table:table-cell table:formula="of:=(256+[.$S38])*[.$A$2]*2^([.O$2])" office:value-type="float" office:value="231689.453125" calcext:value-type="float">
            <text:p>231689</text:p>
          </table:table-cell>
          <table:table-cell table:formula="of:=(256+[.$S38])*[.$A$2]*2^([.P$2])" office:value-type="float" office:value="463378.90625" calcext:value-type="float">
            <text:p>463379</text:p>
          </table:table-cell>
          <table:table-cell table:formula="of:=(256+[.$S38])*[.$A$2]*2^([.Q$2])" office:value-type="float" office:value="926757.8125" calcext:value-type="float">
            <text:p>92675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37" calcext:value-type="float">
            <text:p>37</text:p>
          </table:table-cell>
          <table:table-cell table:formula="of:=(256+[.$S39])*[.$A$2]*2^([.B$2])" office:value-type="float" office:value="28.3792614936829" calcext:value-type="float">
            <text:p>28</text:p>
          </table:table-cell>
          <table:table-cell table:formula="of:=(256+[.$S39])*[.$A$2]*2^([.C$2])" office:value-type="float" office:value="56.7585229873657" calcext:value-type="float">
            <text:p>57</text:p>
          </table:table-cell>
          <table:table-cell table:formula="of:=(256+[.$S39])*[.$A$2]*2^([.D$2])" office:value-type="float" office:value="113.517045974731" calcext:value-type="float">
            <text:p>114</text:p>
          </table:table-cell>
          <table:table-cell table:formula="of:=(256+[.$S39])*[.$A$2]*2^([.E$2])" office:value-type="float" office:value="227.034091949463" calcext:value-type="float">
            <text:p>227</text:p>
          </table:table-cell>
          <table:table-cell table:formula="of:=(256+[.$S39])*[.$A$2]*2^([.F$2])" office:value-type="float" office:value="454.068183898926" calcext:value-type="float">
            <text:p>454</text:p>
          </table:table-cell>
          <table:table-cell table:formula="of:=(256+[.$S39])*[.$A$2]*2^([.G$2])" office:value-type="float" office:value="908.136367797852" calcext:value-type="float">
            <text:p>908</text:p>
          </table:table-cell>
          <table:table-cell table:formula="of:=(256+[.$S39])*[.$A$2]*2^([.H$2])" office:value-type="float" office:value="1816.2727355957" calcext:value-type="float">
            <text:p>1816</text:p>
          </table:table-cell>
          <table:table-cell table:formula="of:=(256+[.$S39])*[.$A$2]*2^([.I$2])" office:value-type="float" office:value="3632.54547119141" calcext:value-type="float">
            <text:p>3633</text:p>
          </table:table-cell>
          <table:table-cell table:formula="of:=(256+[.$S39])*[.$A$2]*2^([.J$2])" office:value-type="float" office:value="7265.09094238281" calcext:value-type="float">
            <text:p>7265</text:p>
          </table:table-cell>
          <table:table-cell table:formula="of:=(256+[.$S39])*[.$A$2]*2^([.K$2])" office:value-type="float" office:value="14530.1818847656" calcext:value-type="float">
            <text:p>14530</text:p>
          </table:table-cell>
          <table:table-cell table:formula="of:=(256+[.$S39])*[.$A$2]*2^([.L$2])" office:value-type="float" office:value="29060.3637695312" calcext:value-type="float">
            <text:p>29060</text:p>
          </table:table-cell>
          <table:table-cell table:formula="of:=(256+[.$S39])*[.$A$2]*2^([.M$2])" office:value-type="float" office:value="58120.7275390625" calcext:value-type="float">
            <text:p>58121</text:p>
          </table:table-cell>
          <table:table-cell table:formula="of:=(256+[.$S39])*[.$A$2]*2^([.N$2])" office:value-type="float" office:value="116241.455078125" calcext:value-type="float">
            <text:p>116241</text:p>
          </table:table-cell>
          <table:table-cell table:formula="of:=(256+[.$S39])*[.$A$2]*2^([.O$2])" office:value-type="float" office:value="232482.91015625" calcext:value-type="float">
            <text:p>232483</text:p>
          </table:table-cell>
          <table:table-cell table:formula="of:=(256+[.$S39])*[.$A$2]*2^([.P$2])" office:value-type="float" office:value="464965.8203125" calcext:value-type="float">
            <text:p>464966</text:p>
          </table:table-cell>
          <table:table-cell table:formula="of:=(256+[.$S39])*[.$A$2]*2^([.Q$2])" office:value-type="float" office:value="929931.640625" calcext:value-type="float">
            <text:p>92993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38" calcext:value-type="float">
            <text:p>38</text:p>
          </table:table-cell>
          <table:table-cell table:formula="of:=(256+[.$S40])*[.$A$2]*2^([.B$2])" office:value-type="float" office:value="28.4761190414429" calcext:value-type="float">
            <text:p>28</text:p>
          </table:table-cell>
          <table:table-cell table:formula="of:=(256+[.$S40])*[.$A$2]*2^([.C$2])" office:value-type="float" office:value="56.9522380828857" calcext:value-type="float">
            <text:p>57</text:p>
          </table:table-cell>
          <table:table-cell table:formula="of:=(256+[.$S40])*[.$A$2]*2^([.D$2])" office:value-type="float" office:value="113.904476165771" calcext:value-type="float">
            <text:p>114</text:p>
          </table:table-cell>
          <table:table-cell table:formula="of:=(256+[.$S40])*[.$A$2]*2^([.E$2])" office:value-type="float" office:value="227.808952331543" calcext:value-type="float">
            <text:p>228</text:p>
          </table:table-cell>
          <table:table-cell table:formula="of:=(256+[.$S40])*[.$A$2]*2^([.F$2])" office:value-type="float" office:value="455.617904663086" calcext:value-type="float">
            <text:p>456</text:p>
          </table:table-cell>
          <table:table-cell table:formula="of:=(256+[.$S40])*[.$A$2]*2^([.G$2])" office:value-type="float" office:value="911.235809326172" calcext:value-type="float">
            <text:p>911</text:p>
          </table:table-cell>
          <table:table-cell table:formula="of:=(256+[.$S40])*[.$A$2]*2^([.H$2])" office:value-type="float" office:value="1822.47161865234" calcext:value-type="float">
            <text:p>1822</text:p>
          </table:table-cell>
          <table:table-cell table:formula="of:=(256+[.$S40])*[.$A$2]*2^([.I$2])" office:value-type="float" office:value="3644.94323730469" calcext:value-type="float">
            <text:p>3645</text:p>
          </table:table-cell>
          <table:table-cell table:formula="of:=(256+[.$S40])*[.$A$2]*2^([.J$2])" office:value-type="float" office:value="7289.88647460938" calcext:value-type="float">
            <text:p>7290</text:p>
          </table:table-cell>
          <table:table-cell table:formula="of:=(256+[.$S40])*[.$A$2]*2^([.K$2])" office:value-type="float" office:value="14579.7729492188" calcext:value-type="float">
            <text:p>14580</text:p>
          </table:table-cell>
          <table:table-cell table:formula="of:=(256+[.$S40])*[.$A$2]*2^([.L$2])" office:value-type="float" office:value="29159.5458984375" calcext:value-type="float">
            <text:p>29160</text:p>
          </table:table-cell>
          <table:table-cell table:formula="of:=(256+[.$S40])*[.$A$2]*2^([.M$2])" office:value-type="float" office:value="58319.091796875" calcext:value-type="float">
            <text:p>58319</text:p>
          </table:table-cell>
          <table:table-cell table:formula="of:=(256+[.$S40])*[.$A$2]*2^([.N$2])" office:value-type="float" office:value="116638.18359375" calcext:value-type="float">
            <text:p>116638</text:p>
          </table:table-cell>
          <table:table-cell table:formula="of:=(256+[.$S40])*[.$A$2]*2^([.O$2])" office:value-type="float" office:value="233276.3671875" calcext:value-type="float">
            <text:p>233276</text:p>
          </table:table-cell>
          <table:table-cell table:formula="of:=(256+[.$S40])*[.$A$2]*2^([.P$2])" office:value-type="float" office:value="466552.734375" calcext:value-type="float">
            <text:p>466553</text:p>
          </table:table-cell>
          <table:table-cell table:formula="of:=(256+[.$S40])*[.$A$2]*2^([.Q$2])" office:value-type="float" office:value="933105.46875" calcext:value-type="float">
            <text:p>93310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39" calcext:value-type="float">
            <text:p>39</text:p>
          </table:table-cell>
          <table:table-cell table:formula="of:=(256+[.$S41])*[.$A$2]*2^([.B$2])" office:value-type="float" office:value="28.5729765892029" calcext:value-type="float">
            <text:p>29</text:p>
          </table:table-cell>
          <table:table-cell table:formula="of:=(256+[.$S41])*[.$A$2]*2^([.C$2])" office:value-type="float" office:value="57.1459531784058" calcext:value-type="float">
            <text:p>57</text:p>
          </table:table-cell>
          <table:table-cell table:formula="of:=(256+[.$S41])*[.$A$2]*2^([.D$2])" office:value-type="float" office:value="114.291906356812" calcext:value-type="float">
            <text:p>114</text:p>
          </table:table-cell>
          <table:table-cell table:formula="of:=(256+[.$S41])*[.$A$2]*2^([.E$2])" office:value-type="float" office:value="228.583812713623" calcext:value-type="float">
            <text:p>229</text:p>
          </table:table-cell>
          <table:table-cell table:formula="of:=(256+[.$S41])*[.$A$2]*2^([.F$2])" office:value-type="float" office:value="457.167625427246" calcext:value-type="float">
            <text:p>457</text:p>
          </table:table-cell>
          <table:table-cell table:formula="of:=(256+[.$S41])*[.$A$2]*2^([.G$2])" office:value-type="float" office:value="914.335250854492" calcext:value-type="float">
            <text:p>914</text:p>
          </table:table-cell>
          <table:table-cell table:formula="of:=(256+[.$S41])*[.$A$2]*2^([.H$2])" office:value-type="float" office:value="1828.67050170898" calcext:value-type="float">
            <text:p>1829</text:p>
          </table:table-cell>
          <table:table-cell table:formula="of:=(256+[.$S41])*[.$A$2]*2^([.I$2])" office:value-type="float" office:value="3657.34100341797" calcext:value-type="float">
            <text:p>3657</text:p>
          </table:table-cell>
          <table:table-cell table:formula="of:=(256+[.$S41])*[.$A$2]*2^([.J$2])" office:value-type="float" office:value="7314.68200683594" calcext:value-type="float">
            <text:p>7315</text:p>
          </table:table-cell>
          <table:table-cell table:formula="of:=(256+[.$S41])*[.$A$2]*2^([.K$2])" office:value-type="float" office:value="14629.3640136719" calcext:value-type="float">
            <text:p>14629</text:p>
          </table:table-cell>
          <table:table-cell table:formula="of:=(256+[.$S41])*[.$A$2]*2^([.L$2])" office:value-type="float" office:value="29258.7280273437" calcext:value-type="float">
            <text:p>29259</text:p>
          </table:table-cell>
          <table:table-cell table:formula="of:=(256+[.$S41])*[.$A$2]*2^([.M$2])" office:value-type="float" office:value="58517.4560546875" calcext:value-type="float">
            <text:p>58517</text:p>
          </table:table-cell>
          <table:table-cell table:formula="of:=(256+[.$S41])*[.$A$2]*2^([.N$2])" office:value-type="float" office:value="117034.912109375" calcext:value-type="float">
            <text:p>117035</text:p>
          </table:table-cell>
          <table:table-cell table:formula="of:=(256+[.$S41])*[.$A$2]*2^([.O$2])" office:value-type="float" office:value="234069.82421875" calcext:value-type="float">
            <text:p>234070</text:p>
          </table:table-cell>
          <table:table-cell table:formula="of:=(256+[.$S41])*[.$A$2]*2^([.P$2])" office:value-type="float" office:value="468139.6484375" calcext:value-type="float">
            <text:p>468140</text:p>
          </table:table-cell>
          <table:table-cell table:formula="of:=(256+[.$S41])*[.$A$2]*2^([.Q$2])" office:value-type="float" office:value="936279.296875" calcext:value-type="float">
            <text:p>93627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40" calcext:value-type="float">
            <text:p>40</text:p>
          </table:table-cell>
          <table:table-cell table:formula="of:=(256+[.$S42])*[.$A$2]*2^([.B$2])" office:value-type="float" office:value="28.6698341369629" calcext:value-type="float">
            <text:p>29</text:p>
          </table:table-cell>
          <table:table-cell table:formula="of:=(256+[.$S42])*[.$A$2]*2^([.C$2])" office:value-type="float" office:value="57.3396682739258" calcext:value-type="float">
            <text:p>57</text:p>
          </table:table-cell>
          <table:table-cell table:formula="of:=(256+[.$S42])*[.$A$2]*2^([.D$2])" office:value-type="float" office:value="114.679336547852" calcext:value-type="float">
            <text:p>115</text:p>
          </table:table-cell>
          <table:table-cell table:formula="of:=(256+[.$S42])*[.$A$2]*2^([.E$2])" office:value-type="float" office:value="229.358673095703" calcext:value-type="float">
            <text:p>229</text:p>
          </table:table-cell>
          <table:table-cell table:formula="of:=(256+[.$S42])*[.$A$2]*2^([.F$2])" office:value-type="float" office:value="458.717346191406" calcext:value-type="float">
            <text:p>459</text:p>
          </table:table-cell>
          <table:table-cell table:formula="of:=(256+[.$S42])*[.$A$2]*2^([.G$2])" office:value-type="float" office:value="917.434692382813" calcext:value-type="float">
            <text:p>917</text:p>
          </table:table-cell>
          <table:table-cell table:formula="of:=(256+[.$S42])*[.$A$2]*2^([.H$2])" office:value-type="float" office:value="1834.86938476563" calcext:value-type="float">
            <text:p>1835</text:p>
          </table:table-cell>
          <table:table-cell table:formula="of:=(256+[.$S42])*[.$A$2]*2^([.I$2])" office:value-type="float" office:value="3669.73876953125" calcext:value-type="float">
            <text:p>3670</text:p>
          </table:table-cell>
          <table:table-cell table:formula="of:=(256+[.$S42])*[.$A$2]*2^([.J$2])" office:value-type="float" office:value="7339.4775390625" calcext:value-type="float">
            <text:p>7339</text:p>
          </table:table-cell>
          <table:table-cell table:formula="of:=(256+[.$S42])*[.$A$2]*2^([.K$2])" office:value-type="float" office:value="14678.955078125" calcext:value-type="float">
            <text:p>14679</text:p>
          </table:table-cell>
          <table:table-cell table:formula="of:=(256+[.$S42])*[.$A$2]*2^([.L$2])" office:value-type="float" office:value="29357.91015625" calcext:value-type="float">
            <text:p>29358</text:p>
          </table:table-cell>
          <table:table-cell table:formula="of:=(256+[.$S42])*[.$A$2]*2^([.M$2])" office:value-type="float" office:value="58715.8203125" calcext:value-type="float">
            <text:p>58716</text:p>
          </table:table-cell>
          <table:table-cell table:formula="of:=(256+[.$S42])*[.$A$2]*2^([.N$2])" office:value-type="float" office:value="117431.640625" calcext:value-type="float">
            <text:p>117432</text:p>
          </table:table-cell>
          <table:table-cell table:formula="of:=(256+[.$S42])*[.$A$2]*2^([.O$2])" office:value-type="float" office:value="234863.28125" calcext:value-type="float">
            <text:p>234863</text:p>
          </table:table-cell>
          <table:table-cell table:formula="of:=(256+[.$S42])*[.$A$2]*2^([.P$2])" office:value-type="float" office:value="469726.5625" calcext:value-type="float">
            <text:p>469727</text:p>
          </table:table-cell>
          <table:table-cell table:formula="of:=(256+[.$S42])*[.$A$2]*2^([.Q$2])" office:value-type="float" office:value="939453.125" calcext:value-type="float">
            <text:p>93945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41" calcext:value-type="float">
            <text:p>41</text:p>
          </table:table-cell>
          <table:table-cell table:formula="of:=(256+[.$S43])*[.$A$2]*2^([.B$2])" office:value-type="float" office:value="28.7666916847229" calcext:value-type="float">
            <text:p>29</text:p>
          </table:table-cell>
          <table:table-cell table:formula="of:=(256+[.$S43])*[.$A$2]*2^([.C$2])" office:value-type="float" office:value="57.5333833694458" calcext:value-type="float">
            <text:p>58</text:p>
          </table:table-cell>
          <table:table-cell table:formula="of:=(256+[.$S43])*[.$A$2]*2^([.D$2])" office:value-type="float" office:value="115.066766738892" calcext:value-type="float">
            <text:p>115</text:p>
          </table:table-cell>
          <table:table-cell table:formula="of:=(256+[.$S43])*[.$A$2]*2^([.E$2])" office:value-type="float" office:value="230.133533477783" calcext:value-type="float">
            <text:p>230</text:p>
          </table:table-cell>
          <table:table-cell table:formula="of:=(256+[.$S43])*[.$A$2]*2^([.F$2])" office:value-type="float" office:value="460.267066955566" calcext:value-type="float">
            <text:p>460</text:p>
          </table:table-cell>
          <table:table-cell table:formula="of:=(256+[.$S43])*[.$A$2]*2^([.G$2])" office:value-type="float" office:value="920.534133911133" calcext:value-type="float">
            <text:p>921</text:p>
          </table:table-cell>
          <table:table-cell table:formula="of:=(256+[.$S43])*[.$A$2]*2^([.H$2])" office:value-type="float" office:value="1841.06826782227" calcext:value-type="float">
            <text:p>1841</text:p>
          </table:table-cell>
          <table:table-cell table:formula="of:=(256+[.$S43])*[.$A$2]*2^([.I$2])" office:value-type="float" office:value="3682.13653564453" calcext:value-type="float">
            <text:p>3682</text:p>
          </table:table-cell>
          <table:table-cell table:formula="of:=(256+[.$S43])*[.$A$2]*2^([.J$2])" office:value-type="float" office:value="7364.27307128906" calcext:value-type="float">
            <text:p>7364</text:p>
          </table:table-cell>
          <table:table-cell table:formula="of:=(256+[.$S43])*[.$A$2]*2^([.K$2])" office:value-type="float" office:value="14728.5461425781" calcext:value-type="float">
            <text:p>14729</text:p>
          </table:table-cell>
          <table:table-cell table:formula="of:=(256+[.$S43])*[.$A$2]*2^([.L$2])" office:value-type="float" office:value="29457.0922851562" calcext:value-type="float">
            <text:p>29457</text:p>
          </table:table-cell>
          <table:table-cell table:formula="of:=(256+[.$S43])*[.$A$2]*2^([.M$2])" office:value-type="float" office:value="58914.1845703125" calcext:value-type="float">
            <text:p>58914</text:p>
          </table:table-cell>
          <table:table-cell table:formula="of:=(256+[.$S43])*[.$A$2]*2^([.N$2])" office:value-type="float" office:value="117828.369140625" calcext:value-type="float">
            <text:p>117828</text:p>
          </table:table-cell>
          <table:table-cell table:formula="of:=(256+[.$S43])*[.$A$2]*2^([.O$2])" office:value-type="float" office:value="235656.73828125" calcext:value-type="float">
            <text:p>235657</text:p>
          </table:table-cell>
          <table:table-cell table:formula="of:=(256+[.$S43])*[.$A$2]*2^([.P$2])" office:value-type="float" office:value="471313.4765625" calcext:value-type="float">
            <text:p>471313</text:p>
          </table:table-cell>
          <table:table-cell table:formula="of:=(256+[.$S43])*[.$A$2]*2^([.Q$2])" office:value-type="float" office:value="942626.953125" calcext:value-type="float">
            <text:p>94262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42" calcext:value-type="float">
            <text:p>42</text:p>
          </table:table-cell>
          <table:table-cell table:formula="of:=(256+[.$S44])*[.$A$2]*2^([.B$2])" office:value-type="float" office:value="28.8635492324829" calcext:value-type="float">
            <text:p>29</text:p>
          </table:table-cell>
          <table:table-cell table:formula="of:=(256+[.$S44])*[.$A$2]*2^([.C$2])" office:value-type="float" office:value="57.7270984649658" calcext:value-type="float">
            <text:p>58</text:p>
          </table:table-cell>
          <table:table-cell table:formula="of:=(256+[.$S44])*[.$A$2]*2^([.D$2])" office:value-type="float" office:value="115.454196929932" calcext:value-type="float">
            <text:p>115</text:p>
          </table:table-cell>
          <table:table-cell table:formula="of:=(256+[.$S44])*[.$A$2]*2^([.E$2])" office:value-type="float" office:value="230.908393859863" calcext:value-type="float">
            <text:p>231</text:p>
          </table:table-cell>
          <table:table-cell table:formula="of:=(256+[.$S44])*[.$A$2]*2^([.F$2])" office:value-type="float" office:value="461.816787719727" calcext:value-type="float">
            <text:p>462</text:p>
          </table:table-cell>
          <table:table-cell table:formula="of:=(256+[.$S44])*[.$A$2]*2^([.G$2])" office:value-type="float" office:value="923.633575439453" calcext:value-type="float">
            <text:p>924</text:p>
          </table:table-cell>
          <table:table-cell table:formula="of:=(256+[.$S44])*[.$A$2]*2^([.H$2])" office:value-type="float" office:value="1847.26715087891" calcext:value-type="float">
            <text:p>1847</text:p>
          </table:table-cell>
          <table:table-cell table:formula="of:=(256+[.$S44])*[.$A$2]*2^([.I$2])" office:value-type="float" office:value="3694.53430175781" calcext:value-type="float">
            <text:p>3695</text:p>
          </table:table-cell>
          <table:table-cell table:formula="of:=(256+[.$S44])*[.$A$2]*2^([.J$2])" office:value-type="float" office:value="7389.06860351563" calcext:value-type="float">
            <text:p>7389</text:p>
          </table:table-cell>
          <table:table-cell table:formula="of:=(256+[.$S44])*[.$A$2]*2^([.K$2])" office:value-type="float" office:value="14778.1372070313" calcext:value-type="float">
            <text:p>14778</text:p>
          </table:table-cell>
          <table:table-cell table:formula="of:=(256+[.$S44])*[.$A$2]*2^([.L$2])" office:value-type="float" office:value="29556.2744140625" calcext:value-type="float">
            <text:p>29556</text:p>
          </table:table-cell>
          <table:table-cell table:formula="of:=(256+[.$S44])*[.$A$2]*2^([.M$2])" office:value-type="float" office:value="59112.548828125" calcext:value-type="float">
            <text:p>59113</text:p>
          </table:table-cell>
          <table:table-cell table:formula="of:=(256+[.$S44])*[.$A$2]*2^([.N$2])" office:value-type="float" office:value="118225.09765625" calcext:value-type="float">
            <text:p>118225</text:p>
          </table:table-cell>
          <table:table-cell table:formula="of:=(256+[.$S44])*[.$A$2]*2^([.O$2])" office:value-type="float" office:value="236450.1953125" calcext:value-type="float">
            <text:p>236450</text:p>
          </table:table-cell>
          <table:table-cell table:formula="of:=(256+[.$S44])*[.$A$2]*2^([.P$2])" office:value-type="float" office:value="472900.390625" calcext:value-type="float">
            <text:p>472900</text:p>
          </table:table-cell>
          <table:table-cell table:formula="of:=(256+[.$S44])*[.$A$2]*2^([.Q$2])" office:value-type="float" office:value="945800.78125" calcext:value-type="float">
            <text:p>94580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43" calcext:value-type="float">
            <text:p>43</text:p>
          </table:table-cell>
          <table:table-cell table:formula="of:=(256+[.$S45])*[.$A$2]*2^([.B$2])" office:value-type="float" office:value="28.9604067802429" calcext:value-type="float">
            <text:p>29</text:p>
          </table:table-cell>
          <table:table-cell table:formula="of:=(256+[.$S45])*[.$A$2]*2^([.C$2])" office:value-type="float" office:value="57.9208135604858" calcext:value-type="float">
            <text:p>58</text:p>
          </table:table-cell>
          <table:table-cell table:formula="of:=(256+[.$S45])*[.$A$2]*2^([.D$2])" office:value-type="float" office:value="115.841627120972" calcext:value-type="float">
            <text:p>116</text:p>
          </table:table-cell>
          <table:table-cell table:formula="of:=(256+[.$S45])*[.$A$2]*2^([.E$2])" office:value-type="float" office:value="231.683254241943" calcext:value-type="float">
            <text:p>232</text:p>
          </table:table-cell>
          <table:table-cell table:formula="of:=(256+[.$S45])*[.$A$2]*2^([.F$2])" office:value-type="float" office:value="463.366508483887" calcext:value-type="float">
            <text:p>463</text:p>
          </table:table-cell>
          <table:table-cell table:formula="of:=(256+[.$S45])*[.$A$2]*2^([.G$2])" office:value-type="float" office:value="926.733016967773" calcext:value-type="float">
            <text:p>927</text:p>
          </table:table-cell>
          <table:table-cell table:formula="of:=(256+[.$S45])*[.$A$2]*2^([.H$2])" office:value-type="float" office:value="1853.46603393555" calcext:value-type="float">
            <text:p>1853</text:p>
          </table:table-cell>
          <table:table-cell table:formula="of:=(256+[.$S45])*[.$A$2]*2^([.I$2])" office:value-type="float" office:value="3706.93206787109" calcext:value-type="float">
            <text:p>3707</text:p>
          </table:table-cell>
          <table:table-cell table:formula="of:=(256+[.$S45])*[.$A$2]*2^([.J$2])" office:value-type="float" office:value="7413.86413574219" calcext:value-type="float">
            <text:p>7414</text:p>
          </table:table-cell>
          <table:table-cell table:formula="of:=(256+[.$S45])*[.$A$2]*2^([.K$2])" office:value-type="float" office:value="14827.7282714844" calcext:value-type="float">
            <text:p>14828</text:p>
          </table:table-cell>
          <table:table-cell table:formula="of:=(256+[.$S45])*[.$A$2]*2^([.L$2])" office:value-type="float" office:value="29655.4565429687" calcext:value-type="float">
            <text:p>29655</text:p>
          </table:table-cell>
          <table:table-cell table:formula="of:=(256+[.$S45])*[.$A$2]*2^([.M$2])" office:value-type="float" office:value="59310.9130859375" calcext:value-type="float">
            <text:p>59311</text:p>
          </table:table-cell>
          <table:table-cell table:formula="of:=(256+[.$S45])*[.$A$2]*2^([.N$2])" office:value-type="float" office:value="118621.826171875" calcext:value-type="float">
            <text:p>118622</text:p>
          </table:table-cell>
          <table:table-cell table:formula="of:=(256+[.$S45])*[.$A$2]*2^([.O$2])" office:value-type="float" office:value="237243.65234375" calcext:value-type="float">
            <text:p>237244</text:p>
          </table:table-cell>
          <table:table-cell table:formula="of:=(256+[.$S45])*[.$A$2]*2^([.P$2])" office:value-type="float" office:value="474487.3046875" calcext:value-type="float">
            <text:p>474487</text:p>
          </table:table-cell>
          <table:table-cell table:formula="of:=(256+[.$S45])*[.$A$2]*2^([.Q$2])" office:value-type="float" office:value="948974.609375" calcext:value-type="float">
            <text:p>94897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44" calcext:value-type="float">
            <text:p>44</text:p>
          </table:table-cell>
          <table:table-cell table:formula="of:=(256+[.$S46])*[.$A$2]*2^([.B$2])" office:value-type="float" office:value="29.0572643280029" calcext:value-type="float">
            <text:p>29</text:p>
          </table:table-cell>
          <table:table-cell table:formula="of:=(256+[.$S46])*[.$A$2]*2^([.C$2])" office:value-type="float" office:value="58.1145286560059" calcext:value-type="float">
            <text:p>58</text:p>
          </table:table-cell>
          <table:table-cell table:formula="of:=(256+[.$S46])*[.$A$2]*2^([.D$2])" office:value-type="float" office:value="116.229057312012" calcext:value-type="float">
            <text:p>116</text:p>
          </table:table-cell>
          <table:table-cell table:formula="of:=(256+[.$S46])*[.$A$2]*2^([.E$2])" office:value-type="float" office:value="232.458114624023" calcext:value-type="float">
            <text:p>232</text:p>
          </table:table-cell>
          <table:table-cell table:formula="of:=(256+[.$S46])*[.$A$2]*2^([.F$2])" office:value-type="float" office:value="464.916229248047" calcext:value-type="float">
            <text:p>465</text:p>
          </table:table-cell>
          <table:table-cell table:formula="of:=(256+[.$S46])*[.$A$2]*2^([.G$2])" office:value-type="float" office:value="929.832458496094" calcext:value-type="float">
            <text:p>930</text:p>
          </table:table-cell>
          <table:table-cell table:formula="of:=(256+[.$S46])*[.$A$2]*2^([.H$2])" office:value-type="float" office:value="1859.66491699219" calcext:value-type="float">
            <text:p>1860</text:p>
          </table:table-cell>
          <table:table-cell table:formula="of:=(256+[.$S46])*[.$A$2]*2^([.I$2])" office:value-type="float" office:value="3719.32983398437" calcext:value-type="float">
            <text:p>3719</text:p>
          </table:table-cell>
          <table:table-cell table:formula="of:=(256+[.$S46])*[.$A$2]*2^([.J$2])" office:value-type="float" office:value="7438.65966796875" calcext:value-type="float">
            <text:p>7439</text:p>
          </table:table-cell>
          <table:table-cell table:formula="of:=(256+[.$S46])*[.$A$2]*2^([.K$2])" office:value-type="float" office:value="14877.3193359375" calcext:value-type="float">
            <text:p>14877</text:p>
          </table:table-cell>
          <table:table-cell table:formula="of:=(256+[.$S46])*[.$A$2]*2^([.L$2])" office:value-type="float" office:value="29754.638671875" calcext:value-type="float">
            <text:p>29755</text:p>
          </table:table-cell>
          <table:table-cell table:formula="of:=(256+[.$S46])*[.$A$2]*2^([.M$2])" office:value-type="float" office:value="59509.27734375" calcext:value-type="float">
            <text:p>59509</text:p>
          </table:table-cell>
          <table:table-cell table:formula="of:=(256+[.$S46])*[.$A$2]*2^([.N$2])" office:value-type="float" office:value="119018.5546875" calcext:value-type="float">
            <text:p>119019</text:p>
          </table:table-cell>
          <table:table-cell table:formula="of:=(256+[.$S46])*[.$A$2]*2^([.O$2])" office:value-type="float" office:value="238037.109375" calcext:value-type="float">
            <text:p>238037</text:p>
          </table:table-cell>
          <table:table-cell table:formula="of:=(256+[.$S46])*[.$A$2]*2^([.P$2])" office:value-type="float" office:value="476074.21875" calcext:value-type="float">
            <text:p>476074</text:p>
          </table:table-cell>
          <table:table-cell table:formula="of:=(256+[.$S46])*[.$A$2]*2^([.Q$2])" office:value-type="float" office:value="952148.4375" calcext:value-type="float">
            <text:p>95214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45" calcext:value-type="float">
            <text:p>45</text:p>
          </table:table-cell>
          <table:table-cell table:formula="of:=(256+[.$S47])*[.$A$2]*2^([.B$2])" office:value-type="float" office:value="29.1541218757629" calcext:value-type="float">
            <text:p>29</text:p>
          </table:table-cell>
          <table:table-cell table:formula="of:=(256+[.$S47])*[.$A$2]*2^([.C$2])" office:value-type="float" office:value="58.3082437515259" calcext:value-type="float">
            <text:p>58</text:p>
          </table:table-cell>
          <table:table-cell table:formula="of:=(256+[.$S47])*[.$A$2]*2^([.D$2])" office:value-type="float" office:value="116.616487503052" calcext:value-type="float">
            <text:p>117</text:p>
          </table:table-cell>
          <table:table-cell table:formula="of:=(256+[.$S47])*[.$A$2]*2^([.E$2])" office:value-type="float" office:value="233.232975006104" calcext:value-type="float">
            <text:p>233</text:p>
          </table:table-cell>
          <table:table-cell table:formula="of:=(256+[.$S47])*[.$A$2]*2^([.F$2])" office:value-type="float" office:value="466.465950012207" calcext:value-type="float">
            <text:p>466</text:p>
          </table:table-cell>
          <table:table-cell table:formula="of:=(256+[.$S47])*[.$A$2]*2^([.G$2])" office:value-type="float" office:value="932.931900024414" calcext:value-type="float">
            <text:p>933</text:p>
          </table:table-cell>
          <table:table-cell table:formula="of:=(256+[.$S47])*[.$A$2]*2^([.H$2])" office:value-type="float" office:value="1865.86380004883" calcext:value-type="float">
            <text:p>1866</text:p>
          </table:table-cell>
          <table:table-cell table:formula="of:=(256+[.$S47])*[.$A$2]*2^([.I$2])" office:value-type="float" office:value="3731.72760009766" calcext:value-type="float">
            <text:p>3732</text:p>
          </table:table-cell>
          <table:table-cell table:formula="of:=(256+[.$S47])*[.$A$2]*2^([.J$2])" office:value-type="float" office:value="7463.45520019531" calcext:value-type="float">
            <text:p>7463</text:p>
          </table:table-cell>
          <table:table-cell table:formula="of:=(256+[.$S47])*[.$A$2]*2^([.K$2])" office:value-type="float" office:value="14926.9104003906" calcext:value-type="float">
            <text:p>14927</text:p>
          </table:table-cell>
          <table:table-cell table:formula="of:=(256+[.$S47])*[.$A$2]*2^([.L$2])" office:value-type="float" office:value="29853.8208007812" calcext:value-type="float">
            <text:p>29854</text:p>
          </table:table-cell>
          <table:table-cell table:formula="of:=(256+[.$S47])*[.$A$2]*2^([.M$2])" office:value-type="float" office:value="59707.6416015625" calcext:value-type="float">
            <text:p>59708</text:p>
          </table:table-cell>
          <table:table-cell table:formula="of:=(256+[.$S47])*[.$A$2]*2^([.N$2])" office:value-type="float" office:value="119415.283203125" calcext:value-type="float">
            <text:p>119415</text:p>
          </table:table-cell>
          <table:table-cell table:formula="of:=(256+[.$S47])*[.$A$2]*2^([.O$2])" office:value-type="float" office:value="238830.56640625" calcext:value-type="float">
            <text:p>238831</text:p>
          </table:table-cell>
          <table:table-cell table:formula="of:=(256+[.$S47])*[.$A$2]*2^([.P$2])" office:value-type="float" office:value="477661.1328125" calcext:value-type="float">
            <text:p>477661</text:p>
          </table:table-cell>
          <table:table-cell table:formula="of:=(256+[.$S47])*[.$A$2]*2^([.Q$2])" office:value-type="float" office:value="955322.265625" calcext:value-type="float">
            <text:p>95532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46" calcext:value-type="float">
            <text:p>46</text:p>
          </table:table-cell>
          <table:table-cell table:formula="of:=(256+[.$S48])*[.$A$2]*2^([.B$2])" office:value-type="float" office:value="29.2509794235229" calcext:value-type="float">
            <text:p>29</text:p>
          </table:table-cell>
          <table:table-cell table:formula="of:=(256+[.$S48])*[.$A$2]*2^([.C$2])" office:value-type="float" office:value="58.5019588470459" calcext:value-type="float">
            <text:p>59</text:p>
          </table:table-cell>
          <table:table-cell table:formula="of:=(256+[.$S48])*[.$A$2]*2^([.D$2])" office:value-type="float" office:value="117.003917694092" calcext:value-type="float">
            <text:p>117</text:p>
          </table:table-cell>
          <table:table-cell table:formula="of:=(256+[.$S48])*[.$A$2]*2^([.E$2])" office:value-type="float" office:value="234.007835388184" calcext:value-type="float">
            <text:p>234</text:p>
          </table:table-cell>
          <table:table-cell table:formula="of:=(256+[.$S48])*[.$A$2]*2^([.F$2])" office:value-type="float" office:value="468.015670776367" calcext:value-type="float">
            <text:p>468</text:p>
          </table:table-cell>
          <table:table-cell table:formula="of:=(256+[.$S48])*[.$A$2]*2^([.G$2])" office:value-type="float" office:value="936.031341552734" calcext:value-type="float">
            <text:p>936</text:p>
          </table:table-cell>
          <table:table-cell table:formula="of:=(256+[.$S48])*[.$A$2]*2^([.H$2])" office:value-type="float" office:value="1872.06268310547" calcext:value-type="float">
            <text:p>1872</text:p>
          </table:table-cell>
          <table:table-cell table:formula="of:=(256+[.$S48])*[.$A$2]*2^([.I$2])" office:value-type="float" office:value="3744.12536621094" calcext:value-type="float">
            <text:p>3744</text:p>
          </table:table-cell>
          <table:table-cell table:formula="of:=(256+[.$S48])*[.$A$2]*2^([.J$2])" office:value-type="float" office:value="7488.25073242188" calcext:value-type="float">
            <text:p>7488</text:p>
          </table:table-cell>
          <table:table-cell table:formula="of:=(256+[.$S48])*[.$A$2]*2^([.K$2])" office:value-type="float" office:value="14976.5014648438" calcext:value-type="float">
            <text:p>14977</text:p>
          </table:table-cell>
          <table:table-cell table:formula="of:=(256+[.$S48])*[.$A$2]*2^([.L$2])" office:value-type="float" office:value="29953.0029296875" calcext:value-type="float">
            <text:p>29953</text:p>
          </table:table-cell>
          <table:table-cell table:formula="of:=(256+[.$S48])*[.$A$2]*2^([.M$2])" office:value-type="float" office:value="59906.005859375" calcext:value-type="float">
            <text:p>59906</text:p>
          </table:table-cell>
          <table:table-cell table:formula="of:=(256+[.$S48])*[.$A$2]*2^([.N$2])" office:value-type="float" office:value="119812.01171875" calcext:value-type="float">
            <text:p>119812</text:p>
          </table:table-cell>
          <table:table-cell table:formula="of:=(256+[.$S48])*[.$A$2]*2^([.O$2])" office:value-type="float" office:value="239624.0234375" calcext:value-type="float">
            <text:p>239624</text:p>
          </table:table-cell>
          <table:table-cell table:formula="of:=(256+[.$S48])*[.$A$2]*2^([.P$2])" office:value-type="float" office:value="479248.046875" calcext:value-type="float">
            <text:p>479248</text:p>
          </table:table-cell>
          <table:table-cell table:formula="of:=(256+[.$S48])*[.$A$2]*2^([.Q$2])" office:value-type="float" office:value="958496.09375" calcext:value-type="float">
            <text:p>95849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47" calcext:value-type="float">
            <text:p>47</text:p>
          </table:table-cell>
          <table:table-cell table:formula="of:=(256+[.$S49])*[.$A$2]*2^([.B$2])" office:value-type="float" office:value="29.347836971283" calcext:value-type="float">
            <text:p>29</text:p>
          </table:table-cell>
          <table:table-cell table:formula="of:=(256+[.$S49])*[.$A$2]*2^([.C$2])" office:value-type="float" office:value="58.6956739425659" calcext:value-type="float">
            <text:p>59</text:p>
          </table:table-cell>
          <table:table-cell table:formula="of:=(256+[.$S49])*[.$A$2]*2^([.D$2])" office:value-type="float" office:value="117.391347885132" calcext:value-type="float">
            <text:p>117</text:p>
          </table:table-cell>
          <table:table-cell table:formula="of:=(256+[.$S49])*[.$A$2]*2^([.E$2])" office:value-type="float" office:value="234.782695770264" calcext:value-type="float">
            <text:p>235</text:p>
          </table:table-cell>
          <table:table-cell table:formula="of:=(256+[.$S49])*[.$A$2]*2^([.F$2])" office:value-type="float" office:value="469.565391540527" calcext:value-type="float">
            <text:p>470</text:p>
          </table:table-cell>
          <table:table-cell table:formula="of:=(256+[.$S49])*[.$A$2]*2^([.G$2])" office:value-type="float" office:value="939.130783081055" calcext:value-type="float">
            <text:p>939</text:p>
          </table:table-cell>
          <table:table-cell table:formula="of:=(256+[.$S49])*[.$A$2]*2^([.H$2])" office:value-type="float" office:value="1878.26156616211" calcext:value-type="float">
            <text:p>1878</text:p>
          </table:table-cell>
          <table:table-cell table:formula="of:=(256+[.$S49])*[.$A$2]*2^([.I$2])" office:value-type="float" office:value="3756.52313232422" calcext:value-type="float">
            <text:p>3757</text:p>
          </table:table-cell>
          <table:table-cell table:formula="of:=(256+[.$S49])*[.$A$2]*2^([.J$2])" office:value-type="float" office:value="7513.04626464844" calcext:value-type="float">
            <text:p>7513</text:p>
          </table:table-cell>
          <table:table-cell table:formula="of:=(256+[.$S49])*[.$A$2]*2^([.K$2])" office:value-type="float" office:value="15026.0925292969" calcext:value-type="float">
            <text:p>15026</text:p>
          </table:table-cell>
          <table:table-cell table:formula="of:=(256+[.$S49])*[.$A$2]*2^([.L$2])" office:value-type="float" office:value="30052.1850585937" calcext:value-type="float">
            <text:p>30052</text:p>
          </table:table-cell>
          <table:table-cell table:formula="of:=(256+[.$S49])*[.$A$2]*2^([.M$2])" office:value-type="float" office:value="60104.3701171875" calcext:value-type="float">
            <text:p>60104</text:p>
          </table:table-cell>
          <table:table-cell table:formula="of:=(256+[.$S49])*[.$A$2]*2^([.N$2])" office:value-type="float" office:value="120208.740234375" calcext:value-type="float">
            <text:p>120209</text:p>
          </table:table-cell>
          <table:table-cell table:formula="of:=(256+[.$S49])*[.$A$2]*2^([.O$2])" office:value-type="float" office:value="240417.48046875" calcext:value-type="float">
            <text:p>240417</text:p>
          </table:table-cell>
          <table:table-cell table:formula="of:=(256+[.$S49])*[.$A$2]*2^([.P$2])" office:value-type="float" office:value="480834.9609375" calcext:value-type="float">
            <text:p>480835</text:p>
          </table:table-cell>
          <table:table-cell table:formula="of:=(256+[.$S49])*[.$A$2]*2^([.Q$2])" office:value-type="float" office:value="961669.921875" calcext:value-type="float">
            <text:p>96167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48" calcext:value-type="float">
            <text:p>48</text:p>
          </table:table-cell>
          <table:table-cell table:formula="of:=(256+[.$S50])*[.$A$2]*2^([.B$2])" office:value-type="float" office:value="29.444694519043" calcext:value-type="float">
            <text:p>29</text:p>
          </table:table-cell>
          <table:table-cell table:formula="of:=(256+[.$S50])*[.$A$2]*2^([.C$2])" office:value-type="float" office:value="58.8893890380859" calcext:value-type="float">
            <text:p>59</text:p>
          </table:table-cell>
          <table:table-cell table:formula="of:=(256+[.$S50])*[.$A$2]*2^([.D$2])" office:value-type="float" office:value="117.778778076172" calcext:value-type="float">
            <text:p>118</text:p>
          </table:table-cell>
          <table:table-cell table:formula="of:=(256+[.$S50])*[.$A$2]*2^([.E$2])" office:value-type="float" office:value="235.557556152344" calcext:value-type="float">
            <text:p>236</text:p>
          </table:table-cell>
          <table:table-cell table:formula="of:=(256+[.$S50])*[.$A$2]*2^([.F$2])" office:value-type="float" office:value="471.115112304688" calcext:value-type="float">
            <text:p>471</text:p>
          </table:table-cell>
          <table:table-cell table:formula="of:=(256+[.$S50])*[.$A$2]*2^([.G$2])" office:value-type="float" office:value="942.230224609375" calcext:value-type="float">
            <text:p>942</text:p>
          </table:table-cell>
          <table:table-cell table:formula="of:=(256+[.$S50])*[.$A$2]*2^([.H$2])" office:value-type="float" office:value="1884.46044921875" calcext:value-type="float">
            <text:p>1884</text:p>
          </table:table-cell>
          <table:table-cell table:formula="of:=(256+[.$S50])*[.$A$2]*2^([.I$2])" office:value-type="float" office:value="3768.9208984375" calcext:value-type="float">
            <text:p>3769</text:p>
          </table:table-cell>
          <table:table-cell table:formula="of:=(256+[.$S50])*[.$A$2]*2^([.J$2])" office:value-type="float" office:value="7537.841796875" calcext:value-type="float">
            <text:p>7538</text:p>
          </table:table-cell>
          <table:table-cell table:formula="of:=(256+[.$S50])*[.$A$2]*2^([.K$2])" office:value-type="float" office:value="15075.68359375" calcext:value-type="float">
            <text:p>15076</text:p>
          </table:table-cell>
          <table:table-cell table:formula="of:=(256+[.$S50])*[.$A$2]*2^([.L$2])" office:value-type="float" office:value="30151.3671875" calcext:value-type="float">
            <text:p>30151</text:p>
          </table:table-cell>
          <table:table-cell table:formula="of:=(256+[.$S50])*[.$A$2]*2^([.M$2])" office:value-type="float" office:value="60302.734375" calcext:value-type="float">
            <text:p>60303</text:p>
          </table:table-cell>
          <table:table-cell table:formula="of:=(256+[.$S50])*[.$A$2]*2^([.N$2])" office:value-type="float" office:value="120605.46875" calcext:value-type="float">
            <text:p>120605</text:p>
          </table:table-cell>
          <table:table-cell table:formula="of:=(256+[.$S50])*[.$A$2]*2^([.O$2])" office:value-type="float" office:value="241210.9375" calcext:value-type="float">
            <text:p>241211</text:p>
          </table:table-cell>
          <table:table-cell table:formula="of:=(256+[.$S50])*[.$A$2]*2^([.P$2])" office:value-type="float" office:value="482421.875" calcext:value-type="float">
            <text:p>482422</text:p>
          </table:table-cell>
          <table:table-cell table:formula="of:=(256+[.$S50])*[.$A$2]*2^([.Q$2])" office:value-type="float" office:value="964843.75" calcext:value-type="float">
            <text:p>96484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49" calcext:value-type="float">
            <text:p>49</text:p>
          </table:table-cell>
          <table:table-cell table:formula="of:=(256+[.$S51])*[.$A$2]*2^([.B$2])" office:value-type="float" office:value="29.541552066803" calcext:value-type="float">
            <text:p>30</text:p>
          </table:table-cell>
          <table:table-cell table:formula="of:=(256+[.$S51])*[.$A$2]*2^([.C$2])" office:value-type="float" office:value="59.083104133606" calcext:value-type="float">
            <text:p>59</text:p>
          </table:table-cell>
          <table:table-cell table:formula="of:=(256+[.$S51])*[.$A$2]*2^([.D$2])" office:value-type="float" office:value="118.166208267212" calcext:value-type="float">
            <text:p>118</text:p>
          </table:table-cell>
          <table:table-cell table:formula="of:=(256+[.$S51])*[.$A$2]*2^([.E$2])" office:value-type="float" office:value="236.332416534424" calcext:value-type="float">
            <text:p>236</text:p>
          </table:table-cell>
          <table:table-cell table:formula="of:=(256+[.$S51])*[.$A$2]*2^([.F$2])" office:value-type="float" office:value="472.664833068848" calcext:value-type="float">
            <text:p>473</text:p>
          </table:table-cell>
          <table:table-cell table:formula="of:=(256+[.$S51])*[.$A$2]*2^([.G$2])" office:value-type="float" office:value="945.329666137695" calcext:value-type="float">
            <text:p>945</text:p>
          </table:table-cell>
          <table:table-cell table:formula="of:=(256+[.$S51])*[.$A$2]*2^([.H$2])" office:value-type="float" office:value="1890.65933227539" calcext:value-type="float">
            <text:p>1891</text:p>
          </table:table-cell>
          <table:table-cell table:formula="of:=(256+[.$S51])*[.$A$2]*2^([.I$2])" office:value-type="float" office:value="3781.31866455078" calcext:value-type="float">
            <text:p>3781</text:p>
          </table:table-cell>
          <table:table-cell table:formula="of:=(256+[.$S51])*[.$A$2]*2^([.J$2])" office:value-type="float" office:value="7562.63732910156" calcext:value-type="float">
            <text:p>7563</text:p>
          </table:table-cell>
          <table:table-cell table:formula="of:=(256+[.$S51])*[.$A$2]*2^([.K$2])" office:value-type="float" office:value="15125.2746582031" calcext:value-type="float">
            <text:p>15125</text:p>
          </table:table-cell>
          <table:table-cell table:formula="of:=(256+[.$S51])*[.$A$2]*2^([.L$2])" office:value-type="float" office:value="30250.5493164062" calcext:value-type="float">
            <text:p>30251</text:p>
          </table:table-cell>
          <table:table-cell table:formula="of:=(256+[.$S51])*[.$A$2]*2^([.M$2])" office:value-type="float" office:value="60501.0986328125" calcext:value-type="float">
            <text:p>60501</text:p>
          </table:table-cell>
          <table:table-cell table:formula="of:=(256+[.$S51])*[.$A$2]*2^([.N$2])" office:value-type="float" office:value="121002.197265625" calcext:value-type="float">
            <text:p>121002</text:p>
          </table:table-cell>
          <table:table-cell table:formula="of:=(256+[.$S51])*[.$A$2]*2^([.O$2])" office:value-type="float" office:value="242004.39453125" calcext:value-type="float">
            <text:p>242004</text:p>
          </table:table-cell>
          <table:table-cell table:formula="of:=(256+[.$S51])*[.$A$2]*2^([.P$2])" office:value-type="float" office:value="484008.7890625" calcext:value-type="float">
            <text:p>484009</text:p>
          </table:table-cell>
          <table:table-cell table:formula="of:=(256+[.$S51])*[.$A$2]*2^([.Q$2])" office:value-type="float" office:value="968017.578125" calcext:value-type="float">
            <text:p>96801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table:formula="of:=(256+[.$S52])*[.$A$2]*2^([.B$2])" office:value-type="float" office:value="29.638409614563" calcext:value-type="float">
            <text:p>30</text:p>
          </table:table-cell>
          <table:table-cell table:formula="of:=(256+[.$S52])*[.$A$2]*2^([.C$2])" office:value-type="float" office:value="59.276819229126" calcext:value-type="float">
            <text:p>59</text:p>
          </table:table-cell>
          <table:table-cell table:formula="of:=(256+[.$S52])*[.$A$2]*2^([.D$2])" office:value-type="float" office:value="118.553638458252" calcext:value-type="float">
            <text:p>119</text:p>
          </table:table-cell>
          <table:table-cell table:formula="of:=(256+[.$S52])*[.$A$2]*2^([.E$2])" office:value-type="float" office:value="237.107276916504" calcext:value-type="float">
            <text:p>237</text:p>
          </table:table-cell>
          <table:table-cell table:formula="of:=(256+[.$S52])*[.$A$2]*2^([.F$2])" office:value-type="float" office:value="474.214553833008" calcext:value-type="float">
            <text:p>474</text:p>
          </table:table-cell>
          <table:table-cell table:formula="of:=(256+[.$S52])*[.$A$2]*2^([.G$2])" office:value-type="float" office:value="948.429107666016" calcext:value-type="float">
            <text:p>948</text:p>
          </table:table-cell>
          <table:table-cell table:formula="of:=(256+[.$S52])*[.$A$2]*2^([.H$2])" office:value-type="float" office:value="1896.85821533203" calcext:value-type="float">
            <text:p>1897</text:p>
          </table:table-cell>
          <table:table-cell table:formula="of:=(256+[.$S52])*[.$A$2]*2^([.I$2])" office:value-type="float" office:value="3793.71643066406" calcext:value-type="float">
            <text:p>3794</text:p>
          </table:table-cell>
          <table:table-cell table:formula="of:=(256+[.$S52])*[.$A$2]*2^([.J$2])" office:value-type="float" office:value="7587.43286132813" calcext:value-type="float">
            <text:p>7587</text:p>
          </table:table-cell>
          <table:table-cell table:formula="of:=(256+[.$S52])*[.$A$2]*2^([.K$2])" office:value-type="float" office:value="15174.8657226563" calcext:value-type="float">
            <text:p>15175</text:p>
          </table:table-cell>
          <table:table-cell table:formula="of:=(256+[.$S52])*[.$A$2]*2^([.L$2])" office:value-type="float" office:value="30349.7314453125" calcext:value-type="float">
            <text:p>30350</text:p>
          </table:table-cell>
          <table:table-cell table:formula="of:=(256+[.$S52])*[.$A$2]*2^([.M$2])" office:value-type="float" office:value="60699.462890625" calcext:value-type="float">
            <text:p>60699</text:p>
          </table:table-cell>
          <table:table-cell table:formula="of:=(256+[.$S52])*[.$A$2]*2^([.N$2])" office:value-type="float" office:value="121398.92578125" calcext:value-type="float">
            <text:p>121399</text:p>
          </table:table-cell>
          <table:table-cell table:formula="of:=(256+[.$S52])*[.$A$2]*2^([.O$2])" office:value-type="float" office:value="242797.8515625" calcext:value-type="float">
            <text:p>242798</text:p>
          </table:table-cell>
          <table:table-cell table:formula="of:=(256+[.$S52])*[.$A$2]*2^([.P$2])" office:value-type="float" office:value="485595.703125" calcext:value-type="float">
            <text:p>485596</text:p>
          </table:table-cell>
          <table:table-cell table:formula="of:=(256+[.$S52])*[.$A$2]*2^([.Q$2])" office:value-type="float" office:value="971191.40625" calcext:value-type="float">
            <text:p>97119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51" calcext:value-type="float">
            <text:p>51</text:p>
          </table:table-cell>
          <table:table-cell table:formula="of:=(256+[.$S53])*[.$A$2]*2^([.B$2])" office:value-type="float" office:value="29.735267162323" calcext:value-type="float">
            <text:p>30</text:p>
          </table:table-cell>
          <table:table-cell table:formula="of:=(256+[.$S53])*[.$A$2]*2^([.C$2])" office:value-type="float" office:value="59.470534324646" calcext:value-type="float">
            <text:p>59</text:p>
          </table:table-cell>
          <table:table-cell table:formula="of:=(256+[.$S53])*[.$A$2]*2^([.D$2])" office:value-type="float" office:value="118.941068649292" calcext:value-type="float">
            <text:p>119</text:p>
          </table:table-cell>
          <table:table-cell table:formula="of:=(256+[.$S53])*[.$A$2]*2^([.E$2])" office:value-type="float" office:value="237.882137298584" calcext:value-type="float">
            <text:p>238</text:p>
          </table:table-cell>
          <table:table-cell table:formula="of:=(256+[.$S53])*[.$A$2]*2^([.F$2])" office:value-type="float" office:value="475.764274597168" calcext:value-type="float">
            <text:p>476</text:p>
          </table:table-cell>
          <table:table-cell table:formula="of:=(256+[.$S53])*[.$A$2]*2^([.G$2])" office:value-type="float" office:value="951.528549194336" calcext:value-type="float">
            <text:p>952</text:p>
          </table:table-cell>
          <table:table-cell table:formula="of:=(256+[.$S53])*[.$A$2]*2^([.H$2])" office:value-type="float" office:value="1903.05709838867" calcext:value-type="float">
            <text:p>1903</text:p>
          </table:table-cell>
          <table:table-cell table:formula="of:=(256+[.$S53])*[.$A$2]*2^([.I$2])" office:value-type="float" office:value="3806.11419677734" calcext:value-type="float">
            <text:p>3806</text:p>
          </table:table-cell>
          <table:table-cell table:formula="of:=(256+[.$S53])*[.$A$2]*2^([.J$2])" office:value-type="float" office:value="7612.22839355469" calcext:value-type="float">
            <text:p>7612</text:p>
          </table:table-cell>
          <table:table-cell table:formula="of:=(256+[.$S53])*[.$A$2]*2^([.K$2])" office:value-type="float" office:value="15224.4567871094" calcext:value-type="float">
            <text:p>15224</text:p>
          </table:table-cell>
          <table:table-cell table:formula="of:=(256+[.$S53])*[.$A$2]*2^([.L$2])" office:value-type="float" office:value="30448.9135742187" calcext:value-type="float">
            <text:p>30449</text:p>
          </table:table-cell>
          <table:table-cell table:formula="of:=(256+[.$S53])*[.$A$2]*2^([.M$2])" office:value-type="float" office:value="60897.8271484375" calcext:value-type="float">
            <text:p>60898</text:p>
          </table:table-cell>
          <table:table-cell table:formula="of:=(256+[.$S53])*[.$A$2]*2^([.N$2])" office:value-type="float" office:value="121795.654296875" calcext:value-type="float">
            <text:p>121796</text:p>
          </table:table-cell>
          <table:table-cell table:formula="of:=(256+[.$S53])*[.$A$2]*2^([.O$2])" office:value-type="float" office:value="243591.30859375" calcext:value-type="float">
            <text:p>243591</text:p>
          </table:table-cell>
          <table:table-cell table:formula="of:=(256+[.$S53])*[.$A$2]*2^([.P$2])" office:value-type="float" office:value="487182.6171875" calcext:value-type="float">
            <text:p>487183</text:p>
          </table:table-cell>
          <table:table-cell table:formula="of:=(256+[.$S53])*[.$A$2]*2^([.Q$2])" office:value-type="float" office:value="974365.234375" calcext:value-type="float">
            <text:p>97436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52" calcext:value-type="float">
            <text:p>52</text:p>
          </table:table-cell>
          <table:table-cell table:formula="of:=(256+[.$S54])*[.$A$2]*2^([.B$2])" office:value-type="float" office:value="29.832124710083" calcext:value-type="float">
            <text:p>30</text:p>
          </table:table-cell>
          <table:table-cell table:formula="of:=(256+[.$S54])*[.$A$2]*2^([.C$2])" office:value-type="float" office:value="59.664249420166" calcext:value-type="float">
            <text:p>60</text:p>
          </table:table-cell>
          <table:table-cell table:formula="of:=(256+[.$S54])*[.$A$2]*2^([.D$2])" office:value-type="float" office:value="119.328498840332" calcext:value-type="float">
            <text:p>119</text:p>
          </table:table-cell>
          <table:table-cell table:formula="of:=(256+[.$S54])*[.$A$2]*2^([.E$2])" office:value-type="float" office:value="238.656997680664" calcext:value-type="float">
            <text:p>239</text:p>
          </table:table-cell>
          <table:table-cell table:formula="of:=(256+[.$S54])*[.$A$2]*2^([.F$2])" office:value-type="float" office:value="477.313995361328" calcext:value-type="float">
            <text:p>477</text:p>
          </table:table-cell>
          <table:table-cell table:formula="of:=(256+[.$S54])*[.$A$2]*2^([.G$2])" office:value-type="float" office:value="954.627990722656" calcext:value-type="float">
            <text:p>955</text:p>
          </table:table-cell>
          <table:table-cell table:formula="of:=(256+[.$S54])*[.$A$2]*2^([.H$2])" office:value-type="float" office:value="1909.25598144531" calcext:value-type="float">
            <text:p>1909</text:p>
          </table:table-cell>
          <table:table-cell table:formula="of:=(256+[.$S54])*[.$A$2]*2^([.I$2])" office:value-type="float" office:value="3818.51196289062" calcext:value-type="float">
            <text:p>3819</text:p>
          </table:table-cell>
          <table:table-cell table:formula="of:=(256+[.$S54])*[.$A$2]*2^([.J$2])" office:value-type="float" office:value="7637.02392578125" calcext:value-type="float">
            <text:p>7637</text:p>
          </table:table-cell>
          <table:table-cell table:formula="of:=(256+[.$S54])*[.$A$2]*2^([.K$2])" office:value-type="float" office:value="15274.0478515625" calcext:value-type="float">
            <text:p>15274</text:p>
          </table:table-cell>
          <table:table-cell table:formula="of:=(256+[.$S54])*[.$A$2]*2^([.L$2])" office:value-type="float" office:value="30548.095703125" calcext:value-type="float">
            <text:p>30548</text:p>
          </table:table-cell>
          <table:table-cell table:formula="of:=(256+[.$S54])*[.$A$2]*2^([.M$2])" office:value-type="float" office:value="61096.19140625" calcext:value-type="float">
            <text:p>61096</text:p>
          </table:table-cell>
          <table:table-cell table:formula="of:=(256+[.$S54])*[.$A$2]*2^([.N$2])" office:value-type="float" office:value="122192.3828125" calcext:value-type="float">
            <text:p>122192</text:p>
          </table:table-cell>
          <table:table-cell table:formula="of:=(256+[.$S54])*[.$A$2]*2^([.O$2])" office:value-type="float" office:value="244384.765625" calcext:value-type="float">
            <text:p>244385</text:p>
          </table:table-cell>
          <table:table-cell table:formula="of:=(256+[.$S54])*[.$A$2]*2^([.P$2])" office:value-type="float" office:value="488769.53125" calcext:value-type="float">
            <text:p>488770</text:p>
          </table:table-cell>
          <table:table-cell table:formula="of:=(256+[.$S54])*[.$A$2]*2^([.Q$2])" office:value-type="float" office:value="977539.0625" calcext:value-type="float">
            <text:p>97753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53" calcext:value-type="float">
            <text:p>53</text:p>
          </table:table-cell>
          <table:table-cell table:formula="of:=(256+[.$S55])*[.$A$2]*2^([.B$2])" office:value-type="float" office:value="29.928982257843" calcext:value-type="float">
            <text:p>30</text:p>
          </table:table-cell>
          <table:table-cell table:formula="of:=(256+[.$S55])*[.$A$2]*2^([.C$2])" office:value-type="float" office:value="59.857964515686" calcext:value-type="float">
            <text:p>60</text:p>
          </table:table-cell>
          <table:table-cell table:formula="of:=(256+[.$S55])*[.$A$2]*2^([.D$2])" office:value-type="float" office:value="119.715929031372" calcext:value-type="float">
            <text:p>120</text:p>
          </table:table-cell>
          <table:table-cell table:formula="of:=(256+[.$S55])*[.$A$2]*2^([.E$2])" office:value-type="float" office:value="239.431858062744" calcext:value-type="float">
            <text:p>239</text:p>
          </table:table-cell>
          <table:table-cell table:formula="of:=(256+[.$S55])*[.$A$2]*2^([.F$2])" office:value-type="float" office:value="478.863716125488" calcext:value-type="float">
            <text:p>479</text:p>
          </table:table-cell>
          <table:table-cell table:formula="of:=(256+[.$S55])*[.$A$2]*2^([.G$2])" office:value-type="float" office:value="957.727432250977" calcext:value-type="float">
            <text:p>958</text:p>
          </table:table-cell>
          <table:table-cell table:formula="of:=(256+[.$S55])*[.$A$2]*2^([.H$2])" office:value-type="float" office:value="1915.45486450195" calcext:value-type="float">
            <text:p>1915</text:p>
          </table:table-cell>
          <table:table-cell table:formula="of:=(256+[.$S55])*[.$A$2]*2^([.I$2])" office:value-type="float" office:value="3830.90972900391" calcext:value-type="float">
            <text:p>3831</text:p>
          </table:table-cell>
          <table:table-cell table:formula="of:=(256+[.$S55])*[.$A$2]*2^([.J$2])" office:value-type="float" office:value="7661.81945800781" calcext:value-type="float">
            <text:p>7662</text:p>
          </table:table-cell>
          <table:table-cell table:formula="of:=(256+[.$S55])*[.$A$2]*2^([.K$2])" office:value-type="float" office:value="15323.6389160156" calcext:value-type="float">
            <text:p>15324</text:p>
          </table:table-cell>
          <table:table-cell table:formula="of:=(256+[.$S55])*[.$A$2]*2^([.L$2])" office:value-type="float" office:value="30647.2778320312" calcext:value-type="float">
            <text:p>30647</text:p>
          </table:table-cell>
          <table:table-cell table:formula="of:=(256+[.$S55])*[.$A$2]*2^([.M$2])" office:value-type="float" office:value="61294.5556640625" calcext:value-type="float">
            <text:p>61295</text:p>
          </table:table-cell>
          <table:table-cell table:formula="of:=(256+[.$S55])*[.$A$2]*2^([.N$2])" office:value-type="float" office:value="122589.111328125" calcext:value-type="float">
            <text:p>122589</text:p>
          </table:table-cell>
          <table:table-cell table:formula="of:=(256+[.$S55])*[.$A$2]*2^([.O$2])" office:value-type="float" office:value="245178.22265625" calcext:value-type="float">
            <text:p>245178</text:p>
          </table:table-cell>
          <table:table-cell table:formula="of:=(256+[.$S55])*[.$A$2]*2^([.P$2])" office:value-type="float" office:value="490356.4453125" calcext:value-type="float">
            <text:p>490356</text:p>
          </table:table-cell>
          <table:table-cell table:formula="of:=(256+[.$S55])*[.$A$2]*2^([.Q$2])" office:value-type="float" office:value="980712.890625" calcext:value-type="float">
            <text:p>98071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54" calcext:value-type="float">
            <text:p>54</text:p>
          </table:table-cell>
          <table:table-cell table:formula="of:=(256+[.$S56])*[.$A$2]*2^([.B$2])" office:value-type="float" office:value="30.025839805603" calcext:value-type="float">
            <text:p>30</text:p>
          </table:table-cell>
          <table:table-cell table:formula="of:=(256+[.$S56])*[.$A$2]*2^([.C$2])" office:value-type="float" office:value="60.0516796112061" calcext:value-type="float">
            <text:p>60</text:p>
          </table:table-cell>
          <table:table-cell table:formula="of:=(256+[.$S56])*[.$A$2]*2^([.D$2])" office:value-type="float" office:value="120.103359222412" calcext:value-type="float">
            <text:p>120</text:p>
          </table:table-cell>
          <table:table-cell table:formula="of:=(256+[.$S56])*[.$A$2]*2^([.E$2])" office:value-type="float" office:value="240.206718444824" calcext:value-type="float">
            <text:p>240</text:p>
          </table:table-cell>
          <table:table-cell table:formula="of:=(256+[.$S56])*[.$A$2]*2^([.F$2])" office:value-type="float" office:value="480.413436889648" calcext:value-type="float">
            <text:p>480</text:p>
          </table:table-cell>
          <table:table-cell table:formula="of:=(256+[.$S56])*[.$A$2]*2^([.G$2])" office:value-type="float" office:value="960.826873779297" calcext:value-type="float">
            <text:p>961</text:p>
          </table:table-cell>
          <table:table-cell table:formula="of:=(256+[.$S56])*[.$A$2]*2^([.H$2])" office:value-type="float" office:value="1921.65374755859" calcext:value-type="float">
            <text:p>1922</text:p>
          </table:table-cell>
          <table:table-cell table:formula="of:=(256+[.$S56])*[.$A$2]*2^([.I$2])" office:value-type="float" office:value="3843.30749511719" calcext:value-type="float">
            <text:p>3843</text:p>
          </table:table-cell>
          <table:table-cell table:formula="of:=(256+[.$S56])*[.$A$2]*2^([.J$2])" office:value-type="float" office:value="7686.61499023438" calcext:value-type="float">
            <text:p>7687</text:p>
          </table:table-cell>
          <table:table-cell table:formula="of:=(256+[.$S56])*[.$A$2]*2^([.K$2])" office:value-type="float" office:value="15373.2299804688" calcext:value-type="float">
            <text:p>15373</text:p>
          </table:table-cell>
          <table:table-cell table:formula="of:=(256+[.$S56])*[.$A$2]*2^([.L$2])" office:value-type="float" office:value="30746.4599609375" calcext:value-type="float">
            <text:p>30746</text:p>
          </table:table-cell>
          <table:table-cell table:formula="of:=(256+[.$S56])*[.$A$2]*2^([.M$2])" office:value-type="float" office:value="61492.919921875" calcext:value-type="float">
            <text:p>61493</text:p>
          </table:table-cell>
          <table:table-cell table:formula="of:=(256+[.$S56])*[.$A$2]*2^([.N$2])" office:value-type="float" office:value="122985.83984375" calcext:value-type="float">
            <text:p>122986</text:p>
          </table:table-cell>
          <table:table-cell table:formula="of:=(256+[.$S56])*[.$A$2]*2^([.O$2])" office:value-type="float" office:value="245971.6796875" calcext:value-type="float">
            <text:p>245972</text:p>
          </table:table-cell>
          <table:table-cell table:formula="of:=(256+[.$S56])*[.$A$2]*2^([.P$2])" office:value-type="float" office:value="491943.359375" calcext:value-type="float">
            <text:p>491943</text:p>
          </table:table-cell>
          <table:table-cell table:formula="of:=(256+[.$S56])*[.$A$2]*2^([.Q$2])" office:value-type="float" office:value="983886.71875" calcext:value-type="float">
            <text:p>98388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55" calcext:value-type="float">
            <text:p>55</text:p>
          </table:table-cell>
          <table:table-cell table:formula="of:=(256+[.$S57])*[.$A$2]*2^([.B$2])" office:value-type="float" office:value="30.122697353363" calcext:value-type="float">
            <text:p>30</text:p>
          </table:table-cell>
          <table:table-cell table:formula="of:=(256+[.$S57])*[.$A$2]*2^([.C$2])" office:value-type="float" office:value="60.2453947067261" calcext:value-type="float">
            <text:p>60</text:p>
          </table:table-cell>
          <table:table-cell table:formula="of:=(256+[.$S57])*[.$A$2]*2^([.D$2])" office:value-type="float" office:value="120.490789413452" calcext:value-type="float">
            <text:p>120</text:p>
          </table:table-cell>
          <table:table-cell table:formula="of:=(256+[.$S57])*[.$A$2]*2^([.E$2])" office:value-type="float" office:value="240.981578826904" calcext:value-type="float">
            <text:p>241</text:p>
          </table:table-cell>
          <table:table-cell table:formula="of:=(256+[.$S57])*[.$A$2]*2^([.F$2])" office:value-type="float" office:value="481.963157653809" calcext:value-type="float">
            <text:p>482</text:p>
          </table:table-cell>
          <table:table-cell table:formula="of:=(256+[.$S57])*[.$A$2]*2^([.G$2])" office:value-type="float" office:value="963.926315307617" calcext:value-type="float">
            <text:p>964</text:p>
          </table:table-cell>
          <table:table-cell table:formula="of:=(256+[.$S57])*[.$A$2]*2^([.H$2])" office:value-type="float" office:value="1927.85263061523" calcext:value-type="float">
            <text:p>1928</text:p>
          </table:table-cell>
          <table:table-cell table:formula="of:=(256+[.$S57])*[.$A$2]*2^([.I$2])" office:value-type="float" office:value="3855.70526123047" calcext:value-type="float">
            <text:p>3856</text:p>
          </table:table-cell>
          <table:table-cell table:formula="of:=(256+[.$S57])*[.$A$2]*2^([.J$2])" office:value-type="float" office:value="7711.41052246094" calcext:value-type="float">
            <text:p>7711</text:p>
          </table:table-cell>
          <table:table-cell table:formula="of:=(256+[.$S57])*[.$A$2]*2^([.K$2])" office:value-type="float" office:value="15422.8210449219" calcext:value-type="float">
            <text:p>15423</text:p>
          </table:table-cell>
          <table:table-cell table:formula="of:=(256+[.$S57])*[.$A$2]*2^([.L$2])" office:value-type="float" office:value="30845.6420898437" calcext:value-type="float">
            <text:p>30846</text:p>
          </table:table-cell>
          <table:table-cell table:formula="of:=(256+[.$S57])*[.$A$2]*2^([.M$2])" office:value-type="float" office:value="61691.2841796875" calcext:value-type="float">
            <text:p>61691</text:p>
          </table:table-cell>
          <table:table-cell table:formula="of:=(256+[.$S57])*[.$A$2]*2^([.N$2])" office:value-type="float" office:value="123382.568359375" calcext:value-type="float">
            <text:p>123383</text:p>
          </table:table-cell>
          <table:table-cell table:formula="of:=(256+[.$S57])*[.$A$2]*2^([.O$2])" office:value-type="float" office:value="246765.13671875" calcext:value-type="float">
            <text:p>246765</text:p>
          </table:table-cell>
          <table:table-cell table:formula="of:=(256+[.$S57])*[.$A$2]*2^([.P$2])" office:value-type="float" office:value="493530.2734375" calcext:value-type="float">
            <text:p>493530</text:p>
          </table:table-cell>
          <table:table-cell table:formula="of:=(256+[.$S57])*[.$A$2]*2^([.Q$2])" office:value-type="float" office:value="987060.546875" calcext:value-type="float">
            <text:p>98706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56" calcext:value-type="float">
            <text:p>56</text:p>
          </table:table-cell>
          <table:table-cell table:formula="of:=(256+[.$S58])*[.$A$2]*2^([.B$2])" office:value-type="float" office:value="30.219554901123" calcext:value-type="float">
            <text:p>30</text:p>
          </table:table-cell>
          <table:table-cell table:formula="of:=(256+[.$S58])*[.$A$2]*2^([.C$2])" office:value-type="float" office:value="60.4391098022461" calcext:value-type="float">
            <text:p>60</text:p>
          </table:table-cell>
          <table:table-cell table:formula="of:=(256+[.$S58])*[.$A$2]*2^([.D$2])" office:value-type="float" office:value="120.878219604492" calcext:value-type="float">
            <text:p>121</text:p>
          </table:table-cell>
          <table:table-cell table:formula="of:=(256+[.$S58])*[.$A$2]*2^([.E$2])" office:value-type="float" office:value="241.756439208984" calcext:value-type="float">
            <text:p>242</text:p>
          </table:table-cell>
          <table:table-cell table:formula="of:=(256+[.$S58])*[.$A$2]*2^([.F$2])" office:value-type="float" office:value="483.512878417969" calcext:value-type="float">
            <text:p>484</text:p>
          </table:table-cell>
          <table:table-cell table:formula="of:=(256+[.$S58])*[.$A$2]*2^([.G$2])" office:value-type="float" office:value="967.025756835938" calcext:value-type="float">
            <text:p>967</text:p>
          </table:table-cell>
          <table:table-cell table:formula="of:=(256+[.$S58])*[.$A$2]*2^([.H$2])" office:value-type="float" office:value="1934.05151367188" calcext:value-type="float">
            <text:p>1934</text:p>
          </table:table-cell>
          <table:table-cell table:formula="of:=(256+[.$S58])*[.$A$2]*2^([.I$2])" office:value-type="float" office:value="3868.10302734375" calcext:value-type="float">
            <text:p>3868</text:p>
          </table:table-cell>
          <table:table-cell table:formula="of:=(256+[.$S58])*[.$A$2]*2^([.J$2])" office:value-type="float" office:value="7736.2060546875" calcext:value-type="float">
            <text:p>7736</text:p>
          </table:table-cell>
          <table:table-cell table:formula="of:=(256+[.$S58])*[.$A$2]*2^([.K$2])" office:value-type="float" office:value="15472.412109375" calcext:value-type="float">
            <text:p>15472</text:p>
          </table:table-cell>
          <table:table-cell table:formula="of:=(256+[.$S58])*[.$A$2]*2^([.L$2])" office:value-type="float" office:value="30944.82421875" calcext:value-type="float">
            <text:p>30945</text:p>
          </table:table-cell>
          <table:table-cell table:formula="of:=(256+[.$S58])*[.$A$2]*2^([.M$2])" office:value-type="float" office:value="61889.6484375" calcext:value-type="float">
            <text:p>61890</text:p>
          </table:table-cell>
          <table:table-cell table:formula="of:=(256+[.$S58])*[.$A$2]*2^([.N$2])" office:value-type="float" office:value="123779.296875" calcext:value-type="float">
            <text:p>123779</text:p>
          </table:table-cell>
          <table:table-cell table:formula="of:=(256+[.$S58])*[.$A$2]*2^([.O$2])" office:value-type="float" office:value="247558.59375" calcext:value-type="float">
            <text:p>247559</text:p>
          </table:table-cell>
          <table:table-cell table:formula="of:=(256+[.$S58])*[.$A$2]*2^([.P$2])" office:value-type="float" office:value="495117.1875" calcext:value-type="float">
            <text:p>495117</text:p>
          </table:table-cell>
          <table:table-cell table:formula="of:=(256+[.$S58])*[.$A$2]*2^([.Q$2])" office:value-type="float" office:value="990234.375" calcext:value-type="float">
            <text:p>99023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57" calcext:value-type="float">
            <text:p>57</text:p>
          </table:table-cell>
          <table:table-cell table:formula="of:=(256+[.$S59])*[.$A$2]*2^([.B$2])" office:value-type="float" office:value="30.3164124488831" calcext:value-type="float">
            <text:p>30</text:p>
          </table:table-cell>
          <table:table-cell table:formula="of:=(256+[.$S59])*[.$A$2]*2^([.C$2])" office:value-type="float" office:value="60.6328248977661" calcext:value-type="float">
            <text:p>61</text:p>
          </table:table-cell>
          <table:table-cell table:formula="of:=(256+[.$S59])*[.$A$2]*2^([.D$2])" office:value-type="float" office:value="121.265649795532" calcext:value-type="float">
            <text:p>121</text:p>
          </table:table-cell>
          <table:table-cell table:formula="of:=(256+[.$S59])*[.$A$2]*2^([.E$2])" office:value-type="float" office:value="242.531299591064" calcext:value-type="float">
            <text:p>243</text:p>
          </table:table-cell>
          <table:table-cell table:formula="of:=(256+[.$S59])*[.$A$2]*2^([.F$2])" office:value-type="float" office:value="485.062599182129" calcext:value-type="float">
            <text:p>485</text:p>
          </table:table-cell>
          <table:table-cell table:formula="of:=(256+[.$S59])*[.$A$2]*2^([.G$2])" office:value-type="float" office:value="970.125198364258" calcext:value-type="float">
            <text:p>970</text:p>
          </table:table-cell>
          <table:table-cell table:formula="of:=(256+[.$S59])*[.$A$2]*2^([.H$2])" office:value-type="float" office:value="1940.25039672852" calcext:value-type="float">
            <text:p>1940</text:p>
          </table:table-cell>
          <table:table-cell table:formula="of:=(256+[.$S59])*[.$A$2]*2^([.I$2])" office:value-type="float" office:value="3880.50079345703" calcext:value-type="float">
            <text:p>3881</text:p>
          </table:table-cell>
          <table:table-cell table:formula="of:=(256+[.$S59])*[.$A$2]*2^([.J$2])" office:value-type="float" office:value="7761.00158691406" calcext:value-type="float">
            <text:p>7761</text:p>
          </table:table-cell>
          <table:table-cell table:formula="of:=(256+[.$S59])*[.$A$2]*2^([.K$2])" office:value-type="float" office:value="15522.0031738281" calcext:value-type="float">
            <text:p>15522</text:p>
          </table:table-cell>
          <table:table-cell table:formula="of:=(256+[.$S59])*[.$A$2]*2^([.L$2])" office:value-type="float" office:value="31044.0063476562" calcext:value-type="float">
            <text:p>31044</text:p>
          </table:table-cell>
          <table:table-cell table:formula="of:=(256+[.$S59])*[.$A$2]*2^([.M$2])" office:value-type="float" office:value="62088.0126953125" calcext:value-type="float">
            <text:p>62088</text:p>
          </table:table-cell>
          <table:table-cell table:formula="of:=(256+[.$S59])*[.$A$2]*2^([.N$2])" office:value-type="float" office:value="124176.025390625" calcext:value-type="float">
            <text:p>124176</text:p>
          </table:table-cell>
          <table:table-cell table:formula="of:=(256+[.$S59])*[.$A$2]*2^([.O$2])" office:value-type="float" office:value="248352.05078125" calcext:value-type="float">
            <text:p>248352</text:p>
          </table:table-cell>
          <table:table-cell table:formula="of:=(256+[.$S59])*[.$A$2]*2^([.P$2])" office:value-type="float" office:value="496704.1015625" calcext:value-type="float">
            <text:p>496704</text:p>
          </table:table-cell>
          <table:table-cell table:formula="of:=(256+[.$S59])*[.$A$2]*2^([.Q$2])" office:value-type="float" office:value="993408.203125" calcext:value-type="float">
            <text:p>99340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58" calcext:value-type="float">
            <text:p>58</text:p>
          </table:table-cell>
          <table:table-cell table:formula="of:=(256+[.$S60])*[.$A$2]*2^([.B$2])" office:value-type="float" office:value="30.4132699966431" calcext:value-type="float">
            <text:p>30</text:p>
          </table:table-cell>
          <table:table-cell table:formula="of:=(256+[.$S60])*[.$A$2]*2^([.C$2])" office:value-type="float" office:value="60.8265399932861" calcext:value-type="float">
            <text:p>61</text:p>
          </table:table-cell>
          <table:table-cell table:formula="of:=(256+[.$S60])*[.$A$2]*2^([.D$2])" office:value-type="float" office:value="121.653079986572" calcext:value-type="float">
            <text:p>122</text:p>
          </table:table-cell>
          <table:table-cell table:formula="of:=(256+[.$S60])*[.$A$2]*2^([.E$2])" office:value-type="float" office:value="243.306159973145" calcext:value-type="float">
            <text:p>243</text:p>
          </table:table-cell>
          <table:table-cell table:formula="of:=(256+[.$S60])*[.$A$2]*2^([.F$2])" office:value-type="float" office:value="486.612319946289" calcext:value-type="float">
            <text:p>487</text:p>
          </table:table-cell>
          <table:table-cell table:formula="of:=(256+[.$S60])*[.$A$2]*2^([.G$2])" office:value-type="float" office:value="973.224639892578" calcext:value-type="float">
            <text:p>973</text:p>
          </table:table-cell>
          <table:table-cell table:formula="of:=(256+[.$S60])*[.$A$2]*2^([.H$2])" office:value-type="float" office:value="1946.44927978516" calcext:value-type="float">
            <text:p>1946</text:p>
          </table:table-cell>
          <table:table-cell table:formula="of:=(256+[.$S60])*[.$A$2]*2^([.I$2])" office:value-type="float" office:value="3892.89855957031" calcext:value-type="float">
            <text:p>3893</text:p>
          </table:table-cell>
          <table:table-cell table:formula="of:=(256+[.$S60])*[.$A$2]*2^([.J$2])" office:value-type="float" office:value="7785.79711914063" calcext:value-type="float">
            <text:p>7786</text:p>
          </table:table-cell>
          <table:table-cell table:formula="of:=(256+[.$S60])*[.$A$2]*2^([.K$2])" office:value-type="float" office:value="15571.5942382813" calcext:value-type="float">
            <text:p>15572</text:p>
          </table:table-cell>
          <table:table-cell table:formula="of:=(256+[.$S60])*[.$A$2]*2^([.L$2])" office:value-type="float" office:value="31143.1884765625" calcext:value-type="float">
            <text:p>31143</text:p>
          </table:table-cell>
          <table:table-cell table:formula="of:=(256+[.$S60])*[.$A$2]*2^([.M$2])" office:value-type="float" office:value="62286.376953125" calcext:value-type="float">
            <text:p>62286</text:p>
          </table:table-cell>
          <table:table-cell table:formula="of:=(256+[.$S60])*[.$A$2]*2^([.N$2])" office:value-type="float" office:value="124572.75390625" calcext:value-type="float">
            <text:p>124573</text:p>
          </table:table-cell>
          <table:table-cell table:formula="of:=(256+[.$S60])*[.$A$2]*2^([.O$2])" office:value-type="float" office:value="249145.5078125" calcext:value-type="float">
            <text:p>249146</text:p>
          </table:table-cell>
          <table:table-cell table:formula="of:=(256+[.$S60])*[.$A$2]*2^([.P$2])" office:value-type="float" office:value="498291.015625" calcext:value-type="float">
            <text:p>498291</text:p>
          </table:table-cell>
          <table:table-cell table:formula="of:=(256+[.$S60])*[.$A$2]*2^([.Q$2])" office:value-type="float" office:value="996582.03125" calcext:value-type="float">
            <text:p>99658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59" calcext:value-type="float">
            <text:p>59</text:p>
          </table:table-cell>
          <table:table-cell table:formula="of:=(256+[.$S61])*[.$A$2]*2^([.B$2])" office:value-type="float" office:value="30.5101275444031" calcext:value-type="float">
            <text:p>31</text:p>
          </table:table-cell>
          <table:table-cell table:formula="of:=(256+[.$S61])*[.$A$2]*2^([.C$2])" office:value-type="float" office:value="61.0202550888062" calcext:value-type="float">
            <text:p>61</text:p>
          </table:table-cell>
          <table:table-cell table:formula="of:=(256+[.$S61])*[.$A$2]*2^([.D$2])" office:value-type="float" office:value="122.040510177612" calcext:value-type="float">
            <text:p>122</text:p>
          </table:table-cell>
          <table:table-cell table:formula="of:=(256+[.$S61])*[.$A$2]*2^([.E$2])" office:value-type="float" office:value="244.081020355225" calcext:value-type="float">
            <text:p>244</text:p>
          </table:table-cell>
          <table:table-cell table:formula="of:=(256+[.$S61])*[.$A$2]*2^([.F$2])" office:value-type="float" office:value="488.162040710449" calcext:value-type="float">
            <text:p>488</text:p>
          </table:table-cell>
          <table:table-cell table:formula="of:=(256+[.$S61])*[.$A$2]*2^([.G$2])" office:value-type="float" office:value="976.324081420898" calcext:value-type="float">
            <text:p>976</text:p>
          </table:table-cell>
          <table:table-cell table:formula="of:=(256+[.$S61])*[.$A$2]*2^([.H$2])" office:value-type="float" office:value="1952.6481628418" calcext:value-type="float">
            <text:p>1953</text:p>
          </table:table-cell>
          <table:table-cell table:formula="of:=(256+[.$S61])*[.$A$2]*2^([.I$2])" office:value-type="float" office:value="3905.29632568359" calcext:value-type="float">
            <text:p>3905</text:p>
          </table:table-cell>
          <table:table-cell table:formula="of:=(256+[.$S61])*[.$A$2]*2^([.J$2])" office:value-type="float" office:value="7810.59265136719" calcext:value-type="float">
            <text:p>7811</text:p>
          </table:table-cell>
          <table:table-cell table:formula="of:=(256+[.$S61])*[.$A$2]*2^([.K$2])" office:value-type="float" office:value="15621.1853027344" calcext:value-type="float">
            <text:p>15621</text:p>
          </table:table-cell>
          <table:table-cell table:formula="of:=(256+[.$S61])*[.$A$2]*2^([.L$2])" office:value-type="float" office:value="31242.3706054687" calcext:value-type="float">
            <text:p>31242</text:p>
          </table:table-cell>
          <table:table-cell table:formula="of:=(256+[.$S61])*[.$A$2]*2^([.M$2])" office:value-type="float" office:value="62484.7412109375" calcext:value-type="float">
            <text:p>62485</text:p>
          </table:table-cell>
          <table:table-cell table:formula="of:=(256+[.$S61])*[.$A$2]*2^([.N$2])" office:value-type="float" office:value="124969.482421875" calcext:value-type="float">
            <text:p>124969</text:p>
          </table:table-cell>
          <table:table-cell table:formula="of:=(256+[.$S61])*[.$A$2]*2^([.O$2])" office:value-type="float" office:value="249938.96484375" calcext:value-type="float">
            <text:p>249939</text:p>
          </table:table-cell>
          <table:table-cell table:formula="of:=(256+[.$S61])*[.$A$2]*2^([.P$2])" office:value-type="float" office:value="499877.9296875" calcext:value-type="float">
            <text:p>499878</text:p>
          </table:table-cell>
          <table:table-cell table:formula="of:=(256+[.$S61])*[.$A$2]*2^([.Q$2])" office:value-type="float" office:value="999755.859375" calcext:value-type="float">
            <text:p>99975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60" calcext:value-type="float">
            <text:p>60</text:p>
          </table:table-cell>
          <table:table-cell table:formula="of:=(256+[.$S62])*[.$A$2]*2^([.B$2])" office:value-type="float" office:value="30.6069850921631" calcext:value-type="float">
            <text:p>31</text:p>
          </table:table-cell>
          <table:table-cell table:formula="of:=(256+[.$S62])*[.$A$2]*2^([.C$2])" office:value-type="float" office:value="61.2139701843262" calcext:value-type="float">
            <text:p>61</text:p>
          </table:table-cell>
          <table:table-cell table:formula="of:=(256+[.$S62])*[.$A$2]*2^([.D$2])" office:value-type="float" office:value="122.427940368652" calcext:value-type="float">
            <text:p>122</text:p>
          </table:table-cell>
          <table:table-cell table:formula="of:=(256+[.$S62])*[.$A$2]*2^([.E$2])" office:value-type="float" office:value="244.855880737305" calcext:value-type="float">
            <text:p>245</text:p>
          </table:table-cell>
          <table:table-cell table:formula="of:=(256+[.$S62])*[.$A$2]*2^([.F$2])" office:value-type="float" office:value="489.711761474609" calcext:value-type="float">
            <text:p>490</text:p>
          </table:table-cell>
          <table:table-cell table:formula="of:=(256+[.$S62])*[.$A$2]*2^([.G$2])" office:value-type="float" office:value="979.423522949219" calcext:value-type="float">
            <text:p>979</text:p>
          </table:table-cell>
          <table:table-cell table:formula="of:=(256+[.$S62])*[.$A$2]*2^([.H$2])" office:value-type="float" office:value="1958.84704589844" calcext:value-type="float">
            <text:p>1959</text:p>
          </table:table-cell>
          <table:table-cell table:formula="of:=(256+[.$S62])*[.$A$2]*2^([.I$2])" office:value-type="float" office:value="3917.69409179687" calcext:value-type="float">
            <text:p>3918</text:p>
          </table:table-cell>
          <table:table-cell table:formula="of:=(256+[.$S62])*[.$A$2]*2^([.J$2])" office:value-type="float" office:value="7835.38818359375" calcext:value-type="float">
            <text:p>7835</text:p>
          </table:table-cell>
          <table:table-cell table:formula="of:=(256+[.$S62])*[.$A$2]*2^([.K$2])" office:value-type="float" office:value="15670.7763671875" calcext:value-type="float">
            <text:p>15671</text:p>
          </table:table-cell>
          <table:table-cell table:formula="of:=(256+[.$S62])*[.$A$2]*2^([.L$2])" office:value-type="float" office:value="31341.552734375" calcext:value-type="float">
            <text:p>31342</text:p>
          </table:table-cell>
          <table:table-cell table:formula="of:=(256+[.$S62])*[.$A$2]*2^([.M$2])" office:value-type="float" office:value="62683.10546875" calcext:value-type="float">
            <text:p>62683</text:p>
          </table:table-cell>
          <table:table-cell table:formula="of:=(256+[.$S62])*[.$A$2]*2^([.N$2])" office:value-type="float" office:value="125366.2109375" calcext:value-type="float">
            <text:p>125366</text:p>
          </table:table-cell>
          <table:table-cell table:formula="of:=(256+[.$S62])*[.$A$2]*2^([.O$2])" office:value-type="float" office:value="250732.421875" calcext:value-type="float">
            <text:p>250732</text:p>
          </table:table-cell>
          <table:table-cell table:formula="of:=(256+[.$S62])*[.$A$2]*2^([.P$2])" office:value-type="float" office:value="501464.84375" calcext:value-type="float">
            <text:p>501465</text:p>
          </table:table-cell>
          <table:table-cell table:formula="of:=(256+[.$S62])*[.$A$2]*2^([.Q$2])" office:value-type="float" office:value="1002929.6875" calcext:value-type="float">
            <text:p>100293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61" calcext:value-type="float">
            <text:p>61</text:p>
          </table:table-cell>
          <table:table-cell table:formula="of:=(256+[.$S63])*[.$A$2]*2^([.B$2])" office:value-type="float" office:value="30.7038426399231" calcext:value-type="float">
            <text:p>31</text:p>
          </table:table-cell>
          <table:table-cell table:formula="of:=(256+[.$S63])*[.$A$2]*2^([.C$2])" office:value-type="float" office:value="61.4076852798462" calcext:value-type="float">
            <text:p>61</text:p>
          </table:table-cell>
          <table:table-cell table:formula="of:=(256+[.$S63])*[.$A$2]*2^([.D$2])" office:value-type="float" office:value="122.815370559692" calcext:value-type="float">
            <text:p>123</text:p>
          </table:table-cell>
          <table:table-cell table:formula="of:=(256+[.$S63])*[.$A$2]*2^([.E$2])" office:value-type="float" office:value="245.630741119385" calcext:value-type="float">
            <text:p>246</text:p>
          </table:table-cell>
          <table:table-cell table:formula="of:=(256+[.$S63])*[.$A$2]*2^([.F$2])" office:value-type="float" office:value="491.26148223877" calcext:value-type="float">
            <text:p>491</text:p>
          </table:table-cell>
          <table:table-cell table:formula="of:=(256+[.$S63])*[.$A$2]*2^([.G$2])" office:value-type="float" office:value="982.522964477539" calcext:value-type="float">
            <text:p>983</text:p>
          </table:table-cell>
          <table:table-cell table:formula="of:=(256+[.$S63])*[.$A$2]*2^([.H$2])" office:value-type="float" office:value="1965.04592895508" calcext:value-type="float">
            <text:p>1965</text:p>
          </table:table-cell>
          <table:table-cell table:formula="of:=(256+[.$S63])*[.$A$2]*2^([.I$2])" office:value-type="float" office:value="3930.09185791016" calcext:value-type="float">
            <text:p>3930</text:p>
          </table:table-cell>
          <table:table-cell table:formula="of:=(256+[.$S63])*[.$A$2]*2^([.J$2])" office:value-type="float" office:value="7860.18371582031" calcext:value-type="float">
            <text:p>7860</text:p>
          </table:table-cell>
          <table:table-cell table:formula="of:=(256+[.$S63])*[.$A$2]*2^([.K$2])" office:value-type="float" office:value="15720.3674316406" calcext:value-type="float">
            <text:p>15720</text:p>
          </table:table-cell>
          <table:table-cell table:formula="of:=(256+[.$S63])*[.$A$2]*2^([.L$2])" office:value-type="float" office:value="31440.7348632812" calcext:value-type="float">
            <text:p>31441</text:p>
          </table:table-cell>
          <table:table-cell table:formula="of:=(256+[.$S63])*[.$A$2]*2^([.M$2])" office:value-type="float" office:value="62881.4697265625" calcext:value-type="float">
            <text:p>62881</text:p>
          </table:table-cell>
          <table:table-cell table:formula="of:=(256+[.$S63])*[.$A$2]*2^([.N$2])" office:value-type="float" office:value="125762.939453125" calcext:value-type="float">
            <text:p>125763</text:p>
          </table:table-cell>
          <table:table-cell table:formula="of:=(256+[.$S63])*[.$A$2]*2^([.O$2])" office:value-type="float" office:value="251525.87890625" calcext:value-type="float">
            <text:p>251526</text:p>
          </table:table-cell>
          <table:table-cell table:formula="of:=(256+[.$S63])*[.$A$2]*2^([.P$2])" office:value-type="float" office:value="503051.7578125" calcext:value-type="float">
            <text:p>503052</text:p>
          </table:table-cell>
          <table:table-cell table:formula="of:=(256+[.$S63])*[.$A$2]*2^([.Q$2])" office:value-type="float" office:value="1006103.515625" calcext:value-type="float">
            <text:p>100610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62" calcext:value-type="float">
            <text:p>62</text:p>
          </table:table-cell>
          <table:table-cell table:formula="of:=(256+[.$S64])*[.$A$2]*2^([.B$2])" office:value-type="float" office:value="30.8007001876831" calcext:value-type="float">
            <text:p>31</text:p>
          </table:table-cell>
          <table:table-cell table:formula="of:=(256+[.$S64])*[.$A$2]*2^([.C$2])" office:value-type="float" office:value="61.6014003753662" calcext:value-type="float">
            <text:p>62</text:p>
          </table:table-cell>
          <table:table-cell table:formula="of:=(256+[.$S64])*[.$A$2]*2^([.D$2])" office:value-type="float" office:value="123.202800750732" calcext:value-type="float">
            <text:p>123</text:p>
          </table:table-cell>
          <table:table-cell table:formula="of:=(256+[.$S64])*[.$A$2]*2^([.E$2])" office:value-type="float" office:value="246.405601501465" calcext:value-type="float">
            <text:p>246</text:p>
          </table:table-cell>
          <table:table-cell table:formula="of:=(256+[.$S64])*[.$A$2]*2^([.F$2])" office:value-type="float" office:value="492.81120300293" calcext:value-type="float">
            <text:p>493</text:p>
          </table:table-cell>
          <table:table-cell table:formula="of:=(256+[.$S64])*[.$A$2]*2^([.G$2])" office:value-type="float" office:value="985.622406005859" calcext:value-type="float">
            <text:p>986</text:p>
          </table:table-cell>
          <table:table-cell table:formula="of:=(256+[.$S64])*[.$A$2]*2^([.H$2])" office:value-type="float" office:value="1971.24481201172" calcext:value-type="float">
            <text:p>1971</text:p>
          </table:table-cell>
          <table:table-cell table:formula="of:=(256+[.$S64])*[.$A$2]*2^([.I$2])" office:value-type="float" office:value="3942.48962402344" calcext:value-type="float">
            <text:p>3942</text:p>
          </table:table-cell>
          <table:table-cell table:formula="of:=(256+[.$S64])*[.$A$2]*2^([.J$2])" office:value-type="float" office:value="7884.97924804688" calcext:value-type="float">
            <text:p>7885</text:p>
          </table:table-cell>
          <table:table-cell table:formula="of:=(256+[.$S64])*[.$A$2]*2^([.K$2])" office:value-type="float" office:value="15769.9584960938" calcext:value-type="float">
            <text:p>15770</text:p>
          </table:table-cell>
          <table:table-cell table:formula="of:=(256+[.$S64])*[.$A$2]*2^([.L$2])" office:value-type="float" office:value="31539.9169921875" calcext:value-type="float">
            <text:p>31540</text:p>
          </table:table-cell>
          <table:table-cell table:formula="of:=(256+[.$S64])*[.$A$2]*2^([.M$2])" office:value-type="float" office:value="63079.833984375" calcext:value-type="float">
            <text:p>63080</text:p>
          </table:table-cell>
          <table:table-cell table:formula="of:=(256+[.$S64])*[.$A$2]*2^([.N$2])" office:value-type="float" office:value="126159.66796875" calcext:value-type="float">
            <text:p>126160</text:p>
          </table:table-cell>
          <table:table-cell table:formula="of:=(256+[.$S64])*[.$A$2]*2^([.O$2])" office:value-type="float" office:value="252319.3359375" calcext:value-type="float">
            <text:p>252319</text:p>
          </table:table-cell>
          <table:table-cell table:formula="of:=(256+[.$S64])*[.$A$2]*2^([.P$2])" office:value-type="float" office:value="504638.671875" calcext:value-type="float">
            <text:p>504639</text:p>
          </table:table-cell>
          <table:table-cell table:formula="of:=(256+[.$S64])*[.$A$2]*2^([.Q$2])" office:value-type="float" office:value="1009277.34375" calcext:value-type="float">
            <text:p>100927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63" calcext:value-type="float">
            <text:p>63</text:p>
          </table:table-cell>
          <table:table-cell table:formula="of:=(256+[.$S65])*[.$A$2]*2^([.B$2])" office:value-type="float" office:value="30.8975577354431" calcext:value-type="float">
            <text:p>31</text:p>
          </table:table-cell>
          <table:table-cell table:formula="of:=(256+[.$S65])*[.$A$2]*2^([.C$2])" office:value-type="float" office:value="61.7951154708862" calcext:value-type="float">
            <text:p>62</text:p>
          </table:table-cell>
          <table:table-cell table:formula="of:=(256+[.$S65])*[.$A$2]*2^([.D$2])" office:value-type="float" office:value="123.590230941772" calcext:value-type="float">
            <text:p>124</text:p>
          </table:table-cell>
          <table:table-cell table:formula="of:=(256+[.$S65])*[.$A$2]*2^([.E$2])" office:value-type="float" office:value="247.180461883545" calcext:value-type="float">
            <text:p>247</text:p>
          </table:table-cell>
          <table:table-cell table:formula="of:=(256+[.$S65])*[.$A$2]*2^([.F$2])" office:value-type="float" office:value="494.36092376709" calcext:value-type="float">
            <text:p>494</text:p>
          </table:table-cell>
          <table:table-cell table:formula="of:=(256+[.$S65])*[.$A$2]*2^([.G$2])" office:value-type="float" office:value="988.72184753418" calcext:value-type="float">
            <text:p>989</text:p>
          </table:table-cell>
          <table:table-cell table:formula="of:=(256+[.$S65])*[.$A$2]*2^([.H$2])" office:value-type="float" office:value="1977.44369506836" calcext:value-type="float">
            <text:p>1977</text:p>
          </table:table-cell>
          <table:table-cell table:formula="of:=(256+[.$S65])*[.$A$2]*2^([.I$2])" office:value-type="float" office:value="3954.88739013672" calcext:value-type="float">
            <text:p>3955</text:p>
          </table:table-cell>
          <table:table-cell table:formula="of:=(256+[.$S65])*[.$A$2]*2^([.J$2])" office:value-type="float" office:value="7909.77478027344" calcext:value-type="float">
            <text:p>7910</text:p>
          </table:table-cell>
          <table:table-cell table:formula="of:=(256+[.$S65])*[.$A$2]*2^([.K$2])" office:value-type="float" office:value="15819.5495605469" calcext:value-type="float">
            <text:p>15820</text:p>
          </table:table-cell>
          <table:table-cell table:formula="of:=(256+[.$S65])*[.$A$2]*2^([.L$2])" office:value-type="float" office:value="31639.0991210937" calcext:value-type="float">
            <text:p>31639</text:p>
          </table:table-cell>
          <table:table-cell table:formula="of:=(256+[.$S65])*[.$A$2]*2^([.M$2])" office:value-type="float" office:value="63278.1982421875" calcext:value-type="float">
            <text:p>63278</text:p>
          </table:table-cell>
          <table:table-cell table:formula="of:=(256+[.$S65])*[.$A$2]*2^([.N$2])" office:value-type="float" office:value="126556.396484375" calcext:value-type="float">
            <text:p>126556</text:p>
          </table:table-cell>
          <table:table-cell table:formula="of:=(256+[.$S65])*[.$A$2]*2^([.O$2])" office:value-type="float" office:value="253112.79296875" calcext:value-type="float">
            <text:p>253113</text:p>
          </table:table-cell>
          <table:table-cell table:formula="of:=(256+[.$S65])*[.$A$2]*2^([.P$2])" office:value-type="float" office:value="506225.5859375" calcext:value-type="float">
            <text:p>506226</text:p>
          </table:table-cell>
          <table:table-cell table:formula="of:=(256+[.$S65])*[.$A$2]*2^([.Q$2])" office:value-type="float" office:value="1012451.171875" calcext:value-type="float">
            <text:p>101245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64" calcext:value-type="float">
            <text:p>64</text:p>
          </table:table-cell>
          <table:table-cell table:formula="of:=(256+[.$S66])*[.$A$2]*2^([.B$2])" office:value-type="float" office:value="30.9944152832031" calcext:value-type="float">
            <text:p>31</text:p>
          </table:table-cell>
          <table:table-cell table:formula="of:=(256+[.$S66])*[.$A$2]*2^([.C$2])" office:value-type="float" office:value="61.9888305664063" calcext:value-type="float">
            <text:p>62</text:p>
          </table:table-cell>
          <table:table-cell table:formula="of:=(256+[.$S66])*[.$A$2]*2^([.D$2])" office:value-type="float" office:value="123.977661132813" calcext:value-type="float">
            <text:p>124</text:p>
          </table:table-cell>
          <table:table-cell table:formula="of:=(256+[.$S66])*[.$A$2]*2^([.E$2])" office:value-type="float" office:value="247.955322265625" calcext:value-type="float">
            <text:p>248</text:p>
          </table:table-cell>
          <table:table-cell table:formula="of:=(256+[.$S66])*[.$A$2]*2^([.F$2])" office:value-type="float" office:value="495.91064453125" calcext:value-type="float">
            <text:p>496</text:p>
          </table:table-cell>
          <table:table-cell table:formula="of:=(256+[.$S66])*[.$A$2]*2^([.G$2])" office:value-type="float" office:value="991.8212890625" calcext:value-type="float">
            <text:p>992</text:p>
          </table:table-cell>
          <table:table-cell table:formula="of:=(256+[.$S66])*[.$A$2]*2^([.H$2])" office:value-type="float" office:value="1983.642578125" calcext:value-type="float">
            <text:p>1984</text:p>
          </table:table-cell>
          <table:table-cell table:formula="of:=(256+[.$S66])*[.$A$2]*2^([.I$2])" office:value-type="float" office:value="3967.28515625" calcext:value-type="float">
            <text:p>3967</text:p>
          </table:table-cell>
          <table:table-cell table:formula="of:=(256+[.$S66])*[.$A$2]*2^([.J$2])" office:value-type="float" office:value="7934.5703125" calcext:value-type="float">
            <text:p>7935</text:p>
          </table:table-cell>
          <table:table-cell table:formula="of:=(256+[.$S66])*[.$A$2]*2^([.K$2])" office:value-type="float" office:value="15869.140625" calcext:value-type="float">
            <text:p>15869</text:p>
          </table:table-cell>
          <table:table-cell table:formula="of:=(256+[.$S66])*[.$A$2]*2^([.L$2])" office:value-type="float" office:value="31738.28125" calcext:value-type="float">
            <text:p>31738</text:p>
          </table:table-cell>
          <table:table-cell table:formula="of:=(256+[.$S66])*[.$A$2]*2^([.M$2])" office:value-type="float" office:value="63476.5625" calcext:value-type="float">
            <text:p>63477</text:p>
          </table:table-cell>
          <table:table-cell table:formula="of:=(256+[.$S66])*[.$A$2]*2^([.N$2])" office:value-type="float" office:value="126953.125" calcext:value-type="float">
            <text:p>126953</text:p>
          </table:table-cell>
          <table:table-cell table:formula="of:=(256+[.$S66])*[.$A$2]*2^([.O$2])" office:value-type="float" office:value="253906.25" calcext:value-type="float">
            <text:p>253906</text:p>
          </table:table-cell>
          <table:table-cell table:formula="of:=(256+[.$S66])*[.$A$2]*2^([.P$2])" office:value-type="float" office:value="507812.5" calcext:value-type="float">
            <text:p>507813</text:p>
          </table:table-cell>
          <table:table-cell table:formula="of:=(256+[.$S66])*[.$A$2]*2^([.Q$2])" office:value-type="float" office:value="1015625" calcext:value-type="float">
            <text:p>101562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65" calcext:value-type="float">
            <text:p>65</text:p>
          </table:table-cell>
          <table:table-cell table:formula="of:=(256+[.$S67])*[.$A$2]*2^([.B$2])" office:value-type="float" office:value="31.0912728309631" calcext:value-type="float">
            <text:p>31</text:p>
          </table:table-cell>
          <table:table-cell table:formula="of:=(256+[.$S67])*[.$A$2]*2^([.C$2])" office:value-type="float" office:value="62.1825456619263" calcext:value-type="float">
            <text:p>62</text:p>
          </table:table-cell>
          <table:table-cell table:formula="of:=(256+[.$S67])*[.$A$2]*2^([.D$2])" office:value-type="float" office:value="124.365091323853" calcext:value-type="float">
            <text:p>124</text:p>
          </table:table-cell>
          <table:table-cell table:formula="of:=(256+[.$S67])*[.$A$2]*2^([.E$2])" office:value-type="float" office:value="248.730182647705" calcext:value-type="float">
            <text:p>249</text:p>
          </table:table-cell>
          <table:table-cell table:formula="of:=(256+[.$S67])*[.$A$2]*2^([.F$2])" office:value-type="float" office:value="497.46036529541" calcext:value-type="float">
            <text:p>497</text:p>
          </table:table-cell>
          <table:table-cell table:formula="of:=(256+[.$S67])*[.$A$2]*2^([.G$2])" office:value-type="float" office:value="994.92073059082" calcext:value-type="float">
            <text:p>995</text:p>
          </table:table-cell>
          <table:table-cell table:formula="of:=(256+[.$S67])*[.$A$2]*2^([.H$2])" office:value-type="float" office:value="1989.84146118164" calcext:value-type="float">
            <text:p>1990</text:p>
          </table:table-cell>
          <table:table-cell table:formula="of:=(256+[.$S67])*[.$A$2]*2^([.I$2])" office:value-type="float" office:value="3979.68292236328" calcext:value-type="float">
            <text:p>3980</text:p>
          </table:table-cell>
          <table:table-cell table:formula="of:=(256+[.$S67])*[.$A$2]*2^([.J$2])" office:value-type="float" office:value="7959.36584472656" calcext:value-type="float">
            <text:p>7959</text:p>
          </table:table-cell>
          <table:table-cell table:formula="of:=(256+[.$S67])*[.$A$2]*2^([.K$2])" office:value-type="float" office:value="15918.7316894531" calcext:value-type="float">
            <text:p>15919</text:p>
          </table:table-cell>
          <table:table-cell table:formula="of:=(256+[.$S67])*[.$A$2]*2^([.L$2])" office:value-type="float" office:value="31837.4633789062" calcext:value-type="float">
            <text:p>31837</text:p>
          </table:table-cell>
          <table:table-cell table:formula="of:=(256+[.$S67])*[.$A$2]*2^([.M$2])" office:value-type="float" office:value="63674.9267578125" calcext:value-type="float">
            <text:p>63675</text:p>
          </table:table-cell>
          <table:table-cell table:formula="of:=(256+[.$S67])*[.$A$2]*2^([.N$2])" office:value-type="float" office:value="127349.853515625" calcext:value-type="float">
            <text:p>127350</text:p>
          </table:table-cell>
          <table:table-cell table:formula="of:=(256+[.$S67])*[.$A$2]*2^([.O$2])" office:value-type="float" office:value="254699.70703125" calcext:value-type="float">
            <text:p>254700</text:p>
          </table:table-cell>
          <table:table-cell table:formula="of:=(256+[.$S67])*[.$A$2]*2^([.P$2])" office:value-type="float" office:value="509399.4140625" calcext:value-type="float">
            <text:p>509399</text:p>
          </table:table-cell>
          <table:table-cell table:formula="of:=(256+[.$S67])*[.$A$2]*2^([.Q$2])" office:value-type="float" office:value="1018798.828125" calcext:value-type="float">
            <text:p>101879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66" calcext:value-type="float">
            <text:p>66</text:p>
          </table:table-cell>
          <table:table-cell table:formula="of:=(256+[.$S68])*[.$A$2]*2^([.B$2])" office:value-type="float" office:value="31.1881303787231" calcext:value-type="float">
            <text:p>31</text:p>
          </table:table-cell>
          <table:table-cell table:formula="of:=(256+[.$S68])*[.$A$2]*2^([.C$2])" office:value-type="float" office:value="62.3762607574463" calcext:value-type="float">
            <text:p>62</text:p>
          </table:table-cell>
          <table:table-cell table:formula="of:=(256+[.$S68])*[.$A$2]*2^([.D$2])" office:value-type="float" office:value="124.752521514893" calcext:value-type="float">
            <text:p>125</text:p>
          </table:table-cell>
          <table:table-cell table:formula="of:=(256+[.$S68])*[.$A$2]*2^([.E$2])" office:value-type="float" office:value="249.505043029785" calcext:value-type="float">
            <text:p>250</text:p>
          </table:table-cell>
          <table:table-cell table:formula="of:=(256+[.$S68])*[.$A$2]*2^([.F$2])" office:value-type="float" office:value="499.01008605957" calcext:value-type="float">
            <text:p>499</text:p>
          </table:table-cell>
          <table:table-cell table:formula="of:=(256+[.$S68])*[.$A$2]*2^([.G$2])" office:value-type="float" office:value="998.020172119141" calcext:value-type="float">
            <text:p>998</text:p>
          </table:table-cell>
          <table:table-cell table:formula="of:=(256+[.$S68])*[.$A$2]*2^([.H$2])" office:value-type="float" office:value="1996.04034423828" calcext:value-type="float">
            <text:p>1996</text:p>
          </table:table-cell>
          <table:table-cell table:formula="of:=(256+[.$S68])*[.$A$2]*2^([.I$2])" office:value-type="float" office:value="3992.08068847656" calcext:value-type="float">
            <text:p>3992</text:p>
          </table:table-cell>
          <table:table-cell table:formula="of:=(256+[.$S68])*[.$A$2]*2^([.J$2])" office:value-type="float" office:value="7984.16137695313" calcext:value-type="float">
            <text:p>7984</text:p>
          </table:table-cell>
          <table:table-cell table:formula="of:=(256+[.$S68])*[.$A$2]*2^([.K$2])" office:value-type="float" office:value="15968.3227539063" calcext:value-type="float">
            <text:p>15968</text:p>
          </table:table-cell>
          <table:table-cell table:formula="of:=(256+[.$S68])*[.$A$2]*2^([.L$2])" office:value-type="float" office:value="31936.6455078125" calcext:value-type="float">
            <text:p>31937</text:p>
          </table:table-cell>
          <table:table-cell table:formula="of:=(256+[.$S68])*[.$A$2]*2^([.M$2])" office:value-type="float" office:value="63873.291015625" calcext:value-type="float">
            <text:p>63873</text:p>
          </table:table-cell>
          <table:table-cell table:formula="of:=(256+[.$S68])*[.$A$2]*2^([.N$2])" office:value-type="float" office:value="127746.58203125" calcext:value-type="float">
            <text:p>127747</text:p>
          </table:table-cell>
          <table:table-cell table:formula="of:=(256+[.$S68])*[.$A$2]*2^([.O$2])" office:value-type="float" office:value="255493.1640625" calcext:value-type="float">
            <text:p>255493</text:p>
          </table:table-cell>
          <table:table-cell table:formula="of:=(256+[.$S68])*[.$A$2]*2^([.P$2])" office:value-type="float" office:value="510986.328125" calcext:value-type="float">
            <text:p>510986</text:p>
          </table:table-cell>
          <table:table-cell table:formula="of:=(256+[.$S68])*[.$A$2]*2^([.Q$2])" office:value-type="float" office:value="1021972.65625" calcext:value-type="float">
            <text:p>102197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67" calcext:value-type="float">
            <text:p>67</text:p>
          </table:table-cell>
          <table:table-cell table:formula="of:=(256+[.$S69])*[.$A$2]*2^([.B$2])" office:value-type="float" office:value="31.2849879264832" calcext:value-type="float">
            <text:p>31</text:p>
          </table:table-cell>
          <table:table-cell table:formula="of:=(256+[.$S69])*[.$A$2]*2^([.C$2])" office:value-type="float" office:value="62.5699758529663" calcext:value-type="float">
            <text:p>63</text:p>
          </table:table-cell>
          <table:table-cell table:formula="of:=(256+[.$S69])*[.$A$2]*2^([.D$2])" office:value-type="float" office:value="125.139951705933" calcext:value-type="float">
            <text:p>125</text:p>
          </table:table-cell>
          <table:table-cell table:formula="of:=(256+[.$S69])*[.$A$2]*2^([.E$2])" office:value-type="float" office:value="250.279903411865" calcext:value-type="float">
            <text:p>250</text:p>
          </table:table-cell>
          <table:table-cell table:formula="of:=(256+[.$S69])*[.$A$2]*2^([.F$2])" office:value-type="float" office:value="500.559806823731" calcext:value-type="float">
            <text:p>501</text:p>
          </table:table-cell>
          <table:table-cell table:formula="of:=(256+[.$S69])*[.$A$2]*2^([.G$2])" office:value-type="float" office:value="1001.11961364746" calcext:value-type="float">
            <text:p>1001</text:p>
          </table:table-cell>
          <table:table-cell table:formula="of:=(256+[.$S69])*[.$A$2]*2^([.H$2])" office:value-type="float" office:value="2002.23922729492" calcext:value-type="float">
            <text:p>2002</text:p>
          </table:table-cell>
          <table:table-cell table:formula="of:=(256+[.$S69])*[.$A$2]*2^([.I$2])" office:value-type="float" office:value="4004.47845458984" calcext:value-type="float">
            <text:p>4004</text:p>
          </table:table-cell>
          <table:table-cell table:formula="of:=(256+[.$S69])*[.$A$2]*2^([.J$2])" office:value-type="float" office:value="8008.95690917969" calcext:value-type="float">
            <text:p>8009</text:p>
          </table:table-cell>
          <table:table-cell table:formula="of:=(256+[.$S69])*[.$A$2]*2^([.K$2])" office:value-type="float" office:value="16017.9138183594" calcext:value-type="float">
            <text:p>16018</text:p>
          </table:table-cell>
          <table:table-cell table:formula="of:=(256+[.$S69])*[.$A$2]*2^([.L$2])" office:value-type="float" office:value="32035.8276367187" calcext:value-type="float">
            <text:p>32036</text:p>
          </table:table-cell>
          <table:table-cell table:formula="of:=(256+[.$S69])*[.$A$2]*2^([.M$2])" office:value-type="float" office:value="64071.6552734375" calcext:value-type="float">
            <text:p>64072</text:p>
          </table:table-cell>
          <table:table-cell table:formula="of:=(256+[.$S69])*[.$A$2]*2^([.N$2])" office:value-type="float" office:value="128143.310546875" calcext:value-type="float">
            <text:p>128143</text:p>
          </table:table-cell>
          <table:table-cell table:formula="of:=(256+[.$S69])*[.$A$2]*2^([.O$2])" office:value-type="float" office:value="256286.62109375" calcext:value-type="float">
            <text:p>256287</text:p>
          </table:table-cell>
          <table:table-cell table:formula="of:=(256+[.$S69])*[.$A$2]*2^([.P$2])" office:value-type="float" office:value="512573.2421875" calcext:value-type="float">
            <text:p>512573</text:p>
          </table:table-cell>
          <table:table-cell table:formula="of:=(256+[.$S69])*[.$A$2]*2^([.Q$2])" office:value-type="float" office:value="1025146.484375" calcext:value-type="float">
            <text:p>102514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68" calcext:value-type="float">
            <text:p>68</text:p>
          </table:table-cell>
          <table:table-cell table:formula="of:=(256+[.$S70])*[.$A$2]*2^([.B$2])" office:value-type="float" office:value="31.3818454742432" calcext:value-type="float">
            <text:p>31</text:p>
          </table:table-cell>
          <table:table-cell table:formula="of:=(256+[.$S70])*[.$A$2]*2^([.C$2])" office:value-type="float" office:value="62.7636909484863" calcext:value-type="float">
            <text:p>63</text:p>
          </table:table-cell>
          <table:table-cell table:formula="of:=(256+[.$S70])*[.$A$2]*2^([.D$2])" office:value-type="float" office:value="125.527381896973" calcext:value-type="float">
            <text:p>126</text:p>
          </table:table-cell>
          <table:table-cell table:formula="of:=(256+[.$S70])*[.$A$2]*2^([.E$2])" office:value-type="float" office:value="251.054763793945" calcext:value-type="float">
            <text:p>251</text:p>
          </table:table-cell>
          <table:table-cell table:formula="of:=(256+[.$S70])*[.$A$2]*2^([.F$2])" office:value-type="float" office:value="502.109527587891" calcext:value-type="float">
            <text:p>502</text:p>
          </table:table-cell>
          <table:table-cell table:formula="of:=(256+[.$S70])*[.$A$2]*2^([.G$2])" office:value-type="float" office:value="1004.21905517578" calcext:value-type="float">
            <text:p>1004</text:p>
          </table:table-cell>
          <table:table-cell table:formula="of:=(256+[.$S70])*[.$A$2]*2^([.H$2])" office:value-type="float" office:value="2008.43811035156" calcext:value-type="float">
            <text:p>2008</text:p>
          </table:table-cell>
          <table:table-cell table:formula="of:=(256+[.$S70])*[.$A$2]*2^([.I$2])" office:value-type="float" office:value="4016.87622070313" calcext:value-type="float">
            <text:p>4017</text:p>
          </table:table-cell>
          <table:table-cell table:formula="of:=(256+[.$S70])*[.$A$2]*2^([.J$2])" office:value-type="float" office:value="8033.75244140625" calcext:value-type="float">
            <text:p>8034</text:p>
          </table:table-cell>
          <table:table-cell table:formula="of:=(256+[.$S70])*[.$A$2]*2^([.K$2])" office:value-type="float" office:value="16067.5048828125" calcext:value-type="float">
            <text:p>16068</text:p>
          </table:table-cell>
          <table:table-cell table:formula="of:=(256+[.$S70])*[.$A$2]*2^([.L$2])" office:value-type="float" office:value="32135.009765625" calcext:value-type="float">
            <text:p>32135</text:p>
          </table:table-cell>
          <table:table-cell table:formula="of:=(256+[.$S70])*[.$A$2]*2^([.M$2])" office:value-type="float" office:value="64270.01953125" calcext:value-type="float">
            <text:p>64270</text:p>
          </table:table-cell>
          <table:table-cell table:formula="of:=(256+[.$S70])*[.$A$2]*2^([.N$2])" office:value-type="float" office:value="128540.0390625" calcext:value-type="float">
            <text:p>128540</text:p>
          </table:table-cell>
          <table:table-cell table:formula="of:=(256+[.$S70])*[.$A$2]*2^([.O$2])" office:value-type="float" office:value="257080.078125" calcext:value-type="float">
            <text:p>257080</text:p>
          </table:table-cell>
          <table:table-cell table:formula="of:=(256+[.$S70])*[.$A$2]*2^([.P$2])" office:value-type="float" office:value="514160.15625" calcext:value-type="float">
            <text:p>514160</text:p>
          </table:table-cell>
          <table:table-cell table:formula="of:=(256+[.$S70])*[.$A$2]*2^([.Q$2])" office:value-type="float" office:value="1028320.3125" calcext:value-type="float">
            <text:p>102832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69" calcext:value-type="float">
            <text:p>69</text:p>
          </table:table-cell>
          <table:table-cell table:formula="of:=(256+[.$S71])*[.$A$2]*2^([.B$2])" office:value-type="float" office:value="31.4787030220032" calcext:value-type="float">
            <text:p>31</text:p>
          </table:table-cell>
          <table:table-cell table:formula="of:=(256+[.$S71])*[.$A$2]*2^([.C$2])" office:value-type="float" office:value="62.9574060440064" calcext:value-type="float">
            <text:p>63</text:p>
          </table:table-cell>
          <table:table-cell table:formula="of:=(256+[.$S71])*[.$A$2]*2^([.D$2])" office:value-type="float" office:value="125.914812088013" calcext:value-type="float">
            <text:p>126</text:p>
          </table:table-cell>
          <table:table-cell table:formula="of:=(256+[.$S71])*[.$A$2]*2^([.E$2])" office:value-type="float" office:value="251.829624176025" calcext:value-type="float">
            <text:p>252</text:p>
          </table:table-cell>
          <table:table-cell table:formula="of:=(256+[.$S71])*[.$A$2]*2^([.F$2])" office:value-type="float" office:value="503.659248352051" calcext:value-type="float">
            <text:p>504</text:p>
          </table:table-cell>
          <table:table-cell table:formula="of:=(256+[.$S71])*[.$A$2]*2^([.G$2])" office:value-type="float" office:value="1007.3184967041" calcext:value-type="float">
            <text:p>1007</text:p>
          </table:table-cell>
          <table:table-cell table:formula="of:=(256+[.$S71])*[.$A$2]*2^([.H$2])" office:value-type="float" office:value="2014.6369934082" calcext:value-type="float">
            <text:p>2015</text:p>
          </table:table-cell>
          <table:table-cell table:formula="of:=(256+[.$S71])*[.$A$2]*2^([.I$2])" office:value-type="float" office:value="4029.27398681641" calcext:value-type="float">
            <text:p>4029</text:p>
          </table:table-cell>
          <table:table-cell table:formula="of:=(256+[.$S71])*[.$A$2]*2^([.J$2])" office:value-type="float" office:value="8058.54797363281" calcext:value-type="float">
            <text:p>8059</text:p>
          </table:table-cell>
          <table:table-cell table:formula="of:=(256+[.$S71])*[.$A$2]*2^([.K$2])" office:value-type="float" office:value="16117.0959472656" calcext:value-type="float">
            <text:p>16117</text:p>
          </table:table-cell>
          <table:table-cell table:formula="of:=(256+[.$S71])*[.$A$2]*2^([.L$2])" office:value-type="float" office:value="32234.1918945312" calcext:value-type="float">
            <text:p>32234</text:p>
          </table:table-cell>
          <table:table-cell table:formula="of:=(256+[.$S71])*[.$A$2]*2^([.M$2])" office:value-type="float" office:value="64468.3837890625" calcext:value-type="float">
            <text:p>64468</text:p>
          </table:table-cell>
          <table:table-cell table:formula="of:=(256+[.$S71])*[.$A$2]*2^([.N$2])" office:value-type="float" office:value="128936.767578125" calcext:value-type="float">
            <text:p>128937</text:p>
          </table:table-cell>
          <table:table-cell table:formula="of:=(256+[.$S71])*[.$A$2]*2^([.O$2])" office:value-type="float" office:value="257873.53515625" calcext:value-type="float">
            <text:p>257874</text:p>
          </table:table-cell>
          <table:table-cell table:formula="of:=(256+[.$S71])*[.$A$2]*2^([.P$2])" office:value-type="float" office:value="515747.0703125" calcext:value-type="float">
            <text:p>515747</text:p>
          </table:table-cell>
          <table:table-cell table:formula="of:=(256+[.$S71])*[.$A$2]*2^([.Q$2])" office:value-type="float" office:value="1031494.140625" calcext:value-type="float">
            <text:p>103149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table:formula="of:=(256+[.$S72])*[.$A$2]*2^([.B$2])" office:value-type="float" office:value="31.5755605697632" calcext:value-type="float">
            <text:p>32</text:p>
          </table:table-cell>
          <table:table-cell table:formula="of:=(256+[.$S72])*[.$A$2]*2^([.C$2])" office:value-type="float" office:value="63.1511211395264" calcext:value-type="float">
            <text:p>63</text:p>
          </table:table-cell>
          <table:table-cell table:formula="of:=(256+[.$S72])*[.$A$2]*2^([.D$2])" office:value-type="float" office:value="126.302242279053" calcext:value-type="float">
            <text:p>126</text:p>
          </table:table-cell>
          <table:table-cell table:formula="of:=(256+[.$S72])*[.$A$2]*2^([.E$2])" office:value-type="float" office:value="252.604484558105" calcext:value-type="float">
            <text:p>253</text:p>
          </table:table-cell>
          <table:table-cell table:formula="of:=(256+[.$S72])*[.$A$2]*2^([.F$2])" office:value-type="float" office:value="505.208969116211" calcext:value-type="float">
            <text:p>505</text:p>
          </table:table-cell>
          <table:table-cell table:formula="of:=(256+[.$S72])*[.$A$2]*2^([.G$2])" office:value-type="float" office:value="1010.41793823242" calcext:value-type="float">
            <text:p>1010</text:p>
          </table:table-cell>
          <table:table-cell table:formula="of:=(256+[.$S72])*[.$A$2]*2^([.H$2])" office:value-type="float" office:value="2020.83587646484" calcext:value-type="float">
            <text:p>2021</text:p>
          </table:table-cell>
          <table:table-cell table:formula="of:=(256+[.$S72])*[.$A$2]*2^([.I$2])" office:value-type="float" office:value="4041.67175292969" calcext:value-type="float">
            <text:p>4042</text:p>
          </table:table-cell>
          <table:table-cell table:formula="of:=(256+[.$S72])*[.$A$2]*2^([.J$2])" office:value-type="float" office:value="8083.34350585938" calcext:value-type="float">
            <text:p>8083</text:p>
          </table:table-cell>
          <table:table-cell table:formula="of:=(256+[.$S72])*[.$A$2]*2^([.K$2])" office:value-type="float" office:value="16166.6870117188" calcext:value-type="float">
            <text:p>16167</text:p>
          </table:table-cell>
          <table:table-cell table:formula="of:=(256+[.$S72])*[.$A$2]*2^([.L$2])" office:value-type="float" office:value="32333.3740234375" calcext:value-type="float">
            <text:p>32333</text:p>
          </table:table-cell>
          <table:table-cell table:formula="of:=(256+[.$S72])*[.$A$2]*2^([.M$2])" office:value-type="float" office:value="64666.748046875" calcext:value-type="float">
            <text:p>64667</text:p>
          </table:table-cell>
          <table:table-cell table:formula="of:=(256+[.$S72])*[.$A$2]*2^([.N$2])" office:value-type="float" office:value="129333.49609375" calcext:value-type="float">
            <text:p>129333</text:p>
          </table:table-cell>
          <table:table-cell table:formula="of:=(256+[.$S72])*[.$A$2]*2^([.O$2])" office:value-type="float" office:value="258666.9921875" calcext:value-type="float">
            <text:p>258667</text:p>
          </table:table-cell>
          <table:table-cell table:formula="of:=(256+[.$S72])*[.$A$2]*2^([.P$2])" office:value-type="float" office:value="517333.984375" calcext:value-type="float">
            <text:p>517334</text:p>
          </table:table-cell>
          <table:table-cell table:formula="of:=(256+[.$S72])*[.$A$2]*2^([.Q$2])" office:value-type="float" office:value="1034667.96875" calcext:value-type="float">
            <text:p>103466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71" calcext:value-type="float">
            <text:p>71</text:p>
          </table:table-cell>
          <table:table-cell table:formula="of:=(256+[.$S73])*[.$A$2]*2^([.B$2])" office:value-type="float" office:value="31.6724181175232" calcext:value-type="float">
            <text:p>32</text:p>
          </table:table-cell>
          <table:table-cell table:formula="of:=(256+[.$S73])*[.$A$2]*2^([.C$2])" office:value-type="float" office:value="63.3448362350464" calcext:value-type="float">
            <text:p>63</text:p>
          </table:table-cell>
          <table:table-cell table:formula="of:=(256+[.$S73])*[.$A$2]*2^([.D$2])" office:value-type="float" office:value="126.689672470093" calcext:value-type="float">
            <text:p>127</text:p>
          </table:table-cell>
          <table:table-cell table:formula="of:=(256+[.$S73])*[.$A$2]*2^([.E$2])" office:value-type="float" office:value="253.379344940186" calcext:value-type="float">
            <text:p>253</text:p>
          </table:table-cell>
          <table:table-cell table:formula="of:=(256+[.$S73])*[.$A$2]*2^([.F$2])" office:value-type="float" office:value="506.758689880371" calcext:value-type="float">
            <text:p>507</text:p>
          </table:table-cell>
          <table:table-cell table:formula="of:=(256+[.$S73])*[.$A$2]*2^([.G$2])" office:value-type="float" office:value="1013.51737976074" calcext:value-type="float">
            <text:p>1014</text:p>
          </table:table-cell>
          <table:table-cell table:formula="of:=(256+[.$S73])*[.$A$2]*2^([.H$2])" office:value-type="float" office:value="2027.03475952148" calcext:value-type="float">
            <text:p>2027</text:p>
          </table:table-cell>
          <table:table-cell table:formula="of:=(256+[.$S73])*[.$A$2]*2^([.I$2])" office:value-type="float" office:value="4054.06951904297" calcext:value-type="float">
            <text:p>4054</text:p>
          </table:table-cell>
          <table:table-cell table:formula="of:=(256+[.$S73])*[.$A$2]*2^([.J$2])" office:value-type="float" office:value="8108.13903808594" calcext:value-type="float">
            <text:p>8108</text:p>
          </table:table-cell>
          <table:table-cell table:formula="of:=(256+[.$S73])*[.$A$2]*2^([.K$2])" office:value-type="float" office:value="16216.2780761719" calcext:value-type="float">
            <text:p>16216</text:p>
          </table:table-cell>
          <table:table-cell table:formula="of:=(256+[.$S73])*[.$A$2]*2^([.L$2])" office:value-type="float" office:value="32432.5561523437" calcext:value-type="float">
            <text:p>32433</text:p>
          </table:table-cell>
          <table:table-cell table:formula="of:=(256+[.$S73])*[.$A$2]*2^([.M$2])" office:value-type="float" office:value="64865.1123046875" calcext:value-type="float">
            <text:p>64865</text:p>
          </table:table-cell>
          <table:table-cell table:formula="of:=(256+[.$S73])*[.$A$2]*2^([.N$2])" office:value-type="float" office:value="129730.224609375" calcext:value-type="float">
            <text:p>129730</text:p>
          </table:table-cell>
          <table:table-cell table:formula="of:=(256+[.$S73])*[.$A$2]*2^([.O$2])" office:value-type="float" office:value="259460.44921875" calcext:value-type="float">
            <text:p>259460</text:p>
          </table:table-cell>
          <table:table-cell table:formula="of:=(256+[.$S73])*[.$A$2]*2^([.P$2])" office:value-type="float" office:value="518920.8984375" calcext:value-type="float">
            <text:p>518921</text:p>
          </table:table-cell>
          <table:table-cell table:formula="of:=(256+[.$S73])*[.$A$2]*2^([.Q$2])" office:value-type="float" office:value="1037841.796875" calcext:value-type="float">
            <text:p>103784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72" calcext:value-type="float">
            <text:p>72</text:p>
          </table:table-cell>
          <table:table-cell table:formula="of:=(256+[.$S74])*[.$A$2]*2^([.B$2])" office:value-type="float" office:value="31.7692756652832" calcext:value-type="float">
            <text:p>32</text:p>
          </table:table-cell>
          <table:table-cell table:formula="of:=(256+[.$S74])*[.$A$2]*2^([.C$2])" office:value-type="float" office:value="63.5385513305664" calcext:value-type="float">
            <text:p>64</text:p>
          </table:table-cell>
          <table:table-cell table:formula="of:=(256+[.$S74])*[.$A$2]*2^([.D$2])" office:value-type="float" office:value="127.077102661133" calcext:value-type="float">
            <text:p>127</text:p>
          </table:table-cell>
          <table:table-cell table:formula="of:=(256+[.$S74])*[.$A$2]*2^([.E$2])" office:value-type="float" office:value="254.154205322266" calcext:value-type="float">
            <text:p>254</text:p>
          </table:table-cell>
          <table:table-cell table:formula="of:=(256+[.$S74])*[.$A$2]*2^([.F$2])" office:value-type="float" office:value="508.308410644531" calcext:value-type="float">
            <text:p>508</text:p>
          </table:table-cell>
          <table:table-cell table:formula="of:=(256+[.$S74])*[.$A$2]*2^([.G$2])" office:value-type="float" office:value="1016.61682128906" calcext:value-type="float">
            <text:p>1017</text:p>
          </table:table-cell>
          <table:table-cell table:formula="of:=(256+[.$S74])*[.$A$2]*2^([.H$2])" office:value-type="float" office:value="2033.23364257812" calcext:value-type="float">
            <text:p>2033</text:p>
          </table:table-cell>
          <table:table-cell table:formula="of:=(256+[.$S74])*[.$A$2]*2^([.I$2])" office:value-type="float" office:value="4066.46728515625" calcext:value-type="float">
            <text:p>4066</text:p>
          </table:table-cell>
          <table:table-cell table:formula="of:=(256+[.$S74])*[.$A$2]*2^([.J$2])" office:value-type="float" office:value="8132.9345703125" calcext:value-type="float">
            <text:p>8133</text:p>
          </table:table-cell>
          <table:table-cell table:formula="of:=(256+[.$S74])*[.$A$2]*2^([.K$2])" office:value-type="float" office:value="16265.869140625" calcext:value-type="float">
            <text:p>16266</text:p>
          </table:table-cell>
          <table:table-cell table:formula="of:=(256+[.$S74])*[.$A$2]*2^([.L$2])" office:value-type="float" office:value="32531.73828125" calcext:value-type="float">
            <text:p>32532</text:p>
          </table:table-cell>
          <table:table-cell table:formula="of:=(256+[.$S74])*[.$A$2]*2^([.M$2])" office:value-type="float" office:value="65063.4765625" calcext:value-type="float">
            <text:p>65063</text:p>
          </table:table-cell>
          <table:table-cell table:formula="of:=(256+[.$S74])*[.$A$2]*2^([.N$2])" office:value-type="float" office:value="130126.953125" calcext:value-type="float">
            <text:p>130127</text:p>
          </table:table-cell>
          <table:table-cell table:formula="of:=(256+[.$S74])*[.$A$2]*2^([.O$2])" office:value-type="float" office:value="260253.90625" calcext:value-type="float">
            <text:p>260254</text:p>
          </table:table-cell>
          <table:table-cell table:formula="of:=(256+[.$S74])*[.$A$2]*2^([.P$2])" office:value-type="float" office:value="520507.8125" calcext:value-type="float">
            <text:p>520508</text:p>
          </table:table-cell>
          <table:table-cell table:formula="of:=(256+[.$S74])*[.$A$2]*2^([.Q$2])" office:value-type="float" office:value="1041015.625" calcext:value-type="float">
            <text:p>104101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73" calcext:value-type="float">
            <text:p>73</text:p>
          </table:table-cell>
          <table:table-cell table:formula="of:=(256+[.$S75])*[.$A$2]*2^([.B$2])" office:value-type="float" office:value="31.8661332130432" calcext:value-type="float">
            <text:p>32</text:p>
          </table:table-cell>
          <table:table-cell table:formula="of:=(256+[.$S75])*[.$A$2]*2^([.C$2])" office:value-type="float" office:value="63.7322664260864" calcext:value-type="float">
            <text:p>64</text:p>
          </table:table-cell>
          <table:table-cell table:formula="of:=(256+[.$S75])*[.$A$2]*2^([.D$2])" office:value-type="float" office:value="127.464532852173" calcext:value-type="float">
            <text:p>127</text:p>
          </table:table-cell>
          <table:table-cell table:formula="of:=(256+[.$S75])*[.$A$2]*2^([.E$2])" office:value-type="float" office:value="254.929065704346" calcext:value-type="float">
            <text:p>255</text:p>
          </table:table-cell>
          <table:table-cell table:formula="of:=(256+[.$S75])*[.$A$2]*2^([.F$2])" office:value-type="float" office:value="509.858131408691" calcext:value-type="float">
            <text:p>510</text:p>
          </table:table-cell>
          <table:table-cell table:formula="of:=(256+[.$S75])*[.$A$2]*2^([.G$2])" office:value-type="float" office:value="1019.71626281738" calcext:value-type="float">
            <text:p>1020</text:p>
          </table:table-cell>
          <table:table-cell table:formula="of:=(256+[.$S75])*[.$A$2]*2^([.H$2])" office:value-type="float" office:value="2039.43252563477" calcext:value-type="float">
            <text:p>2039</text:p>
          </table:table-cell>
          <table:table-cell table:formula="of:=(256+[.$S75])*[.$A$2]*2^([.I$2])" office:value-type="float" office:value="4078.86505126953" calcext:value-type="float">
            <text:p>4079</text:p>
          </table:table-cell>
          <table:table-cell table:formula="of:=(256+[.$S75])*[.$A$2]*2^([.J$2])" office:value-type="float" office:value="8157.73010253906" calcext:value-type="float">
            <text:p>8158</text:p>
          </table:table-cell>
          <table:table-cell table:formula="of:=(256+[.$S75])*[.$A$2]*2^([.K$2])" office:value-type="float" office:value="16315.4602050781" calcext:value-type="float">
            <text:p>16315</text:p>
          </table:table-cell>
          <table:table-cell table:formula="of:=(256+[.$S75])*[.$A$2]*2^([.L$2])" office:value-type="float" office:value="32630.9204101562" calcext:value-type="float">
            <text:p>32631</text:p>
          </table:table-cell>
          <table:table-cell table:formula="of:=(256+[.$S75])*[.$A$2]*2^([.M$2])" office:value-type="float" office:value="65261.8408203125" calcext:value-type="float">
            <text:p>65262</text:p>
          </table:table-cell>
          <table:table-cell table:formula="of:=(256+[.$S75])*[.$A$2]*2^([.N$2])" office:value-type="float" office:value="130523.681640625" calcext:value-type="float">
            <text:p>130524</text:p>
          </table:table-cell>
          <table:table-cell table:formula="of:=(256+[.$S75])*[.$A$2]*2^([.O$2])" office:value-type="float" office:value="261047.36328125" calcext:value-type="float">
            <text:p>261047</text:p>
          </table:table-cell>
          <table:table-cell table:formula="of:=(256+[.$S75])*[.$A$2]*2^([.P$2])" office:value-type="float" office:value="522094.7265625" calcext:value-type="float">
            <text:p>522095</text:p>
          </table:table-cell>
          <table:table-cell table:formula="of:=(256+[.$S75])*[.$A$2]*2^([.Q$2])" office:value-type="float" office:value="1044189.453125" calcext:value-type="float">
            <text:p>104418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74" calcext:value-type="float">
            <text:p>74</text:p>
          </table:table-cell>
          <table:table-cell table:formula="of:=(256+[.$S76])*[.$A$2]*2^([.B$2])" office:value-type="float" office:value="31.9629907608032" calcext:value-type="float">
            <text:p>32</text:p>
          </table:table-cell>
          <table:table-cell table:formula="of:=(256+[.$S76])*[.$A$2]*2^([.C$2])" office:value-type="float" office:value="63.9259815216064" calcext:value-type="float">
            <text:p>64</text:p>
          </table:table-cell>
          <table:table-cell table:formula="of:=(256+[.$S76])*[.$A$2]*2^([.D$2])" office:value-type="float" office:value="127.851963043213" calcext:value-type="float">
            <text:p>128</text:p>
          </table:table-cell>
          <table:table-cell table:formula="of:=(256+[.$S76])*[.$A$2]*2^([.E$2])" office:value-type="float" office:value="255.703926086426" calcext:value-type="float">
            <text:p>256</text:p>
          </table:table-cell>
          <table:table-cell table:formula="of:=(256+[.$S76])*[.$A$2]*2^([.F$2])" office:value-type="float" office:value="511.407852172852" calcext:value-type="float">
            <text:p>511</text:p>
          </table:table-cell>
          <table:table-cell table:formula="of:=(256+[.$S76])*[.$A$2]*2^([.G$2])" office:value-type="float" office:value="1022.8157043457" calcext:value-type="float">
            <text:p>1023</text:p>
          </table:table-cell>
          <table:table-cell table:formula="of:=(256+[.$S76])*[.$A$2]*2^([.H$2])" office:value-type="float" office:value="2045.63140869141" calcext:value-type="float">
            <text:p>2046</text:p>
          </table:table-cell>
          <table:table-cell table:formula="of:=(256+[.$S76])*[.$A$2]*2^([.I$2])" office:value-type="float" office:value="4091.26281738281" calcext:value-type="float">
            <text:p>4091</text:p>
          </table:table-cell>
          <table:table-cell table:formula="of:=(256+[.$S76])*[.$A$2]*2^([.J$2])" office:value-type="float" office:value="8182.52563476563" calcext:value-type="float">
            <text:p>8183</text:p>
          </table:table-cell>
          <table:table-cell table:formula="of:=(256+[.$S76])*[.$A$2]*2^([.K$2])" office:value-type="float" office:value="16365.0512695313" calcext:value-type="float">
            <text:p>16365</text:p>
          </table:table-cell>
          <table:table-cell table:formula="of:=(256+[.$S76])*[.$A$2]*2^([.L$2])" office:value-type="float" office:value="32730.1025390625" calcext:value-type="float">
            <text:p>32730</text:p>
          </table:table-cell>
          <table:table-cell table:formula="of:=(256+[.$S76])*[.$A$2]*2^([.M$2])" office:value-type="float" office:value="65460.205078125" calcext:value-type="float">
            <text:p>65460</text:p>
          </table:table-cell>
          <table:table-cell table:formula="of:=(256+[.$S76])*[.$A$2]*2^([.N$2])" office:value-type="float" office:value="130920.41015625" calcext:value-type="float">
            <text:p>130920</text:p>
          </table:table-cell>
          <table:table-cell table:formula="of:=(256+[.$S76])*[.$A$2]*2^([.O$2])" office:value-type="float" office:value="261840.8203125" calcext:value-type="float">
            <text:p>261841</text:p>
          </table:table-cell>
          <table:table-cell table:formula="of:=(256+[.$S76])*[.$A$2]*2^([.P$2])" office:value-type="float" office:value="523681.640625" calcext:value-type="float">
            <text:p>523682</text:p>
          </table:table-cell>
          <table:table-cell table:formula="of:=(256+[.$S76])*[.$A$2]*2^([.Q$2])" office:value-type="float" office:value="1047363.28125" calcext:value-type="float">
            <text:p>104736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table:formula="of:=(256+[.$S77])*[.$A$2]*2^([.B$2])" office:value-type="float" office:value="32.0598483085632" calcext:value-type="float">
            <text:p>32</text:p>
          </table:table-cell>
          <table:table-cell table:formula="of:=(256+[.$S77])*[.$A$2]*2^([.C$2])" office:value-type="float" office:value="64.1196966171265" calcext:value-type="float">
            <text:p>64</text:p>
          </table:table-cell>
          <table:table-cell table:formula="of:=(256+[.$S77])*[.$A$2]*2^([.D$2])" office:value-type="float" office:value="128.239393234253" calcext:value-type="float">
            <text:p>128</text:p>
          </table:table-cell>
          <table:table-cell table:formula="of:=(256+[.$S77])*[.$A$2]*2^([.E$2])" office:value-type="float" office:value="256.478786468506" calcext:value-type="float">
            <text:p>256</text:p>
          </table:table-cell>
          <table:table-cell table:formula="of:=(256+[.$S77])*[.$A$2]*2^([.F$2])" office:value-type="float" office:value="512.957572937012" calcext:value-type="float">
            <text:p>513</text:p>
          </table:table-cell>
          <table:table-cell table:formula="of:=(256+[.$S77])*[.$A$2]*2^([.G$2])" office:value-type="float" office:value="1025.91514587402" calcext:value-type="float">
            <text:p>1026</text:p>
          </table:table-cell>
          <table:table-cell table:formula="of:=(256+[.$S77])*[.$A$2]*2^([.H$2])" office:value-type="float" office:value="2051.83029174805" calcext:value-type="float">
            <text:p>2052</text:p>
          </table:table-cell>
          <table:table-cell table:formula="of:=(256+[.$S77])*[.$A$2]*2^([.I$2])" office:value-type="float" office:value="4103.66058349609" calcext:value-type="float">
            <text:p>4104</text:p>
          </table:table-cell>
          <table:table-cell table:formula="of:=(256+[.$S77])*[.$A$2]*2^([.J$2])" office:value-type="float" office:value="8207.32116699219" calcext:value-type="float">
            <text:p>8207</text:p>
          </table:table-cell>
          <table:table-cell table:formula="of:=(256+[.$S77])*[.$A$2]*2^([.K$2])" office:value-type="float" office:value="16414.6423339844" calcext:value-type="float">
            <text:p>16415</text:p>
          </table:table-cell>
          <table:table-cell table:formula="of:=(256+[.$S77])*[.$A$2]*2^([.L$2])" office:value-type="float" office:value="32829.2846679687" calcext:value-type="float">
            <text:p>32829</text:p>
          </table:table-cell>
          <table:table-cell table:formula="of:=(256+[.$S77])*[.$A$2]*2^([.M$2])" office:value-type="float" office:value="65658.5693359375" calcext:value-type="float">
            <text:p>65659</text:p>
          </table:table-cell>
          <table:table-cell table:formula="of:=(256+[.$S77])*[.$A$2]*2^([.N$2])" office:value-type="float" office:value="131317.138671875" calcext:value-type="float">
            <text:p>131317</text:p>
          </table:table-cell>
          <table:table-cell table:formula="of:=(256+[.$S77])*[.$A$2]*2^([.O$2])" office:value-type="float" office:value="262634.27734375" calcext:value-type="float">
            <text:p>262634</text:p>
          </table:table-cell>
          <table:table-cell table:formula="of:=(256+[.$S77])*[.$A$2]*2^([.P$2])" office:value-type="float" office:value="525268.5546875" calcext:value-type="float">
            <text:p>525269</text:p>
          </table:table-cell>
          <table:table-cell table:formula="of:=(256+[.$S77])*[.$A$2]*2^([.Q$2])" office:value-type="float" office:value="1050537.109375" calcext:value-type="float">
            <text:p>105053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76" calcext:value-type="float">
            <text:p>76</text:p>
          </table:table-cell>
          <table:table-cell table:formula="of:=(256+[.$S78])*[.$A$2]*2^([.B$2])" office:value-type="float" office:value="32.1567058563232" calcext:value-type="float">
            <text:p>32</text:p>
          </table:table-cell>
          <table:table-cell table:formula="of:=(256+[.$S78])*[.$A$2]*2^([.C$2])" office:value-type="float" office:value="64.3134117126465" calcext:value-type="float">
            <text:p>64</text:p>
          </table:table-cell>
          <table:table-cell table:formula="of:=(256+[.$S78])*[.$A$2]*2^([.D$2])" office:value-type="float" office:value="128.626823425293" calcext:value-type="float">
            <text:p>129</text:p>
          </table:table-cell>
          <table:table-cell table:formula="of:=(256+[.$S78])*[.$A$2]*2^([.E$2])" office:value-type="float" office:value="257.253646850586" calcext:value-type="float">
            <text:p>257</text:p>
          </table:table-cell>
          <table:table-cell table:formula="of:=(256+[.$S78])*[.$A$2]*2^([.F$2])" office:value-type="float" office:value="514.507293701172" calcext:value-type="float">
            <text:p>515</text:p>
          </table:table-cell>
          <table:table-cell table:formula="of:=(256+[.$S78])*[.$A$2]*2^([.G$2])" office:value-type="float" office:value="1029.01458740234" calcext:value-type="float">
            <text:p>1029</text:p>
          </table:table-cell>
          <table:table-cell table:formula="of:=(256+[.$S78])*[.$A$2]*2^([.H$2])" office:value-type="float" office:value="2058.02917480469" calcext:value-type="float">
            <text:p>2058</text:p>
          </table:table-cell>
          <table:table-cell table:formula="of:=(256+[.$S78])*[.$A$2]*2^([.I$2])" office:value-type="float" office:value="4116.05834960938" calcext:value-type="float">
            <text:p>4116</text:p>
          </table:table-cell>
          <table:table-cell table:formula="of:=(256+[.$S78])*[.$A$2]*2^([.J$2])" office:value-type="float" office:value="8232.11669921875" calcext:value-type="float">
            <text:p>8232</text:p>
          </table:table-cell>
          <table:table-cell table:formula="of:=(256+[.$S78])*[.$A$2]*2^([.K$2])" office:value-type="float" office:value="16464.2333984375" calcext:value-type="float">
            <text:p>16464</text:p>
          </table:table-cell>
          <table:table-cell table:formula="of:=(256+[.$S78])*[.$A$2]*2^([.L$2])" office:value-type="float" office:value="32928.466796875" calcext:value-type="float">
            <text:p>32928</text:p>
          </table:table-cell>
          <table:table-cell table:formula="of:=(256+[.$S78])*[.$A$2]*2^([.M$2])" office:value-type="float" office:value="65856.93359375" calcext:value-type="float">
            <text:p>65857</text:p>
          </table:table-cell>
          <table:table-cell table:formula="of:=(256+[.$S78])*[.$A$2]*2^([.N$2])" office:value-type="float" office:value="131713.8671875" calcext:value-type="float">
            <text:p>131714</text:p>
          </table:table-cell>
          <table:table-cell table:formula="of:=(256+[.$S78])*[.$A$2]*2^([.O$2])" office:value-type="float" office:value="263427.734375" calcext:value-type="float">
            <text:p>263428</text:p>
          </table:table-cell>
          <table:table-cell table:formula="of:=(256+[.$S78])*[.$A$2]*2^([.P$2])" office:value-type="float" office:value="526855.46875" calcext:value-type="float">
            <text:p>526855</text:p>
          </table:table-cell>
          <table:table-cell table:formula="of:=(256+[.$S78])*[.$A$2]*2^([.Q$2])" office:value-type="float" office:value="1053710.9375" calcext:value-type="float">
            <text:p>105371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77" calcext:value-type="float">
            <text:p>77</text:p>
          </table:table-cell>
          <table:table-cell table:formula="of:=(256+[.$S79])*[.$A$2]*2^([.B$2])" office:value-type="float" office:value="32.2535634040833" calcext:value-type="float">
            <text:p>32</text:p>
          </table:table-cell>
          <table:table-cell table:formula="of:=(256+[.$S79])*[.$A$2]*2^([.C$2])" office:value-type="float" office:value="64.5071268081665" calcext:value-type="float">
            <text:p>65</text:p>
          </table:table-cell>
          <table:table-cell table:formula="of:=(256+[.$S79])*[.$A$2]*2^([.D$2])" office:value-type="float" office:value="129.014253616333" calcext:value-type="float">
            <text:p>129</text:p>
          </table:table-cell>
          <table:table-cell table:formula="of:=(256+[.$S79])*[.$A$2]*2^([.E$2])" office:value-type="float" office:value="258.028507232666" calcext:value-type="float">
            <text:p>258</text:p>
          </table:table-cell>
          <table:table-cell table:formula="of:=(256+[.$S79])*[.$A$2]*2^([.F$2])" office:value-type="float" office:value="516.057014465332" calcext:value-type="float">
            <text:p>516</text:p>
          </table:table-cell>
          <table:table-cell table:formula="of:=(256+[.$S79])*[.$A$2]*2^([.G$2])" office:value-type="float" office:value="1032.11402893066" calcext:value-type="float">
            <text:p>1032</text:p>
          </table:table-cell>
          <table:table-cell table:formula="of:=(256+[.$S79])*[.$A$2]*2^([.H$2])" office:value-type="float" office:value="2064.22805786133" calcext:value-type="float">
            <text:p>2064</text:p>
          </table:table-cell>
          <table:table-cell table:formula="of:=(256+[.$S79])*[.$A$2]*2^([.I$2])" office:value-type="float" office:value="4128.45611572266" calcext:value-type="float">
            <text:p>4128</text:p>
          </table:table-cell>
          <table:table-cell table:formula="of:=(256+[.$S79])*[.$A$2]*2^([.J$2])" office:value-type="float" office:value="8256.91223144531" calcext:value-type="float">
            <text:p>8257</text:p>
          </table:table-cell>
          <table:table-cell table:formula="of:=(256+[.$S79])*[.$A$2]*2^([.K$2])" office:value-type="float" office:value="16513.8244628906" calcext:value-type="float">
            <text:p>16514</text:p>
          </table:table-cell>
          <table:table-cell table:formula="of:=(256+[.$S79])*[.$A$2]*2^([.L$2])" office:value-type="float" office:value="33027.6489257812" calcext:value-type="float">
            <text:p>33028</text:p>
          </table:table-cell>
          <table:table-cell table:formula="of:=(256+[.$S79])*[.$A$2]*2^([.M$2])" office:value-type="float" office:value="66055.2978515625" calcext:value-type="float">
            <text:p>66055</text:p>
          </table:table-cell>
          <table:table-cell table:formula="of:=(256+[.$S79])*[.$A$2]*2^([.N$2])" office:value-type="float" office:value="132110.595703125" calcext:value-type="float">
            <text:p>132111</text:p>
          </table:table-cell>
          <table:table-cell table:formula="of:=(256+[.$S79])*[.$A$2]*2^([.O$2])" office:value-type="float" office:value="264221.19140625" calcext:value-type="float">
            <text:p>264221</text:p>
          </table:table-cell>
          <table:table-cell table:formula="of:=(256+[.$S79])*[.$A$2]*2^([.P$2])" office:value-type="float" office:value="528442.3828125" calcext:value-type="float">
            <text:p>528442</text:p>
          </table:table-cell>
          <table:table-cell table:formula="of:=(256+[.$S79])*[.$A$2]*2^([.Q$2])" office:value-type="float" office:value="1056884.765625" calcext:value-type="float">
            <text:p>105688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78" calcext:value-type="float">
            <text:p>78</text:p>
          </table:table-cell>
          <table:table-cell table:formula="of:=(256+[.$S80])*[.$A$2]*2^([.B$2])" office:value-type="float" office:value="32.3504209518433" calcext:value-type="float">
            <text:p>32</text:p>
          </table:table-cell>
          <table:table-cell table:formula="of:=(256+[.$S80])*[.$A$2]*2^([.C$2])" office:value-type="float" office:value="64.7008419036865" calcext:value-type="float">
            <text:p>65</text:p>
          </table:table-cell>
          <table:table-cell table:formula="of:=(256+[.$S80])*[.$A$2]*2^([.D$2])" office:value-type="float" office:value="129.401683807373" calcext:value-type="float">
            <text:p>129</text:p>
          </table:table-cell>
          <table:table-cell table:formula="of:=(256+[.$S80])*[.$A$2]*2^([.E$2])" office:value-type="float" office:value="258.803367614746" calcext:value-type="float">
            <text:p>259</text:p>
          </table:table-cell>
          <table:table-cell table:formula="of:=(256+[.$S80])*[.$A$2]*2^([.F$2])" office:value-type="float" office:value="517.606735229492" calcext:value-type="float">
            <text:p>518</text:p>
          </table:table-cell>
          <table:table-cell table:formula="of:=(256+[.$S80])*[.$A$2]*2^([.G$2])" office:value-type="float" office:value="1035.21347045898" calcext:value-type="float">
            <text:p>1035</text:p>
          </table:table-cell>
          <table:table-cell table:formula="of:=(256+[.$S80])*[.$A$2]*2^([.H$2])" office:value-type="float" office:value="2070.42694091797" calcext:value-type="float">
            <text:p>2070</text:p>
          </table:table-cell>
          <table:table-cell table:formula="of:=(256+[.$S80])*[.$A$2]*2^([.I$2])" office:value-type="float" office:value="4140.85388183594" calcext:value-type="float">
            <text:p>4141</text:p>
          </table:table-cell>
          <table:table-cell table:formula="of:=(256+[.$S80])*[.$A$2]*2^([.J$2])" office:value-type="float" office:value="8281.70776367188" calcext:value-type="float">
            <text:p>8282</text:p>
          </table:table-cell>
          <table:table-cell table:formula="of:=(256+[.$S80])*[.$A$2]*2^([.K$2])" office:value-type="float" office:value="16563.4155273438" calcext:value-type="float">
            <text:p>16563</text:p>
          </table:table-cell>
          <table:table-cell table:formula="of:=(256+[.$S80])*[.$A$2]*2^([.L$2])" office:value-type="float" office:value="33126.8310546875" calcext:value-type="float">
            <text:p>33127</text:p>
          </table:table-cell>
          <table:table-cell table:formula="of:=(256+[.$S80])*[.$A$2]*2^([.M$2])" office:value-type="float" office:value="66253.662109375" calcext:value-type="float">
            <text:p>66254</text:p>
          </table:table-cell>
          <table:table-cell table:formula="of:=(256+[.$S80])*[.$A$2]*2^([.N$2])" office:value-type="float" office:value="132507.32421875" calcext:value-type="float">
            <text:p>132507</text:p>
          </table:table-cell>
          <table:table-cell table:formula="of:=(256+[.$S80])*[.$A$2]*2^([.O$2])" office:value-type="float" office:value="265014.6484375" calcext:value-type="float">
            <text:p>265015</text:p>
          </table:table-cell>
          <table:table-cell table:formula="of:=(256+[.$S80])*[.$A$2]*2^([.P$2])" office:value-type="float" office:value="530029.296875" calcext:value-type="float">
            <text:p>530029</text:p>
          </table:table-cell>
          <table:table-cell table:formula="of:=(256+[.$S80])*[.$A$2]*2^([.Q$2])" office:value-type="float" office:value="1060058.59375" calcext:value-type="float">
            <text:p>106005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79" calcext:value-type="float">
            <text:p>79</text:p>
          </table:table-cell>
          <table:table-cell table:formula="of:=(256+[.$S81])*[.$A$2]*2^([.B$2])" office:value-type="float" office:value="32.4472784996033" calcext:value-type="float">
            <text:p>32</text:p>
          </table:table-cell>
          <table:table-cell table:formula="of:=(256+[.$S81])*[.$A$2]*2^([.C$2])" office:value-type="float" office:value="64.8945569992065" calcext:value-type="float">
            <text:p>65</text:p>
          </table:table-cell>
          <table:table-cell table:formula="of:=(256+[.$S81])*[.$A$2]*2^([.D$2])" office:value-type="float" office:value="129.789113998413" calcext:value-type="float">
            <text:p>130</text:p>
          </table:table-cell>
          <table:table-cell table:formula="of:=(256+[.$S81])*[.$A$2]*2^([.E$2])" office:value-type="float" office:value="259.578227996826" calcext:value-type="float">
            <text:p>260</text:p>
          </table:table-cell>
          <table:table-cell table:formula="of:=(256+[.$S81])*[.$A$2]*2^([.F$2])" office:value-type="float" office:value="519.156455993652" calcext:value-type="float">
            <text:p>519</text:p>
          </table:table-cell>
          <table:table-cell table:formula="of:=(256+[.$S81])*[.$A$2]*2^([.G$2])" office:value-type="float" office:value="1038.3129119873" calcext:value-type="float">
            <text:p>1038</text:p>
          </table:table-cell>
          <table:table-cell table:formula="of:=(256+[.$S81])*[.$A$2]*2^([.H$2])" office:value-type="float" office:value="2076.62582397461" calcext:value-type="float">
            <text:p>2077</text:p>
          </table:table-cell>
          <table:table-cell table:formula="of:=(256+[.$S81])*[.$A$2]*2^([.I$2])" office:value-type="float" office:value="4153.25164794922" calcext:value-type="float">
            <text:p>4153</text:p>
          </table:table-cell>
          <table:table-cell table:formula="of:=(256+[.$S81])*[.$A$2]*2^([.J$2])" office:value-type="float" office:value="8306.50329589844" calcext:value-type="float">
            <text:p>8307</text:p>
          </table:table-cell>
          <table:table-cell table:formula="of:=(256+[.$S81])*[.$A$2]*2^([.K$2])" office:value-type="float" office:value="16613.0065917969" calcext:value-type="float">
            <text:p>16613</text:p>
          </table:table-cell>
          <table:table-cell table:formula="of:=(256+[.$S81])*[.$A$2]*2^([.L$2])" office:value-type="float" office:value="33226.0131835937" calcext:value-type="float">
            <text:p>33226</text:p>
          </table:table-cell>
          <table:table-cell table:formula="of:=(256+[.$S81])*[.$A$2]*2^([.M$2])" office:value-type="float" office:value="66452.0263671875" calcext:value-type="float">
            <text:p>66452</text:p>
          </table:table-cell>
          <table:table-cell table:formula="of:=(256+[.$S81])*[.$A$2]*2^([.N$2])" office:value-type="float" office:value="132904.052734375" calcext:value-type="float">
            <text:p>132904</text:p>
          </table:table-cell>
          <table:table-cell table:formula="of:=(256+[.$S81])*[.$A$2]*2^([.O$2])" office:value-type="float" office:value="265808.10546875" calcext:value-type="float">
            <text:p>265808</text:p>
          </table:table-cell>
          <table:table-cell table:formula="of:=(256+[.$S81])*[.$A$2]*2^([.P$2])" office:value-type="float" office:value="531616.2109375" calcext:value-type="float">
            <text:p>531616</text:p>
          </table:table-cell>
          <table:table-cell table:formula="of:=(256+[.$S81])*[.$A$2]*2^([.Q$2])" office:value-type="float" office:value="1063232.421875" calcext:value-type="float">
            <text:p>106323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table:formula="of:=(256+[.$S82])*[.$A$2]*2^([.B$2])" office:value-type="float" office:value="32.5441360473633" calcext:value-type="float">
            <text:p>33</text:p>
          </table:table-cell>
          <table:table-cell table:formula="of:=(256+[.$S82])*[.$A$2]*2^([.C$2])" office:value-type="float" office:value="65.0882720947266" calcext:value-type="float">
            <text:p>65</text:p>
          </table:table-cell>
          <table:table-cell table:formula="of:=(256+[.$S82])*[.$A$2]*2^([.D$2])" office:value-type="float" office:value="130.176544189453" calcext:value-type="float">
            <text:p>130</text:p>
          </table:table-cell>
          <table:table-cell table:formula="of:=(256+[.$S82])*[.$A$2]*2^([.E$2])" office:value-type="float" office:value="260.353088378906" calcext:value-type="float">
            <text:p>260</text:p>
          </table:table-cell>
          <table:table-cell table:formula="of:=(256+[.$S82])*[.$A$2]*2^([.F$2])" office:value-type="float" office:value="520.706176757813" calcext:value-type="float">
            <text:p>521</text:p>
          </table:table-cell>
          <table:table-cell table:formula="of:=(256+[.$S82])*[.$A$2]*2^([.G$2])" office:value-type="float" office:value="1041.41235351563" calcext:value-type="float">
            <text:p>1041</text:p>
          </table:table-cell>
          <table:table-cell table:formula="of:=(256+[.$S82])*[.$A$2]*2^([.H$2])" office:value-type="float" office:value="2082.82470703125" calcext:value-type="float">
            <text:p>2083</text:p>
          </table:table-cell>
          <table:table-cell table:formula="of:=(256+[.$S82])*[.$A$2]*2^([.I$2])" office:value-type="float" office:value="4165.6494140625" calcext:value-type="float">
            <text:p>4166</text:p>
          </table:table-cell>
          <table:table-cell table:formula="of:=(256+[.$S82])*[.$A$2]*2^([.J$2])" office:value-type="float" office:value="8331.298828125" calcext:value-type="float">
            <text:p>8331</text:p>
          </table:table-cell>
          <table:table-cell table:formula="of:=(256+[.$S82])*[.$A$2]*2^([.K$2])" office:value-type="float" office:value="16662.59765625" calcext:value-type="float">
            <text:p>16663</text:p>
          </table:table-cell>
          <table:table-cell table:formula="of:=(256+[.$S82])*[.$A$2]*2^([.L$2])" office:value-type="float" office:value="33325.1953125" calcext:value-type="float">
            <text:p>33325</text:p>
          </table:table-cell>
          <table:table-cell table:formula="of:=(256+[.$S82])*[.$A$2]*2^([.M$2])" office:value-type="float" office:value="66650.390625" calcext:value-type="float">
            <text:p>66650</text:p>
          </table:table-cell>
          <table:table-cell table:formula="of:=(256+[.$S82])*[.$A$2]*2^([.N$2])" office:value-type="float" office:value="133300.78125" calcext:value-type="float">
            <text:p>133301</text:p>
          </table:table-cell>
          <table:table-cell table:formula="of:=(256+[.$S82])*[.$A$2]*2^([.O$2])" office:value-type="float" office:value="266601.5625" calcext:value-type="float">
            <text:p>266602</text:p>
          </table:table-cell>
          <table:table-cell table:formula="of:=(256+[.$S82])*[.$A$2]*2^([.P$2])" office:value-type="float" office:value="533203.125" calcext:value-type="float">
            <text:p>533203</text:p>
          </table:table-cell>
          <table:table-cell table:formula="of:=(256+[.$S82])*[.$A$2]*2^([.Q$2])" office:value-type="float" office:value="1066406.25" calcext:value-type="float">
            <text:p>106640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81" calcext:value-type="float">
            <text:p>81</text:p>
          </table:table-cell>
          <table:table-cell table:formula="of:=(256+[.$S83])*[.$A$2]*2^([.B$2])" office:value-type="float" office:value="32.6409935951233" calcext:value-type="float">
            <text:p>33</text:p>
          </table:table-cell>
          <table:table-cell table:formula="of:=(256+[.$S83])*[.$A$2]*2^([.C$2])" office:value-type="float" office:value="65.2819871902466" calcext:value-type="float">
            <text:p>65</text:p>
          </table:table-cell>
          <table:table-cell table:formula="of:=(256+[.$S83])*[.$A$2]*2^([.D$2])" office:value-type="float" office:value="130.563974380493" calcext:value-type="float">
            <text:p>131</text:p>
          </table:table-cell>
          <table:table-cell table:formula="of:=(256+[.$S83])*[.$A$2]*2^([.E$2])" office:value-type="float" office:value="261.127948760986" calcext:value-type="float">
            <text:p>261</text:p>
          </table:table-cell>
          <table:table-cell table:formula="of:=(256+[.$S83])*[.$A$2]*2^([.F$2])" office:value-type="float" office:value="522.255897521973" calcext:value-type="float">
            <text:p>522</text:p>
          </table:table-cell>
          <table:table-cell table:formula="of:=(256+[.$S83])*[.$A$2]*2^([.G$2])" office:value-type="float" office:value="1044.51179504395" calcext:value-type="float">
            <text:p>1045</text:p>
          </table:table-cell>
          <table:table-cell table:formula="of:=(256+[.$S83])*[.$A$2]*2^([.H$2])" office:value-type="float" office:value="2089.02359008789" calcext:value-type="float">
            <text:p>2089</text:p>
          </table:table-cell>
          <table:table-cell table:formula="of:=(256+[.$S83])*[.$A$2]*2^([.I$2])" office:value-type="float" office:value="4178.04718017578" calcext:value-type="float">
            <text:p>4178</text:p>
          </table:table-cell>
          <table:table-cell table:formula="of:=(256+[.$S83])*[.$A$2]*2^([.J$2])" office:value-type="float" office:value="8356.09436035156" calcext:value-type="float">
            <text:p>8356</text:p>
          </table:table-cell>
          <table:table-cell table:formula="of:=(256+[.$S83])*[.$A$2]*2^([.K$2])" office:value-type="float" office:value="16712.1887207031" calcext:value-type="float">
            <text:p>16712</text:p>
          </table:table-cell>
          <table:table-cell table:formula="of:=(256+[.$S83])*[.$A$2]*2^([.L$2])" office:value-type="float" office:value="33424.3774414062" calcext:value-type="float">
            <text:p>33424</text:p>
          </table:table-cell>
          <table:table-cell table:formula="of:=(256+[.$S83])*[.$A$2]*2^([.M$2])" office:value-type="float" office:value="66848.7548828125" calcext:value-type="float">
            <text:p>66849</text:p>
          </table:table-cell>
          <table:table-cell table:formula="of:=(256+[.$S83])*[.$A$2]*2^([.N$2])" office:value-type="float" office:value="133697.509765625" calcext:value-type="float">
            <text:p>133698</text:p>
          </table:table-cell>
          <table:table-cell table:formula="of:=(256+[.$S83])*[.$A$2]*2^([.O$2])" office:value-type="float" office:value="267395.01953125" calcext:value-type="float">
            <text:p>267395</text:p>
          </table:table-cell>
          <table:table-cell table:formula="of:=(256+[.$S83])*[.$A$2]*2^([.P$2])" office:value-type="float" office:value="534790.0390625" calcext:value-type="float">
            <text:p>534790</text:p>
          </table:table-cell>
          <table:table-cell table:formula="of:=(256+[.$S83])*[.$A$2]*2^([.Q$2])" office:value-type="float" office:value="1069580.078125" calcext:value-type="float">
            <text:p>106958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82" calcext:value-type="float">
            <text:p>82</text:p>
          </table:table-cell>
          <table:table-cell table:formula="of:=(256+[.$S84])*[.$A$2]*2^([.B$2])" office:value-type="float" office:value="32.7378511428833" calcext:value-type="float">
            <text:p>33</text:p>
          </table:table-cell>
          <table:table-cell table:formula="of:=(256+[.$S84])*[.$A$2]*2^([.C$2])" office:value-type="float" office:value="65.4757022857666" calcext:value-type="float">
            <text:p>65</text:p>
          </table:table-cell>
          <table:table-cell table:formula="of:=(256+[.$S84])*[.$A$2]*2^([.D$2])" office:value-type="float" office:value="130.951404571533" calcext:value-type="float">
            <text:p>131</text:p>
          </table:table-cell>
          <table:table-cell table:formula="of:=(256+[.$S84])*[.$A$2]*2^([.E$2])" office:value-type="float" office:value="261.902809143066" calcext:value-type="float">
            <text:p>262</text:p>
          </table:table-cell>
          <table:table-cell table:formula="of:=(256+[.$S84])*[.$A$2]*2^([.F$2])" office:value-type="float" office:value="523.805618286133" calcext:value-type="float">
            <text:p>524</text:p>
          </table:table-cell>
          <table:table-cell table:formula="of:=(256+[.$S84])*[.$A$2]*2^([.G$2])" office:value-type="float" office:value="1047.61123657227" calcext:value-type="float">
            <text:p>1048</text:p>
          </table:table-cell>
          <table:table-cell table:formula="of:=(256+[.$S84])*[.$A$2]*2^([.H$2])" office:value-type="float" office:value="2095.22247314453" calcext:value-type="float">
            <text:p>2095</text:p>
          </table:table-cell>
          <table:table-cell table:formula="of:=(256+[.$S84])*[.$A$2]*2^([.I$2])" office:value-type="float" office:value="4190.44494628906" calcext:value-type="float">
            <text:p>4190</text:p>
          </table:table-cell>
          <table:table-cell table:formula="of:=(256+[.$S84])*[.$A$2]*2^([.J$2])" office:value-type="float" office:value="8380.88989257813" calcext:value-type="float">
            <text:p>8381</text:p>
          </table:table-cell>
          <table:table-cell table:formula="of:=(256+[.$S84])*[.$A$2]*2^([.K$2])" office:value-type="float" office:value="16761.7797851563" calcext:value-type="float">
            <text:p>16762</text:p>
          </table:table-cell>
          <table:table-cell table:formula="of:=(256+[.$S84])*[.$A$2]*2^([.L$2])" office:value-type="float" office:value="33523.5595703125" calcext:value-type="float">
            <text:p>33524</text:p>
          </table:table-cell>
          <table:table-cell table:formula="of:=(256+[.$S84])*[.$A$2]*2^([.M$2])" office:value-type="float" office:value="67047.119140625" calcext:value-type="float">
            <text:p>67047</text:p>
          </table:table-cell>
          <table:table-cell table:formula="of:=(256+[.$S84])*[.$A$2]*2^([.N$2])" office:value-type="float" office:value="134094.23828125" calcext:value-type="float">
            <text:p>134094</text:p>
          </table:table-cell>
          <table:table-cell table:formula="of:=(256+[.$S84])*[.$A$2]*2^([.O$2])" office:value-type="float" office:value="268188.4765625" calcext:value-type="float">
            <text:p>268188</text:p>
          </table:table-cell>
          <table:table-cell table:formula="of:=(256+[.$S84])*[.$A$2]*2^([.P$2])" office:value-type="float" office:value="536376.953125" calcext:value-type="float">
            <text:p>536377</text:p>
          </table:table-cell>
          <table:table-cell table:formula="of:=(256+[.$S84])*[.$A$2]*2^([.Q$2])" office:value-type="float" office:value="1072753.90625" calcext:value-type="float">
            <text:p>107275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83" calcext:value-type="float">
            <text:p>83</text:p>
          </table:table-cell>
          <table:table-cell table:formula="of:=(256+[.$S85])*[.$A$2]*2^([.B$2])" office:value-type="float" office:value="32.8347086906433" calcext:value-type="float">
            <text:p>33</text:p>
          </table:table-cell>
          <table:table-cell table:formula="of:=(256+[.$S85])*[.$A$2]*2^([.C$2])" office:value-type="float" office:value="65.6694173812866" calcext:value-type="float">
            <text:p>66</text:p>
          </table:table-cell>
          <table:table-cell table:formula="of:=(256+[.$S85])*[.$A$2]*2^([.D$2])" office:value-type="float" office:value="131.338834762573" calcext:value-type="float">
            <text:p>131</text:p>
          </table:table-cell>
          <table:table-cell table:formula="of:=(256+[.$S85])*[.$A$2]*2^([.E$2])" office:value-type="float" office:value="262.677669525146" calcext:value-type="float">
            <text:p>263</text:p>
          </table:table-cell>
          <table:table-cell table:formula="of:=(256+[.$S85])*[.$A$2]*2^([.F$2])" office:value-type="float" office:value="525.355339050293" calcext:value-type="float">
            <text:p>525</text:p>
          </table:table-cell>
          <table:table-cell table:formula="of:=(256+[.$S85])*[.$A$2]*2^([.G$2])" office:value-type="float" office:value="1050.71067810059" calcext:value-type="float">
            <text:p>1051</text:p>
          </table:table-cell>
          <table:table-cell table:formula="of:=(256+[.$S85])*[.$A$2]*2^([.H$2])" office:value-type="float" office:value="2101.42135620117" calcext:value-type="float">
            <text:p>2101</text:p>
          </table:table-cell>
          <table:table-cell table:formula="of:=(256+[.$S85])*[.$A$2]*2^([.I$2])" office:value-type="float" office:value="4202.84271240234" calcext:value-type="float">
            <text:p>4203</text:p>
          </table:table-cell>
          <table:table-cell table:formula="of:=(256+[.$S85])*[.$A$2]*2^([.J$2])" office:value-type="float" office:value="8405.68542480469" calcext:value-type="float">
            <text:p>8406</text:p>
          </table:table-cell>
          <table:table-cell table:formula="of:=(256+[.$S85])*[.$A$2]*2^([.K$2])" office:value-type="float" office:value="16811.3708496094" calcext:value-type="float">
            <text:p>16811</text:p>
          </table:table-cell>
          <table:table-cell table:formula="of:=(256+[.$S85])*[.$A$2]*2^([.L$2])" office:value-type="float" office:value="33622.7416992187" calcext:value-type="float">
            <text:p>33623</text:p>
          </table:table-cell>
          <table:table-cell table:formula="of:=(256+[.$S85])*[.$A$2]*2^([.M$2])" office:value-type="float" office:value="67245.4833984375" calcext:value-type="float">
            <text:p>67245</text:p>
          </table:table-cell>
          <table:table-cell table:formula="of:=(256+[.$S85])*[.$A$2]*2^([.N$2])" office:value-type="float" office:value="134490.966796875" calcext:value-type="float">
            <text:p>134491</text:p>
          </table:table-cell>
          <table:table-cell table:formula="of:=(256+[.$S85])*[.$A$2]*2^([.O$2])" office:value-type="float" office:value="268981.93359375" calcext:value-type="float">
            <text:p>268982</text:p>
          </table:table-cell>
          <table:table-cell table:formula="of:=(256+[.$S85])*[.$A$2]*2^([.P$2])" office:value-type="float" office:value="537963.8671875" calcext:value-type="float">
            <text:p>537964</text:p>
          </table:table-cell>
          <table:table-cell table:formula="of:=(256+[.$S85])*[.$A$2]*2^([.Q$2])" office:value-type="float" office:value="1075927.734375" calcext:value-type="float">
            <text:p>107592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84" calcext:value-type="float">
            <text:p>84</text:p>
          </table:table-cell>
          <table:table-cell table:formula="of:=(256+[.$S86])*[.$A$2]*2^([.B$2])" office:value-type="float" office:value="32.9315662384033" calcext:value-type="float">
            <text:p>33</text:p>
          </table:table-cell>
          <table:table-cell table:formula="of:=(256+[.$S86])*[.$A$2]*2^([.C$2])" office:value-type="float" office:value="65.8631324768066" calcext:value-type="float">
            <text:p>66</text:p>
          </table:table-cell>
          <table:table-cell table:formula="of:=(256+[.$S86])*[.$A$2]*2^([.D$2])" office:value-type="float" office:value="131.726264953613" calcext:value-type="float">
            <text:p>132</text:p>
          </table:table-cell>
          <table:table-cell table:formula="of:=(256+[.$S86])*[.$A$2]*2^([.E$2])" office:value-type="float" office:value="263.452529907227" calcext:value-type="float">
            <text:p>263</text:p>
          </table:table-cell>
          <table:table-cell table:formula="of:=(256+[.$S86])*[.$A$2]*2^([.F$2])" office:value-type="float" office:value="526.905059814453" calcext:value-type="float">
            <text:p>527</text:p>
          </table:table-cell>
          <table:table-cell table:formula="of:=(256+[.$S86])*[.$A$2]*2^([.G$2])" office:value-type="float" office:value="1053.81011962891" calcext:value-type="float">
            <text:p>1054</text:p>
          </table:table-cell>
          <table:table-cell table:formula="of:=(256+[.$S86])*[.$A$2]*2^([.H$2])" office:value-type="float" office:value="2107.62023925781" calcext:value-type="float">
            <text:p>2108</text:p>
          </table:table-cell>
          <table:table-cell table:formula="of:=(256+[.$S86])*[.$A$2]*2^([.I$2])" office:value-type="float" office:value="4215.24047851563" calcext:value-type="float">
            <text:p>4215</text:p>
          </table:table-cell>
          <table:table-cell table:formula="of:=(256+[.$S86])*[.$A$2]*2^([.J$2])" office:value-type="float" office:value="8430.48095703125" calcext:value-type="float">
            <text:p>8430</text:p>
          </table:table-cell>
          <table:table-cell table:formula="of:=(256+[.$S86])*[.$A$2]*2^([.K$2])" office:value-type="float" office:value="16860.9619140625" calcext:value-type="float">
            <text:p>16861</text:p>
          </table:table-cell>
          <table:table-cell table:formula="of:=(256+[.$S86])*[.$A$2]*2^([.L$2])" office:value-type="float" office:value="33721.923828125" calcext:value-type="float">
            <text:p>33722</text:p>
          </table:table-cell>
          <table:table-cell table:formula="of:=(256+[.$S86])*[.$A$2]*2^([.M$2])" office:value-type="float" office:value="67443.84765625" calcext:value-type="float">
            <text:p>67444</text:p>
          </table:table-cell>
          <table:table-cell table:formula="of:=(256+[.$S86])*[.$A$2]*2^([.N$2])" office:value-type="float" office:value="134887.6953125" calcext:value-type="float">
            <text:p>134888</text:p>
          </table:table-cell>
          <table:table-cell table:formula="of:=(256+[.$S86])*[.$A$2]*2^([.O$2])" office:value-type="float" office:value="269775.390625" calcext:value-type="float">
            <text:p>269775</text:p>
          </table:table-cell>
          <table:table-cell table:formula="of:=(256+[.$S86])*[.$A$2]*2^([.P$2])" office:value-type="float" office:value="539550.78125" calcext:value-type="float">
            <text:p>539551</text:p>
          </table:table-cell>
          <table:table-cell table:formula="of:=(256+[.$S86])*[.$A$2]*2^([.Q$2])" office:value-type="float" office:value="1079101.5625" calcext:value-type="float">
            <text:p>107910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table:formula="of:=(256+[.$S87])*[.$A$2]*2^([.B$2])" office:value-type="float" office:value="33.0284237861633" calcext:value-type="float">
            <text:p>33</text:p>
          </table:table-cell>
          <table:table-cell table:formula="of:=(256+[.$S87])*[.$A$2]*2^([.C$2])" office:value-type="float" office:value="66.0568475723267" calcext:value-type="float">
            <text:p>66</text:p>
          </table:table-cell>
          <table:table-cell table:formula="of:=(256+[.$S87])*[.$A$2]*2^([.D$2])" office:value-type="float" office:value="132.113695144653" calcext:value-type="float">
            <text:p>132</text:p>
          </table:table-cell>
          <table:table-cell table:formula="of:=(256+[.$S87])*[.$A$2]*2^([.E$2])" office:value-type="float" office:value="264.227390289307" calcext:value-type="float">
            <text:p>264</text:p>
          </table:table-cell>
          <table:table-cell table:formula="of:=(256+[.$S87])*[.$A$2]*2^([.F$2])" office:value-type="float" office:value="528.454780578613" calcext:value-type="float">
            <text:p>528</text:p>
          </table:table-cell>
          <table:table-cell table:formula="of:=(256+[.$S87])*[.$A$2]*2^([.G$2])" office:value-type="float" office:value="1056.90956115723" calcext:value-type="float">
            <text:p>1057</text:p>
          </table:table-cell>
          <table:table-cell table:formula="of:=(256+[.$S87])*[.$A$2]*2^([.H$2])" office:value-type="float" office:value="2113.81912231445" calcext:value-type="float">
            <text:p>2114</text:p>
          </table:table-cell>
          <table:table-cell table:formula="of:=(256+[.$S87])*[.$A$2]*2^([.I$2])" office:value-type="float" office:value="4227.63824462891" calcext:value-type="float">
            <text:p>4228</text:p>
          </table:table-cell>
          <table:table-cell table:formula="of:=(256+[.$S87])*[.$A$2]*2^([.J$2])" office:value-type="float" office:value="8455.27648925781" calcext:value-type="float">
            <text:p>8455</text:p>
          </table:table-cell>
          <table:table-cell table:formula="of:=(256+[.$S87])*[.$A$2]*2^([.K$2])" office:value-type="float" office:value="16910.5529785156" calcext:value-type="float">
            <text:p>16911</text:p>
          </table:table-cell>
          <table:table-cell table:formula="of:=(256+[.$S87])*[.$A$2]*2^([.L$2])" office:value-type="float" office:value="33821.1059570312" calcext:value-type="float">
            <text:p>33821</text:p>
          </table:table-cell>
          <table:table-cell table:formula="of:=(256+[.$S87])*[.$A$2]*2^([.M$2])" office:value-type="float" office:value="67642.2119140625" calcext:value-type="float">
            <text:p>67642</text:p>
          </table:table-cell>
          <table:table-cell table:formula="of:=(256+[.$S87])*[.$A$2]*2^([.N$2])" office:value-type="float" office:value="135284.423828125" calcext:value-type="float">
            <text:p>135284</text:p>
          </table:table-cell>
          <table:table-cell table:formula="of:=(256+[.$S87])*[.$A$2]*2^([.O$2])" office:value-type="float" office:value="270568.84765625" calcext:value-type="float">
            <text:p>270569</text:p>
          </table:table-cell>
          <table:table-cell table:formula="of:=(256+[.$S87])*[.$A$2]*2^([.P$2])" office:value-type="float" office:value="541137.6953125" calcext:value-type="float">
            <text:p>541138</text:p>
          </table:table-cell>
          <table:table-cell table:formula="of:=(256+[.$S87])*[.$A$2]*2^([.Q$2])" office:value-type="float" office:value="1082275.390625" calcext:value-type="float">
            <text:p>108227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86" calcext:value-type="float">
            <text:p>86</text:p>
          </table:table-cell>
          <table:table-cell table:formula="of:=(256+[.$S88])*[.$A$2]*2^([.B$2])" office:value-type="float" office:value="33.1252813339233" calcext:value-type="float">
            <text:p>33</text:p>
          </table:table-cell>
          <table:table-cell table:formula="of:=(256+[.$S88])*[.$A$2]*2^([.C$2])" office:value-type="float" office:value="66.2505626678467" calcext:value-type="float">
            <text:p>66</text:p>
          </table:table-cell>
          <table:table-cell table:formula="of:=(256+[.$S88])*[.$A$2]*2^([.D$2])" office:value-type="float" office:value="132.501125335693" calcext:value-type="float">
            <text:p>133</text:p>
          </table:table-cell>
          <table:table-cell table:formula="of:=(256+[.$S88])*[.$A$2]*2^([.E$2])" office:value-type="float" office:value="265.002250671387" calcext:value-type="float">
            <text:p>265</text:p>
          </table:table-cell>
          <table:table-cell table:formula="of:=(256+[.$S88])*[.$A$2]*2^([.F$2])" office:value-type="float" office:value="530.004501342773" calcext:value-type="float">
            <text:p>530</text:p>
          </table:table-cell>
          <table:table-cell table:formula="of:=(256+[.$S88])*[.$A$2]*2^([.G$2])" office:value-type="float" office:value="1060.00900268555" calcext:value-type="float">
            <text:p>1060</text:p>
          </table:table-cell>
          <table:table-cell table:formula="of:=(256+[.$S88])*[.$A$2]*2^([.H$2])" office:value-type="float" office:value="2120.01800537109" calcext:value-type="float">
            <text:p>2120</text:p>
          </table:table-cell>
          <table:table-cell table:formula="of:=(256+[.$S88])*[.$A$2]*2^([.I$2])" office:value-type="float" office:value="4240.03601074219" calcext:value-type="float">
            <text:p>4240</text:p>
          </table:table-cell>
          <table:table-cell table:formula="of:=(256+[.$S88])*[.$A$2]*2^([.J$2])" office:value-type="float" office:value="8480.07202148438" calcext:value-type="float">
            <text:p>8480</text:p>
          </table:table-cell>
          <table:table-cell table:formula="of:=(256+[.$S88])*[.$A$2]*2^([.K$2])" office:value-type="float" office:value="16960.1440429688" calcext:value-type="float">
            <text:p>16960</text:p>
          </table:table-cell>
          <table:table-cell table:formula="of:=(256+[.$S88])*[.$A$2]*2^([.L$2])" office:value-type="float" office:value="33920.2880859375" calcext:value-type="float">
            <text:p>33920</text:p>
          </table:table-cell>
          <table:table-cell table:formula="of:=(256+[.$S88])*[.$A$2]*2^([.M$2])" office:value-type="float" office:value="67840.576171875" calcext:value-type="float">
            <text:p>67841</text:p>
          </table:table-cell>
          <table:table-cell table:formula="of:=(256+[.$S88])*[.$A$2]*2^([.N$2])" office:value-type="float" office:value="135681.15234375" calcext:value-type="float">
            <text:p>135681</text:p>
          </table:table-cell>
          <table:table-cell table:formula="of:=(256+[.$S88])*[.$A$2]*2^([.O$2])" office:value-type="float" office:value="271362.3046875" calcext:value-type="float">
            <text:p>271362</text:p>
          </table:table-cell>
          <table:table-cell table:formula="of:=(256+[.$S88])*[.$A$2]*2^([.P$2])" office:value-type="float" office:value="542724.609375" calcext:value-type="float">
            <text:p>542725</text:p>
          </table:table-cell>
          <table:table-cell table:formula="of:=(256+[.$S88])*[.$A$2]*2^([.Q$2])" office:value-type="float" office:value="1085449.21875" calcext:value-type="float">
            <text:p>108544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87" calcext:value-type="float">
            <text:p>87</text:p>
          </table:table-cell>
          <table:table-cell table:formula="of:=(256+[.$S89])*[.$A$2]*2^([.B$2])" office:value-type="float" office:value="33.2221388816833" calcext:value-type="float">
            <text:p>33</text:p>
          </table:table-cell>
          <table:table-cell table:formula="of:=(256+[.$S89])*[.$A$2]*2^([.C$2])" office:value-type="float" office:value="66.4442777633667" calcext:value-type="float">
            <text:p>66</text:p>
          </table:table-cell>
          <table:table-cell table:formula="of:=(256+[.$S89])*[.$A$2]*2^([.D$2])" office:value-type="float" office:value="132.888555526733" calcext:value-type="float">
            <text:p>133</text:p>
          </table:table-cell>
          <table:table-cell table:formula="of:=(256+[.$S89])*[.$A$2]*2^([.E$2])" office:value-type="float" office:value="265.777111053467" calcext:value-type="float">
            <text:p>266</text:p>
          </table:table-cell>
          <table:table-cell table:formula="of:=(256+[.$S89])*[.$A$2]*2^([.F$2])" office:value-type="float" office:value="531.554222106934" calcext:value-type="float">
            <text:p>532</text:p>
          </table:table-cell>
          <table:table-cell table:formula="of:=(256+[.$S89])*[.$A$2]*2^([.G$2])" office:value-type="float" office:value="1063.10844421387" calcext:value-type="float">
            <text:p>1063</text:p>
          </table:table-cell>
          <table:table-cell table:formula="of:=(256+[.$S89])*[.$A$2]*2^([.H$2])" office:value-type="float" office:value="2126.21688842773" calcext:value-type="float">
            <text:p>2126</text:p>
          </table:table-cell>
          <table:table-cell table:formula="of:=(256+[.$S89])*[.$A$2]*2^([.I$2])" office:value-type="float" office:value="4252.43377685547" calcext:value-type="float">
            <text:p>4252</text:p>
          </table:table-cell>
          <table:table-cell table:formula="of:=(256+[.$S89])*[.$A$2]*2^([.J$2])" office:value-type="float" office:value="8504.86755371094" calcext:value-type="float">
            <text:p>8505</text:p>
          </table:table-cell>
          <table:table-cell table:formula="of:=(256+[.$S89])*[.$A$2]*2^([.K$2])" office:value-type="float" office:value="17009.7351074219" calcext:value-type="float">
            <text:p>17010</text:p>
          </table:table-cell>
          <table:table-cell table:formula="of:=(256+[.$S89])*[.$A$2]*2^([.L$2])" office:value-type="float" office:value="34019.4702148437" calcext:value-type="float">
            <text:p>34019</text:p>
          </table:table-cell>
          <table:table-cell table:formula="of:=(256+[.$S89])*[.$A$2]*2^([.M$2])" office:value-type="float" office:value="68038.9404296875" calcext:value-type="float">
            <text:p>68039</text:p>
          </table:table-cell>
          <table:table-cell table:formula="of:=(256+[.$S89])*[.$A$2]*2^([.N$2])" office:value-type="float" office:value="136077.880859375" calcext:value-type="float">
            <text:p>136078</text:p>
          </table:table-cell>
          <table:table-cell table:formula="of:=(256+[.$S89])*[.$A$2]*2^([.O$2])" office:value-type="float" office:value="272155.76171875" calcext:value-type="float">
            <text:p>272156</text:p>
          </table:table-cell>
          <table:table-cell table:formula="of:=(256+[.$S89])*[.$A$2]*2^([.P$2])" office:value-type="float" office:value="544311.5234375" calcext:value-type="float">
            <text:p>544312</text:p>
          </table:table-cell>
          <table:table-cell table:formula="of:=(256+[.$S89])*[.$A$2]*2^([.Q$2])" office:value-type="float" office:value="1088623.046875" calcext:value-type="float">
            <text:p>108862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88" calcext:value-type="float">
            <text:p>88</text:p>
          </table:table-cell>
          <table:table-cell table:formula="of:=(256+[.$S90])*[.$A$2]*2^([.B$2])" office:value-type="float" office:value="33.3189964294434" calcext:value-type="float">
            <text:p>33</text:p>
          </table:table-cell>
          <table:table-cell table:formula="of:=(256+[.$S90])*[.$A$2]*2^([.C$2])" office:value-type="float" office:value="66.6379928588867" calcext:value-type="float">
            <text:p>67</text:p>
          </table:table-cell>
          <table:table-cell table:formula="of:=(256+[.$S90])*[.$A$2]*2^([.D$2])" office:value-type="float" office:value="133.275985717773" calcext:value-type="float">
            <text:p>133</text:p>
          </table:table-cell>
          <table:table-cell table:formula="of:=(256+[.$S90])*[.$A$2]*2^([.E$2])" office:value-type="float" office:value="266.551971435547" calcext:value-type="float">
            <text:p>267</text:p>
          </table:table-cell>
          <table:table-cell table:formula="of:=(256+[.$S90])*[.$A$2]*2^([.F$2])" office:value-type="float" office:value="533.103942871094" calcext:value-type="float">
            <text:p>533</text:p>
          </table:table-cell>
          <table:table-cell table:formula="of:=(256+[.$S90])*[.$A$2]*2^([.G$2])" office:value-type="float" office:value="1066.20788574219" calcext:value-type="float">
            <text:p>1066</text:p>
          </table:table-cell>
          <table:table-cell table:formula="of:=(256+[.$S90])*[.$A$2]*2^([.H$2])" office:value-type="float" office:value="2132.41577148437" calcext:value-type="float">
            <text:p>2132</text:p>
          </table:table-cell>
          <table:table-cell table:formula="of:=(256+[.$S90])*[.$A$2]*2^([.I$2])" office:value-type="float" office:value="4264.83154296875" calcext:value-type="float">
            <text:p>4265</text:p>
          </table:table-cell>
          <table:table-cell table:formula="of:=(256+[.$S90])*[.$A$2]*2^([.J$2])" office:value-type="float" office:value="8529.6630859375" calcext:value-type="float">
            <text:p>8530</text:p>
          </table:table-cell>
          <table:table-cell table:formula="of:=(256+[.$S90])*[.$A$2]*2^([.K$2])" office:value-type="float" office:value="17059.326171875" calcext:value-type="float">
            <text:p>17059</text:p>
          </table:table-cell>
          <table:table-cell table:formula="of:=(256+[.$S90])*[.$A$2]*2^([.L$2])" office:value-type="float" office:value="34118.65234375" calcext:value-type="float">
            <text:p>34119</text:p>
          </table:table-cell>
          <table:table-cell table:formula="of:=(256+[.$S90])*[.$A$2]*2^([.M$2])" office:value-type="float" office:value="68237.3046875" calcext:value-type="float">
            <text:p>68237</text:p>
          </table:table-cell>
          <table:table-cell table:formula="of:=(256+[.$S90])*[.$A$2]*2^([.N$2])" office:value-type="float" office:value="136474.609375" calcext:value-type="float">
            <text:p>136475</text:p>
          </table:table-cell>
          <table:table-cell table:formula="of:=(256+[.$S90])*[.$A$2]*2^([.O$2])" office:value-type="float" office:value="272949.21875" calcext:value-type="float">
            <text:p>272949</text:p>
          </table:table-cell>
          <table:table-cell table:formula="of:=(256+[.$S90])*[.$A$2]*2^([.P$2])" office:value-type="float" office:value="545898.4375" calcext:value-type="float">
            <text:p>545898</text:p>
          </table:table-cell>
          <table:table-cell table:formula="of:=(256+[.$S90])*[.$A$2]*2^([.Q$2])" office:value-type="float" office:value="1091796.875" calcext:value-type="float">
            <text:p>109179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89" calcext:value-type="float">
            <text:p>89</text:p>
          </table:table-cell>
          <table:table-cell table:formula="of:=(256+[.$S91])*[.$A$2]*2^([.B$2])" office:value-type="float" office:value="33.4158539772034" calcext:value-type="float">
            <text:p>33</text:p>
          </table:table-cell>
          <table:table-cell table:formula="of:=(256+[.$S91])*[.$A$2]*2^([.C$2])" office:value-type="float" office:value="66.8317079544067" calcext:value-type="float">
            <text:p>67</text:p>
          </table:table-cell>
          <table:table-cell table:formula="of:=(256+[.$S91])*[.$A$2]*2^([.D$2])" office:value-type="float" office:value="133.663415908813" calcext:value-type="float">
            <text:p>134</text:p>
          </table:table-cell>
          <table:table-cell table:formula="of:=(256+[.$S91])*[.$A$2]*2^([.E$2])" office:value-type="float" office:value="267.326831817627" calcext:value-type="float">
            <text:p>267</text:p>
          </table:table-cell>
          <table:table-cell table:formula="of:=(256+[.$S91])*[.$A$2]*2^([.F$2])" office:value-type="float" office:value="534.653663635254" calcext:value-type="float">
            <text:p>535</text:p>
          </table:table-cell>
          <table:table-cell table:formula="of:=(256+[.$S91])*[.$A$2]*2^([.G$2])" office:value-type="float" office:value="1069.30732727051" calcext:value-type="float">
            <text:p>1069</text:p>
          </table:table-cell>
          <table:table-cell table:formula="of:=(256+[.$S91])*[.$A$2]*2^([.H$2])" office:value-type="float" office:value="2138.61465454102" calcext:value-type="float">
            <text:p>2139</text:p>
          </table:table-cell>
          <table:table-cell table:formula="of:=(256+[.$S91])*[.$A$2]*2^([.I$2])" office:value-type="float" office:value="4277.22930908203" calcext:value-type="float">
            <text:p>4277</text:p>
          </table:table-cell>
          <table:table-cell table:formula="of:=(256+[.$S91])*[.$A$2]*2^([.J$2])" office:value-type="float" office:value="8554.45861816406" calcext:value-type="float">
            <text:p>8554</text:p>
          </table:table-cell>
          <table:table-cell table:formula="of:=(256+[.$S91])*[.$A$2]*2^([.K$2])" office:value-type="float" office:value="17108.9172363281" calcext:value-type="float">
            <text:p>17109</text:p>
          </table:table-cell>
          <table:table-cell table:formula="of:=(256+[.$S91])*[.$A$2]*2^([.L$2])" office:value-type="float" office:value="34217.8344726562" calcext:value-type="float">
            <text:p>34218</text:p>
          </table:table-cell>
          <table:table-cell table:formula="of:=(256+[.$S91])*[.$A$2]*2^([.M$2])" office:value-type="float" office:value="68435.6689453125" calcext:value-type="float">
            <text:p>68436</text:p>
          </table:table-cell>
          <table:table-cell table:formula="of:=(256+[.$S91])*[.$A$2]*2^([.N$2])" office:value-type="float" office:value="136871.337890625" calcext:value-type="float">
            <text:p>136871</text:p>
          </table:table-cell>
          <table:table-cell table:formula="of:=(256+[.$S91])*[.$A$2]*2^([.O$2])" office:value-type="float" office:value="273742.67578125" calcext:value-type="float">
            <text:p>273743</text:p>
          </table:table-cell>
          <table:table-cell table:formula="of:=(256+[.$S91])*[.$A$2]*2^([.P$2])" office:value-type="float" office:value="547485.3515625" calcext:value-type="float">
            <text:p>547485</text:p>
          </table:table-cell>
          <table:table-cell table:formula="of:=(256+[.$S91])*[.$A$2]*2^([.Q$2])" office:value-type="float" office:value="1094970.703125" calcext:value-type="float">
            <text:p>109497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table:formula="of:=(256+[.$S92])*[.$A$2]*2^([.B$2])" office:value-type="float" office:value="33.5127115249634" calcext:value-type="float">
            <text:p>34</text:p>
          </table:table-cell>
          <table:table-cell table:formula="of:=(256+[.$S92])*[.$A$2]*2^([.C$2])" office:value-type="float" office:value="67.0254230499268" calcext:value-type="float">
            <text:p>67</text:p>
          </table:table-cell>
          <table:table-cell table:formula="of:=(256+[.$S92])*[.$A$2]*2^([.D$2])" office:value-type="float" office:value="134.050846099854" calcext:value-type="float">
            <text:p>134</text:p>
          </table:table-cell>
          <table:table-cell table:formula="of:=(256+[.$S92])*[.$A$2]*2^([.E$2])" office:value-type="float" office:value="268.101692199707" calcext:value-type="float">
            <text:p>268</text:p>
          </table:table-cell>
          <table:table-cell table:formula="of:=(256+[.$S92])*[.$A$2]*2^([.F$2])" office:value-type="float" office:value="536.203384399414" calcext:value-type="float">
            <text:p>536</text:p>
          </table:table-cell>
          <table:table-cell table:formula="of:=(256+[.$S92])*[.$A$2]*2^([.G$2])" office:value-type="float" office:value="1072.40676879883" calcext:value-type="float">
            <text:p>1072</text:p>
          </table:table-cell>
          <table:table-cell table:formula="of:=(256+[.$S92])*[.$A$2]*2^([.H$2])" office:value-type="float" office:value="2144.81353759766" calcext:value-type="float">
            <text:p>2145</text:p>
          </table:table-cell>
          <table:table-cell table:formula="of:=(256+[.$S92])*[.$A$2]*2^([.I$2])" office:value-type="float" office:value="4289.62707519531" calcext:value-type="float">
            <text:p>4290</text:p>
          </table:table-cell>
          <table:table-cell table:formula="of:=(256+[.$S92])*[.$A$2]*2^([.J$2])" office:value-type="float" office:value="8579.25415039063" calcext:value-type="float">
            <text:p>8579</text:p>
          </table:table-cell>
          <table:table-cell table:formula="of:=(256+[.$S92])*[.$A$2]*2^([.K$2])" office:value-type="float" office:value="17158.5083007813" calcext:value-type="float">
            <text:p>17159</text:p>
          </table:table-cell>
          <table:table-cell table:formula="of:=(256+[.$S92])*[.$A$2]*2^([.L$2])" office:value-type="float" office:value="34317.0166015625" calcext:value-type="float">
            <text:p>34317</text:p>
          </table:table-cell>
          <table:table-cell table:formula="of:=(256+[.$S92])*[.$A$2]*2^([.M$2])" office:value-type="float" office:value="68634.033203125" calcext:value-type="float">
            <text:p>68634</text:p>
          </table:table-cell>
          <table:table-cell table:formula="of:=(256+[.$S92])*[.$A$2]*2^([.N$2])" office:value-type="float" office:value="137268.06640625" calcext:value-type="float">
            <text:p>137268</text:p>
          </table:table-cell>
          <table:table-cell table:formula="of:=(256+[.$S92])*[.$A$2]*2^([.O$2])" office:value-type="float" office:value="274536.1328125" calcext:value-type="float">
            <text:p>274536</text:p>
          </table:table-cell>
          <table:table-cell table:formula="of:=(256+[.$S92])*[.$A$2]*2^([.P$2])" office:value-type="float" office:value="549072.265625" calcext:value-type="float">
            <text:p>549072</text:p>
          </table:table-cell>
          <table:table-cell table:formula="of:=(256+[.$S92])*[.$A$2]*2^([.Q$2])" office:value-type="float" office:value="1098144.53125" calcext:value-type="float">
            <text:p>109814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91" calcext:value-type="float">
            <text:p>91</text:p>
          </table:table-cell>
          <table:table-cell table:formula="of:=(256+[.$S93])*[.$A$2]*2^([.B$2])" office:value-type="float" office:value="33.6095690727234" calcext:value-type="float">
            <text:p>34</text:p>
          </table:table-cell>
          <table:table-cell table:formula="of:=(256+[.$S93])*[.$A$2]*2^([.C$2])" office:value-type="float" office:value="67.2191381454468" calcext:value-type="float">
            <text:p>67</text:p>
          </table:table-cell>
          <table:table-cell table:formula="of:=(256+[.$S93])*[.$A$2]*2^([.D$2])" office:value-type="float" office:value="134.438276290894" calcext:value-type="float">
            <text:p>134</text:p>
          </table:table-cell>
          <table:table-cell table:formula="of:=(256+[.$S93])*[.$A$2]*2^([.E$2])" office:value-type="float" office:value="268.876552581787" calcext:value-type="float">
            <text:p>269</text:p>
          </table:table-cell>
          <table:table-cell table:formula="of:=(256+[.$S93])*[.$A$2]*2^([.F$2])" office:value-type="float" office:value="537.753105163574" calcext:value-type="float">
            <text:p>538</text:p>
          </table:table-cell>
          <table:table-cell table:formula="of:=(256+[.$S93])*[.$A$2]*2^([.G$2])" office:value-type="float" office:value="1075.50621032715" calcext:value-type="float">
            <text:p>1076</text:p>
          </table:table-cell>
          <table:table-cell table:formula="of:=(256+[.$S93])*[.$A$2]*2^([.H$2])" office:value-type="float" office:value="2151.0124206543" calcext:value-type="float">
            <text:p>2151</text:p>
          </table:table-cell>
          <table:table-cell table:formula="of:=(256+[.$S93])*[.$A$2]*2^([.I$2])" office:value-type="float" office:value="4302.02484130859" calcext:value-type="float">
            <text:p>4302</text:p>
          </table:table-cell>
          <table:table-cell table:formula="of:=(256+[.$S93])*[.$A$2]*2^([.J$2])" office:value-type="float" office:value="8604.04968261719" calcext:value-type="float">
            <text:p>8604</text:p>
          </table:table-cell>
          <table:table-cell table:formula="of:=(256+[.$S93])*[.$A$2]*2^([.K$2])" office:value-type="float" office:value="17208.0993652344" calcext:value-type="float">
            <text:p>17208</text:p>
          </table:table-cell>
          <table:table-cell table:formula="of:=(256+[.$S93])*[.$A$2]*2^([.L$2])" office:value-type="float" office:value="34416.1987304687" calcext:value-type="float">
            <text:p>34416</text:p>
          </table:table-cell>
          <table:table-cell table:formula="of:=(256+[.$S93])*[.$A$2]*2^([.M$2])" office:value-type="float" office:value="68832.3974609375" calcext:value-type="float">
            <text:p>68832</text:p>
          </table:table-cell>
          <table:table-cell table:formula="of:=(256+[.$S93])*[.$A$2]*2^([.N$2])" office:value-type="float" office:value="137664.794921875" calcext:value-type="float">
            <text:p>137665</text:p>
          </table:table-cell>
          <table:table-cell table:formula="of:=(256+[.$S93])*[.$A$2]*2^([.O$2])" office:value-type="float" office:value="275329.58984375" calcext:value-type="float">
            <text:p>275330</text:p>
          </table:table-cell>
          <table:table-cell table:formula="of:=(256+[.$S93])*[.$A$2]*2^([.P$2])" office:value-type="float" office:value="550659.1796875" calcext:value-type="float">
            <text:p>550659</text:p>
          </table:table-cell>
          <table:table-cell table:formula="of:=(256+[.$S93])*[.$A$2]*2^([.Q$2])" office:value-type="float" office:value="1101318.359375" calcext:value-type="float">
            <text:p>110131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92" calcext:value-type="float">
            <text:p>92</text:p>
          </table:table-cell>
          <table:table-cell table:formula="of:=(256+[.$S94])*[.$A$2]*2^([.B$2])" office:value-type="float" office:value="33.7064266204834" calcext:value-type="float">
            <text:p>34</text:p>
          </table:table-cell>
          <table:table-cell table:formula="of:=(256+[.$S94])*[.$A$2]*2^([.C$2])" office:value-type="float" office:value="67.4128532409668" calcext:value-type="float">
            <text:p>67</text:p>
          </table:table-cell>
          <table:table-cell table:formula="of:=(256+[.$S94])*[.$A$2]*2^([.D$2])" office:value-type="float" office:value="134.825706481934" calcext:value-type="float">
            <text:p>135</text:p>
          </table:table-cell>
          <table:table-cell table:formula="of:=(256+[.$S94])*[.$A$2]*2^([.E$2])" office:value-type="float" office:value="269.651412963867" calcext:value-type="float">
            <text:p>270</text:p>
          </table:table-cell>
          <table:table-cell table:formula="of:=(256+[.$S94])*[.$A$2]*2^([.F$2])" office:value-type="float" office:value="539.302825927734" calcext:value-type="float">
            <text:p>539</text:p>
          </table:table-cell>
          <table:table-cell table:formula="of:=(256+[.$S94])*[.$A$2]*2^([.G$2])" office:value-type="float" office:value="1078.60565185547" calcext:value-type="float">
            <text:p>1079</text:p>
          </table:table-cell>
          <table:table-cell table:formula="of:=(256+[.$S94])*[.$A$2]*2^([.H$2])" office:value-type="float" office:value="2157.21130371094" calcext:value-type="float">
            <text:p>2157</text:p>
          </table:table-cell>
          <table:table-cell table:formula="of:=(256+[.$S94])*[.$A$2]*2^([.I$2])" office:value-type="float" office:value="4314.42260742188" calcext:value-type="float">
            <text:p>4314</text:p>
          </table:table-cell>
          <table:table-cell table:formula="of:=(256+[.$S94])*[.$A$2]*2^([.J$2])" office:value-type="float" office:value="8628.84521484375" calcext:value-type="float">
            <text:p>8629</text:p>
          </table:table-cell>
          <table:table-cell table:formula="of:=(256+[.$S94])*[.$A$2]*2^([.K$2])" office:value-type="float" office:value="17257.6904296875" calcext:value-type="float">
            <text:p>17258</text:p>
          </table:table-cell>
          <table:table-cell table:formula="of:=(256+[.$S94])*[.$A$2]*2^([.L$2])" office:value-type="float" office:value="34515.380859375" calcext:value-type="float">
            <text:p>34515</text:p>
          </table:table-cell>
          <table:table-cell table:formula="of:=(256+[.$S94])*[.$A$2]*2^([.M$2])" office:value-type="float" office:value="69030.76171875" calcext:value-type="float">
            <text:p>69031</text:p>
          </table:table-cell>
          <table:table-cell table:formula="of:=(256+[.$S94])*[.$A$2]*2^([.N$2])" office:value-type="float" office:value="138061.5234375" calcext:value-type="float">
            <text:p>138062</text:p>
          </table:table-cell>
          <table:table-cell table:formula="of:=(256+[.$S94])*[.$A$2]*2^([.O$2])" office:value-type="float" office:value="276123.046875" calcext:value-type="float">
            <text:p>276123</text:p>
          </table:table-cell>
          <table:table-cell table:formula="of:=(256+[.$S94])*[.$A$2]*2^([.P$2])" office:value-type="float" office:value="552246.09375" calcext:value-type="float">
            <text:p>552246</text:p>
          </table:table-cell>
          <table:table-cell table:formula="of:=(256+[.$S94])*[.$A$2]*2^([.Q$2])" office:value-type="float" office:value="1104492.1875" calcext:value-type="float">
            <text:p>110449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93" calcext:value-type="float">
            <text:p>93</text:p>
          </table:table-cell>
          <table:table-cell table:formula="of:=(256+[.$S95])*[.$A$2]*2^([.B$2])" office:value-type="float" office:value="33.8032841682434" calcext:value-type="float">
            <text:p>34</text:p>
          </table:table-cell>
          <table:table-cell table:formula="of:=(256+[.$S95])*[.$A$2]*2^([.C$2])" office:value-type="float" office:value="67.6065683364868" calcext:value-type="float">
            <text:p>68</text:p>
          </table:table-cell>
          <table:table-cell table:formula="of:=(256+[.$S95])*[.$A$2]*2^([.D$2])" office:value-type="float" office:value="135.213136672974" calcext:value-type="float">
            <text:p>135</text:p>
          </table:table-cell>
          <table:table-cell table:formula="of:=(256+[.$S95])*[.$A$2]*2^([.E$2])" office:value-type="float" office:value="270.426273345947" calcext:value-type="float">
            <text:p>270</text:p>
          </table:table-cell>
          <table:table-cell table:formula="of:=(256+[.$S95])*[.$A$2]*2^([.F$2])" office:value-type="float" office:value="540.852546691895" calcext:value-type="float">
            <text:p>541</text:p>
          </table:table-cell>
          <table:table-cell table:formula="of:=(256+[.$S95])*[.$A$2]*2^([.G$2])" office:value-type="float" office:value="1081.70509338379" calcext:value-type="float">
            <text:p>1082</text:p>
          </table:table-cell>
          <table:table-cell table:formula="of:=(256+[.$S95])*[.$A$2]*2^([.H$2])" office:value-type="float" office:value="2163.41018676758" calcext:value-type="float">
            <text:p>2163</text:p>
          </table:table-cell>
          <table:table-cell table:formula="of:=(256+[.$S95])*[.$A$2]*2^([.I$2])" office:value-type="float" office:value="4326.82037353516" calcext:value-type="float">
            <text:p>4327</text:p>
          </table:table-cell>
          <table:table-cell table:formula="of:=(256+[.$S95])*[.$A$2]*2^([.J$2])" office:value-type="float" office:value="8653.64074707031" calcext:value-type="float">
            <text:p>8654</text:p>
          </table:table-cell>
          <table:table-cell table:formula="of:=(256+[.$S95])*[.$A$2]*2^([.K$2])" office:value-type="float" office:value="17307.2814941406" calcext:value-type="float">
            <text:p>17307</text:p>
          </table:table-cell>
          <table:table-cell table:formula="of:=(256+[.$S95])*[.$A$2]*2^([.L$2])" office:value-type="float" office:value="34614.5629882812" calcext:value-type="float">
            <text:p>34615</text:p>
          </table:table-cell>
          <table:table-cell table:formula="of:=(256+[.$S95])*[.$A$2]*2^([.M$2])" office:value-type="float" office:value="69229.1259765625" calcext:value-type="float">
            <text:p>69229</text:p>
          </table:table-cell>
          <table:table-cell table:formula="of:=(256+[.$S95])*[.$A$2]*2^([.N$2])" office:value-type="float" office:value="138458.251953125" calcext:value-type="float">
            <text:p>138458</text:p>
          </table:table-cell>
          <table:table-cell table:formula="of:=(256+[.$S95])*[.$A$2]*2^([.O$2])" office:value-type="float" office:value="276916.50390625" calcext:value-type="float">
            <text:p>276917</text:p>
          </table:table-cell>
          <table:table-cell table:formula="of:=(256+[.$S95])*[.$A$2]*2^([.P$2])" office:value-type="float" office:value="553833.0078125" calcext:value-type="float">
            <text:p>553833</text:p>
          </table:table-cell>
          <table:table-cell table:formula="of:=(256+[.$S95])*[.$A$2]*2^([.Q$2])" office:value-type="float" office:value="1107666.015625" calcext:value-type="float">
            <text:p>110766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94" calcext:value-type="float">
            <text:p>94</text:p>
          </table:table-cell>
          <table:table-cell table:formula="of:=(256+[.$S96])*[.$A$2]*2^([.B$2])" office:value-type="float" office:value="33.9001417160034" calcext:value-type="float">
            <text:p>34</text:p>
          </table:table-cell>
          <table:table-cell table:formula="of:=(256+[.$S96])*[.$A$2]*2^([.C$2])" office:value-type="float" office:value="67.8002834320068" calcext:value-type="float">
            <text:p>68</text:p>
          </table:table-cell>
          <table:table-cell table:formula="of:=(256+[.$S96])*[.$A$2]*2^([.D$2])" office:value-type="float" office:value="135.600566864014" calcext:value-type="float">
            <text:p>136</text:p>
          </table:table-cell>
          <table:table-cell table:formula="of:=(256+[.$S96])*[.$A$2]*2^([.E$2])" office:value-type="float" office:value="271.201133728027" calcext:value-type="float">
            <text:p>271</text:p>
          </table:table-cell>
          <table:table-cell table:formula="of:=(256+[.$S96])*[.$A$2]*2^([.F$2])" office:value-type="float" office:value="542.402267456055" calcext:value-type="float">
            <text:p>542</text:p>
          </table:table-cell>
          <table:table-cell table:formula="of:=(256+[.$S96])*[.$A$2]*2^([.G$2])" office:value-type="float" office:value="1084.80453491211" calcext:value-type="float">
            <text:p>1085</text:p>
          </table:table-cell>
          <table:table-cell table:formula="of:=(256+[.$S96])*[.$A$2]*2^([.H$2])" office:value-type="float" office:value="2169.60906982422" calcext:value-type="float">
            <text:p>2170</text:p>
          </table:table-cell>
          <table:table-cell table:formula="of:=(256+[.$S96])*[.$A$2]*2^([.I$2])" office:value-type="float" office:value="4339.21813964844" calcext:value-type="float">
            <text:p>4339</text:p>
          </table:table-cell>
          <table:table-cell table:formula="of:=(256+[.$S96])*[.$A$2]*2^([.J$2])" office:value-type="float" office:value="8678.43627929688" calcext:value-type="float">
            <text:p>8678</text:p>
          </table:table-cell>
          <table:table-cell table:formula="of:=(256+[.$S96])*[.$A$2]*2^([.K$2])" office:value-type="float" office:value="17356.8725585938" calcext:value-type="float">
            <text:p>17357</text:p>
          </table:table-cell>
          <table:table-cell table:formula="of:=(256+[.$S96])*[.$A$2]*2^([.L$2])" office:value-type="float" office:value="34713.7451171875" calcext:value-type="float">
            <text:p>34714</text:p>
          </table:table-cell>
          <table:table-cell table:formula="of:=(256+[.$S96])*[.$A$2]*2^([.M$2])" office:value-type="float" office:value="69427.490234375" calcext:value-type="float">
            <text:p>69427</text:p>
          </table:table-cell>
          <table:table-cell table:formula="of:=(256+[.$S96])*[.$A$2]*2^([.N$2])" office:value-type="float" office:value="138854.98046875" calcext:value-type="float">
            <text:p>138855</text:p>
          </table:table-cell>
          <table:table-cell table:formula="of:=(256+[.$S96])*[.$A$2]*2^([.O$2])" office:value-type="float" office:value="277709.9609375" calcext:value-type="float">
            <text:p>277710</text:p>
          </table:table-cell>
          <table:table-cell table:formula="of:=(256+[.$S96])*[.$A$2]*2^([.P$2])" office:value-type="float" office:value="555419.921875" calcext:value-type="float">
            <text:p>555420</text:p>
          </table:table-cell>
          <table:table-cell table:formula="of:=(256+[.$S96])*[.$A$2]*2^([.Q$2])" office:value-type="float" office:value="1110839.84375" calcext:value-type="float">
            <text:p>111084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95" calcext:value-type="float">
            <text:p>95</text:p>
          </table:table-cell>
          <table:table-cell table:formula="of:=(256+[.$S97])*[.$A$2]*2^([.B$2])" office:value-type="float" office:value="33.9969992637634" calcext:value-type="float">
            <text:p>34</text:p>
          </table:table-cell>
          <table:table-cell table:formula="of:=(256+[.$S97])*[.$A$2]*2^([.C$2])" office:value-type="float" office:value="67.9939985275269" calcext:value-type="float">
            <text:p>68</text:p>
          </table:table-cell>
          <table:table-cell table:formula="of:=(256+[.$S97])*[.$A$2]*2^([.D$2])" office:value-type="float" office:value="135.987997055054" calcext:value-type="float">
            <text:p>136</text:p>
          </table:table-cell>
          <table:table-cell table:formula="of:=(256+[.$S97])*[.$A$2]*2^([.E$2])" office:value-type="float" office:value="271.975994110107" calcext:value-type="float">
            <text:p>272</text:p>
          </table:table-cell>
          <table:table-cell table:formula="of:=(256+[.$S97])*[.$A$2]*2^([.F$2])" office:value-type="float" office:value="543.951988220215" calcext:value-type="float">
            <text:p>544</text:p>
          </table:table-cell>
          <table:table-cell table:formula="of:=(256+[.$S97])*[.$A$2]*2^([.G$2])" office:value-type="float" office:value="1087.90397644043" calcext:value-type="float">
            <text:p>1088</text:p>
          </table:table-cell>
          <table:table-cell table:formula="of:=(256+[.$S97])*[.$A$2]*2^([.H$2])" office:value-type="float" office:value="2175.80795288086" calcext:value-type="float">
            <text:p>2176</text:p>
          </table:table-cell>
          <table:table-cell table:formula="of:=(256+[.$S97])*[.$A$2]*2^([.I$2])" office:value-type="float" office:value="4351.61590576172" calcext:value-type="float">
            <text:p>4352</text:p>
          </table:table-cell>
          <table:table-cell table:formula="of:=(256+[.$S97])*[.$A$2]*2^([.J$2])" office:value-type="float" office:value="8703.23181152344" calcext:value-type="float">
            <text:p>8703</text:p>
          </table:table-cell>
          <table:table-cell table:formula="of:=(256+[.$S97])*[.$A$2]*2^([.K$2])" office:value-type="float" office:value="17406.4636230469" calcext:value-type="float">
            <text:p>17406</text:p>
          </table:table-cell>
          <table:table-cell table:formula="of:=(256+[.$S97])*[.$A$2]*2^([.L$2])" office:value-type="float" office:value="34812.9272460937" calcext:value-type="float">
            <text:p>34813</text:p>
          </table:table-cell>
          <table:table-cell table:formula="of:=(256+[.$S97])*[.$A$2]*2^([.M$2])" office:value-type="float" office:value="69625.8544921875" calcext:value-type="float">
            <text:p>69626</text:p>
          </table:table-cell>
          <table:table-cell table:formula="of:=(256+[.$S97])*[.$A$2]*2^([.N$2])" office:value-type="float" office:value="139251.708984375" calcext:value-type="float">
            <text:p>139252</text:p>
          </table:table-cell>
          <table:table-cell table:formula="of:=(256+[.$S97])*[.$A$2]*2^([.O$2])" office:value-type="float" office:value="278503.41796875" calcext:value-type="float">
            <text:p>278503</text:p>
          </table:table-cell>
          <table:table-cell table:formula="of:=(256+[.$S97])*[.$A$2]*2^([.P$2])" office:value-type="float" office:value="557006.8359375" calcext:value-type="float">
            <text:p>557007</text:p>
          </table:table-cell>
          <table:table-cell table:formula="of:=(256+[.$S97])*[.$A$2]*2^([.Q$2])" office:value-type="float" office:value="1114013.671875" calcext:value-type="float">
            <text:p>111401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96" calcext:value-type="float">
            <text:p>96</text:p>
          </table:table-cell>
          <table:table-cell table:formula="of:=(256+[.$S98])*[.$A$2]*2^([.B$2])" office:value-type="float" office:value="34.0938568115234" calcext:value-type="float">
            <text:p>34</text:p>
          </table:table-cell>
          <table:table-cell table:formula="of:=(256+[.$S98])*[.$A$2]*2^([.C$2])" office:value-type="float" office:value="68.1877136230469" calcext:value-type="float">
            <text:p>68</text:p>
          </table:table-cell>
          <table:table-cell table:formula="of:=(256+[.$S98])*[.$A$2]*2^([.D$2])" office:value-type="float" office:value="136.375427246094" calcext:value-type="float">
            <text:p>136</text:p>
          </table:table-cell>
          <table:table-cell table:formula="of:=(256+[.$S98])*[.$A$2]*2^([.E$2])" office:value-type="float" office:value="272.750854492187" calcext:value-type="float">
            <text:p>273</text:p>
          </table:table-cell>
          <table:table-cell table:formula="of:=(256+[.$S98])*[.$A$2]*2^([.F$2])" office:value-type="float" office:value="545.501708984375" calcext:value-type="float">
            <text:p>546</text:p>
          </table:table-cell>
          <table:table-cell table:formula="of:=(256+[.$S98])*[.$A$2]*2^([.G$2])" office:value-type="float" office:value="1091.00341796875" calcext:value-type="float">
            <text:p>1091</text:p>
          </table:table-cell>
          <table:table-cell table:formula="of:=(256+[.$S98])*[.$A$2]*2^([.H$2])" office:value-type="float" office:value="2182.0068359375" calcext:value-type="float">
            <text:p>2182</text:p>
          </table:table-cell>
          <table:table-cell table:formula="of:=(256+[.$S98])*[.$A$2]*2^([.I$2])" office:value-type="float" office:value="4364.013671875" calcext:value-type="float">
            <text:p>4364</text:p>
          </table:table-cell>
          <table:table-cell table:formula="of:=(256+[.$S98])*[.$A$2]*2^([.J$2])" office:value-type="float" office:value="8728.02734375" calcext:value-type="float">
            <text:p>8728</text:p>
          </table:table-cell>
          <table:table-cell table:formula="of:=(256+[.$S98])*[.$A$2]*2^([.K$2])" office:value-type="float" office:value="17456.0546875" calcext:value-type="float">
            <text:p>17456</text:p>
          </table:table-cell>
          <table:table-cell table:formula="of:=(256+[.$S98])*[.$A$2]*2^([.L$2])" office:value-type="float" office:value="34912.109375" calcext:value-type="float">
            <text:p>34912</text:p>
          </table:table-cell>
          <table:table-cell table:formula="of:=(256+[.$S98])*[.$A$2]*2^([.M$2])" office:value-type="float" office:value="69824.21875" calcext:value-type="float">
            <text:p>69824</text:p>
          </table:table-cell>
          <table:table-cell table:formula="of:=(256+[.$S98])*[.$A$2]*2^([.N$2])" office:value-type="float" office:value="139648.4375" calcext:value-type="float">
            <text:p>139648</text:p>
          </table:table-cell>
          <table:table-cell table:formula="of:=(256+[.$S98])*[.$A$2]*2^([.O$2])" office:value-type="float" office:value="279296.875" calcext:value-type="float">
            <text:p>279297</text:p>
          </table:table-cell>
          <table:table-cell table:formula="of:=(256+[.$S98])*[.$A$2]*2^([.P$2])" office:value-type="float" office:value="558593.75" calcext:value-type="float">
            <text:p>558594</text:p>
          </table:table-cell>
          <table:table-cell table:formula="of:=(256+[.$S98])*[.$A$2]*2^([.Q$2])" office:value-type="float" office:value="1117187.5" calcext:value-type="float">
            <text:p>111718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97" calcext:value-type="float">
            <text:p>97</text:p>
          </table:table-cell>
          <table:table-cell table:formula="of:=(256+[.$S99])*[.$A$2]*2^([.B$2])" office:value-type="float" office:value="34.1907143592834" calcext:value-type="float">
            <text:p>34</text:p>
          </table:table-cell>
          <table:table-cell table:formula="of:=(256+[.$S99])*[.$A$2]*2^([.C$2])" office:value-type="float" office:value="68.3814287185669" calcext:value-type="float">
            <text:p>68</text:p>
          </table:table-cell>
          <table:table-cell table:formula="of:=(256+[.$S99])*[.$A$2]*2^([.D$2])" office:value-type="float" office:value="136.762857437134" calcext:value-type="float">
            <text:p>137</text:p>
          </table:table-cell>
          <table:table-cell table:formula="of:=(256+[.$S99])*[.$A$2]*2^([.E$2])" office:value-type="float" office:value="273.525714874268" calcext:value-type="float">
            <text:p>274</text:p>
          </table:table-cell>
          <table:table-cell table:formula="of:=(256+[.$S99])*[.$A$2]*2^([.F$2])" office:value-type="float" office:value="547.051429748535" calcext:value-type="float">
            <text:p>547</text:p>
          </table:table-cell>
          <table:table-cell table:formula="of:=(256+[.$S99])*[.$A$2]*2^([.G$2])" office:value-type="float" office:value="1094.10285949707" calcext:value-type="float">
            <text:p>1094</text:p>
          </table:table-cell>
          <table:table-cell table:formula="of:=(256+[.$S99])*[.$A$2]*2^([.H$2])" office:value-type="float" office:value="2188.20571899414" calcext:value-type="float">
            <text:p>2188</text:p>
          </table:table-cell>
          <table:table-cell table:formula="of:=(256+[.$S99])*[.$A$2]*2^([.I$2])" office:value-type="float" office:value="4376.41143798828" calcext:value-type="float">
            <text:p>4376</text:p>
          </table:table-cell>
          <table:table-cell table:formula="of:=(256+[.$S99])*[.$A$2]*2^([.J$2])" office:value-type="float" office:value="8752.82287597656" calcext:value-type="float">
            <text:p>8753</text:p>
          </table:table-cell>
          <table:table-cell table:formula="of:=(256+[.$S99])*[.$A$2]*2^([.K$2])" office:value-type="float" office:value="17505.6457519531" calcext:value-type="float">
            <text:p>17506</text:p>
          </table:table-cell>
          <table:table-cell table:formula="of:=(256+[.$S99])*[.$A$2]*2^([.L$2])" office:value-type="float" office:value="35011.2915039062" calcext:value-type="float">
            <text:p>35011</text:p>
          </table:table-cell>
          <table:table-cell table:formula="of:=(256+[.$S99])*[.$A$2]*2^([.M$2])" office:value-type="float" office:value="70022.5830078125" calcext:value-type="float">
            <text:p>70023</text:p>
          </table:table-cell>
          <table:table-cell table:formula="of:=(256+[.$S99])*[.$A$2]*2^([.N$2])" office:value-type="float" office:value="140045.166015625" calcext:value-type="float">
            <text:p>140045</text:p>
          </table:table-cell>
          <table:table-cell table:formula="of:=(256+[.$S99])*[.$A$2]*2^([.O$2])" office:value-type="float" office:value="280090.33203125" calcext:value-type="float">
            <text:p>280090</text:p>
          </table:table-cell>
          <table:table-cell table:formula="of:=(256+[.$S99])*[.$A$2]*2^([.P$2])" office:value-type="float" office:value="560180.6640625" calcext:value-type="float">
            <text:p>560181</text:p>
          </table:table-cell>
          <table:table-cell table:formula="of:=(256+[.$S99])*[.$A$2]*2^([.Q$2])" office:value-type="float" office:value="1120361.328125" calcext:value-type="float">
            <text:p>112036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98" calcext:value-type="float">
            <text:p>98</text:p>
          </table:table-cell>
          <table:table-cell table:formula="of:=(256+[.$S100])*[.$A$2]*2^([.B$2])" office:value-type="float" office:value="34.2875719070435" calcext:value-type="float">
            <text:p>34</text:p>
          </table:table-cell>
          <table:table-cell table:formula="of:=(256+[.$S100])*[.$A$2]*2^([.C$2])" office:value-type="float" office:value="68.5751438140869" calcext:value-type="float">
            <text:p>69</text:p>
          </table:table-cell>
          <table:table-cell table:formula="of:=(256+[.$S100])*[.$A$2]*2^([.D$2])" office:value-type="float" office:value="137.150287628174" calcext:value-type="float">
            <text:p>137</text:p>
          </table:table-cell>
          <table:table-cell table:formula="of:=(256+[.$S100])*[.$A$2]*2^([.E$2])" office:value-type="float" office:value="274.300575256348" calcext:value-type="float">
            <text:p>274</text:p>
          </table:table-cell>
          <table:table-cell table:formula="of:=(256+[.$S100])*[.$A$2]*2^([.F$2])" office:value-type="float" office:value="548.601150512695" calcext:value-type="float">
            <text:p>549</text:p>
          </table:table-cell>
          <table:table-cell table:formula="of:=(256+[.$S100])*[.$A$2]*2^([.G$2])" office:value-type="float" office:value="1097.20230102539" calcext:value-type="float">
            <text:p>1097</text:p>
          </table:table-cell>
          <table:table-cell table:formula="of:=(256+[.$S100])*[.$A$2]*2^([.H$2])" office:value-type="float" office:value="2194.40460205078" calcext:value-type="float">
            <text:p>2194</text:p>
          </table:table-cell>
          <table:table-cell table:formula="of:=(256+[.$S100])*[.$A$2]*2^([.I$2])" office:value-type="float" office:value="4388.80920410156" calcext:value-type="float">
            <text:p>4389</text:p>
          </table:table-cell>
          <table:table-cell table:formula="of:=(256+[.$S100])*[.$A$2]*2^([.J$2])" office:value-type="float" office:value="8777.61840820313" calcext:value-type="float">
            <text:p>8778</text:p>
          </table:table-cell>
          <table:table-cell table:formula="of:=(256+[.$S100])*[.$A$2]*2^([.K$2])" office:value-type="float" office:value="17555.2368164063" calcext:value-type="float">
            <text:p>17555</text:p>
          </table:table-cell>
          <table:table-cell table:formula="of:=(256+[.$S100])*[.$A$2]*2^([.L$2])" office:value-type="float" office:value="35110.4736328125" calcext:value-type="float">
            <text:p>35110</text:p>
          </table:table-cell>
          <table:table-cell table:formula="of:=(256+[.$S100])*[.$A$2]*2^([.M$2])" office:value-type="float" office:value="70220.947265625" calcext:value-type="float">
            <text:p>70221</text:p>
          </table:table-cell>
          <table:table-cell table:formula="of:=(256+[.$S100])*[.$A$2]*2^([.N$2])" office:value-type="float" office:value="140441.89453125" calcext:value-type="float">
            <text:p>140442</text:p>
          </table:table-cell>
          <table:table-cell table:formula="of:=(256+[.$S100])*[.$A$2]*2^([.O$2])" office:value-type="float" office:value="280883.7890625" calcext:value-type="float">
            <text:p>280884</text:p>
          </table:table-cell>
          <table:table-cell table:formula="of:=(256+[.$S100])*[.$A$2]*2^([.P$2])" office:value-type="float" office:value="561767.578125" calcext:value-type="float">
            <text:p>561768</text:p>
          </table:table-cell>
          <table:table-cell table:formula="of:=(256+[.$S100])*[.$A$2]*2^([.Q$2])" office:value-type="float" office:value="1123535.15625" calcext:value-type="float">
            <text:p>112353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99" calcext:value-type="float">
            <text:p>99</text:p>
          </table:table-cell>
          <table:table-cell table:formula="of:=(256+[.$S101])*[.$A$2]*2^([.B$2])" office:value-type="float" office:value="34.3844294548035" calcext:value-type="float">
            <text:p>34</text:p>
          </table:table-cell>
          <table:table-cell table:formula="of:=(256+[.$S101])*[.$A$2]*2^([.C$2])" office:value-type="float" office:value="68.7688589096069" calcext:value-type="float">
            <text:p>69</text:p>
          </table:table-cell>
          <table:table-cell table:formula="of:=(256+[.$S101])*[.$A$2]*2^([.D$2])" office:value-type="float" office:value="137.537717819214" calcext:value-type="float">
            <text:p>138</text:p>
          </table:table-cell>
          <table:table-cell table:formula="of:=(256+[.$S101])*[.$A$2]*2^([.E$2])" office:value-type="float" office:value="275.075435638428" calcext:value-type="float">
            <text:p>275</text:p>
          </table:table-cell>
          <table:table-cell table:formula="of:=(256+[.$S101])*[.$A$2]*2^([.F$2])" office:value-type="float" office:value="550.150871276856" calcext:value-type="float">
            <text:p>550</text:p>
          </table:table-cell>
          <table:table-cell table:formula="of:=(256+[.$S101])*[.$A$2]*2^([.G$2])" office:value-type="float" office:value="1100.30174255371" calcext:value-type="float">
            <text:p>1100</text:p>
          </table:table-cell>
          <table:table-cell table:formula="of:=(256+[.$S101])*[.$A$2]*2^([.H$2])" office:value-type="float" office:value="2200.60348510742" calcext:value-type="float">
            <text:p>2201</text:p>
          </table:table-cell>
          <table:table-cell table:formula="of:=(256+[.$S101])*[.$A$2]*2^([.I$2])" office:value-type="float" office:value="4401.20697021484" calcext:value-type="float">
            <text:p>4401</text:p>
          </table:table-cell>
          <table:table-cell table:formula="of:=(256+[.$S101])*[.$A$2]*2^([.J$2])" office:value-type="float" office:value="8802.41394042969" calcext:value-type="float">
            <text:p>8802</text:p>
          </table:table-cell>
          <table:table-cell table:formula="of:=(256+[.$S101])*[.$A$2]*2^([.K$2])" office:value-type="float" office:value="17604.8278808594" calcext:value-type="float">
            <text:p>17605</text:p>
          </table:table-cell>
          <table:table-cell table:formula="of:=(256+[.$S101])*[.$A$2]*2^([.L$2])" office:value-type="float" office:value="35209.6557617187" calcext:value-type="float">
            <text:p>35210</text:p>
          </table:table-cell>
          <table:table-cell table:formula="of:=(256+[.$S101])*[.$A$2]*2^([.M$2])" office:value-type="float" office:value="70419.3115234375" calcext:value-type="float">
            <text:p>70419</text:p>
          </table:table-cell>
          <table:table-cell table:formula="of:=(256+[.$S101])*[.$A$2]*2^([.N$2])" office:value-type="float" office:value="140838.623046875" calcext:value-type="float">
            <text:p>140839</text:p>
          </table:table-cell>
          <table:table-cell table:formula="of:=(256+[.$S101])*[.$A$2]*2^([.O$2])" office:value-type="float" office:value="281677.24609375" calcext:value-type="float">
            <text:p>281677</text:p>
          </table:table-cell>
          <table:table-cell table:formula="of:=(256+[.$S101])*[.$A$2]*2^([.P$2])" office:value-type="float" office:value="563354.4921875" calcext:value-type="float">
            <text:p>563354</text:p>
          </table:table-cell>
          <table:table-cell table:formula="of:=(256+[.$S101])*[.$A$2]*2^([.Q$2])" office:value-type="float" office:value="1126708.984375" calcext:value-type="float">
            <text:p>112670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0" calcext:value-type="float">
            <text:p>100</text:p>
          </table:table-cell>
          <table:table-cell table:formula="of:=(256+[.$S102])*[.$A$2]*2^([.B$2])" office:value-type="float" office:value="34.4812870025635" calcext:value-type="float">
            <text:p>34</text:p>
          </table:table-cell>
          <table:table-cell table:formula="of:=(256+[.$S102])*[.$A$2]*2^([.C$2])" office:value-type="float" office:value="68.962574005127" calcext:value-type="float">
            <text:p>69</text:p>
          </table:table-cell>
          <table:table-cell table:formula="of:=(256+[.$S102])*[.$A$2]*2^([.D$2])" office:value-type="float" office:value="137.925148010254" calcext:value-type="float">
            <text:p>138</text:p>
          </table:table-cell>
          <table:table-cell table:formula="of:=(256+[.$S102])*[.$A$2]*2^([.E$2])" office:value-type="float" office:value="275.850296020508" calcext:value-type="float">
            <text:p>276</text:p>
          </table:table-cell>
          <table:table-cell table:formula="of:=(256+[.$S102])*[.$A$2]*2^([.F$2])" office:value-type="float" office:value="551.700592041016" calcext:value-type="float">
            <text:p>552</text:p>
          </table:table-cell>
          <table:table-cell table:formula="of:=(256+[.$S102])*[.$A$2]*2^([.G$2])" office:value-type="float" office:value="1103.40118408203" calcext:value-type="float">
            <text:p>1103</text:p>
          </table:table-cell>
          <table:table-cell table:formula="of:=(256+[.$S102])*[.$A$2]*2^([.H$2])" office:value-type="float" office:value="2206.80236816406" calcext:value-type="float">
            <text:p>2207</text:p>
          </table:table-cell>
          <table:table-cell table:formula="of:=(256+[.$S102])*[.$A$2]*2^([.I$2])" office:value-type="float" office:value="4413.60473632813" calcext:value-type="float">
            <text:p>4414</text:p>
          </table:table-cell>
          <table:table-cell table:formula="of:=(256+[.$S102])*[.$A$2]*2^([.J$2])" office:value-type="float" office:value="8827.20947265625" calcext:value-type="float">
            <text:p>8827</text:p>
          </table:table-cell>
          <table:table-cell table:formula="of:=(256+[.$S102])*[.$A$2]*2^([.K$2])" office:value-type="float" office:value="17654.4189453125" calcext:value-type="float">
            <text:p>17654</text:p>
          </table:table-cell>
          <table:table-cell table:formula="of:=(256+[.$S102])*[.$A$2]*2^([.L$2])" office:value-type="float" office:value="35308.837890625" calcext:value-type="float">
            <text:p>35309</text:p>
          </table:table-cell>
          <table:table-cell table:formula="of:=(256+[.$S102])*[.$A$2]*2^([.M$2])" office:value-type="float" office:value="70617.67578125" calcext:value-type="float">
            <text:p>70618</text:p>
          </table:table-cell>
          <table:table-cell table:formula="of:=(256+[.$S102])*[.$A$2]*2^([.N$2])" office:value-type="float" office:value="141235.3515625" calcext:value-type="float">
            <text:p>141235</text:p>
          </table:table-cell>
          <table:table-cell table:formula="of:=(256+[.$S102])*[.$A$2]*2^([.O$2])" office:value-type="float" office:value="282470.703125" calcext:value-type="float">
            <text:p>282471</text:p>
          </table:table-cell>
          <table:table-cell table:formula="of:=(256+[.$S102])*[.$A$2]*2^([.P$2])" office:value-type="float" office:value="564941.40625" calcext:value-type="float">
            <text:p>564941</text:p>
          </table:table-cell>
          <table:table-cell table:formula="of:=(256+[.$S102])*[.$A$2]*2^([.Q$2])" office:value-type="float" office:value="1129882.8125" calcext:value-type="float">
            <text:p>112988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1" calcext:value-type="float">
            <text:p>101</text:p>
          </table:table-cell>
          <table:table-cell table:formula="of:=(256+[.$S103])*[.$A$2]*2^([.B$2])" office:value-type="float" office:value="34.5781445503235" calcext:value-type="float">
            <text:p>35</text:p>
          </table:table-cell>
          <table:table-cell table:formula="of:=(256+[.$S103])*[.$A$2]*2^([.C$2])" office:value-type="float" office:value="69.156289100647" calcext:value-type="float">
            <text:p>69</text:p>
          </table:table-cell>
          <table:table-cell table:formula="of:=(256+[.$S103])*[.$A$2]*2^([.D$2])" office:value-type="float" office:value="138.312578201294" calcext:value-type="float">
            <text:p>138</text:p>
          </table:table-cell>
          <table:table-cell table:formula="of:=(256+[.$S103])*[.$A$2]*2^([.E$2])" office:value-type="float" office:value="276.625156402588" calcext:value-type="float">
            <text:p>277</text:p>
          </table:table-cell>
          <table:table-cell table:formula="of:=(256+[.$S103])*[.$A$2]*2^([.F$2])" office:value-type="float" office:value="553.250312805176" calcext:value-type="float">
            <text:p>553</text:p>
          </table:table-cell>
          <table:table-cell table:formula="of:=(256+[.$S103])*[.$A$2]*2^([.G$2])" office:value-type="float" office:value="1106.50062561035" calcext:value-type="float">
            <text:p>1107</text:p>
          </table:table-cell>
          <table:table-cell table:formula="of:=(256+[.$S103])*[.$A$2]*2^([.H$2])" office:value-type="float" office:value="2213.0012512207" calcext:value-type="float">
            <text:p>2213</text:p>
          </table:table-cell>
          <table:table-cell table:formula="of:=(256+[.$S103])*[.$A$2]*2^([.I$2])" office:value-type="float" office:value="4426.00250244141" calcext:value-type="float">
            <text:p>4426</text:p>
          </table:table-cell>
          <table:table-cell table:formula="of:=(256+[.$S103])*[.$A$2]*2^([.J$2])" office:value-type="float" office:value="8852.00500488281" calcext:value-type="float">
            <text:p>8852</text:p>
          </table:table-cell>
          <table:table-cell table:formula="of:=(256+[.$S103])*[.$A$2]*2^([.K$2])" office:value-type="float" office:value="17704.0100097656" calcext:value-type="float">
            <text:p>17704</text:p>
          </table:table-cell>
          <table:table-cell table:formula="of:=(256+[.$S103])*[.$A$2]*2^([.L$2])" office:value-type="float" office:value="35408.0200195312" calcext:value-type="float">
            <text:p>35408</text:p>
          </table:table-cell>
          <table:table-cell table:formula="of:=(256+[.$S103])*[.$A$2]*2^([.M$2])" office:value-type="float" office:value="70816.0400390625" calcext:value-type="float">
            <text:p>70816</text:p>
          </table:table-cell>
          <table:table-cell table:formula="of:=(256+[.$S103])*[.$A$2]*2^([.N$2])" office:value-type="float" office:value="141632.080078125" calcext:value-type="float">
            <text:p>141632</text:p>
          </table:table-cell>
          <table:table-cell table:formula="of:=(256+[.$S103])*[.$A$2]*2^([.O$2])" office:value-type="float" office:value="283264.16015625" calcext:value-type="float">
            <text:p>283264</text:p>
          </table:table-cell>
          <table:table-cell table:formula="of:=(256+[.$S103])*[.$A$2]*2^([.P$2])" office:value-type="float" office:value="566528.3203125" calcext:value-type="float">
            <text:p>566528</text:p>
          </table:table-cell>
          <table:table-cell table:formula="of:=(256+[.$S103])*[.$A$2]*2^([.Q$2])" office:value-type="float" office:value="1133056.640625" calcext:value-type="float">
            <text:p>113305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2" calcext:value-type="float">
            <text:p>102</text:p>
          </table:table-cell>
          <table:table-cell table:formula="of:=(256+[.$S104])*[.$A$2]*2^([.B$2])" office:value-type="float" office:value="34.6750020980835" calcext:value-type="float">
            <text:p>35</text:p>
          </table:table-cell>
          <table:table-cell table:formula="of:=(256+[.$S104])*[.$A$2]*2^([.C$2])" office:value-type="float" office:value="69.350004196167" calcext:value-type="float">
            <text:p>69</text:p>
          </table:table-cell>
          <table:table-cell table:formula="of:=(256+[.$S104])*[.$A$2]*2^([.D$2])" office:value-type="float" office:value="138.700008392334" calcext:value-type="float">
            <text:p>139</text:p>
          </table:table-cell>
          <table:table-cell table:formula="of:=(256+[.$S104])*[.$A$2]*2^([.E$2])" office:value-type="float" office:value="277.400016784668" calcext:value-type="float">
            <text:p>277</text:p>
          </table:table-cell>
          <table:table-cell table:formula="of:=(256+[.$S104])*[.$A$2]*2^([.F$2])" office:value-type="float" office:value="554.800033569336" calcext:value-type="float">
            <text:p>555</text:p>
          </table:table-cell>
          <table:table-cell table:formula="of:=(256+[.$S104])*[.$A$2]*2^([.G$2])" office:value-type="float" office:value="1109.60006713867" calcext:value-type="float">
            <text:p>1110</text:p>
          </table:table-cell>
          <table:table-cell table:formula="of:=(256+[.$S104])*[.$A$2]*2^([.H$2])" office:value-type="float" office:value="2219.20013427734" calcext:value-type="float">
            <text:p>2219</text:p>
          </table:table-cell>
          <table:table-cell table:formula="of:=(256+[.$S104])*[.$A$2]*2^([.I$2])" office:value-type="float" office:value="4438.40026855469" calcext:value-type="float">
            <text:p>4438</text:p>
          </table:table-cell>
          <table:table-cell table:formula="of:=(256+[.$S104])*[.$A$2]*2^([.J$2])" office:value-type="float" office:value="8876.80053710938" calcext:value-type="float">
            <text:p>8877</text:p>
          </table:table-cell>
          <table:table-cell table:formula="of:=(256+[.$S104])*[.$A$2]*2^([.K$2])" office:value-type="float" office:value="17753.6010742188" calcext:value-type="float">
            <text:p>17754</text:p>
          </table:table-cell>
          <table:table-cell table:formula="of:=(256+[.$S104])*[.$A$2]*2^([.L$2])" office:value-type="float" office:value="35507.2021484375" calcext:value-type="float">
            <text:p>35507</text:p>
          </table:table-cell>
          <table:table-cell table:formula="of:=(256+[.$S104])*[.$A$2]*2^([.M$2])" office:value-type="float" office:value="71014.404296875" calcext:value-type="float">
            <text:p>71014</text:p>
          </table:table-cell>
          <table:table-cell table:formula="of:=(256+[.$S104])*[.$A$2]*2^([.N$2])" office:value-type="float" office:value="142028.80859375" calcext:value-type="float">
            <text:p>142029</text:p>
          </table:table-cell>
          <table:table-cell table:formula="of:=(256+[.$S104])*[.$A$2]*2^([.O$2])" office:value-type="float" office:value="284057.6171875" calcext:value-type="float">
            <text:p>284058</text:p>
          </table:table-cell>
          <table:table-cell table:formula="of:=(256+[.$S104])*[.$A$2]*2^([.P$2])" office:value-type="float" office:value="568115.234375" calcext:value-type="float">
            <text:p>568115</text:p>
          </table:table-cell>
          <table:table-cell table:formula="of:=(256+[.$S104])*[.$A$2]*2^([.Q$2])" office:value-type="float" office:value="1136230.46875" calcext:value-type="float">
            <text:p>113623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3" calcext:value-type="float">
            <text:p>103</text:p>
          </table:table-cell>
          <table:table-cell table:formula="of:=(256+[.$S105])*[.$A$2]*2^([.B$2])" office:value-type="float" office:value="34.7718596458435" calcext:value-type="float">
            <text:p>35</text:p>
          </table:table-cell>
          <table:table-cell table:formula="of:=(256+[.$S105])*[.$A$2]*2^([.C$2])" office:value-type="float" office:value="69.543719291687" calcext:value-type="float">
            <text:p>70</text:p>
          </table:table-cell>
          <table:table-cell table:formula="of:=(256+[.$S105])*[.$A$2]*2^([.D$2])" office:value-type="float" office:value="139.087438583374" calcext:value-type="float">
            <text:p>139</text:p>
          </table:table-cell>
          <table:table-cell table:formula="of:=(256+[.$S105])*[.$A$2]*2^([.E$2])" office:value-type="float" office:value="278.174877166748" calcext:value-type="float">
            <text:p>278</text:p>
          </table:table-cell>
          <table:table-cell table:formula="of:=(256+[.$S105])*[.$A$2]*2^([.F$2])" office:value-type="float" office:value="556.349754333496" calcext:value-type="float">
            <text:p>556</text:p>
          </table:table-cell>
          <table:table-cell table:formula="of:=(256+[.$S105])*[.$A$2]*2^([.G$2])" office:value-type="float" office:value="1112.69950866699" calcext:value-type="float">
            <text:p>1113</text:p>
          </table:table-cell>
          <table:table-cell table:formula="of:=(256+[.$S105])*[.$A$2]*2^([.H$2])" office:value-type="float" office:value="2225.39901733398" calcext:value-type="float">
            <text:p>2225</text:p>
          </table:table-cell>
          <table:table-cell table:formula="of:=(256+[.$S105])*[.$A$2]*2^([.I$2])" office:value-type="float" office:value="4450.79803466797" calcext:value-type="float">
            <text:p>4451</text:p>
          </table:table-cell>
          <table:table-cell table:formula="of:=(256+[.$S105])*[.$A$2]*2^([.J$2])" office:value-type="float" office:value="8901.59606933594" calcext:value-type="float">
            <text:p>8902</text:p>
          </table:table-cell>
          <table:table-cell table:formula="of:=(256+[.$S105])*[.$A$2]*2^([.K$2])" office:value-type="float" office:value="17803.1921386719" calcext:value-type="float">
            <text:p>17803</text:p>
          </table:table-cell>
          <table:table-cell table:formula="of:=(256+[.$S105])*[.$A$2]*2^([.L$2])" office:value-type="float" office:value="35606.3842773437" calcext:value-type="float">
            <text:p>35606</text:p>
          </table:table-cell>
          <table:table-cell table:formula="of:=(256+[.$S105])*[.$A$2]*2^([.M$2])" office:value-type="float" office:value="71212.7685546875" calcext:value-type="float">
            <text:p>71213</text:p>
          </table:table-cell>
          <table:table-cell table:formula="of:=(256+[.$S105])*[.$A$2]*2^([.N$2])" office:value-type="float" office:value="142425.537109375" calcext:value-type="float">
            <text:p>142426</text:p>
          </table:table-cell>
          <table:table-cell table:formula="of:=(256+[.$S105])*[.$A$2]*2^([.O$2])" office:value-type="float" office:value="284851.07421875" calcext:value-type="float">
            <text:p>284851</text:p>
          </table:table-cell>
          <table:table-cell table:formula="of:=(256+[.$S105])*[.$A$2]*2^([.P$2])" office:value-type="float" office:value="569702.1484375" calcext:value-type="float">
            <text:p>569702</text:p>
          </table:table-cell>
          <table:table-cell table:formula="of:=(256+[.$S105])*[.$A$2]*2^([.Q$2])" office:value-type="float" office:value="1139404.296875" calcext:value-type="float">
            <text:p>113940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4" calcext:value-type="float">
            <text:p>104</text:p>
          </table:table-cell>
          <table:table-cell table:formula="of:=(256+[.$S106])*[.$A$2]*2^([.B$2])" office:value-type="float" office:value="34.8687171936035" calcext:value-type="float">
            <text:p>35</text:p>
          </table:table-cell>
          <table:table-cell table:formula="of:=(256+[.$S106])*[.$A$2]*2^([.C$2])" office:value-type="float" office:value="69.737434387207" calcext:value-type="float">
            <text:p>70</text:p>
          </table:table-cell>
          <table:table-cell table:formula="of:=(256+[.$S106])*[.$A$2]*2^([.D$2])" office:value-type="float" office:value="139.474868774414" calcext:value-type="float">
            <text:p>139</text:p>
          </table:table-cell>
          <table:table-cell table:formula="of:=(256+[.$S106])*[.$A$2]*2^([.E$2])" office:value-type="float" office:value="278.949737548828" calcext:value-type="float">
            <text:p>279</text:p>
          </table:table-cell>
          <table:table-cell table:formula="of:=(256+[.$S106])*[.$A$2]*2^([.F$2])" office:value-type="float" office:value="557.899475097656" calcext:value-type="float">
            <text:p>558</text:p>
          </table:table-cell>
          <table:table-cell table:formula="of:=(256+[.$S106])*[.$A$2]*2^([.G$2])" office:value-type="float" office:value="1115.79895019531" calcext:value-type="float">
            <text:p>1116</text:p>
          </table:table-cell>
          <table:table-cell table:formula="of:=(256+[.$S106])*[.$A$2]*2^([.H$2])" office:value-type="float" office:value="2231.59790039062" calcext:value-type="float">
            <text:p>2232</text:p>
          </table:table-cell>
          <table:table-cell table:formula="of:=(256+[.$S106])*[.$A$2]*2^([.I$2])" office:value-type="float" office:value="4463.19580078125" calcext:value-type="float">
            <text:p>4463</text:p>
          </table:table-cell>
          <table:table-cell table:formula="of:=(256+[.$S106])*[.$A$2]*2^([.J$2])" office:value-type="float" office:value="8926.3916015625" calcext:value-type="float">
            <text:p>8926</text:p>
          </table:table-cell>
          <table:table-cell table:formula="of:=(256+[.$S106])*[.$A$2]*2^([.K$2])" office:value-type="float" office:value="17852.783203125" calcext:value-type="float">
            <text:p>17853</text:p>
          </table:table-cell>
          <table:table-cell table:formula="of:=(256+[.$S106])*[.$A$2]*2^([.L$2])" office:value-type="float" office:value="35705.56640625" calcext:value-type="float">
            <text:p>35706</text:p>
          </table:table-cell>
          <table:table-cell table:formula="of:=(256+[.$S106])*[.$A$2]*2^([.M$2])" office:value-type="float" office:value="71411.1328125" calcext:value-type="float">
            <text:p>71411</text:p>
          </table:table-cell>
          <table:table-cell table:formula="of:=(256+[.$S106])*[.$A$2]*2^([.N$2])" office:value-type="float" office:value="142822.265625" calcext:value-type="float">
            <text:p>142822</text:p>
          </table:table-cell>
          <table:table-cell table:formula="of:=(256+[.$S106])*[.$A$2]*2^([.O$2])" office:value-type="float" office:value="285644.53125" calcext:value-type="float">
            <text:p>285645</text:p>
          </table:table-cell>
          <table:table-cell table:formula="of:=(256+[.$S106])*[.$A$2]*2^([.P$2])" office:value-type="float" office:value="571289.0625" calcext:value-type="float">
            <text:p>571289</text:p>
          </table:table-cell>
          <table:table-cell table:formula="of:=(256+[.$S106])*[.$A$2]*2^([.Q$2])" office:value-type="float" office:value="1142578.125" calcext:value-type="float">
            <text:p>114257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5" calcext:value-type="float">
            <text:p>105</text:p>
          </table:table-cell>
          <table:table-cell table:formula="of:=(256+[.$S107])*[.$A$2]*2^([.B$2])" office:value-type="float" office:value="34.9655747413635" calcext:value-type="float">
            <text:p>35</text:p>
          </table:table-cell>
          <table:table-cell table:formula="of:=(256+[.$S107])*[.$A$2]*2^([.C$2])" office:value-type="float" office:value="69.9311494827271" calcext:value-type="float">
            <text:p>70</text:p>
          </table:table-cell>
          <table:table-cell table:formula="of:=(256+[.$S107])*[.$A$2]*2^([.D$2])" office:value-type="float" office:value="139.862298965454" calcext:value-type="float">
            <text:p>140</text:p>
          </table:table-cell>
          <table:table-cell table:formula="of:=(256+[.$S107])*[.$A$2]*2^([.E$2])" office:value-type="float" office:value="279.724597930908" calcext:value-type="float">
            <text:p>280</text:p>
          </table:table-cell>
          <table:table-cell table:formula="of:=(256+[.$S107])*[.$A$2]*2^([.F$2])" office:value-type="float" office:value="559.449195861816" calcext:value-type="float">
            <text:p>559</text:p>
          </table:table-cell>
          <table:table-cell table:formula="of:=(256+[.$S107])*[.$A$2]*2^([.G$2])" office:value-type="float" office:value="1118.89839172363" calcext:value-type="float">
            <text:p>1119</text:p>
          </table:table-cell>
          <table:table-cell table:formula="of:=(256+[.$S107])*[.$A$2]*2^([.H$2])" office:value-type="float" office:value="2237.79678344727" calcext:value-type="float">
            <text:p>2238</text:p>
          </table:table-cell>
          <table:table-cell table:formula="of:=(256+[.$S107])*[.$A$2]*2^([.I$2])" office:value-type="float" office:value="4475.59356689453" calcext:value-type="float">
            <text:p>4476</text:p>
          </table:table-cell>
          <table:table-cell table:formula="of:=(256+[.$S107])*[.$A$2]*2^([.J$2])" office:value-type="float" office:value="8951.18713378906" calcext:value-type="float">
            <text:p>8951</text:p>
          </table:table-cell>
          <table:table-cell table:formula="of:=(256+[.$S107])*[.$A$2]*2^([.K$2])" office:value-type="float" office:value="17902.3742675781" calcext:value-type="float">
            <text:p>17902</text:p>
          </table:table-cell>
          <table:table-cell table:formula="of:=(256+[.$S107])*[.$A$2]*2^([.L$2])" office:value-type="float" office:value="35804.7485351562" calcext:value-type="float">
            <text:p>35805</text:p>
          </table:table-cell>
          <table:table-cell table:formula="of:=(256+[.$S107])*[.$A$2]*2^([.M$2])" office:value-type="float" office:value="71609.4970703125" calcext:value-type="float">
            <text:p>71609</text:p>
          </table:table-cell>
          <table:table-cell table:formula="of:=(256+[.$S107])*[.$A$2]*2^([.N$2])" office:value-type="float" office:value="143218.994140625" calcext:value-type="float">
            <text:p>143219</text:p>
          </table:table-cell>
          <table:table-cell table:formula="of:=(256+[.$S107])*[.$A$2]*2^([.O$2])" office:value-type="float" office:value="286437.98828125" calcext:value-type="float">
            <text:p>286438</text:p>
          </table:table-cell>
          <table:table-cell table:formula="of:=(256+[.$S107])*[.$A$2]*2^([.P$2])" office:value-type="float" office:value="572875.9765625" calcext:value-type="float">
            <text:p>572876</text:p>
          </table:table-cell>
          <table:table-cell table:formula="of:=(256+[.$S107])*[.$A$2]*2^([.Q$2])" office:value-type="float" office:value="1145751.953125" calcext:value-type="float">
            <text:p>114575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6" calcext:value-type="float">
            <text:p>106</text:p>
          </table:table-cell>
          <table:table-cell table:formula="of:=(256+[.$S108])*[.$A$2]*2^([.B$2])" office:value-type="float" office:value="35.0624322891235" calcext:value-type="float">
            <text:p>35</text:p>
          </table:table-cell>
          <table:table-cell table:formula="of:=(256+[.$S108])*[.$A$2]*2^([.C$2])" office:value-type="float" office:value="70.1248645782471" calcext:value-type="float">
            <text:p>70</text:p>
          </table:table-cell>
          <table:table-cell table:formula="of:=(256+[.$S108])*[.$A$2]*2^([.D$2])" office:value-type="float" office:value="140.249729156494" calcext:value-type="float">
            <text:p>140</text:p>
          </table:table-cell>
          <table:table-cell table:formula="of:=(256+[.$S108])*[.$A$2]*2^([.E$2])" office:value-type="float" office:value="280.499458312988" calcext:value-type="float">
            <text:p>280</text:p>
          </table:table-cell>
          <table:table-cell table:formula="of:=(256+[.$S108])*[.$A$2]*2^([.F$2])" office:value-type="float" office:value="560.998916625977" calcext:value-type="float">
            <text:p>561</text:p>
          </table:table-cell>
          <table:table-cell table:formula="of:=(256+[.$S108])*[.$A$2]*2^([.G$2])" office:value-type="float" office:value="1121.99783325195" calcext:value-type="float">
            <text:p>1122</text:p>
          </table:table-cell>
          <table:table-cell table:formula="of:=(256+[.$S108])*[.$A$2]*2^([.H$2])" office:value-type="float" office:value="2243.99566650391" calcext:value-type="float">
            <text:p>2244</text:p>
          </table:table-cell>
          <table:table-cell table:formula="of:=(256+[.$S108])*[.$A$2]*2^([.I$2])" office:value-type="float" office:value="4487.99133300781" calcext:value-type="float">
            <text:p>4488</text:p>
          </table:table-cell>
          <table:table-cell table:formula="of:=(256+[.$S108])*[.$A$2]*2^([.J$2])" office:value-type="float" office:value="8975.98266601563" calcext:value-type="float">
            <text:p>8976</text:p>
          </table:table-cell>
          <table:table-cell table:formula="of:=(256+[.$S108])*[.$A$2]*2^([.K$2])" office:value-type="float" office:value="17951.9653320313" calcext:value-type="float">
            <text:p>17952</text:p>
          </table:table-cell>
          <table:table-cell table:formula="of:=(256+[.$S108])*[.$A$2]*2^([.L$2])" office:value-type="float" office:value="35903.9306640625" calcext:value-type="float">
            <text:p>35904</text:p>
          </table:table-cell>
          <table:table-cell table:formula="of:=(256+[.$S108])*[.$A$2]*2^([.M$2])" office:value-type="float" office:value="71807.861328125" calcext:value-type="float">
            <text:p>71808</text:p>
          </table:table-cell>
          <table:table-cell table:formula="of:=(256+[.$S108])*[.$A$2]*2^([.N$2])" office:value-type="float" office:value="143615.72265625" calcext:value-type="float">
            <text:p>143616</text:p>
          </table:table-cell>
          <table:table-cell table:formula="of:=(256+[.$S108])*[.$A$2]*2^([.O$2])" office:value-type="float" office:value="287231.4453125" calcext:value-type="float">
            <text:p>287231</text:p>
          </table:table-cell>
          <table:table-cell table:formula="of:=(256+[.$S108])*[.$A$2]*2^([.P$2])" office:value-type="float" office:value="574462.890625" calcext:value-type="float">
            <text:p>574463</text:p>
          </table:table-cell>
          <table:table-cell table:formula="of:=(256+[.$S108])*[.$A$2]*2^([.Q$2])" office:value-type="float" office:value="1148925.78125" calcext:value-type="float">
            <text:p>114892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7" calcext:value-type="float">
            <text:p>107</text:p>
          </table:table-cell>
          <table:table-cell table:formula="of:=(256+[.$S109])*[.$A$2]*2^([.B$2])" office:value-type="float" office:value="35.1592898368835" calcext:value-type="float">
            <text:p>35</text:p>
          </table:table-cell>
          <table:table-cell table:formula="of:=(256+[.$S109])*[.$A$2]*2^([.C$2])" office:value-type="float" office:value="70.3185796737671" calcext:value-type="float">
            <text:p>70</text:p>
          </table:table-cell>
          <table:table-cell table:formula="of:=(256+[.$S109])*[.$A$2]*2^([.D$2])" office:value-type="float" office:value="140.637159347534" calcext:value-type="float">
            <text:p>141</text:p>
          </table:table-cell>
          <table:table-cell table:formula="of:=(256+[.$S109])*[.$A$2]*2^([.E$2])" office:value-type="float" office:value="281.274318695068" calcext:value-type="float">
            <text:p>281</text:p>
          </table:table-cell>
          <table:table-cell table:formula="of:=(256+[.$S109])*[.$A$2]*2^([.F$2])" office:value-type="float" office:value="562.548637390137" calcext:value-type="float">
            <text:p>563</text:p>
          </table:table-cell>
          <table:table-cell table:formula="of:=(256+[.$S109])*[.$A$2]*2^([.G$2])" office:value-type="float" office:value="1125.09727478027" calcext:value-type="float">
            <text:p>1125</text:p>
          </table:table-cell>
          <table:table-cell table:formula="of:=(256+[.$S109])*[.$A$2]*2^([.H$2])" office:value-type="float" office:value="2250.19454956055" calcext:value-type="float">
            <text:p>2250</text:p>
          </table:table-cell>
          <table:table-cell table:formula="of:=(256+[.$S109])*[.$A$2]*2^([.I$2])" office:value-type="float" office:value="4500.38909912109" calcext:value-type="float">
            <text:p>4500</text:p>
          </table:table-cell>
          <table:table-cell table:formula="of:=(256+[.$S109])*[.$A$2]*2^([.J$2])" office:value-type="float" office:value="9000.77819824219" calcext:value-type="float">
            <text:p>9001</text:p>
          </table:table-cell>
          <table:table-cell table:formula="of:=(256+[.$S109])*[.$A$2]*2^([.K$2])" office:value-type="float" office:value="18001.5563964844" calcext:value-type="float">
            <text:p>18002</text:p>
          </table:table-cell>
          <table:table-cell table:formula="of:=(256+[.$S109])*[.$A$2]*2^([.L$2])" office:value-type="float" office:value="36003.1127929687" calcext:value-type="float">
            <text:p>36003</text:p>
          </table:table-cell>
          <table:table-cell table:formula="of:=(256+[.$S109])*[.$A$2]*2^([.M$2])" office:value-type="float" office:value="72006.2255859375" calcext:value-type="float">
            <text:p>72006</text:p>
          </table:table-cell>
          <table:table-cell table:formula="of:=(256+[.$S109])*[.$A$2]*2^([.N$2])" office:value-type="float" office:value="144012.451171875" calcext:value-type="float">
            <text:p>144012</text:p>
          </table:table-cell>
          <table:table-cell table:formula="of:=(256+[.$S109])*[.$A$2]*2^([.O$2])" office:value-type="float" office:value="288024.90234375" calcext:value-type="float">
            <text:p>288025</text:p>
          </table:table-cell>
          <table:table-cell table:formula="of:=(256+[.$S109])*[.$A$2]*2^([.P$2])" office:value-type="float" office:value="576049.8046875" calcext:value-type="float">
            <text:p>576050</text:p>
          </table:table-cell>
          <table:table-cell table:formula="of:=(256+[.$S109])*[.$A$2]*2^([.Q$2])" office:value-type="float" office:value="1152099.609375" calcext:value-type="float">
            <text:p>115210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8" calcext:value-type="float">
            <text:p>108</text:p>
          </table:table-cell>
          <table:table-cell table:formula="of:=(256+[.$S110])*[.$A$2]*2^([.B$2])" office:value-type="float" office:value="35.2561473846436" calcext:value-type="float">
            <text:p>35</text:p>
          </table:table-cell>
          <table:table-cell table:formula="of:=(256+[.$S110])*[.$A$2]*2^([.C$2])" office:value-type="float" office:value="70.5122947692871" calcext:value-type="float">
            <text:p>71</text:p>
          </table:table-cell>
          <table:table-cell table:formula="of:=(256+[.$S110])*[.$A$2]*2^([.D$2])" office:value-type="float" office:value="141.024589538574" calcext:value-type="float">
            <text:p>141</text:p>
          </table:table-cell>
          <table:table-cell table:formula="of:=(256+[.$S110])*[.$A$2]*2^([.E$2])" office:value-type="float" office:value="282.049179077148" calcext:value-type="float">
            <text:p>282</text:p>
          </table:table-cell>
          <table:table-cell table:formula="of:=(256+[.$S110])*[.$A$2]*2^([.F$2])" office:value-type="float" office:value="564.098358154297" calcext:value-type="float">
            <text:p>564</text:p>
          </table:table-cell>
          <table:table-cell table:formula="of:=(256+[.$S110])*[.$A$2]*2^([.G$2])" office:value-type="float" office:value="1128.19671630859" calcext:value-type="float">
            <text:p>1128</text:p>
          </table:table-cell>
          <table:table-cell table:formula="of:=(256+[.$S110])*[.$A$2]*2^([.H$2])" office:value-type="float" office:value="2256.39343261719" calcext:value-type="float">
            <text:p>2256</text:p>
          </table:table-cell>
          <table:table-cell table:formula="of:=(256+[.$S110])*[.$A$2]*2^([.I$2])" office:value-type="float" office:value="4512.78686523438" calcext:value-type="float">
            <text:p>4513</text:p>
          </table:table-cell>
          <table:table-cell table:formula="of:=(256+[.$S110])*[.$A$2]*2^([.J$2])" office:value-type="float" office:value="9025.57373046875" calcext:value-type="float">
            <text:p>9026</text:p>
          </table:table-cell>
          <table:table-cell table:formula="of:=(256+[.$S110])*[.$A$2]*2^([.K$2])" office:value-type="float" office:value="18051.1474609375" calcext:value-type="float">
            <text:p>18051</text:p>
          </table:table-cell>
          <table:table-cell table:formula="of:=(256+[.$S110])*[.$A$2]*2^([.L$2])" office:value-type="float" office:value="36102.294921875" calcext:value-type="float">
            <text:p>36102</text:p>
          </table:table-cell>
          <table:table-cell table:formula="of:=(256+[.$S110])*[.$A$2]*2^([.M$2])" office:value-type="float" office:value="72204.58984375" calcext:value-type="float">
            <text:p>72205</text:p>
          </table:table-cell>
          <table:table-cell table:formula="of:=(256+[.$S110])*[.$A$2]*2^([.N$2])" office:value-type="float" office:value="144409.1796875" calcext:value-type="float">
            <text:p>144409</text:p>
          </table:table-cell>
          <table:table-cell table:formula="of:=(256+[.$S110])*[.$A$2]*2^([.O$2])" office:value-type="float" office:value="288818.359375" calcext:value-type="float">
            <text:p>288818</text:p>
          </table:table-cell>
          <table:table-cell table:formula="of:=(256+[.$S110])*[.$A$2]*2^([.P$2])" office:value-type="float" office:value="577636.71875" calcext:value-type="float">
            <text:p>577637</text:p>
          </table:table-cell>
          <table:table-cell table:formula="of:=(256+[.$S110])*[.$A$2]*2^([.Q$2])" office:value-type="float" office:value="1155273.4375" calcext:value-type="float">
            <text:p>115527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09" calcext:value-type="float">
            <text:p>109</text:p>
          </table:table-cell>
          <table:table-cell table:formula="of:=(256+[.$S111])*[.$A$2]*2^([.B$2])" office:value-type="float" office:value="35.3530049324036" calcext:value-type="float">
            <text:p>35</text:p>
          </table:table-cell>
          <table:table-cell table:formula="of:=(256+[.$S111])*[.$A$2]*2^([.C$2])" office:value-type="float" office:value="70.7060098648071" calcext:value-type="float">
            <text:p>71</text:p>
          </table:table-cell>
          <table:table-cell table:formula="of:=(256+[.$S111])*[.$A$2]*2^([.D$2])" office:value-type="float" office:value="141.412019729614" calcext:value-type="float">
            <text:p>141</text:p>
          </table:table-cell>
          <table:table-cell table:formula="of:=(256+[.$S111])*[.$A$2]*2^([.E$2])" office:value-type="float" office:value="282.824039459229" calcext:value-type="float">
            <text:p>283</text:p>
          </table:table-cell>
          <table:table-cell table:formula="of:=(256+[.$S111])*[.$A$2]*2^([.F$2])" office:value-type="float" office:value="565.648078918457" calcext:value-type="float">
            <text:p>566</text:p>
          </table:table-cell>
          <table:table-cell table:formula="of:=(256+[.$S111])*[.$A$2]*2^([.G$2])" office:value-type="float" office:value="1131.29615783691" calcext:value-type="float">
            <text:p>1131</text:p>
          </table:table-cell>
          <table:table-cell table:formula="of:=(256+[.$S111])*[.$A$2]*2^([.H$2])" office:value-type="float" office:value="2262.59231567383" calcext:value-type="float">
            <text:p>2263</text:p>
          </table:table-cell>
          <table:table-cell table:formula="of:=(256+[.$S111])*[.$A$2]*2^([.I$2])" office:value-type="float" office:value="4525.18463134766" calcext:value-type="float">
            <text:p>4525</text:p>
          </table:table-cell>
          <table:table-cell table:formula="of:=(256+[.$S111])*[.$A$2]*2^([.J$2])" office:value-type="float" office:value="9050.36926269531" calcext:value-type="float">
            <text:p>9050</text:p>
          </table:table-cell>
          <table:table-cell table:formula="of:=(256+[.$S111])*[.$A$2]*2^([.K$2])" office:value-type="float" office:value="18100.7385253906" calcext:value-type="float">
            <text:p>18101</text:p>
          </table:table-cell>
          <table:table-cell table:formula="of:=(256+[.$S111])*[.$A$2]*2^([.L$2])" office:value-type="float" office:value="36201.4770507812" calcext:value-type="float">
            <text:p>36201</text:p>
          </table:table-cell>
          <table:table-cell table:formula="of:=(256+[.$S111])*[.$A$2]*2^([.M$2])" office:value-type="float" office:value="72402.9541015625" calcext:value-type="float">
            <text:p>72403</text:p>
          </table:table-cell>
          <table:table-cell table:formula="of:=(256+[.$S111])*[.$A$2]*2^([.N$2])" office:value-type="float" office:value="144805.908203125" calcext:value-type="float">
            <text:p>144806</text:p>
          </table:table-cell>
          <table:table-cell table:formula="of:=(256+[.$S111])*[.$A$2]*2^([.O$2])" office:value-type="float" office:value="289611.81640625" calcext:value-type="float">
            <text:p>289612</text:p>
          </table:table-cell>
          <table:table-cell table:formula="of:=(256+[.$S111])*[.$A$2]*2^([.P$2])" office:value-type="float" office:value="579223.6328125" calcext:value-type="float">
            <text:p>579224</text:p>
          </table:table-cell>
          <table:table-cell table:formula="of:=(256+[.$S111])*[.$A$2]*2^([.Q$2])" office:value-type="float" office:value="1158447.265625" calcext:value-type="float">
            <text:p>115844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10" calcext:value-type="float">
            <text:p>110</text:p>
          </table:table-cell>
          <table:table-cell table:formula="of:=(256+[.$S112])*[.$A$2]*2^([.B$2])" office:value-type="float" office:value="35.4498624801636" calcext:value-type="float">
            <text:p>35</text:p>
          </table:table-cell>
          <table:table-cell table:formula="of:=(256+[.$S112])*[.$A$2]*2^([.C$2])" office:value-type="float" office:value="70.8997249603272" calcext:value-type="float">
            <text:p>71</text:p>
          </table:table-cell>
          <table:table-cell table:formula="of:=(256+[.$S112])*[.$A$2]*2^([.D$2])" office:value-type="float" office:value="141.799449920654" calcext:value-type="float">
            <text:p>142</text:p>
          </table:table-cell>
          <table:table-cell table:formula="of:=(256+[.$S112])*[.$A$2]*2^([.E$2])" office:value-type="float" office:value="283.598899841309" calcext:value-type="float">
            <text:p>284</text:p>
          </table:table-cell>
          <table:table-cell table:formula="of:=(256+[.$S112])*[.$A$2]*2^([.F$2])" office:value-type="float" office:value="567.197799682617" calcext:value-type="float">
            <text:p>567</text:p>
          </table:table-cell>
          <table:table-cell table:formula="of:=(256+[.$S112])*[.$A$2]*2^([.G$2])" office:value-type="float" office:value="1134.39559936523" calcext:value-type="float">
            <text:p>1134</text:p>
          </table:table-cell>
          <table:table-cell table:formula="of:=(256+[.$S112])*[.$A$2]*2^([.H$2])" office:value-type="float" office:value="2268.79119873047" calcext:value-type="float">
            <text:p>2269</text:p>
          </table:table-cell>
          <table:table-cell table:formula="of:=(256+[.$S112])*[.$A$2]*2^([.I$2])" office:value-type="float" office:value="4537.58239746094" calcext:value-type="float">
            <text:p>4538</text:p>
          </table:table-cell>
          <table:table-cell table:formula="of:=(256+[.$S112])*[.$A$2]*2^([.J$2])" office:value-type="float" office:value="9075.16479492188" calcext:value-type="float">
            <text:p>9075</text:p>
          </table:table-cell>
          <table:table-cell table:formula="of:=(256+[.$S112])*[.$A$2]*2^([.K$2])" office:value-type="float" office:value="18150.3295898438" calcext:value-type="float">
            <text:p>18150</text:p>
          </table:table-cell>
          <table:table-cell table:formula="of:=(256+[.$S112])*[.$A$2]*2^([.L$2])" office:value-type="float" office:value="36300.6591796875" calcext:value-type="float">
            <text:p>36301</text:p>
          </table:table-cell>
          <table:table-cell table:formula="of:=(256+[.$S112])*[.$A$2]*2^([.M$2])" office:value-type="float" office:value="72601.318359375" calcext:value-type="float">
            <text:p>72601</text:p>
          </table:table-cell>
          <table:table-cell table:formula="of:=(256+[.$S112])*[.$A$2]*2^([.N$2])" office:value-type="float" office:value="145202.63671875" calcext:value-type="float">
            <text:p>145203</text:p>
          </table:table-cell>
          <table:table-cell table:formula="of:=(256+[.$S112])*[.$A$2]*2^([.O$2])" office:value-type="float" office:value="290405.2734375" calcext:value-type="float">
            <text:p>290405</text:p>
          </table:table-cell>
          <table:table-cell table:formula="of:=(256+[.$S112])*[.$A$2]*2^([.P$2])" office:value-type="float" office:value="580810.546875" calcext:value-type="float">
            <text:p>580811</text:p>
          </table:table-cell>
          <table:table-cell table:formula="of:=(256+[.$S112])*[.$A$2]*2^([.Q$2])" office:value-type="float" office:value="1161621.09375" calcext:value-type="float">
            <text:p>116162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11" calcext:value-type="float">
            <text:p>111</text:p>
          </table:table-cell>
          <table:table-cell table:formula="of:=(256+[.$S113])*[.$A$2]*2^([.B$2])" office:value-type="float" office:value="35.5467200279236" calcext:value-type="float">
            <text:p>36</text:p>
          </table:table-cell>
          <table:table-cell table:formula="of:=(256+[.$S113])*[.$A$2]*2^([.C$2])" office:value-type="float" office:value="71.0934400558472" calcext:value-type="float">
            <text:p>71</text:p>
          </table:table-cell>
          <table:table-cell table:formula="of:=(256+[.$S113])*[.$A$2]*2^([.D$2])" office:value-type="float" office:value="142.186880111694" calcext:value-type="float">
            <text:p>142</text:p>
          </table:table-cell>
          <table:table-cell table:formula="of:=(256+[.$S113])*[.$A$2]*2^([.E$2])" office:value-type="float" office:value="284.373760223389" calcext:value-type="float">
            <text:p>284</text:p>
          </table:table-cell>
          <table:table-cell table:formula="of:=(256+[.$S113])*[.$A$2]*2^([.F$2])" office:value-type="float" office:value="568.747520446777" calcext:value-type="float">
            <text:p>569</text:p>
          </table:table-cell>
          <table:table-cell table:formula="of:=(256+[.$S113])*[.$A$2]*2^([.G$2])" office:value-type="float" office:value="1137.49504089355" calcext:value-type="float">
            <text:p>1137</text:p>
          </table:table-cell>
          <table:table-cell table:formula="of:=(256+[.$S113])*[.$A$2]*2^([.H$2])" office:value-type="float" office:value="2274.99008178711" calcext:value-type="float">
            <text:p>2275</text:p>
          </table:table-cell>
          <table:table-cell table:formula="of:=(256+[.$S113])*[.$A$2]*2^([.I$2])" office:value-type="float" office:value="4549.98016357422" calcext:value-type="float">
            <text:p>4550</text:p>
          </table:table-cell>
          <table:table-cell table:formula="of:=(256+[.$S113])*[.$A$2]*2^([.J$2])" office:value-type="float" office:value="9099.96032714844" calcext:value-type="float">
            <text:p>9100</text:p>
          </table:table-cell>
          <table:table-cell table:formula="of:=(256+[.$S113])*[.$A$2]*2^([.K$2])" office:value-type="float" office:value="18199.9206542969" calcext:value-type="float">
            <text:p>18200</text:p>
          </table:table-cell>
          <table:table-cell table:formula="of:=(256+[.$S113])*[.$A$2]*2^([.L$2])" office:value-type="float" office:value="36399.8413085937" calcext:value-type="float">
            <text:p>36400</text:p>
          </table:table-cell>
          <table:table-cell table:formula="of:=(256+[.$S113])*[.$A$2]*2^([.M$2])" office:value-type="float" office:value="72799.6826171875" calcext:value-type="float">
            <text:p>72800</text:p>
          </table:table-cell>
          <table:table-cell table:formula="of:=(256+[.$S113])*[.$A$2]*2^([.N$2])" office:value-type="float" office:value="145599.365234375" calcext:value-type="float">
            <text:p>145599</text:p>
          </table:table-cell>
          <table:table-cell table:formula="of:=(256+[.$S113])*[.$A$2]*2^([.O$2])" office:value-type="float" office:value="291198.73046875" calcext:value-type="float">
            <text:p>291199</text:p>
          </table:table-cell>
          <table:table-cell table:formula="of:=(256+[.$S113])*[.$A$2]*2^([.P$2])" office:value-type="float" office:value="582397.4609375" calcext:value-type="float">
            <text:p>582397</text:p>
          </table:table-cell>
          <table:table-cell table:formula="of:=(256+[.$S113])*[.$A$2]*2^([.Q$2])" office:value-type="float" office:value="1164794.921875" calcext:value-type="float">
            <text:p>116479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12" calcext:value-type="float">
            <text:p>112</text:p>
          </table:table-cell>
          <table:table-cell table:formula="of:=(256+[.$S114])*[.$A$2]*2^([.B$2])" office:value-type="float" office:value="35.6435775756836" calcext:value-type="float">
            <text:p>36</text:p>
          </table:table-cell>
          <table:table-cell table:formula="of:=(256+[.$S114])*[.$A$2]*2^([.C$2])" office:value-type="float" office:value="71.2871551513672" calcext:value-type="float">
            <text:p>71</text:p>
          </table:table-cell>
          <table:table-cell table:formula="of:=(256+[.$S114])*[.$A$2]*2^([.D$2])" office:value-type="float" office:value="142.574310302734" calcext:value-type="float">
            <text:p>143</text:p>
          </table:table-cell>
          <table:table-cell table:formula="of:=(256+[.$S114])*[.$A$2]*2^([.E$2])" office:value-type="float" office:value="285.148620605469" calcext:value-type="float">
            <text:p>285</text:p>
          </table:table-cell>
          <table:table-cell table:formula="of:=(256+[.$S114])*[.$A$2]*2^([.F$2])" office:value-type="float" office:value="570.297241210938" calcext:value-type="float">
            <text:p>570</text:p>
          </table:table-cell>
          <table:table-cell table:formula="of:=(256+[.$S114])*[.$A$2]*2^([.G$2])" office:value-type="float" office:value="1140.59448242188" calcext:value-type="float">
            <text:p>1141</text:p>
          </table:table-cell>
          <table:table-cell table:formula="of:=(256+[.$S114])*[.$A$2]*2^([.H$2])" office:value-type="float" office:value="2281.18896484375" calcext:value-type="float">
            <text:p>2281</text:p>
          </table:table-cell>
          <table:table-cell table:formula="of:=(256+[.$S114])*[.$A$2]*2^([.I$2])" office:value-type="float" office:value="4562.3779296875" calcext:value-type="float">
            <text:p>4562</text:p>
          </table:table-cell>
          <table:table-cell table:formula="of:=(256+[.$S114])*[.$A$2]*2^([.J$2])" office:value-type="float" office:value="9124.755859375" calcext:value-type="float">
            <text:p>9125</text:p>
          </table:table-cell>
          <table:table-cell table:formula="of:=(256+[.$S114])*[.$A$2]*2^([.K$2])" office:value-type="float" office:value="18249.51171875" calcext:value-type="float">
            <text:p>18250</text:p>
          </table:table-cell>
          <table:table-cell table:formula="of:=(256+[.$S114])*[.$A$2]*2^([.L$2])" office:value-type="float" office:value="36499.0234375" calcext:value-type="float">
            <text:p>36499</text:p>
          </table:table-cell>
          <table:table-cell table:formula="of:=(256+[.$S114])*[.$A$2]*2^([.M$2])" office:value-type="float" office:value="72998.046875" calcext:value-type="float">
            <text:p>72998</text:p>
          </table:table-cell>
          <table:table-cell table:formula="of:=(256+[.$S114])*[.$A$2]*2^([.N$2])" office:value-type="float" office:value="145996.09375" calcext:value-type="float">
            <text:p>145996</text:p>
          </table:table-cell>
          <table:table-cell table:formula="of:=(256+[.$S114])*[.$A$2]*2^([.O$2])" office:value-type="float" office:value="291992.1875" calcext:value-type="float">
            <text:p>291992</text:p>
          </table:table-cell>
          <table:table-cell table:formula="of:=(256+[.$S114])*[.$A$2]*2^([.P$2])" office:value-type="float" office:value="583984.375" calcext:value-type="float">
            <text:p>583984</text:p>
          </table:table-cell>
          <table:table-cell table:formula="of:=(256+[.$S114])*[.$A$2]*2^([.Q$2])" office:value-type="float" office:value="1167968.75" calcext:value-type="float">
            <text:p>116796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13" calcext:value-type="float">
            <text:p>113</text:p>
          </table:table-cell>
          <table:table-cell table:formula="of:=(256+[.$S115])*[.$A$2]*2^([.B$2])" office:value-type="float" office:value="35.7404351234436" calcext:value-type="float">
            <text:p>36</text:p>
          </table:table-cell>
          <table:table-cell table:formula="of:=(256+[.$S115])*[.$A$2]*2^([.C$2])" office:value-type="float" office:value="71.4808702468872" calcext:value-type="float">
            <text:p>71</text:p>
          </table:table-cell>
          <table:table-cell table:formula="of:=(256+[.$S115])*[.$A$2]*2^([.D$2])" office:value-type="float" office:value="142.961740493774" calcext:value-type="float">
            <text:p>143</text:p>
          </table:table-cell>
          <table:table-cell table:formula="of:=(256+[.$S115])*[.$A$2]*2^([.E$2])" office:value-type="float" office:value="285.923480987549" calcext:value-type="float">
            <text:p>286</text:p>
          </table:table-cell>
          <table:table-cell table:formula="of:=(256+[.$S115])*[.$A$2]*2^([.F$2])" office:value-type="float" office:value="571.846961975098" calcext:value-type="float">
            <text:p>572</text:p>
          </table:table-cell>
          <table:table-cell table:formula="of:=(256+[.$S115])*[.$A$2]*2^([.G$2])" office:value-type="float" office:value="1143.6939239502" calcext:value-type="float">
            <text:p>1144</text:p>
          </table:table-cell>
          <table:table-cell table:formula="of:=(256+[.$S115])*[.$A$2]*2^([.H$2])" office:value-type="float" office:value="2287.38784790039" calcext:value-type="float">
            <text:p>2287</text:p>
          </table:table-cell>
          <table:table-cell table:formula="of:=(256+[.$S115])*[.$A$2]*2^([.I$2])" office:value-type="float" office:value="4574.77569580078" calcext:value-type="float">
            <text:p>4575</text:p>
          </table:table-cell>
          <table:table-cell table:formula="of:=(256+[.$S115])*[.$A$2]*2^([.J$2])" office:value-type="float" office:value="9149.55139160156" calcext:value-type="float">
            <text:p>9150</text:p>
          </table:table-cell>
          <table:table-cell table:formula="of:=(256+[.$S115])*[.$A$2]*2^([.K$2])" office:value-type="float" office:value="18299.1027832031" calcext:value-type="float">
            <text:p>18299</text:p>
          </table:table-cell>
          <table:table-cell table:formula="of:=(256+[.$S115])*[.$A$2]*2^([.L$2])" office:value-type="float" office:value="36598.2055664062" calcext:value-type="float">
            <text:p>36598</text:p>
          </table:table-cell>
          <table:table-cell table:formula="of:=(256+[.$S115])*[.$A$2]*2^([.M$2])" office:value-type="float" office:value="73196.4111328125" calcext:value-type="float">
            <text:p>73196</text:p>
          </table:table-cell>
          <table:table-cell table:formula="of:=(256+[.$S115])*[.$A$2]*2^([.N$2])" office:value-type="float" office:value="146392.822265625" calcext:value-type="float">
            <text:p>146393</text:p>
          </table:table-cell>
          <table:table-cell table:formula="of:=(256+[.$S115])*[.$A$2]*2^([.O$2])" office:value-type="float" office:value="292785.64453125" calcext:value-type="float">
            <text:p>292786</text:p>
          </table:table-cell>
          <table:table-cell table:formula="of:=(256+[.$S115])*[.$A$2]*2^([.P$2])" office:value-type="float" office:value="585571.2890625" calcext:value-type="float">
            <text:p>585571</text:p>
          </table:table-cell>
          <table:table-cell table:formula="of:=(256+[.$S115])*[.$A$2]*2^([.Q$2])" office:value-type="float" office:value="1171142.578125" calcext:value-type="float">
            <text:p>117114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14" calcext:value-type="float">
            <text:p>114</text:p>
          </table:table-cell>
          <table:table-cell table:formula="of:=(256+[.$S116])*[.$A$2]*2^([.B$2])" office:value-type="float" office:value="35.8372926712036" calcext:value-type="float">
            <text:p>36</text:p>
          </table:table-cell>
          <table:table-cell table:formula="of:=(256+[.$S116])*[.$A$2]*2^([.C$2])" office:value-type="float" office:value="71.6745853424072" calcext:value-type="float">
            <text:p>72</text:p>
          </table:table-cell>
          <table:table-cell table:formula="of:=(256+[.$S116])*[.$A$2]*2^([.D$2])" office:value-type="float" office:value="143.349170684814" calcext:value-type="float">
            <text:p>143</text:p>
          </table:table-cell>
          <table:table-cell table:formula="of:=(256+[.$S116])*[.$A$2]*2^([.E$2])" office:value-type="float" office:value="286.698341369629" calcext:value-type="float">
            <text:p>287</text:p>
          </table:table-cell>
          <table:table-cell table:formula="of:=(256+[.$S116])*[.$A$2]*2^([.F$2])" office:value-type="float" office:value="573.396682739258" calcext:value-type="float">
            <text:p>573</text:p>
          </table:table-cell>
          <table:table-cell table:formula="of:=(256+[.$S116])*[.$A$2]*2^([.G$2])" office:value-type="float" office:value="1146.79336547852" calcext:value-type="float">
            <text:p>1147</text:p>
          </table:table-cell>
          <table:table-cell table:formula="of:=(256+[.$S116])*[.$A$2]*2^([.H$2])" office:value-type="float" office:value="2293.58673095703" calcext:value-type="float">
            <text:p>2294</text:p>
          </table:table-cell>
          <table:table-cell table:formula="of:=(256+[.$S116])*[.$A$2]*2^([.I$2])" office:value-type="float" office:value="4587.17346191406" calcext:value-type="float">
            <text:p>4587</text:p>
          </table:table-cell>
          <table:table-cell table:formula="of:=(256+[.$S116])*[.$A$2]*2^([.J$2])" office:value-type="float" office:value="9174.34692382813" calcext:value-type="float">
            <text:p>9174</text:p>
          </table:table-cell>
          <table:table-cell table:formula="of:=(256+[.$S116])*[.$A$2]*2^([.K$2])" office:value-type="float" office:value="18348.6938476563" calcext:value-type="float">
            <text:p>18349</text:p>
          </table:table-cell>
          <table:table-cell table:formula="of:=(256+[.$S116])*[.$A$2]*2^([.L$2])" office:value-type="float" office:value="36697.3876953125" calcext:value-type="float">
            <text:p>36697</text:p>
          </table:table-cell>
          <table:table-cell table:formula="of:=(256+[.$S116])*[.$A$2]*2^([.M$2])" office:value-type="float" office:value="73394.775390625" calcext:value-type="float">
            <text:p>73395</text:p>
          </table:table-cell>
          <table:table-cell table:formula="of:=(256+[.$S116])*[.$A$2]*2^([.N$2])" office:value-type="float" office:value="146789.55078125" calcext:value-type="float">
            <text:p>146790</text:p>
          </table:table-cell>
          <table:table-cell table:formula="of:=(256+[.$S116])*[.$A$2]*2^([.O$2])" office:value-type="float" office:value="293579.1015625" calcext:value-type="float">
            <text:p>293579</text:p>
          </table:table-cell>
          <table:table-cell table:formula="of:=(256+[.$S116])*[.$A$2]*2^([.P$2])" office:value-type="float" office:value="587158.203125" calcext:value-type="float">
            <text:p>587158</text:p>
          </table:table-cell>
          <table:table-cell table:formula="of:=(256+[.$S116])*[.$A$2]*2^([.Q$2])" office:value-type="float" office:value="1174316.40625" calcext:value-type="float">
            <text:p>117431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15" calcext:value-type="float">
            <text:p>115</text:p>
          </table:table-cell>
          <table:table-cell table:formula="of:=(256+[.$S117])*[.$A$2]*2^([.B$2])" office:value-type="float" office:value="35.9341502189636" calcext:value-type="float">
            <text:p>36</text:p>
          </table:table-cell>
          <table:table-cell table:formula="of:=(256+[.$S117])*[.$A$2]*2^([.C$2])" office:value-type="float" office:value="71.8683004379272" calcext:value-type="float">
            <text:p>72</text:p>
          </table:table-cell>
          <table:table-cell table:formula="of:=(256+[.$S117])*[.$A$2]*2^([.D$2])" office:value-type="float" office:value="143.736600875855" calcext:value-type="float">
            <text:p>144</text:p>
          </table:table-cell>
          <table:table-cell table:formula="of:=(256+[.$S117])*[.$A$2]*2^([.E$2])" office:value-type="float" office:value="287.473201751709" calcext:value-type="float">
            <text:p>287</text:p>
          </table:table-cell>
          <table:table-cell table:formula="of:=(256+[.$S117])*[.$A$2]*2^([.F$2])" office:value-type="float" office:value="574.946403503418" calcext:value-type="float">
            <text:p>575</text:p>
          </table:table-cell>
          <table:table-cell table:formula="of:=(256+[.$S117])*[.$A$2]*2^([.G$2])" office:value-type="float" office:value="1149.89280700684" calcext:value-type="float">
            <text:p>1150</text:p>
          </table:table-cell>
          <table:table-cell table:formula="of:=(256+[.$S117])*[.$A$2]*2^([.H$2])" office:value-type="float" office:value="2299.78561401367" calcext:value-type="float">
            <text:p>2300</text:p>
          </table:table-cell>
          <table:table-cell table:formula="of:=(256+[.$S117])*[.$A$2]*2^([.I$2])" office:value-type="float" office:value="4599.57122802734" calcext:value-type="float">
            <text:p>4600</text:p>
          </table:table-cell>
          <table:table-cell table:formula="of:=(256+[.$S117])*[.$A$2]*2^([.J$2])" office:value-type="float" office:value="9199.14245605469" calcext:value-type="float">
            <text:p>9199</text:p>
          </table:table-cell>
          <table:table-cell table:formula="of:=(256+[.$S117])*[.$A$2]*2^([.K$2])" office:value-type="float" office:value="18398.2849121094" calcext:value-type="float">
            <text:p>18398</text:p>
          </table:table-cell>
          <table:table-cell table:formula="of:=(256+[.$S117])*[.$A$2]*2^([.L$2])" office:value-type="float" office:value="36796.5698242187" calcext:value-type="float">
            <text:p>36797</text:p>
          </table:table-cell>
          <table:table-cell table:formula="of:=(256+[.$S117])*[.$A$2]*2^([.M$2])" office:value-type="float" office:value="73593.1396484375" calcext:value-type="float">
            <text:p>73593</text:p>
          </table:table-cell>
          <table:table-cell table:formula="of:=(256+[.$S117])*[.$A$2]*2^([.N$2])" office:value-type="float" office:value="147186.279296875" calcext:value-type="float">
            <text:p>147186</text:p>
          </table:table-cell>
          <table:table-cell table:formula="of:=(256+[.$S117])*[.$A$2]*2^([.O$2])" office:value-type="float" office:value="294372.55859375" calcext:value-type="float">
            <text:p>294373</text:p>
          </table:table-cell>
          <table:table-cell table:formula="of:=(256+[.$S117])*[.$A$2]*2^([.P$2])" office:value-type="float" office:value="588745.1171875" calcext:value-type="float">
            <text:p>588745</text:p>
          </table:table-cell>
          <table:table-cell table:formula="of:=(256+[.$S117])*[.$A$2]*2^([.Q$2])" office:value-type="float" office:value="1177490.234375" calcext:value-type="float">
            <text:p>117749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16" calcext:value-type="float">
            <text:p>116</text:p>
          </table:table-cell>
          <table:table-cell table:formula="of:=(256+[.$S118])*[.$A$2]*2^([.B$2])" office:value-type="float" office:value="36.0310077667236" calcext:value-type="float">
            <text:p>36</text:p>
          </table:table-cell>
          <table:table-cell table:formula="of:=(256+[.$S118])*[.$A$2]*2^([.C$2])" office:value-type="float" office:value="72.0620155334473" calcext:value-type="float">
            <text:p>72</text:p>
          </table:table-cell>
          <table:table-cell table:formula="of:=(256+[.$S118])*[.$A$2]*2^([.D$2])" office:value-type="float" office:value="144.124031066895" calcext:value-type="float">
            <text:p>144</text:p>
          </table:table-cell>
          <table:table-cell table:formula="of:=(256+[.$S118])*[.$A$2]*2^([.E$2])" office:value-type="float" office:value="288.248062133789" calcext:value-type="float">
            <text:p>288</text:p>
          </table:table-cell>
          <table:table-cell table:formula="of:=(256+[.$S118])*[.$A$2]*2^([.F$2])" office:value-type="float" office:value="576.496124267578" calcext:value-type="float">
            <text:p>576</text:p>
          </table:table-cell>
          <table:table-cell table:formula="of:=(256+[.$S118])*[.$A$2]*2^([.G$2])" office:value-type="float" office:value="1152.99224853516" calcext:value-type="float">
            <text:p>1153</text:p>
          </table:table-cell>
          <table:table-cell table:formula="of:=(256+[.$S118])*[.$A$2]*2^([.H$2])" office:value-type="float" office:value="2305.98449707031" calcext:value-type="float">
            <text:p>2306</text:p>
          </table:table-cell>
          <table:table-cell table:formula="of:=(256+[.$S118])*[.$A$2]*2^([.I$2])" office:value-type="float" office:value="4611.96899414063" calcext:value-type="float">
            <text:p>4612</text:p>
          </table:table-cell>
          <table:table-cell table:formula="of:=(256+[.$S118])*[.$A$2]*2^([.J$2])" office:value-type="float" office:value="9223.93798828125" calcext:value-type="float">
            <text:p>9224</text:p>
          </table:table-cell>
          <table:table-cell table:formula="of:=(256+[.$S118])*[.$A$2]*2^([.K$2])" office:value-type="float" office:value="18447.8759765625" calcext:value-type="float">
            <text:p>18448</text:p>
          </table:table-cell>
          <table:table-cell table:formula="of:=(256+[.$S118])*[.$A$2]*2^([.L$2])" office:value-type="float" office:value="36895.751953125" calcext:value-type="float">
            <text:p>36896</text:p>
          </table:table-cell>
          <table:table-cell table:formula="of:=(256+[.$S118])*[.$A$2]*2^([.M$2])" office:value-type="float" office:value="73791.50390625" calcext:value-type="float">
            <text:p>73792</text:p>
          </table:table-cell>
          <table:table-cell table:formula="of:=(256+[.$S118])*[.$A$2]*2^([.N$2])" office:value-type="float" office:value="147583.0078125" calcext:value-type="float">
            <text:p>147583</text:p>
          </table:table-cell>
          <table:table-cell table:formula="of:=(256+[.$S118])*[.$A$2]*2^([.O$2])" office:value-type="float" office:value="295166.015625" calcext:value-type="float">
            <text:p>295166</text:p>
          </table:table-cell>
          <table:table-cell table:formula="of:=(256+[.$S118])*[.$A$2]*2^([.P$2])" office:value-type="float" office:value="590332.03125" calcext:value-type="float">
            <text:p>590332</text:p>
          </table:table-cell>
          <table:table-cell table:formula="of:=(256+[.$S118])*[.$A$2]*2^([.Q$2])" office:value-type="float" office:value="1180664.0625" calcext:value-type="float">
            <text:p>118066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17" calcext:value-type="float">
            <text:p>117</text:p>
          </table:table-cell>
          <table:table-cell table:formula="of:=(256+[.$S119])*[.$A$2]*2^([.B$2])" office:value-type="float" office:value="36.1278653144836" calcext:value-type="float">
            <text:p>36</text:p>
          </table:table-cell>
          <table:table-cell table:formula="of:=(256+[.$S119])*[.$A$2]*2^([.C$2])" office:value-type="float" office:value="72.2557306289673" calcext:value-type="float">
            <text:p>72</text:p>
          </table:table-cell>
          <table:table-cell table:formula="of:=(256+[.$S119])*[.$A$2]*2^([.D$2])" office:value-type="float" office:value="144.511461257935" calcext:value-type="float">
            <text:p>145</text:p>
          </table:table-cell>
          <table:table-cell table:formula="of:=(256+[.$S119])*[.$A$2]*2^([.E$2])" office:value-type="float" office:value="289.022922515869" calcext:value-type="float">
            <text:p>289</text:p>
          </table:table-cell>
          <table:table-cell table:formula="of:=(256+[.$S119])*[.$A$2]*2^([.F$2])" office:value-type="float" office:value="578.045845031738" calcext:value-type="float">
            <text:p>578</text:p>
          </table:table-cell>
          <table:table-cell table:formula="of:=(256+[.$S119])*[.$A$2]*2^([.G$2])" office:value-type="float" office:value="1156.09169006348" calcext:value-type="float">
            <text:p>1156</text:p>
          </table:table-cell>
          <table:table-cell table:formula="of:=(256+[.$S119])*[.$A$2]*2^([.H$2])" office:value-type="float" office:value="2312.18338012695" calcext:value-type="float">
            <text:p>2312</text:p>
          </table:table-cell>
          <table:table-cell table:formula="of:=(256+[.$S119])*[.$A$2]*2^([.I$2])" office:value-type="float" office:value="4624.36676025391" calcext:value-type="float">
            <text:p>4624</text:p>
          </table:table-cell>
          <table:table-cell table:formula="of:=(256+[.$S119])*[.$A$2]*2^([.J$2])" office:value-type="float" office:value="9248.73352050781" calcext:value-type="float">
            <text:p>9249</text:p>
          </table:table-cell>
          <table:table-cell table:formula="of:=(256+[.$S119])*[.$A$2]*2^([.K$2])" office:value-type="float" office:value="18497.4670410156" calcext:value-type="float">
            <text:p>18497</text:p>
          </table:table-cell>
          <table:table-cell table:formula="of:=(256+[.$S119])*[.$A$2]*2^([.L$2])" office:value-type="float" office:value="36994.9340820312" calcext:value-type="float">
            <text:p>36995</text:p>
          </table:table-cell>
          <table:table-cell table:formula="of:=(256+[.$S119])*[.$A$2]*2^([.M$2])" office:value-type="float" office:value="73989.8681640625" calcext:value-type="float">
            <text:p>73990</text:p>
          </table:table-cell>
          <table:table-cell table:formula="of:=(256+[.$S119])*[.$A$2]*2^([.N$2])" office:value-type="float" office:value="147979.736328125" calcext:value-type="float">
            <text:p>147980</text:p>
          </table:table-cell>
          <table:table-cell table:formula="of:=(256+[.$S119])*[.$A$2]*2^([.O$2])" office:value-type="float" office:value="295959.47265625" calcext:value-type="float">
            <text:p>295959</text:p>
          </table:table-cell>
          <table:table-cell table:formula="of:=(256+[.$S119])*[.$A$2]*2^([.P$2])" office:value-type="float" office:value="591918.9453125" calcext:value-type="float">
            <text:p>591919</text:p>
          </table:table-cell>
          <table:table-cell table:formula="of:=(256+[.$S119])*[.$A$2]*2^([.Q$2])" office:value-type="float" office:value="1183837.890625" calcext:value-type="float">
            <text:p>118383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18" calcext:value-type="float">
            <text:p>118</text:p>
          </table:table-cell>
          <table:table-cell table:formula="of:=(256+[.$S120])*[.$A$2]*2^([.B$2])" office:value-type="float" office:value="36.2247228622437" calcext:value-type="float">
            <text:p>36</text:p>
          </table:table-cell>
          <table:table-cell table:formula="of:=(256+[.$S120])*[.$A$2]*2^([.C$2])" office:value-type="float" office:value="72.4494457244873" calcext:value-type="float">
            <text:p>72</text:p>
          </table:table-cell>
          <table:table-cell table:formula="of:=(256+[.$S120])*[.$A$2]*2^([.D$2])" office:value-type="float" office:value="144.898891448975" calcext:value-type="float">
            <text:p>145</text:p>
          </table:table-cell>
          <table:table-cell table:formula="of:=(256+[.$S120])*[.$A$2]*2^([.E$2])" office:value-type="float" office:value="289.797782897949" calcext:value-type="float">
            <text:p>290</text:p>
          </table:table-cell>
          <table:table-cell table:formula="of:=(256+[.$S120])*[.$A$2]*2^([.F$2])" office:value-type="float" office:value="579.595565795898" calcext:value-type="float">
            <text:p>580</text:p>
          </table:table-cell>
          <table:table-cell table:formula="of:=(256+[.$S120])*[.$A$2]*2^([.G$2])" office:value-type="float" office:value="1159.1911315918" calcext:value-type="float">
            <text:p>1159</text:p>
          </table:table-cell>
          <table:table-cell table:formula="of:=(256+[.$S120])*[.$A$2]*2^([.H$2])" office:value-type="float" office:value="2318.38226318359" calcext:value-type="float">
            <text:p>2318</text:p>
          </table:table-cell>
          <table:table-cell table:formula="of:=(256+[.$S120])*[.$A$2]*2^([.I$2])" office:value-type="float" office:value="4636.76452636719" calcext:value-type="float">
            <text:p>4637</text:p>
          </table:table-cell>
          <table:table-cell table:formula="of:=(256+[.$S120])*[.$A$2]*2^([.J$2])" office:value-type="float" office:value="9273.52905273438" calcext:value-type="float">
            <text:p>9274</text:p>
          </table:table-cell>
          <table:table-cell table:formula="of:=(256+[.$S120])*[.$A$2]*2^([.K$2])" office:value-type="float" office:value="18547.0581054688" calcext:value-type="float">
            <text:p>18547</text:p>
          </table:table-cell>
          <table:table-cell table:formula="of:=(256+[.$S120])*[.$A$2]*2^([.L$2])" office:value-type="float" office:value="37094.1162109375" calcext:value-type="float">
            <text:p>37094</text:p>
          </table:table-cell>
          <table:table-cell table:formula="of:=(256+[.$S120])*[.$A$2]*2^([.M$2])" office:value-type="float" office:value="74188.232421875" calcext:value-type="float">
            <text:p>74188</text:p>
          </table:table-cell>
          <table:table-cell table:formula="of:=(256+[.$S120])*[.$A$2]*2^([.N$2])" office:value-type="float" office:value="148376.46484375" calcext:value-type="float">
            <text:p>148376</text:p>
          </table:table-cell>
          <table:table-cell table:formula="of:=(256+[.$S120])*[.$A$2]*2^([.O$2])" office:value-type="float" office:value="296752.9296875" calcext:value-type="float">
            <text:p>296753</text:p>
          </table:table-cell>
          <table:table-cell table:formula="of:=(256+[.$S120])*[.$A$2]*2^([.P$2])" office:value-type="float" office:value="593505.859375" calcext:value-type="float">
            <text:p>593506</text:p>
          </table:table-cell>
          <table:table-cell table:formula="of:=(256+[.$S120])*[.$A$2]*2^([.Q$2])" office:value-type="float" office:value="1187011.71875" calcext:value-type="float">
            <text:p>118701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19" calcext:value-type="float">
            <text:p>119</text:p>
          </table:table-cell>
          <table:table-cell table:formula="of:=(256+[.$S121])*[.$A$2]*2^([.B$2])" office:value-type="float" office:value="36.3215804100037" calcext:value-type="float">
            <text:p>36</text:p>
          </table:table-cell>
          <table:table-cell table:formula="of:=(256+[.$S121])*[.$A$2]*2^([.C$2])" office:value-type="float" office:value="72.6431608200073" calcext:value-type="float">
            <text:p>73</text:p>
          </table:table-cell>
          <table:table-cell table:formula="of:=(256+[.$S121])*[.$A$2]*2^([.D$2])" office:value-type="float" office:value="145.286321640015" calcext:value-type="float">
            <text:p>145</text:p>
          </table:table-cell>
          <table:table-cell table:formula="of:=(256+[.$S121])*[.$A$2]*2^([.E$2])" office:value-type="float" office:value="290.572643280029" calcext:value-type="float">
            <text:p>291</text:p>
          </table:table-cell>
          <table:table-cell table:formula="of:=(256+[.$S121])*[.$A$2]*2^([.F$2])" office:value-type="float" office:value="581.145286560059" calcext:value-type="float">
            <text:p>581</text:p>
          </table:table-cell>
          <table:table-cell table:formula="of:=(256+[.$S121])*[.$A$2]*2^([.G$2])" office:value-type="float" office:value="1162.29057312012" calcext:value-type="float">
            <text:p>1162</text:p>
          </table:table-cell>
          <table:table-cell table:formula="of:=(256+[.$S121])*[.$A$2]*2^([.H$2])" office:value-type="float" office:value="2324.58114624023" calcext:value-type="float">
            <text:p>2325</text:p>
          </table:table-cell>
          <table:table-cell table:formula="of:=(256+[.$S121])*[.$A$2]*2^([.I$2])" office:value-type="float" office:value="4649.16229248047" calcext:value-type="float">
            <text:p>4649</text:p>
          </table:table-cell>
          <table:table-cell table:formula="of:=(256+[.$S121])*[.$A$2]*2^([.J$2])" office:value-type="float" office:value="9298.32458496094" calcext:value-type="float">
            <text:p>9298</text:p>
          </table:table-cell>
          <table:table-cell table:formula="of:=(256+[.$S121])*[.$A$2]*2^([.K$2])" office:value-type="float" office:value="18596.6491699219" calcext:value-type="float">
            <text:p>18597</text:p>
          </table:table-cell>
          <table:table-cell table:formula="of:=(256+[.$S121])*[.$A$2]*2^([.L$2])" office:value-type="float" office:value="37193.2983398437" calcext:value-type="float">
            <text:p>37193</text:p>
          </table:table-cell>
          <table:table-cell table:formula="of:=(256+[.$S121])*[.$A$2]*2^([.M$2])" office:value-type="float" office:value="74386.5966796875" calcext:value-type="float">
            <text:p>74387</text:p>
          </table:table-cell>
          <table:table-cell table:formula="of:=(256+[.$S121])*[.$A$2]*2^([.N$2])" office:value-type="float" office:value="148773.193359375" calcext:value-type="float">
            <text:p>148773</text:p>
          </table:table-cell>
          <table:table-cell table:formula="of:=(256+[.$S121])*[.$A$2]*2^([.O$2])" office:value-type="float" office:value="297546.38671875" calcext:value-type="float">
            <text:p>297546</text:p>
          </table:table-cell>
          <table:table-cell table:formula="of:=(256+[.$S121])*[.$A$2]*2^([.P$2])" office:value-type="float" office:value="595092.7734375" calcext:value-type="float">
            <text:p>595093</text:p>
          </table:table-cell>
          <table:table-cell table:formula="of:=(256+[.$S121])*[.$A$2]*2^([.Q$2])" office:value-type="float" office:value="1190185.546875" calcext:value-type="float">
            <text:p>119018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20" calcext:value-type="float">
            <text:p>120</text:p>
          </table:table-cell>
          <table:table-cell table:formula="of:=(256+[.$S122])*[.$A$2]*2^([.B$2])" office:value-type="float" office:value="36.4184379577637" calcext:value-type="float">
            <text:p>36</text:p>
          </table:table-cell>
          <table:table-cell table:formula="of:=(256+[.$S122])*[.$A$2]*2^([.C$2])" office:value-type="float" office:value="72.8368759155273" calcext:value-type="float">
            <text:p>73</text:p>
          </table:table-cell>
          <table:table-cell table:formula="of:=(256+[.$S122])*[.$A$2]*2^([.D$2])" office:value-type="float" office:value="145.673751831055" calcext:value-type="float">
            <text:p>146</text:p>
          </table:table-cell>
          <table:table-cell table:formula="of:=(256+[.$S122])*[.$A$2]*2^([.E$2])" office:value-type="float" office:value="291.347503662109" calcext:value-type="float">
            <text:p>291</text:p>
          </table:table-cell>
          <table:table-cell table:formula="of:=(256+[.$S122])*[.$A$2]*2^([.F$2])" office:value-type="float" office:value="582.695007324219" calcext:value-type="float">
            <text:p>583</text:p>
          </table:table-cell>
          <table:table-cell table:formula="of:=(256+[.$S122])*[.$A$2]*2^([.G$2])" office:value-type="float" office:value="1165.39001464844" calcext:value-type="float">
            <text:p>1165</text:p>
          </table:table-cell>
          <table:table-cell table:formula="of:=(256+[.$S122])*[.$A$2]*2^([.H$2])" office:value-type="float" office:value="2330.78002929687" calcext:value-type="float">
            <text:p>2331</text:p>
          </table:table-cell>
          <table:table-cell table:formula="of:=(256+[.$S122])*[.$A$2]*2^([.I$2])" office:value-type="float" office:value="4661.56005859375" calcext:value-type="float">
            <text:p>4662</text:p>
          </table:table-cell>
          <table:table-cell table:formula="of:=(256+[.$S122])*[.$A$2]*2^([.J$2])" office:value-type="float" office:value="9323.1201171875" calcext:value-type="float">
            <text:p>9323</text:p>
          </table:table-cell>
          <table:table-cell table:formula="of:=(256+[.$S122])*[.$A$2]*2^([.K$2])" office:value-type="float" office:value="18646.240234375" calcext:value-type="float">
            <text:p>18646</text:p>
          </table:table-cell>
          <table:table-cell table:formula="of:=(256+[.$S122])*[.$A$2]*2^([.L$2])" office:value-type="float" office:value="37292.48046875" calcext:value-type="float">
            <text:p>37292</text:p>
          </table:table-cell>
          <table:table-cell table:formula="of:=(256+[.$S122])*[.$A$2]*2^([.M$2])" office:value-type="float" office:value="74584.9609375" calcext:value-type="float">
            <text:p>74585</text:p>
          </table:table-cell>
          <table:table-cell table:formula="of:=(256+[.$S122])*[.$A$2]*2^([.N$2])" office:value-type="float" office:value="149169.921875" calcext:value-type="float">
            <text:p>149170</text:p>
          </table:table-cell>
          <table:table-cell table:formula="of:=(256+[.$S122])*[.$A$2]*2^([.O$2])" office:value-type="float" office:value="298339.84375" calcext:value-type="float">
            <text:p>298340</text:p>
          </table:table-cell>
          <table:table-cell table:formula="of:=(256+[.$S122])*[.$A$2]*2^([.P$2])" office:value-type="float" office:value="596679.6875" calcext:value-type="float">
            <text:p>596680</text:p>
          </table:table-cell>
          <table:table-cell table:formula="of:=(256+[.$S122])*[.$A$2]*2^([.Q$2])" office:value-type="float" office:value="1193359.375" calcext:value-type="float">
            <text:p>119335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21" calcext:value-type="float">
            <text:p>121</text:p>
          </table:table-cell>
          <table:table-cell table:formula="of:=(256+[.$S123])*[.$A$2]*2^([.B$2])" office:value-type="float" office:value="36.5152955055237" calcext:value-type="float">
            <text:p>37</text:p>
          </table:table-cell>
          <table:table-cell table:formula="of:=(256+[.$S123])*[.$A$2]*2^([.C$2])" office:value-type="float" office:value="73.0305910110474" calcext:value-type="float">
            <text:p>73</text:p>
          </table:table-cell>
          <table:table-cell table:formula="of:=(256+[.$S123])*[.$A$2]*2^([.D$2])" office:value-type="float" office:value="146.061182022095" calcext:value-type="float">
            <text:p>146</text:p>
          </table:table-cell>
          <table:table-cell table:formula="of:=(256+[.$S123])*[.$A$2]*2^([.E$2])" office:value-type="float" office:value="292.122364044189" calcext:value-type="float">
            <text:p>292</text:p>
          </table:table-cell>
          <table:table-cell table:formula="of:=(256+[.$S123])*[.$A$2]*2^([.F$2])" office:value-type="float" office:value="584.244728088379" calcext:value-type="float">
            <text:p>584</text:p>
          </table:table-cell>
          <table:table-cell table:formula="of:=(256+[.$S123])*[.$A$2]*2^([.G$2])" office:value-type="float" office:value="1168.48945617676" calcext:value-type="float">
            <text:p>1168</text:p>
          </table:table-cell>
          <table:table-cell table:formula="of:=(256+[.$S123])*[.$A$2]*2^([.H$2])" office:value-type="float" office:value="2336.97891235352" calcext:value-type="float">
            <text:p>2337</text:p>
          </table:table-cell>
          <table:table-cell table:formula="of:=(256+[.$S123])*[.$A$2]*2^([.I$2])" office:value-type="float" office:value="4673.95782470703" calcext:value-type="float">
            <text:p>4674</text:p>
          </table:table-cell>
          <table:table-cell table:formula="of:=(256+[.$S123])*[.$A$2]*2^([.J$2])" office:value-type="float" office:value="9347.91564941406" calcext:value-type="float">
            <text:p>9348</text:p>
          </table:table-cell>
          <table:table-cell table:formula="of:=(256+[.$S123])*[.$A$2]*2^([.K$2])" office:value-type="float" office:value="18695.8312988281" calcext:value-type="float">
            <text:p>18696</text:p>
          </table:table-cell>
          <table:table-cell table:formula="of:=(256+[.$S123])*[.$A$2]*2^([.L$2])" office:value-type="float" office:value="37391.6625976562" calcext:value-type="float">
            <text:p>37392</text:p>
          </table:table-cell>
          <table:table-cell table:formula="of:=(256+[.$S123])*[.$A$2]*2^([.M$2])" office:value-type="float" office:value="74783.3251953125" calcext:value-type="float">
            <text:p>74783</text:p>
          </table:table-cell>
          <table:table-cell table:formula="of:=(256+[.$S123])*[.$A$2]*2^([.N$2])" office:value-type="float" office:value="149566.650390625" calcext:value-type="float">
            <text:p>149567</text:p>
          </table:table-cell>
          <table:table-cell table:formula="of:=(256+[.$S123])*[.$A$2]*2^([.O$2])" office:value-type="float" office:value="299133.30078125" calcext:value-type="float">
            <text:p>299133</text:p>
          </table:table-cell>
          <table:table-cell table:formula="of:=(256+[.$S123])*[.$A$2]*2^([.P$2])" office:value-type="float" office:value="598266.6015625" calcext:value-type="float">
            <text:p>598267</text:p>
          </table:table-cell>
          <table:table-cell table:formula="of:=(256+[.$S123])*[.$A$2]*2^([.Q$2])" office:value-type="float" office:value="1196533.203125" calcext:value-type="float">
            <text:p>119653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22" calcext:value-type="float">
            <text:p>122</text:p>
          </table:table-cell>
          <table:table-cell table:formula="of:=(256+[.$S124])*[.$A$2]*2^([.B$2])" office:value-type="float" office:value="36.6121530532837" calcext:value-type="float">
            <text:p>37</text:p>
          </table:table-cell>
          <table:table-cell table:formula="of:=(256+[.$S124])*[.$A$2]*2^([.C$2])" office:value-type="float" office:value="73.2243061065674" calcext:value-type="float">
            <text:p>73</text:p>
          </table:table-cell>
          <table:table-cell table:formula="of:=(256+[.$S124])*[.$A$2]*2^([.D$2])" office:value-type="float" office:value="146.448612213135" calcext:value-type="float">
            <text:p>146</text:p>
          </table:table-cell>
          <table:table-cell table:formula="of:=(256+[.$S124])*[.$A$2]*2^([.E$2])" office:value-type="float" office:value="292.89722442627" calcext:value-type="float">
            <text:p>293</text:p>
          </table:table-cell>
          <table:table-cell table:formula="of:=(256+[.$S124])*[.$A$2]*2^([.F$2])" office:value-type="float" office:value="585.794448852539" calcext:value-type="float">
            <text:p>586</text:p>
          </table:table-cell>
          <table:table-cell table:formula="of:=(256+[.$S124])*[.$A$2]*2^([.G$2])" office:value-type="float" office:value="1171.58889770508" calcext:value-type="float">
            <text:p>1172</text:p>
          </table:table-cell>
          <table:table-cell table:formula="of:=(256+[.$S124])*[.$A$2]*2^([.H$2])" office:value-type="float" office:value="2343.17779541016" calcext:value-type="float">
            <text:p>2343</text:p>
          </table:table-cell>
          <table:table-cell table:formula="of:=(256+[.$S124])*[.$A$2]*2^([.I$2])" office:value-type="float" office:value="4686.35559082031" calcext:value-type="float">
            <text:p>4686</text:p>
          </table:table-cell>
          <table:table-cell table:formula="of:=(256+[.$S124])*[.$A$2]*2^([.J$2])" office:value-type="float" office:value="9372.71118164063" calcext:value-type="float">
            <text:p>9373</text:p>
          </table:table-cell>
          <table:table-cell table:formula="of:=(256+[.$S124])*[.$A$2]*2^([.K$2])" office:value-type="float" office:value="18745.4223632813" calcext:value-type="float">
            <text:p>18745</text:p>
          </table:table-cell>
          <table:table-cell table:formula="of:=(256+[.$S124])*[.$A$2]*2^([.L$2])" office:value-type="float" office:value="37490.8447265625" calcext:value-type="float">
            <text:p>37491</text:p>
          </table:table-cell>
          <table:table-cell table:formula="of:=(256+[.$S124])*[.$A$2]*2^([.M$2])" office:value-type="float" office:value="74981.689453125" calcext:value-type="float">
            <text:p>74982</text:p>
          </table:table-cell>
          <table:table-cell table:formula="of:=(256+[.$S124])*[.$A$2]*2^([.N$2])" office:value-type="float" office:value="149963.37890625" calcext:value-type="float">
            <text:p>149963</text:p>
          </table:table-cell>
          <table:table-cell table:formula="of:=(256+[.$S124])*[.$A$2]*2^([.O$2])" office:value-type="float" office:value="299926.7578125" calcext:value-type="float">
            <text:p>299927</text:p>
          </table:table-cell>
          <table:table-cell table:formula="of:=(256+[.$S124])*[.$A$2]*2^([.P$2])" office:value-type="float" office:value="599853.515625" calcext:value-type="float">
            <text:p>599854</text:p>
          </table:table-cell>
          <table:table-cell table:formula="of:=(256+[.$S124])*[.$A$2]*2^([.Q$2])" office:value-type="float" office:value="1199707.03125" calcext:value-type="float">
            <text:p>119970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23" calcext:value-type="float">
            <text:p>123</text:p>
          </table:table-cell>
          <table:table-cell table:formula="of:=(256+[.$S125])*[.$A$2]*2^([.B$2])" office:value-type="float" office:value="36.7090106010437" calcext:value-type="float">
            <text:p>37</text:p>
          </table:table-cell>
          <table:table-cell table:formula="of:=(256+[.$S125])*[.$A$2]*2^([.C$2])" office:value-type="float" office:value="73.4180212020874" calcext:value-type="float">
            <text:p>73</text:p>
          </table:table-cell>
          <table:table-cell table:formula="of:=(256+[.$S125])*[.$A$2]*2^([.D$2])" office:value-type="float" office:value="146.836042404175" calcext:value-type="float">
            <text:p>147</text:p>
          </table:table-cell>
          <table:table-cell table:formula="of:=(256+[.$S125])*[.$A$2]*2^([.E$2])" office:value-type="float" office:value="293.67208480835" calcext:value-type="float">
            <text:p>294</text:p>
          </table:table-cell>
          <table:table-cell table:formula="of:=(256+[.$S125])*[.$A$2]*2^([.F$2])" office:value-type="float" office:value="587.344169616699" calcext:value-type="float">
            <text:p>587</text:p>
          </table:table-cell>
          <table:table-cell table:formula="of:=(256+[.$S125])*[.$A$2]*2^([.G$2])" office:value-type="float" office:value="1174.6883392334" calcext:value-type="float">
            <text:p>1175</text:p>
          </table:table-cell>
          <table:table-cell table:formula="of:=(256+[.$S125])*[.$A$2]*2^([.H$2])" office:value-type="float" office:value="2349.3766784668" calcext:value-type="float">
            <text:p>2349</text:p>
          </table:table-cell>
          <table:table-cell table:formula="of:=(256+[.$S125])*[.$A$2]*2^([.I$2])" office:value-type="float" office:value="4698.75335693359" calcext:value-type="float">
            <text:p>4699</text:p>
          </table:table-cell>
          <table:table-cell table:formula="of:=(256+[.$S125])*[.$A$2]*2^([.J$2])" office:value-type="float" office:value="9397.50671386719" calcext:value-type="float">
            <text:p>9398</text:p>
          </table:table-cell>
          <table:table-cell table:formula="of:=(256+[.$S125])*[.$A$2]*2^([.K$2])" office:value-type="float" office:value="18795.0134277344" calcext:value-type="float">
            <text:p>18795</text:p>
          </table:table-cell>
          <table:table-cell table:formula="of:=(256+[.$S125])*[.$A$2]*2^([.L$2])" office:value-type="float" office:value="37590.0268554687" calcext:value-type="float">
            <text:p>37590</text:p>
          </table:table-cell>
          <table:table-cell table:formula="of:=(256+[.$S125])*[.$A$2]*2^([.M$2])" office:value-type="float" office:value="75180.0537109375" calcext:value-type="float">
            <text:p>75180</text:p>
          </table:table-cell>
          <table:table-cell table:formula="of:=(256+[.$S125])*[.$A$2]*2^([.N$2])" office:value-type="float" office:value="150360.107421875" calcext:value-type="float">
            <text:p>150360</text:p>
          </table:table-cell>
          <table:table-cell table:formula="of:=(256+[.$S125])*[.$A$2]*2^([.O$2])" office:value-type="float" office:value="300720.21484375" calcext:value-type="float">
            <text:p>300720</text:p>
          </table:table-cell>
          <table:table-cell table:formula="of:=(256+[.$S125])*[.$A$2]*2^([.P$2])" office:value-type="float" office:value="601440.4296875" calcext:value-type="float">
            <text:p>601440</text:p>
          </table:table-cell>
          <table:table-cell table:formula="of:=(256+[.$S125])*[.$A$2]*2^([.Q$2])" office:value-type="float" office:value="1202880.859375" calcext:value-type="float">
            <text:p>120288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24" calcext:value-type="float">
            <text:p>124</text:p>
          </table:table-cell>
          <table:table-cell table:formula="of:=(256+[.$S126])*[.$A$2]*2^([.B$2])" office:value-type="float" office:value="36.8058681488037" calcext:value-type="float">
            <text:p>37</text:p>
          </table:table-cell>
          <table:table-cell table:formula="of:=(256+[.$S126])*[.$A$2]*2^([.C$2])" office:value-type="float" office:value="73.6117362976074" calcext:value-type="float">
            <text:p>74</text:p>
          </table:table-cell>
          <table:table-cell table:formula="of:=(256+[.$S126])*[.$A$2]*2^([.D$2])" office:value-type="float" office:value="147.223472595215" calcext:value-type="float">
            <text:p>147</text:p>
          </table:table-cell>
          <table:table-cell table:formula="of:=(256+[.$S126])*[.$A$2]*2^([.E$2])" office:value-type="float" office:value="294.44694519043" calcext:value-type="float">
            <text:p>294</text:p>
          </table:table-cell>
          <table:table-cell table:formula="of:=(256+[.$S126])*[.$A$2]*2^([.F$2])" office:value-type="float" office:value="588.893890380859" calcext:value-type="float">
            <text:p>589</text:p>
          </table:table-cell>
          <table:table-cell table:formula="of:=(256+[.$S126])*[.$A$2]*2^([.G$2])" office:value-type="float" office:value="1177.78778076172" calcext:value-type="float">
            <text:p>1178</text:p>
          </table:table-cell>
          <table:table-cell table:formula="of:=(256+[.$S126])*[.$A$2]*2^([.H$2])" office:value-type="float" office:value="2355.57556152344" calcext:value-type="float">
            <text:p>2356</text:p>
          </table:table-cell>
          <table:table-cell table:formula="of:=(256+[.$S126])*[.$A$2]*2^([.I$2])" office:value-type="float" office:value="4711.15112304688" calcext:value-type="float">
            <text:p>4711</text:p>
          </table:table-cell>
          <table:table-cell table:formula="of:=(256+[.$S126])*[.$A$2]*2^([.J$2])" office:value-type="float" office:value="9422.30224609375" calcext:value-type="float">
            <text:p>9422</text:p>
          </table:table-cell>
          <table:table-cell table:formula="of:=(256+[.$S126])*[.$A$2]*2^([.K$2])" office:value-type="float" office:value="18844.6044921875" calcext:value-type="float">
            <text:p>18845</text:p>
          </table:table-cell>
          <table:table-cell table:formula="of:=(256+[.$S126])*[.$A$2]*2^([.L$2])" office:value-type="float" office:value="37689.208984375" calcext:value-type="float">
            <text:p>37689</text:p>
          </table:table-cell>
          <table:table-cell table:formula="of:=(256+[.$S126])*[.$A$2]*2^([.M$2])" office:value-type="float" office:value="75378.41796875" calcext:value-type="float">
            <text:p>75378</text:p>
          </table:table-cell>
          <table:table-cell table:formula="of:=(256+[.$S126])*[.$A$2]*2^([.N$2])" office:value-type="float" office:value="150756.8359375" calcext:value-type="float">
            <text:p>150757</text:p>
          </table:table-cell>
          <table:table-cell table:formula="of:=(256+[.$S126])*[.$A$2]*2^([.O$2])" office:value-type="float" office:value="301513.671875" calcext:value-type="float">
            <text:p>301514</text:p>
          </table:table-cell>
          <table:table-cell table:formula="of:=(256+[.$S126])*[.$A$2]*2^([.P$2])" office:value-type="float" office:value="603027.34375" calcext:value-type="float">
            <text:p>603027</text:p>
          </table:table-cell>
          <table:table-cell table:formula="of:=(256+[.$S126])*[.$A$2]*2^([.Q$2])" office:value-type="float" office:value="1206054.6875" calcext:value-type="float">
            <text:p>120605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25" calcext:value-type="float">
            <text:p>125</text:p>
          </table:table-cell>
          <table:table-cell table:formula="of:=(256+[.$S127])*[.$A$2]*2^([.B$2])" office:value-type="float" office:value="36.9027256965637" calcext:value-type="float">
            <text:p>37</text:p>
          </table:table-cell>
          <table:table-cell table:formula="of:=(256+[.$S127])*[.$A$2]*2^([.C$2])" office:value-type="float" office:value="73.8054513931274" calcext:value-type="float">
            <text:p>74</text:p>
          </table:table-cell>
          <table:table-cell table:formula="of:=(256+[.$S127])*[.$A$2]*2^([.D$2])" office:value-type="float" office:value="147.610902786255" calcext:value-type="float">
            <text:p>148</text:p>
          </table:table-cell>
          <table:table-cell table:formula="of:=(256+[.$S127])*[.$A$2]*2^([.E$2])" office:value-type="float" office:value="295.22180557251" calcext:value-type="float">
            <text:p>295</text:p>
          </table:table-cell>
          <table:table-cell table:formula="of:=(256+[.$S127])*[.$A$2]*2^([.F$2])" office:value-type="float" office:value="590.44361114502" calcext:value-type="float">
            <text:p>590</text:p>
          </table:table-cell>
          <table:table-cell table:formula="of:=(256+[.$S127])*[.$A$2]*2^([.G$2])" office:value-type="float" office:value="1180.88722229004" calcext:value-type="float">
            <text:p>1181</text:p>
          </table:table-cell>
          <table:table-cell table:formula="of:=(256+[.$S127])*[.$A$2]*2^([.H$2])" office:value-type="float" office:value="2361.77444458008" calcext:value-type="float">
            <text:p>2362</text:p>
          </table:table-cell>
          <table:table-cell table:formula="of:=(256+[.$S127])*[.$A$2]*2^([.I$2])" office:value-type="float" office:value="4723.54888916016" calcext:value-type="float">
            <text:p>4724</text:p>
          </table:table-cell>
          <table:table-cell table:formula="of:=(256+[.$S127])*[.$A$2]*2^([.J$2])" office:value-type="float" office:value="9447.09777832031" calcext:value-type="float">
            <text:p>9447</text:p>
          </table:table-cell>
          <table:table-cell table:formula="of:=(256+[.$S127])*[.$A$2]*2^([.K$2])" office:value-type="float" office:value="18894.1955566406" calcext:value-type="float">
            <text:p>18894</text:p>
          </table:table-cell>
          <table:table-cell table:formula="of:=(256+[.$S127])*[.$A$2]*2^([.L$2])" office:value-type="float" office:value="37788.3911132812" calcext:value-type="float">
            <text:p>37788</text:p>
          </table:table-cell>
          <table:table-cell table:formula="of:=(256+[.$S127])*[.$A$2]*2^([.M$2])" office:value-type="float" office:value="75576.7822265625" calcext:value-type="float">
            <text:p>75577</text:p>
          </table:table-cell>
          <table:table-cell table:formula="of:=(256+[.$S127])*[.$A$2]*2^([.N$2])" office:value-type="float" office:value="151153.564453125" calcext:value-type="float">
            <text:p>151154</text:p>
          </table:table-cell>
          <table:table-cell table:formula="of:=(256+[.$S127])*[.$A$2]*2^([.O$2])" office:value-type="float" office:value="302307.12890625" calcext:value-type="float">
            <text:p>302307</text:p>
          </table:table-cell>
          <table:table-cell table:formula="of:=(256+[.$S127])*[.$A$2]*2^([.P$2])" office:value-type="float" office:value="604614.2578125" calcext:value-type="float">
            <text:p>604614</text:p>
          </table:table-cell>
          <table:table-cell table:formula="of:=(256+[.$S127])*[.$A$2]*2^([.Q$2])" office:value-type="float" office:value="1209228.515625" calcext:value-type="float">
            <text:p>120922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26" calcext:value-type="float">
            <text:p>126</text:p>
          </table:table-cell>
          <table:table-cell table:formula="of:=(256+[.$S128])*[.$A$2]*2^([.B$2])" office:value-type="float" office:value="36.9995832443237" calcext:value-type="float">
            <text:p>37</text:p>
          </table:table-cell>
          <table:table-cell table:formula="of:=(256+[.$S128])*[.$A$2]*2^([.C$2])" office:value-type="float" office:value="73.9991664886475" calcext:value-type="float">
            <text:p>74</text:p>
          </table:table-cell>
          <table:table-cell table:formula="of:=(256+[.$S128])*[.$A$2]*2^([.D$2])" office:value-type="float" office:value="147.998332977295" calcext:value-type="float">
            <text:p>148</text:p>
          </table:table-cell>
          <table:table-cell table:formula="of:=(256+[.$S128])*[.$A$2]*2^([.E$2])" office:value-type="float" office:value="295.99666595459" calcext:value-type="float">
            <text:p>296</text:p>
          </table:table-cell>
          <table:table-cell table:formula="of:=(256+[.$S128])*[.$A$2]*2^([.F$2])" office:value-type="float" office:value="591.99333190918" calcext:value-type="float">
            <text:p>592</text:p>
          </table:table-cell>
          <table:table-cell table:formula="of:=(256+[.$S128])*[.$A$2]*2^([.G$2])" office:value-type="float" office:value="1183.98666381836" calcext:value-type="float">
            <text:p>1184</text:p>
          </table:table-cell>
          <table:table-cell table:formula="of:=(256+[.$S128])*[.$A$2]*2^([.H$2])" office:value-type="float" office:value="2367.97332763672" calcext:value-type="float">
            <text:p>2368</text:p>
          </table:table-cell>
          <table:table-cell table:formula="of:=(256+[.$S128])*[.$A$2]*2^([.I$2])" office:value-type="float" office:value="4735.94665527344" calcext:value-type="float">
            <text:p>4736</text:p>
          </table:table-cell>
          <table:table-cell table:formula="of:=(256+[.$S128])*[.$A$2]*2^([.J$2])" office:value-type="float" office:value="9471.89331054688" calcext:value-type="float">
            <text:p>9472</text:p>
          </table:table-cell>
          <table:table-cell table:formula="of:=(256+[.$S128])*[.$A$2]*2^([.K$2])" office:value-type="float" office:value="18943.7866210938" calcext:value-type="float">
            <text:p>18944</text:p>
          </table:table-cell>
          <table:table-cell table:formula="of:=(256+[.$S128])*[.$A$2]*2^([.L$2])" office:value-type="float" office:value="37887.5732421875" calcext:value-type="float">
            <text:p>37888</text:p>
          </table:table-cell>
          <table:table-cell table:formula="of:=(256+[.$S128])*[.$A$2]*2^([.M$2])" office:value-type="float" office:value="75775.146484375" calcext:value-type="float">
            <text:p>75775</text:p>
          </table:table-cell>
          <table:table-cell table:formula="of:=(256+[.$S128])*[.$A$2]*2^([.N$2])" office:value-type="float" office:value="151550.29296875" calcext:value-type="float">
            <text:p>151550</text:p>
          </table:table-cell>
          <table:table-cell table:formula="of:=(256+[.$S128])*[.$A$2]*2^([.O$2])" office:value-type="float" office:value="303100.5859375" calcext:value-type="float">
            <text:p>303101</text:p>
          </table:table-cell>
          <table:table-cell table:formula="of:=(256+[.$S128])*[.$A$2]*2^([.P$2])" office:value-type="float" office:value="606201.171875" calcext:value-type="float">
            <text:p>606201</text:p>
          </table:table-cell>
          <table:table-cell table:formula="of:=(256+[.$S128])*[.$A$2]*2^([.Q$2])" office:value-type="float" office:value="1212402.34375" calcext:value-type="float">
            <text:p>121240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27" calcext:value-type="float">
            <text:p>127</text:p>
          </table:table-cell>
          <table:table-cell table:formula="of:=(256+[.$S129])*[.$A$2]*2^([.B$2])" office:value-type="float" office:value="37.0964407920837" calcext:value-type="float">
            <text:p>37</text:p>
          </table:table-cell>
          <table:table-cell table:formula="of:=(256+[.$S129])*[.$A$2]*2^([.C$2])" office:value-type="float" office:value="74.1928815841675" calcext:value-type="float">
            <text:p>74</text:p>
          </table:table-cell>
          <table:table-cell table:formula="of:=(256+[.$S129])*[.$A$2]*2^([.D$2])" office:value-type="float" office:value="148.385763168335" calcext:value-type="float">
            <text:p>148</text:p>
          </table:table-cell>
          <table:table-cell table:formula="of:=(256+[.$S129])*[.$A$2]*2^([.E$2])" office:value-type="float" office:value="296.77152633667" calcext:value-type="float">
            <text:p>297</text:p>
          </table:table-cell>
          <table:table-cell table:formula="of:=(256+[.$S129])*[.$A$2]*2^([.F$2])" office:value-type="float" office:value="593.54305267334" calcext:value-type="float">
            <text:p>594</text:p>
          </table:table-cell>
          <table:table-cell table:formula="of:=(256+[.$S129])*[.$A$2]*2^([.G$2])" office:value-type="float" office:value="1187.08610534668" calcext:value-type="float">
            <text:p>1187</text:p>
          </table:table-cell>
          <table:table-cell table:formula="of:=(256+[.$S129])*[.$A$2]*2^([.H$2])" office:value-type="float" office:value="2374.17221069336" calcext:value-type="float">
            <text:p>2374</text:p>
          </table:table-cell>
          <table:table-cell table:formula="of:=(256+[.$S129])*[.$A$2]*2^([.I$2])" office:value-type="float" office:value="4748.34442138672" calcext:value-type="float">
            <text:p>4748</text:p>
          </table:table-cell>
          <table:table-cell table:formula="of:=(256+[.$S129])*[.$A$2]*2^([.J$2])" office:value-type="float" office:value="9496.68884277344" calcext:value-type="float">
            <text:p>9497</text:p>
          </table:table-cell>
          <table:table-cell table:formula="of:=(256+[.$S129])*[.$A$2]*2^([.K$2])" office:value-type="float" office:value="18993.3776855469" calcext:value-type="float">
            <text:p>18993</text:p>
          </table:table-cell>
          <table:table-cell table:formula="of:=(256+[.$S129])*[.$A$2]*2^([.L$2])" office:value-type="float" office:value="37986.7553710937" calcext:value-type="float">
            <text:p>37987</text:p>
          </table:table-cell>
          <table:table-cell table:formula="of:=(256+[.$S129])*[.$A$2]*2^([.M$2])" office:value-type="float" office:value="75973.5107421875" calcext:value-type="float">
            <text:p>75974</text:p>
          </table:table-cell>
          <table:table-cell table:formula="of:=(256+[.$S129])*[.$A$2]*2^([.N$2])" office:value-type="float" office:value="151947.021484375" calcext:value-type="float">
            <text:p>151947</text:p>
          </table:table-cell>
          <table:table-cell table:formula="of:=(256+[.$S129])*[.$A$2]*2^([.O$2])" office:value-type="float" office:value="303894.04296875" calcext:value-type="float">
            <text:p>303894</text:p>
          </table:table-cell>
          <table:table-cell table:formula="of:=(256+[.$S129])*[.$A$2]*2^([.P$2])" office:value-type="float" office:value="607788.0859375" calcext:value-type="float">
            <text:p>607788</text:p>
          </table:table-cell>
          <table:table-cell table:formula="of:=(256+[.$S129])*[.$A$2]*2^([.Q$2])" office:value-type="float" office:value="1215576.171875" calcext:value-type="float">
            <text:p>121557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28" calcext:value-type="float">
            <text:p>128</text:p>
          </table:table-cell>
          <table:table-cell table:formula="of:=(256+[.$S130])*[.$A$2]*2^([.B$2])" office:value-type="float" office:value="37.1932983398437" calcext:value-type="float">
            <text:p>37</text:p>
          </table:table-cell>
          <table:table-cell table:formula="of:=(256+[.$S130])*[.$A$2]*2^([.C$2])" office:value-type="float" office:value="74.3865966796875" calcext:value-type="float">
            <text:p>74</text:p>
          </table:table-cell>
          <table:table-cell table:formula="of:=(256+[.$S130])*[.$A$2]*2^([.D$2])" office:value-type="float" office:value="148.773193359375" calcext:value-type="float">
            <text:p>149</text:p>
          </table:table-cell>
          <table:table-cell table:formula="of:=(256+[.$S130])*[.$A$2]*2^([.E$2])" office:value-type="float" office:value="297.54638671875" calcext:value-type="float">
            <text:p>298</text:p>
          </table:table-cell>
          <table:table-cell table:formula="of:=(256+[.$S130])*[.$A$2]*2^([.F$2])" office:value-type="float" office:value="595.0927734375" calcext:value-type="float">
            <text:p>595</text:p>
          </table:table-cell>
          <table:table-cell table:formula="of:=(256+[.$S130])*[.$A$2]*2^([.G$2])" office:value-type="float" office:value="1190.185546875" calcext:value-type="float">
            <text:p>1190</text:p>
          </table:table-cell>
          <table:table-cell table:formula="of:=(256+[.$S130])*[.$A$2]*2^([.H$2])" office:value-type="float" office:value="2380.37109375" calcext:value-type="float">
            <text:p>2380</text:p>
          </table:table-cell>
          <table:table-cell table:formula="of:=(256+[.$S130])*[.$A$2]*2^([.I$2])" office:value-type="float" office:value="4760.7421875" calcext:value-type="float">
            <text:p>4761</text:p>
          </table:table-cell>
          <table:table-cell table:formula="of:=(256+[.$S130])*[.$A$2]*2^([.J$2])" office:value-type="float" office:value="9521.484375" calcext:value-type="float">
            <text:p>9521</text:p>
          </table:table-cell>
          <table:table-cell table:formula="of:=(256+[.$S130])*[.$A$2]*2^([.K$2])" office:value-type="float" office:value="19042.96875" calcext:value-type="float">
            <text:p>19043</text:p>
          </table:table-cell>
          <table:table-cell table:formula="of:=(256+[.$S130])*[.$A$2]*2^([.L$2])" office:value-type="float" office:value="38085.9375" calcext:value-type="float">
            <text:p>38086</text:p>
          </table:table-cell>
          <table:table-cell table:formula="of:=(256+[.$S130])*[.$A$2]*2^([.M$2])" office:value-type="float" office:value="76171.875" calcext:value-type="float">
            <text:p>76172</text:p>
          </table:table-cell>
          <table:table-cell table:formula="of:=(256+[.$S130])*[.$A$2]*2^([.N$2])" office:value-type="float" office:value="152343.75" calcext:value-type="float">
            <text:p>152344</text:p>
          </table:table-cell>
          <table:table-cell table:formula="of:=(256+[.$S130])*[.$A$2]*2^([.O$2])" office:value-type="float" office:value="304687.5" calcext:value-type="float">
            <text:p>304688</text:p>
          </table:table-cell>
          <table:table-cell table:formula="of:=(256+[.$S130])*[.$A$2]*2^([.P$2])" office:value-type="float" office:value="609375" calcext:value-type="float">
            <text:p>609375</text:p>
          </table:table-cell>
          <table:table-cell table:formula="of:=(256+[.$S130])*[.$A$2]*2^([.Q$2])" office:value-type="float" office:value="1218750" calcext:value-type="float">
            <text:p>121875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29" calcext:value-type="float">
            <text:p>129</text:p>
          </table:table-cell>
          <table:table-cell table:formula="of:=(256+[.$S131])*[.$A$2]*2^([.B$2])" office:value-type="float" office:value="37.2901558876038" calcext:value-type="float">
            <text:p>37</text:p>
          </table:table-cell>
          <table:table-cell table:formula="of:=(256+[.$S131])*[.$A$2]*2^([.C$2])" office:value-type="float" office:value="74.5803117752075" calcext:value-type="float">
            <text:p>75</text:p>
          </table:table-cell>
          <table:table-cell table:formula="of:=(256+[.$S131])*[.$A$2]*2^([.D$2])" office:value-type="float" office:value="149.160623550415" calcext:value-type="float">
            <text:p>149</text:p>
          </table:table-cell>
          <table:table-cell table:formula="of:=(256+[.$S131])*[.$A$2]*2^([.E$2])" office:value-type="float" office:value="298.32124710083" calcext:value-type="float">
            <text:p>298</text:p>
          </table:table-cell>
          <table:table-cell table:formula="of:=(256+[.$S131])*[.$A$2]*2^([.F$2])" office:value-type="float" office:value="596.64249420166" calcext:value-type="float">
            <text:p>597</text:p>
          </table:table-cell>
          <table:table-cell table:formula="of:=(256+[.$S131])*[.$A$2]*2^([.G$2])" office:value-type="float" office:value="1193.28498840332" calcext:value-type="float">
            <text:p>1193</text:p>
          </table:table-cell>
          <table:table-cell table:formula="of:=(256+[.$S131])*[.$A$2]*2^([.H$2])" office:value-type="float" office:value="2386.56997680664" calcext:value-type="float">
            <text:p>2387</text:p>
          </table:table-cell>
          <table:table-cell table:formula="of:=(256+[.$S131])*[.$A$2]*2^([.I$2])" office:value-type="float" office:value="4773.13995361328" calcext:value-type="float">
            <text:p>4773</text:p>
          </table:table-cell>
          <table:table-cell table:formula="of:=(256+[.$S131])*[.$A$2]*2^([.J$2])" office:value-type="float" office:value="9546.27990722656" calcext:value-type="float">
            <text:p>9546</text:p>
          </table:table-cell>
          <table:table-cell table:formula="of:=(256+[.$S131])*[.$A$2]*2^([.K$2])" office:value-type="float" office:value="19092.5598144531" calcext:value-type="float">
            <text:p>19093</text:p>
          </table:table-cell>
          <table:table-cell table:formula="of:=(256+[.$S131])*[.$A$2]*2^([.L$2])" office:value-type="float" office:value="38185.1196289062" calcext:value-type="float">
            <text:p>38185</text:p>
          </table:table-cell>
          <table:table-cell table:formula="of:=(256+[.$S131])*[.$A$2]*2^([.M$2])" office:value-type="float" office:value="76370.2392578125" calcext:value-type="float">
            <text:p>76370</text:p>
          </table:table-cell>
          <table:table-cell table:formula="of:=(256+[.$S131])*[.$A$2]*2^([.N$2])" office:value-type="float" office:value="152740.478515625" calcext:value-type="float">
            <text:p>152740</text:p>
          </table:table-cell>
          <table:table-cell table:formula="of:=(256+[.$S131])*[.$A$2]*2^([.O$2])" office:value-type="float" office:value="305480.95703125" calcext:value-type="float">
            <text:p>305481</text:p>
          </table:table-cell>
          <table:table-cell table:formula="of:=(256+[.$S131])*[.$A$2]*2^([.P$2])" office:value-type="float" office:value="610961.9140625" calcext:value-type="float">
            <text:p>610962</text:p>
          </table:table-cell>
          <table:table-cell table:formula="of:=(256+[.$S131])*[.$A$2]*2^([.Q$2])" office:value-type="float" office:value="1221923.828125" calcext:value-type="float">
            <text:p>122192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30" calcext:value-type="float">
            <text:p>130</text:p>
          </table:table-cell>
          <table:table-cell table:formula="of:=(256+[.$S132])*[.$A$2]*2^([.B$2])" office:value-type="float" office:value="37.3870134353638" calcext:value-type="float">
            <text:p>37</text:p>
          </table:table-cell>
          <table:table-cell table:formula="of:=(256+[.$S132])*[.$A$2]*2^([.C$2])" office:value-type="float" office:value="74.7740268707275" calcext:value-type="float">
            <text:p>75</text:p>
          </table:table-cell>
          <table:table-cell table:formula="of:=(256+[.$S132])*[.$A$2]*2^([.D$2])" office:value-type="float" office:value="149.548053741455" calcext:value-type="float">
            <text:p>150</text:p>
          </table:table-cell>
          <table:table-cell table:formula="of:=(256+[.$S132])*[.$A$2]*2^([.E$2])" office:value-type="float" office:value="299.09610748291" calcext:value-type="float">
            <text:p>299</text:p>
          </table:table-cell>
          <table:table-cell table:formula="of:=(256+[.$S132])*[.$A$2]*2^([.F$2])" office:value-type="float" office:value="598.19221496582" calcext:value-type="float">
            <text:p>598</text:p>
          </table:table-cell>
          <table:table-cell table:formula="of:=(256+[.$S132])*[.$A$2]*2^([.G$2])" office:value-type="float" office:value="1196.38442993164" calcext:value-type="float">
            <text:p>1196</text:p>
          </table:table-cell>
          <table:table-cell table:formula="of:=(256+[.$S132])*[.$A$2]*2^([.H$2])" office:value-type="float" office:value="2392.76885986328" calcext:value-type="float">
            <text:p>2393</text:p>
          </table:table-cell>
          <table:table-cell table:formula="of:=(256+[.$S132])*[.$A$2]*2^([.I$2])" office:value-type="float" office:value="4785.53771972656" calcext:value-type="float">
            <text:p>4786</text:p>
          </table:table-cell>
          <table:table-cell table:formula="of:=(256+[.$S132])*[.$A$2]*2^([.J$2])" office:value-type="float" office:value="9571.07543945313" calcext:value-type="float">
            <text:p>9571</text:p>
          </table:table-cell>
          <table:table-cell table:formula="of:=(256+[.$S132])*[.$A$2]*2^([.K$2])" office:value-type="float" office:value="19142.1508789063" calcext:value-type="float">
            <text:p>19142</text:p>
          </table:table-cell>
          <table:table-cell table:formula="of:=(256+[.$S132])*[.$A$2]*2^([.L$2])" office:value-type="float" office:value="38284.3017578125" calcext:value-type="float">
            <text:p>38284</text:p>
          </table:table-cell>
          <table:table-cell table:formula="of:=(256+[.$S132])*[.$A$2]*2^([.M$2])" office:value-type="float" office:value="76568.603515625" calcext:value-type="float">
            <text:p>76569</text:p>
          </table:table-cell>
          <table:table-cell table:formula="of:=(256+[.$S132])*[.$A$2]*2^([.N$2])" office:value-type="float" office:value="153137.20703125" calcext:value-type="float">
            <text:p>153137</text:p>
          </table:table-cell>
          <table:table-cell table:formula="of:=(256+[.$S132])*[.$A$2]*2^([.O$2])" office:value-type="float" office:value="306274.4140625" calcext:value-type="float">
            <text:p>306274</text:p>
          </table:table-cell>
          <table:table-cell table:formula="of:=(256+[.$S132])*[.$A$2]*2^([.P$2])" office:value-type="float" office:value="612548.828125" calcext:value-type="float">
            <text:p>612549</text:p>
          </table:table-cell>
          <table:table-cell table:formula="of:=(256+[.$S132])*[.$A$2]*2^([.Q$2])" office:value-type="float" office:value="1225097.65625" calcext:value-type="float">
            <text:p>122509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31" calcext:value-type="float">
            <text:p>131</text:p>
          </table:table-cell>
          <table:table-cell table:formula="of:=(256+[.$S133])*[.$A$2]*2^([.B$2])" office:value-type="float" office:value="37.4838709831238" calcext:value-type="float">
            <text:p>37</text:p>
          </table:table-cell>
          <table:table-cell table:formula="of:=(256+[.$S133])*[.$A$2]*2^([.C$2])" office:value-type="float" office:value="74.9677419662476" calcext:value-type="float">
            <text:p>75</text:p>
          </table:table-cell>
          <table:table-cell table:formula="of:=(256+[.$S133])*[.$A$2]*2^([.D$2])" office:value-type="float" office:value="149.935483932495" calcext:value-type="float">
            <text:p>150</text:p>
          </table:table-cell>
          <table:table-cell table:formula="of:=(256+[.$S133])*[.$A$2]*2^([.E$2])" office:value-type="float" office:value="299.87096786499" calcext:value-type="float">
            <text:p>300</text:p>
          </table:table-cell>
          <table:table-cell table:formula="of:=(256+[.$S133])*[.$A$2]*2^([.F$2])" office:value-type="float" office:value="599.741935729981" calcext:value-type="float">
            <text:p>600</text:p>
          </table:table-cell>
          <table:table-cell table:formula="of:=(256+[.$S133])*[.$A$2]*2^([.G$2])" office:value-type="float" office:value="1199.48387145996" calcext:value-type="float">
            <text:p>1199</text:p>
          </table:table-cell>
          <table:table-cell table:formula="of:=(256+[.$S133])*[.$A$2]*2^([.H$2])" office:value-type="float" office:value="2398.96774291992" calcext:value-type="float">
            <text:p>2399</text:p>
          </table:table-cell>
          <table:table-cell table:formula="of:=(256+[.$S133])*[.$A$2]*2^([.I$2])" office:value-type="float" office:value="4797.93548583984" calcext:value-type="float">
            <text:p>4798</text:p>
          </table:table-cell>
          <table:table-cell table:formula="of:=(256+[.$S133])*[.$A$2]*2^([.J$2])" office:value-type="float" office:value="9595.87097167969" calcext:value-type="float">
            <text:p>9596</text:p>
          </table:table-cell>
          <table:table-cell table:formula="of:=(256+[.$S133])*[.$A$2]*2^([.K$2])" office:value-type="float" office:value="19191.7419433594" calcext:value-type="float">
            <text:p>19192</text:p>
          </table:table-cell>
          <table:table-cell table:formula="of:=(256+[.$S133])*[.$A$2]*2^([.L$2])" office:value-type="float" office:value="38383.4838867187" calcext:value-type="float">
            <text:p>38383</text:p>
          </table:table-cell>
          <table:table-cell table:formula="of:=(256+[.$S133])*[.$A$2]*2^([.M$2])" office:value-type="float" office:value="76766.9677734375" calcext:value-type="float">
            <text:p>76767</text:p>
          </table:table-cell>
          <table:table-cell table:formula="of:=(256+[.$S133])*[.$A$2]*2^([.N$2])" office:value-type="float" office:value="153533.935546875" calcext:value-type="float">
            <text:p>153534</text:p>
          </table:table-cell>
          <table:table-cell table:formula="of:=(256+[.$S133])*[.$A$2]*2^([.O$2])" office:value-type="float" office:value="307067.87109375" calcext:value-type="float">
            <text:p>307068</text:p>
          </table:table-cell>
          <table:table-cell table:formula="of:=(256+[.$S133])*[.$A$2]*2^([.P$2])" office:value-type="float" office:value="614135.7421875" calcext:value-type="float">
            <text:p>614136</text:p>
          </table:table-cell>
          <table:table-cell table:formula="of:=(256+[.$S133])*[.$A$2]*2^([.Q$2])" office:value-type="float" office:value="1228271.484375" calcext:value-type="float">
            <text:p>122827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32" calcext:value-type="float">
            <text:p>132</text:p>
          </table:table-cell>
          <table:table-cell table:formula="of:=(256+[.$S134])*[.$A$2]*2^([.B$2])" office:value-type="float" office:value="37.5807285308838" calcext:value-type="float">
            <text:p>38</text:p>
          </table:table-cell>
          <table:table-cell table:formula="of:=(256+[.$S134])*[.$A$2]*2^([.C$2])" office:value-type="float" office:value="75.1614570617676" calcext:value-type="float">
            <text:p>75</text:p>
          </table:table-cell>
          <table:table-cell table:formula="of:=(256+[.$S134])*[.$A$2]*2^([.D$2])" office:value-type="float" office:value="150.322914123535" calcext:value-type="float">
            <text:p>150</text:p>
          </table:table-cell>
          <table:table-cell table:formula="of:=(256+[.$S134])*[.$A$2]*2^([.E$2])" office:value-type="float" office:value="300.64582824707" calcext:value-type="float">
            <text:p>301</text:p>
          </table:table-cell>
          <table:table-cell table:formula="of:=(256+[.$S134])*[.$A$2]*2^([.F$2])" office:value-type="float" office:value="601.291656494141" calcext:value-type="float">
            <text:p>601</text:p>
          </table:table-cell>
          <table:table-cell table:formula="of:=(256+[.$S134])*[.$A$2]*2^([.G$2])" office:value-type="float" office:value="1202.58331298828" calcext:value-type="float">
            <text:p>1203</text:p>
          </table:table-cell>
          <table:table-cell table:formula="of:=(256+[.$S134])*[.$A$2]*2^([.H$2])" office:value-type="float" office:value="2405.16662597656" calcext:value-type="float">
            <text:p>2405</text:p>
          </table:table-cell>
          <table:table-cell table:formula="of:=(256+[.$S134])*[.$A$2]*2^([.I$2])" office:value-type="float" office:value="4810.33325195313" calcext:value-type="float">
            <text:p>4810</text:p>
          </table:table-cell>
          <table:table-cell table:formula="of:=(256+[.$S134])*[.$A$2]*2^([.J$2])" office:value-type="float" office:value="9620.66650390625" calcext:value-type="float">
            <text:p>9621</text:p>
          </table:table-cell>
          <table:table-cell table:formula="of:=(256+[.$S134])*[.$A$2]*2^([.K$2])" office:value-type="float" office:value="19241.3330078125" calcext:value-type="float">
            <text:p>19241</text:p>
          </table:table-cell>
          <table:table-cell table:formula="of:=(256+[.$S134])*[.$A$2]*2^([.L$2])" office:value-type="float" office:value="38482.666015625" calcext:value-type="float">
            <text:p>38483</text:p>
          </table:table-cell>
          <table:table-cell table:formula="of:=(256+[.$S134])*[.$A$2]*2^([.M$2])" office:value-type="float" office:value="76965.33203125" calcext:value-type="float">
            <text:p>76965</text:p>
          </table:table-cell>
          <table:table-cell table:formula="of:=(256+[.$S134])*[.$A$2]*2^([.N$2])" office:value-type="float" office:value="153930.6640625" calcext:value-type="float">
            <text:p>153931</text:p>
          </table:table-cell>
          <table:table-cell table:formula="of:=(256+[.$S134])*[.$A$2]*2^([.O$2])" office:value-type="float" office:value="307861.328125" calcext:value-type="float">
            <text:p>307861</text:p>
          </table:table-cell>
          <table:table-cell table:formula="of:=(256+[.$S134])*[.$A$2]*2^([.P$2])" office:value-type="float" office:value="615722.65625" calcext:value-type="float">
            <text:p>615723</text:p>
          </table:table-cell>
          <table:table-cell table:formula="of:=(256+[.$S134])*[.$A$2]*2^([.Q$2])" office:value-type="float" office:value="1231445.3125" calcext:value-type="float">
            <text:p>123144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33" calcext:value-type="float">
            <text:p>133</text:p>
          </table:table-cell>
          <table:table-cell table:formula="of:=(256+[.$S135])*[.$A$2]*2^([.B$2])" office:value-type="float" office:value="37.6775860786438" calcext:value-type="float">
            <text:p>38</text:p>
          </table:table-cell>
          <table:table-cell table:formula="of:=(256+[.$S135])*[.$A$2]*2^([.C$2])" office:value-type="float" office:value="75.3551721572876" calcext:value-type="float">
            <text:p>75</text:p>
          </table:table-cell>
          <table:table-cell table:formula="of:=(256+[.$S135])*[.$A$2]*2^([.D$2])" office:value-type="float" office:value="150.710344314575" calcext:value-type="float">
            <text:p>151</text:p>
          </table:table-cell>
          <table:table-cell table:formula="of:=(256+[.$S135])*[.$A$2]*2^([.E$2])" office:value-type="float" office:value="301.42068862915" calcext:value-type="float">
            <text:p>301</text:p>
          </table:table-cell>
          <table:table-cell table:formula="of:=(256+[.$S135])*[.$A$2]*2^([.F$2])" office:value-type="float" office:value="602.841377258301" calcext:value-type="float">
            <text:p>603</text:p>
          </table:table-cell>
          <table:table-cell table:formula="of:=(256+[.$S135])*[.$A$2]*2^([.G$2])" office:value-type="float" office:value="1205.6827545166" calcext:value-type="float">
            <text:p>1206</text:p>
          </table:table-cell>
          <table:table-cell table:formula="of:=(256+[.$S135])*[.$A$2]*2^([.H$2])" office:value-type="float" office:value="2411.3655090332" calcext:value-type="float">
            <text:p>2411</text:p>
          </table:table-cell>
          <table:table-cell table:formula="of:=(256+[.$S135])*[.$A$2]*2^([.I$2])" office:value-type="float" office:value="4822.73101806641" calcext:value-type="float">
            <text:p>4823</text:p>
          </table:table-cell>
          <table:table-cell table:formula="of:=(256+[.$S135])*[.$A$2]*2^([.J$2])" office:value-type="float" office:value="9645.46203613281" calcext:value-type="float">
            <text:p>9645</text:p>
          </table:table-cell>
          <table:table-cell table:formula="of:=(256+[.$S135])*[.$A$2]*2^([.K$2])" office:value-type="float" office:value="19290.9240722656" calcext:value-type="float">
            <text:p>19291</text:p>
          </table:table-cell>
          <table:table-cell table:formula="of:=(256+[.$S135])*[.$A$2]*2^([.L$2])" office:value-type="float" office:value="38581.8481445312" calcext:value-type="float">
            <text:p>38582</text:p>
          </table:table-cell>
          <table:table-cell table:formula="of:=(256+[.$S135])*[.$A$2]*2^([.M$2])" office:value-type="float" office:value="77163.6962890625" calcext:value-type="float">
            <text:p>77164</text:p>
          </table:table-cell>
          <table:table-cell table:formula="of:=(256+[.$S135])*[.$A$2]*2^([.N$2])" office:value-type="float" office:value="154327.392578125" calcext:value-type="float">
            <text:p>154327</text:p>
          </table:table-cell>
          <table:table-cell table:formula="of:=(256+[.$S135])*[.$A$2]*2^([.O$2])" office:value-type="float" office:value="308654.78515625" calcext:value-type="float">
            <text:p>308655</text:p>
          </table:table-cell>
          <table:table-cell table:formula="of:=(256+[.$S135])*[.$A$2]*2^([.P$2])" office:value-type="float" office:value="617309.5703125" calcext:value-type="float">
            <text:p>617310</text:p>
          </table:table-cell>
          <table:table-cell table:formula="of:=(256+[.$S135])*[.$A$2]*2^([.Q$2])" office:value-type="float" office:value="1234619.140625" calcext:value-type="float">
            <text:p>123461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34" calcext:value-type="float">
            <text:p>134</text:p>
          </table:table-cell>
          <table:table-cell table:formula="of:=(256+[.$S136])*[.$A$2]*2^([.B$2])" office:value-type="float" office:value="37.7744436264038" calcext:value-type="float">
            <text:p>38</text:p>
          </table:table-cell>
          <table:table-cell table:formula="of:=(256+[.$S136])*[.$A$2]*2^([.C$2])" office:value-type="float" office:value="75.5488872528076" calcext:value-type="float">
            <text:p>76</text:p>
          </table:table-cell>
          <table:table-cell table:formula="of:=(256+[.$S136])*[.$A$2]*2^([.D$2])" office:value-type="float" office:value="151.097774505615" calcext:value-type="float">
            <text:p>151</text:p>
          </table:table-cell>
          <table:table-cell table:formula="of:=(256+[.$S136])*[.$A$2]*2^([.E$2])" office:value-type="float" office:value="302.19554901123" calcext:value-type="float">
            <text:p>302</text:p>
          </table:table-cell>
          <table:table-cell table:formula="of:=(256+[.$S136])*[.$A$2]*2^([.F$2])" office:value-type="float" office:value="604.391098022461" calcext:value-type="float">
            <text:p>604</text:p>
          </table:table-cell>
          <table:table-cell table:formula="of:=(256+[.$S136])*[.$A$2]*2^([.G$2])" office:value-type="float" office:value="1208.78219604492" calcext:value-type="float">
            <text:p>1209</text:p>
          </table:table-cell>
          <table:table-cell table:formula="of:=(256+[.$S136])*[.$A$2]*2^([.H$2])" office:value-type="float" office:value="2417.56439208984" calcext:value-type="float">
            <text:p>2418</text:p>
          </table:table-cell>
          <table:table-cell table:formula="of:=(256+[.$S136])*[.$A$2]*2^([.I$2])" office:value-type="float" office:value="4835.12878417969" calcext:value-type="float">
            <text:p>4835</text:p>
          </table:table-cell>
          <table:table-cell table:formula="of:=(256+[.$S136])*[.$A$2]*2^([.J$2])" office:value-type="float" office:value="9670.25756835938" calcext:value-type="float">
            <text:p>9670</text:p>
          </table:table-cell>
          <table:table-cell table:formula="of:=(256+[.$S136])*[.$A$2]*2^([.K$2])" office:value-type="float" office:value="19340.5151367188" calcext:value-type="float">
            <text:p>19341</text:p>
          </table:table-cell>
          <table:table-cell table:formula="of:=(256+[.$S136])*[.$A$2]*2^([.L$2])" office:value-type="float" office:value="38681.0302734375" calcext:value-type="float">
            <text:p>38681</text:p>
          </table:table-cell>
          <table:table-cell table:formula="of:=(256+[.$S136])*[.$A$2]*2^([.M$2])" office:value-type="float" office:value="77362.060546875" calcext:value-type="float">
            <text:p>77362</text:p>
          </table:table-cell>
          <table:table-cell table:formula="of:=(256+[.$S136])*[.$A$2]*2^([.N$2])" office:value-type="float" office:value="154724.12109375" calcext:value-type="float">
            <text:p>154724</text:p>
          </table:table-cell>
          <table:table-cell table:formula="of:=(256+[.$S136])*[.$A$2]*2^([.O$2])" office:value-type="float" office:value="309448.2421875" calcext:value-type="float">
            <text:p>309448</text:p>
          </table:table-cell>
          <table:table-cell table:formula="of:=(256+[.$S136])*[.$A$2]*2^([.P$2])" office:value-type="float" office:value="618896.484375" calcext:value-type="float">
            <text:p>618896</text:p>
          </table:table-cell>
          <table:table-cell table:formula="of:=(256+[.$S136])*[.$A$2]*2^([.Q$2])" office:value-type="float" office:value="1237792.96875" calcext:value-type="float">
            <text:p>123779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35" calcext:value-type="float">
            <text:p>135</text:p>
          </table:table-cell>
          <table:table-cell table:formula="of:=(256+[.$S137])*[.$A$2]*2^([.B$2])" office:value-type="float" office:value="37.8713011741638" calcext:value-type="float">
            <text:p>38</text:p>
          </table:table-cell>
          <table:table-cell table:formula="of:=(256+[.$S137])*[.$A$2]*2^([.C$2])" office:value-type="float" office:value="75.7426023483276" calcext:value-type="float">
            <text:p>76</text:p>
          </table:table-cell>
          <table:table-cell table:formula="of:=(256+[.$S137])*[.$A$2]*2^([.D$2])" office:value-type="float" office:value="151.485204696655" calcext:value-type="float">
            <text:p>151</text:p>
          </table:table-cell>
          <table:table-cell table:formula="of:=(256+[.$S137])*[.$A$2]*2^([.E$2])" office:value-type="float" office:value="302.970409393311" calcext:value-type="float">
            <text:p>303</text:p>
          </table:table-cell>
          <table:table-cell table:formula="of:=(256+[.$S137])*[.$A$2]*2^([.F$2])" office:value-type="float" office:value="605.940818786621" calcext:value-type="float">
            <text:p>606</text:p>
          </table:table-cell>
          <table:table-cell table:formula="of:=(256+[.$S137])*[.$A$2]*2^([.G$2])" office:value-type="float" office:value="1211.88163757324" calcext:value-type="float">
            <text:p>1212</text:p>
          </table:table-cell>
          <table:table-cell table:formula="of:=(256+[.$S137])*[.$A$2]*2^([.H$2])" office:value-type="float" office:value="2423.76327514648" calcext:value-type="float">
            <text:p>2424</text:p>
          </table:table-cell>
          <table:table-cell table:formula="of:=(256+[.$S137])*[.$A$2]*2^([.I$2])" office:value-type="float" office:value="4847.52655029297" calcext:value-type="float">
            <text:p>4848</text:p>
          </table:table-cell>
          <table:table-cell table:formula="of:=(256+[.$S137])*[.$A$2]*2^([.J$2])" office:value-type="float" office:value="9695.05310058594" calcext:value-type="float">
            <text:p>9695</text:p>
          </table:table-cell>
          <table:table-cell table:formula="of:=(256+[.$S137])*[.$A$2]*2^([.K$2])" office:value-type="float" office:value="19390.1062011719" calcext:value-type="float">
            <text:p>19390</text:p>
          </table:table-cell>
          <table:table-cell table:formula="of:=(256+[.$S137])*[.$A$2]*2^([.L$2])" office:value-type="float" office:value="38780.2124023437" calcext:value-type="float">
            <text:p>38780</text:p>
          </table:table-cell>
          <table:table-cell table:formula="of:=(256+[.$S137])*[.$A$2]*2^([.M$2])" office:value-type="float" office:value="77560.4248046875" calcext:value-type="float">
            <text:p>77560</text:p>
          </table:table-cell>
          <table:table-cell table:formula="of:=(256+[.$S137])*[.$A$2]*2^([.N$2])" office:value-type="float" office:value="155120.849609375" calcext:value-type="float">
            <text:p>155121</text:p>
          </table:table-cell>
          <table:table-cell table:formula="of:=(256+[.$S137])*[.$A$2]*2^([.O$2])" office:value-type="float" office:value="310241.69921875" calcext:value-type="float">
            <text:p>310242</text:p>
          </table:table-cell>
          <table:table-cell table:formula="of:=(256+[.$S137])*[.$A$2]*2^([.P$2])" office:value-type="float" office:value="620483.3984375" calcext:value-type="float">
            <text:p>620483</text:p>
          </table:table-cell>
          <table:table-cell table:formula="of:=(256+[.$S137])*[.$A$2]*2^([.Q$2])" office:value-type="float" office:value="1240966.796875" calcext:value-type="float">
            <text:p>124096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36" calcext:value-type="float">
            <text:p>136</text:p>
          </table:table-cell>
          <table:table-cell table:formula="of:=(256+[.$S138])*[.$A$2]*2^([.B$2])" office:value-type="float" office:value="37.9681587219238" calcext:value-type="float">
            <text:p>38</text:p>
          </table:table-cell>
          <table:table-cell table:formula="of:=(256+[.$S138])*[.$A$2]*2^([.C$2])" office:value-type="float" office:value="75.9363174438477" calcext:value-type="float">
            <text:p>76</text:p>
          </table:table-cell>
          <table:table-cell table:formula="of:=(256+[.$S138])*[.$A$2]*2^([.D$2])" office:value-type="float" office:value="151.872634887695" calcext:value-type="float">
            <text:p>152</text:p>
          </table:table-cell>
          <table:table-cell table:formula="of:=(256+[.$S138])*[.$A$2]*2^([.E$2])" office:value-type="float" office:value="303.745269775391" calcext:value-type="float">
            <text:p>304</text:p>
          </table:table-cell>
          <table:table-cell table:formula="of:=(256+[.$S138])*[.$A$2]*2^([.F$2])" office:value-type="float" office:value="607.490539550781" calcext:value-type="float">
            <text:p>607</text:p>
          </table:table-cell>
          <table:table-cell table:formula="of:=(256+[.$S138])*[.$A$2]*2^([.G$2])" office:value-type="float" office:value="1214.98107910156" calcext:value-type="float">
            <text:p>1215</text:p>
          </table:table-cell>
          <table:table-cell table:formula="of:=(256+[.$S138])*[.$A$2]*2^([.H$2])" office:value-type="float" office:value="2429.96215820312" calcext:value-type="float">
            <text:p>2430</text:p>
          </table:table-cell>
          <table:table-cell table:formula="of:=(256+[.$S138])*[.$A$2]*2^([.I$2])" office:value-type="float" office:value="4859.92431640625" calcext:value-type="float">
            <text:p>4860</text:p>
          </table:table-cell>
          <table:table-cell table:formula="of:=(256+[.$S138])*[.$A$2]*2^([.J$2])" office:value-type="float" office:value="9719.8486328125" calcext:value-type="float">
            <text:p>9720</text:p>
          </table:table-cell>
          <table:table-cell table:formula="of:=(256+[.$S138])*[.$A$2]*2^([.K$2])" office:value-type="float" office:value="19439.697265625" calcext:value-type="float">
            <text:p>19440</text:p>
          </table:table-cell>
          <table:table-cell table:formula="of:=(256+[.$S138])*[.$A$2]*2^([.L$2])" office:value-type="float" office:value="38879.39453125" calcext:value-type="float">
            <text:p>38879</text:p>
          </table:table-cell>
          <table:table-cell table:formula="of:=(256+[.$S138])*[.$A$2]*2^([.M$2])" office:value-type="float" office:value="77758.7890625" calcext:value-type="float">
            <text:p>77759</text:p>
          </table:table-cell>
          <table:table-cell table:formula="of:=(256+[.$S138])*[.$A$2]*2^([.N$2])" office:value-type="float" office:value="155517.578125" calcext:value-type="float">
            <text:p>155518</text:p>
          </table:table-cell>
          <table:table-cell table:formula="of:=(256+[.$S138])*[.$A$2]*2^([.O$2])" office:value-type="float" office:value="311035.15625" calcext:value-type="float">
            <text:p>311035</text:p>
          </table:table-cell>
          <table:table-cell table:formula="of:=(256+[.$S138])*[.$A$2]*2^([.P$2])" office:value-type="float" office:value="622070.3125" calcext:value-type="float">
            <text:p>622070</text:p>
          </table:table-cell>
          <table:table-cell table:formula="of:=(256+[.$S138])*[.$A$2]*2^([.Q$2])" office:value-type="float" office:value="1244140.625" calcext:value-type="float">
            <text:p>124414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37" calcext:value-type="float">
            <text:p>137</text:p>
          </table:table-cell>
          <table:table-cell table:formula="of:=(256+[.$S139])*[.$A$2]*2^([.B$2])" office:value-type="float" office:value="38.0650162696838" calcext:value-type="float">
            <text:p>38</text:p>
          </table:table-cell>
          <table:table-cell table:formula="of:=(256+[.$S139])*[.$A$2]*2^([.C$2])" office:value-type="float" office:value="76.1300325393677" calcext:value-type="float">
            <text:p>76</text:p>
          </table:table-cell>
          <table:table-cell table:formula="of:=(256+[.$S139])*[.$A$2]*2^([.D$2])" office:value-type="float" office:value="152.260065078735" calcext:value-type="float">
            <text:p>152</text:p>
          </table:table-cell>
          <table:table-cell table:formula="of:=(256+[.$S139])*[.$A$2]*2^([.E$2])" office:value-type="float" office:value="304.520130157471" calcext:value-type="float">
            <text:p>305</text:p>
          </table:table-cell>
          <table:table-cell table:formula="of:=(256+[.$S139])*[.$A$2]*2^([.F$2])" office:value-type="float" office:value="609.040260314941" calcext:value-type="float">
            <text:p>609</text:p>
          </table:table-cell>
          <table:table-cell table:formula="of:=(256+[.$S139])*[.$A$2]*2^([.G$2])" office:value-type="float" office:value="1218.08052062988" calcext:value-type="float">
            <text:p>1218</text:p>
          </table:table-cell>
          <table:table-cell table:formula="of:=(256+[.$S139])*[.$A$2]*2^([.H$2])" office:value-type="float" office:value="2436.16104125977" calcext:value-type="float">
            <text:p>2436</text:p>
          </table:table-cell>
          <table:table-cell table:formula="of:=(256+[.$S139])*[.$A$2]*2^([.I$2])" office:value-type="float" office:value="4872.32208251953" calcext:value-type="float">
            <text:p>4872</text:p>
          </table:table-cell>
          <table:table-cell table:formula="of:=(256+[.$S139])*[.$A$2]*2^([.J$2])" office:value-type="float" office:value="9744.64416503906" calcext:value-type="float">
            <text:p>9745</text:p>
          </table:table-cell>
          <table:table-cell table:formula="of:=(256+[.$S139])*[.$A$2]*2^([.K$2])" office:value-type="float" office:value="19489.2883300781" calcext:value-type="float">
            <text:p>19489</text:p>
          </table:table-cell>
          <table:table-cell table:formula="of:=(256+[.$S139])*[.$A$2]*2^([.L$2])" office:value-type="float" office:value="38978.5766601562" calcext:value-type="float">
            <text:p>38979</text:p>
          </table:table-cell>
          <table:table-cell table:formula="of:=(256+[.$S139])*[.$A$2]*2^([.M$2])" office:value-type="float" office:value="77957.1533203125" calcext:value-type="float">
            <text:p>77957</text:p>
          </table:table-cell>
          <table:table-cell table:formula="of:=(256+[.$S139])*[.$A$2]*2^([.N$2])" office:value-type="float" office:value="155914.306640625" calcext:value-type="float">
            <text:p>155914</text:p>
          </table:table-cell>
          <table:table-cell table:formula="of:=(256+[.$S139])*[.$A$2]*2^([.O$2])" office:value-type="float" office:value="311828.61328125" calcext:value-type="float">
            <text:p>311829</text:p>
          </table:table-cell>
          <table:table-cell table:formula="of:=(256+[.$S139])*[.$A$2]*2^([.P$2])" office:value-type="float" office:value="623657.2265625" calcext:value-type="float">
            <text:p>623657</text:p>
          </table:table-cell>
          <table:table-cell table:formula="of:=(256+[.$S139])*[.$A$2]*2^([.Q$2])" office:value-type="float" office:value="1247314.453125" calcext:value-type="float">
            <text:p>124731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38" calcext:value-type="float">
            <text:p>138</text:p>
          </table:table-cell>
          <table:table-cell table:formula="of:=(256+[.$S140])*[.$A$2]*2^([.B$2])" office:value-type="float" office:value="38.1618738174438" calcext:value-type="float">
            <text:p>38</text:p>
          </table:table-cell>
          <table:table-cell table:formula="of:=(256+[.$S140])*[.$A$2]*2^([.C$2])" office:value-type="float" office:value="76.3237476348877" calcext:value-type="float">
            <text:p>76</text:p>
          </table:table-cell>
          <table:table-cell table:formula="of:=(256+[.$S140])*[.$A$2]*2^([.D$2])" office:value-type="float" office:value="152.647495269775" calcext:value-type="float">
            <text:p>153</text:p>
          </table:table-cell>
          <table:table-cell table:formula="of:=(256+[.$S140])*[.$A$2]*2^([.E$2])" office:value-type="float" office:value="305.294990539551" calcext:value-type="float">
            <text:p>305</text:p>
          </table:table-cell>
          <table:table-cell table:formula="of:=(256+[.$S140])*[.$A$2]*2^([.F$2])" office:value-type="float" office:value="610.589981079102" calcext:value-type="float">
            <text:p>611</text:p>
          </table:table-cell>
          <table:table-cell table:formula="of:=(256+[.$S140])*[.$A$2]*2^([.G$2])" office:value-type="float" office:value="1221.1799621582" calcext:value-type="float">
            <text:p>1221</text:p>
          </table:table-cell>
          <table:table-cell table:formula="of:=(256+[.$S140])*[.$A$2]*2^([.H$2])" office:value-type="float" office:value="2442.35992431641" calcext:value-type="float">
            <text:p>2442</text:p>
          </table:table-cell>
          <table:table-cell table:formula="of:=(256+[.$S140])*[.$A$2]*2^([.I$2])" office:value-type="float" office:value="4884.71984863281" calcext:value-type="float">
            <text:p>4885</text:p>
          </table:table-cell>
          <table:table-cell table:formula="of:=(256+[.$S140])*[.$A$2]*2^([.J$2])" office:value-type="float" office:value="9769.43969726563" calcext:value-type="float">
            <text:p>9769</text:p>
          </table:table-cell>
          <table:table-cell table:formula="of:=(256+[.$S140])*[.$A$2]*2^([.K$2])" office:value-type="float" office:value="19538.8793945313" calcext:value-type="float">
            <text:p>19539</text:p>
          </table:table-cell>
          <table:table-cell table:formula="of:=(256+[.$S140])*[.$A$2]*2^([.L$2])" office:value-type="float" office:value="39077.7587890625" calcext:value-type="float">
            <text:p>39078</text:p>
          </table:table-cell>
          <table:table-cell table:formula="of:=(256+[.$S140])*[.$A$2]*2^([.M$2])" office:value-type="float" office:value="78155.517578125" calcext:value-type="float">
            <text:p>78156</text:p>
          </table:table-cell>
          <table:table-cell table:formula="of:=(256+[.$S140])*[.$A$2]*2^([.N$2])" office:value-type="float" office:value="156311.03515625" calcext:value-type="float">
            <text:p>156311</text:p>
          </table:table-cell>
          <table:table-cell table:formula="of:=(256+[.$S140])*[.$A$2]*2^([.O$2])" office:value-type="float" office:value="312622.0703125" calcext:value-type="float">
            <text:p>312622</text:p>
          </table:table-cell>
          <table:table-cell table:formula="of:=(256+[.$S140])*[.$A$2]*2^([.P$2])" office:value-type="float" office:value="625244.140625" calcext:value-type="float">
            <text:p>625244</text:p>
          </table:table-cell>
          <table:table-cell table:formula="of:=(256+[.$S140])*[.$A$2]*2^([.Q$2])" office:value-type="float" office:value="1250488.28125" calcext:value-type="float">
            <text:p>125048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39" calcext:value-type="float">
            <text:p>139</text:p>
          </table:table-cell>
          <table:table-cell table:formula="of:=(256+[.$S141])*[.$A$2]*2^([.B$2])" office:value-type="float" office:value="38.2587313652039" calcext:value-type="float">
            <text:p>38</text:p>
          </table:table-cell>
          <table:table-cell table:formula="of:=(256+[.$S141])*[.$A$2]*2^([.C$2])" office:value-type="float" office:value="76.5174627304077" calcext:value-type="float">
            <text:p>77</text:p>
          </table:table-cell>
          <table:table-cell table:formula="of:=(256+[.$S141])*[.$A$2]*2^([.D$2])" office:value-type="float" office:value="153.034925460815" calcext:value-type="float">
            <text:p>153</text:p>
          </table:table-cell>
          <table:table-cell table:formula="of:=(256+[.$S141])*[.$A$2]*2^([.E$2])" office:value-type="float" office:value="306.069850921631" calcext:value-type="float">
            <text:p>306</text:p>
          </table:table-cell>
          <table:table-cell table:formula="of:=(256+[.$S141])*[.$A$2]*2^([.F$2])" office:value-type="float" office:value="612.139701843262" calcext:value-type="float">
            <text:p>612</text:p>
          </table:table-cell>
          <table:table-cell table:formula="of:=(256+[.$S141])*[.$A$2]*2^([.G$2])" office:value-type="float" office:value="1224.27940368652" calcext:value-type="float">
            <text:p>1224</text:p>
          </table:table-cell>
          <table:table-cell table:formula="of:=(256+[.$S141])*[.$A$2]*2^([.H$2])" office:value-type="float" office:value="2448.55880737305" calcext:value-type="float">
            <text:p>2449</text:p>
          </table:table-cell>
          <table:table-cell table:formula="of:=(256+[.$S141])*[.$A$2]*2^([.I$2])" office:value-type="float" office:value="4897.11761474609" calcext:value-type="float">
            <text:p>4897</text:p>
          </table:table-cell>
          <table:table-cell table:formula="of:=(256+[.$S141])*[.$A$2]*2^([.J$2])" office:value-type="float" office:value="9794.23522949219" calcext:value-type="float">
            <text:p>9794</text:p>
          </table:table-cell>
          <table:table-cell table:formula="of:=(256+[.$S141])*[.$A$2]*2^([.K$2])" office:value-type="float" office:value="19588.4704589844" calcext:value-type="float">
            <text:p>19588</text:p>
          </table:table-cell>
          <table:table-cell table:formula="of:=(256+[.$S141])*[.$A$2]*2^([.L$2])" office:value-type="float" office:value="39176.9409179687" calcext:value-type="float">
            <text:p>39177</text:p>
          </table:table-cell>
          <table:table-cell table:formula="of:=(256+[.$S141])*[.$A$2]*2^([.M$2])" office:value-type="float" office:value="78353.8818359375" calcext:value-type="float">
            <text:p>78354</text:p>
          </table:table-cell>
          <table:table-cell table:formula="of:=(256+[.$S141])*[.$A$2]*2^([.N$2])" office:value-type="float" office:value="156707.763671875" calcext:value-type="float">
            <text:p>156708</text:p>
          </table:table-cell>
          <table:table-cell table:formula="of:=(256+[.$S141])*[.$A$2]*2^([.O$2])" office:value-type="float" office:value="313415.52734375" calcext:value-type="float">
            <text:p>313416</text:p>
          </table:table-cell>
          <table:table-cell table:formula="of:=(256+[.$S141])*[.$A$2]*2^([.P$2])" office:value-type="float" office:value="626831.0546875" calcext:value-type="float">
            <text:p>626831</text:p>
          </table:table-cell>
          <table:table-cell table:formula="of:=(256+[.$S141])*[.$A$2]*2^([.Q$2])" office:value-type="float" office:value="1253662.109375" calcext:value-type="float">
            <text:p>125366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40" calcext:value-type="float">
            <text:p>140</text:p>
          </table:table-cell>
          <table:table-cell table:formula="of:=(256+[.$S142])*[.$A$2]*2^([.B$2])" office:value-type="float" office:value="38.3555889129639" calcext:value-type="float">
            <text:p>38</text:p>
          </table:table-cell>
          <table:table-cell table:formula="of:=(256+[.$S142])*[.$A$2]*2^([.C$2])" office:value-type="float" office:value="76.7111778259277" calcext:value-type="float">
            <text:p>77</text:p>
          </table:table-cell>
          <table:table-cell table:formula="of:=(256+[.$S142])*[.$A$2]*2^([.D$2])" office:value-type="float" office:value="153.422355651855" calcext:value-type="float">
            <text:p>153</text:p>
          </table:table-cell>
          <table:table-cell table:formula="of:=(256+[.$S142])*[.$A$2]*2^([.E$2])" office:value-type="float" office:value="306.844711303711" calcext:value-type="float">
            <text:p>307</text:p>
          </table:table-cell>
          <table:table-cell table:formula="of:=(256+[.$S142])*[.$A$2]*2^([.F$2])" office:value-type="float" office:value="613.689422607422" calcext:value-type="float">
            <text:p>614</text:p>
          </table:table-cell>
          <table:table-cell table:formula="of:=(256+[.$S142])*[.$A$2]*2^([.G$2])" office:value-type="float" office:value="1227.37884521484" calcext:value-type="float">
            <text:p>1227</text:p>
          </table:table-cell>
          <table:table-cell table:formula="of:=(256+[.$S142])*[.$A$2]*2^([.H$2])" office:value-type="float" office:value="2454.75769042969" calcext:value-type="float">
            <text:p>2455</text:p>
          </table:table-cell>
          <table:table-cell table:formula="of:=(256+[.$S142])*[.$A$2]*2^([.I$2])" office:value-type="float" office:value="4909.51538085938" calcext:value-type="float">
            <text:p>4910</text:p>
          </table:table-cell>
          <table:table-cell table:formula="of:=(256+[.$S142])*[.$A$2]*2^([.J$2])" office:value-type="float" office:value="9819.03076171875" calcext:value-type="float">
            <text:p>9819</text:p>
          </table:table-cell>
          <table:table-cell table:formula="of:=(256+[.$S142])*[.$A$2]*2^([.K$2])" office:value-type="float" office:value="19638.0615234375" calcext:value-type="float">
            <text:p>19638</text:p>
          </table:table-cell>
          <table:table-cell table:formula="of:=(256+[.$S142])*[.$A$2]*2^([.L$2])" office:value-type="float" office:value="39276.123046875" calcext:value-type="float">
            <text:p>39276</text:p>
          </table:table-cell>
          <table:table-cell table:formula="of:=(256+[.$S142])*[.$A$2]*2^([.M$2])" office:value-type="float" office:value="78552.24609375" calcext:value-type="float">
            <text:p>78552</text:p>
          </table:table-cell>
          <table:table-cell table:formula="of:=(256+[.$S142])*[.$A$2]*2^([.N$2])" office:value-type="float" office:value="157104.4921875" calcext:value-type="float">
            <text:p>157104</text:p>
          </table:table-cell>
          <table:table-cell table:formula="of:=(256+[.$S142])*[.$A$2]*2^([.O$2])" office:value-type="float" office:value="314208.984375" calcext:value-type="float">
            <text:p>314209</text:p>
          </table:table-cell>
          <table:table-cell table:formula="of:=(256+[.$S142])*[.$A$2]*2^([.P$2])" office:value-type="float" office:value="628417.96875" calcext:value-type="float">
            <text:p>628418</text:p>
          </table:table-cell>
          <table:table-cell table:formula="of:=(256+[.$S142])*[.$A$2]*2^([.Q$2])" office:value-type="float" office:value="1256835.9375" calcext:value-type="float">
            <text:p>125683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41" calcext:value-type="float">
            <text:p>141</text:p>
          </table:table-cell>
          <table:table-cell table:formula="of:=(256+[.$S143])*[.$A$2]*2^([.B$2])" office:value-type="float" office:value="38.4524464607239" calcext:value-type="float">
            <text:p>38</text:p>
          </table:table-cell>
          <table:table-cell table:formula="of:=(256+[.$S143])*[.$A$2]*2^([.C$2])" office:value-type="float" office:value="76.9048929214478" calcext:value-type="float">
            <text:p>77</text:p>
          </table:table-cell>
          <table:table-cell table:formula="of:=(256+[.$S143])*[.$A$2]*2^([.D$2])" office:value-type="float" office:value="153.809785842896" calcext:value-type="float">
            <text:p>154</text:p>
          </table:table-cell>
          <table:table-cell table:formula="of:=(256+[.$S143])*[.$A$2]*2^([.E$2])" office:value-type="float" office:value="307.619571685791" calcext:value-type="float">
            <text:p>308</text:p>
          </table:table-cell>
          <table:table-cell table:formula="of:=(256+[.$S143])*[.$A$2]*2^([.F$2])" office:value-type="float" office:value="615.239143371582" calcext:value-type="float">
            <text:p>615</text:p>
          </table:table-cell>
          <table:table-cell table:formula="of:=(256+[.$S143])*[.$A$2]*2^([.G$2])" office:value-type="float" office:value="1230.47828674316" calcext:value-type="float">
            <text:p>1230</text:p>
          </table:table-cell>
          <table:table-cell table:formula="of:=(256+[.$S143])*[.$A$2]*2^([.H$2])" office:value-type="float" office:value="2460.95657348633" calcext:value-type="float">
            <text:p>2461</text:p>
          </table:table-cell>
          <table:table-cell table:formula="of:=(256+[.$S143])*[.$A$2]*2^([.I$2])" office:value-type="float" office:value="4921.91314697266" calcext:value-type="float">
            <text:p>4922</text:p>
          </table:table-cell>
          <table:table-cell table:formula="of:=(256+[.$S143])*[.$A$2]*2^([.J$2])" office:value-type="float" office:value="9843.82629394531" calcext:value-type="float">
            <text:p>9844</text:p>
          </table:table-cell>
          <table:table-cell table:formula="of:=(256+[.$S143])*[.$A$2]*2^([.K$2])" office:value-type="float" office:value="19687.6525878906" calcext:value-type="float">
            <text:p>19688</text:p>
          </table:table-cell>
          <table:table-cell table:formula="of:=(256+[.$S143])*[.$A$2]*2^([.L$2])" office:value-type="float" office:value="39375.3051757812" calcext:value-type="float">
            <text:p>39375</text:p>
          </table:table-cell>
          <table:table-cell table:formula="of:=(256+[.$S143])*[.$A$2]*2^([.M$2])" office:value-type="float" office:value="78750.6103515625" calcext:value-type="float">
            <text:p>78751</text:p>
          </table:table-cell>
          <table:table-cell table:formula="of:=(256+[.$S143])*[.$A$2]*2^([.N$2])" office:value-type="float" office:value="157501.220703125" calcext:value-type="float">
            <text:p>157501</text:p>
          </table:table-cell>
          <table:table-cell table:formula="of:=(256+[.$S143])*[.$A$2]*2^([.O$2])" office:value-type="float" office:value="315002.44140625" calcext:value-type="float">
            <text:p>315002</text:p>
          </table:table-cell>
          <table:table-cell table:formula="of:=(256+[.$S143])*[.$A$2]*2^([.P$2])" office:value-type="float" office:value="630004.8828125" calcext:value-type="float">
            <text:p>630005</text:p>
          </table:table-cell>
          <table:table-cell table:formula="of:=(256+[.$S143])*[.$A$2]*2^([.Q$2])" office:value-type="float" office:value="1260009.765625" calcext:value-type="float">
            <text:p>126001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42" calcext:value-type="float">
            <text:p>142</text:p>
          </table:table-cell>
          <table:table-cell table:formula="of:=(256+[.$S144])*[.$A$2]*2^([.B$2])" office:value-type="float" office:value="38.5493040084839" calcext:value-type="float">
            <text:p>39</text:p>
          </table:table-cell>
          <table:table-cell table:formula="of:=(256+[.$S144])*[.$A$2]*2^([.C$2])" office:value-type="float" office:value="77.0986080169678" calcext:value-type="float">
            <text:p>77</text:p>
          </table:table-cell>
          <table:table-cell table:formula="of:=(256+[.$S144])*[.$A$2]*2^([.D$2])" office:value-type="float" office:value="154.197216033936" calcext:value-type="float">
            <text:p>154</text:p>
          </table:table-cell>
          <table:table-cell table:formula="of:=(256+[.$S144])*[.$A$2]*2^([.E$2])" office:value-type="float" office:value="308.394432067871" calcext:value-type="float">
            <text:p>308</text:p>
          </table:table-cell>
          <table:table-cell table:formula="of:=(256+[.$S144])*[.$A$2]*2^([.F$2])" office:value-type="float" office:value="616.788864135742" calcext:value-type="float">
            <text:p>617</text:p>
          </table:table-cell>
          <table:table-cell table:formula="of:=(256+[.$S144])*[.$A$2]*2^([.G$2])" office:value-type="float" office:value="1233.57772827148" calcext:value-type="float">
            <text:p>1234</text:p>
          </table:table-cell>
          <table:table-cell table:formula="of:=(256+[.$S144])*[.$A$2]*2^([.H$2])" office:value-type="float" office:value="2467.15545654297" calcext:value-type="float">
            <text:p>2467</text:p>
          </table:table-cell>
          <table:table-cell table:formula="of:=(256+[.$S144])*[.$A$2]*2^([.I$2])" office:value-type="float" office:value="4934.31091308594" calcext:value-type="float">
            <text:p>4934</text:p>
          </table:table-cell>
          <table:table-cell table:formula="of:=(256+[.$S144])*[.$A$2]*2^([.J$2])" office:value-type="float" office:value="9868.62182617188" calcext:value-type="float">
            <text:p>9869</text:p>
          </table:table-cell>
          <table:table-cell table:formula="of:=(256+[.$S144])*[.$A$2]*2^([.K$2])" office:value-type="float" office:value="19737.2436523438" calcext:value-type="float">
            <text:p>19737</text:p>
          </table:table-cell>
          <table:table-cell table:formula="of:=(256+[.$S144])*[.$A$2]*2^([.L$2])" office:value-type="float" office:value="39474.4873046875" calcext:value-type="float">
            <text:p>39474</text:p>
          </table:table-cell>
          <table:table-cell table:formula="of:=(256+[.$S144])*[.$A$2]*2^([.M$2])" office:value-type="float" office:value="78948.974609375" calcext:value-type="float">
            <text:p>78949</text:p>
          </table:table-cell>
          <table:table-cell table:formula="of:=(256+[.$S144])*[.$A$2]*2^([.N$2])" office:value-type="float" office:value="157897.94921875" calcext:value-type="float">
            <text:p>157898</text:p>
          </table:table-cell>
          <table:table-cell table:formula="of:=(256+[.$S144])*[.$A$2]*2^([.O$2])" office:value-type="float" office:value="315795.8984375" calcext:value-type="float">
            <text:p>315796</text:p>
          </table:table-cell>
          <table:table-cell table:formula="of:=(256+[.$S144])*[.$A$2]*2^([.P$2])" office:value-type="float" office:value="631591.796875" calcext:value-type="float">
            <text:p>631592</text:p>
          </table:table-cell>
          <table:table-cell table:formula="of:=(256+[.$S144])*[.$A$2]*2^([.Q$2])" office:value-type="float" office:value="1263183.59375" calcext:value-type="float">
            <text:p>126318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43" calcext:value-type="float">
            <text:p>143</text:p>
          </table:table-cell>
          <table:table-cell table:formula="of:=(256+[.$S145])*[.$A$2]*2^([.B$2])" office:value-type="float" office:value="38.6461615562439" calcext:value-type="float">
            <text:p>39</text:p>
          </table:table-cell>
          <table:table-cell table:formula="of:=(256+[.$S145])*[.$A$2]*2^([.C$2])" office:value-type="float" office:value="77.2923231124878" calcext:value-type="float">
            <text:p>77</text:p>
          </table:table-cell>
          <table:table-cell table:formula="of:=(256+[.$S145])*[.$A$2]*2^([.D$2])" office:value-type="float" office:value="154.584646224976" calcext:value-type="float">
            <text:p>155</text:p>
          </table:table-cell>
          <table:table-cell table:formula="of:=(256+[.$S145])*[.$A$2]*2^([.E$2])" office:value-type="float" office:value="309.169292449951" calcext:value-type="float">
            <text:p>309</text:p>
          </table:table-cell>
          <table:table-cell table:formula="of:=(256+[.$S145])*[.$A$2]*2^([.F$2])" office:value-type="float" office:value="618.338584899902" calcext:value-type="float">
            <text:p>618</text:p>
          </table:table-cell>
          <table:table-cell table:formula="of:=(256+[.$S145])*[.$A$2]*2^([.G$2])" office:value-type="float" office:value="1236.6771697998" calcext:value-type="float">
            <text:p>1237</text:p>
          </table:table-cell>
          <table:table-cell table:formula="of:=(256+[.$S145])*[.$A$2]*2^([.H$2])" office:value-type="float" office:value="2473.35433959961" calcext:value-type="float">
            <text:p>2473</text:p>
          </table:table-cell>
          <table:table-cell table:formula="of:=(256+[.$S145])*[.$A$2]*2^([.I$2])" office:value-type="float" office:value="4946.70867919922" calcext:value-type="float">
            <text:p>4947</text:p>
          </table:table-cell>
          <table:table-cell table:formula="of:=(256+[.$S145])*[.$A$2]*2^([.J$2])" office:value-type="float" office:value="9893.41735839844" calcext:value-type="float">
            <text:p>9893</text:p>
          </table:table-cell>
          <table:table-cell table:formula="of:=(256+[.$S145])*[.$A$2]*2^([.K$2])" office:value-type="float" office:value="19786.8347167969" calcext:value-type="float">
            <text:p>19787</text:p>
          </table:table-cell>
          <table:table-cell table:formula="of:=(256+[.$S145])*[.$A$2]*2^([.L$2])" office:value-type="float" office:value="39573.6694335937" calcext:value-type="float">
            <text:p>39574</text:p>
          </table:table-cell>
          <table:table-cell table:formula="of:=(256+[.$S145])*[.$A$2]*2^([.M$2])" office:value-type="float" office:value="79147.3388671875" calcext:value-type="float">
            <text:p>79147</text:p>
          </table:table-cell>
          <table:table-cell table:formula="of:=(256+[.$S145])*[.$A$2]*2^([.N$2])" office:value-type="float" office:value="158294.677734375" calcext:value-type="float">
            <text:p>158295</text:p>
          </table:table-cell>
          <table:table-cell table:formula="of:=(256+[.$S145])*[.$A$2]*2^([.O$2])" office:value-type="float" office:value="316589.35546875" calcext:value-type="float">
            <text:p>316589</text:p>
          </table:table-cell>
          <table:table-cell table:formula="of:=(256+[.$S145])*[.$A$2]*2^([.P$2])" office:value-type="float" office:value="633178.7109375" calcext:value-type="float">
            <text:p>633179</text:p>
          </table:table-cell>
          <table:table-cell table:formula="of:=(256+[.$S145])*[.$A$2]*2^([.Q$2])" office:value-type="float" office:value="1266357.421875" calcext:value-type="float">
            <text:p>126635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44" calcext:value-type="float">
            <text:p>144</text:p>
          </table:table-cell>
          <table:table-cell table:formula="of:=(256+[.$S146])*[.$A$2]*2^([.B$2])" office:value-type="float" office:value="38.7430191040039" calcext:value-type="float">
            <text:p>39</text:p>
          </table:table-cell>
          <table:table-cell table:formula="of:=(256+[.$S146])*[.$A$2]*2^([.C$2])" office:value-type="float" office:value="77.4860382080078" calcext:value-type="float">
            <text:p>77</text:p>
          </table:table-cell>
          <table:table-cell table:formula="of:=(256+[.$S146])*[.$A$2]*2^([.D$2])" office:value-type="float" office:value="154.972076416016" calcext:value-type="float">
            <text:p>155</text:p>
          </table:table-cell>
          <table:table-cell table:formula="of:=(256+[.$S146])*[.$A$2]*2^([.E$2])" office:value-type="float" office:value="309.944152832031" calcext:value-type="float">
            <text:p>310</text:p>
          </table:table-cell>
          <table:table-cell table:formula="of:=(256+[.$S146])*[.$A$2]*2^([.F$2])" office:value-type="float" office:value="619.888305664063" calcext:value-type="float">
            <text:p>620</text:p>
          </table:table-cell>
          <table:table-cell table:formula="of:=(256+[.$S146])*[.$A$2]*2^([.G$2])" office:value-type="float" office:value="1239.77661132813" calcext:value-type="float">
            <text:p>1240</text:p>
          </table:table-cell>
          <table:table-cell table:formula="of:=(256+[.$S146])*[.$A$2]*2^([.H$2])" office:value-type="float" office:value="2479.55322265625" calcext:value-type="float">
            <text:p>2480</text:p>
          </table:table-cell>
          <table:table-cell table:formula="of:=(256+[.$S146])*[.$A$2]*2^([.I$2])" office:value-type="float" office:value="4959.1064453125" calcext:value-type="float">
            <text:p>4959</text:p>
          </table:table-cell>
          <table:table-cell table:formula="of:=(256+[.$S146])*[.$A$2]*2^([.J$2])" office:value-type="float" office:value="9918.212890625" calcext:value-type="float">
            <text:p>9918</text:p>
          </table:table-cell>
          <table:table-cell table:formula="of:=(256+[.$S146])*[.$A$2]*2^([.K$2])" office:value-type="float" office:value="19836.42578125" calcext:value-type="float">
            <text:p>19836</text:p>
          </table:table-cell>
          <table:table-cell table:formula="of:=(256+[.$S146])*[.$A$2]*2^([.L$2])" office:value-type="float" office:value="39672.8515625" calcext:value-type="float">
            <text:p>39673</text:p>
          </table:table-cell>
          <table:table-cell table:formula="of:=(256+[.$S146])*[.$A$2]*2^([.M$2])" office:value-type="float" office:value="79345.703125" calcext:value-type="float">
            <text:p>79346</text:p>
          </table:table-cell>
          <table:table-cell table:formula="of:=(256+[.$S146])*[.$A$2]*2^([.N$2])" office:value-type="float" office:value="158691.40625" calcext:value-type="float">
            <text:p>158691</text:p>
          </table:table-cell>
          <table:table-cell table:formula="of:=(256+[.$S146])*[.$A$2]*2^([.O$2])" office:value-type="float" office:value="317382.8125" calcext:value-type="float">
            <text:p>317383</text:p>
          </table:table-cell>
          <table:table-cell table:formula="of:=(256+[.$S146])*[.$A$2]*2^([.P$2])" office:value-type="float" office:value="634765.625" calcext:value-type="float">
            <text:p>634766</text:p>
          </table:table-cell>
          <table:table-cell table:formula="of:=(256+[.$S146])*[.$A$2]*2^([.Q$2])" office:value-type="float" office:value="1269531.25" calcext:value-type="float">
            <text:p>126953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45" calcext:value-type="float">
            <text:p>145</text:p>
          </table:table-cell>
          <table:table-cell table:formula="of:=(256+[.$S147])*[.$A$2]*2^([.B$2])" office:value-type="float" office:value="38.8398766517639" calcext:value-type="float">
            <text:p>39</text:p>
          </table:table-cell>
          <table:table-cell table:formula="of:=(256+[.$S147])*[.$A$2]*2^([.C$2])" office:value-type="float" office:value="77.6797533035278" calcext:value-type="float">
            <text:p>78</text:p>
          </table:table-cell>
          <table:table-cell table:formula="of:=(256+[.$S147])*[.$A$2]*2^([.D$2])" office:value-type="float" office:value="155.359506607056" calcext:value-type="float">
            <text:p>155</text:p>
          </table:table-cell>
          <table:table-cell table:formula="of:=(256+[.$S147])*[.$A$2]*2^([.E$2])" office:value-type="float" office:value="310.719013214111" calcext:value-type="float">
            <text:p>311</text:p>
          </table:table-cell>
          <table:table-cell table:formula="of:=(256+[.$S147])*[.$A$2]*2^([.F$2])" office:value-type="float" office:value="621.438026428223" calcext:value-type="float">
            <text:p>621</text:p>
          </table:table-cell>
          <table:table-cell table:formula="of:=(256+[.$S147])*[.$A$2]*2^([.G$2])" office:value-type="float" office:value="1242.87605285645" calcext:value-type="float">
            <text:p>1243</text:p>
          </table:table-cell>
          <table:table-cell table:formula="of:=(256+[.$S147])*[.$A$2]*2^([.H$2])" office:value-type="float" office:value="2485.75210571289" calcext:value-type="float">
            <text:p>2486</text:p>
          </table:table-cell>
          <table:table-cell table:formula="of:=(256+[.$S147])*[.$A$2]*2^([.I$2])" office:value-type="float" office:value="4971.50421142578" calcext:value-type="float">
            <text:p>4972</text:p>
          </table:table-cell>
          <table:table-cell table:formula="of:=(256+[.$S147])*[.$A$2]*2^([.J$2])" office:value-type="float" office:value="9943.00842285156" calcext:value-type="float">
            <text:p>9943</text:p>
          </table:table-cell>
          <table:table-cell table:formula="of:=(256+[.$S147])*[.$A$2]*2^([.K$2])" office:value-type="float" office:value="19886.0168457031" calcext:value-type="float">
            <text:p>19886</text:p>
          </table:table-cell>
          <table:table-cell table:formula="of:=(256+[.$S147])*[.$A$2]*2^([.L$2])" office:value-type="float" office:value="39772.0336914062" calcext:value-type="float">
            <text:p>39772</text:p>
          </table:table-cell>
          <table:table-cell table:formula="of:=(256+[.$S147])*[.$A$2]*2^([.M$2])" office:value-type="float" office:value="79544.0673828125" calcext:value-type="float">
            <text:p>79544</text:p>
          </table:table-cell>
          <table:table-cell table:formula="of:=(256+[.$S147])*[.$A$2]*2^([.N$2])" office:value-type="float" office:value="159088.134765625" calcext:value-type="float">
            <text:p>159088</text:p>
          </table:table-cell>
          <table:table-cell table:formula="of:=(256+[.$S147])*[.$A$2]*2^([.O$2])" office:value-type="float" office:value="318176.26953125" calcext:value-type="float">
            <text:p>318176</text:p>
          </table:table-cell>
          <table:table-cell table:formula="of:=(256+[.$S147])*[.$A$2]*2^([.P$2])" office:value-type="float" office:value="636352.5390625" calcext:value-type="float">
            <text:p>636353</text:p>
          </table:table-cell>
          <table:table-cell table:formula="of:=(256+[.$S147])*[.$A$2]*2^([.Q$2])" office:value-type="float" office:value="1272705.078125" calcext:value-type="float">
            <text:p>127270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46" calcext:value-type="float">
            <text:p>146</text:p>
          </table:table-cell>
          <table:table-cell table:formula="of:=(256+[.$S148])*[.$A$2]*2^([.B$2])" office:value-type="float" office:value="38.9367341995239" calcext:value-type="float">
            <text:p>39</text:p>
          </table:table-cell>
          <table:table-cell table:formula="of:=(256+[.$S148])*[.$A$2]*2^([.C$2])" office:value-type="float" office:value="77.8734683990479" calcext:value-type="float">
            <text:p>78</text:p>
          </table:table-cell>
          <table:table-cell table:formula="of:=(256+[.$S148])*[.$A$2]*2^([.D$2])" office:value-type="float" office:value="155.746936798096" calcext:value-type="float">
            <text:p>156</text:p>
          </table:table-cell>
          <table:table-cell table:formula="of:=(256+[.$S148])*[.$A$2]*2^([.E$2])" office:value-type="float" office:value="311.493873596191" calcext:value-type="float">
            <text:p>311</text:p>
          </table:table-cell>
          <table:table-cell table:formula="of:=(256+[.$S148])*[.$A$2]*2^([.F$2])" office:value-type="float" office:value="622.987747192383" calcext:value-type="float">
            <text:p>623</text:p>
          </table:table-cell>
          <table:table-cell table:formula="of:=(256+[.$S148])*[.$A$2]*2^([.G$2])" office:value-type="float" office:value="1245.97549438477" calcext:value-type="float">
            <text:p>1246</text:p>
          </table:table-cell>
          <table:table-cell table:formula="of:=(256+[.$S148])*[.$A$2]*2^([.H$2])" office:value-type="float" office:value="2491.95098876953" calcext:value-type="float">
            <text:p>2492</text:p>
          </table:table-cell>
          <table:table-cell table:formula="of:=(256+[.$S148])*[.$A$2]*2^([.I$2])" office:value-type="float" office:value="4983.90197753906" calcext:value-type="float">
            <text:p>4984</text:p>
          </table:table-cell>
          <table:table-cell table:formula="of:=(256+[.$S148])*[.$A$2]*2^([.J$2])" office:value-type="float" office:value="9967.80395507813" calcext:value-type="float">
            <text:p>9968</text:p>
          </table:table-cell>
          <table:table-cell table:formula="of:=(256+[.$S148])*[.$A$2]*2^([.K$2])" office:value-type="float" office:value="19935.6079101563" calcext:value-type="float">
            <text:p>19936</text:p>
          </table:table-cell>
          <table:table-cell table:formula="of:=(256+[.$S148])*[.$A$2]*2^([.L$2])" office:value-type="float" office:value="39871.2158203125" calcext:value-type="float">
            <text:p>39871</text:p>
          </table:table-cell>
          <table:table-cell table:formula="of:=(256+[.$S148])*[.$A$2]*2^([.M$2])" office:value-type="float" office:value="79742.431640625" calcext:value-type="float">
            <text:p>79742</text:p>
          </table:table-cell>
          <table:table-cell table:formula="of:=(256+[.$S148])*[.$A$2]*2^([.N$2])" office:value-type="float" office:value="159484.86328125" calcext:value-type="float">
            <text:p>159485</text:p>
          </table:table-cell>
          <table:table-cell table:formula="of:=(256+[.$S148])*[.$A$2]*2^([.O$2])" office:value-type="float" office:value="318969.7265625" calcext:value-type="float">
            <text:p>318970</text:p>
          </table:table-cell>
          <table:table-cell table:formula="of:=(256+[.$S148])*[.$A$2]*2^([.P$2])" office:value-type="float" office:value="637939.453125" calcext:value-type="float">
            <text:p>637939</text:p>
          </table:table-cell>
          <table:table-cell table:formula="of:=(256+[.$S148])*[.$A$2]*2^([.Q$2])" office:value-type="float" office:value="1275878.90625" calcext:value-type="float">
            <text:p>127587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47" calcext:value-type="float">
            <text:p>147</text:p>
          </table:table-cell>
          <table:table-cell table:formula="of:=(256+[.$S149])*[.$A$2]*2^([.B$2])" office:value-type="float" office:value="39.0335917472839" calcext:value-type="float">
            <text:p>39</text:p>
          </table:table-cell>
          <table:table-cell table:formula="of:=(256+[.$S149])*[.$A$2]*2^([.C$2])" office:value-type="float" office:value="78.0671834945679" calcext:value-type="float">
            <text:p>78</text:p>
          </table:table-cell>
          <table:table-cell table:formula="of:=(256+[.$S149])*[.$A$2]*2^([.D$2])" office:value-type="float" office:value="156.134366989136" calcext:value-type="float">
            <text:p>156</text:p>
          </table:table-cell>
          <table:table-cell table:formula="of:=(256+[.$S149])*[.$A$2]*2^([.E$2])" office:value-type="float" office:value="312.268733978271" calcext:value-type="float">
            <text:p>312</text:p>
          </table:table-cell>
          <table:table-cell table:formula="of:=(256+[.$S149])*[.$A$2]*2^([.F$2])" office:value-type="float" office:value="624.537467956543" calcext:value-type="float">
            <text:p>625</text:p>
          </table:table-cell>
          <table:table-cell table:formula="of:=(256+[.$S149])*[.$A$2]*2^([.G$2])" office:value-type="float" office:value="1249.07493591309" calcext:value-type="float">
            <text:p>1249</text:p>
          </table:table-cell>
          <table:table-cell table:formula="of:=(256+[.$S149])*[.$A$2]*2^([.H$2])" office:value-type="float" office:value="2498.14987182617" calcext:value-type="float">
            <text:p>2498</text:p>
          </table:table-cell>
          <table:table-cell table:formula="of:=(256+[.$S149])*[.$A$2]*2^([.I$2])" office:value-type="float" office:value="4996.29974365234" calcext:value-type="float">
            <text:p>4996</text:p>
          </table:table-cell>
          <table:table-cell table:formula="of:=(256+[.$S149])*[.$A$2]*2^([.J$2])" office:value-type="float" office:value="9992.59948730469" calcext:value-type="float">
            <text:p>9993</text:p>
          </table:table-cell>
          <table:table-cell table:formula="of:=(256+[.$S149])*[.$A$2]*2^([.K$2])" office:value-type="float" office:value="19985.1989746094" calcext:value-type="float">
            <text:p>19985</text:p>
          </table:table-cell>
          <table:table-cell table:formula="of:=(256+[.$S149])*[.$A$2]*2^([.L$2])" office:value-type="float" office:value="39970.3979492187" calcext:value-type="float">
            <text:p>39970</text:p>
          </table:table-cell>
          <table:table-cell table:formula="of:=(256+[.$S149])*[.$A$2]*2^([.M$2])" office:value-type="float" office:value="79940.7958984375" calcext:value-type="float">
            <text:p>79941</text:p>
          </table:table-cell>
          <table:table-cell table:formula="of:=(256+[.$S149])*[.$A$2]*2^([.N$2])" office:value-type="float" office:value="159881.591796875" calcext:value-type="float">
            <text:p>159882</text:p>
          </table:table-cell>
          <table:table-cell table:formula="of:=(256+[.$S149])*[.$A$2]*2^([.O$2])" office:value-type="float" office:value="319763.18359375" calcext:value-type="float">
            <text:p>319763</text:p>
          </table:table-cell>
          <table:table-cell table:formula="of:=(256+[.$S149])*[.$A$2]*2^([.P$2])" office:value-type="float" office:value="639526.3671875" calcext:value-type="float">
            <text:p>639526</text:p>
          </table:table-cell>
          <table:table-cell table:formula="of:=(256+[.$S149])*[.$A$2]*2^([.Q$2])" office:value-type="float" office:value="1279052.734375" calcext:value-type="float">
            <text:p>127905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48" calcext:value-type="float">
            <text:p>148</text:p>
          </table:table-cell>
          <table:table-cell table:formula="of:=(256+[.$S150])*[.$A$2]*2^([.B$2])" office:value-type="float" office:value="39.1304492950439" calcext:value-type="float">
            <text:p>39</text:p>
          </table:table-cell>
          <table:table-cell table:formula="of:=(256+[.$S150])*[.$A$2]*2^([.C$2])" office:value-type="float" office:value="78.2608985900879" calcext:value-type="float">
            <text:p>78</text:p>
          </table:table-cell>
          <table:table-cell table:formula="of:=(256+[.$S150])*[.$A$2]*2^([.D$2])" office:value-type="float" office:value="156.521797180176" calcext:value-type="float">
            <text:p>157</text:p>
          </table:table-cell>
          <table:table-cell table:formula="of:=(256+[.$S150])*[.$A$2]*2^([.E$2])" office:value-type="float" office:value="313.043594360352" calcext:value-type="float">
            <text:p>313</text:p>
          </table:table-cell>
          <table:table-cell table:formula="of:=(256+[.$S150])*[.$A$2]*2^([.F$2])" office:value-type="float" office:value="626.087188720703" calcext:value-type="float">
            <text:p>626</text:p>
          </table:table-cell>
          <table:table-cell table:formula="of:=(256+[.$S150])*[.$A$2]*2^([.G$2])" office:value-type="float" office:value="1252.17437744141" calcext:value-type="float">
            <text:p>1252</text:p>
          </table:table-cell>
          <table:table-cell table:formula="of:=(256+[.$S150])*[.$A$2]*2^([.H$2])" office:value-type="float" office:value="2504.34875488281" calcext:value-type="float">
            <text:p>2504</text:p>
          </table:table-cell>
          <table:table-cell table:formula="of:=(256+[.$S150])*[.$A$2]*2^([.I$2])" office:value-type="float" office:value="5008.69750976563" calcext:value-type="float">
            <text:p>5009</text:p>
          </table:table-cell>
          <table:table-cell table:formula="of:=(256+[.$S150])*[.$A$2]*2^([.J$2])" office:value-type="float" office:value="10017.3950195313" calcext:value-type="float">
            <text:p>10017</text:p>
          </table:table-cell>
          <table:table-cell table:formula="of:=(256+[.$S150])*[.$A$2]*2^([.K$2])" office:value-type="float" office:value="20034.7900390625" calcext:value-type="float">
            <text:p>20035</text:p>
          </table:table-cell>
          <table:table-cell table:formula="of:=(256+[.$S150])*[.$A$2]*2^([.L$2])" office:value-type="float" office:value="40069.580078125" calcext:value-type="float">
            <text:p>40070</text:p>
          </table:table-cell>
          <table:table-cell table:formula="of:=(256+[.$S150])*[.$A$2]*2^([.M$2])" office:value-type="float" office:value="80139.16015625" calcext:value-type="float">
            <text:p>80139</text:p>
          </table:table-cell>
          <table:table-cell table:formula="of:=(256+[.$S150])*[.$A$2]*2^([.N$2])" office:value-type="float" office:value="160278.3203125" calcext:value-type="float">
            <text:p>160278</text:p>
          </table:table-cell>
          <table:table-cell table:formula="of:=(256+[.$S150])*[.$A$2]*2^([.O$2])" office:value-type="float" office:value="320556.640625" calcext:value-type="float">
            <text:p>320557</text:p>
          </table:table-cell>
          <table:table-cell table:formula="of:=(256+[.$S150])*[.$A$2]*2^([.P$2])" office:value-type="float" office:value="641113.28125" calcext:value-type="float">
            <text:p>641113</text:p>
          </table:table-cell>
          <table:table-cell table:formula="of:=(256+[.$S150])*[.$A$2]*2^([.Q$2])" office:value-type="float" office:value="1282226.5625" calcext:value-type="float">
            <text:p>128222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49" calcext:value-type="float">
            <text:p>149</text:p>
          </table:table-cell>
          <table:table-cell table:formula="of:=(256+[.$S151])*[.$A$2]*2^([.B$2])" office:value-type="float" office:value="39.227306842804" calcext:value-type="float">
            <text:p>39</text:p>
          </table:table-cell>
          <table:table-cell table:formula="of:=(256+[.$S151])*[.$A$2]*2^([.C$2])" office:value-type="float" office:value="78.4546136856079" calcext:value-type="float">
            <text:p>78</text:p>
          </table:table-cell>
          <table:table-cell table:formula="of:=(256+[.$S151])*[.$A$2]*2^([.D$2])" office:value-type="float" office:value="156.909227371216" calcext:value-type="float">
            <text:p>157</text:p>
          </table:table-cell>
          <table:table-cell table:formula="of:=(256+[.$S151])*[.$A$2]*2^([.E$2])" office:value-type="float" office:value="313.818454742432" calcext:value-type="float">
            <text:p>314</text:p>
          </table:table-cell>
          <table:table-cell table:formula="of:=(256+[.$S151])*[.$A$2]*2^([.F$2])" office:value-type="float" office:value="627.636909484863" calcext:value-type="float">
            <text:p>628</text:p>
          </table:table-cell>
          <table:table-cell table:formula="of:=(256+[.$S151])*[.$A$2]*2^([.G$2])" office:value-type="float" office:value="1255.27381896973" calcext:value-type="float">
            <text:p>1255</text:p>
          </table:table-cell>
          <table:table-cell table:formula="of:=(256+[.$S151])*[.$A$2]*2^([.H$2])" office:value-type="float" office:value="2510.54763793945" calcext:value-type="float">
            <text:p>2511</text:p>
          </table:table-cell>
          <table:table-cell table:formula="of:=(256+[.$S151])*[.$A$2]*2^([.I$2])" office:value-type="float" office:value="5021.09527587891" calcext:value-type="float">
            <text:p>5021</text:p>
          </table:table-cell>
          <table:table-cell table:formula="of:=(256+[.$S151])*[.$A$2]*2^([.J$2])" office:value-type="float" office:value="10042.1905517578" calcext:value-type="float">
            <text:p>10042</text:p>
          </table:table-cell>
          <table:table-cell table:formula="of:=(256+[.$S151])*[.$A$2]*2^([.K$2])" office:value-type="float" office:value="20084.3811035156" calcext:value-type="float">
            <text:p>20084</text:p>
          </table:table-cell>
          <table:table-cell table:formula="of:=(256+[.$S151])*[.$A$2]*2^([.L$2])" office:value-type="float" office:value="40168.7622070313" calcext:value-type="float">
            <text:p>40169</text:p>
          </table:table-cell>
          <table:table-cell table:formula="of:=(256+[.$S151])*[.$A$2]*2^([.M$2])" office:value-type="float" office:value="80337.5244140625" calcext:value-type="float">
            <text:p>80338</text:p>
          </table:table-cell>
          <table:table-cell table:formula="of:=(256+[.$S151])*[.$A$2]*2^([.N$2])" office:value-type="float" office:value="160675.048828125" calcext:value-type="float">
            <text:p>160675</text:p>
          </table:table-cell>
          <table:table-cell table:formula="of:=(256+[.$S151])*[.$A$2]*2^([.O$2])" office:value-type="float" office:value="321350.09765625" calcext:value-type="float">
            <text:p>321350</text:p>
          </table:table-cell>
          <table:table-cell table:formula="of:=(256+[.$S151])*[.$A$2]*2^([.P$2])" office:value-type="float" office:value="642700.1953125" calcext:value-type="float">
            <text:p>642700</text:p>
          </table:table-cell>
          <table:table-cell table:formula="of:=(256+[.$S151])*[.$A$2]*2^([.Q$2])" office:value-type="float" office:value="1285400.390625" calcext:value-type="float">
            <text:p>128540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50" calcext:value-type="float">
            <text:p>150</text:p>
          </table:table-cell>
          <table:table-cell table:formula="of:=(256+[.$S152])*[.$A$2]*2^([.B$2])" office:value-type="float" office:value="39.324164390564" calcext:value-type="float">
            <text:p>39</text:p>
          </table:table-cell>
          <table:table-cell table:formula="of:=(256+[.$S152])*[.$A$2]*2^([.C$2])" office:value-type="float" office:value="78.6483287811279" calcext:value-type="float">
            <text:p>79</text:p>
          </table:table-cell>
          <table:table-cell table:formula="of:=(256+[.$S152])*[.$A$2]*2^([.D$2])" office:value-type="float" office:value="157.296657562256" calcext:value-type="float">
            <text:p>157</text:p>
          </table:table-cell>
          <table:table-cell table:formula="of:=(256+[.$S152])*[.$A$2]*2^([.E$2])" office:value-type="float" office:value="314.593315124512" calcext:value-type="float">
            <text:p>315</text:p>
          </table:table-cell>
          <table:table-cell table:formula="of:=(256+[.$S152])*[.$A$2]*2^([.F$2])" office:value-type="float" office:value="629.186630249023" calcext:value-type="float">
            <text:p>629</text:p>
          </table:table-cell>
          <table:table-cell table:formula="of:=(256+[.$S152])*[.$A$2]*2^([.G$2])" office:value-type="float" office:value="1258.37326049805" calcext:value-type="float">
            <text:p>1258</text:p>
          </table:table-cell>
          <table:table-cell table:formula="of:=(256+[.$S152])*[.$A$2]*2^([.H$2])" office:value-type="float" office:value="2516.74652099609" calcext:value-type="float">
            <text:p>2517</text:p>
          </table:table-cell>
          <table:table-cell table:formula="of:=(256+[.$S152])*[.$A$2]*2^([.I$2])" office:value-type="float" office:value="5033.49304199219" calcext:value-type="float">
            <text:p>5033</text:p>
          </table:table-cell>
          <table:table-cell table:formula="of:=(256+[.$S152])*[.$A$2]*2^([.J$2])" office:value-type="float" office:value="10066.9860839844" calcext:value-type="float">
            <text:p>10067</text:p>
          </table:table-cell>
          <table:table-cell table:formula="of:=(256+[.$S152])*[.$A$2]*2^([.K$2])" office:value-type="float" office:value="20133.9721679687" calcext:value-type="float">
            <text:p>20134</text:p>
          </table:table-cell>
          <table:table-cell table:formula="of:=(256+[.$S152])*[.$A$2]*2^([.L$2])" office:value-type="float" office:value="40267.9443359375" calcext:value-type="float">
            <text:p>40268</text:p>
          </table:table-cell>
          <table:table-cell table:formula="of:=(256+[.$S152])*[.$A$2]*2^([.M$2])" office:value-type="float" office:value="80535.888671875" calcext:value-type="float">
            <text:p>80536</text:p>
          </table:table-cell>
          <table:table-cell table:formula="of:=(256+[.$S152])*[.$A$2]*2^([.N$2])" office:value-type="float" office:value="161071.77734375" calcext:value-type="float">
            <text:p>161072</text:p>
          </table:table-cell>
          <table:table-cell table:formula="of:=(256+[.$S152])*[.$A$2]*2^([.O$2])" office:value-type="float" office:value="322143.5546875" calcext:value-type="float">
            <text:p>322144</text:p>
          </table:table-cell>
          <table:table-cell table:formula="of:=(256+[.$S152])*[.$A$2]*2^([.P$2])" office:value-type="float" office:value="644287.109375" calcext:value-type="float">
            <text:p>644287</text:p>
          </table:table-cell>
          <table:table-cell table:formula="of:=(256+[.$S152])*[.$A$2]*2^([.Q$2])" office:value-type="float" office:value="1288574.21875" calcext:value-type="float">
            <text:p>128857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51" calcext:value-type="float">
            <text:p>151</text:p>
          </table:table-cell>
          <table:table-cell table:formula="of:=(256+[.$S153])*[.$A$2]*2^([.B$2])" office:value-type="float" office:value="39.421021938324" calcext:value-type="float">
            <text:p>39</text:p>
          </table:table-cell>
          <table:table-cell table:formula="of:=(256+[.$S153])*[.$A$2]*2^([.C$2])" office:value-type="float" office:value="78.842043876648" calcext:value-type="float">
            <text:p>79</text:p>
          </table:table-cell>
          <table:table-cell table:formula="of:=(256+[.$S153])*[.$A$2]*2^([.D$2])" office:value-type="float" office:value="157.684087753296" calcext:value-type="float">
            <text:p>158</text:p>
          </table:table-cell>
          <table:table-cell table:formula="of:=(256+[.$S153])*[.$A$2]*2^([.E$2])" office:value-type="float" office:value="315.368175506592" calcext:value-type="float">
            <text:p>315</text:p>
          </table:table-cell>
          <table:table-cell table:formula="of:=(256+[.$S153])*[.$A$2]*2^([.F$2])" office:value-type="float" office:value="630.736351013184" calcext:value-type="float">
            <text:p>631</text:p>
          </table:table-cell>
          <table:table-cell table:formula="of:=(256+[.$S153])*[.$A$2]*2^([.G$2])" office:value-type="float" office:value="1261.47270202637" calcext:value-type="float">
            <text:p>1261</text:p>
          </table:table-cell>
          <table:table-cell table:formula="of:=(256+[.$S153])*[.$A$2]*2^([.H$2])" office:value-type="float" office:value="2522.94540405273" calcext:value-type="float">
            <text:p>2523</text:p>
          </table:table-cell>
          <table:table-cell table:formula="of:=(256+[.$S153])*[.$A$2]*2^([.I$2])" office:value-type="float" office:value="5045.89080810547" calcext:value-type="float">
            <text:p>5046</text:p>
          </table:table-cell>
          <table:table-cell table:formula="of:=(256+[.$S153])*[.$A$2]*2^([.J$2])" office:value-type="float" office:value="10091.7816162109" calcext:value-type="float">
            <text:p>10092</text:p>
          </table:table-cell>
          <table:table-cell table:formula="of:=(256+[.$S153])*[.$A$2]*2^([.K$2])" office:value-type="float" office:value="20183.5632324219" calcext:value-type="float">
            <text:p>20184</text:p>
          </table:table-cell>
          <table:table-cell table:formula="of:=(256+[.$S153])*[.$A$2]*2^([.L$2])" office:value-type="float" office:value="40367.1264648438" calcext:value-type="float">
            <text:p>40367</text:p>
          </table:table-cell>
          <table:table-cell table:formula="of:=(256+[.$S153])*[.$A$2]*2^([.M$2])" office:value-type="float" office:value="80734.2529296875" calcext:value-type="float">
            <text:p>80734</text:p>
          </table:table-cell>
          <table:table-cell table:formula="of:=(256+[.$S153])*[.$A$2]*2^([.N$2])" office:value-type="float" office:value="161468.505859375" calcext:value-type="float">
            <text:p>161469</text:p>
          </table:table-cell>
          <table:table-cell table:formula="of:=(256+[.$S153])*[.$A$2]*2^([.O$2])" office:value-type="float" office:value="322937.01171875" calcext:value-type="float">
            <text:p>322937</text:p>
          </table:table-cell>
          <table:table-cell table:formula="of:=(256+[.$S153])*[.$A$2]*2^([.P$2])" office:value-type="float" office:value="645874.0234375" calcext:value-type="float">
            <text:p>645874</text:p>
          </table:table-cell>
          <table:table-cell table:formula="of:=(256+[.$S153])*[.$A$2]*2^([.Q$2])" office:value-type="float" office:value="1291748.046875" calcext:value-type="float">
            <text:p>129174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52" calcext:value-type="float">
            <text:p>152</text:p>
          </table:table-cell>
          <table:table-cell table:formula="of:=(256+[.$S154])*[.$A$2]*2^([.B$2])" office:value-type="float" office:value="39.517879486084" calcext:value-type="float">
            <text:p>40</text:p>
          </table:table-cell>
          <table:table-cell table:formula="of:=(256+[.$S154])*[.$A$2]*2^([.C$2])" office:value-type="float" office:value="79.035758972168" calcext:value-type="float">
            <text:p>79</text:p>
          </table:table-cell>
          <table:table-cell table:formula="of:=(256+[.$S154])*[.$A$2]*2^([.D$2])" office:value-type="float" office:value="158.071517944336" calcext:value-type="float">
            <text:p>158</text:p>
          </table:table-cell>
          <table:table-cell table:formula="of:=(256+[.$S154])*[.$A$2]*2^([.E$2])" office:value-type="float" office:value="316.143035888672" calcext:value-type="float">
            <text:p>316</text:p>
          </table:table-cell>
          <table:table-cell table:formula="of:=(256+[.$S154])*[.$A$2]*2^([.F$2])" office:value-type="float" office:value="632.286071777344" calcext:value-type="float">
            <text:p>632</text:p>
          </table:table-cell>
          <table:table-cell table:formula="of:=(256+[.$S154])*[.$A$2]*2^([.G$2])" office:value-type="float" office:value="1264.57214355469" calcext:value-type="float">
            <text:p>1265</text:p>
          </table:table-cell>
          <table:table-cell table:formula="of:=(256+[.$S154])*[.$A$2]*2^([.H$2])" office:value-type="float" office:value="2529.14428710937" calcext:value-type="float">
            <text:p>2529</text:p>
          </table:table-cell>
          <table:table-cell table:formula="of:=(256+[.$S154])*[.$A$2]*2^([.I$2])" office:value-type="float" office:value="5058.28857421875" calcext:value-type="float">
            <text:p>5058</text:p>
          </table:table-cell>
          <table:table-cell table:formula="of:=(256+[.$S154])*[.$A$2]*2^([.J$2])" office:value-type="float" office:value="10116.5771484375" calcext:value-type="float">
            <text:p>10117</text:p>
          </table:table-cell>
          <table:table-cell table:formula="of:=(256+[.$S154])*[.$A$2]*2^([.K$2])" office:value-type="float" office:value="20233.154296875" calcext:value-type="float">
            <text:p>20233</text:p>
          </table:table-cell>
          <table:table-cell table:formula="of:=(256+[.$S154])*[.$A$2]*2^([.L$2])" office:value-type="float" office:value="40466.30859375" calcext:value-type="float">
            <text:p>40466</text:p>
          </table:table-cell>
          <table:table-cell table:formula="of:=(256+[.$S154])*[.$A$2]*2^([.M$2])" office:value-type="float" office:value="80932.6171875" calcext:value-type="float">
            <text:p>80933</text:p>
          </table:table-cell>
          <table:table-cell table:formula="of:=(256+[.$S154])*[.$A$2]*2^([.N$2])" office:value-type="float" office:value="161865.234375" calcext:value-type="float">
            <text:p>161865</text:p>
          </table:table-cell>
          <table:table-cell table:formula="of:=(256+[.$S154])*[.$A$2]*2^([.O$2])" office:value-type="float" office:value="323730.46875" calcext:value-type="float">
            <text:p>323730</text:p>
          </table:table-cell>
          <table:table-cell table:formula="of:=(256+[.$S154])*[.$A$2]*2^([.P$2])" office:value-type="float" office:value="647460.9375" calcext:value-type="float">
            <text:p>647461</text:p>
          </table:table-cell>
          <table:table-cell table:formula="of:=(256+[.$S154])*[.$A$2]*2^([.Q$2])" office:value-type="float" office:value="1294921.875" calcext:value-type="float">
            <text:p>129492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53" calcext:value-type="float">
            <text:p>153</text:p>
          </table:table-cell>
          <table:table-cell table:formula="of:=(256+[.$S155])*[.$A$2]*2^([.B$2])" office:value-type="float" office:value="39.614737033844" calcext:value-type="float">
            <text:p>40</text:p>
          </table:table-cell>
          <table:table-cell table:formula="of:=(256+[.$S155])*[.$A$2]*2^([.C$2])" office:value-type="float" office:value="79.229474067688" calcext:value-type="float">
            <text:p>79</text:p>
          </table:table-cell>
          <table:table-cell table:formula="of:=(256+[.$S155])*[.$A$2]*2^([.D$2])" office:value-type="float" office:value="158.458948135376" calcext:value-type="float">
            <text:p>158</text:p>
          </table:table-cell>
          <table:table-cell table:formula="of:=(256+[.$S155])*[.$A$2]*2^([.E$2])" office:value-type="float" office:value="316.917896270752" calcext:value-type="float">
            <text:p>317</text:p>
          </table:table-cell>
          <table:table-cell table:formula="of:=(256+[.$S155])*[.$A$2]*2^([.F$2])" office:value-type="float" office:value="633.835792541504" calcext:value-type="float">
            <text:p>634</text:p>
          </table:table-cell>
          <table:table-cell table:formula="of:=(256+[.$S155])*[.$A$2]*2^([.G$2])" office:value-type="float" office:value="1267.67158508301" calcext:value-type="float">
            <text:p>1268</text:p>
          </table:table-cell>
          <table:table-cell table:formula="of:=(256+[.$S155])*[.$A$2]*2^([.H$2])" office:value-type="float" office:value="2535.34317016602" calcext:value-type="float">
            <text:p>2535</text:p>
          </table:table-cell>
          <table:table-cell table:formula="of:=(256+[.$S155])*[.$A$2]*2^([.I$2])" office:value-type="float" office:value="5070.68634033203" calcext:value-type="float">
            <text:p>5071</text:p>
          </table:table-cell>
          <table:table-cell table:formula="of:=(256+[.$S155])*[.$A$2]*2^([.J$2])" office:value-type="float" office:value="10141.3726806641" calcext:value-type="float">
            <text:p>10141</text:p>
          </table:table-cell>
          <table:table-cell table:formula="of:=(256+[.$S155])*[.$A$2]*2^([.K$2])" office:value-type="float" office:value="20282.7453613281" calcext:value-type="float">
            <text:p>20283</text:p>
          </table:table-cell>
          <table:table-cell table:formula="of:=(256+[.$S155])*[.$A$2]*2^([.L$2])" office:value-type="float" office:value="40565.4907226563" calcext:value-type="float">
            <text:p>40565</text:p>
          </table:table-cell>
          <table:table-cell table:formula="of:=(256+[.$S155])*[.$A$2]*2^([.M$2])" office:value-type="float" office:value="81130.9814453125" calcext:value-type="float">
            <text:p>81131</text:p>
          </table:table-cell>
          <table:table-cell table:formula="of:=(256+[.$S155])*[.$A$2]*2^([.N$2])" office:value-type="float" office:value="162261.962890625" calcext:value-type="float">
            <text:p>162262</text:p>
          </table:table-cell>
          <table:table-cell table:formula="of:=(256+[.$S155])*[.$A$2]*2^([.O$2])" office:value-type="float" office:value="324523.92578125" calcext:value-type="float">
            <text:p>324524</text:p>
          </table:table-cell>
          <table:table-cell table:formula="of:=(256+[.$S155])*[.$A$2]*2^([.P$2])" office:value-type="float" office:value="649047.8515625" calcext:value-type="float">
            <text:p>649048</text:p>
          </table:table-cell>
          <table:table-cell table:formula="of:=(256+[.$S155])*[.$A$2]*2^([.Q$2])" office:value-type="float" office:value="1298095.703125" calcext:value-type="float">
            <text:p>129809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54" calcext:value-type="float">
            <text:p>154</text:p>
          </table:table-cell>
          <table:table-cell table:formula="of:=(256+[.$S156])*[.$A$2]*2^([.B$2])" office:value-type="float" office:value="39.711594581604" calcext:value-type="float">
            <text:p>40</text:p>
          </table:table-cell>
          <table:table-cell table:formula="of:=(256+[.$S156])*[.$A$2]*2^([.C$2])" office:value-type="float" office:value="79.423189163208" calcext:value-type="float">
            <text:p>79</text:p>
          </table:table-cell>
          <table:table-cell table:formula="of:=(256+[.$S156])*[.$A$2]*2^([.D$2])" office:value-type="float" office:value="158.846378326416" calcext:value-type="float">
            <text:p>159</text:p>
          </table:table-cell>
          <table:table-cell table:formula="of:=(256+[.$S156])*[.$A$2]*2^([.E$2])" office:value-type="float" office:value="317.692756652832" calcext:value-type="float">
            <text:p>318</text:p>
          </table:table-cell>
          <table:table-cell table:formula="of:=(256+[.$S156])*[.$A$2]*2^([.F$2])" office:value-type="float" office:value="635.385513305664" calcext:value-type="float">
            <text:p>635</text:p>
          </table:table-cell>
          <table:table-cell table:formula="of:=(256+[.$S156])*[.$A$2]*2^([.G$2])" office:value-type="float" office:value="1270.77102661133" calcext:value-type="float">
            <text:p>1271</text:p>
          </table:table-cell>
          <table:table-cell table:formula="of:=(256+[.$S156])*[.$A$2]*2^([.H$2])" office:value-type="float" office:value="2541.54205322266" calcext:value-type="float">
            <text:p>2542</text:p>
          </table:table-cell>
          <table:table-cell table:formula="of:=(256+[.$S156])*[.$A$2]*2^([.I$2])" office:value-type="float" office:value="5083.08410644531" calcext:value-type="float">
            <text:p>5083</text:p>
          </table:table-cell>
          <table:table-cell table:formula="of:=(256+[.$S156])*[.$A$2]*2^([.J$2])" office:value-type="float" office:value="10166.1682128906" calcext:value-type="float">
            <text:p>10166</text:p>
          </table:table-cell>
          <table:table-cell table:formula="of:=(256+[.$S156])*[.$A$2]*2^([.K$2])" office:value-type="float" office:value="20332.3364257812" calcext:value-type="float">
            <text:p>20332</text:p>
          </table:table-cell>
          <table:table-cell table:formula="of:=(256+[.$S156])*[.$A$2]*2^([.L$2])" office:value-type="float" office:value="40664.6728515625" calcext:value-type="float">
            <text:p>40665</text:p>
          </table:table-cell>
          <table:table-cell table:formula="of:=(256+[.$S156])*[.$A$2]*2^([.M$2])" office:value-type="float" office:value="81329.345703125" calcext:value-type="float">
            <text:p>81329</text:p>
          </table:table-cell>
          <table:table-cell table:formula="of:=(256+[.$S156])*[.$A$2]*2^([.N$2])" office:value-type="float" office:value="162658.69140625" calcext:value-type="float">
            <text:p>162659</text:p>
          </table:table-cell>
          <table:table-cell table:formula="of:=(256+[.$S156])*[.$A$2]*2^([.O$2])" office:value-type="float" office:value="325317.3828125" calcext:value-type="float">
            <text:p>325317</text:p>
          </table:table-cell>
          <table:table-cell table:formula="of:=(256+[.$S156])*[.$A$2]*2^([.P$2])" office:value-type="float" office:value="650634.765625" calcext:value-type="float">
            <text:p>650635</text:p>
          </table:table-cell>
          <table:table-cell table:formula="of:=(256+[.$S156])*[.$A$2]*2^([.Q$2])" office:value-type="float" office:value="1301269.53125" calcext:value-type="float">
            <text:p>130127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55" calcext:value-type="float">
            <text:p>155</text:p>
          </table:table-cell>
          <table:table-cell table:formula="of:=(256+[.$S157])*[.$A$2]*2^([.B$2])" office:value-type="float" office:value="39.808452129364" calcext:value-type="float">
            <text:p>40</text:p>
          </table:table-cell>
          <table:table-cell table:formula="of:=(256+[.$S157])*[.$A$2]*2^([.C$2])" office:value-type="float" office:value="79.616904258728" calcext:value-type="float">
            <text:p>80</text:p>
          </table:table-cell>
          <table:table-cell table:formula="of:=(256+[.$S157])*[.$A$2]*2^([.D$2])" office:value-type="float" office:value="159.233808517456" calcext:value-type="float">
            <text:p>159</text:p>
          </table:table-cell>
          <table:table-cell table:formula="of:=(256+[.$S157])*[.$A$2]*2^([.E$2])" office:value-type="float" office:value="318.467617034912" calcext:value-type="float">
            <text:p>318</text:p>
          </table:table-cell>
          <table:table-cell table:formula="of:=(256+[.$S157])*[.$A$2]*2^([.F$2])" office:value-type="float" office:value="636.935234069824" calcext:value-type="float">
            <text:p>637</text:p>
          </table:table-cell>
          <table:table-cell table:formula="of:=(256+[.$S157])*[.$A$2]*2^([.G$2])" office:value-type="float" office:value="1273.87046813965" calcext:value-type="float">
            <text:p>1274</text:p>
          </table:table-cell>
          <table:table-cell table:formula="of:=(256+[.$S157])*[.$A$2]*2^([.H$2])" office:value-type="float" office:value="2547.7409362793" calcext:value-type="float">
            <text:p>2548</text:p>
          </table:table-cell>
          <table:table-cell table:formula="of:=(256+[.$S157])*[.$A$2]*2^([.I$2])" office:value-type="float" office:value="5095.48187255859" calcext:value-type="float">
            <text:p>5095</text:p>
          </table:table-cell>
          <table:table-cell table:formula="of:=(256+[.$S157])*[.$A$2]*2^([.J$2])" office:value-type="float" office:value="10190.9637451172" calcext:value-type="float">
            <text:p>10191</text:p>
          </table:table-cell>
          <table:table-cell table:formula="of:=(256+[.$S157])*[.$A$2]*2^([.K$2])" office:value-type="float" office:value="20381.9274902344" calcext:value-type="float">
            <text:p>20382</text:p>
          </table:table-cell>
          <table:table-cell table:formula="of:=(256+[.$S157])*[.$A$2]*2^([.L$2])" office:value-type="float" office:value="40763.8549804688" calcext:value-type="float">
            <text:p>40764</text:p>
          </table:table-cell>
          <table:table-cell table:formula="of:=(256+[.$S157])*[.$A$2]*2^([.M$2])" office:value-type="float" office:value="81527.7099609375" calcext:value-type="float">
            <text:p>81528</text:p>
          </table:table-cell>
          <table:table-cell table:formula="of:=(256+[.$S157])*[.$A$2]*2^([.N$2])" office:value-type="float" office:value="163055.419921875" calcext:value-type="float">
            <text:p>163055</text:p>
          </table:table-cell>
          <table:table-cell table:formula="of:=(256+[.$S157])*[.$A$2]*2^([.O$2])" office:value-type="float" office:value="326110.83984375" calcext:value-type="float">
            <text:p>326111</text:p>
          </table:table-cell>
          <table:table-cell table:formula="of:=(256+[.$S157])*[.$A$2]*2^([.P$2])" office:value-type="float" office:value="652221.6796875" calcext:value-type="float">
            <text:p>652222</text:p>
          </table:table-cell>
          <table:table-cell table:formula="of:=(256+[.$S157])*[.$A$2]*2^([.Q$2])" office:value-type="float" office:value="1304443.359375" calcext:value-type="float">
            <text:p>130444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56" calcext:value-type="float">
            <text:p>156</text:p>
          </table:table-cell>
          <table:table-cell table:formula="of:=(256+[.$S158])*[.$A$2]*2^([.B$2])" office:value-type="float" office:value="39.905309677124" calcext:value-type="float">
            <text:p>40</text:p>
          </table:table-cell>
          <table:table-cell table:formula="of:=(256+[.$S158])*[.$A$2]*2^([.C$2])" office:value-type="float" office:value="79.8106193542481" calcext:value-type="float">
            <text:p>80</text:p>
          </table:table-cell>
          <table:table-cell table:formula="of:=(256+[.$S158])*[.$A$2]*2^([.D$2])" office:value-type="float" office:value="159.621238708496" calcext:value-type="float">
            <text:p>160</text:p>
          </table:table-cell>
          <table:table-cell table:formula="of:=(256+[.$S158])*[.$A$2]*2^([.E$2])" office:value-type="float" office:value="319.242477416992" calcext:value-type="float">
            <text:p>319</text:p>
          </table:table-cell>
          <table:table-cell table:formula="of:=(256+[.$S158])*[.$A$2]*2^([.F$2])" office:value-type="float" office:value="638.484954833984" calcext:value-type="float">
            <text:p>638</text:p>
          </table:table-cell>
          <table:table-cell table:formula="of:=(256+[.$S158])*[.$A$2]*2^([.G$2])" office:value-type="float" office:value="1276.96990966797" calcext:value-type="float">
            <text:p>1277</text:p>
          </table:table-cell>
          <table:table-cell table:formula="of:=(256+[.$S158])*[.$A$2]*2^([.H$2])" office:value-type="float" office:value="2553.93981933594" calcext:value-type="float">
            <text:p>2554</text:p>
          </table:table-cell>
          <table:table-cell table:formula="of:=(256+[.$S158])*[.$A$2]*2^([.I$2])" office:value-type="float" office:value="5107.87963867188" calcext:value-type="float">
            <text:p>5108</text:p>
          </table:table-cell>
          <table:table-cell table:formula="of:=(256+[.$S158])*[.$A$2]*2^([.J$2])" office:value-type="float" office:value="10215.7592773438" calcext:value-type="float">
            <text:p>10216</text:p>
          </table:table-cell>
          <table:table-cell table:formula="of:=(256+[.$S158])*[.$A$2]*2^([.K$2])" office:value-type="float" office:value="20431.5185546875" calcext:value-type="float">
            <text:p>20432</text:p>
          </table:table-cell>
          <table:table-cell table:formula="of:=(256+[.$S158])*[.$A$2]*2^([.L$2])" office:value-type="float" office:value="40863.037109375" calcext:value-type="float">
            <text:p>40863</text:p>
          </table:table-cell>
          <table:table-cell table:formula="of:=(256+[.$S158])*[.$A$2]*2^([.M$2])" office:value-type="float" office:value="81726.07421875" calcext:value-type="float">
            <text:p>81726</text:p>
          </table:table-cell>
          <table:table-cell table:formula="of:=(256+[.$S158])*[.$A$2]*2^([.N$2])" office:value-type="float" office:value="163452.1484375" calcext:value-type="float">
            <text:p>163452</text:p>
          </table:table-cell>
          <table:table-cell table:formula="of:=(256+[.$S158])*[.$A$2]*2^([.O$2])" office:value-type="float" office:value="326904.296875" calcext:value-type="float">
            <text:p>326904</text:p>
          </table:table-cell>
          <table:table-cell table:formula="of:=(256+[.$S158])*[.$A$2]*2^([.P$2])" office:value-type="float" office:value="653808.59375" calcext:value-type="float">
            <text:p>653809</text:p>
          </table:table-cell>
          <table:table-cell table:formula="of:=(256+[.$S158])*[.$A$2]*2^([.Q$2])" office:value-type="float" office:value="1307617.1875" calcext:value-type="float">
            <text:p>130761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57" calcext:value-type="float">
            <text:p>157</text:p>
          </table:table-cell>
          <table:table-cell table:formula="of:=(256+[.$S159])*[.$A$2]*2^([.B$2])" office:value-type="float" office:value="40.002167224884" calcext:value-type="float">
            <text:p>40</text:p>
          </table:table-cell>
          <table:table-cell table:formula="of:=(256+[.$S159])*[.$A$2]*2^([.C$2])" office:value-type="float" office:value="80.0043344497681" calcext:value-type="float">
            <text:p>80</text:p>
          </table:table-cell>
          <table:table-cell table:formula="of:=(256+[.$S159])*[.$A$2]*2^([.D$2])" office:value-type="float" office:value="160.008668899536" calcext:value-type="float">
            <text:p>160</text:p>
          </table:table-cell>
          <table:table-cell table:formula="of:=(256+[.$S159])*[.$A$2]*2^([.E$2])" office:value-type="float" office:value="320.017337799072" calcext:value-type="float">
            <text:p>320</text:p>
          </table:table-cell>
          <table:table-cell table:formula="of:=(256+[.$S159])*[.$A$2]*2^([.F$2])" office:value-type="float" office:value="640.034675598145" calcext:value-type="float">
            <text:p>640</text:p>
          </table:table-cell>
          <table:table-cell table:formula="of:=(256+[.$S159])*[.$A$2]*2^([.G$2])" office:value-type="float" office:value="1280.06935119629" calcext:value-type="float">
            <text:p>1280</text:p>
          </table:table-cell>
          <table:table-cell table:formula="of:=(256+[.$S159])*[.$A$2]*2^([.H$2])" office:value-type="float" office:value="2560.13870239258" calcext:value-type="float">
            <text:p>2560</text:p>
          </table:table-cell>
          <table:table-cell table:formula="of:=(256+[.$S159])*[.$A$2]*2^([.I$2])" office:value-type="float" office:value="5120.27740478516" calcext:value-type="float">
            <text:p>5120</text:p>
          </table:table-cell>
          <table:table-cell table:formula="of:=(256+[.$S159])*[.$A$2]*2^([.J$2])" office:value-type="float" office:value="10240.5548095703" calcext:value-type="float">
            <text:p>10241</text:p>
          </table:table-cell>
          <table:table-cell table:formula="of:=(256+[.$S159])*[.$A$2]*2^([.K$2])" office:value-type="float" office:value="20481.1096191406" calcext:value-type="float">
            <text:p>20481</text:p>
          </table:table-cell>
          <table:table-cell table:formula="of:=(256+[.$S159])*[.$A$2]*2^([.L$2])" office:value-type="float" office:value="40962.2192382813" calcext:value-type="float">
            <text:p>40962</text:p>
          </table:table-cell>
          <table:table-cell table:formula="of:=(256+[.$S159])*[.$A$2]*2^([.M$2])" office:value-type="float" office:value="81924.4384765625" calcext:value-type="float">
            <text:p>81924</text:p>
          </table:table-cell>
          <table:table-cell table:formula="of:=(256+[.$S159])*[.$A$2]*2^([.N$2])" office:value-type="float" office:value="163848.876953125" calcext:value-type="float">
            <text:p>163849</text:p>
          </table:table-cell>
          <table:table-cell table:formula="of:=(256+[.$S159])*[.$A$2]*2^([.O$2])" office:value-type="float" office:value="327697.75390625" calcext:value-type="float">
            <text:p>327698</text:p>
          </table:table-cell>
          <table:table-cell table:formula="of:=(256+[.$S159])*[.$A$2]*2^([.P$2])" office:value-type="float" office:value="655395.5078125" calcext:value-type="float">
            <text:p>655396</text:p>
          </table:table-cell>
          <table:table-cell table:formula="of:=(256+[.$S159])*[.$A$2]*2^([.Q$2])" office:value-type="float" office:value="1310791.015625" calcext:value-type="float">
            <text:p>131079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58" calcext:value-type="float">
            <text:p>158</text:p>
          </table:table-cell>
          <table:table-cell table:formula="of:=(256+[.$S160])*[.$A$2]*2^([.B$2])" office:value-type="float" office:value="40.099024772644" calcext:value-type="float">
            <text:p>40</text:p>
          </table:table-cell>
          <table:table-cell table:formula="of:=(256+[.$S160])*[.$A$2]*2^([.C$2])" office:value-type="float" office:value="80.1980495452881" calcext:value-type="float">
            <text:p>80</text:p>
          </table:table-cell>
          <table:table-cell table:formula="of:=(256+[.$S160])*[.$A$2]*2^([.D$2])" office:value-type="float" office:value="160.396099090576" calcext:value-type="float">
            <text:p>160</text:p>
          </table:table-cell>
          <table:table-cell table:formula="of:=(256+[.$S160])*[.$A$2]*2^([.E$2])" office:value-type="float" office:value="320.792198181152" calcext:value-type="float">
            <text:p>321</text:p>
          </table:table-cell>
          <table:table-cell table:formula="of:=(256+[.$S160])*[.$A$2]*2^([.F$2])" office:value-type="float" office:value="641.584396362305" calcext:value-type="float">
            <text:p>642</text:p>
          </table:table-cell>
          <table:table-cell table:formula="of:=(256+[.$S160])*[.$A$2]*2^([.G$2])" office:value-type="float" office:value="1283.16879272461" calcext:value-type="float">
            <text:p>1283</text:p>
          </table:table-cell>
          <table:table-cell table:formula="of:=(256+[.$S160])*[.$A$2]*2^([.H$2])" office:value-type="float" office:value="2566.33758544922" calcext:value-type="float">
            <text:p>2566</text:p>
          </table:table-cell>
          <table:table-cell table:formula="of:=(256+[.$S160])*[.$A$2]*2^([.I$2])" office:value-type="float" office:value="5132.67517089844" calcext:value-type="float">
            <text:p>5133</text:p>
          </table:table-cell>
          <table:table-cell table:formula="of:=(256+[.$S160])*[.$A$2]*2^([.J$2])" office:value-type="float" office:value="10265.3503417969" calcext:value-type="float">
            <text:p>10265</text:p>
          </table:table-cell>
          <table:table-cell table:formula="of:=(256+[.$S160])*[.$A$2]*2^([.K$2])" office:value-type="float" office:value="20530.7006835937" calcext:value-type="float">
            <text:p>20531</text:p>
          </table:table-cell>
          <table:table-cell table:formula="of:=(256+[.$S160])*[.$A$2]*2^([.L$2])" office:value-type="float" office:value="41061.4013671875" calcext:value-type="float">
            <text:p>41061</text:p>
          </table:table-cell>
          <table:table-cell table:formula="of:=(256+[.$S160])*[.$A$2]*2^([.M$2])" office:value-type="float" office:value="82122.802734375" calcext:value-type="float">
            <text:p>82123</text:p>
          </table:table-cell>
          <table:table-cell table:formula="of:=(256+[.$S160])*[.$A$2]*2^([.N$2])" office:value-type="float" office:value="164245.60546875" calcext:value-type="float">
            <text:p>164246</text:p>
          </table:table-cell>
          <table:table-cell table:formula="of:=(256+[.$S160])*[.$A$2]*2^([.O$2])" office:value-type="float" office:value="328491.2109375" calcext:value-type="float">
            <text:p>328491</text:p>
          </table:table-cell>
          <table:table-cell table:formula="of:=(256+[.$S160])*[.$A$2]*2^([.P$2])" office:value-type="float" office:value="656982.421875" calcext:value-type="float">
            <text:p>656982</text:p>
          </table:table-cell>
          <table:table-cell table:formula="of:=(256+[.$S160])*[.$A$2]*2^([.Q$2])" office:value-type="float" office:value="1313964.84375" calcext:value-type="float">
            <text:p>131396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59" calcext:value-type="float">
            <text:p>159</text:p>
          </table:table-cell>
          <table:table-cell table:formula="of:=(256+[.$S161])*[.$A$2]*2^([.B$2])" office:value-type="float" office:value="40.1958823204041" calcext:value-type="float">
            <text:p>40</text:p>
          </table:table-cell>
          <table:table-cell table:formula="of:=(256+[.$S161])*[.$A$2]*2^([.C$2])" office:value-type="float" office:value="80.3917646408081" calcext:value-type="float">
            <text:p>80</text:p>
          </table:table-cell>
          <table:table-cell table:formula="of:=(256+[.$S161])*[.$A$2]*2^([.D$2])" office:value-type="float" office:value="160.783529281616" calcext:value-type="float">
            <text:p>161</text:p>
          </table:table-cell>
          <table:table-cell table:formula="of:=(256+[.$S161])*[.$A$2]*2^([.E$2])" office:value-type="float" office:value="321.567058563232" calcext:value-type="float">
            <text:p>322</text:p>
          </table:table-cell>
          <table:table-cell table:formula="of:=(256+[.$S161])*[.$A$2]*2^([.F$2])" office:value-type="float" office:value="643.134117126465" calcext:value-type="float">
            <text:p>643</text:p>
          </table:table-cell>
          <table:table-cell table:formula="of:=(256+[.$S161])*[.$A$2]*2^([.G$2])" office:value-type="float" office:value="1286.26823425293" calcext:value-type="float">
            <text:p>1286</text:p>
          </table:table-cell>
          <table:table-cell table:formula="of:=(256+[.$S161])*[.$A$2]*2^([.H$2])" office:value-type="float" office:value="2572.53646850586" calcext:value-type="float">
            <text:p>2573</text:p>
          </table:table-cell>
          <table:table-cell table:formula="of:=(256+[.$S161])*[.$A$2]*2^([.I$2])" office:value-type="float" office:value="5145.07293701172" calcext:value-type="float">
            <text:p>5145</text:p>
          </table:table-cell>
          <table:table-cell table:formula="of:=(256+[.$S161])*[.$A$2]*2^([.J$2])" office:value-type="float" office:value="10290.1458740234" calcext:value-type="float">
            <text:p>10290</text:p>
          </table:table-cell>
          <table:table-cell table:formula="of:=(256+[.$S161])*[.$A$2]*2^([.K$2])" office:value-type="float" office:value="20580.2917480469" calcext:value-type="float">
            <text:p>20580</text:p>
          </table:table-cell>
          <table:table-cell table:formula="of:=(256+[.$S161])*[.$A$2]*2^([.L$2])" office:value-type="float" office:value="41160.5834960938" calcext:value-type="float">
            <text:p>41161</text:p>
          </table:table-cell>
          <table:table-cell table:formula="of:=(256+[.$S161])*[.$A$2]*2^([.M$2])" office:value-type="float" office:value="82321.1669921875" calcext:value-type="float">
            <text:p>82321</text:p>
          </table:table-cell>
          <table:table-cell table:formula="of:=(256+[.$S161])*[.$A$2]*2^([.N$2])" office:value-type="float" office:value="164642.333984375" calcext:value-type="float">
            <text:p>164642</text:p>
          </table:table-cell>
          <table:table-cell table:formula="of:=(256+[.$S161])*[.$A$2]*2^([.O$2])" office:value-type="float" office:value="329284.66796875" calcext:value-type="float">
            <text:p>329285</text:p>
          </table:table-cell>
          <table:table-cell table:formula="of:=(256+[.$S161])*[.$A$2]*2^([.P$2])" office:value-type="float" office:value="658569.3359375" calcext:value-type="float">
            <text:p>658569</text:p>
          </table:table-cell>
          <table:table-cell table:formula="of:=(256+[.$S161])*[.$A$2]*2^([.Q$2])" office:value-type="float" office:value="1317138.671875" calcext:value-type="float">
            <text:p>131713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60" calcext:value-type="float">
            <text:p>160</text:p>
          </table:table-cell>
          <table:table-cell table:formula="of:=(256+[.$S162])*[.$A$2]*2^([.B$2])" office:value-type="float" office:value="40.2927398681641" calcext:value-type="float">
            <text:p>40</text:p>
          </table:table-cell>
          <table:table-cell table:formula="of:=(256+[.$S162])*[.$A$2]*2^([.C$2])" office:value-type="float" office:value="80.5854797363281" calcext:value-type="float">
            <text:p>81</text:p>
          </table:table-cell>
          <table:table-cell table:formula="of:=(256+[.$S162])*[.$A$2]*2^([.D$2])" office:value-type="float" office:value="161.170959472656" calcext:value-type="float">
            <text:p>161</text:p>
          </table:table-cell>
          <table:table-cell table:formula="of:=(256+[.$S162])*[.$A$2]*2^([.E$2])" office:value-type="float" office:value="322.341918945312" calcext:value-type="float">
            <text:p>322</text:p>
          </table:table-cell>
          <table:table-cell table:formula="of:=(256+[.$S162])*[.$A$2]*2^([.F$2])" office:value-type="float" office:value="644.683837890625" calcext:value-type="float">
            <text:p>645</text:p>
          </table:table-cell>
          <table:table-cell table:formula="of:=(256+[.$S162])*[.$A$2]*2^([.G$2])" office:value-type="float" office:value="1289.36767578125" calcext:value-type="float">
            <text:p>1289</text:p>
          </table:table-cell>
          <table:table-cell table:formula="of:=(256+[.$S162])*[.$A$2]*2^([.H$2])" office:value-type="float" office:value="2578.7353515625" calcext:value-type="float">
            <text:p>2579</text:p>
          </table:table-cell>
          <table:table-cell table:formula="of:=(256+[.$S162])*[.$A$2]*2^([.I$2])" office:value-type="float" office:value="5157.470703125" calcext:value-type="float">
            <text:p>5157</text:p>
          </table:table-cell>
          <table:table-cell table:formula="of:=(256+[.$S162])*[.$A$2]*2^([.J$2])" office:value-type="float" office:value="10314.94140625" calcext:value-type="float">
            <text:p>10315</text:p>
          </table:table-cell>
          <table:table-cell table:formula="of:=(256+[.$S162])*[.$A$2]*2^([.K$2])" office:value-type="float" office:value="20629.8828125" calcext:value-type="float">
            <text:p>20630</text:p>
          </table:table-cell>
          <table:table-cell table:formula="of:=(256+[.$S162])*[.$A$2]*2^([.L$2])" office:value-type="float" office:value="41259.765625" calcext:value-type="float">
            <text:p>41260</text:p>
          </table:table-cell>
          <table:table-cell table:formula="of:=(256+[.$S162])*[.$A$2]*2^([.M$2])" office:value-type="float" office:value="82519.53125" calcext:value-type="float">
            <text:p>82520</text:p>
          </table:table-cell>
          <table:table-cell table:formula="of:=(256+[.$S162])*[.$A$2]*2^([.N$2])" office:value-type="float" office:value="165039.0625" calcext:value-type="float">
            <text:p>165039</text:p>
          </table:table-cell>
          <table:table-cell table:formula="of:=(256+[.$S162])*[.$A$2]*2^([.O$2])" office:value-type="float" office:value="330078.125" calcext:value-type="float">
            <text:p>330078</text:p>
          </table:table-cell>
          <table:table-cell table:formula="of:=(256+[.$S162])*[.$A$2]*2^([.P$2])" office:value-type="float" office:value="660156.25" calcext:value-type="float">
            <text:p>660156</text:p>
          </table:table-cell>
          <table:table-cell table:formula="of:=(256+[.$S162])*[.$A$2]*2^([.Q$2])" office:value-type="float" office:value="1320312.5" calcext:value-type="float">
            <text:p>132031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61" calcext:value-type="float">
            <text:p>161</text:p>
          </table:table-cell>
          <table:table-cell table:formula="of:=(256+[.$S163])*[.$A$2]*2^([.B$2])" office:value-type="float" office:value="40.3895974159241" calcext:value-type="float">
            <text:p>40</text:p>
          </table:table-cell>
          <table:table-cell table:formula="of:=(256+[.$S163])*[.$A$2]*2^([.C$2])" office:value-type="float" office:value="80.7791948318481" calcext:value-type="float">
            <text:p>81</text:p>
          </table:table-cell>
          <table:table-cell table:formula="of:=(256+[.$S163])*[.$A$2]*2^([.D$2])" office:value-type="float" office:value="161.558389663696" calcext:value-type="float">
            <text:p>162</text:p>
          </table:table-cell>
          <table:table-cell table:formula="of:=(256+[.$S163])*[.$A$2]*2^([.E$2])" office:value-type="float" office:value="323.116779327393" calcext:value-type="float">
            <text:p>323</text:p>
          </table:table-cell>
          <table:table-cell table:formula="of:=(256+[.$S163])*[.$A$2]*2^([.F$2])" office:value-type="float" office:value="646.233558654785" calcext:value-type="float">
            <text:p>646</text:p>
          </table:table-cell>
          <table:table-cell table:formula="of:=(256+[.$S163])*[.$A$2]*2^([.G$2])" office:value-type="float" office:value="1292.46711730957" calcext:value-type="float">
            <text:p>1292</text:p>
          </table:table-cell>
          <table:table-cell table:formula="of:=(256+[.$S163])*[.$A$2]*2^([.H$2])" office:value-type="float" office:value="2584.93423461914" calcext:value-type="float">
            <text:p>2585</text:p>
          </table:table-cell>
          <table:table-cell table:formula="of:=(256+[.$S163])*[.$A$2]*2^([.I$2])" office:value-type="float" office:value="5169.86846923828" calcext:value-type="float">
            <text:p>5170</text:p>
          </table:table-cell>
          <table:table-cell table:formula="of:=(256+[.$S163])*[.$A$2]*2^([.J$2])" office:value-type="float" office:value="10339.7369384766" calcext:value-type="float">
            <text:p>10340</text:p>
          </table:table-cell>
          <table:table-cell table:formula="of:=(256+[.$S163])*[.$A$2]*2^([.K$2])" office:value-type="float" office:value="20679.4738769531" calcext:value-type="float">
            <text:p>20679</text:p>
          </table:table-cell>
          <table:table-cell table:formula="of:=(256+[.$S163])*[.$A$2]*2^([.L$2])" office:value-type="float" office:value="41358.9477539063" calcext:value-type="float">
            <text:p>41359</text:p>
          </table:table-cell>
          <table:table-cell table:formula="of:=(256+[.$S163])*[.$A$2]*2^([.M$2])" office:value-type="float" office:value="82717.8955078125" calcext:value-type="float">
            <text:p>82718</text:p>
          </table:table-cell>
          <table:table-cell table:formula="of:=(256+[.$S163])*[.$A$2]*2^([.N$2])" office:value-type="float" office:value="165435.791015625" calcext:value-type="float">
            <text:p>165436</text:p>
          </table:table-cell>
          <table:table-cell table:formula="of:=(256+[.$S163])*[.$A$2]*2^([.O$2])" office:value-type="float" office:value="330871.58203125" calcext:value-type="float">
            <text:p>330872</text:p>
          </table:table-cell>
          <table:table-cell table:formula="of:=(256+[.$S163])*[.$A$2]*2^([.P$2])" office:value-type="float" office:value="661743.1640625" calcext:value-type="float">
            <text:p>661743</text:p>
          </table:table-cell>
          <table:table-cell table:formula="of:=(256+[.$S163])*[.$A$2]*2^([.Q$2])" office:value-type="float" office:value="1323486.328125" calcext:value-type="float">
            <text:p>132348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62" calcext:value-type="float">
            <text:p>162</text:p>
          </table:table-cell>
          <table:table-cell table:formula="of:=(256+[.$S164])*[.$A$2]*2^([.B$2])" office:value-type="float" office:value="40.4864549636841" calcext:value-type="float">
            <text:p>40</text:p>
          </table:table-cell>
          <table:table-cell table:formula="of:=(256+[.$S164])*[.$A$2]*2^([.C$2])" office:value-type="float" office:value="80.9729099273682" calcext:value-type="float">
            <text:p>81</text:p>
          </table:table-cell>
          <table:table-cell table:formula="of:=(256+[.$S164])*[.$A$2]*2^([.D$2])" office:value-type="float" office:value="161.945819854736" calcext:value-type="float">
            <text:p>162</text:p>
          </table:table-cell>
          <table:table-cell table:formula="of:=(256+[.$S164])*[.$A$2]*2^([.E$2])" office:value-type="float" office:value="323.891639709473" calcext:value-type="float">
            <text:p>324</text:p>
          </table:table-cell>
          <table:table-cell table:formula="of:=(256+[.$S164])*[.$A$2]*2^([.F$2])" office:value-type="float" office:value="647.783279418945" calcext:value-type="float">
            <text:p>648</text:p>
          </table:table-cell>
          <table:table-cell table:formula="of:=(256+[.$S164])*[.$A$2]*2^([.G$2])" office:value-type="float" office:value="1295.56655883789" calcext:value-type="float">
            <text:p>1296</text:p>
          </table:table-cell>
          <table:table-cell table:formula="of:=(256+[.$S164])*[.$A$2]*2^([.H$2])" office:value-type="float" office:value="2591.13311767578" calcext:value-type="float">
            <text:p>2591</text:p>
          </table:table-cell>
          <table:table-cell table:formula="of:=(256+[.$S164])*[.$A$2]*2^([.I$2])" office:value-type="float" office:value="5182.26623535156" calcext:value-type="float">
            <text:p>5182</text:p>
          </table:table-cell>
          <table:table-cell table:formula="of:=(256+[.$S164])*[.$A$2]*2^([.J$2])" office:value-type="float" office:value="10364.5324707031" calcext:value-type="float">
            <text:p>10365</text:p>
          </table:table-cell>
          <table:table-cell table:formula="of:=(256+[.$S164])*[.$A$2]*2^([.K$2])" office:value-type="float" office:value="20729.0649414062" calcext:value-type="float">
            <text:p>20729</text:p>
          </table:table-cell>
          <table:table-cell table:formula="of:=(256+[.$S164])*[.$A$2]*2^([.L$2])" office:value-type="float" office:value="41458.1298828125" calcext:value-type="float">
            <text:p>41458</text:p>
          </table:table-cell>
          <table:table-cell table:formula="of:=(256+[.$S164])*[.$A$2]*2^([.M$2])" office:value-type="float" office:value="82916.259765625" calcext:value-type="float">
            <text:p>82916</text:p>
          </table:table-cell>
          <table:table-cell table:formula="of:=(256+[.$S164])*[.$A$2]*2^([.N$2])" office:value-type="float" office:value="165832.51953125" calcext:value-type="float">
            <text:p>165833</text:p>
          </table:table-cell>
          <table:table-cell table:formula="of:=(256+[.$S164])*[.$A$2]*2^([.O$2])" office:value-type="float" office:value="331665.0390625" calcext:value-type="float">
            <text:p>331665</text:p>
          </table:table-cell>
          <table:table-cell table:formula="of:=(256+[.$S164])*[.$A$2]*2^([.P$2])" office:value-type="float" office:value="663330.078125" calcext:value-type="float">
            <text:p>663330</text:p>
          </table:table-cell>
          <table:table-cell table:formula="of:=(256+[.$S164])*[.$A$2]*2^([.Q$2])" office:value-type="float" office:value="1326660.15625" calcext:value-type="float">
            <text:p>132666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63" calcext:value-type="float">
            <text:p>163</text:p>
          </table:table-cell>
          <table:table-cell table:formula="of:=(256+[.$S165])*[.$A$2]*2^([.B$2])" office:value-type="float" office:value="40.5833125114441" calcext:value-type="float">
            <text:p>41</text:p>
          </table:table-cell>
          <table:table-cell table:formula="of:=(256+[.$S165])*[.$A$2]*2^([.C$2])" office:value-type="float" office:value="81.1666250228882" calcext:value-type="float">
            <text:p>81</text:p>
          </table:table-cell>
          <table:table-cell table:formula="of:=(256+[.$S165])*[.$A$2]*2^([.D$2])" office:value-type="float" office:value="162.333250045776" calcext:value-type="float">
            <text:p>162</text:p>
          </table:table-cell>
          <table:table-cell table:formula="of:=(256+[.$S165])*[.$A$2]*2^([.E$2])" office:value-type="float" office:value="324.666500091553" calcext:value-type="float">
            <text:p>325</text:p>
          </table:table-cell>
          <table:table-cell table:formula="of:=(256+[.$S165])*[.$A$2]*2^([.F$2])" office:value-type="float" office:value="649.333000183106" calcext:value-type="float">
            <text:p>649</text:p>
          </table:table-cell>
          <table:table-cell table:formula="of:=(256+[.$S165])*[.$A$2]*2^([.G$2])" office:value-type="float" office:value="1298.66600036621" calcext:value-type="float">
            <text:p>1299</text:p>
          </table:table-cell>
          <table:table-cell table:formula="of:=(256+[.$S165])*[.$A$2]*2^([.H$2])" office:value-type="float" office:value="2597.33200073242" calcext:value-type="float">
            <text:p>2597</text:p>
          </table:table-cell>
          <table:table-cell table:formula="of:=(256+[.$S165])*[.$A$2]*2^([.I$2])" office:value-type="float" office:value="5194.66400146484" calcext:value-type="float">
            <text:p>5195</text:p>
          </table:table-cell>
          <table:table-cell table:formula="of:=(256+[.$S165])*[.$A$2]*2^([.J$2])" office:value-type="float" office:value="10389.3280029297" calcext:value-type="float">
            <text:p>10389</text:p>
          </table:table-cell>
          <table:table-cell table:formula="of:=(256+[.$S165])*[.$A$2]*2^([.K$2])" office:value-type="float" office:value="20778.6560058594" calcext:value-type="float">
            <text:p>20779</text:p>
          </table:table-cell>
          <table:table-cell table:formula="of:=(256+[.$S165])*[.$A$2]*2^([.L$2])" office:value-type="float" office:value="41557.3120117188" calcext:value-type="float">
            <text:p>41557</text:p>
          </table:table-cell>
          <table:table-cell table:formula="of:=(256+[.$S165])*[.$A$2]*2^([.M$2])" office:value-type="float" office:value="83114.6240234375" calcext:value-type="float">
            <text:p>83115</text:p>
          </table:table-cell>
          <table:table-cell table:formula="of:=(256+[.$S165])*[.$A$2]*2^([.N$2])" office:value-type="float" office:value="166229.248046875" calcext:value-type="float">
            <text:p>166229</text:p>
          </table:table-cell>
          <table:table-cell table:formula="of:=(256+[.$S165])*[.$A$2]*2^([.O$2])" office:value-type="float" office:value="332458.49609375" calcext:value-type="float">
            <text:p>332458</text:p>
          </table:table-cell>
          <table:table-cell table:formula="of:=(256+[.$S165])*[.$A$2]*2^([.P$2])" office:value-type="float" office:value="664916.9921875" calcext:value-type="float">
            <text:p>664917</text:p>
          </table:table-cell>
          <table:table-cell table:formula="of:=(256+[.$S165])*[.$A$2]*2^([.Q$2])" office:value-type="float" office:value="1329833.984375" calcext:value-type="float">
            <text:p>132983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64" calcext:value-type="float">
            <text:p>164</text:p>
          </table:table-cell>
          <table:table-cell table:formula="of:=(256+[.$S166])*[.$A$2]*2^([.B$2])" office:value-type="float" office:value="40.6801700592041" calcext:value-type="float">
            <text:p>41</text:p>
          </table:table-cell>
          <table:table-cell table:formula="of:=(256+[.$S166])*[.$A$2]*2^([.C$2])" office:value-type="float" office:value="81.3603401184082" calcext:value-type="float">
            <text:p>81</text:p>
          </table:table-cell>
          <table:table-cell table:formula="of:=(256+[.$S166])*[.$A$2]*2^([.D$2])" office:value-type="float" office:value="162.720680236816" calcext:value-type="float">
            <text:p>163</text:p>
          </table:table-cell>
          <table:table-cell table:formula="of:=(256+[.$S166])*[.$A$2]*2^([.E$2])" office:value-type="float" office:value="325.441360473633" calcext:value-type="float">
            <text:p>325</text:p>
          </table:table-cell>
          <table:table-cell table:formula="of:=(256+[.$S166])*[.$A$2]*2^([.F$2])" office:value-type="float" office:value="650.882720947266" calcext:value-type="float">
            <text:p>651</text:p>
          </table:table-cell>
          <table:table-cell table:formula="of:=(256+[.$S166])*[.$A$2]*2^([.G$2])" office:value-type="float" office:value="1301.76544189453" calcext:value-type="float">
            <text:p>1302</text:p>
          </table:table-cell>
          <table:table-cell table:formula="of:=(256+[.$S166])*[.$A$2]*2^([.H$2])" office:value-type="float" office:value="2603.53088378906" calcext:value-type="float">
            <text:p>2604</text:p>
          </table:table-cell>
          <table:table-cell table:formula="of:=(256+[.$S166])*[.$A$2]*2^([.I$2])" office:value-type="float" office:value="5207.06176757813" calcext:value-type="float">
            <text:p>5207</text:p>
          </table:table-cell>
          <table:table-cell table:formula="of:=(256+[.$S166])*[.$A$2]*2^([.J$2])" office:value-type="float" office:value="10414.1235351563" calcext:value-type="float">
            <text:p>10414</text:p>
          </table:table-cell>
          <table:table-cell table:formula="of:=(256+[.$S166])*[.$A$2]*2^([.K$2])" office:value-type="float" office:value="20828.2470703125" calcext:value-type="float">
            <text:p>20828</text:p>
          </table:table-cell>
          <table:table-cell table:formula="of:=(256+[.$S166])*[.$A$2]*2^([.L$2])" office:value-type="float" office:value="41656.494140625" calcext:value-type="float">
            <text:p>41656</text:p>
          </table:table-cell>
          <table:table-cell table:formula="of:=(256+[.$S166])*[.$A$2]*2^([.M$2])" office:value-type="float" office:value="83312.98828125" calcext:value-type="float">
            <text:p>83313</text:p>
          </table:table-cell>
          <table:table-cell table:formula="of:=(256+[.$S166])*[.$A$2]*2^([.N$2])" office:value-type="float" office:value="166625.9765625" calcext:value-type="float">
            <text:p>166626</text:p>
          </table:table-cell>
          <table:table-cell table:formula="of:=(256+[.$S166])*[.$A$2]*2^([.O$2])" office:value-type="float" office:value="333251.953125" calcext:value-type="float">
            <text:p>333252</text:p>
          </table:table-cell>
          <table:table-cell table:formula="of:=(256+[.$S166])*[.$A$2]*2^([.P$2])" office:value-type="float" office:value="666503.90625" calcext:value-type="float">
            <text:p>666504</text:p>
          </table:table-cell>
          <table:table-cell table:formula="of:=(256+[.$S166])*[.$A$2]*2^([.Q$2])" office:value-type="float" office:value="1333007.8125" calcext:value-type="float">
            <text:p>133300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65" calcext:value-type="float">
            <text:p>165</text:p>
          </table:table-cell>
          <table:table-cell table:formula="of:=(256+[.$S167])*[.$A$2]*2^([.B$2])" office:value-type="float" office:value="40.7770276069641" calcext:value-type="float">
            <text:p>41</text:p>
          </table:table-cell>
          <table:table-cell table:formula="of:=(256+[.$S167])*[.$A$2]*2^([.C$2])" office:value-type="float" office:value="81.5540552139282" calcext:value-type="float">
            <text:p>82</text:p>
          </table:table-cell>
          <table:table-cell table:formula="of:=(256+[.$S167])*[.$A$2]*2^([.D$2])" office:value-type="float" office:value="163.108110427856" calcext:value-type="float">
            <text:p>163</text:p>
          </table:table-cell>
          <table:table-cell table:formula="of:=(256+[.$S167])*[.$A$2]*2^([.E$2])" office:value-type="float" office:value="326.216220855713" calcext:value-type="float">
            <text:p>326</text:p>
          </table:table-cell>
          <table:table-cell table:formula="of:=(256+[.$S167])*[.$A$2]*2^([.F$2])" office:value-type="float" office:value="652.432441711426" calcext:value-type="float">
            <text:p>652</text:p>
          </table:table-cell>
          <table:table-cell table:formula="of:=(256+[.$S167])*[.$A$2]*2^([.G$2])" office:value-type="float" office:value="1304.86488342285" calcext:value-type="float">
            <text:p>1305</text:p>
          </table:table-cell>
          <table:table-cell table:formula="of:=(256+[.$S167])*[.$A$2]*2^([.H$2])" office:value-type="float" office:value="2609.7297668457" calcext:value-type="float">
            <text:p>2610</text:p>
          </table:table-cell>
          <table:table-cell table:formula="of:=(256+[.$S167])*[.$A$2]*2^([.I$2])" office:value-type="float" office:value="5219.45953369141" calcext:value-type="float">
            <text:p>5219</text:p>
          </table:table-cell>
          <table:table-cell table:formula="of:=(256+[.$S167])*[.$A$2]*2^([.J$2])" office:value-type="float" office:value="10438.9190673828" calcext:value-type="float">
            <text:p>10439</text:p>
          </table:table-cell>
          <table:table-cell table:formula="of:=(256+[.$S167])*[.$A$2]*2^([.K$2])" office:value-type="float" office:value="20877.8381347656" calcext:value-type="float">
            <text:p>20878</text:p>
          </table:table-cell>
          <table:table-cell table:formula="of:=(256+[.$S167])*[.$A$2]*2^([.L$2])" office:value-type="float" office:value="41755.6762695313" calcext:value-type="float">
            <text:p>41756</text:p>
          </table:table-cell>
          <table:table-cell table:formula="of:=(256+[.$S167])*[.$A$2]*2^([.M$2])" office:value-type="float" office:value="83511.3525390625" calcext:value-type="float">
            <text:p>83511</text:p>
          </table:table-cell>
          <table:table-cell table:formula="of:=(256+[.$S167])*[.$A$2]*2^([.N$2])" office:value-type="float" office:value="167022.705078125" calcext:value-type="float">
            <text:p>167023</text:p>
          </table:table-cell>
          <table:table-cell table:formula="of:=(256+[.$S167])*[.$A$2]*2^([.O$2])" office:value-type="float" office:value="334045.41015625" calcext:value-type="float">
            <text:p>334045</text:p>
          </table:table-cell>
          <table:table-cell table:formula="of:=(256+[.$S167])*[.$A$2]*2^([.P$2])" office:value-type="float" office:value="668090.8203125" calcext:value-type="float">
            <text:p>668091</text:p>
          </table:table-cell>
          <table:table-cell table:formula="of:=(256+[.$S167])*[.$A$2]*2^([.Q$2])" office:value-type="float" office:value="1336181.640625" calcext:value-type="float">
            <text:p>133618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66" calcext:value-type="float">
            <text:p>166</text:p>
          </table:table-cell>
          <table:table-cell table:formula="of:=(256+[.$S168])*[.$A$2]*2^([.B$2])" office:value-type="float" office:value="40.8738851547241" calcext:value-type="float">
            <text:p>41</text:p>
          </table:table-cell>
          <table:table-cell table:formula="of:=(256+[.$S168])*[.$A$2]*2^([.C$2])" office:value-type="float" office:value="81.7477703094482" calcext:value-type="float">
            <text:p>82</text:p>
          </table:table-cell>
          <table:table-cell table:formula="of:=(256+[.$S168])*[.$A$2]*2^([.D$2])" office:value-type="float" office:value="163.495540618896" calcext:value-type="float">
            <text:p>163</text:p>
          </table:table-cell>
          <table:table-cell table:formula="of:=(256+[.$S168])*[.$A$2]*2^([.E$2])" office:value-type="float" office:value="326.991081237793" calcext:value-type="float">
            <text:p>327</text:p>
          </table:table-cell>
          <table:table-cell table:formula="of:=(256+[.$S168])*[.$A$2]*2^([.F$2])" office:value-type="float" office:value="653.982162475586" calcext:value-type="float">
            <text:p>654</text:p>
          </table:table-cell>
          <table:table-cell table:formula="of:=(256+[.$S168])*[.$A$2]*2^([.G$2])" office:value-type="float" office:value="1307.96432495117" calcext:value-type="float">
            <text:p>1308</text:p>
          </table:table-cell>
          <table:table-cell table:formula="of:=(256+[.$S168])*[.$A$2]*2^([.H$2])" office:value-type="float" office:value="2615.92864990234" calcext:value-type="float">
            <text:p>2616</text:p>
          </table:table-cell>
          <table:table-cell table:formula="of:=(256+[.$S168])*[.$A$2]*2^([.I$2])" office:value-type="float" office:value="5231.85729980469" calcext:value-type="float">
            <text:p>5232</text:p>
          </table:table-cell>
          <table:table-cell table:formula="of:=(256+[.$S168])*[.$A$2]*2^([.J$2])" office:value-type="float" office:value="10463.7145996094" calcext:value-type="float">
            <text:p>10464</text:p>
          </table:table-cell>
          <table:table-cell table:formula="of:=(256+[.$S168])*[.$A$2]*2^([.K$2])" office:value-type="float" office:value="20927.4291992187" calcext:value-type="float">
            <text:p>20927</text:p>
          </table:table-cell>
          <table:table-cell table:formula="of:=(256+[.$S168])*[.$A$2]*2^([.L$2])" office:value-type="float" office:value="41854.8583984375" calcext:value-type="float">
            <text:p>41855</text:p>
          </table:table-cell>
          <table:table-cell table:formula="of:=(256+[.$S168])*[.$A$2]*2^([.M$2])" office:value-type="float" office:value="83709.716796875" calcext:value-type="float">
            <text:p>83710</text:p>
          </table:table-cell>
          <table:table-cell table:formula="of:=(256+[.$S168])*[.$A$2]*2^([.N$2])" office:value-type="float" office:value="167419.43359375" calcext:value-type="float">
            <text:p>167419</text:p>
          </table:table-cell>
          <table:table-cell table:formula="of:=(256+[.$S168])*[.$A$2]*2^([.O$2])" office:value-type="float" office:value="334838.8671875" calcext:value-type="float">
            <text:p>334839</text:p>
          </table:table-cell>
          <table:table-cell table:formula="of:=(256+[.$S168])*[.$A$2]*2^([.P$2])" office:value-type="float" office:value="669677.734375" calcext:value-type="float">
            <text:p>669678</text:p>
          </table:table-cell>
          <table:table-cell table:formula="of:=(256+[.$S168])*[.$A$2]*2^([.Q$2])" office:value-type="float" office:value="1339355.46875" calcext:value-type="float">
            <text:p>133935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67" calcext:value-type="float">
            <text:p>167</text:p>
          </table:table-cell>
          <table:table-cell table:formula="of:=(256+[.$S169])*[.$A$2]*2^([.B$2])" office:value-type="float" office:value="40.9707427024841" calcext:value-type="float">
            <text:p>41</text:p>
          </table:table-cell>
          <table:table-cell table:formula="of:=(256+[.$S169])*[.$A$2]*2^([.C$2])" office:value-type="float" office:value="81.9414854049683" calcext:value-type="float">
            <text:p>82</text:p>
          </table:table-cell>
          <table:table-cell table:formula="of:=(256+[.$S169])*[.$A$2]*2^([.D$2])" office:value-type="float" office:value="163.882970809937" calcext:value-type="float">
            <text:p>164</text:p>
          </table:table-cell>
          <table:table-cell table:formula="of:=(256+[.$S169])*[.$A$2]*2^([.E$2])" office:value-type="float" office:value="327.765941619873" calcext:value-type="float">
            <text:p>328</text:p>
          </table:table-cell>
          <table:table-cell table:formula="of:=(256+[.$S169])*[.$A$2]*2^([.F$2])" office:value-type="float" office:value="655.531883239746" calcext:value-type="float">
            <text:p>656</text:p>
          </table:table-cell>
          <table:table-cell table:formula="of:=(256+[.$S169])*[.$A$2]*2^([.G$2])" office:value-type="float" office:value="1311.06376647949" calcext:value-type="float">
            <text:p>1311</text:p>
          </table:table-cell>
          <table:table-cell table:formula="of:=(256+[.$S169])*[.$A$2]*2^([.H$2])" office:value-type="float" office:value="2622.12753295898" calcext:value-type="float">
            <text:p>2622</text:p>
          </table:table-cell>
          <table:table-cell table:formula="of:=(256+[.$S169])*[.$A$2]*2^([.I$2])" office:value-type="float" office:value="5244.25506591797" calcext:value-type="float">
            <text:p>5244</text:p>
          </table:table-cell>
          <table:table-cell table:formula="of:=(256+[.$S169])*[.$A$2]*2^([.J$2])" office:value-type="float" office:value="10488.5101318359" calcext:value-type="float">
            <text:p>10489</text:p>
          </table:table-cell>
          <table:table-cell table:formula="of:=(256+[.$S169])*[.$A$2]*2^([.K$2])" office:value-type="float" office:value="20977.0202636719" calcext:value-type="float">
            <text:p>20977</text:p>
          </table:table-cell>
          <table:table-cell table:formula="of:=(256+[.$S169])*[.$A$2]*2^([.L$2])" office:value-type="float" office:value="41954.0405273438" calcext:value-type="float">
            <text:p>41954</text:p>
          </table:table-cell>
          <table:table-cell table:formula="of:=(256+[.$S169])*[.$A$2]*2^([.M$2])" office:value-type="float" office:value="83908.0810546875" calcext:value-type="float">
            <text:p>83908</text:p>
          </table:table-cell>
          <table:table-cell table:formula="of:=(256+[.$S169])*[.$A$2]*2^([.N$2])" office:value-type="float" office:value="167816.162109375" calcext:value-type="float">
            <text:p>167816</text:p>
          </table:table-cell>
          <table:table-cell table:formula="of:=(256+[.$S169])*[.$A$2]*2^([.O$2])" office:value-type="float" office:value="335632.32421875" calcext:value-type="float">
            <text:p>335632</text:p>
          </table:table-cell>
          <table:table-cell table:formula="of:=(256+[.$S169])*[.$A$2]*2^([.P$2])" office:value-type="float" office:value="671264.6484375" calcext:value-type="float">
            <text:p>671265</text:p>
          </table:table-cell>
          <table:table-cell table:formula="of:=(256+[.$S169])*[.$A$2]*2^([.Q$2])" office:value-type="float" office:value="1342529.296875" calcext:value-type="float">
            <text:p>134252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68" calcext:value-type="float">
            <text:p>168</text:p>
          </table:table-cell>
          <table:table-cell table:formula="of:=(256+[.$S170])*[.$A$2]*2^([.B$2])" office:value-type="float" office:value="41.0676002502441" calcext:value-type="float">
            <text:p>41</text:p>
          </table:table-cell>
          <table:table-cell table:formula="of:=(256+[.$S170])*[.$A$2]*2^([.C$2])" office:value-type="float" office:value="82.1352005004883" calcext:value-type="float">
            <text:p>82</text:p>
          </table:table-cell>
          <table:table-cell table:formula="of:=(256+[.$S170])*[.$A$2]*2^([.D$2])" office:value-type="float" office:value="164.270401000977" calcext:value-type="float">
            <text:p>164</text:p>
          </table:table-cell>
          <table:table-cell table:formula="of:=(256+[.$S170])*[.$A$2]*2^([.E$2])" office:value-type="float" office:value="328.540802001953" calcext:value-type="float">
            <text:p>329</text:p>
          </table:table-cell>
          <table:table-cell table:formula="of:=(256+[.$S170])*[.$A$2]*2^([.F$2])" office:value-type="float" office:value="657.081604003906" calcext:value-type="float">
            <text:p>657</text:p>
          </table:table-cell>
          <table:table-cell table:formula="of:=(256+[.$S170])*[.$A$2]*2^([.G$2])" office:value-type="float" office:value="1314.16320800781" calcext:value-type="float">
            <text:p>1314</text:p>
          </table:table-cell>
          <table:table-cell table:formula="of:=(256+[.$S170])*[.$A$2]*2^([.H$2])" office:value-type="float" office:value="2628.32641601562" calcext:value-type="float">
            <text:p>2628</text:p>
          </table:table-cell>
          <table:table-cell table:formula="of:=(256+[.$S170])*[.$A$2]*2^([.I$2])" office:value-type="float" office:value="5256.65283203125" calcext:value-type="float">
            <text:p>5257</text:p>
          </table:table-cell>
          <table:table-cell table:formula="of:=(256+[.$S170])*[.$A$2]*2^([.J$2])" office:value-type="float" office:value="10513.3056640625" calcext:value-type="float">
            <text:p>10513</text:p>
          </table:table-cell>
          <table:table-cell table:formula="of:=(256+[.$S170])*[.$A$2]*2^([.K$2])" office:value-type="float" office:value="21026.611328125" calcext:value-type="float">
            <text:p>21027</text:p>
          </table:table-cell>
          <table:table-cell table:formula="of:=(256+[.$S170])*[.$A$2]*2^([.L$2])" office:value-type="float" office:value="42053.22265625" calcext:value-type="float">
            <text:p>42053</text:p>
          </table:table-cell>
          <table:table-cell table:formula="of:=(256+[.$S170])*[.$A$2]*2^([.M$2])" office:value-type="float" office:value="84106.4453125" calcext:value-type="float">
            <text:p>84106</text:p>
          </table:table-cell>
          <table:table-cell table:formula="of:=(256+[.$S170])*[.$A$2]*2^([.N$2])" office:value-type="float" office:value="168212.890625" calcext:value-type="float">
            <text:p>168213</text:p>
          </table:table-cell>
          <table:table-cell table:formula="of:=(256+[.$S170])*[.$A$2]*2^([.O$2])" office:value-type="float" office:value="336425.78125" calcext:value-type="float">
            <text:p>336426</text:p>
          </table:table-cell>
          <table:table-cell table:formula="of:=(256+[.$S170])*[.$A$2]*2^([.P$2])" office:value-type="float" office:value="672851.5625" calcext:value-type="float">
            <text:p>672852</text:p>
          </table:table-cell>
          <table:table-cell table:formula="of:=(256+[.$S170])*[.$A$2]*2^([.Q$2])" office:value-type="float" office:value="1345703.125" calcext:value-type="float">
            <text:p>134570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69" calcext:value-type="float">
            <text:p>169</text:p>
          </table:table-cell>
          <table:table-cell table:formula="of:=(256+[.$S171])*[.$A$2]*2^([.B$2])" office:value-type="float" office:value="41.1644577980042" calcext:value-type="float">
            <text:p>41</text:p>
          </table:table-cell>
          <table:table-cell table:formula="of:=(256+[.$S171])*[.$A$2]*2^([.C$2])" office:value-type="float" office:value="82.3289155960083" calcext:value-type="float">
            <text:p>82</text:p>
          </table:table-cell>
          <table:table-cell table:formula="of:=(256+[.$S171])*[.$A$2]*2^([.D$2])" office:value-type="float" office:value="164.657831192017" calcext:value-type="float">
            <text:p>165</text:p>
          </table:table-cell>
          <table:table-cell table:formula="of:=(256+[.$S171])*[.$A$2]*2^([.E$2])" office:value-type="float" office:value="329.315662384033" calcext:value-type="float">
            <text:p>329</text:p>
          </table:table-cell>
          <table:table-cell table:formula="of:=(256+[.$S171])*[.$A$2]*2^([.F$2])" office:value-type="float" office:value="658.631324768066" calcext:value-type="float">
            <text:p>659</text:p>
          </table:table-cell>
          <table:table-cell table:formula="of:=(256+[.$S171])*[.$A$2]*2^([.G$2])" office:value-type="float" office:value="1317.26264953613" calcext:value-type="float">
            <text:p>1317</text:p>
          </table:table-cell>
          <table:table-cell table:formula="of:=(256+[.$S171])*[.$A$2]*2^([.H$2])" office:value-type="float" office:value="2634.52529907227" calcext:value-type="float">
            <text:p>2635</text:p>
          </table:table-cell>
          <table:table-cell table:formula="of:=(256+[.$S171])*[.$A$2]*2^([.I$2])" office:value-type="float" office:value="5269.05059814453" calcext:value-type="float">
            <text:p>5269</text:p>
          </table:table-cell>
          <table:table-cell table:formula="of:=(256+[.$S171])*[.$A$2]*2^([.J$2])" office:value-type="float" office:value="10538.1011962891" calcext:value-type="float">
            <text:p>10538</text:p>
          </table:table-cell>
          <table:table-cell table:formula="of:=(256+[.$S171])*[.$A$2]*2^([.K$2])" office:value-type="float" office:value="21076.2023925781" calcext:value-type="float">
            <text:p>21076</text:p>
          </table:table-cell>
          <table:table-cell table:formula="of:=(256+[.$S171])*[.$A$2]*2^([.L$2])" office:value-type="float" office:value="42152.4047851563" calcext:value-type="float">
            <text:p>42152</text:p>
          </table:table-cell>
          <table:table-cell table:formula="of:=(256+[.$S171])*[.$A$2]*2^([.M$2])" office:value-type="float" office:value="84304.8095703125" calcext:value-type="float">
            <text:p>84305</text:p>
          </table:table-cell>
          <table:table-cell table:formula="of:=(256+[.$S171])*[.$A$2]*2^([.N$2])" office:value-type="float" office:value="168609.619140625" calcext:value-type="float">
            <text:p>168610</text:p>
          </table:table-cell>
          <table:table-cell table:formula="of:=(256+[.$S171])*[.$A$2]*2^([.O$2])" office:value-type="float" office:value="337219.23828125" calcext:value-type="float">
            <text:p>337219</text:p>
          </table:table-cell>
          <table:table-cell table:formula="of:=(256+[.$S171])*[.$A$2]*2^([.P$2])" office:value-type="float" office:value="674438.4765625" calcext:value-type="float">
            <text:p>674438</text:p>
          </table:table-cell>
          <table:table-cell table:formula="of:=(256+[.$S171])*[.$A$2]*2^([.Q$2])" office:value-type="float" office:value="1348876.953125" calcext:value-type="float">
            <text:p>134887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70" calcext:value-type="float">
            <text:p>170</text:p>
          </table:table-cell>
          <table:table-cell table:formula="of:=(256+[.$S172])*[.$A$2]*2^([.B$2])" office:value-type="float" office:value="41.2613153457642" calcext:value-type="float">
            <text:p>41</text:p>
          </table:table-cell>
          <table:table-cell table:formula="of:=(256+[.$S172])*[.$A$2]*2^([.C$2])" office:value-type="float" office:value="82.5226306915283" calcext:value-type="float">
            <text:p>83</text:p>
          </table:table-cell>
          <table:table-cell table:formula="of:=(256+[.$S172])*[.$A$2]*2^([.D$2])" office:value-type="float" office:value="165.045261383057" calcext:value-type="float">
            <text:p>165</text:p>
          </table:table-cell>
          <table:table-cell table:formula="of:=(256+[.$S172])*[.$A$2]*2^([.E$2])" office:value-type="float" office:value="330.090522766113" calcext:value-type="float">
            <text:p>330</text:p>
          </table:table-cell>
          <table:table-cell table:formula="of:=(256+[.$S172])*[.$A$2]*2^([.F$2])" office:value-type="float" office:value="660.181045532227" calcext:value-type="float">
            <text:p>660</text:p>
          </table:table-cell>
          <table:table-cell table:formula="of:=(256+[.$S172])*[.$A$2]*2^([.G$2])" office:value-type="float" office:value="1320.36209106445" calcext:value-type="float">
            <text:p>1320</text:p>
          </table:table-cell>
          <table:table-cell table:formula="of:=(256+[.$S172])*[.$A$2]*2^([.H$2])" office:value-type="float" office:value="2640.72418212891" calcext:value-type="float">
            <text:p>2641</text:p>
          </table:table-cell>
          <table:table-cell table:formula="of:=(256+[.$S172])*[.$A$2]*2^([.I$2])" office:value-type="float" office:value="5281.44836425781" calcext:value-type="float">
            <text:p>5281</text:p>
          </table:table-cell>
          <table:table-cell table:formula="of:=(256+[.$S172])*[.$A$2]*2^([.J$2])" office:value-type="float" office:value="10562.8967285156" calcext:value-type="float">
            <text:p>10563</text:p>
          </table:table-cell>
          <table:table-cell table:formula="of:=(256+[.$S172])*[.$A$2]*2^([.K$2])" office:value-type="float" office:value="21125.7934570312" calcext:value-type="float">
            <text:p>21126</text:p>
          </table:table-cell>
          <table:table-cell table:formula="of:=(256+[.$S172])*[.$A$2]*2^([.L$2])" office:value-type="float" office:value="42251.5869140625" calcext:value-type="float">
            <text:p>42252</text:p>
          </table:table-cell>
          <table:table-cell table:formula="of:=(256+[.$S172])*[.$A$2]*2^([.M$2])" office:value-type="float" office:value="84503.173828125" calcext:value-type="float">
            <text:p>84503</text:p>
          </table:table-cell>
          <table:table-cell table:formula="of:=(256+[.$S172])*[.$A$2]*2^([.N$2])" office:value-type="float" office:value="169006.34765625" calcext:value-type="float">
            <text:p>169006</text:p>
          </table:table-cell>
          <table:table-cell table:formula="of:=(256+[.$S172])*[.$A$2]*2^([.O$2])" office:value-type="float" office:value="338012.6953125" calcext:value-type="float">
            <text:p>338013</text:p>
          </table:table-cell>
          <table:table-cell table:formula="of:=(256+[.$S172])*[.$A$2]*2^([.P$2])" office:value-type="float" office:value="676025.390625" calcext:value-type="float">
            <text:p>676025</text:p>
          </table:table-cell>
          <table:table-cell table:formula="of:=(256+[.$S172])*[.$A$2]*2^([.Q$2])" office:value-type="float" office:value="1352050.78125" calcext:value-type="float">
            <text:p>135205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71" calcext:value-type="float">
            <text:p>171</text:p>
          </table:table-cell>
          <table:table-cell table:formula="of:=(256+[.$S173])*[.$A$2]*2^([.B$2])" office:value-type="float" office:value="41.3581728935242" calcext:value-type="float">
            <text:p>41</text:p>
          </table:table-cell>
          <table:table-cell table:formula="of:=(256+[.$S173])*[.$A$2]*2^([.C$2])" office:value-type="float" office:value="82.7163457870483" calcext:value-type="float">
            <text:p>83</text:p>
          </table:table-cell>
          <table:table-cell table:formula="of:=(256+[.$S173])*[.$A$2]*2^([.D$2])" office:value-type="float" office:value="165.432691574097" calcext:value-type="float">
            <text:p>165</text:p>
          </table:table-cell>
          <table:table-cell table:formula="of:=(256+[.$S173])*[.$A$2]*2^([.E$2])" office:value-type="float" office:value="330.865383148193" calcext:value-type="float">
            <text:p>331</text:p>
          </table:table-cell>
          <table:table-cell table:formula="of:=(256+[.$S173])*[.$A$2]*2^([.F$2])" office:value-type="float" office:value="661.730766296387" calcext:value-type="float">
            <text:p>662</text:p>
          </table:table-cell>
          <table:table-cell table:formula="of:=(256+[.$S173])*[.$A$2]*2^([.G$2])" office:value-type="float" office:value="1323.46153259277" calcext:value-type="float">
            <text:p>1323</text:p>
          </table:table-cell>
          <table:table-cell table:formula="of:=(256+[.$S173])*[.$A$2]*2^([.H$2])" office:value-type="float" office:value="2646.92306518555" calcext:value-type="float">
            <text:p>2647</text:p>
          </table:table-cell>
          <table:table-cell table:formula="of:=(256+[.$S173])*[.$A$2]*2^([.I$2])" office:value-type="float" office:value="5293.84613037109" calcext:value-type="float">
            <text:p>5294</text:p>
          </table:table-cell>
          <table:table-cell table:formula="of:=(256+[.$S173])*[.$A$2]*2^([.J$2])" office:value-type="float" office:value="10587.6922607422" calcext:value-type="float">
            <text:p>10588</text:p>
          </table:table-cell>
          <table:table-cell table:formula="of:=(256+[.$S173])*[.$A$2]*2^([.K$2])" office:value-type="float" office:value="21175.3845214844" calcext:value-type="float">
            <text:p>21175</text:p>
          </table:table-cell>
          <table:table-cell table:formula="of:=(256+[.$S173])*[.$A$2]*2^([.L$2])" office:value-type="float" office:value="42350.7690429688" calcext:value-type="float">
            <text:p>42351</text:p>
          </table:table-cell>
          <table:table-cell table:formula="of:=(256+[.$S173])*[.$A$2]*2^([.M$2])" office:value-type="float" office:value="84701.5380859375" calcext:value-type="float">
            <text:p>84702</text:p>
          </table:table-cell>
          <table:table-cell table:formula="of:=(256+[.$S173])*[.$A$2]*2^([.N$2])" office:value-type="float" office:value="169403.076171875" calcext:value-type="float">
            <text:p>169403</text:p>
          </table:table-cell>
          <table:table-cell table:formula="of:=(256+[.$S173])*[.$A$2]*2^([.O$2])" office:value-type="float" office:value="338806.15234375" calcext:value-type="float">
            <text:p>338806</text:p>
          </table:table-cell>
          <table:table-cell table:formula="of:=(256+[.$S173])*[.$A$2]*2^([.P$2])" office:value-type="float" office:value="677612.3046875" calcext:value-type="float">
            <text:p>677612</text:p>
          </table:table-cell>
          <table:table-cell table:formula="of:=(256+[.$S173])*[.$A$2]*2^([.Q$2])" office:value-type="float" office:value="1355224.609375" calcext:value-type="float">
            <text:p>135522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72" calcext:value-type="float">
            <text:p>172</text:p>
          </table:table-cell>
          <table:table-cell table:formula="of:=(256+[.$S174])*[.$A$2]*2^([.B$2])" office:value-type="float" office:value="41.4550304412842" calcext:value-type="float">
            <text:p>41</text:p>
          </table:table-cell>
          <table:table-cell table:formula="of:=(256+[.$S174])*[.$A$2]*2^([.C$2])" office:value-type="float" office:value="82.9100608825684" calcext:value-type="float">
            <text:p>83</text:p>
          </table:table-cell>
          <table:table-cell table:formula="of:=(256+[.$S174])*[.$A$2]*2^([.D$2])" office:value-type="float" office:value="165.820121765137" calcext:value-type="float">
            <text:p>166</text:p>
          </table:table-cell>
          <table:table-cell table:formula="of:=(256+[.$S174])*[.$A$2]*2^([.E$2])" office:value-type="float" office:value="331.640243530273" calcext:value-type="float">
            <text:p>332</text:p>
          </table:table-cell>
          <table:table-cell table:formula="of:=(256+[.$S174])*[.$A$2]*2^([.F$2])" office:value-type="float" office:value="663.280487060547" calcext:value-type="float">
            <text:p>663</text:p>
          </table:table-cell>
          <table:table-cell table:formula="of:=(256+[.$S174])*[.$A$2]*2^([.G$2])" office:value-type="float" office:value="1326.56097412109" calcext:value-type="float">
            <text:p>1327</text:p>
          </table:table-cell>
          <table:table-cell table:formula="of:=(256+[.$S174])*[.$A$2]*2^([.H$2])" office:value-type="float" office:value="2653.12194824219" calcext:value-type="float">
            <text:p>2653</text:p>
          </table:table-cell>
          <table:table-cell table:formula="of:=(256+[.$S174])*[.$A$2]*2^([.I$2])" office:value-type="float" office:value="5306.24389648438" calcext:value-type="float">
            <text:p>5306</text:p>
          </table:table-cell>
          <table:table-cell table:formula="of:=(256+[.$S174])*[.$A$2]*2^([.J$2])" office:value-type="float" office:value="10612.4877929688" calcext:value-type="float">
            <text:p>10612</text:p>
          </table:table-cell>
          <table:table-cell table:formula="of:=(256+[.$S174])*[.$A$2]*2^([.K$2])" office:value-type="float" office:value="21224.9755859375" calcext:value-type="float">
            <text:p>21225</text:p>
          </table:table-cell>
          <table:table-cell table:formula="of:=(256+[.$S174])*[.$A$2]*2^([.L$2])" office:value-type="float" office:value="42449.951171875" calcext:value-type="float">
            <text:p>42450</text:p>
          </table:table-cell>
          <table:table-cell table:formula="of:=(256+[.$S174])*[.$A$2]*2^([.M$2])" office:value-type="float" office:value="84899.90234375" calcext:value-type="float">
            <text:p>84900</text:p>
          </table:table-cell>
          <table:table-cell table:formula="of:=(256+[.$S174])*[.$A$2]*2^([.N$2])" office:value-type="float" office:value="169799.8046875" calcext:value-type="float">
            <text:p>169800</text:p>
          </table:table-cell>
          <table:table-cell table:formula="of:=(256+[.$S174])*[.$A$2]*2^([.O$2])" office:value-type="float" office:value="339599.609375" calcext:value-type="float">
            <text:p>339600</text:p>
          </table:table-cell>
          <table:table-cell table:formula="of:=(256+[.$S174])*[.$A$2]*2^([.P$2])" office:value-type="float" office:value="679199.21875" calcext:value-type="float">
            <text:p>679199</text:p>
          </table:table-cell>
          <table:table-cell table:formula="of:=(256+[.$S174])*[.$A$2]*2^([.Q$2])" office:value-type="float" office:value="1358398.4375" calcext:value-type="float">
            <text:p>135839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73" calcext:value-type="float">
            <text:p>173</text:p>
          </table:table-cell>
          <table:table-cell table:formula="of:=(256+[.$S175])*[.$A$2]*2^([.B$2])" office:value-type="float" office:value="41.5518879890442" calcext:value-type="float">
            <text:p>42</text:p>
          </table:table-cell>
          <table:table-cell table:formula="of:=(256+[.$S175])*[.$A$2]*2^([.C$2])" office:value-type="float" office:value="83.1037759780884" calcext:value-type="float">
            <text:p>83</text:p>
          </table:table-cell>
          <table:table-cell table:formula="of:=(256+[.$S175])*[.$A$2]*2^([.D$2])" office:value-type="float" office:value="166.207551956177" calcext:value-type="float">
            <text:p>166</text:p>
          </table:table-cell>
          <table:table-cell table:formula="of:=(256+[.$S175])*[.$A$2]*2^([.E$2])" office:value-type="float" office:value="332.415103912354" calcext:value-type="float">
            <text:p>332</text:p>
          </table:table-cell>
          <table:table-cell table:formula="of:=(256+[.$S175])*[.$A$2]*2^([.F$2])" office:value-type="float" office:value="664.830207824707" calcext:value-type="float">
            <text:p>665</text:p>
          </table:table-cell>
          <table:table-cell table:formula="of:=(256+[.$S175])*[.$A$2]*2^([.G$2])" office:value-type="float" office:value="1329.66041564941" calcext:value-type="float">
            <text:p>1330</text:p>
          </table:table-cell>
          <table:table-cell table:formula="of:=(256+[.$S175])*[.$A$2]*2^([.H$2])" office:value-type="float" office:value="2659.32083129883" calcext:value-type="float">
            <text:p>2659</text:p>
          </table:table-cell>
          <table:table-cell table:formula="of:=(256+[.$S175])*[.$A$2]*2^([.I$2])" office:value-type="float" office:value="5318.64166259766" calcext:value-type="float">
            <text:p>5319</text:p>
          </table:table-cell>
          <table:table-cell table:formula="of:=(256+[.$S175])*[.$A$2]*2^([.J$2])" office:value-type="float" office:value="10637.2833251953" calcext:value-type="float">
            <text:p>10637</text:p>
          </table:table-cell>
          <table:table-cell table:formula="of:=(256+[.$S175])*[.$A$2]*2^([.K$2])" office:value-type="float" office:value="21274.5666503906" calcext:value-type="float">
            <text:p>21275</text:p>
          </table:table-cell>
          <table:table-cell table:formula="of:=(256+[.$S175])*[.$A$2]*2^([.L$2])" office:value-type="float" office:value="42549.1333007813" calcext:value-type="float">
            <text:p>42549</text:p>
          </table:table-cell>
          <table:table-cell table:formula="of:=(256+[.$S175])*[.$A$2]*2^([.M$2])" office:value-type="float" office:value="85098.2666015625" calcext:value-type="float">
            <text:p>85098</text:p>
          </table:table-cell>
          <table:table-cell table:formula="of:=(256+[.$S175])*[.$A$2]*2^([.N$2])" office:value-type="float" office:value="170196.533203125" calcext:value-type="float">
            <text:p>170197</text:p>
          </table:table-cell>
          <table:table-cell table:formula="of:=(256+[.$S175])*[.$A$2]*2^([.O$2])" office:value-type="float" office:value="340393.06640625" calcext:value-type="float">
            <text:p>340393</text:p>
          </table:table-cell>
          <table:table-cell table:formula="of:=(256+[.$S175])*[.$A$2]*2^([.P$2])" office:value-type="float" office:value="680786.1328125" calcext:value-type="float">
            <text:p>680786</text:p>
          </table:table-cell>
          <table:table-cell table:formula="of:=(256+[.$S175])*[.$A$2]*2^([.Q$2])" office:value-type="float" office:value="1361572.265625" calcext:value-type="float">
            <text:p>136157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74" calcext:value-type="float">
            <text:p>174</text:p>
          </table:table-cell>
          <table:table-cell table:formula="of:=(256+[.$S176])*[.$A$2]*2^([.B$2])" office:value-type="float" office:value="41.6487455368042" calcext:value-type="float">
            <text:p>42</text:p>
          </table:table-cell>
          <table:table-cell table:formula="of:=(256+[.$S176])*[.$A$2]*2^([.C$2])" office:value-type="float" office:value="83.2974910736084" calcext:value-type="float">
            <text:p>83</text:p>
          </table:table-cell>
          <table:table-cell table:formula="of:=(256+[.$S176])*[.$A$2]*2^([.D$2])" office:value-type="float" office:value="166.594982147217" calcext:value-type="float">
            <text:p>167</text:p>
          </table:table-cell>
          <table:table-cell table:formula="of:=(256+[.$S176])*[.$A$2]*2^([.E$2])" office:value-type="float" office:value="333.189964294434" calcext:value-type="float">
            <text:p>333</text:p>
          </table:table-cell>
          <table:table-cell table:formula="of:=(256+[.$S176])*[.$A$2]*2^([.F$2])" office:value-type="float" office:value="666.379928588867" calcext:value-type="float">
            <text:p>666</text:p>
          </table:table-cell>
          <table:table-cell table:formula="of:=(256+[.$S176])*[.$A$2]*2^([.G$2])" office:value-type="float" office:value="1332.75985717773" calcext:value-type="float">
            <text:p>1333</text:p>
          </table:table-cell>
          <table:table-cell table:formula="of:=(256+[.$S176])*[.$A$2]*2^([.H$2])" office:value-type="float" office:value="2665.51971435547" calcext:value-type="float">
            <text:p>2666</text:p>
          </table:table-cell>
          <table:table-cell table:formula="of:=(256+[.$S176])*[.$A$2]*2^([.I$2])" office:value-type="float" office:value="5331.03942871094" calcext:value-type="float">
            <text:p>5331</text:p>
          </table:table-cell>
          <table:table-cell table:formula="of:=(256+[.$S176])*[.$A$2]*2^([.J$2])" office:value-type="float" office:value="10662.0788574219" calcext:value-type="float">
            <text:p>10662</text:p>
          </table:table-cell>
          <table:table-cell table:formula="of:=(256+[.$S176])*[.$A$2]*2^([.K$2])" office:value-type="float" office:value="21324.1577148437" calcext:value-type="float">
            <text:p>21324</text:p>
          </table:table-cell>
          <table:table-cell table:formula="of:=(256+[.$S176])*[.$A$2]*2^([.L$2])" office:value-type="float" office:value="42648.3154296875" calcext:value-type="float">
            <text:p>42648</text:p>
          </table:table-cell>
          <table:table-cell table:formula="of:=(256+[.$S176])*[.$A$2]*2^([.M$2])" office:value-type="float" office:value="85296.630859375" calcext:value-type="float">
            <text:p>85297</text:p>
          </table:table-cell>
          <table:table-cell table:formula="of:=(256+[.$S176])*[.$A$2]*2^([.N$2])" office:value-type="float" office:value="170593.26171875" calcext:value-type="float">
            <text:p>170593</text:p>
          </table:table-cell>
          <table:table-cell table:formula="of:=(256+[.$S176])*[.$A$2]*2^([.O$2])" office:value-type="float" office:value="341186.5234375" calcext:value-type="float">
            <text:p>341187</text:p>
          </table:table-cell>
          <table:table-cell table:formula="of:=(256+[.$S176])*[.$A$2]*2^([.P$2])" office:value-type="float" office:value="682373.046875" calcext:value-type="float">
            <text:p>682373</text:p>
          </table:table-cell>
          <table:table-cell table:formula="of:=(256+[.$S176])*[.$A$2]*2^([.Q$2])" office:value-type="float" office:value="1364746.09375" calcext:value-type="float">
            <text:p>136474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75" calcext:value-type="float">
            <text:p>175</text:p>
          </table:table-cell>
          <table:table-cell table:formula="of:=(256+[.$S177])*[.$A$2]*2^([.B$2])" office:value-type="float" office:value="41.7456030845642" calcext:value-type="float">
            <text:p>42</text:p>
          </table:table-cell>
          <table:table-cell table:formula="of:=(256+[.$S177])*[.$A$2]*2^([.C$2])" office:value-type="float" office:value="83.4912061691284" calcext:value-type="float">
            <text:p>83</text:p>
          </table:table-cell>
          <table:table-cell table:formula="of:=(256+[.$S177])*[.$A$2]*2^([.D$2])" office:value-type="float" office:value="166.982412338257" calcext:value-type="float">
            <text:p>167</text:p>
          </table:table-cell>
          <table:table-cell table:formula="of:=(256+[.$S177])*[.$A$2]*2^([.E$2])" office:value-type="float" office:value="333.964824676514" calcext:value-type="float">
            <text:p>334</text:p>
          </table:table-cell>
          <table:table-cell table:formula="of:=(256+[.$S177])*[.$A$2]*2^([.F$2])" office:value-type="float" office:value="667.929649353027" calcext:value-type="float">
            <text:p>668</text:p>
          </table:table-cell>
          <table:table-cell table:formula="of:=(256+[.$S177])*[.$A$2]*2^([.G$2])" office:value-type="float" office:value="1335.85929870605" calcext:value-type="float">
            <text:p>1336</text:p>
          </table:table-cell>
          <table:table-cell table:formula="of:=(256+[.$S177])*[.$A$2]*2^([.H$2])" office:value-type="float" office:value="2671.71859741211" calcext:value-type="float">
            <text:p>2672</text:p>
          </table:table-cell>
          <table:table-cell table:formula="of:=(256+[.$S177])*[.$A$2]*2^([.I$2])" office:value-type="float" office:value="5343.43719482422" calcext:value-type="float">
            <text:p>5343</text:p>
          </table:table-cell>
          <table:table-cell table:formula="of:=(256+[.$S177])*[.$A$2]*2^([.J$2])" office:value-type="float" office:value="10686.8743896484" calcext:value-type="float">
            <text:p>10687</text:p>
          </table:table-cell>
          <table:table-cell table:formula="of:=(256+[.$S177])*[.$A$2]*2^([.K$2])" office:value-type="float" office:value="21373.7487792969" calcext:value-type="float">
            <text:p>21374</text:p>
          </table:table-cell>
          <table:table-cell table:formula="of:=(256+[.$S177])*[.$A$2]*2^([.L$2])" office:value-type="float" office:value="42747.4975585938" calcext:value-type="float">
            <text:p>42747</text:p>
          </table:table-cell>
          <table:table-cell table:formula="of:=(256+[.$S177])*[.$A$2]*2^([.M$2])" office:value-type="float" office:value="85494.9951171875" calcext:value-type="float">
            <text:p>85495</text:p>
          </table:table-cell>
          <table:table-cell table:formula="of:=(256+[.$S177])*[.$A$2]*2^([.N$2])" office:value-type="float" office:value="170989.990234375" calcext:value-type="float">
            <text:p>170990</text:p>
          </table:table-cell>
          <table:table-cell table:formula="of:=(256+[.$S177])*[.$A$2]*2^([.O$2])" office:value-type="float" office:value="341979.98046875" calcext:value-type="float">
            <text:p>341980</text:p>
          </table:table-cell>
          <table:table-cell table:formula="of:=(256+[.$S177])*[.$A$2]*2^([.P$2])" office:value-type="float" office:value="683959.9609375" calcext:value-type="float">
            <text:p>683960</text:p>
          </table:table-cell>
          <table:table-cell table:formula="of:=(256+[.$S177])*[.$A$2]*2^([.Q$2])" office:value-type="float" office:value="1367919.921875" calcext:value-type="float">
            <text:p>136792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76" calcext:value-type="float">
            <text:p>176</text:p>
          </table:table-cell>
          <table:table-cell table:formula="of:=(256+[.$S178])*[.$A$2]*2^([.B$2])" office:value-type="float" office:value="41.8424606323242" calcext:value-type="float">
            <text:p>42</text:p>
          </table:table-cell>
          <table:table-cell table:formula="of:=(256+[.$S178])*[.$A$2]*2^([.C$2])" office:value-type="float" office:value="83.6849212646484" calcext:value-type="float">
            <text:p>84</text:p>
          </table:table-cell>
          <table:table-cell table:formula="of:=(256+[.$S178])*[.$A$2]*2^([.D$2])" office:value-type="float" office:value="167.369842529297" calcext:value-type="float">
            <text:p>167</text:p>
          </table:table-cell>
          <table:table-cell table:formula="of:=(256+[.$S178])*[.$A$2]*2^([.E$2])" office:value-type="float" office:value="334.739685058594" calcext:value-type="float">
            <text:p>335</text:p>
          </table:table-cell>
          <table:table-cell table:formula="of:=(256+[.$S178])*[.$A$2]*2^([.F$2])" office:value-type="float" office:value="669.479370117188" calcext:value-type="float">
            <text:p>669</text:p>
          </table:table-cell>
          <table:table-cell table:formula="of:=(256+[.$S178])*[.$A$2]*2^([.G$2])" office:value-type="float" office:value="1338.95874023438" calcext:value-type="float">
            <text:p>1339</text:p>
          </table:table-cell>
          <table:table-cell table:formula="of:=(256+[.$S178])*[.$A$2]*2^([.H$2])" office:value-type="float" office:value="2677.91748046875" calcext:value-type="float">
            <text:p>2678</text:p>
          </table:table-cell>
          <table:table-cell table:formula="of:=(256+[.$S178])*[.$A$2]*2^([.I$2])" office:value-type="float" office:value="5355.8349609375" calcext:value-type="float">
            <text:p>5356</text:p>
          </table:table-cell>
          <table:table-cell table:formula="of:=(256+[.$S178])*[.$A$2]*2^([.J$2])" office:value-type="float" office:value="10711.669921875" calcext:value-type="float">
            <text:p>10712</text:p>
          </table:table-cell>
          <table:table-cell table:formula="of:=(256+[.$S178])*[.$A$2]*2^([.K$2])" office:value-type="float" office:value="21423.33984375" calcext:value-type="float">
            <text:p>21423</text:p>
          </table:table-cell>
          <table:table-cell table:formula="of:=(256+[.$S178])*[.$A$2]*2^([.L$2])" office:value-type="float" office:value="42846.6796875" calcext:value-type="float">
            <text:p>42847</text:p>
          </table:table-cell>
          <table:table-cell table:formula="of:=(256+[.$S178])*[.$A$2]*2^([.M$2])" office:value-type="float" office:value="85693.359375" calcext:value-type="float">
            <text:p>85693</text:p>
          </table:table-cell>
          <table:table-cell table:formula="of:=(256+[.$S178])*[.$A$2]*2^([.N$2])" office:value-type="float" office:value="171386.71875" calcext:value-type="float">
            <text:p>171387</text:p>
          </table:table-cell>
          <table:table-cell table:formula="of:=(256+[.$S178])*[.$A$2]*2^([.O$2])" office:value-type="float" office:value="342773.4375" calcext:value-type="float">
            <text:p>342773</text:p>
          </table:table-cell>
          <table:table-cell table:formula="of:=(256+[.$S178])*[.$A$2]*2^([.P$2])" office:value-type="float" office:value="685546.875" calcext:value-type="float">
            <text:p>685547</text:p>
          </table:table-cell>
          <table:table-cell table:formula="of:=(256+[.$S178])*[.$A$2]*2^([.Q$2])" office:value-type="float" office:value="1371093.75" calcext:value-type="float">
            <text:p>137109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77" calcext:value-type="float">
            <text:p>177</text:p>
          </table:table-cell>
          <table:table-cell table:formula="of:=(256+[.$S179])*[.$A$2]*2^([.B$2])" office:value-type="float" office:value="41.9393181800842" calcext:value-type="float">
            <text:p>42</text:p>
          </table:table-cell>
          <table:table-cell table:formula="of:=(256+[.$S179])*[.$A$2]*2^([.C$2])" office:value-type="float" office:value="83.8786363601685" calcext:value-type="float">
            <text:p>84</text:p>
          </table:table-cell>
          <table:table-cell table:formula="of:=(256+[.$S179])*[.$A$2]*2^([.D$2])" office:value-type="float" office:value="167.757272720337" calcext:value-type="float">
            <text:p>168</text:p>
          </table:table-cell>
          <table:table-cell table:formula="of:=(256+[.$S179])*[.$A$2]*2^([.E$2])" office:value-type="float" office:value="335.514545440674" calcext:value-type="float">
            <text:p>336</text:p>
          </table:table-cell>
          <table:table-cell table:formula="of:=(256+[.$S179])*[.$A$2]*2^([.F$2])" office:value-type="float" office:value="671.029090881348" calcext:value-type="float">
            <text:p>671</text:p>
          </table:table-cell>
          <table:table-cell table:formula="of:=(256+[.$S179])*[.$A$2]*2^([.G$2])" office:value-type="float" office:value="1342.0581817627" calcext:value-type="float">
            <text:p>1342</text:p>
          </table:table-cell>
          <table:table-cell table:formula="of:=(256+[.$S179])*[.$A$2]*2^([.H$2])" office:value-type="float" office:value="2684.11636352539" calcext:value-type="float">
            <text:p>2684</text:p>
          </table:table-cell>
          <table:table-cell table:formula="of:=(256+[.$S179])*[.$A$2]*2^([.I$2])" office:value-type="float" office:value="5368.23272705078" calcext:value-type="float">
            <text:p>5368</text:p>
          </table:table-cell>
          <table:table-cell table:formula="of:=(256+[.$S179])*[.$A$2]*2^([.J$2])" office:value-type="float" office:value="10736.4654541016" calcext:value-type="float">
            <text:p>10736</text:p>
          </table:table-cell>
          <table:table-cell table:formula="of:=(256+[.$S179])*[.$A$2]*2^([.K$2])" office:value-type="float" office:value="21472.9309082031" calcext:value-type="float">
            <text:p>21473</text:p>
          </table:table-cell>
          <table:table-cell table:formula="of:=(256+[.$S179])*[.$A$2]*2^([.L$2])" office:value-type="float" office:value="42945.8618164063" calcext:value-type="float">
            <text:p>42946</text:p>
          </table:table-cell>
          <table:table-cell table:formula="of:=(256+[.$S179])*[.$A$2]*2^([.M$2])" office:value-type="float" office:value="85891.7236328125" calcext:value-type="float">
            <text:p>85892</text:p>
          </table:table-cell>
          <table:table-cell table:formula="of:=(256+[.$S179])*[.$A$2]*2^([.N$2])" office:value-type="float" office:value="171783.447265625" calcext:value-type="float">
            <text:p>171783</text:p>
          </table:table-cell>
          <table:table-cell table:formula="of:=(256+[.$S179])*[.$A$2]*2^([.O$2])" office:value-type="float" office:value="343566.89453125" calcext:value-type="float">
            <text:p>343567</text:p>
          </table:table-cell>
          <table:table-cell table:formula="of:=(256+[.$S179])*[.$A$2]*2^([.P$2])" office:value-type="float" office:value="687133.7890625" calcext:value-type="float">
            <text:p>687134</text:p>
          </table:table-cell>
          <table:table-cell table:formula="of:=(256+[.$S179])*[.$A$2]*2^([.Q$2])" office:value-type="float" office:value="1374267.578125" calcext:value-type="float">
            <text:p>137426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78" calcext:value-type="float">
            <text:p>178</text:p>
          </table:table-cell>
          <table:table-cell table:formula="of:=(256+[.$S180])*[.$A$2]*2^([.B$2])" office:value-type="float" office:value="42.0361757278442" calcext:value-type="float">
            <text:p>42</text:p>
          </table:table-cell>
          <table:table-cell table:formula="of:=(256+[.$S180])*[.$A$2]*2^([.C$2])" office:value-type="float" office:value="84.0723514556885" calcext:value-type="float">
            <text:p>84</text:p>
          </table:table-cell>
          <table:table-cell table:formula="of:=(256+[.$S180])*[.$A$2]*2^([.D$2])" office:value-type="float" office:value="168.144702911377" calcext:value-type="float">
            <text:p>168</text:p>
          </table:table-cell>
          <table:table-cell table:formula="of:=(256+[.$S180])*[.$A$2]*2^([.E$2])" office:value-type="float" office:value="336.289405822754" calcext:value-type="float">
            <text:p>336</text:p>
          </table:table-cell>
          <table:table-cell table:formula="of:=(256+[.$S180])*[.$A$2]*2^([.F$2])" office:value-type="float" office:value="672.578811645508" calcext:value-type="float">
            <text:p>673</text:p>
          </table:table-cell>
          <table:table-cell table:formula="of:=(256+[.$S180])*[.$A$2]*2^([.G$2])" office:value-type="float" office:value="1345.15762329102" calcext:value-type="float">
            <text:p>1345</text:p>
          </table:table-cell>
          <table:table-cell table:formula="of:=(256+[.$S180])*[.$A$2]*2^([.H$2])" office:value-type="float" office:value="2690.31524658203" calcext:value-type="float">
            <text:p>2690</text:p>
          </table:table-cell>
          <table:table-cell table:formula="of:=(256+[.$S180])*[.$A$2]*2^([.I$2])" office:value-type="float" office:value="5380.63049316406" calcext:value-type="float">
            <text:p>5381</text:p>
          </table:table-cell>
          <table:table-cell table:formula="of:=(256+[.$S180])*[.$A$2]*2^([.J$2])" office:value-type="float" office:value="10761.2609863281" calcext:value-type="float">
            <text:p>10761</text:p>
          </table:table-cell>
          <table:table-cell table:formula="of:=(256+[.$S180])*[.$A$2]*2^([.K$2])" office:value-type="float" office:value="21522.5219726562" calcext:value-type="float">
            <text:p>21523</text:p>
          </table:table-cell>
          <table:table-cell table:formula="of:=(256+[.$S180])*[.$A$2]*2^([.L$2])" office:value-type="float" office:value="43045.0439453125" calcext:value-type="float">
            <text:p>43045</text:p>
          </table:table-cell>
          <table:table-cell table:formula="of:=(256+[.$S180])*[.$A$2]*2^([.M$2])" office:value-type="float" office:value="86090.087890625" calcext:value-type="float">
            <text:p>86090</text:p>
          </table:table-cell>
          <table:table-cell table:formula="of:=(256+[.$S180])*[.$A$2]*2^([.N$2])" office:value-type="float" office:value="172180.17578125" calcext:value-type="float">
            <text:p>172180</text:p>
          </table:table-cell>
          <table:table-cell table:formula="of:=(256+[.$S180])*[.$A$2]*2^([.O$2])" office:value-type="float" office:value="344360.3515625" calcext:value-type="float">
            <text:p>344360</text:p>
          </table:table-cell>
          <table:table-cell table:formula="of:=(256+[.$S180])*[.$A$2]*2^([.P$2])" office:value-type="float" office:value="688720.703125" calcext:value-type="float">
            <text:p>688721</text:p>
          </table:table-cell>
          <table:table-cell table:formula="of:=(256+[.$S180])*[.$A$2]*2^([.Q$2])" office:value-type="float" office:value="1377441.40625" calcext:value-type="float">
            <text:p>137744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79" calcext:value-type="float">
            <text:p>179</text:p>
          </table:table-cell>
          <table:table-cell table:formula="of:=(256+[.$S181])*[.$A$2]*2^([.B$2])" office:value-type="float" office:value="42.1330332756043" calcext:value-type="float">
            <text:p>42</text:p>
          </table:table-cell>
          <table:table-cell table:formula="of:=(256+[.$S181])*[.$A$2]*2^([.C$2])" office:value-type="float" office:value="84.2660665512085" calcext:value-type="float">
            <text:p>84</text:p>
          </table:table-cell>
          <table:table-cell table:formula="of:=(256+[.$S181])*[.$A$2]*2^([.D$2])" office:value-type="float" office:value="168.532133102417" calcext:value-type="float">
            <text:p>169</text:p>
          </table:table-cell>
          <table:table-cell table:formula="of:=(256+[.$S181])*[.$A$2]*2^([.E$2])" office:value-type="float" office:value="337.064266204834" calcext:value-type="float">
            <text:p>337</text:p>
          </table:table-cell>
          <table:table-cell table:formula="of:=(256+[.$S181])*[.$A$2]*2^([.F$2])" office:value-type="float" office:value="674.128532409668" calcext:value-type="float">
            <text:p>674</text:p>
          </table:table-cell>
          <table:table-cell table:formula="of:=(256+[.$S181])*[.$A$2]*2^([.G$2])" office:value-type="float" office:value="1348.25706481934" calcext:value-type="float">
            <text:p>1348</text:p>
          </table:table-cell>
          <table:table-cell table:formula="of:=(256+[.$S181])*[.$A$2]*2^([.H$2])" office:value-type="float" office:value="2696.51412963867" calcext:value-type="float">
            <text:p>2697</text:p>
          </table:table-cell>
          <table:table-cell table:formula="of:=(256+[.$S181])*[.$A$2]*2^([.I$2])" office:value-type="float" office:value="5393.02825927734" calcext:value-type="float">
            <text:p>5393</text:p>
          </table:table-cell>
          <table:table-cell table:formula="of:=(256+[.$S181])*[.$A$2]*2^([.J$2])" office:value-type="float" office:value="10786.0565185547" calcext:value-type="float">
            <text:p>10786</text:p>
          </table:table-cell>
          <table:table-cell table:formula="of:=(256+[.$S181])*[.$A$2]*2^([.K$2])" office:value-type="float" office:value="21572.1130371094" calcext:value-type="float">
            <text:p>21572</text:p>
          </table:table-cell>
          <table:table-cell table:formula="of:=(256+[.$S181])*[.$A$2]*2^([.L$2])" office:value-type="float" office:value="43144.2260742188" calcext:value-type="float">
            <text:p>43144</text:p>
          </table:table-cell>
          <table:table-cell table:formula="of:=(256+[.$S181])*[.$A$2]*2^([.M$2])" office:value-type="float" office:value="86288.4521484375" calcext:value-type="float">
            <text:p>86288</text:p>
          </table:table-cell>
          <table:table-cell table:formula="of:=(256+[.$S181])*[.$A$2]*2^([.N$2])" office:value-type="float" office:value="172576.904296875" calcext:value-type="float">
            <text:p>172577</text:p>
          </table:table-cell>
          <table:table-cell table:formula="of:=(256+[.$S181])*[.$A$2]*2^([.O$2])" office:value-type="float" office:value="345153.80859375" calcext:value-type="float">
            <text:p>345154</text:p>
          </table:table-cell>
          <table:table-cell table:formula="of:=(256+[.$S181])*[.$A$2]*2^([.P$2])" office:value-type="float" office:value="690307.6171875" calcext:value-type="float">
            <text:p>690308</text:p>
          </table:table-cell>
          <table:table-cell table:formula="of:=(256+[.$S181])*[.$A$2]*2^([.Q$2])" office:value-type="float" office:value="1380615.234375" calcext:value-type="float">
            <text:p>138061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80" calcext:value-type="float">
            <text:p>180</text:p>
          </table:table-cell>
          <table:table-cell table:formula="of:=(256+[.$S182])*[.$A$2]*2^([.B$2])" office:value-type="float" office:value="42.2298908233643" calcext:value-type="float">
            <text:p>42</text:p>
          </table:table-cell>
          <table:table-cell table:formula="of:=(256+[.$S182])*[.$A$2]*2^([.C$2])" office:value-type="float" office:value="84.4597816467285" calcext:value-type="float">
            <text:p>84</text:p>
          </table:table-cell>
          <table:table-cell table:formula="of:=(256+[.$S182])*[.$A$2]*2^([.D$2])" office:value-type="float" office:value="168.919563293457" calcext:value-type="float">
            <text:p>169</text:p>
          </table:table-cell>
          <table:table-cell table:formula="of:=(256+[.$S182])*[.$A$2]*2^([.E$2])" office:value-type="float" office:value="337.839126586914" calcext:value-type="float">
            <text:p>338</text:p>
          </table:table-cell>
          <table:table-cell table:formula="of:=(256+[.$S182])*[.$A$2]*2^([.F$2])" office:value-type="float" office:value="675.678253173828" calcext:value-type="float">
            <text:p>676</text:p>
          </table:table-cell>
          <table:table-cell table:formula="of:=(256+[.$S182])*[.$A$2]*2^([.G$2])" office:value-type="float" office:value="1351.35650634766" calcext:value-type="float">
            <text:p>1351</text:p>
          </table:table-cell>
          <table:table-cell table:formula="of:=(256+[.$S182])*[.$A$2]*2^([.H$2])" office:value-type="float" office:value="2702.71301269531" calcext:value-type="float">
            <text:p>2703</text:p>
          </table:table-cell>
          <table:table-cell table:formula="of:=(256+[.$S182])*[.$A$2]*2^([.I$2])" office:value-type="float" office:value="5405.42602539063" calcext:value-type="float">
            <text:p>5405</text:p>
          </table:table-cell>
          <table:table-cell table:formula="of:=(256+[.$S182])*[.$A$2]*2^([.J$2])" office:value-type="float" office:value="10810.8520507813" calcext:value-type="float">
            <text:p>10811</text:p>
          </table:table-cell>
          <table:table-cell table:formula="of:=(256+[.$S182])*[.$A$2]*2^([.K$2])" office:value-type="float" office:value="21621.7041015625" calcext:value-type="float">
            <text:p>21622</text:p>
          </table:table-cell>
          <table:table-cell table:formula="of:=(256+[.$S182])*[.$A$2]*2^([.L$2])" office:value-type="float" office:value="43243.408203125" calcext:value-type="float">
            <text:p>43243</text:p>
          </table:table-cell>
          <table:table-cell table:formula="of:=(256+[.$S182])*[.$A$2]*2^([.M$2])" office:value-type="float" office:value="86486.81640625" calcext:value-type="float">
            <text:p>86487</text:p>
          </table:table-cell>
          <table:table-cell table:formula="of:=(256+[.$S182])*[.$A$2]*2^([.N$2])" office:value-type="float" office:value="172973.6328125" calcext:value-type="float">
            <text:p>172974</text:p>
          </table:table-cell>
          <table:table-cell table:formula="of:=(256+[.$S182])*[.$A$2]*2^([.O$2])" office:value-type="float" office:value="345947.265625" calcext:value-type="float">
            <text:p>345947</text:p>
          </table:table-cell>
          <table:table-cell table:formula="of:=(256+[.$S182])*[.$A$2]*2^([.P$2])" office:value-type="float" office:value="691894.53125" calcext:value-type="float">
            <text:p>691895</text:p>
          </table:table-cell>
          <table:table-cell table:formula="of:=(256+[.$S182])*[.$A$2]*2^([.Q$2])" office:value-type="float" office:value="1383789.0625" calcext:value-type="float">
            <text:p>138378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81" calcext:value-type="float">
            <text:p>181</text:p>
          </table:table-cell>
          <table:table-cell table:formula="of:=(256+[.$S183])*[.$A$2]*2^([.B$2])" office:value-type="float" office:value="42.3267483711243" calcext:value-type="float">
            <text:p>42</text:p>
          </table:table-cell>
          <table:table-cell table:formula="of:=(256+[.$S183])*[.$A$2]*2^([.C$2])" office:value-type="float" office:value="84.6534967422485" calcext:value-type="float">
            <text:p>85</text:p>
          </table:table-cell>
          <table:table-cell table:formula="of:=(256+[.$S183])*[.$A$2]*2^([.D$2])" office:value-type="float" office:value="169.306993484497" calcext:value-type="float">
            <text:p>169</text:p>
          </table:table-cell>
          <table:table-cell table:formula="of:=(256+[.$S183])*[.$A$2]*2^([.E$2])" office:value-type="float" office:value="338.613986968994" calcext:value-type="float">
            <text:p>339</text:p>
          </table:table-cell>
          <table:table-cell table:formula="of:=(256+[.$S183])*[.$A$2]*2^([.F$2])" office:value-type="float" office:value="677.227973937988" calcext:value-type="float">
            <text:p>677</text:p>
          </table:table-cell>
          <table:table-cell table:formula="of:=(256+[.$S183])*[.$A$2]*2^([.G$2])" office:value-type="float" office:value="1354.45594787598" calcext:value-type="float">
            <text:p>1354</text:p>
          </table:table-cell>
          <table:table-cell table:formula="of:=(256+[.$S183])*[.$A$2]*2^([.H$2])" office:value-type="float" office:value="2708.91189575195" calcext:value-type="float">
            <text:p>2709</text:p>
          </table:table-cell>
          <table:table-cell table:formula="of:=(256+[.$S183])*[.$A$2]*2^([.I$2])" office:value-type="float" office:value="5417.82379150391" calcext:value-type="float">
            <text:p>5418</text:p>
          </table:table-cell>
          <table:table-cell table:formula="of:=(256+[.$S183])*[.$A$2]*2^([.J$2])" office:value-type="float" office:value="10835.6475830078" calcext:value-type="float">
            <text:p>10836</text:p>
          </table:table-cell>
          <table:table-cell table:formula="of:=(256+[.$S183])*[.$A$2]*2^([.K$2])" office:value-type="float" office:value="21671.2951660156" calcext:value-type="float">
            <text:p>21671</text:p>
          </table:table-cell>
          <table:table-cell table:formula="of:=(256+[.$S183])*[.$A$2]*2^([.L$2])" office:value-type="float" office:value="43342.5903320313" calcext:value-type="float">
            <text:p>43343</text:p>
          </table:table-cell>
          <table:table-cell table:formula="of:=(256+[.$S183])*[.$A$2]*2^([.M$2])" office:value-type="float" office:value="86685.1806640625" calcext:value-type="float">
            <text:p>86685</text:p>
          </table:table-cell>
          <table:table-cell table:formula="of:=(256+[.$S183])*[.$A$2]*2^([.N$2])" office:value-type="float" office:value="173370.361328125" calcext:value-type="float">
            <text:p>173370</text:p>
          </table:table-cell>
          <table:table-cell table:formula="of:=(256+[.$S183])*[.$A$2]*2^([.O$2])" office:value-type="float" office:value="346740.72265625" calcext:value-type="float">
            <text:p>346741</text:p>
          </table:table-cell>
          <table:table-cell table:formula="of:=(256+[.$S183])*[.$A$2]*2^([.P$2])" office:value-type="float" office:value="693481.4453125" calcext:value-type="float">
            <text:p>693481</text:p>
          </table:table-cell>
          <table:table-cell table:formula="of:=(256+[.$S183])*[.$A$2]*2^([.Q$2])" office:value-type="float" office:value="1386962.890625" calcext:value-type="float">
            <text:p>138696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82" calcext:value-type="float">
            <text:p>182</text:p>
          </table:table-cell>
          <table:table-cell table:formula="of:=(256+[.$S184])*[.$A$2]*2^([.B$2])" office:value-type="float" office:value="42.4236059188843" calcext:value-type="float">
            <text:p>42</text:p>
          </table:table-cell>
          <table:table-cell table:formula="of:=(256+[.$S184])*[.$A$2]*2^([.C$2])" office:value-type="float" office:value="84.8472118377686" calcext:value-type="float">
            <text:p>85</text:p>
          </table:table-cell>
          <table:table-cell table:formula="of:=(256+[.$S184])*[.$A$2]*2^([.D$2])" office:value-type="float" office:value="169.694423675537" calcext:value-type="float">
            <text:p>170</text:p>
          </table:table-cell>
          <table:table-cell table:formula="of:=(256+[.$S184])*[.$A$2]*2^([.E$2])" office:value-type="float" office:value="339.388847351074" calcext:value-type="float">
            <text:p>339</text:p>
          </table:table-cell>
          <table:table-cell table:formula="of:=(256+[.$S184])*[.$A$2]*2^([.F$2])" office:value-type="float" office:value="678.777694702148" calcext:value-type="float">
            <text:p>679</text:p>
          </table:table-cell>
          <table:table-cell table:formula="of:=(256+[.$S184])*[.$A$2]*2^([.G$2])" office:value-type="float" office:value="1357.5553894043" calcext:value-type="float">
            <text:p>1358</text:p>
          </table:table-cell>
          <table:table-cell table:formula="of:=(256+[.$S184])*[.$A$2]*2^([.H$2])" office:value-type="float" office:value="2715.11077880859" calcext:value-type="float">
            <text:p>2715</text:p>
          </table:table-cell>
          <table:table-cell table:formula="of:=(256+[.$S184])*[.$A$2]*2^([.I$2])" office:value-type="float" office:value="5430.22155761719" calcext:value-type="float">
            <text:p>5430</text:p>
          </table:table-cell>
          <table:table-cell table:formula="of:=(256+[.$S184])*[.$A$2]*2^([.J$2])" office:value-type="float" office:value="10860.4431152344" calcext:value-type="float">
            <text:p>10860</text:p>
          </table:table-cell>
          <table:table-cell table:formula="of:=(256+[.$S184])*[.$A$2]*2^([.K$2])" office:value-type="float" office:value="21720.8862304687" calcext:value-type="float">
            <text:p>21721</text:p>
          </table:table-cell>
          <table:table-cell table:formula="of:=(256+[.$S184])*[.$A$2]*2^([.L$2])" office:value-type="float" office:value="43441.7724609375" calcext:value-type="float">
            <text:p>43442</text:p>
          </table:table-cell>
          <table:table-cell table:formula="of:=(256+[.$S184])*[.$A$2]*2^([.M$2])" office:value-type="float" office:value="86883.544921875" calcext:value-type="float">
            <text:p>86884</text:p>
          </table:table-cell>
          <table:table-cell table:formula="of:=(256+[.$S184])*[.$A$2]*2^([.N$2])" office:value-type="float" office:value="173767.08984375" calcext:value-type="float">
            <text:p>173767</text:p>
          </table:table-cell>
          <table:table-cell table:formula="of:=(256+[.$S184])*[.$A$2]*2^([.O$2])" office:value-type="float" office:value="347534.1796875" calcext:value-type="float">
            <text:p>347534</text:p>
          </table:table-cell>
          <table:table-cell table:formula="of:=(256+[.$S184])*[.$A$2]*2^([.P$2])" office:value-type="float" office:value="695068.359375" calcext:value-type="float">
            <text:p>695068</text:p>
          </table:table-cell>
          <table:table-cell table:formula="of:=(256+[.$S184])*[.$A$2]*2^([.Q$2])" office:value-type="float" office:value="1390136.71875" calcext:value-type="float">
            <text:p>139013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83" calcext:value-type="float">
            <text:p>183</text:p>
          </table:table-cell>
          <table:table-cell table:formula="of:=(256+[.$S185])*[.$A$2]*2^([.B$2])" office:value-type="float" office:value="42.5204634666443" calcext:value-type="float">
            <text:p>43</text:p>
          </table:table-cell>
          <table:table-cell table:formula="of:=(256+[.$S185])*[.$A$2]*2^([.C$2])" office:value-type="float" office:value="85.0409269332886" calcext:value-type="float">
            <text:p>85</text:p>
          </table:table-cell>
          <table:table-cell table:formula="of:=(256+[.$S185])*[.$A$2]*2^([.D$2])" office:value-type="float" office:value="170.081853866577" calcext:value-type="float">
            <text:p>170</text:p>
          </table:table-cell>
          <table:table-cell table:formula="of:=(256+[.$S185])*[.$A$2]*2^([.E$2])" office:value-type="float" office:value="340.163707733154" calcext:value-type="float">
            <text:p>340</text:p>
          </table:table-cell>
          <table:table-cell table:formula="of:=(256+[.$S185])*[.$A$2]*2^([.F$2])" office:value-type="float" office:value="680.327415466309" calcext:value-type="float">
            <text:p>680</text:p>
          </table:table-cell>
          <table:table-cell table:formula="of:=(256+[.$S185])*[.$A$2]*2^([.G$2])" office:value-type="float" office:value="1360.65483093262" calcext:value-type="float">
            <text:p>1361</text:p>
          </table:table-cell>
          <table:table-cell table:formula="of:=(256+[.$S185])*[.$A$2]*2^([.H$2])" office:value-type="float" office:value="2721.30966186523" calcext:value-type="float">
            <text:p>2721</text:p>
          </table:table-cell>
          <table:table-cell table:formula="of:=(256+[.$S185])*[.$A$2]*2^([.I$2])" office:value-type="float" office:value="5442.61932373047" calcext:value-type="float">
            <text:p>5443</text:p>
          </table:table-cell>
          <table:table-cell table:formula="of:=(256+[.$S185])*[.$A$2]*2^([.J$2])" office:value-type="float" office:value="10885.2386474609" calcext:value-type="float">
            <text:p>10885</text:p>
          </table:table-cell>
          <table:table-cell table:formula="of:=(256+[.$S185])*[.$A$2]*2^([.K$2])" office:value-type="float" office:value="21770.4772949219" calcext:value-type="float">
            <text:p>21770</text:p>
          </table:table-cell>
          <table:table-cell table:formula="of:=(256+[.$S185])*[.$A$2]*2^([.L$2])" office:value-type="float" office:value="43540.9545898438" calcext:value-type="float">
            <text:p>43541</text:p>
          </table:table-cell>
          <table:table-cell table:formula="of:=(256+[.$S185])*[.$A$2]*2^([.M$2])" office:value-type="float" office:value="87081.9091796875" calcext:value-type="float">
            <text:p>87082</text:p>
          </table:table-cell>
          <table:table-cell table:formula="of:=(256+[.$S185])*[.$A$2]*2^([.N$2])" office:value-type="float" office:value="174163.818359375" calcext:value-type="float">
            <text:p>174164</text:p>
          </table:table-cell>
          <table:table-cell table:formula="of:=(256+[.$S185])*[.$A$2]*2^([.O$2])" office:value-type="float" office:value="348327.63671875" calcext:value-type="float">
            <text:p>348328</text:p>
          </table:table-cell>
          <table:table-cell table:formula="of:=(256+[.$S185])*[.$A$2]*2^([.P$2])" office:value-type="float" office:value="696655.2734375" calcext:value-type="float">
            <text:p>696655</text:p>
          </table:table-cell>
          <table:table-cell table:formula="of:=(256+[.$S185])*[.$A$2]*2^([.Q$2])" office:value-type="float" office:value="1393310.546875" calcext:value-type="float">
            <text:p>139331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84" calcext:value-type="float">
            <text:p>184</text:p>
          </table:table-cell>
          <table:table-cell table:formula="of:=(256+[.$S186])*[.$A$2]*2^([.B$2])" office:value-type="float" office:value="42.6173210144043" calcext:value-type="float">
            <text:p>43</text:p>
          </table:table-cell>
          <table:table-cell table:formula="of:=(256+[.$S186])*[.$A$2]*2^([.C$2])" office:value-type="float" office:value="85.2346420288086" calcext:value-type="float">
            <text:p>85</text:p>
          </table:table-cell>
          <table:table-cell table:formula="of:=(256+[.$S186])*[.$A$2]*2^([.D$2])" office:value-type="float" office:value="170.469284057617" calcext:value-type="float">
            <text:p>170</text:p>
          </table:table-cell>
          <table:table-cell table:formula="of:=(256+[.$S186])*[.$A$2]*2^([.E$2])" office:value-type="float" office:value="340.938568115234" calcext:value-type="float">
            <text:p>341</text:p>
          </table:table-cell>
          <table:table-cell table:formula="of:=(256+[.$S186])*[.$A$2]*2^([.F$2])" office:value-type="float" office:value="681.877136230469" calcext:value-type="float">
            <text:p>682</text:p>
          </table:table-cell>
          <table:table-cell table:formula="of:=(256+[.$S186])*[.$A$2]*2^([.G$2])" office:value-type="float" office:value="1363.75427246094" calcext:value-type="float">
            <text:p>1364</text:p>
          </table:table-cell>
          <table:table-cell table:formula="of:=(256+[.$S186])*[.$A$2]*2^([.H$2])" office:value-type="float" office:value="2727.50854492187" calcext:value-type="float">
            <text:p>2728</text:p>
          </table:table-cell>
          <table:table-cell table:formula="of:=(256+[.$S186])*[.$A$2]*2^([.I$2])" office:value-type="float" office:value="5455.01708984375" calcext:value-type="float">
            <text:p>5455</text:p>
          </table:table-cell>
          <table:table-cell table:formula="of:=(256+[.$S186])*[.$A$2]*2^([.J$2])" office:value-type="float" office:value="10910.0341796875" calcext:value-type="float">
            <text:p>10910</text:p>
          </table:table-cell>
          <table:table-cell table:formula="of:=(256+[.$S186])*[.$A$2]*2^([.K$2])" office:value-type="float" office:value="21820.068359375" calcext:value-type="float">
            <text:p>21820</text:p>
          </table:table-cell>
          <table:table-cell table:formula="of:=(256+[.$S186])*[.$A$2]*2^([.L$2])" office:value-type="float" office:value="43640.13671875" calcext:value-type="float">
            <text:p>43640</text:p>
          </table:table-cell>
          <table:table-cell table:formula="of:=(256+[.$S186])*[.$A$2]*2^([.M$2])" office:value-type="float" office:value="87280.2734375" calcext:value-type="float">
            <text:p>87280</text:p>
          </table:table-cell>
          <table:table-cell table:formula="of:=(256+[.$S186])*[.$A$2]*2^([.N$2])" office:value-type="float" office:value="174560.546875" calcext:value-type="float">
            <text:p>174561</text:p>
          </table:table-cell>
          <table:table-cell table:formula="of:=(256+[.$S186])*[.$A$2]*2^([.O$2])" office:value-type="float" office:value="349121.09375" calcext:value-type="float">
            <text:p>349121</text:p>
          </table:table-cell>
          <table:table-cell table:formula="of:=(256+[.$S186])*[.$A$2]*2^([.P$2])" office:value-type="float" office:value="698242.1875" calcext:value-type="float">
            <text:p>698242</text:p>
          </table:table-cell>
          <table:table-cell table:formula="of:=(256+[.$S186])*[.$A$2]*2^([.Q$2])" office:value-type="float" office:value="1396484.375" calcext:value-type="float">
            <text:p>139648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85" calcext:value-type="float">
            <text:p>185</text:p>
          </table:table-cell>
          <table:table-cell table:formula="of:=(256+[.$S187])*[.$A$2]*2^([.B$2])" office:value-type="float" office:value="42.7141785621643" calcext:value-type="float">
            <text:p>43</text:p>
          </table:table-cell>
          <table:table-cell table:formula="of:=(256+[.$S187])*[.$A$2]*2^([.C$2])" office:value-type="float" office:value="85.4283571243286" calcext:value-type="float">
            <text:p>85</text:p>
          </table:table-cell>
          <table:table-cell table:formula="of:=(256+[.$S187])*[.$A$2]*2^([.D$2])" office:value-type="float" office:value="170.856714248657" calcext:value-type="float">
            <text:p>171</text:p>
          </table:table-cell>
          <table:table-cell table:formula="of:=(256+[.$S187])*[.$A$2]*2^([.E$2])" office:value-type="float" office:value="341.713428497314" calcext:value-type="float">
            <text:p>342</text:p>
          </table:table-cell>
          <table:table-cell table:formula="of:=(256+[.$S187])*[.$A$2]*2^([.F$2])" office:value-type="float" office:value="683.426856994629" calcext:value-type="float">
            <text:p>683</text:p>
          </table:table-cell>
          <table:table-cell table:formula="of:=(256+[.$S187])*[.$A$2]*2^([.G$2])" office:value-type="float" office:value="1366.85371398926" calcext:value-type="float">
            <text:p>1367</text:p>
          </table:table-cell>
          <table:table-cell table:formula="of:=(256+[.$S187])*[.$A$2]*2^([.H$2])" office:value-type="float" office:value="2733.70742797852" calcext:value-type="float">
            <text:p>2734</text:p>
          </table:table-cell>
          <table:table-cell table:formula="of:=(256+[.$S187])*[.$A$2]*2^([.I$2])" office:value-type="float" office:value="5467.41485595703" calcext:value-type="float">
            <text:p>5467</text:p>
          </table:table-cell>
          <table:table-cell table:formula="of:=(256+[.$S187])*[.$A$2]*2^([.J$2])" office:value-type="float" office:value="10934.8297119141" calcext:value-type="float">
            <text:p>10935</text:p>
          </table:table-cell>
          <table:table-cell table:formula="of:=(256+[.$S187])*[.$A$2]*2^([.K$2])" office:value-type="float" office:value="21869.6594238281" calcext:value-type="float">
            <text:p>21870</text:p>
          </table:table-cell>
          <table:table-cell table:formula="of:=(256+[.$S187])*[.$A$2]*2^([.L$2])" office:value-type="float" office:value="43739.3188476563" calcext:value-type="float">
            <text:p>43739</text:p>
          </table:table-cell>
          <table:table-cell table:formula="of:=(256+[.$S187])*[.$A$2]*2^([.M$2])" office:value-type="float" office:value="87478.6376953125" calcext:value-type="float">
            <text:p>87479</text:p>
          </table:table-cell>
          <table:table-cell table:formula="of:=(256+[.$S187])*[.$A$2]*2^([.N$2])" office:value-type="float" office:value="174957.275390625" calcext:value-type="float">
            <text:p>174957</text:p>
          </table:table-cell>
          <table:table-cell table:formula="of:=(256+[.$S187])*[.$A$2]*2^([.O$2])" office:value-type="float" office:value="349914.55078125" calcext:value-type="float">
            <text:p>349915</text:p>
          </table:table-cell>
          <table:table-cell table:formula="of:=(256+[.$S187])*[.$A$2]*2^([.P$2])" office:value-type="float" office:value="699829.1015625" calcext:value-type="float">
            <text:p>699829</text:p>
          </table:table-cell>
          <table:table-cell table:formula="of:=(256+[.$S187])*[.$A$2]*2^([.Q$2])" office:value-type="float" office:value="1399658.203125" calcext:value-type="float">
            <text:p>139965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86" calcext:value-type="float">
            <text:p>186</text:p>
          </table:table-cell>
          <table:table-cell table:formula="of:=(256+[.$S188])*[.$A$2]*2^([.B$2])" office:value-type="float" office:value="42.8110361099243" calcext:value-type="float">
            <text:p>43</text:p>
          </table:table-cell>
          <table:table-cell table:formula="of:=(256+[.$S188])*[.$A$2]*2^([.C$2])" office:value-type="float" office:value="85.6220722198486" calcext:value-type="float">
            <text:p>86</text:p>
          </table:table-cell>
          <table:table-cell table:formula="of:=(256+[.$S188])*[.$A$2]*2^([.D$2])" office:value-type="float" office:value="171.244144439697" calcext:value-type="float">
            <text:p>171</text:p>
          </table:table-cell>
          <table:table-cell table:formula="of:=(256+[.$S188])*[.$A$2]*2^([.E$2])" office:value-type="float" office:value="342.488288879395" calcext:value-type="float">
            <text:p>342</text:p>
          </table:table-cell>
          <table:table-cell table:formula="of:=(256+[.$S188])*[.$A$2]*2^([.F$2])" office:value-type="float" office:value="684.976577758789" calcext:value-type="float">
            <text:p>685</text:p>
          </table:table-cell>
          <table:table-cell table:formula="of:=(256+[.$S188])*[.$A$2]*2^([.G$2])" office:value-type="float" office:value="1369.95315551758" calcext:value-type="float">
            <text:p>1370</text:p>
          </table:table-cell>
          <table:table-cell table:formula="of:=(256+[.$S188])*[.$A$2]*2^([.H$2])" office:value-type="float" office:value="2739.90631103516" calcext:value-type="float">
            <text:p>2740</text:p>
          </table:table-cell>
          <table:table-cell table:formula="of:=(256+[.$S188])*[.$A$2]*2^([.I$2])" office:value-type="float" office:value="5479.81262207031" calcext:value-type="float">
            <text:p>5480</text:p>
          </table:table-cell>
          <table:table-cell table:formula="of:=(256+[.$S188])*[.$A$2]*2^([.J$2])" office:value-type="float" office:value="10959.6252441406" calcext:value-type="float">
            <text:p>10960</text:p>
          </table:table-cell>
          <table:table-cell table:formula="of:=(256+[.$S188])*[.$A$2]*2^([.K$2])" office:value-type="float" office:value="21919.2504882812" calcext:value-type="float">
            <text:p>21919</text:p>
          </table:table-cell>
          <table:table-cell table:formula="of:=(256+[.$S188])*[.$A$2]*2^([.L$2])" office:value-type="float" office:value="43838.5009765625" calcext:value-type="float">
            <text:p>43839</text:p>
          </table:table-cell>
          <table:table-cell table:formula="of:=(256+[.$S188])*[.$A$2]*2^([.M$2])" office:value-type="float" office:value="87677.001953125" calcext:value-type="float">
            <text:p>87677</text:p>
          </table:table-cell>
          <table:table-cell table:formula="of:=(256+[.$S188])*[.$A$2]*2^([.N$2])" office:value-type="float" office:value="175354.00390625" calcext:value-type="float">
            <text:p>175354</text:p>
          </table:table-cell>
          <table:table-cell table:formula="of:=(256+[.$S188])*[.$A$2]*2^([.O$2])" office:value-type="float" office:value="350708.0078125" calcext:value-type="float">
            <text:p>350708</text:p>
          </table:table-cell>
          <table:table-cell table:formula="of:=(256+[.$S188])*[.$A$2]*2^([.P$2])" office:value-type="float" office:value="701416.015625" calcext:value-type="float">
            <text:p>701416</text:p>
          </table:table-cell>
          <table:table-cell table:formula="of:=(256+[.$S188])*[.$A$2]*2^([.Q$2])" office:value-type="float" office:value="1402832.03125" calcext:value-type="float">
            <text:p>140283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87" calcext:value-type="float">
            <text:p>187</text:p>
          </table:table-cell>
          <table:table-cell table:formula="of:=(256+[.$S189])*[.$A$2]*2^([.B$2])" office:value-type="float" office:value="42.9078936576843" calcext:value-type="float">
            <text:p>43</text:p>
          </table:table-cell>
          <table:table-cell table:formula="of:=(256+[.$S189])*[.$A$2]*2^([.C$2])" office:value-type="float" office:value="85.8157873153687" calcext:value-type="float">
            <text:p>86</text:p>
          </table:table-cell>
          <table:table-cell table:formula="of:=(256+[.$S189])*[.$A$2]*2^([.D$2])" office:value-type="float" office:value="171.631574630737" calcext:value-type="float">
            <text:p>172</text:p>
          </table:table-cell>
          <table:table-cell table:formula="of:=(256+[.$S189])*[.$A$2]*2^([.E$2])" office:value-type="float" office:value="343.263149261475" calcext:value-type="float">
            <text:p>343</text:p>
          </table:table-cell>
          <table:table-cell table:formula="of:=(256+[.$S189])*[.$A$2]*2^([.F$2])" office:value-type="float" office:value="686.526298522949" calcext:value-type="float">
            <text:p>687</text:p>
          </table:table-cell>
          <table:table-cell table:formula="of:=(256+[.$S189])*[.$A$2]*2^([.G$2])" office:value-type="float" office:value="1373.0525970459" calcext:value-type="float">
            <text:p>1373</text:p>
          </table:table-cell>
          <table:table-cell table:formula="of:=(256+[.$S189])*[.$A$2]*2^([.H$2])" office:value-type="float" office:value="2746.1051940918" calcext:value-type="float">
            <text:p>2746</text:p>
          </table:table-cell>
          <table:table-cell table:formula="of:=(256+[.$S189])*[.$A$2]*2^([.I$2])" office:value-type="float" office:value="5492.21038818359" calcext:value-type="float">
            <text:p>5492</text:p>
          </table:table-cell>
          <table:table-cell table:formula="of:=(256+[.$S189])*[.$A$2]*2^([.J$2])" office:value-type="float" office:value="10984.4207763672" calcext:value-type="float">
            <text:p>10984</text:p>
          </table:table-cell>
          <table:table-cell table:formula="of:=(256+[.$S189])*[.$A$2]*2^([.K$2])" office:value-type="float" office:value="21968.8415527344" calcext:value-type="float">
            <text:p>21969</text:p>
          </table:table-cell>
          <table:table-cell table:formula="of:=(256+[.$S189])*[.$A$2]*2^([.L$2])" office:value-type="float" office:value="43937.6831054688" calcext:value-type="float">
            <text:p>43938</text:p>
          </table:table-cell>
          <table:table-cell table:formula="of:=(256+[.$S189])*[.$A$2]*2^([.M$2])" office:value-type="float" office:value="87875.3662109375" calcext:value-type="float">
            <text:p>87875</text:p>
          </table:table-cell>
          <table:table-cell table:formula="of:=(256+[.$S189])*[.$A$2]*2^([.N$2])" office:value-type="float" office:value="175750.732421875" calcext:value-type="float">
            <text:p>175751</text:p>
          </table:table-cell>
          <table:table-cell table:formula="of:=(256+[.$S189])*[.$A$2]*2^([.O$2])" office:value-type="float" office:value="351501.46484375" calcext:value-type="float">
            <text:p>351501</text:p>
          </table:table-cell>
          <table:table-cell table:formula="of:=(256+[.$S189])*[.$A$2]*2^([.P$2])" office:value-type="float" office:value="703002.9296875" calcext:value-type="float">
            <text:p>703003</text:p>
          </table:table-cell>
          <table:table-cell table:formula="of:=(256+[.$S189])*[.$A$2]*2^([.Q$2])" office:value-type="float" office:value="1406005.859375" calcext:value-type="float">
            <text:p>140600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88" calcext:value-type="float">
            <text:p>188</text:p>
          </table:table-cell>
          <table:table-cell table:formula="of:=(256+[.$S190])*[.$A$2]*2^([.B$2])" office:value-type="float" office:value="43.0047512054443" calcext:value-type="float">
            <text:p>43</text:p>
          </table:table-cell>
          <table:table-cell table:formula="of:=(256+[.$S190])*[.$A$2]*2^([.C$2])" office:value-type="float" office:value="86.0095024108887" calcext:value-type="float">
            <text:p>86</text:p>
          </table:table-cell>
          <table:table-cell table:formula="of:=(256+[.$S190])*[.$A$2]*2^([.D$2])" office:value-type="float" office:value="172.019004821777" calcext:value-type="float">
            <text:p>172</text:p>
          </table:table-cell>
          <table:table-cell table:formula="of:=(256+[.$S190])*[.$A$2]*2^([.E$2])" office:value-type="float" office:value="344.038009643555" calcext:value-type="float">
            <text:p>344</text:p>
          </table:table-cell>
          <table:table-cell table:formula="of:=(256+[.$S190])*[.$A$2]*2^([.F$2])" office:value-type="float" office:value="688.076019287109" calcext:value-type="float">
            <text:p>688</text:p>
          </table:table-cell>
          <table:table-cell table:formula="of:=(256+[.$S190])*[.$A$2]*2^([.G$2])" office:value-type="float" office:value="1376.15203857422" calcext:value-type="float">
            <text:p>1376</text:p>
          </table:table-cell>
          <table:table-cell table:formula="of:=(256+[.$S190])*[.$A$2]*2^([.H$2])" office:value-type="float" office:value="2752.30407714844" calcext:value-type="float">
            <text:p>2752</text:p>
          </table:table-cell>
          <table:table-cell table:formula="of:=(256+[.$S190])*[.$A$2]*2^([.I$2])" office:value-type="float" office:value="5504.60815429688" calcext:value-type="float">
            <text:p>5505</text:p>
          </table:table-cell>
          <table:table-cell table:formula="of:=(256+[.$S190])*[.$A$2]*2^([.J$2])" office:value-type="float" office:value="11009.2163085938" calcext:value-type="float">
            <text:p>11009</text:p>
          </table:table-cell>
          <table:table-cell table:formula="of:=(256+[.$S190])*[.$A$2]*2^([.K$2])" office:value-type="float" office:value="22018.4326171875" calcext:value-type="float">
            <text:p>22018</text:p>
          </table:table-cell>
          <table:table-cell table:formula="of:=(256+[.$S190])*[.$A$2]*2^([.L$2])" office:value-type="float" office:value="44036.865234375" calcext:value-type="float">
            <text:p>44037</text:p>
          </table:table-cell>
          <table:table-cell table:formula="of:=(256+[.$S190])*[.$A$2]*2^([.M$2])" office:value-type="float" office:value="88073.73046875" calcext:value-type="float">
            <text:p>88074</text:p>
          </table:table-cell>
          <table:table-cell table:formula="of:=(256+[.$S190])*[.$A$2]*2^([.N$2])" office:value-type="float" office:value="176147.4609375" calcext:value-type="float">
            <text:p>176147</text:p>
          </table:table-cell>
          <table:table-cell table:formula="of:=(256+[.$S190])*[.$A$2]*2^([.O$2])" office:value-type="float" office:value="352294.921875" calcext:value-type="float">
            <text:p>352295</text:p>
          </table:table-cell>
          <table:table-cell table:formula="of:=(256+[.$S190])*[.$A$2]*2^([.P$2])" office:value-type="float" office:value="704589.84375" calcext:value-type="float">
            <text:p>704590</text:p>
          </table:table-cell>
          <table:table-cell table:formula="of:=(256+[.$S190])*[.$A$2]*2^([.Q$2])" office:value-type="float" office:value="1409179.6875" calcext:value-type="float">
            <text:p>140918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89" calcext:value-type="float">
            <text:p>189</text:p>
          </table:table-cell>
          <table:table-cell table:formula="of:=(256+[.$S191])*[.$A$2]*2^([.B$2])" office:value-type="float" office:value="43.1016087532043" calcext:value-type="float">
            <text:p>43</text:p>
          </table:table-cell>
          <table:table-cell table:formula="of:=(256+[.$S191])*[.$A$2]*2^([.C$2])" office:value-type="float" office:value="86.2032175064087" calcext:value-type="float">
            <text:p>86</text:p>
          </table:table-cell>
          <table:table-cell table:formula="of:=(256+[.$S191])*[.$A$2]*2^([.D$2])" office:value-type="float" office:value="172.406435012817" calcext:value-type="float">
            <text:p>172</text:p>
          </table:table-cell>
          <table:table-cell table:formula="of:=(256+[.$S191])*[.$A$2]*2^([.E$2])" office:value-type="float" office:value="344.812870025635" calcext:value-type="float">
            <text:p>345</text:p>
          </table:table-cell>
          <table:table-cell table:formula="of:=(256+[.$S191])*[.$A$2]*2^([.F$2])" office:value-type="float" office:value="689.62574005127" calcext:value-type="float">
            <text:p>690</text:p>
          </table:table-cell>
          <table:table-cell table:formula="of:=(256+[.$S191])*[.$A$2]*2^([.G$2])" office:value-type="float" office:value="1379.25148010254" calcext:value-type="float">
            <text:p>1379</text:p>
          </table:table-cell>
          <table:table-cell table:formula="of:=(256+[.$S191])*[.$A$2]*2^([.H$2])" office:value-type="float" office:value="2758.50296020508" calcext:value-type="float">
            <text:p>2759</text:p>
          </table:table-cell>
          <table:table-cell table:formula="of:=(256+[.$S191])*[.$A$2]*2^([.I$2])" office:value-type="float" office:value="5517.00592041016" calcext:value-type="float">
            <text:p>5517</text:p>
          </table:table-cell>
          <table:table-cell table:formula="of:=(256+[.$S191])*[.$A$2]*2^([.J$2])" office:value-type="float" office:value="11034.0118408203" calcext:value-type="float">
            <text:p>11034</text:p>
          </table:table-cell>
          <table:table-cell table:formula="of:=(256+[.$S191])*[.$A$2]*2^([.K$2])" office:value-type="float" office:value="22068.0236816406" calcext:value-type="float">
            <text:p>22068</text:p>
          </table:table-cell>
          <table:table-cell table:formula="of:=(256+[.$S191])*[.$A$2]*2^([.L$2])" office:value-type="float" office:value="44136.0473632813" calcext:value-type="float">
            <text:p>44136</text:p>
          </table:table-cell>
          <table:table-cell table:formula="of:=(256+[.$S191])*[.$A$2]*2^([.M$2])" office:value-type="float" office:value="88272.0947265625" calcext:value-type="float">
            <text:p>88272</text:p>
          </table:table-cell>
          <table:table-cell table:formula="of:=(256+[.$S191])*[.$A$2]*2^([.N$2])" office:value-type="float" office:value="176544.189453125" calcext:value-type="float">
            <text:p>176544</text:p>
          </table:table-cell>
          <table:table-cell table:formula="of:=(256+[.$S191])*[.$A$2]*2^([.O$2])" office:value-type="float" office:value="353088.37890625" calcext:value-type="float">
            <text:p>353088</text:p>
          </table:table-cell>
          <table:table-cell table:formula="of:=(256+[.$S191])*[.$A$2]*2^([.P$2])" office:value-type="float" office:value="706176.7578125" calcext:value-type="float">
            <text:p>706177</text:p>
          </table:table-cell>
          <table:table-cell table:formula="of:=(256+[.$S191])*[.$A$2]*2^([.Q$2])" office:value-type="float" office:value="1412353.515625" calcext:value-type="float">
            <text:p>141235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90" calcext:value-type="float">
            <text:p>190</text:p>
          </table:table-cell>
          <table:table-cell table:formula="of:=(256+[.$S192])*[.$A$2]*2^([.B$2])" office:value-type="float" office:value="43.1984663009644" calcext:value-type="float">
            <text:p>43</text:p>
          </table:table-cell>
          <table:table-cell table:formula="of:=(256+[.$S192])*[.$A$2]*2^([.C$2])" office:value-type="float" office:value="86.3969326019287" calcext:value-type="float">
            <text:p>86</text:p>
          </table:table-cell>
          <table:table-cell table:formula="of:=(256+[.$S192])*[.$A$2]*2^([.D$2])" office:value-type="float" office:value="172.793865203857" calcext:value-type="float">
            <text:p>173</text:p>
          </table:table-cell>
          <table:table-cell table:formula="of:=(256+[.$S192])*[.$A$2]*2^([.E$2])" office:value-type="float" office:value="345.587730407715" calcext:value-type="float">
            <text:p>346</text:p>
          </table:table-cell>
          <table:table-cell table:formula="of:=(256+[.$S192])*[.$A$2]*2^([.F$2])" office:value-type="float" office:value="691.17546081543" calcext:value-type="float">
            <text:p>691</text:p>
          </table:table-cell>
          <table:table-cell table:formula="of:=(256+[.$S192])*[.$A$2]*2^([.G$2])" office:value-type="float" office:value="1382.35092163086" calcext:value-type="float">
            <text:p>1382</text:p>
          </table:table-cell>
          <table:table-cell table:formula="of:=(256+[.$S192])*[.$A$2]*2^([.H$2])" office:value-type="float" office:value="2764.70184326172" calcext:value-type="float">
            <text:p>2765</text:p>
          </table:table-cell>
          <table:table-cell table:formula="of:=(256+[.$S192])*[.$A$2]*2^([.I$2])" office:value-type="float" office:value="5529.40368652344" calcext:value-type="float">
            <text:p>5529</text:p>
          </table:table-cell>
          <table:table-cell table:formula="of:=(256+[.$S192])*[.$A$2]*2^([.J$2])" office:value-type="float" office:value="11058.8073730469" calcext:value-type="float">
            <text:p>11059</text:p>
          </table:table-cell>
          <table:table-cell table:formula="of:=(256+[.$S192])*[.$A$2]*2^([.K$2])" office:value-type="float" office:value="22117.6147460937" calcext:value-type="float">
            <text:p>22118</text:p>
          </table:table-cell>
          <table:table-cell table:formula="of:=(256+[.$S192])*[.$A$2]*2^([.L$2])" office:value-type="float" office:value="44235.2294921875" calcext:value-type="float">
            <text:p>44235</text:p>
          </table:table-cell>
          <table:table-cell table:formula="of:=(256+[.$S192])*[.$A$2]*2^([.M$2])" office:value-type="float" office:value="88470.458984375" calcext:value-type="float">
            <text:p>88470</text:p>
          </table:table-cell>
          <table:table-cell table:formula="of:=(256+[.$S192])*[.$A$2]*2^([.N$2])" office:value-type="float" office:value="176940.91796875" calcext:value-type="float">
            <text:p>176941</text:p>
          </table:table-cell>
          <table:table-cell table:formula="of:=(256+[.$S192])*[.$A$2]*2^([.O$2])" office:value-type="float" office:value="353881.8359375" calcext:value-type="float">
            <text:p>353882</text:p>
          </table:table-cell>
          <table:table-cell table:formula="of:=(256+[.$S192])*[.$A$2]*2^([.P$2])" office:value-type="float" office:value="707763.671875" calcext:value-type="float">
            <text:p>707764</text:p>
          </table:table-cell>
          <table:table-cell table:formula="of:=(256+[.$S192])*[.$A$2]*2^([.Q$2])" office:value-type="float" office:value="1415527.34375" calcext:value-type="float">
            <text:p>141552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91" calcext:value-type="float">
            <text:p>191</text:p>
          </table:table-cell>
          <table:table-cell table:formula="of:=(256+[.$S193])*[.$A$2]*2^([.B$2])" office:value-type="float" office:value="43.2953238487244" calcext:value-type="float">
            <text:p>43</text:p>
          </table:table-cell>
          <table:table-cell table:formula="of:=(256+[.$S193])*[.$A$2]*2^([.C$2])" office:value-type="float" office:value="86.5906476974487" calcext:value-type="float">
            <text:p>87</text:p>
          </table:table-cell>
          <table:table-cell table:formula="of:=(256+[.$S193])*[.$A$2]*2^([.D$2])" office:value-type="float" office:value="173.181295394897" calcext:value-type="float">
            <text:p>173</text:p>
          </table:table-cell>
          <table:table-cell table:formula="of:=(256+[.$S193])*[.$A$2]*2^([.E$2])" office:value-type="float" office:value="346.362590789795" calcext:value-type="float">
            <text:p>346</text:p>
          </table:table-cell>
          <table:table-cell table:formula="of:=(256+[.$S193])*[.$A$2]*2^([.F$2])" office:value-type="float" office:value="692.72518157959" calcext:value-type="float">
            <text:p>693</text:p>
          </table:table-cell>
          <table:table-cell table:formula="of:=(256+[.$S193])*[.$A$2]*2^([.G$2])" office:value-type="float" office:value="1385.45036315918" calcext:value-type="float">
            <text:p>1385</text:p>
          </table:table-cell>
          <table:table-cell table:formula="of:=(256+[.$S193])*[.$A$2]*2^([.H$2])" office:value-type="float" office:value="2770.90072631836" calcext:value-type="float">
            <text:p>2771</text:p>
          </table:table-cell>
          <table:table-cell table:formula="of:=(256+[.$S193])*[.$A$2]*2^([.I$2])" office:value-type="float" office:value="5541.80145263672" calcext:value-type="float">
            <text:p>5542</text:p>
          </table:table-cell>
          <table:table-cell table:formula="of:=(256+[.$S193])*[.$A$2]*2^([.J$2])" office:value-type="float" office:value="11083.6029052734" calcext:value-type="float">
            <text:p>11084</text:p>
          </table:table-cell>
          <table:table-cell table:formula="of:=(256+[.$S193])*[.$A$2]*2^([.K$2])" office:value-type="float" office:value="22167.2058105469" calcext:value-type="float">
            <text:p>22167</text:p>
          </table:table-cell>
          <table:table-cell table:formula="of:=(256+[.$S193])*[.$A$2]*2^([.L$2])" office:value-type="float" office:value="44334.4116210938" calcext:value-type="float">
            <text:p>44334</text:p>
          </table:table-cell>
          <table:table-cell table:formula="of:=(256+[.$S193])*[.$A$2]*2^([.M$2])" office:value-type="float" office:value="88668.8232421875" calcext:value-type="float">
            <text:p>88669</text:p>
          </table:table-cell>
          <table:table-cell table:formula="of:=(256+[.$S193])*[.$A$2]*2^([.N$2])" office:value-type="float" office:value="177337.646484375" calcext:value-type="float">
            <text:p>177338</text:p>
          </table:table-cell>
          <table:table-cell table:formula="of:=(256+[.$S193])*[.$A$2]*2^([.O$2])" office:value-type="float" office:value="354675.29296875" calcext:value-type="float">
            <text:p>354675</text:p>
          </table:table-cell>
          <table:table-cell table:formula="of:=(256+[.$S193])*[.$A$2]*2^([.P$2])" office:value-type="float" office:value="709350.5859375" calcext:value-type="float">
            <text:p>709351</text:p>
          </table:table-cell>
          <table:table-cell table:formula="of:=(256+[.$S193])*[.$A$2]*2^([.Q$2])" office:value-type="float" office:value="1418701.171875" calcext:value-type="float">
            <text:p>141870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92" calcext:value-type="float">
            <text:p>192</text:p>
          </table:table-cell>
          <table:table-cell table:formula="of:=(256+[.$S194])*[.$A$2]*2^([.B$2])" office:value-type="float" office:value="43.3921813964844" calcext:value-type="float">
            <text:p>43</text:p>
          </table:table-cell>
          <table:table-cell table:formula="of:=(256+[.$S194])*[.$A$2]*2^([.C$2])" office:value-type="float" office:value="86.7843627929688" calcext:value-type="float">
            <text:p>87</text:p>
          </table:table-cell>
          <table:table-cell table:formula="of:=(256+[.$S194])*[.$A$2]*2^([.D$2])" office:value-type="float" office:value="173.568725585938" calcext:value-type="float">
            <text:p>174</text:p>
          </table:table-cell>
          <table:table-cell table:formula="of:=(256+[.$S194])*[.$A$2]*2^([.E$2])" office:value-type="float" office:value="347.137451171875" calcext:value-type="float">
            <text:p>347</text:p>
          </table:table-cell>
          <table:table-cell table:formula="of:=(256+[.$S194])*[.$A$2]*2^([.F$2])" office:value-type="float" office:value="694.27490234375" calcext:value-type="float">
            <text:p>694</text:p>
          </table:table-cell>
          <table:table-cell table:formula="of:=(256+[.$S194])*[.$A$2]*2^([.G$2])" office:value-type="float" office:value="1388.5498046875" calcext:value-type="float">
            <text:p>1389</text:p>
          </table:table-cell>
          <table:table-cell table:formula="of:=(256+[.$S194])*[.$A$2]*2^([.H$2])" office:value-type="float" office:value="2777.099609375" calcext:value-type="float">
            <text:p>2777</text:p>
          </table:table-cell>
          <table:table-cell table:formula="of:=(256+[.$S194])*[.$A$2]*2^([.I$2])" office:value-type="float" office:value="5554.19921875" calcext:value-type="float">
            <text:p>5554</text:p>
          </table:table-cell>
          <table:table-cell table:formula="of:=(256+[.$S194])*[.$A$2]*2^([.J$2])" office:value-type="float" office:value="11108.3984375" calcext:value-type="float">
            <text:p>11108</text:p>
          </table:table-cell>
          <table:table-cell table:formula="of:=(256+[.$S194])*[.$A$2]*2^([.K$2])" office:value-type="float" office:value="22216.796875" calcext:value-type="float">
            <text:p>22217</text:p>
          </table:table-cell>
          <table:table-cell table:formula="of:=(256+[.$S194])*[.$A$2]*2^([.L$2])" office:value-type="float" office:value="44433.59375" calcext:value-type="float">
            <text:p>44434</text:p>
          </table:table-cell>
          <table:table-cell table:formula="of:=(256+[.$S194])*[.$A$2]*2^([.M$2])" office:value-type="float" office:value="88867.1875" calcext:value-type="float">
            <text:p>88867</text:p>
          </table:table-cell>
          <table:table-cell table:formula="of:=(256+[.$S194])*[.$A$2]*2^([.N$2])" office:value-type="float" office:value="177734.375" calcext:value-type="float">
            <text:p>177734</text:p>
          </table:table-cell>
          <table:table-cell table:formula="of:=(256+[.$S194])*[.$A$2]*2^([.O$2])" office:value-type="float" office:value="355468.75" calcext:value-type="float">
            <text:p>355469</text:p>
          </table:table-cell>
          <table:table-cell table:formula="of:=(256+[.$S194])*[.$A$2]*2^([.P$2])" office:value-type="float" office:value="710937.5" calcext:value-type="float">
            <text:p>710938</text:p>
          </table:table-cell>
          <table:table-cell table:formula="of:=(256+[.$S194])*[.$A$2]*2^([.Q$2])" office:value-type="float" office:value="1421875" calcext:value-type="float">
            <text:p>142187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93" calcext:value-type="float">
            <text:p>193</text:p>
          </table:table-cell>
          <table:table-cell table:formula="of:=(256+[.$S195])*[.$A$2]*2^([.B$2])" office:value-type="float" office:value="43.4890389442444" calcext:value-type="float">
            <text:p>43</text:p>
          </table:table-cell>
          <table:table-cell table:formula="of:=(256+[.$S195])*[.$A$2]*2^([.C$2])" office:value-type="float" office:value="86.9780778884888" calcext:value-type="float">
            <text:p>87</text:p>
          </table:table-cell>
          <table:table-cell table:formula="of:=(256+[.$S195])*[.$A$2]*2^([.D$2])" office:value-type="float" office:value="173.956155776978" calcext:value-type="float">
            <text:p>174</text:p>
          </table:table-cell>
          <table:table-cell table:formula="of:=(256+[.$S195])*[.$A$2]*2^([.E$2])" office:value-type="float" office:value="347.912311553955" calcext:value-type="float">
            <text:p>348</text:p>
          </table:table-cell>
          <table:table-cell table:formula="of:=(256+[.$S195])*[.$A$2]*2^([.F$2])" office:value-type="float" office:value="695.82462310791" calcext:value-type="float">
            <text:p>696</text:p>
          </table:table-cell>
          <table:table-cell table:formula="of:=(256+[.$S195])*[.$A$2]*2^([.G$2])" office:value-type="float" office:value="1391.64924621582" calcext:value-type="float">
            <text:p>1392</text:p>
          </table:table-cell>
          <table:table-cell table:formula="of:=(256+[.$S195])*[.$A$2]*2^([.H$2])" office:value-type="float" office:value="2783.29849243164" calcext:value-type="float">
            <text:p>2783</text:p>
          </table:table-cell>
          <table:table-cell table:formula="of:=(256+[.$S195])*[.$A$2]*2^([.I$2])" office:value-type="float" office:value="5566.59698486328" calcext:value-type="float">
            <text:p>5567</text:p>
          </table:table-cell>
          <table:table-cell table:formula="of:=(256+[.$S195])*[.$A$2]*2^([.J$2])" office:value-type="float" office:value="11133.1939697266" calcext:value-type="float">
            <text:p>11133</text:p>
          </table:table-cell>
          <table:table-cell table:formula="of:=(256+[.$S195])*[.$A$2]*2^([.K$2])" office:value-type="float" office:value="22266.3879394531" calcext:value-type="float">
            <text:p>22266</text:p>
          </table:table-cell>
          <table:table-cell table:formula="of:=(256+[.$S195])*[.$A$2]*2^([.L$2])" office:value-type="float" office:value="44532.7758789063" calcext:value-type="float">
            <text:p>44533</text:p>
          </table:table-cell>
          <table:table-cell table:formula="of:=(256+[.$S195])*[.$A$2]*2^([.M$2])" office:value-type="float" office:value="89065.5517578125" calcext:value-type="float">
            <text:p>89066</text:p>
          </table:table-cell>
          <table:table-cell table:formula="of:=(256+[.$S195])*[.$A$2]*2^([.N$2])" office:value-type="float" office:value="178131.103515625" calcext:value-type="float">
            <text:p>178131</text:p>
          </table:table-cell>
          <table:table-cell table:formula="of:=(256+[.$S195])*[.$A$2]*2^([.O$2])" office:value-type="float" office:value="356262.20703125" calcext:value-type="float">
            <text:p>356262</text:p>
          </table:table-cell>
          <table:table-cell table:formula="of:=(256+[.$S195])*[.$A$2]*2^([.P$2])" office:value-type="float" office:value="712524.4140625" calcext:value-type="float">
            <text:p>712524</text:p>
          </table:table-cell>
          <table:table-cell table:formula="of:=(256+[.$S195])*[.$A$2]*2^([.Q$2])" office:value-type="float" office:value="1425048.828125" calcext:value-type="float">
            <text:p>142504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94" calcext:value-type="float">
            <text:p>194</text:p>
          </table:table-cell>
          <table:table-cell table:formula="of:=(256+[.$S196])*[.$A$2]*2^([.B$2])" office:value-type="float" office:value="43.5858964920044" calcext:value-type="float">
            <text:p>44</text:p>
          </table:table-cell>
          <table:table-cell table:formula="of:=(256+[.$S196])*[.$A$2]*2^([.C$2])" office:value-type="float" office:value="87.1717929840088" calcext:value-type="float">
            <text:p>87</text:p>
          </table:table-cell>
          <table:table-cell table:formula="of:=(256+[.$S196])*[.$A$2]*2^([.D$2])" office:value-type="float" office:value="174.343585968018" calcext:value-type="float">
            <text:p>174</text:p>
          </table:table-cell>
          <table:table-cell table:formula="of:=(256+[.$S196])*[.$A$2]*2^([.E$2])" office:value-type="float" office:value="348.687171936035" calcext:value-type="float">
            <text:p>349</text:p>
          </table:table-cell>
          <table:table-cell table:formula="of:=(256+[.$S196])*[.$A$2]*2^([.F$2])" office:value-type="float" office:value="697.37434387207" calcext:value-type="float">
            <text:p>697</text:p>
          </table:table-cell>
          <table:table-cell table:formula="of:=(256+[.$S196])*[.$A$2]*2^([.G$2])" office:value-type="float" office:value="1394.74868774414" calcext:value-type="float">
            <text:p>1395</text:p>
          </table:table-cell>
          <table:table-cell table:formula="of:=(256+[.$S196])*[.$A$2]*2^([.H$2])" office:value-type="float" office:value="2789.49737548828" calcext:value-type="float">
            <text:p>2789</text:p>
          </table:table-cell>
          <table:table-cell table:formula="of:=(256+[.$S196])*[.$A$2]*2^([.I$2])" office:value-type="float" office:value="5578.99475097656" calcext:value-type="float">
            <text:p>5579</text:p>
          </table:table-cell>
          <table:table-cell table:formula="of:=(256+[.$S196])*[.$A$2]*2^([.J$2])" office:value-type="float" office:value="11157.9895019531" calcext:value-type="float">
            <text:p>11158</text:p>
          </table:table-cell>
          <table:table-cell table:formula="of:=(256+[.$S196])*[.$A$2]*2^([.K$2])" office:value-type="float" office:value="22315.9790039062" calcext:value-type="float">
            <text:p>22316</text:p>
          </table:table-cell>
          <table:table-cell table:formula="of:=(256+[.$S196])*[.$A$2]*2^([.L$2])" office:value-type="float" office:value="44631.9580078125" calcext:value-type="float">
            <text:p>44632</text:p>
          </table:table-cell>
          <table:table-cell table:formula="of:=(256+[.$S196])*[.$A$2]*2^([.M$2])" office:value-type="float" office:value="89263.916015625" calcext:value-type="float">
            <text:p>89264</text:p>
          </table:table-cell>
          <table:table-cell table:formula="of:=(256+[.$S196])*[.$A$2]*2^([.N$2])" office:value-type="float" office:value="178527.83203125" calcext:value-type="float">
            <text:p>178528</text:p>
          </table:table-cell>
          <table:table-cell table:formula="of:=(256+[.$S196])*[.$A$2]*2^([.O$2])" office:value-type="float" office:value="357055.6640625" calcext:value-type="float">
            <text:p>357056</text:p>
          </table:table-cell>
          <table:table-cell table:formula="of:=(256+[.$S196])*[.$A$2]*2^([.P$2])" office:value-type="float" office:value="714111.328125" calcext:value-type="float">
            <text:p>714111</text:p>
          </table:table-cell>
          <table:table-cell table:formula="of:=(256+[.$S196])*[.$A$2]*2^([.Q$2])" office:value-type="float" office:value="1428222.65625" calcext:value-type="float">
            <text:p>142822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95" calcext:value-type="float">
            <text:p>195</text:p>
          </table:table-cell>
          <table:table-cell table:formula="of:=(256+[.$S197])*[.$A$2]*2^([.B$2])" office:value-type="float" office:value="43.6827540397644" calcext:value-type="float">
            <text:p>44</text:p>
          </table:table-cell>
          <table:table-cell table:formula="of:=(256+[.$S197])*[.$A$2]*2^([.C$2])" office:value-type="float" office:value="87.3655080795288" calcext:value-type="float">
            <text:p>87</text:p>
          </table:table-cell>
          <table:table-cell table:formula="of:=(256+[.$S197])*[.$A$2]*2^([.D$2])" office:value-type="float" office:value="174.731016159058" calcext:value-type="float">
            <text:p>175</text:p>
          </table:table-cell>
          <table:table-cell table:formula="of:=(256+[.$S197])*[.$A$2]*2^([.E$2])" office:value-type="float" office:value="349.462032318115" calcext:value-type="float">
            <text:p>349</text:p>
          </table:table-cell>
          <table:table-cell table:formula="of:=(256+[.$S197])*[.$A$2]*2^([.F$2])" office:value-type="float" office:value="698.924064636231" calcext:value-type="float">
            <text:p>699</text:p>
          </table:table-cell>
          <table:table-cell table:formula="of:=(256+[.$S197])*[.$A$2]*2^([.G$2])" office:value-type="float" office:value="1397.84812927246" calcext:value-type="float">
            <text:p>1398</text:p>
          </table:table-cell>
          <table:table-cell table:formula="of:=(256+[.$S197])*[.$A$2]*2^([.H$2])" office:value-type="float" office:value="2795.69625854492" calcext:value-type="float">
            <text:p>2796</text:p>
          </table:table-cell>
          <table:table-cell table:formula="of:=(256+[.$S197])*[.$A$2]*2^([.I$2])" office:value-type="float" office:value="5591.39251708984" calcext:value-type="float">
            <text:p>5591</text:p>
          </table:table-cell>
          <table:table-cell table:formula="of:=(256+[.$S197])*[.$A$2]*2^([.J$2])" office:value-type="float" office:value="11182.7850341797" calcext:value-type="float">
            <text:p>11183</text:p>
          </table:table-cell>
          <table:table-cell table:formula="of:=(256+[.$S197])*[.$A$2]*2^([.K$2])" office:value-type="float" office:value="22365.5700683594" calcext:value-type="float">
            <text:p>22366</text:p>
          </table:table-cell>
          <table:table-cell table:formula="of:=(256+[.$S197])*[.$A$2]*2^([.L$2])" office:value-type="float" office:value="44731.1401367188" calcext:value-type="float">
            <text:p>44731</text:p>
          </table:table-cell>
          <table:table-cell table:formula="of:=(256+[.$S197])*[.$A$2]*2^([.M$2])" office:value-type="float" office:value="89462.2802734375" calcext:value-type="float">
            <text:p>89462</text:p>
          </table:table-cell>
          <table:table-cell table:formula="of:=(256+[.$S197])*[.$A$2]*2^([.N$2])" office:value-type="float" office:value="178924.560546875" calcext:value-type="float">
            <text:p>178925</text:p>
          </table:table-cell>
          <table:table-cell table:formula="of:=(256+[.$S197])*[.$A$2]*2^([.O$2])" office:value-type="float" office:value="357849.12109375" calcext:value-type="float">
            <text:p>357849</text:p>
          </table:table-cell>
          <table:table-cell table:formula="of:=(256+[.$S197])*[.$A$2]*2^([.P$2])" office:value-type="float" office:value="715698.2421875" calcext:value-type="float">
            <text:p>715698</text:p>
          </table:table-cell>
          <table:table-cell table:formula="of:=(256+[.$S197])*[.$A$2]*2^([.Q$2])" office:value-type="float" office:value="1431396.484375" calcext:value-type="float">
            <text:p>143139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96" calcext:value-type="float">
            <text:p>196</text:p>
          </table:table-cell>
          <table:table-cell table:formula="of:=(256+[.$S198])*[.$A$2]*2^([.B$2])" office:value-type="float" office:value="43.7796115875244" calcext:value-type="float">
            <text:p>44</text:p>
          </table:table-cell>
          <table:table-cell table:formula="of:=(256+[.$S198])*[.$A$2]*2^([.C$2])" office:value-type="float" office:value="87.5592231750488" calcext:value-type="float">
            <text:p>88</text:p>
          </table:table-cell>
          <table:table-cell table:formula="of:=(256+[.$S198])*[.$A$2]*2^([.D$2])" office:value-type="float" office:value="175.118446350098" calcext:value-type="float">
            <text:p>175</text:p>
          </table:table-cell>
          <table:table-cell table:formula="of:=(256+[.$S198])*[.$A$2]*2^([.E$2])" office:value-type="float" office:value="350.236892700195" calcext:value-type="float">
            <text:p>350</text:p>
          </table:table-cell>
          <table:table-cell table:formula="of:=(256+[.$S198])*[.$A$2]*2^([.F$2])" office:value-type="float" office:value="700.473785400391" calcext:value-type="float">
            <text:p>700</text:p>
          </table:table-cell>
          <table:table-cell table:formula="of:=(256+[.$S198])*[.$A$2]*2^([.G$2])" office:value-type="float" office:value="1400.94757080078" calcext:value-type="float">
            <text:p>1401</text:p>
          </table:table-cell>
          <table:table-cell table:formula="of:=(256+[.$S198])*[.$A$2]*2^([.H$2])" office:value-type="float" office:value="2801.89514160156" calcext:value-type="float">
            <text:p>2802</text:p>
          </table:table-cell>
          <table:table-cell table:formula="of:=(256+[.$S198])*[.$A$2]*2^([.I$2])" office:value-type="float" office:value="5603.79028320313" calcext:value-type="float">
            <text:p>5604</text:p>
          </table:table-cell>
          <table:table-cell table:formula="of:=(256+[.$S198])*[.$A$2]*2^([.J$2])" office:value-type="float" office:value="11207.5805664063" calcext:value-type="float">
            <text:p>11208</text:p>
          </table:table-cell>
          <table:table-cell table:formula="of:=(256+[.$S198])*[.$A$2]*2^([.K$2])" office:value-type="float" office:value="22415.1611328125" calcext:value-type="float">
            <text:p>22415</text:p>
          </table:table-cell>
          <table:table-cell table:formula="of:=(256+[.$S198])*[.$A$2]*2^([.L$2])" office:value-type="float" office:value="44830.322265625" calcext:value-type="float">
            <text:p>44830</text:p>
          </table:table-cell>
          <table:table-cell table:formula="of:=(256+[.$S198])*[.$A$2]*2^([.M$2])" office:value-type="float" office:value="89660.64453125" calcext:value-type="float">
            <text:p>89661</text:p>
          </table:table-cell>
          <table:table-cell table:formula="of:=(256+[.$S198])*[.$A$2]*2^([.N$2])" office:value-type="float" office:value="179321.2890625" calcext:value-type="float">
            <text:p>179321</text:p>
          </table:table-cell>
          <table:table-cell table:formula="of:=(256+[.$S198])*[.$A$2]*2^([.O$2])" office:value-type="float" office:value="358642.578125" calcext:value-type="float">
            <text:p>358643</text:p>
          </table:table-cell>
          <table:table-cell table:formula="of:=(256+[.$S198])*[.$A$2]*2^([.P$2])" office:value-type="float" office:value="717285.15625" calcext:value-type="float">
            <text:p>717285</text:p>
          </table:table-cell>
          <table:table-cell table:formula="of:=(256+[.$S198])*[.$A$2]*2^([.Q$2])" office:value-type="float" office:value="1434570.3125" calcext:value-type="float">
            <text:p>143457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97" calcext:value-type="float">
            <text:p>197</text:p>
          </table:table-cell>
          <table:table-cell table:formula="of:=(256+[.$S199])*[.$A$2]*2^([.B$2])" office:value-type="float" office:value="43.8764691352844" calcext:value-type="float">
            <text:p>44</text:p>
          </table:table-cell>
          <table:table-cell table:formula="of:=(256+[.$S199])*[.$A$2]*2^([.C$2])" office:value-type="float" office:value="87.7529382705689" calcext:value-type="float">
            <text:p>88</text:p>
          </table:table-cell>
          <table:table-cell table:formula="of:=(256+[.$S199])*[.$A$2]*2^([.D$2])" office:value-type="float" office:value="175.505876541138" calcext:value-type="float">
            <text:p>176</text:p>
          </table:table-cell>
          <table:table-cell table:formula="of:=(256+[.$S199])*[.$A$2]*2^([.E$2])" office:value-type="float" office:value="351.011753082275" calcext:value-type="float">
            <text:p>351</text:p>
          </table:table-cell>
          <table:table-cell table:formula="of:=(256+[.$S199])*[.$A$2]*2^([.F$2])" office:value-type="float" office:value="702.023506164551" calcext:value-type="float">
            <text:p>702</text:p>
          </table:table-cell>
          <table:table-cell table:formula="of:=(256+[.$S199])*[.$A$2]*2^([.G$2])" office:value-type="float" office:value="1404.0470123291" calcext:value-type="float">
            <text:p>1404</text:p>
          </table:table-cell>
          <table:table-cell table:formula="of:=(256+[.$S199])*[.$A$2]*2^([.H$2])" office:value-type="float" office:value="2808.0940246582" calcext:value-type="float">
            <text:p>2808</text:p>
          </table:table-cell>
          <table:table-cell table:formula="of:=(256+[.$S199])*[.$A$2]*2^([.I$2])" office:value-type="float" office:value="5616.18804931641" calcext:value-type="float">
            <text:p>5616</text:p>
          </table:table-cell>
          <table:table-cell table:formula="of:=(256+[.$S199])*[.$A$2]*2^([.J$2])" office:value-type="float" office:value="11232.3760986328" calcext:value-type="float">
            <text:p>11232</text:p>
          </table:table-cell>
          <table:table-cell table:formula="of:=(256+[.$S199])*[.$A$2]*2^([.K$2])" office:value-type="float" office:value="22464.7521972656" calcext:value-type="float">
            <text:p>22465</text:p>
          </table:table-cell>
          <table:table-cell table:formula="of:=(256+[.$S199])*[.$A$2]*2^([.L$2])" office:value-type="float" office:value="44929.5043945313" calcext:value-type="float">
            <text:p>44930</text:p>
          </table:table-cell>
          <table:table-cell table:formula="of:=(256+[.$S199])*[.$A$2]*2^([.M$2])" office:value-type="float" office:value="89859.0087890625" calcext:value-type="float">
            <text:p>89859</text:p>
          </table:table-cell>
          <table:table-cell table:formula="of:=(256+[.$S199])*[.$A$2]*2^([.N$2])" office:value-type="float" office:value="179718.017578125" calcext:value-type="float">
            <text:p>179718</text:p>
          </table:table-cell>
          <table:table-cell table:formula="of:=(256+[.$S199])*[.$A$2]*2^([.O$2])" office:value-type="float" office:value="359436.03515625" calcext:value-type="float">
            <text:p>359436</text:p>
          </table:table-cell>
          <table:table-cell table:formula="of:=(256+[.$S199])*[.$A$2]*2^([.P$2])" office:value-type="float" office:value="718872.0703125" calcext:value-type="float">
            <text:p>718872</text:p>
          </table:table-cell>
          <table:table-cell table:formula="of:=(256+[.$S199])*[.$A$2]*2^([.Q$2])" office:value-type="float" office:value="1437744.140625" calcext:value-type="float">
            <text:p>143774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98" calcext:value-type="float">
            <text:p>198</text:p>
          </table:table-cell>
          <table:table-cell table:formula="of:=(256+[.$S200])*[.$A$2]*2^([.B$2])" office:value-type="float" office:value="43.9733266830444" calcext:value-type="float">
            <text:p>44</text:p>
          </table:table-cell>
          <table:table-cell table:formula="of:=(256+[.$S200])*[.$A$2]*2^([.C$2])" office:value-type="float" office:value="87.9466533660889" calcext:value-type="float">
            <text:p>88</text:p>
          </table:table-cell>
          <table:table-cell table:formula="of:=(256+[.$S200])*[.$A$2]*2^([.D$2])" office:value-type="float" office:value="175.893306732178" calcext:value-type="float">
            <text:p>176</text:p>
          </table:table-cell>
          <table:table-cell table:formula="of:=(256+[.$S200])*[.$A$2]*2^([.E$2])" office:value-type="float" office:value="351.786613464355" calcext:value-type="float">
            <text:p>352</text:p>
          </table:table-cell>
          <table:table-cell table:formula="of:=(256+[.$S200])*[.$A$2]*2^([.F$2])" office:value-type="float" office:value="703.573226928711" calcext:value-type="float">
            <text:p>704</text:p>
          </table:table-cell>
          <table:table-cell table:formula="of:=(256+[.$S200])*[.$A$2]*2^([.G$2])" office:value-type="float" office:value="1407.14645385742" calcext:value-type="float">
            <text:p>1407</text:p>
          </table:table-cell>
          <table:table-cell table:formula="of:=(256+[.$S200])*[.$A$2]*2^([.H$2])" office:value-type="float" office:value="2814.29290771484" calcext:value-type="float">
            <text:p>2814</text:p>
          </table:table-cell>
          <table:table-cell table:formula="of:=(256+[.$S200])*[.$A$2]*2^([.I$2])" office:value-type="float" office:value="5628.58581542969" calcext:value-type="float">
            <text:p>5629</text:p>
          </table:table-cell>
          <table:table-cell table:formula="of:=(256+[.$S200])*[.$A$2]*2^([.J$2])" office:value-type="float" office:value="11257.1716308594" calcext:value-type="float">
            <text:p>11257</text:p>
          </table:table-cell>
          <table:table-cell table:formula="of:=(256+[.$S200])*[.$A$2]*2^([.K$2])" office:value-type="float" office:value="22514.3432617187" calcext:value-type="float">
            <text:p>22514</text:p>
          </table:table-cell>
          <table:table-cell table:formula="of:=(256+[.$S200])*[.$A$2]*2^([.L$2])" office:value-type="float" office:value="45028.6865234375" calcext:value-type="float">
            <text:p>45029</text:p>
          </table:table-cell>
          <table:table-cell table:formula="of:=(256+[.$S200])*[.$A$2]*2^([.M$2])" office:value-type="float" office:value="90057.373046875" calcext:value-type="float">
            <text:p>90057</text:p>
          </table:table-cell>
          <table:table-cell table:formula="of:=(256+[.$S200])*[.$A$2]*2^([.N$2])" office:value-type="float" office:value="180114.74609375" calcext:value-type="float">
            <text:p>180115</text:p>
          </table:table-cell>
          <table:table-cell table:formula="of:=(256+[.$S200])*[.$A$2]*2^([.O$2])" office:value-type="float" office:value="360229.4921875" calcext:value-type="float">
            <text:p>360229</text:p>
          </table:table-cell>
          <table:table-cell table:formula="of:=(256+[.$S200])*[.$A$2]*2^([.P$2])" office:value-type="float" office:value="720458.984375" calcext:value-type="float">
            <text:p>720459</text:p>
          </table:table-cell>
          <table:table-cell table:formula="of:=(256+[.$S200])*[.$A$2]*2^([.Q$2])" office:value-type="float" office:value="1440917.96875" calcext:value-type="float">
            <text:p>144091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199" calcext:value-type="float">
            <text:p>199</text:p>
          </table:table-cell>
          <table:table-cell table:formula="of:=(256+[.$S201])*[.$A$2]*2^([.B$2])" office:value-type="float" office:value="44.0701842308044" calcext:value-type="float">
            <text:p>44</text:p>
          </table:table-cell>
          <table:table-cell table:formula="of:=(256+[.$S201])*[.$A$2]*2^([.C$2])" office:value-type="float" office:value="88.1403684616089" calcext:value-type="float">
            <text:p>88</text:p>
          </table:table-cell>
          <table:table-cell table:formula="of:=(256+[.$S201])*[.$A$2]*2^([.D$2])" office:value-type="float" office:value="176.280736923218" calcext:value-type="float">
            <text:p>176</text:p>
          </table:table-cell>
          <table:table-cell table:formula="of:=(256+[.$S201])*[.$A$2]*2^([.E$2])" office:value-type="float" office:value="352.561473846436" calcext:value-type="float">
            <text:p>353</text:p>
          </table:table-cell>
          <table:table-cell table:formula="of:=(256+[.$S201])*[.$A$2]*2^([.F$2])" office:value-type="float" office:value="705.122947692871" calcext:value-type="float">
            <text:p>705</text:p>
          </table:table-cell>
          <table:table-cell table:formula="of:=(256+[.$S201])*[.$A$2]*2^([.G$2])" office:value-type="float" office:value="1410.24589538574" calcext:value-type="float">
            <text:p>1410</text:p>
          </table:table-cell>
          <table:table-cell table:formula="of:=(256+[.$S201])*[.$A$2]*2^([.H$2])" office:value-type="float" office:value="2820.49179077148" calcext:value-type="float">
            <text:p>2820</text:p>
          </table:table-cell>
          <table:table-cell table:formula="of:=(256+[.$S201])*[.$A$2]*2^([.I$2])" office:value-type="float" office:value="5640.98358154297" calcext:value-type="float">
            <text:p>5641</text:p>
          </table:table-cell>
          <table:table-cell table:formula="of:=(256+[.$S201])*[.$A$2]*2^([.J$2])" office:value-type="float" office:value="11281.9671630859" calcext:value-type="float">
            <text:p>11282</text:p>
          </table:table-cell>
          <table:table-cell table:formula="of:=(256+[.$S201])*[.$A$2]*2^([.K$2])" office:value-type="float" office:value="22563.9343261719" calcext:value-type="float">
            <text:p>22564</text:p>
          </table:table-cell>
          <table:table-cell table:formula="of:=(256+[.$S201])*[.$A$2]*2^([.L$2])" office:value-type="float" office:value="45127.8686523438" calcext:value-type="float">
            <text:p>45128</text:p>
          </table:table-cell>
          <table:table-cell table:formula="of:=(256+[.$S201])*[.$A$2]*2^([.M$2])" office:value-type="float" office:value="90255.7373046875" calcext:value-type="float">
            <text:p>90256</text:p>
          </table:table-cell>
          <table:table-cell table:formula="of:=(256+[.$S201])*[.$A$2]*2^([.N$2])" office:value-type="float" office:value="180511.474609375" calcext:value-type="float">
            <text:p>180511</text:p>
          </table:table-cell>
          <table:table-cell table:formula="of:=(256+[.$S201])*[.$A$2]*2^([.O$2])" office:value-type="float" office:value="361022.94921875" calcext:value-type="float">
            <text:p>361023</text:p>
          </table:table-cell>
          <table:table-cell table:formula="of:=(256+[.$S201])*[.$A$2]*2^([.P$2])" office:value-type="float" office:value="722045.8984375" calcext:value-type="float">
            <text:p>722046</text:p>
          </table:table-cell>
          <table:table-cell table:formula="of:=(256+[.$S201])*[.$A$2]*2^([.Q$2])" office:value-type="float" office:value="1444091.796875" calcext:value-type="float">
            <text:p>144409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00" calcext:value-type="float">
            <text:p>200</text:p>
          </table:table-cell>
          <table:table-cell table:formula="of:=(256+[.$S202])*[.$A$2]*2^([.B$2])" office:value-type="float" office:value="44.1670417785645" calcext:value-type="float">
            <text:p>44</text:p>
          </table:table-cell>
          <table:table-cell table:formula="of:=(256+[.$S202])*[.$A$2]*2^([.C$2])" office:value-type="float" office:value="88.3340835571289" calcext:value-type="float">
            <text:p>88</text:p>
          </table:table-cell>
          <table:table-cell table:formula="of:=(256+[.$S202])*[.$A$2]*2^([.D$2])" office:value-type="float" office:value="176.668167114258" calcext:value-type="float">
            <text:p>177</text:p>
          </table:table-cell>
          <table:table-cell table:formula="of:=(256+[.$S202])*[.$A$2]*2^([.E$2])" office:value-type="float" office:value="353.336334228516" calcext:value-type="float">
            <text:p>353</text:p>
          </table:table-cell>
          <table:table-cell table:formula="of:=(256+[.$S202])*[.$A$2]*2^([.F$2])" office:value-type="float" office:value="706.672668457031" calcext:value-type="float">
            <text:p>707</text:p>
          </table:table-cell>
          <table:table-cell table:formula="of:=(256+[.$S202])*[.$A$2]*2^([.G$2])" office:value-type="float" office:value="1413.34533691406" calcext:value-type="float">
            <text:p>1413</text:p>
          </table:table-cell>
          <table:table-cell table:formula="of:=(256+[.$S202])*[.$A$2]*2^([.H$2])" office:value-type="float" office:value="2826.69067382812" calcext:value-type="float">
            <text:p>2827</text:p>
          </table:table-cell>
          <table:table-cell table:formula="of:=(256+[.$S202])*[.$A$2]*2^([.I$2])" office:value-type="float" office:value="5653.38134765625" calcext:value-type="float">
            <text:p>5653</text:p>
          </table:table-cell>
          <table:table-cell table:formula="of:=(256+[.$S202])*[.$A$2]*2^([.J$2])" office:value-type="float" office:value="11306.7626953125" calcext:value-type="float">
            <text:p>11307</text:p>
          </table:table-cell>
          <table:table-cell table:formula="of:=(256+[.$S202])*[.$A$2]*2^([.K$2])" office:value-type="float" office:value="22613.525390625" calcext:value-type="float">
            <text:p>22614</text:p>
          </table:table-cell>
          <table:table-cell table:formula="of:=(256+[.$S202])*[.$A$2]*2^([.L$2])" office:value-type="float" office:value="45227.05078125" calcext:value-type="float">
            <text:p>45227</text:p>
          </table:table-cell>
          <table:table-cell table:formula="of:=(256+[.$S202])*[.$A$2]*2^([.M$2])" office:value-type="float" office:value="90454.1015625" calcext:value-type="float">
            <text:p>90454</text:p>
          </table:table-cell>
          <table:table-cell table:formula="of:=(256+[.$S202])*[.$A$2]*2^([.N$2])" office:value-type="float" office:value="180908.203125" calcext:value-type="float">
            <text:p>180908</text:p>
          </table:table-cell>
          <table:table-cell table:formula="of:=(256+[.$S202])*[.$A$2]*2^([.O$2])" office:value-type="float" office:value="361816.40625" calcext:value-type="float">
            <text:p>361816</text:p>
          </table:table-cell>
          <table:table-cell table:formula="of:=(256+[.$S202])*[.$A$2]*2^([.P$2])" office:value-type="float" office:value="723632.8125" calcext:value-type="float">
            <text:p>723633</text:p>
          </table:table-cell>
          <table:table-cell table:formula="of:=(256+[.$S202])*[.$A$2]*2^([.Q$2])" office:value-type="float" office:value="1447265.625" calcext:value-type="float">
            <text:p>144726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01" calcext:value-type="float">
            <text:p>201</text:p>
          </table:table-cell>
          <table:table-cell table:formula="of:=(256+[.$S203])*[.$A$2]*2^([.B$2])" office:value-type="float" office:value="44.2638993263245" calcext:value-type="float">
            <text:p>44</text:p>
          </table:table-cell>
          <table:table-cell table:formula="of:=(256+[.$S203])*[.$A$2]*2^([.C$2])" office:value-type="float" office:value="88.5277986526489" calcext:value-type="float">
            <text:p>89</text:p>
          </table:table-cell>
          <table:table-cell table:formula="of:=(256+[.$S203])*[.$A$2]*2^([.D$2])" office:value-type="float" office:value="177.055597305298" calcext:value-type="float">
            <text:p>177</text:p>
          </table:table-cell>
          <table:table-cell table:formula="of:=(256+[.$S203])*[.$A$2]*2^([.E$2])" office:value-type="float" office:value="354.111194610596" calcext:value-type="float">
            <text:p>354</text:p>
          </table:table-cell>
          <table:table-cell table:formula="of:=(256+[.$S203])*[.$A$2]*2^([.F$2])" office:value-type="float" office:value="708.222389221191" calcext:value-type="float">
            <text:p>708</text:p>
          </table:table-cell>
          <table:table-cell table:formula="of:=(256+[.$S203])*[.$A$2]*2^([.G$2])" office:value-type="float" office:value="1416.44477844238" calcext:value-type="float">
            <text:p>1416</text:p>
          </table:table-cell>
          <table:table-cell table:formula="of:=(256+[.$S203])*[.$A$2]*2^([.H$2])" office:value-type="float" office:value="2832.88955688477" calcext:value-type="float">
            <text:p>2833</text:p>
          </table:table-cell>
          <table:table-cell table:formula="of:=(256+[.$S203])*[.$A$2]*2^([.I$2])" office:value-type="float" office:value="5665.77911376953" calcext:value-type="float">
            <text:p>5666</text:p>
          </table:table-cell>
          <table:table-cell table:formula="of:=(256+[.$S203])*[.$A$2]*2^([.J$2])" office:value-type="float" office:value="11331.5582275391" calcext:value-type="float">
            <text:p>11332</text:p>
          </table:table-cell>
          <table:table-cell table:formula="of:=(256+[.$S203])*[.$A$2]*2^([.K$2])" office:value-type="float" office:value="22663.1164550781" calcext:value-type="float">
            <text:p>22663</text:p>
          </table:table-cell>
          <table:table-cell table:formula="of:=(256+[.$S203])*[.$A$2]*2^([.L$2])" office:value-type="float" office:value="45326.2329101563" calcext:value-type="float">
            <text:p>45326</text:p>
          </table:table-cell>
          <table:table-cell table:formula="of:=(256+[.$S203])*[.$A$2]*2^([.M$2])" office:value-type="float" office:value="90652.4658203125" calcext:value-type="float">
            <text:p>90652</text:p>
          </table:table-cell>
          <table:table-cell table:formula="of:=(256+[.$S203])*[.$A$2]*2^([.N$2])" office:value-type="float" office:value="181304.931640625" calcext:value-type="float">
            <text:p>181305</text:p>
          </table:table-cell>
          <table:table-cell table:formula="of:=(256+[.$S203])*[.$A$2]*2^([.O$2])" office:value-type="float" office:value="362609.86328125" calcext:value-type="float">
            <text:p>362610</text:p>
          </table:table-cell>
          <table:table-cell table:formula="of:=(256+[.$S203])*[.$A$2]*2^([.P$2])" office:value-type="float" office:value="725219.7265625" calcext:value-type="float">
            <text:p>725220</text:p>
          </table:table-cell>
          <table:table-cell table:formula="of:=(256+[.$S203])*[.$A$2]*2^([.Q$2])" office:value-type="float" office:value="1450439.453125" calcext:value-type="float">
            <text:p>145043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02" calcext:value-type="float">
            <text:p>202</text:p>
          </table:table-cell>
          <table:table-cell table:formula="of:=(256+[.$S204])*[.$A$2]*2^([.B$2])" office:value-type="float" office:value="44.3607568740845" calcext:value-type="float">
            <text:p>44</text:p>
          </table:table-cell>
          <table:table-cell table:formula="of:=(256+[.$S204])*[.$A$2]*2^([.C$2])" office:value-type="float" office:value="88.7215137481689" calcext:value-type="float">
            <text:p>89</text:p>
          </table:table-cell>
          <table:table-cell table:formula="of:=(256+[.$S204])*[.$A$2]*2^([.D$2])" office:value-type="float" office:value="177.443027496338" calcext:value-type="float">
            <text:p>177</text:p>
          </table:table-cell>
          <table:table-cell table:formula="of:=(256+[.$S204])*[.$A$2]*2^([.E$2])" office:value-type="float" office:value="354.886054992676" calcext:value-type="float">
            <text:p>355</text:p>
          </table:table-cell>
          <table:table-cell table:formula="of:=(256+[.$S204])*[.$A$2]*2^([.F$2])" office:value-type="float" office:value="709.772109985352" calcext:value-type="float">
            <text:p>710</text:p>
          </table:table-cell>
          <table:table-cell table:formula="of:=(256+[.$S204])*[.$A$2]*2^([.G$2])" office:value-type="float" office:value="1419.5442199707" calcext:value-type="float">
            <text:p>1420</text:p>
          </table:table-cell>
          <table:table-cell table:formula="of:=(256+[.$S204])*[.$A$2]*2^([.H$2])" office:value-type="float" office:value="2839.08843994141" calcext:value-type="float">
            <text:p>2839</text:p>
          </table:table-cell>
          <table:table-cell table:formula="of:=(256+[.$S204])*[.$A$2]*2^([.I$2])" office:value-type="float" office:value="5678.17687988281" calcext:value-type="float">
            <text:p>5678</text:p>
          </table:table-cell>
          <table:table-cell table:formula="of:=(256+[.$S204])*[.$A$2]*2^([.J$2])" office:value-type="float" office:value="11356.3537597656" calcext:value-type="float">
            <text:p>11356</text:p>
          </table:table-cell>
          <table:table-cell table:formula="of:=(256+[.$S204])*[.$A$2]*2^([.K$2])" office:value-type="float" office:value="22712.7075195312" calcext:value-type="float">
            <text:p>22713</text:p>
          </table:table-cell>
          <table:table-cell table:formula="of:=(256+[.$S204])*[.$A$2]*2^([.L$2])" office:value-type="float" office:value="45425.4150390625" calcext:value-type="float">
            <text:p>45425</text:p>
          </table:table-cell>
          <table:table-cell table:formula="of:=(256+[.$S204])*[.$A$2]*2^([.M$2])" office:value-type="float" office:value="90850.830078125" calcext:value-type="float">
            <text:p>90851</text:p>
          </table:table-cell>
          <table:table-cell table:formula="of:=(256+[.$S204])*[.$A$2]*2^([.N$2])" office:value-type="float" office:value="181701.66015625" calcext:value-type="float">
            <text:p>181702</text:p>
          </table:table-cell>
          <table:table-cell table:formula="of:=(256+[.$S204])*[.$A$2]*2^([.O$2])" office:value-type="float" office:value="363403.3203125" calcext:value-type="float">
            <text:p>363403</text:p>
          </table:table-cell>
          <table:table-cell table:formula="of:=(256+[.$S204])*[.$A$2]*2^([.P$2])" office:value-type="float" office:value="726806.640625" calcext:value-type="float">
            <text:p>726807</text:p>
          </table:table-cell>
          <table:table-cell table:formula="of:=(256+[.$S204])*[.$A$2]*2^([.Q$2])" office:value-type="float" office:value="1453613.28125" calcext:value-type="float">
            <text:p>145361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03" calcext:value-type="float">
            <text:p>203</text:p>
          </table:table-cell>
          <table:table-cell table:formula="of:=(256+[.$S205])*[.$A$2]*2^([.B$2])" office:value-type="float" office:value="44.4576144218445" calcext:value-type="float">
            <text:p>44</text:p>
          </table:table-cell>
          <table:table-cell table:formula="of:=(256+[.$S205])*[.$A$2]*2^([.C$2])" office:value-type="float" office:value="88.915228843689" calcext:value-type="float">
            <text:p>89</text:p>
          </table:table-cell>
          <table:table-cell table:formula="of:=(256+[.$S205])*[.$A$2]*2^([.D$2])" office:value-type="float" office:value="177.830457687378" calcext:value-type="float">
            <text:p>178</text:p>
          </table:table-cell>
          <table:table-cell table:formula="of:=(256+[.$S205])*[.$A$2]*2^([.E$2])" office:value-type="float" office:value="355.660915374756" calcext:value-type="float">
            <text:p>356</text:p>
          </table:table-cell>
          <table:table-cell table:formula="of:=(256+[.$S205])*[.$A$2]*2^([.F$2])" office:value-type="float" office:value="711.321830749512" calcext:value-type="float">
            <text:p>711</text:p>
          </table:table-cell>
          <table:table-cell table:formula="of:=(256+[.$S205])*[.$A$2]*2^([.G$2])" office:value-type="float" office:value="1422.64366149902" calcext:value-type="float">
            <text:p>1423</text:p>
          </table:table-cell>
          <table:table-cell table:formula="of:=(256+[.$S205])*[.$A$2]*2^([.H$2])" office:value-type="float" office:value="2845.28732299805" calcext:value-type="float">
            <text:p>2845</text:p>
          </table:table-cell>
          <table:table-cell table:formula="of:=(256+[.$S205])*[.$A$2]*2^([.I$2])" office:value-type="float" office:value="5690.57464599609" calcext:value-type="float">
            <text:p>5691</text:p>
          </table:table-cell>
          <table:table-cell table:formula="of:=(256+[.$S205])*[.$A$2]*2^([.J$2])" office:value-type="float" office:value="11381.1492919922" calcext:value-type="float">
            <text:p>11381</text:p>
          </table:table-cell>
          <table:table-cell table:formula="of:=(256+[.$S205])*[.$A$2]*2^([.K$2])" office:value-type="float" office:value="22762.2985839844" calcext:value-type="float">
            <text:p>22762</text:p>
          </table:table-cell>
          <table:table-cell table:formula="of:=(256+[.$S205])*[.$A$2]*2^([.L$2])" office:value-type="float" office:value="45524.5971679688" calcext:value-type="float">
            <text:p>45525</text:p>
          </table:table-cell>
          <table:table-cell table:formula="of:=(256+[.$S205])*[.$A$2]*2^([.M$2])" office:value-type="float" office:value="91049.1943359375" calcext:value-type="float">
            <text:p>91049</text:p>
          </table:table-cell>
          <table:table-cell table:formula="of:=(256+[.$S205])*[.$A$2]*2^([.N$2])" office:value-type="float" office:value="182098.388671875" calcext:value-type="float">
            <text:p>182098</text:p>
          </table:table-cell>
          <table:table-cell table:formula="of:=(256+[.$S205])*[.$A$2]*2^([.O$2])" office:value-type="float" office:value="364196.77734375" calcext:value-type="float">
            <text:p>364197</text:p>
          </table:table-cell>
          <table:table-cell table:formula="of:=(256+[.$S205])*[.$A$2]*2^([.P$2])" office:value-type="float" office:value="728393.5546875" calcext:value-type="float">
            <text:p>728394</text:p>
          </table:table-cell>
          <table:table-cell table:formula="of:=(256+[.$S205])*[.$A$2]*2^([.Q$2])" office:value-type="float" office:value="1456787.109375" calcext:value-type="float">
            <text:p>145678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04" calcext:value-type="float">
            <text:p>204</text:p>
          </table:table-cell>
          <table:table-cell table:formula="of:=(256+[.$S206])*[.$A$2]*2^([.B$2])" office:value-type="float" office:value="44.5544719696045" calcext:value-type="float">
            <text:p>45</text:p>
          </table:table-cell>
          <table:table-cell table:formula="of:=(256+[.$S206])*[.$A$2]*2^([.C$2])" office:value-type="float" office:value="89.108943939209" calcext:value-type="float">
            <text:p>89</text:p>
          </table:table-cell>
          <table:table-cell table:formula="of:=(256+[.$S206])*[.$A$2]*2^([.D$2])" office:value-type="float" office:value="178.217887878418" calcext:value-type="float">
            <text:p>178</text:p>
          </table:table-cell>
          <table:table-cell table:formula="of:=(256+[.$S206])*[.$A$2]*2^([.E$2])" office:value-type="float" office:value="356.435775756836" calcext:value-type="float">
            <text:p>356</text:p>
          </table:table-cell>
          <table:table-cell table:formula="of:=(256+[.$S206])*[.$A$2]*2^([.F$2])" office:value-type="float" office:value="712.871551513672" calcext:value-type="float">
            <text:p>713</text:p>
          </table:table-cell>
          <table:table-cell table:formula="of:=(256+[.$S206])*[.$A$2]*2^([.G$2])" office:value-type="float" office:value="1425.74310302734" calcext:value-type="float">
            <text:p>1426</text:p>
          </table:table-cell>
          <table:table-cell table:formula="of:=(256+[.$S206])*[.$A$2]*2^([.H$2])" office:value-type="float" office:value="2851.48620605469" calcext:value-type="float">
            <text:p>2851</text:p>
          </table:table-cell>
          <table:table-cell table:formula="of:=(256+[.$S206])*[.$A$2]*2^([.I$2])" office:value-type="float" office:value="5702.97241210938" calcext:value-type="float">
            <text:p>5703</text:p>
          </table:table-cell>
          <table:table-cell table:formula="of:=(256+[.$S206])*[.$A$2]*2^([.J$2])" office:value-type="float" office:value="11405.9448242188" calcext:value-type="float">
            <text:p>11406</text:p>
          </table:table-cell>
          <table:table-cell table:formula="of:=(256+[.$S206])*[.$A$2]*2^([.K$2])" office:value-type="float" office:value="22811.8896484375" calcext:value-type="float">
            <text:p>22812</text:p>
          </table:table-cell>
          <table:table-cell table:formula="of:=(256+[.$S206])*[.$A$2]*2^([.L$2])" office:value-type="float" office:value="45623.779296875" calcext:value-type="float">
            <text:p>45624</text:p>
          </table:table-cell>
          <table:table-cell table:formula="of:=(256+[.$S206])*[.$A$2]*2^([.M$2])" office:value-type="float" office:value="91247.55859375" calcext:value-type="float">
            <text:p>91248</text:p>
          </table:table-cell>
          <table:table-cell table:formula="of:=(256+[.$S206])*[.$A$2]*2^([.N$2])" office:value-type="float" office:value="182495.1171875" calcext:value-type="float">
            <text:p>182495</text:p>
          </table:table-cell>
          <table:table-cell table:formula="of:=(256+[.$S206])*[.$A$2]*2^([.O$2])" office:value-type="float" office:value="364990.234375" calcext:value-type="float">
            <text:p>364990</text:p>
          </table:table-cell>
          <table:table-cell table:formula="of:=(256+[.$S206])*[.$A$2]*2^([.P$2])" office:value-type="float" office:value="729980.46875" calcext:value-type="float">
            <text:p>729980</text:p>
          </table:table-cell>
          <table:table-cell table:formula="of:=(256+[.$S206])*[.$A$2]*2^([.Q$2])" office:value-type="float" office:value="1459960.9375" calcext:value-type="float">
            <text:p>145996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05" calcext:value-type="float">
            <text:p>205</text:p>
          </table:table-cell>
          <table:table-cell table:formula="of:=(256+[.$S207])*[.$A$2]*2^([.B$2])" office:value-type="float" office:value="44.6513295173645" calcext:value-type="float">
            <text:p>45</text:p>
          </table:table-cell>
          <table:table-cell table:formula="of:=(256+[.$S207])*[.$A$2]*2^([.C$2])" office:value-type="float" office:value="89.302659034729" calcext:value-type="float">
            <text:p>89</text:p>
          </table:table-cell>
          <table:table-cell table:formula="of:=(256+[.$S207])*[.$A$2]*2^([.D$2])" office:value-type="float" office:value="178.605318069458" calcext:value-type="float">
            <text:p>179</text:p>
          </table:table-cell>
          <table:table-cell table:formula="of:=(256+[.$S207])*[.$A$2]*2^([.E$2])" office:value-type="float" office:value="357.210636138916" calcext:value-type="float">
            <text:p>357</text:p>
          </table:table-cell>
          <table:table-cell table:formula="of:=(256+[.$S207])*[.$A$2]*2^([.F$2])" office:value-type="float" office:value="714.421272277832" calcext:value-type="float">
            <text:p>714</text:p>
          </table:table-cell>
          <table:table-cell table:formula="of:=(256+[.$S207])*[.$A$2]*2^([.G$2])" office:value-type="float" office:value="1428.84254455566" calcext:value-type="float">
            <text:p>1429</text:p>
          </table:table-cell>
          <table:table-cell table:formula="of:=(256+[.$S207])*[.$A$2]*2^([.H$2])" office:value-type="float" office:value="2857.68508911133" calcext:value-type="float">
            <text:p>2858</text:p>
          </table:table-cell>
          <table:table-cell table:formula="of:=(256+[.$S207])*[.$A$2]*2^([.I$2])" office:value-type="float" office:value="5715.37017822266" calcext:value-type="float">
            <text:p>5715</text:p>
          </table:table-cell>
          <table:table-cell table:formula="of:=(256+[.$S207])*[.$A$2]*2^([.J$2])" office:value-type="float" office:value="11430.7403564453" calcext:value-type="float">
            <text:p>11431</text:p>
          </table:table-cell>
          <table:table-cell table:formula="of:=(256+[.$S207])*[.$A$2]*2^([.K$2])" office:value-type="float" office:value="22861.4807128906" calcext:value-type="float">
            <text:p>22861</text:p>
          </table:table-cell>
          <table:table-cell table:formula="of:=(256+[.$S207])*[.$A$2]*2^([.L$2])" office:value-type="float" office:value="45722.9614257813" calcext:value-type="float">
            <text:p>45723</text:p>
          </table:table-cell>
          <table:table-cell table:formula="of:=(256+[.$S207])*[.$A$2]*2^([.M$2])" office:value-type="float" office:value="91445.9228515625" calcext:value-type="float">
            <text:p>91446</text:p>
          </table:table-cell>
          <table:table-cell table:formula="of:=(256+[.$S207])*[.$A$2]*2^([.N$2])" office:value-type="float" office:value="182891.845703125" calcext:value-type="float">
            <text:p>182892</text:p>
          </table:table-cell>
          <table:table-cell table:formula="of:=(256+[.$S207])*[.$A$2]*2^([.O$2])" office:value-type="float" office:value="365783.69140625" calcext:value-type="float">
            <text:p>365784</text:p>
          </table:table-cell>
          <table:table-cell table:formula="of:=(256+[.$S207])*[.$A$2]*2^([.P$2])" office:value-type="float" office:value="731567.3828125" calcext:value-type="float">
            <text:p>731567</text:p>
          </table:table-cell>
          <table:table-cell table:formula="of:=(256+[.$S207])*[.$A$2]*2^([.Q$2])" office:value-type="float" office:value="1463134.765625" calcext:value-type="float">
            <text:p>146313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06" calcext:value-type="float">
            <text:p>206</text:p>
          </table:table-cell>
          <table:table-cell table:formula="of:=(256+[.$S208])*[.$A$2]*2^([.B$2])" office:value-type="float" office:value="44.7481870651245" calcext:value-type="float">
            <text:p>45</text:p>
          </table:table-cell>
          <table:table-cell table:formula="of:=(256+[.$S208])*[.$A$2]*2^([.C$2])" office:value-type="float" office:value="89.496374130249" calcext:value-type="float">
            <text:p>89</text:p>
          </table:table-cell>
          <table:table-cell table:formula="of:=(256+[.$S208])*[.$A$2]*2^([.D$2])" office:value-type="float" office:value="178.992748260498" calcext:value-type="float">
            <text:p>179</text:p>
          </table:table-cell>
          <table:table-cell table:formula="of:=(256+[.$S208])*[.$A$2]*2^([.E$2])" office:value-type="float" office:value="357.985496520996" calcext:value-type="float">
            <text:p>358</text:p>
          </table:table-cell>
          <table:table-cell table:formula="of:=(256+[.$S208])*[.$A$2]*2^([.F$2])" office:value-type="float" office:value="715.970993041992" calcext:value-type="float">
            <text:p>716</text:p>
          </table:table-cell>
          <table:table-cell table:formula="of:=(256+[.$S208])*[.$A$2]*2^([.G$2])" office:value-type="float" office:value="1431.94198608398" calcext:value-type="float">
            <text:p>1432</text:p>
          </table:table-cell>
          <table:table-cell table:formula="of:=(256+[.$S208])*[.$A$2]*2^([.H$2])" office:value-type="float" office:value="2863.88397216797" calcext:value-type="float">
            <text:p>2864</text:p>
          </table:table-cell>
          <table:table-cell table:formula="of:=(256+[.$S208])*[.$A$2]*2^([.I$2])" office:value-type="float" office:value="5727.76794433594" calcext:value-type="float">
            <text:p>5728</text:p>
          </table:table-cell>
          <table:table-cell table:formula="of:=(256+[.$S208])*[.$A$2]*2^([.J$2])" office:value-type="float" office:value="11455.5358886719" calcext:value-type="float">
            <text:p>11456</text:p>
          </table:table-cell>
          <table:table-cell table:formula="of:=(256+[.$S208])*[.$A$2]*2^([.K$2])" office:value-type="float" office:value="22911.0717773437" calcext:value-type="float">
            <text:p>22911</text:p>
          </table:table-cell>
          <table:table-cell table:formula="of:=(256+[.$S208])*[.$A$2]*2^([.L$2])" office:value-type="float" office:value="45822.1435546875" calcext:value-type="float">
            <text:p>45822</text:p>
          </table:table-cell>
          <table:table-cell table:formula="of:=(256+[.$S208])*[.$A$2]*2^([.M$2])" office:value-type="float" office:value="91644.287109375" calcext:value-type="float">
            <text:p>91644</text:p>
          </table:table-cell>
          <table:table-cell table:formula="of:=(256+[.$S208])*[.$A$2]*2^([.N$2])" office:value-type="float" office:value="183288.57421875" calcext:value-type="float">
            <text:p>183289</text:p>
          </table:table-cell>
          <table:table-cell table:formula="of:=(256+[.$S208])*[.$A$2]*2^([.O$2])" office:value-type="float" office:value="366577.1484375" calcext:value-type="float">
            <text:p>366577</text:p>
          </table:table-cell>
          <table:table-cell table:formula="of:=(256+[.$S208])*[.$A$2]*2^([.P$2])" office:value-type="float" office:value="733154.296875" calcext:value-type="float">
            <text:p>733154</text:p>
          </table:table-cell>
          <table:table-cell table:formula="of:=(256+[.$S208])*[.$A$2]*2^([.Q$2])" office:value-type="float" office:value="1466308.59375" calcext:value-type="float">
            <text:p>146630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07" calcext:value-type="float">
            <text:p>207</text:p>
          </table:table-cell>
          <table:table-cell table:formula="of:=(256+[.$S209])*[.$A$2]*2^([.B$2])" office:value-type="float" office:value="44.8450446128845" calcext:value-type="float">
            <text:p>45</text:p>
          </table:table-cell>
          <table:table-cell table:formula="of:=(256+[.$S209])*[.$A$2]*2^([.C$2])" office:value-type="float" office:value="89.690089225769" calcext:value-type="float">
            <text:p>90</text:p>
          </table:table-cell>
          <table:table-cell table:formula="of:=(256+[.$S209])*[.$A$2]*2^([.D$2])" office:value-type="float" office:value="179.380178451538" calcext:value-type="float">
            <text:p>179</text:p>
          </table:table-cell>
          <table:table-cell table:formula="of:=(256+[.$S209])*[.$A$2]*2^([.E$2])" office:value-type="float" office:value="358.760356903076" calcext:value-type="float">
            <text:p>359</text:p>
          </table:table-cell>
          <table:table-cell table:formula="of:=(256+[.$S209])*[.$A$2]*2^([.F$2])" office:value-type="float" office:value="717.520713806152" calcext:value-type="float">
            <text:p>718</text:p>
          </table:table-cell>
          <table:table-cell table:formula="of:=(256+[.$S209])*[.$A$2]*2^([.G$2])" office:value-type="float" office:value="1435.0414276123" calcext:value-type="float">
            <text:p>1435</text:p>
          </table:table-cell>
          <table:table-cell table:formula="of:=(256+[.$S209])*[.$A$2]*2^([.H$2])" office:value-type="float" office:value="2870.08285522461" calcext:value-type="float">
            <text:p>2870</text:p>
          </table:table-cell>
          <table:table-cell table:formula="of:=(256+[.$S209])*[.$A$2]*2^([.I$2])" office:value-type="float" office:value="5740.16571044922" calcext:value-type="float">
            <text:p>5740</text:p>
          </table:table-cell>
          <table:table-cell table:formula="of:=(256+[.$S209])*[.$A$2]*2^([.J$2])" office:value-type="float" office:value="11480.3314208984" calcext:value-type="float">
            <text:p>11480</text:p>
          </table:table-cell>
          <table:table-cell table:formula="of:=(256+[.$S209])*[.$A$2]*2^([.K$2])" office:value-type="float" office:value="22960.6628417969" calcext:value-type="float">
            <text:p>22961</text:p>
          </table:table-cell>
          <table:table-cell table:formula="of:=(256+[.$S209])*[.$A$2]*2^([.L$2])" office:value-type="float" office:value="45921.3256835938" calcext:value-type="float">
            <text:p>45921</text:p>
          </table:table-cell>
          <table:table-cell table:formula="of:=(256+[.$S209])*[.$A$2]*2^([.M$2])" office:value-type="float" office:value="91842.6513671875" calcext:value-type="float">
            <text:p>91843</text:p>
          </table:table-cell>
          <table:table-cell table:formula="of:=(256+[.$S209])*[.$A$2]*2^([.N$2])" office:value-type="float" office:value="183685.302734375" calcext:value-type="float">
            <text:p>183685</text:p>
          </table:table-cell>
          <table:table-cell table:formula="of:=(256+[.$S209])*[.$A$2]*2^([.O$2])" office:value-type="float" office:value="367370.60546875" calcext:value-type="float">
            <text:p>367371</text:p>
          </table:table-cell>
          <table:table-cell table:formula="of:=(256+[.$S209])*[.$A$2]*2^([.P$2])" office:value-type="float" office:value="734741.2109375" calcext:value-type="float">
            <text:p>734741</text:p>
          </table:table-cell>
          <table:table-cell table:formula="of:=(256+[.$S209])*[.$A$2]*2^([.Q$2])" office:value-type="float" office:value="1469482.421875" calcext:value-type="float">
            <text:p>146948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08" calcext:value-type="float">
            <text:p>208</text:p>
          </table:table-cell>
          <table:table-cell table:formula="of:=(256+[.$S210])*[.$A$2]*2^([.B$2])" office:value-type="float" office:value="44.9419021606445" calcext:value-type="float">
            <text:p>45</text:p>
          </table:table-cell>
          <table:table-cell table:formula="of:=(256+[.$S210])*[.$A$2]*2^([.C$2])" office:value-type="float" office:value="89.8838043212891" calcext:value-type="float">
            <text:p>90</text:p>
          </table:table-cell>
          <table:table-cell table:formula="of:=(256+[.$S210])*[.$A$2]*2^([.D$2])" office:value-type="float" office:value="179.767608642578" calcext:value-type="float">
            <text:p>180</text:p>
          </table:table-cell>
          <table:table-cell table:formula="of:=(256+[.$S210])*[.$A$2]*2^([.E$2])" office:value-type="float" office:value="359.535217285156" calcext:value-type="float">
            <text:p>360</text:p>
          </table:table-cell>
          <table:table-cell table:formula="of:=(256+[.$S210])*[.$A$2]*2^([.F$2])" office:value-type="float" office:value="719.070434570313" calcext:value-type="float">
            <text:p>719</text:p>
          </table:table-cell>
          <table:table-cell table:formula="of:=(256+[.$S210])*[.$A$2]*2^([.G$2])" office:value-type="float" office:value="1438.14086914063" calcext:value-type="float">
            <text:p>1438</text:p>
          </table:table-cell>
          <table:table-cell table:formula="of:=(256+[.$S210])*[.$A$2]*2^([.H$2])" office:value-type="float" office:value="2876.28173828125" calcext:value-type="float">
            <text:p>2876</text:p>
          </table:table-cell>
          <table:table-cell table:formula="of:=(256+[.$S210])*[.$A$2]*2^([.I$2])" office:value-type="float" office:value="5752.5634765625" calcext:value-type="float">
            <text:p>5753</text:p>
          </table:table-cell>
          <table:table-cell table:formula="of:=(256+[.$S210])*[.$A$2]*2^([.J$2])" office:value-type="float" office:value="11505.126953125" calcext:value-type="float">
            <text:p>11505</text:p>
          </table:table-cell>
          <table:table-cell table:formula="of:=(256+[.$S210])*[.$A$2]*2^([.K$2])" office:value-type="float" office:value="23010.25390625" calcext:value-type="float">
            <text:p>23010</text:p>
          </table:table-cell>
          <table:table-cell table:formula="of:=(256+[.$S210])*[.$A$2]*2^([.L$2])" office:value-type="float" office:value="46020.5078125" calcext:value-type="float">
            <text:p>46021</text:p>
          </table:table-cell>
          <table:table-cell table:formula="of:=(256+[.$S210])*[.$A$2]*2^([.M$2])" office:value-type="float" office:value="92041.015625" calcext:value-type="float">
            <text:p>92041</text:p>
          </table:table-cell>
          <table:table-cell table:formula="of:=(256+[.$S210])*[.$A$2]*2^([.N$2])" office:value-type="float" office:value="184082.03125" calcext:value-type="float">
            <text:p>184082</text:p>
          </table:table-cell>
          <table:table-cell table:formula="of:=(256+[.$S210])*[.$A$2]*2^([.O$2])" office:value-type="float" office:value="368164.0625" calcext:value-type="float">
            <text:p>368164</text:p>
          </table:table-cell>
          <table:table-cell table:formula="of:=(256+[.$S210])*[.$A$2]*2^([.P$2])" office:value-type="float" office:value="736328.125" calcext:value-type="float">
            <text:p>736328</text:p>
          </table:table-cell>
          <table:table-cell table:formula="of:=(256+[.$S210])*[.$A$2]*2^([.Q$2])" office:value-type="float" office:value="1472656.25" calcext:value-type="float">
            <text:p>147265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09" calcext:value-type="float">
            <text:p>209</text:p>
          </table:table-cell>
          <table:table-cell table:formula="of:=(256+[.$S211])*[.$A$2]*2^([.B$2])" office:value-type="float" office:value="45.0387597084045" calcext:value-type="float">
            <text:p>45</text:p>
          </table:table-cell>
          <table:table-cell table:formula="of:=(256+[.$S211])*[.$A$2]*2^([.C$2])" office:value-type="float" office:value="90.0775194168091" calcext:value-type="float">
            <text:p>90</text:p>
          </table:table-cell>
          <table:table-cell table:formula="of:=(256+[.$S211])*[.$A$2]*2^([.D$2])" office:value-type="float" office:value="180.155038833618" calcext:value-type="float">
            <text:p>180</text:p>
          </table:table-cell>
          <table:table-cell table:formula="of:=(256+[.$S211])*[.$A$2]*2^([.E$2])" office:value-type="float" office:value="360.310077667236" calcext:value-type="float">
            <text:p>360</text:p>
          </table:table-cell>
          <table:table-cell table:formula="of:=(256+[.$S211])*[.$A$2]*2^([.F$2])" office:value-type="float" office:value="720.620155334473" calcext:value-type="float">
            <text:p>721</text:p>
          </table:table-cell>
          <table:table-cell table:formula="of:=(256+[.$S211])*[.$A$2]*2^([.G$2])" office:value-type="float" office:value="1441.24031066895" calcext:value-type="float">
            <text:p>1441</text:p>
          </table:table-cell>
          <table:table-cell table:formula="of:=(256+[.$S211])*[.$A$2]*2^([.H$2])" office:value-type="float" office:value="2882.48062133789" calcext:value-type="float">
            <text:p>2882</text:p>
          </table:table-cell>
          <table:table-cell table:formula="of:=(256+[.$S211])*[.$A$2]*2^([.I$2])" office:value-type="float" office:value="5764.96124267578" calcext:value-type="float">
            <text:p>5765</text:p>
          </table:table-cell>
          <table:table-cell table:formula="of:=(256+[.$S211])*[.$A$2]*2^([.J$2])" office:value-type="float" office:value="11529.9224853516" calcext:value-type="float">
            <text:p>11530</text:p>
          </table:table-cell>
          <table:table-cell table:formula="of:=(256+[.$S211])*[.$A$2]*2^([.K$2])" office:value-type="float" office:value="23059.8449707031" calcext:value-type="float">
            <text:p>23060</text:p>
          </table:table-cell>
          <table:table-cell table:formula="of:=(256+[.$S211])*[.$A$2]*2^([.L$2])" office:value-type="float" office:value="46119.6899414063" calcext:value-type="float">
            <text:p>46120</text:p>
          </table:table-cell>
          <table:table-cell table:formula="of:=(256+[.$S211])*[.$A$2]*2^([.M$2])" office:value-type="float" office:value="92239.3798828125" calcext:value-type="float">
            <text:p>92239</text:p>
          </table:table-cell>
          <table:table-cell table:formula="of:=(256+[.$S211])*[.$A$2]*2^([.N$2])" office:value-type="float" office:value="184478.759765625" calcext:value-type="float">
            <text:p>184479</text:p>
          </table:table-cell>
          <table:table-cell table:formula="of:=(256+[.$S211])*[.$A$2]*2^([.O$2])" office:value-type="float" office:value="368957.51953125" calcext:value-type="float">
            <text:p>368958</text:p>
          </table:table-cell>
          <table:table-cell table:formula="of:=(256+[.$S211])*[.$A$2]*2^([.P$2])" office:value-type="float" office:value="737915.0390625" calcext:value-type="float">
            <text:p>737915</text:p>
          </table:table-cell>
          <table:table-cell table:formula="of:=(256+[.$S211])*[.$A$2]*2^([.Q$2])" office:value-type="float" office:value="1475830.078125" calcext:value-type="float">
            <text:p>147583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10" calcext:value-type="float">
            <text:p>210</text:p>
          </table:table-cell>
          <table:table-cell table:formula="of:=(256+[.$S212])*[.$A$2]*2^([.B$2])" office:value-type="float" office:value="45.1356172561646" calcext:value-type="float">
            <text:p>45</text:p>
          </table:table-cell>
          <table:table-cell table:formula="of:=(256+[.$S212])*[.$A$2]*2^([.C$2])" office:value-type="float" office:value="90.2712345123291" calcext:value-type="float">
            <text:p>90</text:p>
          </table:table-cell>
          <table:table-cell table:formula="of:=(256+[.$S212])*[.$A$2]*2^([.D$2])" office:value-type="float" office:value="180.542469024658" calcext:value-type="float">
            <text:p>181</text:p>
          </table:table-cell>
          <table:table-cell table:formula="of:=(256+[.$S212])*[.$A$2]*2^([.E$2])" office:value-type="float" office:value="361.084938049316" calcext:value-type="float">
            <text:p>361</text:p>
          </table:table-cell>
          <table:table-cell table:formula="of:=(256+[.$S212])*[.$A$2]*2^([.F$2])" office:value-type="float" office:value="722.169876098633" calcext:value-type="float">
            <text:p>722</text:p>
          </table:table-cell>
          <table:table-cell table:formula="of:=(256+[.$S212])*[.$A$2]*2^([.G$2])" office:value-type="float" office:value="1444.33975219727" calcext:value-type="float">
            <text:p>1444</text:p>
          </table:table-cell>
          <table:table-cell table:formula="of:=(256+[.$S212])*[.$A$2]*2^([.H$2])" office:value-type="float" office:value="2888.67950439453" calcext:value-type="float">
            <text:p>2889</text:p>
          </table:table-cell>
          <table:table-cell table:formula="of:=(256+[.$S212])*[.$A$2]*2^([.I$2])" office:value-type="float" office:value="5777.35900878906" calcext:value-type="float">
            <text:p>5777</text:p>
          </table:table-cell>
          <table:table-cell table:formula="of:=(256+[.$S212])*[.$A$2]*2^([.J$2])" office:value-type="float" office:value="11554.7180175781" calcext:value-type="float">
            <text:p>11555</text:p>
          </table:table-cell>
          <table:table-cell table:formula="of:=(256+[.$S212])*[.$A$2]*2^([.K$2])" office:value-type="float" office:value="23109.4360351562" calcext:value-type="float">
            <text:p>23109</text:p>
          </table:table-cell>
          <table:table-cell table:formula="of:=(256+[.$S212])*[.$A$2]*2^([.L$2])" office:value-type="float" office:value="46218.8720703125" calcext:value-type="float">
            <text:p>46219</text:p>
          </table:table-cell>
          <table:table-cell table:formula="of:=(256+[.$S212])*[.$A$2]*2^([.M$2])" office:value-type="float" office:value="92437.744140625" calcext:value-type="float">
            <text:p>92438</text:p>
          </table:table-cell>
          <table:table-cell table:formula="of:=(256+[.$S212])*[.$A$2]*2^([.N$2])" office:value-type="float" office:value="184875.48828125" calcext:value-type="float">
            <text:p>184875</text:p>
          </table:table-cell>
          <table:table-cell table:formula="of:=(256+[.$S212])*[.$A$2]*2^([.O$2])" office:value-type="float" office:value="369750.9765625" calcext:value-type="float">
            <text:p>369751</text:p>
          </table:table-cell>
          <table:table-cell table:formula="of:=(256+[.$S212])*[.$A$2]*2^([.P$2])" office:value-type="float" office:value="739501.953125" calcext:value-type="float">
            <text:p>739502</text:p>
          </table:table-cell>
          <table:table-cell table:formula="of:=(256+[.$S212])*[.$A$2]*2^([.Q$2])" office:value-type="float" office:value="1479003.90625" calcext:value-type="float">
            <text:p>147900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11" calcext:value-type="float">
            <text:p>211</text:p>
          </table:table-cell>
          <table:table-cell table:formula="of:=(256+[.$S213])*[.$A$2]*2^([.B$2])" office:value-type="float" office:value="45.2324748039246" calcext:value-type="float">
            <text:p>45</text:p>
          </table:table-cell>
          <table:table-cell table:formula="of:=(256+[.$S213])*[.$A$2]*2^([.C$2])" office:value-type="float" office:value="90.4649496078491" calcext:value-type="float">
            <text:p>90</text:p>
          </table:table-cell>
          <table:table-cell table:formula="of:=(256+[.$S213])*[.$A$2]*2^([.D$2])" office:value-type="float" office:value="180.929899215698" calcext:value-type="float">
            <text:p>181</text:p>
          </table:table-cell>
          <table:table-cell table:formula="of:=(256+[.$S213])*[.$A$2]*2^([.E$2])" office:value-type="float" office:value="361.859798431396" calcext:value-type="float">
            <text:p>362</text:p>
          </table:table-cell>
          <table:table-cell table:formula="of:=(256+[.$S213])*[.$A$2]*2^([.F$2])" office:value-type="float" office:value="723.719596862793" calcext:value-type="float">
            <text:p>724</text:p>
          </table:table-cell>
          <table:table-cell table:formula="of:=(256+[.$S213])*[.$A$2]*2^([.G$2])" office:value-type="float" office:value="1447.43919372559" calcext:value-type="float">
            <text:p>1447</text:p>
          </table:table-cell>
          <table:table-cell table:formula="of:=(256+[.$S213])*[.$A$2]*2^([.H$2])" office:value-type="float" office:value="2894.87838745117" calcext:value-type="float">
            <text:p>2895</text:p>
          </table:table-cell>
          <table:table-cell table:formula="of:=(256+[.$S213])*[.$A$2]*2^([.I$2])" office:value-type="float" office:value="5789.75677490234" calcext:value-type="float">
            <text:p>5790</text:p>
          </table:table-cell>
          <table:table-cell table:formula="of:=(256+[.$S213])*[.$A$2]*2^([.J$2])" office:value-type="float" office:value="11579.5135498047" calcext:value-type="float">
            <text:p>11580</text:p>
          </table:table-cell>
          <table:table-cell table:formula="of:=(256+[.$S213])*[.$A$2]*2^([.K$2])" office:value-type="float" office:value="23159.0270996094" calcext:value-type="float">
            <text:p>23159</text:p>
          </table:table-cell>
          <table:table-cell table:formula="of:=(256+[.$S213])*[.$A$2]*2^([.L$2])" office:value-type="float" office:value="46318.0541992188" calcext:value-type="float">
            <text:p>46318</text:p>
          </table:table-cell>
          <table:table-cell table:formula="of:=(256+[.$S213])*[.$A$2]*2^([.M$2])" office:value-type="float" office:value="92636.1083984375" calcext:value-type="float">
            <text:p>92636</text:p>
          </table:table-cell>
          <table:table-cell table:formula="of:=(256+[.$S213])*[.$A$2]*2^([.N$2])" office:value-type="float" office:value="185272.216796875" calcext:value-type="float">
            <text:p>185272</text:p>
          </table:table-cell>
          <table:table-cell table:formula="of:=(256+[.$S213])*[.$A$2]*2^([.O$2])" office:value-type="float" office:value="370544.43359375" calcext:value-type="float">
            <text:p>370544</text:p>
          </table:table-cell>
          <table:table-cell table:formula="of:=(256+[.$S213])*[.$A$2]*2^([.P$2])" office:value-type="float" office:value="741088.8671875" calcext:value-type="float">
            <text:p>741089</text:p>
          </table:table-cell>
          <table:table-cell table:formula="of:=(256+[.$S213])*[.$A$2]*2^([.Q$2])" office:value-type="float" office:value="1482177.734375" calcext:value-type="float">
            <text:p>148217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12" calcext:value-type="float">
            <text:p>212</text:p>
          </table:table-cell>
          <table:table-cell table:formula="of:=(256+[.$S214])*[.$A$2]*2^([.B$2])" office:value-type="float" office:value="45.3293323516846" calcext:value-type="float">
            <text:p>45</text:p>
          </table:table-cell>
          <table:table-cell table:formula="of:=(256+[.$S214])*[.$A$2]*2^([.C$2])" office:value-type="float" office:value="90.6586647033691" calcext:value-type="float">
            <text:p>91</text:p>
          </table:table-cell>
          <table:table-cell table:formula="of:=(256+[.$S214])*[.$A$2]*2^([.D$2])" office:value-type="float" office:value="181.317329406738" calcext:value-type="float">
            <text:p>181</text:p>
          </table:table-cell>
          <table:table-cell table:formula="of:=(256+[.$S214])*[.$A$2]*2^([.E$2])" office:value-type="float" office:value="362.634658813477" calcext:value-type="float">
            <text:p>363</text:p>
          </table:table-cell>
          <table:table-cell table:formula="of:=(256+[.$S214])*[.$A$2]*2^([.F$2])" office:value-type="float" office:value="725.269317626953" calcext:value-type="float">
            <text:p>725</text:p>
          </table:table-cell>
          <table:table-cell table:formula="of:=(256+[.$S214])*[.$A$2]*2^([.G$2])" office:value-type="float" office:value="1450.53863525391" calcext:value-type="float">
            <text:p>1451</text:p>
          </table:table-cell>
          <table:table-cell table:formula="of:=(256+[.$S214])*[.$A$2]*2^([.H$2])" office:value-type="float" office:value="2901.07727050781" calcext:value-type="float">
            <text:p>2901</text:p>
          </table:table-cell>
          <table:table-cell table:formula="of:=(256+[.$S214])*[.$A$2]*2^([.I$2])" office:value-type="float" office:value="5802.15454101563" calcext:value-type="float">
            <text:p>5802</text:p>
          </table:table-cell>
          <table:table-cell table:formula="of:=(256+[.$S214])*[.$A$2]*2^([.J$2])" office:value-type="float" office:value="11604.3090820313" calcext:value-type="float">
            <text:p>11604</text:p>
          </table:table-cell>
          <table:table-cell table:formula="of:=(256+[.$S214])*[.$A$2]*2^([.K$2])" office:value-type="float" office:value="23208.6181640625" calcext:value-type="float">
            <text:p>23209</text:p>
          </table:table-cell>
          <table:table-cell table:formula="of:=(256+[.$S214])*[.$A$2]*2^([.L$2])" office:value-type="float" office:value="46417.236328125" calcext:value-type="float">
            <text:p>46417</text:p>
          </table:table-cell>
          <table:table-cell table:formula="of:=(256+[.$S214])*[.$A$2]*2^([.M$2])" office:value-type="float" office:value="92834.47265625" calcext:value-type="float">
            <text:p>92834</text:p>
          </table:table-cell>
          <table:table-cell table:formula="of:=(256+[.$S214])*[.$A$2]*2^([.N$2])" office:value-type="float" office:value="185668.9453125" calcext:value-type="float">
            <text:p>185669</text:p>
          </table:table-cell>
          <table:table-cell table:formula="of:=(256+[.$S214])*[.$A$2]*2^([.O$2])" office:value-type="float" office:value="371337.890625" calcext:value-type="float">
            <text:p>371338</text:p>
          </table:table-cell>
          <table:table-cell table:formula="of:=(256+[.$S214])*[.$A$2]*2^([.P$2])" office:value-type="float" office:value="742675.78125" calcext:value-type="float">
            <text:p>742676</text:p>
          </table:table-cell>
          <table:table-cell table:formula="of:=(256+[.$S214])*[.$A$2]*2^([.Q$2])" office:value-type="float" office:value="1485351.5625" calcext:value-type="float">
            <text:p>148535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13" calcext:value-type="float">
            <text:p>213</text:p>
          </table:table-cell>
          <table:table-cell table:formula="of:=(256+[.$S215])*[.$A$2]*2^([.B$2])" office:value-type="float" office:value="45.4261898994446" calcext:value-type="float">
            <text:p>45</text:p>
          </table:table-cell>
          <table:table-cell table:formula="of:=(256+[.$S215])*[.$A$2]*2^([.C$2])" office:value-type="float" office:value="90.8523797988892" calcext:value-type="float">
            <text:p>91</text:p>
          </table:table-cell>
          <table:table-cell table:formula="of:=(256+[.$S215])*[.$A$2]*2^([.D$2])" office:value-type="float" office:value="181.704759597778" calcext:value-type="float">
            <text:p>182</text:p>
          </table:table-cell>
          <table:table-cell table:formula="of:=(256+[.$S215])*[.$A$2]*2^([.E$2])" office:value-type="float" office:value="363.409519195557" calcext:value-type="float">
            <text:p>363</text:p>
          </table:table-cell>
          <table:table-cell table:formula="of:=(256+[.$S215])*[.$A$2]*2^([.F$2])" office:value-type="float" office:value="726.819038391113" calcext:value-type="float">
            <text:p>727</text:p>
          </table:table-cell>
          <table:table-cell table:formula="of:=(256+[.$S215])*[.$A$2]*2^([.G$2])" office:value-type="float" office:value="1453.63807678223" calcext:value-type="float">
            <text:p>1454</text:p>
          </table:table-cell>
          <table:table-cell table:formula="of:=(256+[.$S215])*[.$A$2]*2^([.H$2])" office:value-type="float" office:value="2907.27615356445" calcext:value-type="float">
            <text:p>2907</text:p>
          </table:table-cell>
          <table:table-cell table:formula="of:=(256+[.$S215])*[.$A$2]*2^([.I$2])" office:value-type="float" office:value="5814.55230712891" calcext:value-type="float">
            <text:p>5815</text:p>
          </table:table-cell>
          <table:table-cell table:formula="of:=(256+[.$S215])*[.$A$2]*2^([.J$2])" office:value-type="float" office:value="11629.1046142578" calcext:value-type="float">
            <text:p>11629</text:p>
          </table:table-cell>
          <table:table-cell table:formula="of:=(256+[.$S215])*[.$A$2]*2^([.K$2])" office:value-type="float" office:value="23258.2092285156" calcext:value-type="float">
            <text:p>23258</text:p>
          </table:table-cell>
          <table:table-cell table:formula="of:=(256+[.$S215])*[.$A$2]*2^([.L$2])" office:value-type="float" office:value="46516.4184570313" calcext:value-type="float">
            <text:p>46516</text:p>
          </table:table-cell>
          <table:table-cell table:formula="of:=(256+[.$S215])*[.$A$2]*2^([.M$2])" office:value-type="float" office:value="93032.8369140625" calcext:value-type="float">
            <text:p>93033</text:p>
          </table:table-cell>
          <table:table-cell table:formula="of:=(256+[.$S215])*[.$A$2]*2^([.N$2])" office:value-type="float" office:value="186065.673828125" calcext:value-type="float">
            <text:p>186066</text:p>
          </table:table-cell>
          <table:table-cell table:formula="of:=(256+[.$S215])*[.$A$2]*2^([.O$2])" office:value-type="float" office:value="372131.34765625" calcext:value-type="float">
            <text:p>372131</text:p>
          </table:table-cell>
          <table:table-cell table:formula="of:=(256+[.$S215])*[.$A$2]*2^([.P$2])" office:value-type="float" office:value="744262.6953125" calcext:value-type="float">
            <text:p>744263</text:p>
          </table:table-cell>
          <table:table-cell table:formula="of:=(256+[.$S215])*[.$A$2]*2^([.Q$2])" office:value-type="float" office:value="1488525.390625" calcext:value-type="float">
            <text:p>148852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14" calcext:value-type="float">
            <text:p>214</text:p>
          </table:table-cell>
          <table:table-cell table:formula="of:=(256+[.$S216])*[.$A$2]*2^([.B$2])" office:value-type="float" office:value="45.5230474472046" calcext:value-type="float">
            <text:p>46</text:p>
          </table:table-cell>
          <table:table-cell table:formula="of:=(256+[.$S216])*[.$A$2]*2^([.C$2])" office:value-type="float" office:value="91.0460948944092" calcext:value-type="float">
            <text:p>91</text:p>
          </table:table-cell>
          <table:table-cell table:formula="of:=(256+[.$S216])*[.$A$2]*2^([.D$2])" office:value-type="float" office:value="182.092189788818" calcext:value-type="float">
            <text:p>182</text:p>
          </table:table-cell>
          <table:table-cell table:formula="of:=(256+[.$S216])*[.$A$2]*2^([.E$2])" office:value-type="float" office:value="364.184379577637" calcext:value-type="float">
            <text:p>364</text:p>
          </table:table-cell>
          <table:table-cell table:formula="of:=(256+[.$S216])*[.$A$2]*2^([.F$2])" office:value-type="float" office:value="728.368759155273" calcext:value-type="float">
            <text:p>728</text:p>
          </table:table-cell>
          <table:table-cell table:formula="of:=(256+[.$S216])*[.$A$2]*2^([.G$2])" office:value-type="float" office:value="1456.73751831055" calcext:value-type="float">
            <text:p>1457</text:p>
          </table:table-cell>
          <table:table-cell table:formula="of:=(256+[.$S216])*[.$A$2]*2^([.H$2])" office:value-type="float" office:value="2913.47503662109" calcext:value-type="float">
            <text:p>2913</text:p>
          </table:table-cell>
          <table:table-cell table:formula="of:=(256+[.$S216])*[.$A$2]*2^([.I$2])" office:value-type="float" office:value="5826.95007324219" calcext:value-type="float">
            <text:p>5827</text:p>
          </table:table-cell>
          <table:table-cell table:formula="of:=(256+[.$S216])*[.$A$2]*2^([.J$2])" office:value-type="float" office:value="11653.9001464844" calcext:value-type="float">
            <text:p>11654</text:p>
          </table:table-cell>
          <table:table-cell table:formula="of:=(256+[.$S216])*[.$A$2]*2^([.K$2])" office:value-type="float" office:value="23307.8002929687" calcext:value-type="float">
            <text:p>23308</text:p>
          </table:table-cell>
          <table:table-cell table:formula="of:=(256+[.$S216])*[.$A$2]*2^([.L$2])" office:value-type="float" office:value="46615.6005859375" calcext:value-type="float">
            <text:p>46616</text:p>
          </table:table-cell>
          <table:table-cell table:formula="of:=(256+[.$S216])*[.$A$2]*2^([.M$2])" office:value-type="float" office:value="93231.201171875" calcext:value-type="float">
            <text:p>93231</text:p>
          </table:table-cell>
          <table:table-cell table:formula="of:=(256+[.$S216])*[.$A$2]*2^([.N$2])" office:value-type="float" office:value="186462.40234375" calcext:value-type="float">
            <text:p>186462</text:p>
          </table:table-cell>
          <table:table-cell table:formula="of:=(256+[.$S216])*[.$A$2]*2^([.O$2])" office:value-type="float" office:value="372924.8046875" calcext:value-type="float">
            <text:p>372925</text:p>
          </table:table-cell>
          <table:table-cell table:formula="of:=(256+[.$S216])*[.$A$2]*2^([.P$2])" office:value-type="float" office:value="745849.609375" calcext:value-type="float">
            <text:p>745850</text:p>
          </table:table-cell>
          <table:table-cell table:formula="of:=(256+[.$S216])*[.$A$2]*2^([.Q$2])" office:value-type="float" office:value="1491699.21875" calcext:value-type="float">
            <text:p>149169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15" calcext:value-type="float">
            <text:p>215</text:p>
          </table:table-cell>
          <table:table-cell table:formula="of:=(256+[.$S217])*[.$A$2]*2^([.B$2])" office:value-type="float" office:value="45.6199049949646" calcext:value-type="float">
            <text:p>46</text:p>
          </table:table-cell>
          <table:table-cell table:formula="of:=(256+[.$S217])*[.$A$2]*2^([.C$2])" office:value-type="float" office:value="91.2398099899292" calcext:value-type="float">
            <text:p>91</text:p>
          </table:table-cell>
          <table:table-cell table:formula="of:=(256+[.$S217])*[.$A$2]*2^([.D$2])" office:value-type="float" office:value="182.479619979858" calcext:value-type="float">
            <text:p>182</text:p>
          </table:table-cell>
          <table:table-cell table:formula="of:=(256+[.$S217])*[.$A$2]*2^([.E$2])" office:value-type="float" office:value="364.959239959717" calcext:value-type="float">
            <text:p>365</text:p>
          </table:table-cell>
          <table:table-cell table:formula="of:=(256+[.$S217])*[.$A$2]*2^([.F$2])" office:value-type="float" office:value="729.918479919434" calcext:value-type="float">
            <text:p>730</text:p>
          </table:table-cell>
          <table:table-cell table:formula="of:=(256+[.$S217])*[.$A$2]*2^([.G$2])" office:value-type="float" office:value="1459.83695983887" calcext:value-type="float">
            <text:p>1460</text:p>
          </table:table-cell>
          <table:table-cell table:formula="of:=(256+[.$S217])*[.$A$2]*2^([.H$2])" office:value-type="float" office:value="2919.67391967773" calcext:value-type="float">
            <text:p>2920</text:p>
          </table:table-cell>
          <table:table-cell table:formula="of:=(256+[.$S217])*[.$A$2]*2^([.I$2])" office:value-type="float" office:value="5839.34783935547" calcext:value-type="float">
            <text:p>5839</text:p>
          </table:table-cell>
          <table:table-cell table:formula="of:=(256+[.$S217])*[.$A$2]*2^([.J$2])" office:value-type="float" office:value="11678.6956787109" calcext:value-type="float">
            <text:p>11679</text:p>
          </table:table-cell>
          <table:table-cell table:formula="of:=(256+[.$S217])*[.$A$2]*2^([.K$2])" office:value-type="float" office:value="23357.3913574219" calcext:value-type="float">
            <text:p>23357</text:p>
          </table:table-cell>
          <table:table-cell table:formula="of:=(256+[.$S217])*[.$A$2]*2^([.L$2])" office:value-type="float" office:value="46714.7827148438" calcext:value-type="float">
            <text:p>46715</text:p>
          </table:table-cell>
          <table:table-cell table:formula="of:=(256+[.$S217])*[.$A$2]*2^([.M$2])" office:value-type="float" office:value="93429.5654296875" calcext:value-type="float">
            <text:p>93430</text:p>
          </table:table-cell>
          <table:table-cell table:formula="of:=(256+[.$S217])*[.$A$2]*2^([.N$2])" office:value-type="float" office:value="186859.130859375" calcext:value-type="float">
            <text:p>186859</text:p>
          </table:table-cell>
          <table:table-cell table:formula="of:=(256+[.$S217])*[.$A$2]*2^([.O$2])" office:value-type="float" office:value="373718.26171875" calcext:value-type="float">
            <text:p>373718</text:p>
          </table:table-cell>
          <table:table-cell table:formula="of:=(256+[.$S217])*[.$A$2]*2^([.P$2])" office:value-type="float" office:value="747436.5234375" calcext:value-type="float">
            <text:p>747437</text:p>
          </table:table-cell>
          <table:table-cell table:formula="of:=(256+[.$S217])*[.$A$2]*2^([.Q$2])" office:value-type="float" office:value="1494873.046875" calcext:value-type="float">
            <text:p>149487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16" calcext:value-type="float">
            <text:p>216</text:p>
          </table:table-cell>
          <table:table-cell table:formula="of:=(256+[.$S218])*[.$A$2]*2^([.B$2])" office:value-type="float" office:value="45.7167625427246" calcext:value-type="float">
            <text:p>46</text:p>
          </table:table-cell>
          <table:table-cell table:formula="of:=(256+[.$S218])*[.$A$2]*2^([.C$2])" office:value-type="float" office:value="91.4335250854492" calcext:value-type="float">
            <text:p>91</text:p>
          </table:table-cell>
          <table:table-cell table:formula="of:=(256+[.$S218])*[.$A$2]*2^([.D$2])" office:value-type="float" office:value="182.867050170898" calcext:value-type="float">
            <text:p>183</text:p>
          </table:table-cell>
          <table:table-cell table:formula="of:=(256+[.$S218])*[.$A$2]*2^([.E$2])" office:value-type="float" office:value="365.734100341797" calcext:value-type="float">
            <text:p>366</text:p>
          </table:table-cell>
          <table:table-cell table:formula="of:=(256+[.$S218])*[.$A$2]*2^([.F$2])" office:value-type="float" office:value="731.468200683594" calcext:value-type="float">
            <text:p>731</text:p>
          </table:table-cell>
          <table:table-cell table:formula="of:=(256+[.$S218])*[.$A$2]*2^([.G$2])" office:value-type="float" office:value="1462.93640136719" calcext:value-type="float">
            <text:p>1463</text:p>
          </table:table-cell>
          <table:table-cell table:formula="of:=(256+[.$S218])*[.$A$2]*2^([.H$2])" office:value-type="float" office:value="2925.87280273437" calcext:value-type="float">
            <text:p>2926</text:p>
          </table:table-cell>
          <table:table-cell table:formula="of:=(256+[.$S218])*[.$A$2]*2^([.I$2])" office:value-type="float" office:value="5851.74560546875" calcext:value-type="float">
            <text:p>5852</text:p>
          </table:table-cell>
          <table:table-cell table:formula="of:=(256+[.$S218])*[.$A$2]*2^([.J$2])" office:value-type="float" office:value="11703.4912109375" calcext:value-type="float">
            <text:p>11703</text:p>
          </table:table-cell>
          <table:table-cell table:formula="of:=(256+[.$S218])*[.$A$2]*2^([.K$2])" office:value-type="float" office:value="23406.982421875" calcext:value-type="float">
            <text:p>23407</text:p>
          </table:table-cell>
          <table:table-cell table:formula="of:=(256+[.$S218])*[.$A$2]*2^([.L$2])" office:value-type="float" office:value="46813.96484375" calcext:value-type="float">
            <text:p>46814</text:p>
          </table:table-cell>
          <table:table-cell table:formula="of:=(256+[.$S218])*[.$A$2]*2^([.M$2])" office:value-type="float" office:value="93627.9296875" calcext:value-type="float">
            <text:p>93628</text:p>
          </table:table-cell>
          <table:table-cell table:formula="of:=(256+[.$S218])*[.$A$2]*2^([.N$2])" office:value-type="float" office:value="187255.859375" calcext:value-type="float">
            <text:p>187256</text:p>
          </table:table-cell>
          <table:table-cell table:formula="of:=(256+[.$S218])*[.$A$2]*2^([.O$2])" office:value-type="float" office:value="374511.71875" calcext:value-type="float">
            <text:p>374512</text:p>
          </table:table-cell>
          <table:table-cell table:formula="of:=(256+[.$S218])*[.$A$2]*2^([.P$2])" office:value-type="float" office:value="749023.4375" calcext:value-type="float">
            <text:p>749023</text:p>
          </table:table-cell>
          <table:table-cell table:formula="of:=(256+[.$S218])*[.$A$2]*2^([.Q$2])" office:value-type="float" office:value="1498046.875" calcext:value-type="float">
            <text:p>149804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17" calcext:value-type="float">
            <text:p>217</text:p>
          </table:table-cell>
          <table:table-cell table:formula="of:=(256+[.$S219])*[.$A$2]*2^([.B$2])" office:value-type="float" office:value="45.8136200904846" calcext:value-type="float">
            <text:p>46</text:p>
          </table:table-cell>
          <table:table-cell table:formula="of:=(256+[.$S219])*[.$A$2]*2^([.C$2])" office:value-type="float" office:value="91.6272401809692" calcext:value-type="float">
            <text:p>92</text:p>
          </table:table-cell>
          <table:table-cell table:formula="of:=(256+[.$S219])*[.$A$2]*2^([.D$2])" office:value-type="float" office:value="183.254480361938" calcext:value-type="float">
            <text:p>183</text:p>
          </table:table-cell>
          <table:table-cell table:formula="of:=(256+[.$S219])*[.$A$2]*2^([.E$2])" office:value-type="float" office:value="366.508960723877" calcext:value-type="float">
            <text:p>367</text:p>
          </table:table-cell>
          <table:table-cell table:formula="of:=(256+[.$S219])*[.$A$2]*2^([.F$2])" office:value-type="float" office:value="733.017921447754" calcext:value-type="float">
            <text:p>733</text:p>
          </table:table-cell>
          <table:table-cell table:formula="of:=(256+[.$S219])*[.$A$2]*2^([.G$2])" office:value-type="float" office:value="1466.03584289551" calcext:value-type="float">
            <text:p>1466</text:p>
          </table:table-cell>
          <table:table-cell table:formula="of:=(256+[.$S219])*[.$A$2]*2^([.H$2])" office:value-type="float" office:value="2932.07168579102" calcext:value-type="float">
            <text:p>2932</text:p>
          </table:table-cell>
          <table:table-cell table:formula="of:=(256+[.$S219])*[.$A$2]*2^([.I$2])" office:value-type="float" office:value="5864.14337158203" calcext:value-type="float">
            <text:p>5864</text:p>
          </table:table-cell>
          <table:table-cell table:formula="of:=(256+[.$S219])*[.$A$2]*2^([.J$2])" office:value-type="float" office:value="11728.2867431641" calcext:value-type="float">
            <text:p>11728</text:p>
          </table:table-cell>
          <table:table-cell table:formula="of:=(256+[.$S219])*[.$A$2]*2^([.K$2])" office:value-type="float" office:value="23456.5734863281" calcext:value-type="float">
            <text:p>23457</text:p>
          </table:table-cell>
          <table:table-cell table:formula="of:=(256+[.$S219])*[.$A$2]*2^([.L$2])" office:value-type="float" office:value="46913.1469726563" calcext:value-type="float">
            <text:p>46913</text:p>
          </table:table-cell>
          <table:table-cell table:formula="of:=(256+[.$S219])*[.$A$2]*2^([.M$2])" office:value-type="float" office:value="93826.2939453125" calcext:value-type="float">
            <text:p>93826</text:p>
          </table:table-cell>
          <table:table-cell table:formula="of:=(256+[.$S219])*[.$A$2]*2^([.N$2])" office:value-type="float" office:value="187652.587890625" calcext:value-type="float">
            <text:p>187653</text:p>
          </table:table-cell>
          <table:table-cell table:formula="of:=(256+[.$S219])*[.$A$2]*2^([.O$2])" office:value-type="float" office:value="375305.17578125" calcext:value-type="float">
            <text:p>375305</text:p>
          </table:table-cell>
          <table:table-cell table:formula="of:=(256+[.$S219])*[.$A$2]*2^([.P$2])" office:value-type="float" office:value="750610.3515625" calcext:value-type="float">
            <text:p>750610</text:p>
          </table:table-cell>
          <table:table-cell table:formula="of:=(256+[.$S219])*[.$A$2]*2^([.Q$2])" office:value-type="float" office:value="1501220.703125" calcext:value-type="float">
            <text:p>150122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18" calcext:value-type="float">
            <text:p>218</text:p>
          </table:table-cell>
          <table:table-cell table:formula="of:=(256+[.$S220])*[.$A$2]*2^([.B$2])" office:value-type="float" office:value="45.9104776382446" calcext:value-type="float">
            <text:p>46</text:p>
          </table:table-cell>
          <table:table-cell table:formula="of:=(256+[.$S220])*[.$A$2]*2^([.C$2])" office:value-type="float" office:value="91.8209552764893" calcext:value-type="float">
            <text:p>92</text:p>
          </table:table-cell>
          <table:table-cell table:formula="of:=(256+[.$S220])*[.$A$2]*2^([.D$2])" office:value-type="float" office:value="183.641910552979" calcext:value-type="float">
            <text:p>184</text:p>
          </table:table-cell>
          <table:table-cell table:formula="of:=(256+[.$S220])*[.$A$2]*2^([.E$2])" office:value-type="float" office:value="367.283821105957" calcext:value-type="float">
            <text:p>367</text:p>
          </table:table-cell>
          <table:table-cell table:formula="of:=(256+[.$S220])*[.$A$2]*2^([.F$2])" office:value-type="float" office:value="734.567642211914" calcext:value-type="float">
            <text:p>735</text:p>
          </table:table-cell>
          <table:table-cell table:formula="of:=(256+[.$S220])*[.$A$2]*2^([.G$2])" office:value-type="float" office:value="1469.13528442383" calcext:value-type="float">
            <text:p>1469</text:p>
          </table:table-cell>
          <table:table-cell table:formula="of:=(256+[.$S220])*[.$A$2]*2^([.H$2])" office:value-type="float" office:value="2938.27056884766" calcext:value-type="float">
            <text:p>2938</text:p>
          </table:table-cell>
          <table:table-cell table:formula="of:=(256+[.$S220])*[.$A$2]*2^([.I$2])" office:value-type="float" office:value="5876.54113769531" calcext:value-type="float">
            <text:p>5877</text:p>
          </table:table-cell>
          <table:table-cell table:formula="of:=(256+[.$S220])*[.$A$2]*2^([.J$2])" office:value-type="float" office:value="11753.0822753906" calcext:value-type="float">
            <text:p>11753</text:p>
          </table:table-cell>
          <table:table-cell table:formula="of:=(256+[.$S220])*[.$A$2]*2^([.K$2])" office:value-type="float" office:value="23506.1645507812" calcext:value-type="float">
            <text:p>23506</text:p>
          </table:table-cell>
          <table:table-cell table:formula="of:=(256+[.$S220])*[.$A$2]*2^([.L$2])" office:value-type="float" office:value="47012.3291015625" calcext:value-type="float">
            <text:p>47012</text:p>
          </table:table-cell>
          <table:table-cell table:formula="of:=(256+[.$S220])*[.$A$2]*2^([.M$2])" office:value-type="float" office:value="94024.658203125" calcext:value-type="float">
            <text:p>94025</text:p>
          </table:table-cell>
          <table:table-cell table:formula="of:=(256+[.$S220])*[.$A$2]*2^([.N$2])" office:value-type="float" office:value="188049.31640625" calcext:value-type="float">
            <text:p>188049</text:p>
          </table:table-cell>
          <table:table-cell table:formula="of:=(256+[.$S220])*[.$A$2]*2^([.O$2])" office:value-type="float" office:value="376098.6328125" calcext:value-type="float">
            <text:p>376099</text:p>
          </table:table-cell>
          <table:table-cell table:formula="of:=(256+[.$S220])*[.$A$2]*2^([.P$2])" office:value-type="float" office:value="752197.265625" calcext:value-type="float">
            <text:p>752197</text:p>
          </table:table-cell>
          <table:table-cell table:formula="of:=(256+[.$S220])*[.$A$2]*2^([.Q$2])" office:value-type="float" office:value="1504394.53125" calcext:value-type="float">
            <text:p>150439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19" calcext:value-type="float">
            <text:p>219</text:p>
          </table:table-cell>
          <table:table-cell table:formula="of:=(256+[.$S221])*[.$A$2]*2^([.B$2])" office:value-type="float" office:value="46.0073351860046" calcext:value-type="float">
            <text:p>46</text:p>
          </table:table-cell>
          <table:table-cell table:formula="of:=(256+[.$S221])*[.$A$2]*2^([.C$2])" office:value-type="float" office:value="92.0146703720093" calcext:value-type="float">
            <text:p>92</text:p>
          </table:table-cell>
          <table:table-cell table:formula="of:=(256+[.$S221])*[.$A$2]*2^([.D$2])" office:value-type="float" office:value="184.029340744019" calcext:value-type="float">
            <text:p>184</text:p>
          </table:table-cell>
          <table:table-cell table:formula="of:=(256+[.$S221])*[.$A$2]*2^([.E$2])" office:value-type="float" office:value="368.058681488037" calcext:value-type="float">
            <text:p>368</text:p>
          </table:table-cell>
          <table:table-cell table:formula="of:=(256+[.$S221])*[.$A$2]*2^([.F$2])" office:value-type="float" office:value="736.117362976074" calcext:value-type="float">
            <text:p>736</text:p>
          </table:table-cell>
          <table:table-cell table:formula="of:=(256+[.$S221])*[.$A$2]*2^([.G$2])" office:value-type="float" office:value="1472.23472595215" calcext:value-type="float">
            <text:p>1472</text:p>
          </table:table-cell>
          <table:table-cell table:formula="of:=(256+[.$S221])*[.$A$2]*2^([.H$2])" office:value-type="float" office:value="2944.4694519043" calcext:value-type="float">
            <text:p>2944</text:p>
          </table:table-cell>
          <table:table-cell table:formula="of:=(256+[.$S221])*[.$A$2]*2^([.I$2])" office:value-type="float" office:value="5888.93890380859" calcext:value-type="float">
            <text:p>5889</text:p>
          </table:table-cell>
          <table:table-cell table:formula="of:=(256+[.$S221])*[.$A$2]*2^([.J$2])" office:value-type="float" office:value="11777.8778076172" calcext:value-type="float">
            <text:p>11778</text:p>
          </table:table-cell>
          <table:table-cell table:formula="of:=(256+[.$S221])*[.$A$2]*2^([.K$2])" office:value-type="float" office:value="23555.7556152344" calcext:value-type="float">
            <text:p>23556</text:p>
          </table:table-cell>
          <table:table-cell table:formula="of:=(256+[.$S221])*[.$A$2]*2^([.L$2])" office:value-type="float" office:value="47111.5112304688" calcext:value-type="float">
            <text:p>47112</text:p>
          </table:table-cell>
          <table:table-cell table:formula="of:=(256+[.$S221])*[.$A$2]*2^([.M$2])" office:value-type="float" office:value="94223.0224609375" calcext:value-type="float">
            <text:p>94223</text:p>
          </table:table-cell>
          <table:table-cell table:formula="of:=(256+[.$S221])*[.$A$2]*2^([.N$2])" office:value-type="float" office:value="188446.044921875" calcext:value-type="float">
            <text:p>188446</text:p>
          </table:table-cell>
          <table:table-cell table:formula="of:=(256+[.$S221])*[.$A$2]*2^([.O$2])" office:value-type="float" office:value="376892.08984375" calcext:value-type="float">
            <text:p>376892</text:p>
          </table:table-cell>
          <table:table-cell table:formula="of:=(256+[.$S221])*[.$A$2]*2^([.P$2])" office:value-type="float" office:value="753784.1796875" calcext:value-type="float">
            <text:p>753784</text:p>
          </table:table-cell>
          <table:table-cell table:formula="of:=(256+[.$S221])*[.$A$2]*2^([.Q$2])" office:value-type="float" office:value="1507568.359375" calcext:value-type="float">
            <text:p>150756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20" calcext:value-type="float">
            <text:p>220</text:p>
          </table:table-cell>
          <table:table-cell table:formula="of:=(256+[.$S222])*[.$A$2]*2^([.B$2])" office:value-type="float" office:value="46.1041927337647" calcext:value-type="float">
            <text:p>46</text:p>
          </table:table-cell>
          <table:table-cell table:formula="of:=(256+[.$S222])*[.$A$2]*2^([.C$2])" office:value-type="float" office:value="92.2083854675293" calcext:value-type="float">
            <text:p>92</text:p>
          </table:table-cell>
          <table:table-cell table:formula="of:=(256+[.$S222])*[.$A$2]*2^([.D$2])" office:value-type="float" office:value="184.416770935059" calcext:value-type="float">
            <text:p>184</text:p>
          </table:table-cell>
          <table:table-cell table:formula="of:=(256+[.$S222])*[.$A$2]*2^([.E$2])" office:value-type="float" office:value="368.833541870117" calcext:value-type="float">
            <text:p>369</text:p>
          </table:table-cell>
          <table:table-cell table:formula="of:=(256+[.$S222])*[.$A$2]*2^([.F$2])" office:value-type="float" office:value="737.667083740234" calcext:value-type="float">
            <text:p>738</text:p>
          </table:table-cell>
          <table:table-cell table:formula="of:=(256+[.$S222])*[.$A$2]*2^([.G$2])" office:value-type="float" office:value="1475.33416748047" calcext:value-type="float">
            <text:p>1475</text:p>
          </table:table-cell>
          <table:table-cell table:formula="of:=(256+[.$S222])*[.$A$2]*2^([.H$2])" office:value-type="float" office:value="2950.66833496094" calcext:value-type="float">
            <text:p>2951</text:p>
          </table:table-cell>
          <table:table-cell table:formula="of:=(256+[.$S222])*[.$A$2]*2^([.I$2])" office:value-type="float" office:value="5901.33666992188" calcext:value-type="float">
            <text:p>5901</text:p>
          </table:table-cell>
          <table:table-cell table:formula="of:=(256+[.$S222])*[.$A$2]*2^([.J$2])" office:value-type="float" office:value="11802.6733398438" calcext:value-type="float">
            <text:p>11803</text:p>
          </table:table-cell>
          <table:table-cell table:formula="of:=(256+[.$S222])*[.$A$2]*2^([.K$2])" office:value-type="float" office:value="23605.3466796875" calcext:value-type="float">
            <text:p>23605</text:p>
          </table:table-cell>
          <table:table-cell table:formula="of:=(256+[.$S222])*[.$A$2]*2^([.L$2])" office:value-type="float" office:value="47210.693359375" calcext:value-type="float">
            <text:p>47211</text:p>
          </table:table-cell>
          <table:table-cell table:formula="of:=(256+[.$S222])*[.$A$2]*2^([.M$2])" office:value-type="float" office:value="94421.38671875" calcext:value-type="float">
            <text:p>94421</text:p>
          </table:table-cell>
          <table:table-cell table:formula="of:=(256+[.$S222])*[.$A$2]*2^([.N$2])" office:value-type="float" office:value="188842.7734375" calcext:value-type="float">
            <text:p>188843</text:p>
          </table:table-cell>
          <table:table-cell table:formula="of:=(256+[.$S222])*[.$A$2]*2^([.O$2])" office:value-type="float" office:value="377685.546875" calcext:value-type="float">
            <text:p>377686</text:p>
          </table:table-cell>
          <table:table-cell table:formula="of:=(256+[.$S222])*[.$A$2]*2^([.P$2])" office:value-type="float" office:value="755371.09375" calcext:value-type="float">
            <text:p>755371</text:p>
          </table:table-cell>
          <table:table-cell table:formula="of:=(256+[.$S222])*[.$A$2]*2^([.Q$2])" office:value-type="float" office:value="1510742.1875" calcext:value-type="float">
            <text:p>151074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21" calcext:value-type="float">
            <text:p>221</text:p>
          </table:table-cell>
          <table:table-cell table:formula="of:=(256+[.$S223])*[.$A$2]*2^([.B$2])" office:value-type="float" office:value="46.2010502815247" calcext:value-type="float">
            <text:p>46</text:p>
          </table:table-cell>
          <table:table-cell table:formula="of:=(256+[.$S223])*[.$A$2]*2^([.C$2])" office:value-type="float" office:value="92.4021005630493" calcext:value-type="float">
            <text:p>92</text:p>
          </table:table-cell>
          <table:table-cell table:formula="of:=(256+[.$S223])*[.$A$2]*2^([.D$2])" office:value-type="float" office:value="184.804201126099" calcext:value-type="float">
            <text:p>185</text:p>
          </table:table-cell>
          <table:table-cell table:formula="of:=(256+[.$S223])*[.$A$2]*2^([.E$2])" office:value-type="float" office:value="369.608402252197" calcext:value-type="float">
            <text:p>370</text:p>
          </table:table-cell>
          <table:table-cell table:formula="of:=(256+[.$S223])*[.$A$2]*2^([.F$2])" office:value-type="float" office:value="739.216804504395" calcext:value-type="float">
            <text:p>739</text:p>
          </table:table-cell>
          <table:table-cell table:formula="of:=(256+[.$S223])*[.$A$2]*2^([.G$2])" office:value-type="float" office:value="1478.43360900879" calcext:value-type="float">
            <text:p>1478</text:p>
          </table:table-cell>
          <table:table-cell table:formula="of:=(256+[.$S223])*[.$A$2]*2^([.H$2])" office:value-type="float" office:value="2956.86721801758" calcext:value-type="float">
            <text:p>2957</text:p>
          </table:table-cell>
          <table:table-cell table:formula="of:=(256+[.$S223])*[.$A$2]*2^([.I$2])" office:value-type="float" office:value="5913.73443603516" calcext:value-type="float">
            <text:p>5914</text:p>
          </table:table-cell>
          <table:table-cell table:formula="of:=(256+[.$S223])*[.$A$2]*2^([.J$2])" office:value-type="float" office:value="11827.4688720703" calcext:value-type="float">
            <text:p>11827</text:p>
          </table:table-cell>
          <table:table-cell table:formula="of:=(256+[.$S223])*[.$A$2]*2^([.K$2])" office:value-type="float" office:value="23654.9377441406" calcext:value-type="float">
            <text:p>23655</text:p>
          </table:table-cell>
          <table:table-cell table:formula="of:=(256+[.$S223])*[.$A$2]*2^([.L$2])" office:value-type="float" office:value="47309.8754882813" calcext:value-type="float">
            <text:p>47310</text:p>
          </table:table-cell>
          <table:table-cell table:formula="of:=(256+[.$S223])*[.$A$2]*2^([.M$2])" office:value-type="float" office:value="94619.7509765625" calcext:value-type="float">
            <text:p>94620</text:p>
          </table:table-cell>
          <table:table-cell table:formula="of:=(256+[.$S223])*[.$A$2]*2^([.N$2])" office:value-type="float" office:value="189239.501953125" calcext:value-type="float">
            <text:p>189240</text:p>
          </table:table-cell>
          <table:table-cell table:formula="of:=(256+[.$S223])*[.$A$2]*2^([.O$2])" office:value-type="float" office:value="378479.00390625" calcext:value-type="float">
            <text:p>378479</text:p>
          </table:table-cell>
          <table:table-cell table:formula="of:=(256+[.$S223])*[.$A$2]*2^([.P$2])" office:value-type="float" office:value="756958.0078125" calcext:value-type="float">
            <text:p>756958</text:p>
          </table:table-cell>
          <table:table-cell table:formula="of:=(256+[.$S223])*[.$A$2]*2^([.Q$2])" office:value-type="float" office:value="1513916.015625" calcext:value-type="float">
            <text:p>151391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22" calcext:value-type="float">
            <text:p>222</text:p>
          </table:table-cell>
          <table:table-cell table:formula="of:=(256+[.$S224])*[.$A$2]*2^([.B$2])" office:value-type="float" office:value="46.2979078292847" calcext:value-type="float">
            <text:p>46</text:p>
          </table:table-cell>
          <table:table-cell table:formula="of:=(256+[.$S224])*[.$A$2]*2^([.C$2])" office:value-type="float" office:value="92.5958156585693" calcext:value-type="float">
            <text:p>93</text:p>
          </table:table-cell>
          <table:table-cell table:formula="of:=(256+[.$S224])*[.$A$2]*2^([.D$2])" office:value-type="float" office:value="185.191631317139" calcext:value-type="float">
            <text:p>185</text:p>
          </table:table-cell>
          <table:table-cell table:formula="of:=(256+[.$S224])*[.$A$2]*2^([.E$2])" office:value-type="float" office:value="370.383262634277" calcext:value-type="float">
            <text:p>370</text:p>
          </table:table-cell>
          <table:table-cell table:formula="of:=(256+[.$S224])*[.$A$2]*2^([.F$2])" office:value-type="float" office:value="740.766525268555" calcext:value-type="float">
            <text:p>741</text:p>
          </table:table-cell>
          <table:table-cell table:formula="of:=(256+[.$S224])*[.$A$2]*2^([.G$2])" office:value-type="float" office:value="1481.53305053711" calcext:value-type="float">
            <text:p>1482</text:p>
          </table:table-cell>
          <table:table-cell table:formula="of:=(256+[.$S224])*[.$A$2]*2^([.H$2])" office:value-type="float" office:value="2963.06610107422" calcext:value-type="float">
            <text:p>2963</text:p>
          </table:table-cell>
          <table:table-cell table:formula="of:=(256+[.$S224])*[.$A$2]*2^([.I$2])" office:value-type="float" office:value="5926.13220214844" calcext:value-type="float">
            <text:p>5926</text:p>
          </table:table-cell>
          <table:table-cell table:formula="of:=(256+[.$S224])*[.$A$2]*2^([.J$2])" office:value-type="float" office:value="11852.2644042969" calcext:value-type="float">
            <text:p>11852</text:p>
          </table:table-cell>
          <table:table-cell table:formula="of:=(256+[.$S224])*[.$A$2]*2^([.K$2])" office:value-type="float" office:value="23704.5288085937" calcext:value-type="float">
            <text:p>23705</text:p>
          </table:table-cell>
          <table:table-cell table:formula="of:=(256+[.$S224])*[.$A$2]*2^([.L$2])" office:value-type="float" office:value="47409.0576171875" calcext:value-type="float">
            <text:p>47409</text:p>
          </table:table-cell>
          <table:table-cell table:formula="of:=(256+[.$S224])*[.$A$2]*2^([.M$2])" office:value-type="float" office:value="94818.115234375" calcext:value-type="float">
            <text:p>94818</text:p>
          </table:table-cell>
          <table:table-cell table:formula="of:=(256+[.$S224])*[.$A$2]*2^([.N$2])" office:value-type="float" office:value="189636.23046875" calcext:value-type="float">
            <text:p>189636</text:p>
          </table:table-cell>
          <table:table-cell table:formula="of:=(256+[.$S224])*[.$A$2]*2^([.O$2])" office:value-type="float" office:value="379272.4609375" calcext:value-type="float">
            <text:p>379272</text:p>
          </table:table-cell>
          <table:table-cell table:formula="of:=(256+[.$S224])*[.$A$2]*2^([.P$2])" office:value-type="float" office:value="758544.921875" calcext:value-type="float">
            <text:p>758545</text:p>
          </table:table-cell>
          <table:table-cell table:formula="of:=(256+[.$S224])*[.$A$2]*2^([.Q$2])" office:value-type="float" office:value="1517089.84375" calcext:value-type="float">
            <text:p>151709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23" calcext:value-type="float">
            <text:p>223</text:p>
          </table:table-cell>
          <table:table-cell table:formula="of:=(256+[.$S225])*[.$A$2]*2^([.B$2])" office:value-type="float" office:value="46.3947653770447" calcext:value-type="float">
            <text:p>46</text:p>
          </table:table-cell>
          <table:table-cell table:formula="of:=(256+[.$S225])*[.$A$2]*2^([.C$2])" office:value-type="float" office:value="92.7895307540894" calcext:value-type="float">
            <text:p>93</text:p>
          </table:table-cell>
          <table:table-cell table:formula="of:=(256+[.$S225])*[.$A$2]*2^([.D$2])" office:value-type="float" office:value="185.579061508179" calcext:value-type="float">
            <text:p>186</text:p>
          </table:table-cell>
          <table:table-cell table:formula="of:=(256+[.$S225])*[.$A$2]*2^([.E$2])" office:value-type="float" office:value="371.158123016357" calcext:value-type="float">
            <text:p>371</text:p>
          </table:table-cell>
          <table:table-cell table:formula="of:=(256+[.$S225])*[.$A$2]*2^([.F$2])" office:value-type="float" office:value="742.316246032715" calcext:value-type="float">
            <text:p>742</text:p>
          </table:table-cell>
          <table:table-cell table:formula="of:=(256+[.$S225])*[.$A$2]*2^([.G$2])" office:value-type="float" office:value="1484.63249206543" calcext:value-type="float">
            <text:p>1485</text:p>
          </table:table-cell>
          <table:table-cell table:formula="of:=(256+[.$S225])*[.$A$2]*2^([.H$2])" office:value-type="float" office:value="2969.26498413086" calcext:value-type="float">
            <text:p>2969</text:p>
          </table:table-cell>
          <table:table-cell table:formula="of:=(256+[.$S225])*[.$A$2]*2^([.I$2])" office:value-type="float" office:value="5938.52996826172" calcext:value-type="float">
            <text:p>5939</text:p>
          </table:table-cell>
          <table:table-cell table:formula="of:=(256+[.$S225])*[.$A$2]*2^([.J$2])" office:value-type="float" office:value="11877.0599365234" calcext:value-type="float">
            <text:p>11877</text:p>
          </table:table-cell>
          <table:table-cell table:formula="of:=(256+[.$S225])*[.$A$2]*2^([.K$2])" office:value-type="float" office:value="23754.1198730469" calcext:value-type="float">
            <text:p>23754</text:p>
          </table:table-cell>
          <table:table-cell table:formula="of:=(256+[.$S225])*[.$A$2]*2^([.L$2])" office:value-type="float" office:value="47508.2397460938" calcext:value-type="float">
            <text:p>47508</text:p>
          </table:table-cell>
          <table:table-cell table:formula="of:=(256+[.$S225])*[.$A$2]*2^([.M$2])" office:value-type="float" office:value="95016.4794921875" calcext:value-type="float">
            <text:p>95016</text:p>
          </table:table-cell>
          <table:table-cell table:formula="of:=(256+[.$S225])*[.$A$2]*2^([.N$2])" office:value-type="float" office:value="190032.958984375" calcext:value-type="float">
            <text:p>190033</text:p>
          </table:table-cell>
          <table:table-cell table:formula="of:=(256+[.$S225])*[.$A$2]*2^([.O$2])" office:value-type="float" office:value="380065.91796875" calcext:value-type="float">
            <text:p>380066</text:p>
          </table:table-cell>
          <table:table-cell table:formula="of:=(256+[.$S225])*[.$A$2]*2^([.P$2])" office:value-type="float" office:value="760131.8359375" calcext:value-type="float">
            <text:p>760132</text:p>
          </table:table-cell>
          <table:table-cell table:formula="of:=(256+[.$S225])*[.$A$2]*2^([.Q$2])" office:value-type="float" office:value="1520263.671875" calcext:value-type="float">
            <text:p>152026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24" calcext:value-type="float">
            <text:p>224</text:p>
          </table:table-cell>
          <table:table-cell table:formula="of:=(256+[.$S226])*[.$A$2]*2^([.B$2])" office:value-type="float" office:value="46.4916229248047" calcext:value-type="float">
            <text:p>46</text:p>
          </table:table-cell>
          <table:table-cell table:formula="of:=(256+[.$S226])*[.$A$2]*2^([.C$2])" office:value-type="float" office:value="92.9832458496094" calcext:value-type="float">
            <text:p>93</text:p>
          </table:table-cell>
          <table:table-cell table:formula="of:=(256+[.$S226])*[.$A$2]*2^([.D$2])" office:value-type="float" office:value="185.966491699219" calcext:value-type="float">
            <text:p>186</text:p>
          </table:table-cell>
          <table:table-cell table:formula="of:=(256+[.$S226])*[.$A$2]*2^([.E$2])" office:value-type="float" office:value="371.932983398437" calcext:value-type="float">
            <text:p>372</text:p>
          </table:table-cell>
          <table:table-cell table:formula="of:=(256+[.$S226])*[.$A$2]*2^([.F$2])" office:value-type="float" office:value="743.865966796875" calcext:value-type="float">
            <text:p>744</text:p>
          </table:table-cell>
          <table:table-cell table:formula="of:=(256+[.$S226])*[.$A$2]*2^([.G$2])" office:value-type="float" office:value="1487.73193359375" calcext:value-type="float">
            <text:p>1488</text:p>
          </table:table-cell>
          <table:table-cell table:formula="of:=(256+[.$S226])*[.$A$2]*2^([.H$2])" office:value-type="float" office:value="2975.4638671875" calcext:value-type="float">
            <text:p>2975</text:p>
          </table:table-cell>
          <table:table-cell table:formula="of:=(256+[.$S226])*[.$A$2]*2^([.I$2])" office:value-type="float" office:value="5950.927734375" calcext:value-type="float">
            <text:p>5951</text:p>
          </table:table-cell>
          <table:table-cell table:formula="of:=(256+[.$S226])*[.$A$2]*2^([.J$2])" office:value-type="float" office:value="11901.85546875" calcext:value-type="float">
            <text:p>11902</text:p>
          </table:table-cell>
          <table:table-cell table:formula="of:=(256+[.$S226])*[.$A$2]*2^([.K$2])" office:value-type="float" office:value="23803.7109375" calcext:value-type="float">
            <text:p>23804</text:p>
          </table:table-cell>
          <table:table-cell table:formula="of:=(256+[.$S226])*[.$A$2]*2^([.L$2])" office:value-type="float" office:value="47607.421875" calcext:value-type="float">
            <text:p>47607</text:p>
          </table:table-cell>
          <table:table-cell table:formula="of:=(256+[.$S226])*[.$A$2]*2^([.M$2])" office:value-type="float" office:value="95214.84375" calcext:value-type="float">
            <text:p>95215</text:p>
          </table:table-cell>
          <table:table-cell table:formula="of:=(256+[.$S226])*[.$A$2]*2^([.N$2])" office:value-type="float" office:value="190429.6875" calcext:value-type="float">
            <text:p>190430</text:p>
          </table:table-cell>
          <table:table-cell table:formula="of:=(256+[.$S226])*[.$A$2]*2^([.O$2])" office:value-type="float" office:value="380859.375" calcext:value-type="float">
            <text:p>380859</text:p>
          </table:table-cell>
          <table:table-cell table:formula="of:=(256+[.$S226])*[.$A$2]*2^([.P$2])" office:value-type="float" office:value="761718.75" calcext:value-type="float">
            <text:p>761719</text:p>
          </table:table-cell>
          <table:table-cell table:formula="of:=(256+[.$S226])*[.$A$2]*2^([.Q$2])" office:value-type="float" office:value="1523437.5" calcext:value-type="float">
            <text:p>152343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25" calcext:value-type="float">
            <text:p>225</text:p>
          </table:table-cell>
          <table:table-cell table:formula="of:=(256+[.$S227])*[.$A$2]*2^([.B$2])" office:value-type="float" office:value="46.5884804725647" calcext:value-type="float">
            <text:p>47</text:p>
          </table:table-cell>
          <table:table-cell table:formula="of:=(256+[.$S227])*[.$A$2]*2^([.C$2])" office:value-type="float" office:value="93.1769609451294" calcext:value-type="float">
            <text:p>93</text:p>
          </table:table-cell>
          <table:table-cell table:formula="of:=(256+[.$S227])*[.$A$2]*2^([.D$2])" office:value-type="float" office:value="186.353921890259" calcext:value-type="float">
            <text:p>186</text:p>
          </table:table-cell>
          <table:table-cell table:formula="of:=(256+[.$S227])*[.$A$2]*2^([.E$2])" office:value-type="float" office:value="372.707843780518" calcext:value-type="float">
            <text:p>373</text:p>
          </table:table-cell>
          <table:table-cell table:formula="of:=(256+[.$S227])*[.$A$2]*2^([.F$2])" office:value-type="float" office:value="745.415687561035" calcext:value-type="float">
            <text:p>745</text:p>
          </table:table-cell>
          <table:table-cell table:formula="of:=(256+[.$S227])*[.$A$2]*2^([.G$2])" office:value-type="float" office:value="1490.83137512207" calcext:value-type="float">
            <text:p>1491</text:p>
          </table:table-cell>
          <table:table-cell table:formula="of:=(256+[.$S227])*[.$A$2]*2^([.H$2])" office:value-type="float" office:value="2981.66275024414" calcext:value-type="float">
            <text:p>2982</text:p>
          </table:table-cell>
          <table:table-cell table:formula="of:=(256+[.$S227])*[.$A$2]*2^([.I$2])" office:value-type="float" office:value="5963.32550048828" calcext:value-type="float">
            <text:p>5963</text:p>
          </table:table-cell>
          <table:table-cell table:formula="of:=(256+[.$S227])*[.$A$2]*2^([.J$2])" office:value-type="float" office:value="11926.6510009766" calcext:value-type="float">
            <text:p>11927</text:p>
          </table:table-cell>
          <table:table-cell table:formula="of:=(256+[.$S227])*[.$A$2]*2^([.K$2])" office:value-type="float" office:value="23853.3020019531" calcext:value-type="float">
            <text:p>23853</text:p>
          </table:table-cell>
          <table:table-cell table:formula="of:=(256+[.$S227])*[.$A$2]*2^([.L$2])" office:value-type="float" office:value="47706.6040039063" calcext:value-type="float">
            <text:p>47707</text:p>
          </table:table-cell>
          <table:table-cell table:formula="of:=(256+[.$S227])*[.$A$2]*2^([.M$2])" office:value-type="float" office:value="95413.2080078125" calcext:value-type="float">
            <text:p>95413</text:p>
          </table:table-cell>
          <table:table-cell table:formula="of:=(256+[.$S227])*[.$A$2]*2^([.N$2])" office:value-type="float" office:value="190826.416015625" calcext:value-type="float">
            <text:p>190826</text:p>
          </table:table-cell>
          <table:table-cell table:formula="of:=(256+[.$S227])*[.$A$2]*2^([.O$2])" office:value-type="float" office:value="381652.83203125" calcext:value-type="float">
            <text:p>381653</text:p>
          </table:table-cell>
          <table:table-cell table:formula="of:=(256+[.$S227])*[.$A$2]*2^([.P$2])" office:value-type="float" office:value="763305.6640625" calcext:value-type="float">
            <text:p>763306</text:p>
          </table:table-cell>
          <table:table-cell table:formula="of:=(256+[.$S227])*[.$A$2]*2^([.Q$2])" office:value-type="float" office:value="1526611.328125" calcext:value-type="float">
            <text:p>152661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26" calcext:value-type="float">
            <text:p>226</text:p>
          </table:table-cell>
          <table:table-cell table:formula="of:=(256+[.$S228])*[.$A$2]*2^([.B$2])" office:value-type="float" office:value="46.6853380203247" calcext:value-type="float">
            <text:p>47</text:p>
          </table:table-cell>
          <table:table-cell table:formula="of:=(256+[.$S228])*[.$A$2]*2^([.C$2])" office:value-type="float" office:value="93.3706760406494" calcext:value-type="float">
            <text:p>93</text:p>
          </table:table-cell>
          <table:table-cell table:formula="of:=(256+[.$S228])*[.$A$2]*2^([.D$2])" office:value-type="float" office:value="186.741352081299" calcext:value-type="float">
            <text:p>187</text:p>
          </table:table-cell>
          <table:table-cell table:formula="of:=(256+[.$S228])*[.$A$2]*2^([.E$2])" office:value-type="float" office:value="373.482704162598" calcext:value-type="float">
            <text:p>373</text:p>
          </table:table-cell>
          <table:table-cell table:formula="of:=(256+[.$S228])*[.$A$2]*2^([.F$2])" office:value-type="float" office:value="746.965408325195" calcext:value-type="float">
            <text:p>747</text:p>
          </table:table-cell>
          <table:table-cell table:formula="of:=(256+[.$S228])*[.$A$2]*2^([.G$2])" office:value-type="float" office:value="1493.93081665039" calcext:value-type="float">
            <text:p>1494</text:p>
          </table:table-cell>
          <table:table-cell table:formula="of:=(256+[.$S228])*[.$A$2]*2^([.H$2])" office:value-type="float" office:value="2987.86163330078" calcext:value-type="float">
            <text:p>2988</text:p>
          </table:table-cell>
          <table:table-cell table:formula="of:=(256+[.$S228])*[.$A$2]*2^([.I$2])" office:value-type="float" office:value="5975.72326660156" calcext:value-type="float">
            <text:p>5976</text:p>
          </table:table-cell>
          <table:table-cell table:formula="of:=(256+[.$S228])*[.$A$2]*2^([.J$2])" office:value-type="float" office:value="11951.4465332031" calcext:value-type="float">
            <text:p>11951</text:p>
          </table:table-cell>
          <table:table-cell table:formula="of:=(256+[.$S228])*[.$A$2]*2^([.K$2])" office:value-type="float" office:value="23902.8930664062" calcext:value-type="float">
            <text:p>23903</text:p>
          </table:table-cell>
          <table:table-cell table:formula="of:=(256+[.$S228])*[.$A$2]*2^([.L$2])" office:value-type="float" office:value="47805.7861328125" calcext:value-type="float">
            <text:p>47806</text:p>
          </table:table-cell>
          <table:table-cell table:formula="of:=(256+[.$S228])*[.$A$2]*2^([.M$2])" office:value-type="float" office:value="95611.572265625" calcext:value-type="float">
            <text:p>95612</text:p>
          </table:table-cell>
          <table:table-cell table:formula="of:=(256+[.$S228])*[.$A$2]*2^([.N$2])" office:value-type="float" office:value="191223.14453125" calcext:value-type="float">
            <text:p>191223</text:p>
          </table:table-cell>
          <table:table-cell table:formula="of:=(256+[.$S228])*[.$A$2]*2^([.O$2])" office:value-type="float" office:value="382446.2890625" calcext:value-type="float">
            <text:p>382446</text:p>
          </table:table-cell>
          <table:table-cell table:formula="of:=(256+[.$S228])*[.$A$2]*2^([.P$2])" office:value-type="float" office:value="764892.578125" calcext:value-type="float">
            <text:p>764893</text:p>
          </table:table-cell>
          <table:table-cell table:formula="of:=(256+[.$S228])*[.$A$2]*2^([.Q$2])" office:value-type="float" office:value="1529785.15625" calcext:value-type="float">
            <text:p>152978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27" calcext:value-type="float">
            <text:p>227</text:p>
          </table:table-cell>
          <table:table-cell table:formula="of:=(256+[.$S229])*[.$A$2]*2^([.B$2])" office:value-type="float" office:value="46.7821955680847" calcext:value-type="float">
            <text:p>47</text:p>
          </table:table-cell>
          <table:table-cell table:formula="of:=(256+[.$S229])*[.$A$2]*2^([.C$2])" office:value-type="float" office:value="93.5643911361694" calcext:value-type="float">
            <text:p>94</text:p>
          </table:table-cell>
          <table:table-cell table:formula="of:=(256+[.$S229])*[.$A$2]*2^([.D$2])" office:value-type="float" office:value="187.128782272339" calcext:value-type="float">
            <text:p>187</text:p>
          </table:table-cell>
          <table:table-cell table:formula="of:=(256+[.$S229])*[.$A$2]*2^([.E$2])" office:value-type="float" office:value="374.257564544678" calcext:value-type="float">
            <text:p>374</text:p>
          </table:table-cell>
          <table:table-cell table:formula="of:=(256+[.$S229])*[.$A$2]*2^([.F$2])" office:value-type="float" office:value="748.515129089356" calcext:value-type="float">
            <text:p>749</text:p>
          </table:table-cell>
          <table:table-cell table:formula="of:=(256+[.$S229])*[.$A$2]*2^([.G$2])" office:value-type="float" office:value="1497.03025817871" calcext:value-type="float">
            <text:p>1497</text:p>
          </table:table-cell>
          <table:table-cell table:formula="of:=(256+[.$S229])*[.$A$2]*2^([.H$2])" office:value-type="float" office:value="2994.06051635742" calcext:value-type="float">
            <text:p>2994</text:p>
          </table:table-cell>
          <table:table-cell table:formula="of:=(256+[.$S229])*[.$A$2]*2^([.I$2])" office:value-type="float" office:value="5988.12103271484" calcext:value-type="float">
            <text:p>5988</text:p>
          </table:table-cell>
          <table:table-cell table:formula="of:=(256+[.$S229])*[.$A$2]*2^([.J$2])" office:value-type="float" office:value="11976.2420654297" calcext:value-type="float">
            <text:p>11976</text:p>
          </table:table-cell>
          <table:table-cell table:formula="of:=(256+[.$S229])*[.$A$2]*2^([.K$2])" office:value-type="float" office:value="23952.4841308594" calcext:value-type="float">
            <text:p>23952</text:p>
          </table:table-cell>
          <table:table-cell table:formula="of:=(256+[.$S229])*[.$A$2]*2^([.L$2])" office:value-type="float" office:value="47904.9682617188" calcext:value-type="float">
            <text:p>47905</text:p>
          </table:table-cell>
          <table:table-cell table:formula="of:=(256+[.$S229])*[.$A$2]*2^([.M$2])" office:value-type="float" office:value="95809.9365234375" calcext:value-type="float">
            <text:p>95810</text:p>
          </table:table-cell>
          <table:table-cell table:formula="of:=(256+[.$S229])*[.$A$2]*2^([.N$2])" office:value-type="float" office:value="191619.873046875" calcext:value-type="float">
            <text:p>191620</text:p>
          </table:table-cell>
          <table:table-cell table:formula="of:=(256+[.$S229])*[.$A$2]*2^([.O$2])" office:value-type="float" office:value="383239.74609375" calcext:value-type="float">
            <text:p>383240</text:p>
          </table:table-cell>
          <table:table-cell table:formula="of:=(256+[.$S229])*[.$A$2]*2^([.P$2])" office:value-type="float" office:value="766479.4921875" calcext:value-type="float">
            <text:p>766479</text:p>
          </table:table-cell>
          <table:table-cell table:formula="of:=(256+[.$S229])*[.$A$2]*2^([.Q$2])" office:value-type="float" office:value="1532958.984375" calcext:value-type="float">
            <text:p>153295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28" calcext:value-type="float">
            <text:p>228</text:p>
          </table:table-cell>
          <table:table-cell table:formula="of:=(256+[.$S230])*[.$A$2]*2^([.B$2])" office:value-type="float" office:value="46.8790531158447" calcext:value-type="float">
            <text:p>47</text:p>
          </table:table-cell>
          <table:table-cell table:formula="of:=(256+[.$S230])*[.$A$2]*2^([.C$2])" office:value-type="float" office:value="93.7581062316895" calcext:value-type="float">
            <text:p>94</text:p>
          </table:table-cell>
          <table:table-cell table:formula="of:=(256+[.$S230])*[.$A$2]*2^([.D$2])" office:value-type="float" office:value="187.516212463379" calcext:value-type="float">
            <text:p>188</text:p>
          </table:table-cell>
          <table:table-cell table:formula="of:=(256+[.$S230])*[.$A$2]*2^([.E$2])" office:value-type="float" office:value="375.032424926758" calcext:value-type="float">
            <text:p>375</text:p>
          </table:table-cell>
          <table:table-cell table:formula="of:=(256+[.$S230])*[.$A$2]*2^([.F$2])" office:value-type="float" office:value="750.064849853516" calcext:value-type="float">
            <text:p>750</text:p>
          </table:table-cell>
          <table:table-cell table:formula="of:=(256+[.$S230])*[.$A$2]*2^([.G$2])" office:value-type="float" office:value="1500.12969970703" calcext:value-type="float">
            <text:p>1500</text:p>
          </table:table-cell>
          <table:table-cell table:formula="of:=(256+[.$S230])*[.$A$2]*2^([.H$2])" office:value-type="float" office:value="3000.25939941406" calcext:value-type="float">
            <text:p>3000</text:p>
          </table:table-cell>
          <table:table-cell table:formula="of:=(256+[.$S230])*[.$A$2]*2^([.I$2])" office:value-type="float" office:value="6000.51879882813" calcext:value-type="float">
            <text:p>6001</text:p>
          </table:table-cell>
          <table:table-cell table:formula="of:=(256+[.$S230])*[.$A$2]*2^([.J$2])" office:value-type="float" office:value="12001.0375976563" calcext:value-type="float">
            <text:p>12001</text:p>
          </table:table-cell>
          <table:table-cell table:formula="of:=(256+[.$S230])*[.$A$2]*2^([.K$2])" office:value-type="float" office:value="24002.0751953125" calcext:value-type="float">
            <text:p>24002</text:p>
          </table:table-cell>
          <table:table-cell table:formula="of:=(256+[.$S230])*[.$A$2]*2^([.L$2])" office:value-type="float" office:value="48004.150390625" calcext:value-type="float">
            <text:p>48004</text:p>
          </table:table-cell>
          <table:table-cell table:formula="of:=(256+[.$S230])*[.$A$2]*2^([.M$2])" office:value-type="float" office:value="96008.30078125" calcext:value-type="float">
            <text:p>96008</text:p>
          </table:table-cell>
          <table:table-cell table:formula="of:=(256+[.$S230])*[.$A$2]*2^([.N$2])" office:value-type="float" office:value="192016.6015625" calcext:value-type="float">
            <text:p>192017</text:p>
          </table:table-cell>
          <table:table-cell table:formula="of:=(256+[.$S230])*[.$A$2]*2^([.O$2])" office:value-type="float" office:value="384033.203125" calcext:value-type="float">
            <text:p>384033</text:p>
          </table:table-cell>
          <table:table-cell table:formula="of:=(256+[.$S230])*[.$A$2]*2^([.P$2])" office:value-type="float" office:value="768066.40625" calcext:value-type="float">
            <text:p>768066</text:p>
          </table:table-cell>
          <table:table-cell table:formula="of:=(256+[.$S230])*[.$A$2]*2^([.Q$2])" office:value-type="float" office:value="1536132.8125" calcext:value-type="float">
            <text:p>153613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29" calcext:value-type="float">
            <text:p>229</text:p>
          </table:table-cell>
          <table:table-cell table:formula="of:=(256+[.$S231])*[.$A$2]*2^([.B$2])" office:value-type="float" office:value="46.9759106636047" calcext:value-type="float">
            <text:p>47</text:p>
          </table:table-cell>
          <table:table-cell table:formula="of:=(256+[.$S231])*[.$A$2]*2^([.C$2])" office:value-type="float" office:value="93.9518213272095" calcext:value-type="float">
            <text:p>94</text:p>
          </table:table-cell>
          <table:table-cell table:formula="of:=(256+[.$S231])*[.$A$2]*2^([.D$2])" office:value-type="float" office:value="187.903642654419" calcext:value-type="float">
            <text:p>188</text:p>
          </table:table-cell>
          <table:table-cell table:formula="of:=(256+[.$S231])*[.$A$2]*2^([.E$2])" office:value-type="float" office:value="375.807285308838" calcext:value-type="float">
            <text:p>376</text:p>
          </table:table-cell>
          <table:table-cell table:formula="of:=(256+[.$S231])*[.$A$2]*2^([.F$2])" office:value-type="float" office:value="751.614570617676" calcext:value-type="float">
            <text:p>752</text:p>
          </table:table-cell>
          <table:table-cell table:formula="of:=(256+[.$S231])*[.$A$2]*2^([.G$2])" office:value-type="float" office:value="1503.22914123535" calcext:value-type="float">
            <text:p>1503</text:p>
          </table:table-cell>
          <table:table-cell table:formula="of:=(256+[.$S231])*[.$A$2]*2^([.H$2])" office:value-type="float" office:value="3006.4582824707" calcext:value-type="float">
            <text:p>3006</text:p>
          </table:table-cell>
          <table:table-cell table:formula="of:=(256+[.$S231])*[.$A$2]*2^([.I$2])" office:value-type="float" office:value="6012.91656494141" calcext:value-type="float">
            <text:p>6013</text:p>
          </table:table-cell>
          <table:table-cell table:formula="of:=(256+[.$S231])*[.$A$2]*2^([.J$2])" office:value-type="float" office:value="12025.8331298828" calcext:value-type="float">
            <text:p>12026</text:p>
          </table:table-cell>
          <table:table-cell table:formula="of:=(256+[.$S231])*[.$A$2]*2^([.K$2])" office:value-type="float" office:value="24051.6662597656" calcext:value-type="float">
            <text:p>24052</text:p>
          </table:table-cell>
          <table:table-cell table:formula="of:=(256+[.$S231])*[.$A$2]*2^([.L$2])" office:value-type="float" office:value="48103.3325195313" calcext:value-type="float">
            <text:p>48103</text:p>
          </table:table-cell>
          <table:table-cell table:formula="of:=(256+[.$S231])*[.$A$2]*2^([.M$2])" office:value-type="float" office:value="96206.6650390625" calcext:value-type="float">
            <text:p>96207</text:p>
          </table:table-cell>
          <table:table-cell table:formula="of:=(256+[.$S231])*[.$A$2]*2^([.N$2])" office:value-type="float" office:value="192413.330078125" calcext:value-type="float">
            <text:p>192413</text:p>
          </table:table-cell>
          <table:table-cell table:formula="of:=(256+[.$S231])*[.$A$2]*2^([.O$2])" office:value-type="float" office:value="384826.66015625" calcext:value-type="float">
            <text:p>384827</text:p>
          </table:table-cell>
          <table:table-cell table:formula="of:=(256+[.$S231])*[.$A$2]*2^([.P$2])" office:value-type="float" office:value="769653.3203125" calcext:value-type="float">
            <text:p>769653</text:p>
          </table:table-cell>
          <table:table-cell table:formula="of:=(256+[.$S231])*[.$A$2]*2^([.Q$2])" office:value-type="float" office:value="1539306.640625" calcext:value-type="float">
            <text:p>153930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30" calcext:value-type="float">
            <text:p>230</text:p>
          </table:table-cell>
          <table:table-cell table:formula="of:=(256+[.$S232])*[.$A$2]*2^([.B$2])" office:value-type="float" office:value="47.0727682113647" calcext:value-type="float">
            <text:p>47</text:p>
          </table:table-cell>
          <table:table-cell table:formula="of:=(256+[.$S232])*[.$A$2]*2^([.C$2])" office:value-type="float" office:value="94.1455364227295" calcext:value-type="float">
            <text:p>94</text:p>
          </table:table-cell>
          <table:table-cell table:formula="of:=(256+[.$S232])*[.$A$2]*2^([.D$2])" office:value-type="float" office:value="188.291072845459" calcext:value-type="float">
            <text:p>188</text:p>
          </table:table-cell>
          <table:table-cell table:formula="of:=(256+[.$S232])*[.$A$2]*2^([.E$2])" office:value-type="float" office:value="376.582145690918" calcext:value-type="float">
            <text:p>377</text:p>
          </table:table-cell>
          <table:table-cell table:formula="of:=(256+[.$S232])*[.$A$2]*2^([.F$2])" office:value-type="float" office:value="753.164291381836" calcext:value-type="float">
            <text:p>753</text:p>
          </table:table-cell>
          <table:table-cell table:formula="of:=(256+[.$S232])*[.$A$2]*2^([.G$2])" office:value-type="float" office:value="1506.32858276367" calcext:value-type="float">
            <text:p>1506</text:p>
          </table:table-cell>
          <table:table-cell table:formula="of:=(256+[.$S232])*[.$A$2]*2^([.H$2])" office:value-type="float" office:value="3012.65716552734" calcext:value-type="float">
            <text:p>3013</text:p>
          </table:table-cell>
          <table:table-cell table:formula="of:=(256+[.$S232])*[.$A$2]*2^([.I$2])" office:value-type="float" office:value="6025.31433105469" calcext:value-type="float">
            <text:p>6025</text:p>
          </table:table-cell>
          <table:table-cell table:formula="of:=(256+[.$S232])*[.$A$2]*2^([.J$2])" office:value-type="float" office:value="12050.6286621094" calcext:value-type="float">
            <text:p>12051</text:p>
          </table:table-cell>
          <table:table-cell table:formula="of:=(256+[.$S232])*[.$A$2]*2^([.K$2])" office:value-type="float" office:value="24101.2573242187" calcext:value-type="float">
            <text:p>24101</text:p>
          </table:table-cell>
          <table:table-cell table:formula="of:=(256+[.$S232])*[.$A$2]*2^([.L$2])" office:value-type="float" office:value="48202.5146484375" calcext:value-type="float">
            <text:p>48203</text:p>
          </table:table-cell>
          <table:table-cell table:formula="of:=(256+[.$S232])*[.$A$2]*2^([.M$2])" office:value-type="float" office:value="96405.029296875" calcext:value-type="float">
            <text:p>96405</text:p>
          </table:table-cell>
          <table:table-cell table:formula="of:=(256+[.$S232])*[.$A$2]*2^([.N$2])" office:value-type="float" office:value="192810.05859375" calcext:value-type="float">
            <text:p>192810</text:p>
          </table:table-cell>
          <table:table-cell table:formula="of:=(256+[.$S232])*[.$A$2]*2^([.O$2])" office:value-type="float" office:value="385620.1171875" calcext:value-type="float">
            <text:p>385620</text:p>
          </table:table-cell>
          <table:table-cell table:formula="of:=(256+[.$S232])*[.$A$2]*2^([.P$2])" office:value-type="float" office:value="771240.234375" calcext:value-type="float">
            <text:p>771240</text:p>
          </table:table-cell>
          <table:table-cell table:formula="of:=(256+[.$S232])*[.$A$2]*2^([.Q$2])" office:value-type="float" office:value="1542480.46875" calcext:value-type="float">
            <text:p>154248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31" calcext:value-type="float">
            <text:p>231</text:p>
          </table:table-cell>
          <table:table-cell table:formula="of:=(256+[.$S233])*[.$A$2]*2^([.B$2])" office:value-type="float" office:value="47.1696257591248" calcext:value-type="float">
            <text:p>47</text:p>
          </table:table-cell>
          <table:table-cell table:formula="of:=(256+[.$S233])*[.$A$2]*2^([.C$2])" office:value-type="float" office:value="94.3392515182495" calcext:value-type="float">
            <text:p>94</text:p>
          </table:table-cell>
          <table:table-cell table:formula="of:=(256+[.$S233])*[.$A$2]*2^([.D$2])" office:value-type="float" office:value="188.678503036499" calcext:value-type="float">
            <text:p>189</text:p>
          </table:table-cell>
          <table:table-cell table:formula="of:=(256+[.$S233])*[.$A$2]*2^([.E$2])" office:value-type="float" office:value="377.357006072998" calcext:value-type="float">
            <text:p>377</text:p>
          </table:table-cell>
          <table:table-cell table:formula="of:=(256+[.$S233])*[.$A$2]*2^([.F$2])" office:value-type="float" office:value="754.714012145996" calcext:value-type="float">
            <text:p>755</text:p>
          </table:table-cell>
          <table:table-cell table:formula="of:=(256+[.$S233])*[.$A$2]*2^([.G$2])" office:value-type="float" office:value="1509.42802429199" calcext:value-type="float">
            <text:p>1509</text:p>
          </table:table-cell>
          <table:table-cell table:formula="of:=(256+[.$S233])*[.$A$2]*2^([.H$2])" office:value-type="float" office:value="3018.85604858398" calcext:value-type="float">
            <text:p>3019</text:p>
          </table:table-cell>
          <table:table-cell table:formula="of:=(256+[.$S233])*[.$A$2]*2^([.I$2])" office:value-type="float" office:value="6037.71209716797" calcext:value-type="float">
            <text:p>6038</text:p>
          </table:table-cell>
          <table:table-cell table:formula="of:=(256+[.$S233])*[.$A$2]*2^([.J$2])" office:value-type="float" office:value="12075.4241943359" calcext:value-type="float">
            <text:p>12075</text:p>
          </table:table-cell>
          <table:table-cell table:formula="of:=(256+[.$S233])*[.$A$2]*2^([.K$2])" office:value-type="float" office:value="24150.8483886719" calcext:value-type="float">
            <text:p>24151</text:p>
          </table:table-cell>
          <table:table-cell table:formula="of:=(256+[.$S233])*[.$A$2]*2^([.L$2])" office:value-type="float" office:value="48301.6967773438" calcext:value-type="float">
            <text:p>48302</text:p>
          </table:table-cell>
          <table:table-cell table:formula="of:=(256+[.$S233])*[.$A$2]*2^([.M$2])" office:value-type="float" office:value="96603.3935546875" calcext:value-type="float">
            <text:p>96603</text:p>
          </table:table-cell>
          <table:table-cell table:formula="of:=(256+[.$S233])*[.$A$2]*2^([.N$2])" office:value-type="float" office:value="193206.787109375" calcext:value-type="float">
            <text:p>193207</text:p>
          </table:table-cell>
          <table:table-cell table:formula="of:=(256+[.$S233])*[.$A$2]*2^([.O$2])" office:value-type="float" office:value="386413.57421875" calcext:value-type="float">
            <text:p>386414</text:p>
          </table:table-cell>
          <table:table-cell table:formula="of:=(256+[.$S233])*[.$A$2]*2^([.P$2])" office:value-type="float" office:value="772827.1484375" calcext:value-type="float">
            <text:p>772827</text:p>
          </table:table-cell>
          <table:table-cell table:formula="of:=(256+[.$S233])*[.$A$2]*2^([.Q$2])" office:value-type="float" office:value="1545654.296875" calcext:value-type="float">
            <text:p>154565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32" calcext:value-type="float">
            <text:p>232</text:p>
          </table:table-cell>
          <table:table-cell table:formula="of:=(256+[.$S234])*[.$A$2]*2^([.B$2])" office:value-type="float" office:value="47.2664833068848" calcext:value-type="float">
            <text:p>47</text:p>
          </table:table-cell>
          <table:table-cell table:formula="of:=(256+[.$S234])*[.$A$2]*2^([.C$2])" office:value-type="float" office:value="94.5329666137695" calcext:value-type="float">
            <text:p>95</text:p>
          </table:table-cell>
          <table:table-cell table:formula="of:=(256+[.$S234])*[.$A$2]*2^([.D$2])" office:value-type="float" office:value="189.065933227539" calcext:value-type="float">
            <text:p>189</text:p>
          </table:table-cell>
          <table:table-cell table:formula="of:=(256+[.$S234])*[.$A$2]*2^([.E$2])" office:value-type="float" office:value="378.131866455078" calcext:value-type="float">
            <text:p>378</text:p>
          </table:table-cell>
          <table:table-cell table:formula="of:=(256+[.$S234])*[.$A$2]*2^([.F$2])" office:value-type="float" office:value="756.263732910156" calcext:value-type="float">
            <text:p>756</text:p>
          </table:table-cell>
          <table:table-cell table:formula="of:=(256+[.$S234])*[.$A$2]*2^([.G$2])" office:value-type="float" office:value="1512.52746582031" calcext:value-type="float">
            <text:p>1513</text:p>
          </table:table-cell>
          <table:table-cell table:formula="of:=(256+[.$S234])*[.$A$2]*2^([.H$2])" office:value-type="float" office:value="3025.05493164062" calcext:value-type="float">
            <text:p>3025</text:p>
          </table:table-cell>
          <table:table-cell table:formula="of:=(256+[.$S234])*[.$A$2]*2^([.I$2])" office:value-type="float" office:value="6050.10986328125" calcext:value-type="float">
            <text:p>6050</text:p>
          </table:table-cell>
          <table:table-cell table:formula="of:=(256+[.$S234])*[.$A$2]*2^([.J$2])" office:value-type="float" office:value="12100.2197265625" calcext:value-type="float">
            <text:p>12100</text:p>
          </table:table-cell>
          <table:table-cell table:formula="of:=(256+[.$S234])*[.$A$2]*2^([.K$2])" office:value-type="float" office:value="24200.439453125" calcext:value-type="float">
            <text:p>24200</text:p>
          </table:table-cell>
          <table:table-cell table:formula="of:=(256+[.$S234])*[.$A$2]*2^([.L$2])" office:value-type="float" office:value="48400.87890625" calcext:value-type="float">
            <text:p>48401</text:p>
          </table:table-cell>
          <table:table-cell table:formula="of:=(256+[.$S234])*[.$A$2]*2^([.M$2])" office:value-type="float" office:value="96801.7578125" calcext:value-type="float">
            <text:p>96802</text:p>
          </table:table-cell>
          <table:table-cell table:formula="of:=(256+[.$S234])*[.$A$2]*2^([.N$2])" office:value-type="float" office:value="193603.515625" calcext:value-type="float">
            <text:p>193604</text:p>
          </table:table-cell>
          <table:table-cell table:formula="of:=(256+[.$S234])*[.$A$2]*2^([.O$2])" office:value-type="float" office:value="387207.03125" calcext:value-type="float">
            <text:p>387207</text:p>
          </table:table-cell>
          <table:table-cell table:formula="of:=(256+[.$S234])*[.$A$2]*2^([.P$2])" office:value-type="float" office:value="774414.0625" calcext:value-type="float">
            <text:p>774414</text:p>
          </table:table-cell>
          <table:table-cell table:formula="of:=(256+[.$S234])*[.$A$2]*2^([.Q$2])" office:value-type="float" office:value="1548828.125" calcext:value-type="float">
            <text:p>154882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33" calcext:value-type="float">
            <text:p>233</text:p>
          </table:table-cell>
          <table:table-cell table:formula="of:=(256+[.$S235])*[.$A$2]*2^([.B$2])" office:value-type="float" office:value="47.3633408546448" calcext:value-type="float">
            <text:p>47</text:p>
          </table:table-cell>
          <table:table-cell table:formula="of:=(256+[.$S235])*[.$A$2]*2^([.C$2])" office:value-type="float" office:value="94.7266817092896" calcext:value-type="float">
            <text:p>95</text:p>
          </table:table-cell>
          <table:table-cell table:formula="of:=(256+[.$S235])*[.$A$2]*2^([.D$2])" office:value-type="float" office:value="189.453363418579" calcext:value-type="float">
            <text:p>189</text:p>
          </table:table-cell>
          <table:table-cell table:formula="of:=(256+[.$S235])*[.$A$2]*2^([.E$2])" office:value-type="float" office:value="378.906726837158" calcext:value-type="float">
            <text:p>379</text:p>
          </table:table-cell>
          <table:table-cell table:formula="of:=(256+[.$S235])*[.$A$2]*2^([.F$2])" office:value-type="float" office:value="757.813453674316" calcext:value-type="float">
            <text:p>758</text:p>
          </table:table-cell>
          <table:table-cell table:formula="of:=(256+[.$S235])*[.$A$2]*2^([.G$2])" office:value-type="float" office:value="1515.62690734863" calcext:value-type="float">
            <text:p>1516</text:p>
          </table:table-cell>
          <table:table-cell table:formula="of:=(256+[.$S235])*[.$A$2]*2^([.H$2])" office:value-type="float" office:value="3031.25381469727" calcext:value-type="float">
            <text:p>3031</text:p>
          </table:table-cell>
          <table:table-cell table:formula="of:=(256+[.$S235])*[.$A$2]*2^([.I$2])" office:value-type="float" office:value="6062.50762939453" calcext:value-type="float">
            <text:p>6063</text:p>
          </table:table-cell>
          <table:table-cell table:formula="of:=(256+[.$S235])*[.$A$2]*2^([.J$2])" office:value-type="float" office:value="12125.0152587891" calcext:value-type="float">
            <text:p>12125</text:p>
          </table:table-cell>
          <table:table-cell table:formula="of:=(256+[.$S235])*[.$A$2]*2^([.K$2])" office:value-type="float" office:value="24250.0305175781" calcext:value-type="float">
            <text:p>24250</text:p>
          </table:table-cell>
          <table:table-cell table:formula="of:=(256+[.$S235])*[.$A$2]*2^([.L$2])" office:value-type="float" office:value="48500.0610351563" calcext:value-type="float">
            <text:p>48500</text:p>
          </table:table-cell>
          <table:table-cell table:formula="of:=(256+[.$S235])*[.$A$2]*2^([.M$2])" office:value-type="float" office:value="97000.1220703125" calcext:value-type="float">
            <text:p>97000</text:p>
          </table:table-cell>
          <table:table-cell table:formula="of:=(256+[.$S235])*[.$A$2]*2^([.N$2])" office:value-type="float" office:value="194000.244140625" calcext:value-type="float">
            <text:p>194000</text:p>
          </table:table-cell>
          <table:table-cell table:formula="of:=(256+[.$S235])*[.$A$2]*2^([.O$2])" office:value-type="float" office:value="388000.48828125" calcext:value-type="float">
            <text:p>388000</text:p>
          </table:table-cell>
          <table:table-cell table:formula="of:=(256+[.$S235])*[.$A$2]*2^([.P$2])" office:value-type="float" office:value="776000.9765625" calcext:value-type="float">
            <text:p>776001</text:p>
          </table:table-cell>
          <table:table-cell table:formula="of:=(256+[.$S235])*[.$A$2]*2^([.Q$2])" office:value-type="float" office:value="1552001.953125" calcext:value-type="float">
            <text:p>155200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34" calcext:value-type="float">
            <text:p>234</text:p>
          </table:table-cell>
          <table:table-cell table:formula="of:=(256+[.$S236])*[.$A$2]*2^([.B$2])" office:value-type="float" office:value="47.4601984024048" calcext:value-type="float">
            <text:p>47</text:p>
          </table:table-cell>
          <table:table-cell table:formula="of:=(256+[.$S236])*[.$A$2]*2^([.C$2])" office:value-type="float" office:value="94.9203968048096" calcext:value-type="float">
            <text:p>95</text:p>
          </table:table-cell>
          <table:table-cell table:formula="of:=(256+[.$S236])*[.$A$2]*2^([.D$2])" office:value-type="float" office:value="189.840793609619" calcext:value-type="float">
            <text:p>190</text:p>
          </table:table-cell>
          <table:table-cell table:formula="of:=(256+[.$S236])*[.$A$2]*2^([.E$2])" office:value-type="float" office:value="379.681587219238" calcext:value-type="float">
            <text:p>380</text:p>
          </table:table-cell>
          <table:table-cell table:formula="of:=(256+[.$S236])*[.$A$2]*2^([.F$2])" office:value-type="float" office:value="759.363174438477" calcext:value-type="float">
            <text:p>759</text:p>
          </table:table-cell>
          <table:table-cell table:formula="of:=(256+[.$S236])*[.$A$2]*2^([.G$2])" office:value-type="float" office:value="1518.72634887695" calcext:value-type="float">
            <text:p>1519</text:p>
          </table:table-cell>
          <table:table-cell table:formula="of:=(256+[.$S236])*[.$A$2]*2^([.H$2])" office:value-type="float" office:value="3037.45269775391" calcext:value-type="float">
            <text:p>3037</text:p>
          </table:table-cell>
          <table:table-cell table:formula="of:=(256+[.$S236])*[.$A$2]*2^([.I$2])" office:value-type="float" office:value="6074.90539550781" calcext:value-type="float">
            <text:p>6075</text:p>
          </table:table-cell>
          <table:table-cell table:formula="of:=(256+[.$S236])*[.$A$2]*2^([.J$2])" office:value-type="float" office:value="12149.8107910156" calcext:value-type="float">
            <text:p>12150</text:p>
          </table:table-cell>
          <table:table-cell table:formula="of:=(256+[.$S236])*[.$A$2]*2^([.K$2])" office:value-type="float" office:value="24299.6215820312" calcext:value-type="float">
            <text:p>24300</text:p>
          </table:table-cell>
          <table:table-cell table:formula="of:=(256+[.$S236])*[.$A$2]*2^([.L$2])" office:value-type="float" office:value="48599.2431640625" calcext:value-type="float">
            <text:p>48599</text:p>
          </table:table-cell>
          <table:table-cell table:formula="of:=(256+[.$S236])*[.$A$2]*2^([.M$2])" office:value-type="float" office:value="97198.486328125" calcext:value-type="float">
            <text:p>97198</text:p>
          </table:table-cell>
          <table:table-cell table:formula="of:=(256+[.$S236])*[.$A$2]*2^([.N$2])" office:value-type="float" office:value="194396.97265625" calcext:value-type="float">
            <text:p>194397</text:p>
          </table:table-cell>
          <table:table-cell table:formula="of:=(256+[.$S236])*[.$A$2]*2^([.O$2])" office:value-type="float" office:value="388793.9453125" calcext:value-type="float">
            <text:p>388794</text:p>
          </table:table-cell>
          <table:table-cell table:formula="of:=(256+[.$S236])*[.$A$2]*2^([.P$2])" office:value-type="float" office:value="777587.890625" calcext:value-type="float">
            <text:p>777588</text:p>
          </table:table-cell>
          <table:table-cell table:formula="of:=(256+[.$S236])*[.$A$2]*2^([.Q$2])" office:value-type="float" office:value="1555175.78125" calcext:value-type="float">
            <text:p>155517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35" calcext:value-type="float">
            <text:p>235</text:p>
          </table:table-cell>
          <table:table-cell table:formula="of:=(256+[.$S237])*[.$A$2]*2^([.B$2])" office:value-type="float" office:value="47.5570559501648" calcext:value-type="float">
            <text:p>48</text:p>
          </table:table-cell>
          <table:table-cell table:formula="of:=(256+[.$S237])*[.$A$2]*2^([.C$2])" office:value-type="float" office:value="95.1141119003296" calcext:value-type="float">
            <text:p>95</text:p>
          </table:table-cell>
          <table:table-cell table:formula="of:=(256+[.$S237])*[.$A$2]*2^([.D$2])" office:value-type="float" office:value="190.228223800659" calcext:value-type="float">
            <text:p>190</text:p>
          </table:table-cell>
          <table:table-cell table:formula="of:=(256+[.$S237])*[.$A$2]*2^([.E$2])" office:value-type="float" office:value="380.456447601318" calcext:value-type="float">
            <text:p>380</text:p>
          </table:table-cell>
          <table:table-cell table:formula="of:=(256+[.$S237])*[.$A$2]*2^([.F$2])" office:value-type="float" office:value="760.912895202637" calcext:value-type="float">
            <text:p>761</text:p>
          </table:table-cell>
          <table:table-cell table:formula="of:=(256+[.$S237])*[.$A$2]*2^([.G$2])" office:value-type="float" office:value="1521.82579040527" calcext:value-type="float">
            <text:p>1522</text:p>
          </table:table-cell>
          <table:table-cell table:formula="of:=(256+[.$S237])*[.$A$2]*2^([.H$2])" office:value-type="float" office:value="3043.65158081055" calcext:value-type="float">
            <text:p>3044</text:p>
          </table:table-cell>
          <table:table-cell table:formula="of:=(256+[.$S237])*[.$A$2]*2^([.I$2])" office:value-type="float" office:value="6087.30316162109" calcext:value-type="float">
            <text:p>6087</text:p>
          </table:table-cell>
          <table:table-cell table:formula="of:=(256+[.$S237])*[.$A$2]*2^([.J$2])" office:value-type="float" office:value="12174.6063232422" calcext:value-type="float">
            <text:p>12175</text:p>
          </table:table-cell>
          <table:table-cell table:formula="of:=(256+[.$S237])*[.$A$2]*2^([.K$2])" office:value-type="float" office:value="24349.2126464844" calcext:value-type="float">
            <text:p>24349</text:p>
          </table:table-cell>
          <table:table-cell table:formula="of:=(256+[.$S237])*[.$A$2]*2^([.L$2])" office:value-type="float" office:value="48698.4252929688" calcext:value-type="float">
            <text:p>48698</text:p>
          </table:table-cell>
          <table:table-cell table:formula="of:=(256+[.$S237])*[.$A$2]*2^([.M$2])" office:value-type="float" office:value="97396.8505859375" calcext:value-type="float">
            <text:p>97397</text:p>
          </table:table-cell>
          <table:table-cell table:formula="of:=(256+[.$S237])*[.$A$2]*2^([.N$2])" office:value-type="float" office:value="194793.701171875" calcext:value-type="float">
            <text:p>194794</text:p>
          </table:table-cell>
          <table:table-cell table:formula="of:=(256+[.$S237])*[.$A$2]*2^([.O$2])" office:value-type="float" office:value="389587.40234375" calcext:value-type="float">
            <text:p>389587</text:p>
          </table:table-cell>
          <table:table-cell table:formula="of:=(256+[.$S237])*[.$A$2]*2^([.P$2])" office:value-type="float" office:value="779174.8046875" calcext:value-type="float">
            <text:p>779175</text:p>
          </table:table-cell>
          <table:table-cell table:formula="of:=(256+[.$S237])*[.$A$2]*2^([.Q$2])" office:value-type="float" office:value="1558349.609375" calcext:value-type="float">
            <text:p>155835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36" calcext:value-type="float">
            <text:p>236</text:p>
          </table:table-cell>
          <table:table-cell table:formula="of:=(256+[.$S238])*[.$A$2]*2^([.B$2])" office:value-type="float" office:value="47.6539134979248" calcext:value-type="float">
            <text:p>48</text:p>
          </table:table-cell>
          <table:table-cell table:formula="of:=(256+[.$S238])*[.$A$2]*2^([.C$2])" office:value-type="float" office:value="95.3078269958496" calcext:value-type="float">
            <text:p>95</text:p>
          </table:table-cell>
          <table:table-cell table:formula="of:=(256+[.$S238])*[.$A$2]*2^([.D$2])" office:value-type="float" office:value="190.615653991699" calcext:value-type="float">
            <text:p>191</text:p>
          </table:table-cell>
          <table:table-cell table:formula="of:=(256+[.$S238])*[.$A$2]*2^([.E$2])" office:value-type="float" office:value="381.231307983398" calcext:value-type="float">
            <text:p>381</text:p>
          </table:table-cell>
          <table:table-cell table:formula="of:=(256+[.$S238])*[.$A$2]*2^([.F$2])" office:value-type="float" office:value="762.462615966797" calcext:value-type="float">
            <text:p>762</text:p>
          </table:table-cell>
          <table:table-cell table:formula="of:=(256+[.$S238])*[.$A$2]*2^([.G$2])" office:value-type="float" office:value="1524.92523193359" calcext:value-type="float">
            <text:p>1525</text:p>
          </table:table-cell>
          <table:table-cell table:formula="of:=(256+[.$S238])*[.$A$2]*2^([.H$2])" office:value-type="float" office:value="3049.85046386719" calcext:value-type="float">
            <text:p>3050</text:p>
          </table:table-cell>
          <table:table-cell table:formula="of:=(256+[.$S238])*[.$A$2]*2^([.I$2])" office:value-type="float" office:value="6099.70092773438" calcext:value-type="float">
            <text:p>6100</text:p>
          </table:table-cell>
          <table:table-cell table:formula="of:=(256+[.$S238])*[.$A$2]*2^([.J$2])" office:value-type="float" office:value="12199.4018554688" calcext:value-type="float">
            <text:p>12199</text:p>
          </table:table-cell>
          <table:table-cell table:formula="of:=(256+[.$S238])*[.$A$2]*2^([.K$2])" office:value-type="float" office:value="24398.8037109375" calcext:value-type="float">
            <text:p>24399</text:p>
          </table:table-cell>
          <table:table-cell table:formula="of:=(256+[.$S238])*[.$A$2]*2^([.L$2])" office:value-type="float" office:value="48797.607421875" calcext:value-type="float">
            <text:p>48798</text:p>
          </table:table-cell>
          <table:table-cell table:formula="of:=(256+[.$S238])*[.$A$2]*2^([.M$2])" office:value-type="float" office:value="97595.21484375" calcext:value-type="float">
            <text:p>97595</text:p>
          </table:table-cell>
          <table:table-cell table:formula="of:=(256+[.$S238])*[.$A$2]*2^([.N$2])" office:value-type="float" office:value="195190.4296875" calcext:value-type="float">
            <text:p>195190</text:p>
          </table:table-cell>
          <table:table-cell table:formula="of:=(256+[.$S238])*[.$A$2]*2^([.O$2])" office:value-type="float" office:value="390380.859375" calcext:value-type="float">
            <text:p>390381</text:p>
          </table:table-cell>
          <table:table-cell table:formula="of:=(256+[.$S238])*[.$A$2]*2^([.P$2])" office:value-type="float" office:value="780761.71875" calcext:value-type="float">
            <text:p>780762</text:p>
          </table:table-cell>
          <table:table-cell table:formula="of:=(256+[.$S238])*[.$A$2]*2^([.Q$2])" office:value-type="float" office:value="1561523.4375" calcext:value-type="float">
            <text:p>156152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37" calcext:value-type="float">
            <text:p>237</text:p>
          </table:table-cell>
          <table:table-cell table:formula="of:=(256+[.$S239])*[.$A$2]*2^([.B$2])" office:value-type="float" office:value="47.7507710456848" calcext:value-type="float">
            <text:p>48</text:p>
          </table:table-cell>
          <table:table-cell table:formula="of:=(256+[.$S239])*[.$A$2]*2^([.C$2])" office:value-type="float" office:value="95.5015420913696" calcext:value-type="float">
            <text:p>96</text:p>
          </table:table-cell>
          <table:table-cell table:formula="of:=(256+[.$S239])*[.$A$2]*2^([.D$2])" office:value-type="float" office:value="191.003084182739" calcext:value-type="float">
            <text:p>191</text:p>
          </table:table-cell>
          <table:table-cell table:formula="of:=(256+[.$S239])*[.$A$2]*2^([.E$2])" office:value-type="float" office:value="382.006168365479" calcext:value-type="float">
            <text:p>382</text:p>
          </table:table-cell>
          <table:table-cell table:formula="of:=(256+[.$S239])*[.$A$2]*2^([.F$2])" office:value-type="float" office:value="764.012336730957" calcext:value-type="float">
            <text:p>764</text:p>
          </table:table-cell>
          <table:table-cell table:formula="of:=(256+[.$S239])*[.$A$2]*2^([.G$2])" office:value-type="float" office:value="1528.02467346191" calcext:value-type="float">
            <text:p>1528</text:p>
          </table:table-cell>
          <table:table-cell table:formula="of:=(256+[.$S239])*[.$A$2]*2^([.H$2])" office:value-type="float" office:value="3056.04934692383" calcext:value-type="float">
            <text:p>3056</text:p>
          </table:table-cell>
          <table:table-cell table:formula="of:=(256+[.$S239])*[.$A$2]*2^([.I$2])" office:value-type="float" office:value="6112.09869384766" calcext:value-type="float">
            <text:p>6112</text:p>
          </table:table-cell>
          <table:table-cell table:formula="of:=(256+[.$S239])*[.$A$2]*2^([.J$2])" office:value-type="float" office:value="12224.1973876953" calcext:value-type="float">
            <text:p>12224</text:p>
          </table:table-cell>
          <table:table-cell table:formula="of:=(256+[.$S239])*[.$A$2]*2^([.K$2])" office:value-type="float" office:value="24448.3947753906" calcext:value-type="float">
            <text:p>24448</text:p>
          </table:table-cell>
          <table:table-cell table:formula="of:=(256+[.$S239])*[.$A$2]*2^([.L$2])" office:value-type="float" office:value="48896.7895507813" calcext:value-type="float">
            <text:p>48897</text:p>
          </table:table-cell>
          <table:table-cell table:formula="of:=(256+[.$S239])*[.$A$2]*2^([.M$2])" office:value-type="float" office:value="97793.5791015625" calcext:value-type="float">
            <text:p>97794</text:p>
          </table:table-cell>
          <table:table-cell table:formula="of:=(256+[.$S239])*[.$A$2]*2^([.N$2])" office:value-type="float" office:value="195587.158203125" calcext:value-type="float">
            <text:p>195587</text:p>
          </table:table-cell>
          <table:table-cell table:formula="of:=(256+[.$S239])*[.$A$2]*2^([.O$2])" office:value-type="float" office:value="391174.31640625" calcext:value-type="float">
            <text:p>391174</text:p>
          </table:table-cell>
          <table:table-cell table:formula="of:=(256+[.$S239])*[.$A$2]*2^([.P$2])" office:value-type="float" office:value="782348.6328125" calcext:value-type="float">
            <text:p>782349</text:p>
          </table:table-cell>
          <table:table-cell table:formula="of:=(256+[.$S239])*[.$A$2]*2^([.Q$2])" office:value-type="float" office:value="1564697.265625" calcext:value-type="float">
            <text:p>156469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38" calcext:value-type="float">
            <text:p>238</text:p>
          </table:table-cell>
          <table:table-cell table:formula="of:=(256+[.$S240])*[.$A$2]*2^([.B$2])" office:value-type="float" office:value="47.8476285934448" calcext:value-type="float">
            <text:p>48</text:p>
          </table:table-cell>
          <table:table-cell table:formula="of:=(256+[.$S240])*[.$A$2]*2^([.C$2])" office:value-type="float" office:value="95.6952571868897" calcext:value-type="float">
            <text:p>96</text:p>
          </table:table-cell>
          <table:table-cell table:formula="of:=(256+[.$S240])*[.$A$2]*2^([.D$2])" office:value-type="float" office:value="191.390514373779" calcext:value-type="float">
            <text:p>191</text:p>
          </table:table-cell>
          <table:table-cell table:formula="of:=(256+[.$S240])*[.$A$2]*2^([.E$2])" office:value-type="float" office:value="382.781028747559" calcext:value-type="float">
            <text:p>383</text:p>
          </table:table-cell>
          <table:table-cell table:formula="of:=(256+[.$S240])*[.$A$2]*2^([.F$2])" office:value-type="float" office:value="765.562057495117" calcext:value-type="float">
            <text:p>766</text:p>
          </table:table-cell>
          <table:table-cell table:formula="of:=(256+[.$S240])*[.$A$2]*2^([.G$2])" office:value-type="float" office:value="1531.12411499023" calcext:value-type="float">
            <text:p>1531</text:p>
          </table:table-cell>
          <table:table-cell table:formula="of:=(256+[.$S240])*[.$A$2]*2^([.H$2])" office:value-type="float" office:value="3062.24822998047" calcext:value-type="float">
            <text:p>3062</text:p>
          </table:table-cell>
          <table:table-cell table:formula="of:=(256+[.$S240])*[.$A$2]*2^([.I$2])" office:value-type="float" office:value="6124.49645996094" calcext:value-type="float">
            <text:p>6124</text:p>
          </table:table-cell>
          <table:table-cell table:formula="of:=(256+[.$S240])*[.$A$2]*2^([.J$2])" office:value-type="float" office:value="12248.9929199219" calcext:value-type="float">
            <text:p>12249</text:p>
          </table:table-cell>
          <table:table-cell table:formula="of:=(256+[.$S240])*[.$A$2]*2^([.K$2])" office:value-type="float" office:value="24497.9858398437" calcext:value-type="float">
            <text:p>24498</text:p>
          </table:table-cell>
          <table:table-cell table:formula="of:=(256+[.$S240])*[.$A$2]*2^([.L$2])" office:value-type="float" office:value="48995.9716796875" calcext:value-type="float">
            <text:p>48996</text:p>
          </table:table-cell>
          <table:table-cell table:formula="of:=(256+[.$S240])*[.$A$2]*2^([.M$2])" office:value-type="float" office:value="97991.943359375" calcext:value-type="float">
            <text:p>97992</text:p>
          </table:table-cell>
          <table:table-cell table:formula="of:=(256+[.$S240])*[.$A$2]*2^([.N$2])" office:value-type="float" office:value="195983.88671875" calcext:value-type="float">
            <text:p>195984</text:p>
          </table:table-cell>
          <table:table-cell table:formula="of:=(256+[.$S240])*[.$A$2]*2^([.O$2])" office:value-type="float" office:value="391967.7734375" calcext:value-type="float">
            <text:p>391968</text:p>
          </table:table-cell>
          <table:table-cell table:formula="of:=(256+[.$S240])*[.$A$2]*2^([.P$2])" office:value-type="float" office:value="783935.546875" calcext:value-type="float">
            <text:p>783936</text:p>
          </table:table-cell>
          <table:table-cell table:formula="of:=(256+[.$S240])*[.$A$2]*2^([.Q$2])" office:value-type="float" office:value="1567871.09375" calcext:value-type="float">
            <text:p>156787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39" calcext:value-type="float">
            <text:p>239</text:p>
          </table:table-cell>
          <table:table-cell table:formula="of:=(256+[.$S241])*[.$A$2]*2^([.B$2])" office:value-type="float" office:value="47.9444861412048" calcext:value-type="float">
            <text:p>48</text:p>
          </table:table-cell>
          <table:table-cell table:formula="of:=(256+[.$S241])*[.$A$2]*2^([.C$2])" office:value-type="float" office:value="95.8889722824097" calcext:value-type="float">
            <text:p>96</text:p>
          </table:table-cell>
          <table:table-cell table:formula="of:=(256+[.$S241])*[.$A$2]*2^([.D$2])" office:value-type="float" office:value="191.777944564819" calcext:value-type="float">
            <text:p>192</text:p>
          </table:table-cell>
          <table:table-cell table:formula="of:=(256+[.$S241])*[.$A$2]*2^([.E$2])" office:value-type="float" office:value="383.555889129639" calcext:value-type="float">
            <text:p>384</text:p>
          </table:table-cell>
          <table:table-cell table:formula="of:=(256+[.$S241])*[.$A$2]*2^([.F$2])" office:value-type="float" office:value="767.111778259277" calcext:value-type="float">
            <text:p>767</text:p>
          </table:table-cell>
          <table:table-cell table:formula="of:=(256+[.$S241])*[.$A$2]*2^([.G$2])" office:value-type="float" office:value="1534.22355651855" calcext:value-type="float">
            <text:p>1534</text:p>
          </table:table-cell>
          <table:table-cell table:formula="of:=(256+[.$S241])*[.$A$2]*2^([.H$2])" office:value-type="float" office:value="3068.44711303711" calcext:value-type="float">
            <text:p>3068</text:p>
          </table:table-cell>
          <table:table-cell table:formula="of:=(256+[.$S241])*[.$A$2]*2^([.I$2])" office:value-type="float" office:value="6136.89422607422" calcext:value-type="float">
            <text:p>6137</text:p>
          </table:table-cell>
          <table:table-cell table:formula="of:=(256+[.$S241])*[.$A$2]*2^([.J$2])" office:value-type="float" office:value="12273.7884521484" calcext:value-type="float">
            <text:p>12274</text:p>
          </table:table-cell>
          <table:table-cell table:formula="of:=(256+[.$S241])*[.$A$2]*2^([.K$2])" office:value-type="float" office:value="24547.5769042969" calcext:value-type="float">
            <text:p>24548</text:p>
          </table:table-cell>
          <table:table-cell table:formula="of:=(256+[.$S241])*[.$A$2]*2^([.L$2])" office:value-type="float" office:value="49095.1538085938" calcext:value-type="float">
            <text:p>49095</text:p>
          </table:table-cell>
          <table:table-cell table:formula="of:=(256+[.$S241])*[.$A$2]*2^([.M$2])" office:value-type="float" office:value="98190.3076171875" calcext:value-type="float">
            <text:p>98190</text:p>
          </table:table-cell>
          <table:table-cell table:formula="of:=(256+[.$S241])*[.$A$2]*2^([.N$2])" office:value-type="float" office:value="196380.615234375" calcext:value-type="float">
            <text:p>196381</text:p>
          </table:table-cell>
          <table:table-cell table:formula="of:=(256+[.$S241])*[.$A$2]*2^([.O$2])" office:value-type="float" office:value="392761.23046875" calcext:value-type="float">
            <text:p>392761</text:p>
          </table:table-cell>
          <table:table-cell table:formula="of:=(256+[.$S241])*[.$A$2]*2^([.P$2])" office:value-type="float" office:value="785522.4609375" calcext:value-type="float">
            <text:p>785522</text:p>
          </table:table-cell>
          <table:table-cell table:formula="of:=(256+[.$S241])*[.$A$2]*2^([.Q$2])" office:value-type="float" office:value="1571044.921875" calcext:value-type="float">
            <text:p>157104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40" calcext:value-type="float">
            <text:p>240</text:p>
          </table:table-cell>
          <table:table-cell table:formula="of:=(256+[.$S242])*[.$A$2]*2^([.B$2])" office:value-type="float" office:value="48.0413436889648" calcext:value-type="float">
            <text:p>48</text:p>
          </table:table-cell>
          <table:table-cell table:formula="of:=(256+[.$S242])*[.$A$2]*2^([.C$2])" office:value-type="float" office:value="96.0826873779297" calcext:value-type="float">
            <text:p>96</text:p>
          </table:table-cell>
          <table:table-cell table:formula="of:=(256+[.$S242])*[.$A$2]*2^([.D$2])" office:value-type="float" office:value="192.165374755859" calcext:value-type="float">
            <text:p>192</text:p>
          </table:table-cell>
          <table:table-cell table:formula="of:=(256+[.$S242])*[.$A$2]*2^([.E$2])" office:value-type="float" office:value="384.330749511719" calcext:value-type="float">
            <text:p>384</text:p>
          </table:table-cell>
          <table:table-cell table:formula="of:=(256+[.$S242])*[.$A$2]*2^([.F$2])" office:value-type="float" office:value="768.661499023438" calcext:value-type="float">
            <text:p>769</text:p>
          </table:table-cell>
          <table:table-cell table:formula="of:=(256+[.$S242])*[.$A$2]*2^([.G$2])" office:value-type="float" office:value="1537.32299804688" calcext:value-type="float">
            <text:p>1537</text:p>
          </table:table-cell>
          <table:table-cell table:formula="of:=(256+[.$S242])*[.$A$2]*2^([.H$2])" office:value-type="float" office:value="3074.64599609375" calcext:value-type="float">
            <text:p>3075</text:p>
          </table:table-cell>
          <table:table-cell table:formula="of:=(256+[.$S242])*[.$A$2]*2^([.I$2])" office:value-type="float" office:value="6149.2919921875" calcext:value-type="float">
            <text:p>6149</text:p>
          </table:table-cell>
          <table:table-cell table:formula="of:=(256+[.$S242])*[.$A$2]*2^([.J$2])" office:value-type="float" office:value="12298.583984375" calcext:value-type="float">
            <text:p>12299</text:p>
          </table:table-cell>
          <table:table-cell table:formula="of:=(256+[.$S242])*[.$A$2]*2^([.K$2])" office:value-type="float" office:value="24597.16796875" calcext:value-type="float">
            <text:p>24597</text:p>
          </table:table-cell>
          <table:table-cell table:formula="of:=(256+[.$S242])*[.$A$2]*2^([.L$2])" office:value-type="float" office:value="49194.3359375" calcext:value-type="float">
            <text:p>49194</text:p>
          </table:table-cell>
          <table:table-cell table:formula="of:=(256+[.$S242])*[.$A$2]*2^([.M$2])" office:value-type="float" office:value="98388.671875" calcext:value-type="float">
            <text:p>98389</text:p>
          </table:table-cell>
          <table:table-cell table:formula="of:=(256+[.$S242])*[.$A$2]*2^([.N$2])" office:value-type="float" office:value="196777.34375" calcext:value-type="float">
            <text:p>196777</text:p>
          </table:table-cell>
          <table:table-cell table:formula="of:=(256+[.$S242])*[.$A$2]*2^([.O$2])" office:value-type="float" office:value="393554.6875" calcext:value-type="float">
            <text:p>393555</text:p>
          </table:table-cell>
          <table:table-cell table:formula="of:=(256+[.$S242])*[.$A$2]*2^([.P$2])" office:value-type="float" office:value="787109.375" calcext:value-type="float">
            <text:p>787109</text:p>
          </table:table-cell>
          <table:table-cell table:formula="of:=(256+[.$S242])*[.$A$2]*2^([.Q$2])" office:value-type="float" office:value="1574218.75" calcext:value-type="float">
            <text:p>157421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41" calcext:value-type="float">
            <text:p>241</text:p>
          </table:table-cell>
          <table:table-cell table:formula="of:=(256+[.$S243])*[.$A$2]*2^([.B$2])" office:value-type="float" office:value="48.1382012367249" calcext:value-type="float">
            <text:p>48</text:p>
          </table:table-cell>
          <table:table-cell table:formula="of:=(256+[.$S243])*[.$A$2]*2^([.C$2])" office:value-type="float" office:value="96.2764024734497" calcext:value-type="float">
            <text:p>96</text:p>
          </table:table-cell>
          <table:table-cell table:formula="of:=(256+[.$S243])*[.$A$2]*2^([.D$2])" office:value-type="float" office:value="192.552804946899" calcext:value-type="float">
            <text:p>193</text:p>
          </table:table-cell>
          <table:table-cell table:formula="of:=(256+[.$S243])*[.$A$2]*2^([.E$2])" office:value-type="float" office:value="385.105609893799" calcext:value-type="float">
            <text:p>385</text:p>
          </table:table-cell>
          <table:table-cell table:formula="of:=(256+[.$S243])*[.$A$2]*2^([.F$2])" office:value-type="float" office:value="770.211219787598" calcext:value-type="float">
            <text:p>770</text:p>
          </table:table-cell>
          <table:table-cell table:formula="of:=(256+[.$S243])*[.$A$2]*2^([.G$2])" office:value-type="float" office:value="1540.4224395752" calcext:value-type="float">
            <text:p>1540</text:p>
          </table:table-cell>
          <table:table-cell table:formula="of:=(256+[.$S243])*[.$A$2]*2^([.H$2])" office:value-type="float" office:value="3080.84487915039" calcext:value-type="float">
            <text:p>3081</text:p>
          </table:table-cell>
          <table:table-cell table:formula="of:=(256+[.$S243])*[.$A$2]*2^([.I$2])" office:value-type="float" office:value="6161.68975830078" calcext:value-type="float">
            <text:p>6162</text:p>
          </table:table-cell>
          <table:table-cell table:formula="of:=(256+[.$S243])*[.$A$2]*2^([.J$2])" office:value-type="float" office:value="12323.3795166016" calcext:value-type="float">
            <text:p>12323</text:p>
          </table:table-cell>
          <table:table-cell table:formula="of:=(256+[.$S243])*[.$A$2]*2^([.K$2])" office:value-type="float" office:value="24646.7590332031" calcext:value-type="float">
            <text:p>24647</text:p>
          </table:table-cell>
          <table:table-cell table:formula="of:=(256+[.$S243])*[.$A$2]*2^([.L$2])" office:value-type="float" office:value="49293.5180664063" calcext:value-type="float">
            <text:p>49294</text:p>
          </table:table-cell>
          <table:table-cell table:formula="of:=(256+[.$S243])*[.$A$2]*2^([.M$2])" office:value-type="float" office:value="98587.0361328125" calcext:value-type="float">
            <text:p>98587</text:p>
          </table:table-cell>
          <table:table-cell table:formula="of:=(256+[.$S243])*[.$A$2]*2^([.N$2])" office:value-type="float" office:value="197174.072265625" calcext:value-type="float">
            <text:p>197174</text:p>
          </table:table-cell>
          <table:table-cell table:formula="of:=(256+[.$S243])*[.$A$2]*2^([.O$2])" office:value-type="float" office:value="394348.14453125" calcext:value-type="float">
            <text:p>394348</text:p>
          </table:table-cell>
          <table:table-cell table:formula="of:=(256+[.$S243])*[.$A$2]*2^([.P$2])" office:value-type="float" office:value="788696.2890625" calcext:value-type="float">
            <text:p>788696</text:p>
          </table:table-cell>
          <table:table-cell table:formula="of:=(256+[.$S243])*[.$A$2]*2^([.Q$2])" office:value-type="float" office:value="1577392.578125" calcext:value-type="float">
            <text:p>157739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42" calcext:value-type="float">
            <text:p>242</text:p>
          </table:table-cell>
          <table:table-cell table:formula="of:=(256+[.$S244])*[.$A$2]*2^([.B$2])" office:value-type="float" office:value="48.2350587844849" calcext:value-type="float">
            <text:p>48</text:p>
          </table:table-cell>
          <table:table-cell table:formula="of:=(256+[.$S244])*[.$A$2]*2^([.C$2])" office:value-type="float" office:value="96.4701175689697" calcext:value-type="float">
            <text:p>96</text:p>
          </table:table-cell>
          <table:table-cell table:formula="of:=(256+[.$S244])*[.$A$2]*2^([.D$2])" office:value-type="float" office:value="192.940235137939" calcext:value-type="float">
            <text:p>193</text:p>
          </table:table-cell>
          <table:table-cell table:formula="of:=(256+[.$S244])*[.$A$2]*2^([.E$2])" office:value-type="float" office:value="385.880470275879" calcext:value-type="float">
            <text:p>386</text:p>
          </table:table-cell>
          <table:table-cell table:formula="of:=(256+[.$S244])*[.$A$2]*2^([.F$2])" office:value-type="float" office:value="771.760940551758" calcext:value-type="float">
            <text:p>772</text:p>
          </table:table-cell>
          <table:table-cell table:formula="of:=(256+[.$S244])*[.$A$2]*2^([.G$2])" office:value-type="float" office:value="1543.52188110352" calcext:value-type="float">
            <text:p>1544</text:p>
          </table:table-cell>
          <table:table-cell table:formula="of:=(256+[.$S244])*[.$A$2]*2^([.H$2])" office:value-type="float" office:value="3087.04376220703" calcext:value-type="float">
            <text:p>3087</text:p>
          </table:table-cell>
          <table:table-cell table:formula="of:=(256+[.$S244])*[.$A$2]*2^([.I$2])" office:value-type="float" office:value="6174.08752441406" calcext:value-type="float">
            <text:p>6174</text:p>
          </table:table-cell>
          <table:table-cell table:formula="of:=(256+[.$S244])*[.$A$2]*2^([.J$2])" office:value-type="float" office:value="12348.1750488281" calcext:value-type="float">
            <text:p>12348</text:p>
          </table:table-cell>
          <table:table-cell table:formula="of:=(256+[.$S244])*[.$A$2]*2^([.K$2])" office:value-type="float" office:value="24696.3500976562" calcext:value-type="float">
            <text:p>24696</text:p>
          </table:table-cell>
          <table:table-cell table:formula="of:=(256+[.$S244])*[.$A$2]*2^([.L$2])" office:value-type="float" office:value="49392.7001953125" calcext:value-type="float">
            <text:p>49393</text:p>
          </table:table-cell>
          <table:table-cell table:formula="of:=(256+[.$S244])*[.$A$2]*2^([.M$2])" office:value-type="float" office:value="98785.400390625" calcext:value-type="float">
            <text:p>98785</text:p>
          </table:table-cell>
          <table:table-cell table:formula="of:=(256+[.$S244])*[.$A$2]*2^([.N$2])" office:value-type="float" office:value="197570.80078125" calcext:value-type="float">
            <text:p>197571</text:p>
          </table:table-cell>
          <table:table-cell table:formula="of:=(256+[.$S244])*[.$A$2]*2^([.O$2])" office:value-type="float" office:value="395141.6015625" calcext:value-type="float">
            <text:p>395142</text:p>
          </table:table-cell>
          <table:table-cell table:formula="of:=(256+[.$S244])*[.$A$2]*2^([.P$2])" office:value-type="float" office:value="790283.203125" calcext:value-type="float">
            <text:p>790283</text:p>
          </table:table-cell>
          <table:table-cell table:formula="of:=(256+[.$S244])*[.$A$2]*2^([.Q$2])" office:value-type="float" office:value="1580566.40625" calcext:value-type="float">
            <text:p>158056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43" calcext:value-type="float">
            <text:p>243</text:p>
          </table:table-cell>
          <table:table-cell table:formula="of:=(256+[.$S245])*[.$A$2]*2^([.B$2])" office:value-type="float" office:value="48.3319163322449" calcext:value-type="float">
            <text:p>48</text:p>
          </table:table-cell>
          <table:table-cell table:formula="of:=(256+[.$S245])*[.$A$2]*2^([.C$2])" office:value-type="float" office:value="96.6638326644897" calcext:value-type="float">
            <text:p>97</text:p>
          </table:table-cell>
          <table:table-cell table:formula="of:=(256+[.$S245])*[.$A$2]*2^([.D$2])" office:value-type="float" office:value="193.32766532898" calcext:value-type="float">
            <text:p>193</text:p>
          </table:table-cell>
          <table:table-cell table:formula="of:=(256+[.$S245])*[.$A$2]*2^([.E$2])" office:value-type="float" office:value="386.655330657959" calcext:value-type="float">
            <text:p>387</text:p>
          </table:table-cell>
          <table:table-cell table:formula="of:=(256+[.$S245])*[.$A$2]*2^([.F$2])" office:value-type="float" office:value="773.310661315918" calcext:value-type="float">
            <text:p>773</text:p>
          </table:table-cell>
          <table:table-cell table:formula="of:=(256+[.$S245])*[.$A$2]*2^([.G$2])" office:value-type="float" office:value="1546.62132263184" calcext:value-type="float">
            <text:p>1547</text:p>
          </table:table-cell>
          <table:table-cell table:formula="of:=(256+[.$S245])*[.$A$2]*2^([.H$2])" office:value-type="float" office:value="3093.24264526367" calcext:value-type="float">
            <text:p>3093</text:p>
          </table:table-cell>
          <table:table-cell table:formula="of:=(256+[.$S245])*[.$A$2]*2^([.I$2])" office:value-type="float" office:value="6186.48529052734" calcext:value-type="float">
            <text:p>6186</text:p>
          </table:table-cell>
          <table:table-cell table:formula="of:=(256+[.$S245])*[.$A$2]*2^([.J$2])" office:value-type="float" office:value="12372.9705810547" calcext:value-type="float">
            <text:p>12373</text:p>
          </table:table-cell>
          <table:table-cell table:formula="of:=(256+[.$S245])*[.$A$2]*2^([.K$2])" office:value-type="float" office:value="24745.9411621094" calcext:value-type="float">
            <text:p>24746</text:p>
          </table:table-cell>
          <table:table-cell table:formula="of:=(256+[.$S245])*[.$A$2]*2^([.L$2])" office:value-type="float" office:value="49491.8823242188" calcext:value-type="float">
            <text:p>49492</text:p>
          </table:table-cell>
          <table:table-cell table:formula="of:=(256+[.$S245])*[.$A$2]*2^([.M$2])" office:value-type="float" office:value="98983.7646484375" calcext:value-type="float">
            <text:p>98984</text:p>
          </table:table-cell>
          <table:table-cell table:formula="of:=(256+[.$S245])*[.$A$2]*2^([.N$2])" office:value-type="float" office:value="197967.529296875" calcext:value-type="float">
            <text:p>197968</text:p>
          </table:table-cell>
          <table:table-cell table:formula="of:=(256+[.$S245])*[.$A$2]*2^([.O$2])" office:value-type="float" office:value="395935.05859375" calcext:value-type="float">
            <text:p>395935</text:p>
          </table:table-cell>
          <table:table-cell table:formula="of:=(256+[.$S245])*[.$A$2]*2^([.P$2])" office:value-type="float" office:value="791870.1171875" calcext:value-type="float">
            <text:p>791870</text:p>
          </table:table-cell>
          <table:table-cell table:formula="of:=(256+[.$S245])*[.$A$2]*2^([.Q$2])" office:value-type="float" office:value="1583740.234375" calcext:value-type="float">
            <text:p>1583740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44" calcext:value-type="float">
            <text:p>244</text:p>
          </table:table-cell>
          <table:table-cell table:formula="of:=(256+[.$S246])*[.$A$2]*2^([.B$2])" office:value-type="float" office:value="48.4287738800049" calcext:value-type="float">
            <text:p>48</text:p>
          </table:table-cell>
          <table:table-cell table:formula="of:=(256+[.$S246])*[.$A$2]*2^([.C$2])" office:value-type="float" office:value="96.8575477600098" calcext:value-type="float">
            <text:p>97</text:p>
          </table:table-cell>
          <table:table-cell table:formula="of:=(256+[.$S246])*[.$A$2]*2^([.D$2])" office:value-type="float" office:value="193.71509552002" calcext:value-type="float">
            <text:p>194</text:p>
          </table:table-cell>
          <table:table-cell table:formula="of:=(256+[.$S246])*[.$A$2]*2^([.E$2])" office:value-type="float" office:value="387.430191040039" calcext:value-type="float">
            <text:p>387</text:p>
          </table:table-cell>
          <table:table-cell table:formula="of:=(256+[.$S246])*[.$A$2]*2^([.F$2])" office:value-type="float" office:value="774.860382080078" calcext:value-type="float">
            <text:p>775</text:p>
          </table:table-cell>
          <table:table-cell table:formula="of:=(256+[.$S246])*[.$A$2]*2^([.G$2])" office:value-type="float" office:value="1549.72076416016" calcext:value-type="float">
            <text:p>1550</text:p>
          </table:table-cell>
          <table:table-cell table:formula="of:=(256+[.$S246])*[.$A$2]*2^([.H$2])" office:value-type="float" office:value="3099.44152832031" calcext:value-type="float">
            <text:p>3099</text:p>
          </table:table-cell>
          <table:table-cell table:formula="of:=(256+[.$S246])*[.$A$2]*2^([.I$2])" office:value-type="float" office:value="6198.88305664063" calcext:value-type="float">
            <text:p>6199</text:p>
          </table:table-cell>
          <table:table-cell table:formula="of:=(256+[.$S246])*[.$A$2]*2^([.J$2])" office:value-type="float" office:value="12397.7661132813" calcext:value-type="float">
            <text:p>12398</text:p>
          </table:table-cell>
          <table:table-cell table:formula="of:=(256+[.$S246])*[.$A$2]*2^([.K$2])" office:value-type="float" office:value="24795.5322265625" calcext:value-type="float">
            <text:p>24796</text:p>
          </table:table-cell>
          <table:table-cell table:formula="of:=(256+[.$S246])*[.$A$2]*2^([.L$2])" office:value-type="float" office:value="49591.064453125" calcext:value-type="float">
            <text:p>49591</text:p>
          </table:table-cell>
          <table:table-cell table:formula="of:=(256+[.$S246])*[.$A$2]*2^([.M$2])" office:value-type="float" office:value="99182.12890625" calcext:value-type="float">
            <text:p>99182</text:p>
          </table:table-cell>
          <table:table-cell table:formula="of:=(256+[.$S246])*[.$A$2]*2^([.N$2])" office:value-type="float" office:value="198364.2578125" calcext:value-type="float">
            <text:p>198364</text:p>
          </table:table-cell>
          <table:table-cell table:formula="of:=(256+[.$S246])*[.$A$2]*2^([.O$2])" office:value-type="float" office:value="396728.515625" calcext:value-type="float">
            <text:p>396729</text:p>
          </table:table-cell>
          <table:table-cell table:formula="of:=(256+[.$S246])*[.$A$2]*2^([.P$2])" office:value-type="float" office:value="793457.03125" calcext:value-type="float">
            <text:p>793457</text:p>
          </table:table-cell>
          <table:table-cell table:formula="of:=(256+[.$S246])*[.$A$2]*2^([.Q$2])" office:value-type="float" office:value="1586914.0625" calcext:value-type="float">
            <text:p>1586914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45" calcext:value-type="float">
            <text:p>245</text:p>
          </table:table-cell>
          <table:table-cell table:formula="of:=(256+[.$S247])*[.$A$2]*2^([.B$2])" office:value-type="float" office:value="48.5256314277649" calcext:value-type="float">
            <text:p>49</text:p>
          </table:table-cell>
          <table:table-cell table:formula="of:=(256+[.$S247])*[.$A$2]*2^([.C$2])" office:value-type="float" office:value="97.0512628555298" calcext:value-type="float">
            <text:p>97</text:p>
          </table:table-cell>
          <table:table-cell table:formula="of:=(256+[.$S247])*[.$A$2]*2^([.D$2])" office:value-type="float" office:value="194.10252571106" calcext:value-type="float">
            <text:p>194</text:p>
          </table:table-cell>
          <table:table-cell table:formula="of:=(256+[.$S247])*[.$A$2]*2^([.E$2])" office:value-type="float" office:value="388.205051422119" calcext:value-type="float">
            <text:p>388</text:p>
          </table:table-cell>
          <table:table-cell table:formula="of:=(256+[.$S247])*[.$A$2]*2^([.F$2])" office:value-type="float" office:value="776.410102844238" calcext:value-type="float">
            <text:p>776</text:p>
          </table:table-cell>
          <table:table-cell table:formula="of:=(256+[.$S247])*[.$A$2]*2^([.G$2])" office:value-type="float" office:value="1552.82020568848" calcext:value-type="float">
            <text:p>1553</text:p>
          </table:table-cell>
          <table:table-cell table:formula="of:=(256+[.$S247])*[.$A$2]*2^([.H$2])" office:value-type="float" office:value="3105.64041137695" calcext:value-type="float">
            <text:p>3106</text:p>
          </table:table-cell>
          <table:table-cell table:formula="of:=(256+[.$S247])*[.$A$2]*2^([.I$2])" office:value-type="float" office:value="6211.28082275391" calcext:value-type="float">
            <text:p>6211</text:p>
          </table:table-cell>
          <table:table-cell table:formula="of:=(256+[.$S247])*[.$A$2]*2^([.J$2])" office:value-type="float" office:value="12422.5616455078" calcext:value-type="float">
            <text:p>12423</text:p>
          </table:table-cell>
          <table:table-cell table:formula="of:=(256+[.$S247])*[.$A$2]*2^([.K$2])" office:value-type="float" office:value="24845.1232910156" calcext:value-type="float">
            <text:p>24845</text:p>
          </table:table-cell>
          <table:table-cell table:formula="of:=(256+[.$S247])*[.$A$2]*2^([.L$2])" office:value-type="float" office:value="49690.2465820313" calcext:value-type="float">
            <text:p>49690</text:p>
          </table:table-cell>
          <table:table-cell table:formula="of:=(256+[.$S247])*[.$A$2]*2^([.M$2])" office:value-type="float" office:value="99380.4931640625" calcext:value-type="float">
            <text:p>99380</text:p>
          </table:table-cell>
          <table:table-cell table:formula="of:=(256+[.$S247])*[.$A$2]*2^([.N$2])" office:value-type="float" office:value="198760.986328125" calcext:value-type="float">
            <text:p>198761</text:p>
          </table:table-cell>
          <table:table-cell table:formula="of:=(256+[.$S247])*[.$A$2]*2^([.O$2])" office:value-type="float" office:value="397521.97265625" calcext:value-type="float">
            <text:p>397522</text:p>
          </table:table-cell>
          <table:table-cell table:formula="of:=(256+[.$S247])*[.$A$2]*2^([.P$2])" office:value-type="float" office:value="795043.9453125" calcext:value-type="float">
            <text:p>795044</text:p>
          </table:table-cell>
          <table:table-cell table:formula="of:=(256+[.$S247])*[.$A$2]*2^([.Q$2])" office:value-type="float" office:value="1590087.890625" calcext:value-type="float">
            <text:p>1590088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46" calcext:value-type="float">
            <text:p>246</text:p>
          </table:table-cell>
          <table:table-cell table:formula="of:=(256+[.$S248])*[.$A$2]*2^([.B$2])" office:value-type="float" office:value="48.6224889755249" calcext:value-type="float">
            <text:p>49</text:p>
          </table:table-cell>
          <table:table-cell table:formula="of:=(256+[.$S248])*[.$A$2]*2^([.C$2])" office:value-type="float" office:value="97.2449779510498" calcext:value-type="float">
            <text:p>97</text:p>
          </table:table-cell>
          <table:table-cell table:formula="of:=(256+[.$S248])*[.$A$2]*2^([.D$2])" office:value-type="float" office:value="194.4899559021" calcext:value-type="float">
            <text:p>194</text:p>
          </table:table-cell>
          <table:table-cell table:formula="of:=(256+[.$S248])*[.$A$2]*2^([.E$2])" office:value-type="float" office:value="388.979911804199" calcext:value-type="float">
            <text:p>389</text:p>
          </table:table-cell>
          <table:table-cell table:formula="of:=(256+[.$S248])*[.$A$2]*2^([.F$2])" office:value-type="float" office:value="777.959823608398" calcext:value-type="float">
            <text:p>778</text:p>
          </table:table-cell>
          <table:table-cell table:formula="of:=(256+[.$S248])*[.$A$2]*2^([.G$2])" office:value-type="float" office:value="1555.9196472168" calcext:value-type="float">
            <text:p>1556</text:p>
          </table:table-cell>
          <table:table-cell table:formula="of:=(256+[.$S248])*[.$A$2]*2^([.H$2])" office:value-type="float" office:value="3111.83929443359" calcext:value-type="float">
            <text:p>3112</text:p>
          </table:table-cell>
          <table:table-cell table:formula="of:=(256+[.$S248])*[.$A$2]*2^([.I$2])" office:value-type="float" office:value="6223.67858886719" calcext:value-type="float">
            <text:p>6224</text:p>
          </table:table-cell>
          <table:table-cell table:formula="of:=(256+[.$S248])*[.$A$2]*2^([.J$2])" office:value-type="float" office:value="12447.3571777344" calcext:value-type="float">
            <text:p>12447</text:p>
          </table:table-cell>
          <table:table-cell table:formula="of:=(256+[.$S248])*[.$A$2]*2^([.K$2])" office:value-type="float" office:value="24894.7143554687" calcext:value-type="float">
            <text:p>24895</text:p>
          </table:table-cell>
          <table:table-cell table:formula="of:=(256+[.$S248])*[.$A$2]*2^([.L$2])" office:value-type="float" office:value="49789.4287109375" calcext:value-type="float">
            <text:p>49789</text:p>
          </table:table-cell>
          <table:table-cell table:formula="of:=(256+[.$S248])*[.$A$2]*2^([.M$2])" office:value-type="float" office:value="99578.857421875" calcext:value-type="float">
            <text:p>99579</text:p>
          </table:table-cell>
          <table:table-cell table:formula="of:=(256+[.$S248])*[.$A$2]*2^([.N$2])" office:value-type="float" office:value="199157.71484375" calcext:value-type="float">
            <text:p>199158</text:p>
          </table:table-cell>
          <table:table-cell table:formula="of:=(256+[.$S248])*[.$A$2]*2^([.O$2])" office:value-type="float" office:value="398315.4296875" calcext:value-type="float">
            <text:p>398315</text:p>
          </table:table-cell>
          <table:table-cell table:formula="of:=(256+[.$S248])*[.$A$2]*2^([.P$2])" office:value-type="float" office:value="796630.859375" calcext:value-type="float">
            <text:p>796631</text:p>
          </table:table-cell>
          <table:table-cell table:formula="of:=(256+[.$S248])*[.$A$2]*2^([.Q$2])" office:value-type="float" office:value="1593261.71875" calcext:value-type="float">
            <text:p>159326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47" calcext:value-type="float">
            <text:p>247</text:p>
          </table:table-cell>
          <table:table-cell table:formula="of:=(256+[.$S249])*[.$A$2]*2^([.B$2])" office:value-type="float" office:value="48.7193465232849" calcext:value-type="float">
            <text:p>49</text:p>
          </table:table-cell>
          <table:table-cell table:formula="of:=(256+[.$S249])*[.$A$2]*2^([.C$2])" office:value-type="float" office:value="97.4386930465698" calcext:value-type="float">
            <text:p>97</text:p>
          </table:table-cell>
          <table:table-cell table:formula="of:=(256+[.$S249])*[.$A$2]*2^([.D$2])" office:value-type="float" office:value="194.87738609314" calcext:value-type="float">
            <text:p>195</text:p>
          </table:table-cell>
          <table:table-cell table:formula="of:=(256+[.$S249])*[.$A$2]*2^([.E$2])" office:value-type="float" office:value="389.754772186279" calcext:value-type="float">
            <text:p>390</text:p>
          </table:table-cell>
          <table:table-cell table:formula="of:=(256+[.$S249])*[.$A$2]*2^([.F$2])" office:value-type="float" office:value="779.509544372559" calcext:value-type="float">
            <text:p>780</text:p>
          </table:table-cell>
          <table:table-cell table:formula="of:=(256+[.$S249])*[.$A$2]*2^([.G$2])" office:value-type="float" office:value="1559.01908874512" calcext:value-type="float">
            <text:p>1559</text:p>
          </table:table-cell>
          <table:table-cell table:formula="of:=(256+[.$S249])*[.$A$2]*2^([.H$2])" office:value-type="float" office:value="3118.03817749023" calcext:value-type="float">
            <text:p>3118</text:p>
          </table:table-cell>
          <table:table-cell table:formula="of:=(256+[.$S249])*[.$A$2]*2^([.I$2])" office:value-type="float" office:value="6236.07635498047" calcext:value-type="float">
            <text:p>6236</text:p>
          </table:table-cell>
          <table:table-cell table:formula="of:=(256+[.$S249])*[.$A$2]*2^([.J$2])" office:value-type="float" office:value="12472.1527099609" calcext:value-type="float">
            <text:p>12472</text:p>
          </table:table-cell>
          <table:table-cell table:formula="of:=(256+[.$S249])*[.$A$2]*2^([.K$2])" office:value-type="float" office:value="24944.3054199219" calcext:value-type="float">
            <text:p>24944</text:p>
          </table:table-cell>
          <table:table-cell table:formula="of:=(256+[.$S249])*[.$A$2]*2^([.L$2])" office:value-type="float" office:value="49888.6108398438" calcext:value-type="float">
            <text:p>49889</text:p>
          </table:table-cell>
          <table:table-cell table:formula="of:=(256+[.$S249])*[.$A$2]*2^([.M$2])" office:value-type="float" office:value="99777.2216796875" calcext:value-type="float">
            <text:p>99777</text:p>
          </table:table-cell>
          <table:table-cell table:formula="of:=(256+[.$S249])*[.$A$2]*2^([.N$2])" office:value-type="float" office:value="199554.443359375" calcext:value-type="float">
            <text:p>199554</text:p>
          </table:table-cell>
          <table:table-cell table:formula="of:=(256+[.$S249])*[.$A$2]*2^([.O$2])" office:value-type="float" office:value="399108.88671875" calcext:value-type="float">
            <text:p>399109</text:p>
          </table:table-cell>
          <table:table-cell table:formula="of:=(256+[.$S249])*[.$A$2]*2^([.P$2])" office:value-type="float" office:value="798217.7734375" calcext:value-type="float">
            <text:p>798218</text:p>
          </table:table-cell>
          <table:table-cell table:formula="of:=(256+[.$S249])*[.$A$2]*2^([.Q$2])" office:value-type="float" office:value="1596435.546875" calcext:value-type="float">
            <text:p>1596436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48" calcext:value-type="float">
            <text:p>248</text:p>
          </table:table-cell>
          <table:table-cell table:formula="of:=(256+[.$S250])*[.$A$2]*2^([.B$2])" office:value-type="float" office:value="48.8162040710449" calcext:value-type="float">
            <text:p>49</text:p>
          </table:table-cell>
          <table:table-cell table:formula="of:=(256+[.$S250])*[.$A$2]*2^([.C$2])" office:value-type="float" office:value="97.6324081420898" calcext:value-type="float">
            <text:p>98</text:p>
          </table:table-cell>
          <table:table-cell table:formula="of:=(256+[.$S250])*[.$A$2]*2^([.D$2])" office:value-type="float" office:value="195.26481628418" calcext:value-type="float">
            <text:p>195</text:p>
          </table:table-cell>
          <table:table-cell table:formula="of:=(256+[.$S250])*[.$A$2]*2^([.E$2])" office:value-type="float" office:value="390.529632568359" calcext:value-type="float">
            <text:p>391</text:p>
          </table:table-cell>
          <table:table-cell table:formula="of:=(256+[.$S250])*[.$A$2]*2^([.F$2])" office:value-type="float" office:value="781.059265136719" calcext:value-type="float">
            <text:p>781</text:p>
          </table:table-cell>
          <table:table-cell table:formula="of:=(256+[.$S250])*[.$A$2]*2^([.G$2])" office:value-type="float" office:value="1562.11853027344" calcext:value-type="float">
            <text:p>1562</text:p>
          </table:table-cell>
          <table:table-cell table:formula="of:=(256+[.$S250])*[.$A$2]*2^([.H$2])" office:value-type="float" office:value="3124.23706054687" calcext:value-type="float">
            <text:p>3124</text:p>
          </table:table-cell>
          <table:table-cell table:formula="of:=(256+[.$S250])*[.$A$2]*2^([.I$2])" office:value-type="float" office:value="6248.47412109375" calcext:value-type="float">
            <text:p>6248</text:p>
          </table:table-cell>
          <table:table-cell table:formula="of:=(256+[.$S250])*[.$A$2]*2^([.J$2])" office:value-type="float" office:value="12496.9482421875" calcext:value-type="float">
            <text:p>12497</text:p>
          </table:table-cell>
          <table:table-cell table:formula="of:=(256+[.$S250])*[.$A$2]*2^([.K$2])" office:value-type="float" office:value="24993.896484375" calcext:value-type="float">
            <text:p>24994</text:p>
          </table:table-cell>
          <table:table-cell table:formula="of:=(256+[.$S250])*[.$A$2]*2^([.L$2])" office:value-type="float" office:value="49987.79296875" calcext:value-type="float">
            <text:p>49988</text:p>
          </table:table-cell>
          <table:table-cell table:formula="of:=(256+[.$S250])*[.$A$2]*2^([.M$2])" office:value-type="float" office:value="99975.5859375" calcext:value-type="float">
            <text:p>99976</text:p>
          </table:table-cell>
          <table:table-cell table:formula="of:=(256+[.$S250])*[.$A$2]*2^([.N$2])" office:value-type="float" office:value="199951.171875" calcext:value-type="float">
            <text:p>199951</text:p>
          </table:table-cell>
          <table:table-cell table:formula="of:=(256+[.$S250])*[.$A$2]*2^([.O$2])" office:value-type="float" office:value="399902.34375" calcext:value-type="float">
            <text:p>399902</text:p>
          </table:table-cell>
          <table:table-cell table:formula="of:=(256+[.$S250])*[.$A$2]*2^([.P$2])" office:value-type="float" office:value="799804.6875" calcext:value-type="float">
            <text:p>799805</text:p>
          </table:table-cell>
          <table:table-cell table:formula="of:=(256+[.$S250])*[.$A$2]*2^([.Q$2])" office:value-type="float" office:value="1599609.375" calcext:value-type="float">
            <text:p>159960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49" calcext:value-type="float">
            <text:p>249</text:p>
          </table:table-cell>
          <table:table-cell table:formula="of:=(256+[.$S251])*[.$A$2]*2^([.B$2])" office:value-type="float" office:value="48.9130616188049" calcext:value-type="float">
            <text:p>49</text:p>
          </table:table-cell>
          <table:table-cell table:formula="of:=(256+[.$S251])*[.$A$2]*2^([.C$2])" office:value-type="float" office:value="97.8261232376099" calcext:value-type="float">
            <text:p>98</text:p>
          </table:table-cell>
          <table:table-cell table:formula="of:=(256+[.$S251])*[.$A$2]*2^([.D$2])" office:value-type="float" office:value="195.65224647522" calcext:value-type="float">
            <text:p>196</text:p>
          </table:table-cell>
          <table:table-cell table:formula="of:=(256+[.$S251])*[.$A$2]*2^([.E$2])" office:value-type="float" office:value="391.304492950439" calcext:value-type="float">
            <text:p>391</text:p>
          </table:table-cell>
          <table:table-cell table:formula="of:=(256+[.$S251])*[.$A$2]*2^([.F$2])" office:value-type="float" office:value="782.608985900879" calcext:value-type="float">
            <text:p>783</text:p>
          </table:table-cell>
          <table:table-cell table:formula="of:=(256+[.$S251])*[.$A$2]*2^([.G$2])" office:value-type="float" office:value="1565.21797180176" calcext:value-type="float">
            <text:p>1565</text:p>
          </table:table-cell>
          <table:table-cell table:formula="of:=(256+[.$S251])*[.$A$2]*2^([.H$2])" office:value-type="float" office:value="3130.43594360352" calcext:value-type="float">
            <text:p>3130</text:p>
          </table:table-cell>
          <table:table-cell table:formula="of:=(256+[.$S251])*[.$A$2]*2^([.I$2])" office:value-type="float" office:value="6260.87188720703" calcext:value-type="float">
            <text:p>6261</text:p>
          </table:table-cell>
          <table:table-cell table:formula="of:=(256+[.$S251])*[.$A$2]*2^([.J$2])" office:value-type="float" office:value="12521.7437744141" calcext:value-type="float">
            <text:p>12522</text:p>
          </table:table-cell>
          <table:table-cell table:formula="of:=(256+[.$S251])*[.$A$2]*2^([.K$2])" office:value-type="float" office:value="25043.4875488281" calcext:value-type="float">
            <text:p>25043</text:p>
          </table:table-cell>
          <table:table-cell table:formula="of:=(256+[.$S251])*[.$A$2]*2^([.L$2])" office:value-type="float" office:value="50086.9750976563" calcext:value-type="float">
            <text:p>50087</text:p>
          </table:table-cell>
          <table:table-cell table:formula="of:=(256+[.$S251])*[.$A$2]*2^([.M$2])" office:value-type="float" office:value="100173.950195313" calcext:value-type="float">
            <text:p>100174</text:p>
          </table:table-cell>
          <table:table-cell table:formula="of:=(256+[.$S251])*[.$A$2]*2^([.N$2])" office:value-type="float" office:value="200347.900390625" calcext:value-type="float">
            <text:p>200348</text:p>
          </table:table-cell>
          <table:table-cell table:formula="of:=(256+[.$S251])*[.$A$2]*2^([.O$2])" office:value-type="float" office:value="400695.80078125" calcext:value-type="float">
            <text:p>400696</text:p>
          </table:table-cell>
          <table:table-cell table:formula="of:=(256+[.$S251])*[.$A$2]*2^([.P$2])" office:value-type="float" office:value="801391.6015625" calcext:value-type="float">
            <text:p>801392</text:p>
          </table:table-cell>
          <table:table-cell table:formula="of:=(256+[.$S251])*[.$A$2]*2^([.Q$2])" office:value-type="float" office:value="1602783.203125" calcext:value-type="float">
            <text:p>1602783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50" calcext:value-type="float">
            <text:p>250</text:p>
          </table:table-cell>
          <table:table-cell table:formula="of:=(256+[.$S252])*[.$A$2]*2^([.B$2])" office:value-type="float" office:value="49.0099191665649" calcext:value-type="float">
            <text:p>49</text:p>
          </table:table-cell>
          <table:table-cell table:formula="of:=(256+[.$S252])*[.$A$2]*2^([.C$2])" office:value-type="float" office:value="98.0198383331299" calcext:value-type="float">
            <text:p>98</text:p>
          </table:table-cell>
          <table:table-cell table:formula="of:=(256+[.$S252])*[.$A$2]*2^([.D$2])" office:value-type="float" office:value="196.03967666626" calcext:value-type="float">
            <text:p>196</text:p>
          </table:table-cell>
          <table:table-cell table:formula="of:=(256+[.$S252])*[.$A$2]*2^([.E$2])" office:value-type="float" office:value="392.07935333252" calcext:value-type="float">
            <text:p>392</text:p>
          </table:table-cell>
          <table:table-cell table:formula="of:=(256+[.$S252])*[.$A$2]*2^([.F$2])" office:value-type="float" office:value="784.158706665039" calcext:value-type="float">
            <text:p>784</text:p>
          </table:table-cell>
          <table:table-cell table:formula="of:=(256+[.$S252])*[.$A$2]*2^([.G$2])" office:value-type="float" office:value="1568.31741333008" calcext:value-type="float">
            <text:p>1568</text:p>
          </table:table-cell>
          <table:table-cell table:formula="of:=(256+[.$S252])*[.$A$2]*2^([.H$2])" office:value-type="float" office:value="3136.63482666016" calcext:value-type="float">
            <text:p>3137</text:p>
          </table:table-cell>
          <table:table-cell table:formula="of:=(256+[.$S252])*[.$A$2]*2^([.I$2])" office:value-type="float" office:value="6273.26965332031" calcext:value-type="float">
            <text:p>6273</text:p>
          </table:table-cell>
          <table:table-cell table:formula="of:=(256+[.$S252])*[.$A$2]*2^([.J$2])" office:value-type="float" office:value="12546.5393066406" calcext:value-type="float">
            <text:p>12547</text:p>
          </table:table-cell>
          <table:table-cell table:formula="of:=(256+[.$S252])*[.$A$2]*2^([.K$2])" office:value-type="float" office:value="25093.0786132812" calcext:value-type="float">
            <text:p>25093</text:p>
          </table:table-cell>
          <table:table-cell table:formula="of:=(256+[.$S252])*[.$A$2]*2^([.L$2])" office:value-type="float" office:value="50186.1572265625" calcext:value-type="float">
            <text:p>50186</text:p>
          </table:table-cell>
          <table:table-cell table:formula="of:=(256+[.$S252])*[.$A$2]*2^([.M$2])" office:value-type="float" office:value="100372.314453125" calcext:value-type="float">
            <text:p>100372</text:p>
          </table:table-cell>
          <table:table-cell table:formula="of:=(256+[.$S252])*[.$A$2]*2^([.N$2])" office:value-type="float" office:value="200744.62890625" calcext:value-type="float">
            <text:p>200745</text:p>
          </table:table-cell>
          <table:table-cell table:formula="of:=(256+[.$S252])*[.$A$2]*2^([.O$2])" office:value-type="float" office:value="401489.2578125" calcext:value-type="float">
            <text:p>401489</text:p>
          </table:table-cell>
          <table:table-cell table:formula="of:=(256+[.$S252])*[.$A$2]*2^([.P$2])" office:value-type="float" office:value="802978.515625" calcext:value-type="float">
            <text:p>802979</text:p>
          </table:table-cell>
          <table:table-cell table:formula="of:=(256+[.$S252])*[.$A$2]*2^([.Q$2])" office:value-type="float" office:value="1605957.03125" calcext:value-type="float">
            <text:p>1605957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51" calcext:value-type="float">
            <text:p>251</text:p>
          </table:table-cell>
          <table:table-cell table:formula="of:=(256+[.$S253])*[.$A$2]*2^([.B$2])" office:value-type="float" office:value="49.106776714325" calcext:value-type="float">
            <text:p>49</text:p>
          </table:table-cell>
          <table:table-cell table:formula="of:=(256+[.$S253])*[.$A$2]*2^([.C$2])" office:value-type="float" office:value="98.2135534286499" calcext:value-type="float">
            <text:p>98</text:p>
          </table:table-cell>
          <table:table-cell table:formula="of:=(256+[.$S253])*[.$A$2]*2^([.D$2])" office:value-type="float" office:value="196.4271068573" calcext:value-type="float">
            <text:p>196</text:p>
          </table:table-cell>
          <table:table-cell table:formula="of:=(256+[.$S253])*[.$A$2]*2^([.E$2])" office:value-type="float" office:value="392.8542137146" calcext:value-type="float">
            <text:p>393</text:p>
          </table:table-cell>
          <table:table-cell table:formula="of:=(256+[.$S253])*[.$A$2]*2^([.F$2])" office:value-type="float" office:value="785.708427429199" calcext:value-type="float">
            <text:p>786</text:p>
          </table:table-cell>
          <table:table-cell table:formula="of:=(256+[.$S253])*[.$A$2]*2^([.G$2])" office:value-type="float" office:value="1571.4168548584" calcext:value-type="float">
            <text:p>1571</text:p>
          </table:table-cell>
          <table:table-cell table:formula="of:=(256+[.$S253])*[.$A$2]*2^([.H$2])" office:value-type="float" office:value="3142.8337097168" calcext:value-type="float">
            <text:p>3143</text:p>
          </table:table-cell>
          <table:table-cell table:formula="of:=(256+[.$S253])*[.$A$2]*2^([.I$2])" office:value-type="float" office:value="6285.66741943359" calcext:value-type="float">
            <text:p>6286</text:p>
          </table:table-cell>
          <table:table-cell table:formula="of:=(256+[.$S253])*[.$A$2]*2^([.J$2])" office:value-type="float" office:value="12571.3348388672" calcext:value-type="float">
            <text:p>12571</text:p>
          </table:table-cell>
          <table:table-cell table:formula="of:=(256+[.$S253])*[.$A$2]*2^([.K$2])" office:value-type="float" office:value="25142.6696777344" calcext:value-type="float">
            <text:p>25143</text:p>
          </table:table-cell>
          <table:table-cell table:formula="of:=(256+[.$S253])*[.$A$2]*2^([.L$2])" office:value-type="float" office:value="50285.3393554688" calcext:value-type="float">
            <text:p>50285</text:p>
          </table:table-cell>
          <table:table-cell table:formula="of:=(256+[.$S253])*[.$A$2]*2^([.M$2])" office:value-type="float" office:value="100570.678710938" calcext:value-type="float">
            <text:p>100571</text:p>
          </table:table-cell>
          <table:table-cell table:formula="of:=(256+[.$S253])*[.$A$2]*2^([.N$2])" office:value-type="float" office:value="201141.357421875" calcext:value-type="float">
            <text:p>201141</text:p>
          </table:table-cell>
          <table:table-cell table:formula="of:=(256+[.$S253])*[.$A$2]*2^([.O$2])" office:value-type="float" office:value="402282.71484375" calcext:value-type="float">
            <text:p>402283</text:p>
          </table:table-cell>
          <table:table-cell table:formula="of:=(256+[.$S253])*[.$A$2]*2^([.P$2])" office:value-type="float" office:value="804565.4296875" calcext:value-type="float">
            <text:p>804565</text:p>
          </table:table-cell>
          <table:table-cell table:formula="of:=(256+[.$S253])*[.$A$2]*2^([.Q$2])" office:value-type="float" office:value="1609130.859375" calcext:value-type="float">
            <text:p>1609131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52" calcext:value-type="float">
            <text:p>252</text:p>
          </table:table-cell>
          <table:table-cell table:formula="of:=(256+[.$S254])*[.$A$2]*2^([.B$2])" office:value-type="float" office:value="49.203634262085" calcext:value-type="float">
            <text:p>49</text:p>
          </table:table-cell>
          <table:table-cell table:formula="of:=(256+[.$S254])*[.$A$2]*2^([.C$2])" office:value-type="float" office:value="98.4072685241699" calcext:value-type="float">
            <text:p>98</text:p>
          </table:table-cell>
          <table:table-cell table:formula="of:=(256+[.$S254])*[.$A$2]*2^([.D$2])" office:value-type="float" office:value="196.81453704834" calcext:value-type="float">
            <text:p>197</text:p>
          </table:table-cell>
          <table:table-cell table:formula="of:=(256+[.$S254])*[.$A$2]*2^([.E$2])" office:value-type="float" office:value="393.62907409668" calcext:value-type="float">
            <text:p>394</text:p>
          </table:table-cell>
          <table:table-cell table:formula="of:=(256+[.$S254])*[.$A$2]*2^([.F$2])" office:value-type="float" office:value="787.258148193359" calcext:value-type="float">
            <text:p>787</text:p>
          </table:table-cell>
          <table:table-cell table:formula="of:=(256+[.$S254])*[.$A$2]*2^([.G$2])" office:value-type="float" office:value="1574.51629638672" calcext:value-type="float">
            <text:p>1575</text:p>
          </table:table-cell>
          <table:table-cell table:formula="of:=(256+[.$S254])*[.$A$2]*2^([.H$2])" office:value-type="float" office:value="3149.03259277344" calcext:value-type="float">
            <text:p>3149</text:p>
          </table:table-cell>
          <table:table-cell table:formula="of:=(256+[.$S254])*[.$A$2]*2^([.I$2])" office:value-type="float" office:value="6298.06518554688" calcext:value-type="float">
            <text:p>6298</text:p>
          </table:table-cell>
          <table:table-cell table:formula="of:=(256+[.$S254])*[.$A$2]*2^([.J$2])" office:value-type="float" office:value="12596.1303710938" calcext:value-type="float">
            <text:p>12596</text:p>
          </table:table-cell>
          <table:table-cell table:formula="of:=(256+[.$S254])*[.$A$2]*2^([.K$2])" office:value-type="float" office:value="25192.2607421875" calcext:value-type="float">
            <text:p>25192</text:p>
          </table:table-cell>
          <table:table-cell table:formula="of:=(256+[.$S254])*[.$A$2]*2^([.L$2])" office:value-type="float" office:value="50384.521484375" calcext:value-type="float">
            <text:p>50385</text:p>
          </table:table-cell>
          <table:table-cell table:formula="of:=(256+[.$S254])*[.$A$2]*2^([.M$2])" office:value-type="float" office:value="100769.04296875" calcext:value-type="float">
            <text:p>100769</text:p>
          </table:table-cell>
          <table:table-cell table:formula="of:=(256+[.$S254])*[.$A$2]*2^([.N$2])" office:value-type="float" office:value="201538.0859375" calcext:value-type="float">
            <text:p>201538</text:p>
          </table:table-cell>
          <table:table-cell table:formula="of:=(256+[.$S254])*[.$A$2]*2^([.O$2])" office:value-type="float" office:value="403076.171875" calcext:value-type="float">
            <text:p>403076</text:p>
          </table:table-cell>
          <table:table-cell table:formula="of:=(256+[.$S254])*[.$A$2]*2^([.P$2])" office:value-type="float" office:value="806152.34375" calcext:value-type="float">
            <text:p>806152</text:p>
          </table:table-cell>
          <table:table-cell table:formula="of:=(256+[.$S254])*[.$A$2]*2^([.Q$2])" office:value-type="float" office:value="1612304.6875" calcext:value-type="float">
            <text:p>1612305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53" calcext:value-type="float">
            <text:p>253</text:p>
          </table:table-cell>
          <table:table-cell table:formula="of:=(256+[.$S255])*[.$A$2]*2^([.B$2])" office:value-type="float" office:value="49.300491809845" calcext:value-type="float">
            <text:p>49</text:p>
          </table:table-cell>
          <table:table-cell table:formula="of:=(256+[.$S255])*[.$A$2]*2^([.C$2])" office:value-type="float" office:value="98.6009836196899" calcext:value-type="float">
            <text:p>99</text:p>
          </table:table-cell>
          <table:table-cell table:formula="of:=(256+[.$S255])*[.$A$2]*2^([.D$2])" office:value-type="float" office:value="197.20196723938" calcext:value-type="float">
            <text:p>197</text:p>
          </table:table-cell>
          <table:table-cell table:formula="of:=(256+[.$S255])*[.$A$2]*2^([.E$2])" office:value-type="float" office:value="394.40393447876" calcext:value-type="float">
            <text:p>394</text:p>
          </table:table-cell>
          <table:table-cell table:formula="of:=(256+[.$S255])*[.$A$2]*2^([.F$2])" office:value-type="float" office:value="788.80786895752" calcext:value-type="float">
            <text:p>789</text:p>
          </table:table-cell>
          <table:table-cell table:formula="of:=(256+[.$S255])*[.$A$2]*2^([.G$2])" office:value-type="float" office:value="1577.61573791504" calcext:value-type="float">
            <text:p>1578</text:p>
          </table:table-cell>
          <table:table-cell table:formula="of:=(256+[.$S255])*[.$A$2]*2^([.H$2])" office:value-type="float" office:value="3155.23147583008" calcext:value-type="float">
            <text:p>3155</text:p>
          </table:table-cell>
          <table:table-cell table:formula="of:=(256+[.$S255])*[.$A$2]*2^([.I$2])" office:value-type="float" office:value="6310.46295166016" calcext:value-type="float">
            <text:p>6310</text:p>
          </table:table-cell>
          <table:table-cell table:formula="of:=(256+[.$S255])*[.$A$2]*2^([.J$2])" office:value-type="float" office:value="12620.9259033203" calcext:value-type="float">
            <text:p>12621</text:p>
          </table:table-cell>
          <table:table-cell table:formula="of:=(256+[.$S255])*[.$A$2]*2^([.K$2])" office:value-type="float" office:value="25241.8518066406" calcext:value-type="float">
            <text:p>25242</text:p>
          </table:table-cell>
          <table:table-cell table:formula="of:=(256+[.$S255])*[.$A$2]*2^([.L$2])" office:value-type="float" office:value="50483.7036132813" calcext:value-type="float">
            <text:p>50484</text:p>
          </table:table-cell>
          <table:table-cell table:formula="of:=(256+[.$S255])*[.$A$2]*2^([.M$2])" office:value-type="float" office:value="100967.407226563" calcext:value-type="float">
            <text:p>100967</text:p>
          </table:table-cell>
          <table:table-cell table:formula="of:=(256+[.$S255])*[.$A$2]*2^([.N$2])" office:value-type="float" office:value="201934.814453125" calcext:value-type="float">
            <text:p>201935</text:p>
          </table:table-cell>
          <table:table-cell table:formula="of:=(256+[.$S255])*[.$A$2]*2^([.O$2])" office:value-type="float" office:value="403869.62890625" calcext:value-type="float">
            <text:p>403870</text:p>
          </table:table-cell>
          <table:table-cell table:formula="of:=(256+[.$S255])*[.$A$2]*2^([.P$2])" office:value-type="float" office:value="807739.2578125" calcext:value-type="float">
            <text:p>807739</text:p>
          </table:table-cell>
          <table:table-cell table:formula="of:=(256+[.$S255])*[.$A$2]*2^([.Q$2])" office:value-type="float" office:value="1615478.515625" calcext:value-type="float">
            <text:p>1615479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54" calcext:value-type="float">
            <text:p>254</text:p>
          </table:table-cell>
          <table:table-cell table:formula="of:=(256+[.$S256])*[.$A$2]*2^([.B$2])" office:value-type="float" office:value="49.397349357605" calcext:value-type="float">
            <text:p>49</text:p>
          </table:table-cell>
          <table:table-cell table:formula="of:=(256+[.$S256])*[.$A$2]*2^([.C$2])" office:value-type="float" office:value="98.79469871521" calcext:value-type="float">
            <text:p>99</text:p>
          </table:table-cell>
          <table:table-cell table:formula="of:=(256+[.$S256])*[.$A$2]*2^([.D$2])" office:value-type="float" office:value="197.58939743042" calcext:value-type="float">
            <text:p>198</text:p>
          </table:table-cell>
          <table:table-cell table:formula="of:=(256+[.$S256])*[.$A$2]*2^([.E$2])" office:value-type="float" office:value="395.17879486084" calcext:value-type="float">
            <text:p>395</text:p>
          </table:table-cell>
          <table:table-cell table:formula="of:=(256+[.$S256])*[.$A$2]*2^([.F$2])" office:value-type="float" office:value="790.35758972168" calcext:value-type="float">
            <text:p>790</text:p>
          </table:table-cell>
          <table:table-cell table:formula="of:=(256+[.$S256])*[.$A$2]*2^([.G$2])" office:value-type="float" office:value="1580.71517944336" calcext:value-type="float">
            <text:p>1581</text:p>
          </table:table-cell>
          <table:table-cell table:formula="of:=(256+[.$S256])*[.$A$2]*2^([.H$2])" office:value-type="float" office:value="3161.43035888672" calcext:value-type="float">
            <text:p>3161</text:p>
          </table:table-cell>
          <table:table-cell table:formula="of:=(256+[.$S256])*[.$A$2]*2^([.I$2])" office:value-type="float" office:value="6322.86071777344" calcext:value-type="float">
            <text:p>6323</text:p>
          </table:table-cell>
          <table:table-cell table:formula="of:=(256+[.$S256])*[.$A$2]*2^([.J$2])" office:value-type="float" office:value="12645.7214355469" calcext:value-type="float">
            <text:p>12646</text:p>
          </table:table-cell>
          <table:table-cell table:formula="of:=(256+[.$S256])*[.$A$2]*2^([.K$2])" office:value-type="float" office:value="25291.4428710937" calcext:value-type="float">
            <text:p>25291</text:p>
          </table:table-cell>
          <table:table-cell table:formula="of:=(256+[.$S256])*[.$A$2]*2^([.L$2])" office:value-type="float" office:value="50582.8857421875" calcext:value-type="float">
            <text:p>50583</text:p>
          </table:table-cell>
          <table:table-cell table:formula="of:=(256+[.$S256])*[.$A$2]*2^([.M$2])" office:value-type="float" office:value="101165.771484375" calcext:value-type="float">
            <text:p>101166</text:p>
          </table:table-cell>
          <table:table-cell table:formula="of:=(256+[.$S256])*[.$A$2]*2^([.N$2])" office:value-type="float" office:value="202331.54296875" calcext:value-type="float">
            <text:p>202332</text:p>
          </table:table-cell>
          <table:table-cell table:formula="of:=(256+[.$S256])*[.$A$2]*2^([.O$2])" office:value-type="float" office:value="404663.0859375" calcext:value-type="float">
            <text:p>404663</text:p>
          </table:table-cell>
          <table:table-cell table:formula="of:=(256+[.$S256])*[.$A$2]*2^([.P$2])" office:value-type="float" office:value="809326.171875" calcext:value-type="float">
            <text:p>809326</text:p>
          </table:table-cell>
          <table:table-cell table:formula="of:=(256+[.$S256])*[.$A$2]*2^([.Q$2])" office:value-type="float" office:value="1618652.34375" calcext:value-type="float">
            <text:p>1618652</text:p>
          </table:table-cell>
          <table:table-cell table:number-columns-repeated="7"/>
        </table:table-row>
        <table:table-row table:style-name="ro1">
          <table:table-cell table:number-columns-repeated="18"/>
          <table:table-cell office:value-type="float" office:value="255" calcext:value-type="float">
            <text:p>255</text:p>
          </table:table-cell>
          <table:table-cell table:formula="of:=(256+[.$S257])*[.$A$2]*2^([.B$2])" office:value-type="float" office:value="49.494206905365" calcext:value-type="float">
            <text:p>49</text:p>
          </table:table-cell>
          <table:table-cell table:formula="of:=(256+[.$S257])*[.$A$2]*2^([.C$2])" office:value-type="float" office:value="98.98841381073" calcext:value-type="float">
            <text:p>99</text:p>
          </table:table-cell>
          <table:table-cell table:formula="of:=(256+[.$S257])*[.$A$2]*2^([.D$2])" office:value-type="float" office:value="197.97682762146" calcext:value-type="float">
            <text:p>198</text:p>
          </table:table-cell>
          <table:table-cell table:formula="of:=(256+[.$S257])*[.$A$2]*2^([.E$2])" office:value-type="float" office:value="395.95365524292" calcext:value-type="float">
            <text:p>396</text:p>
          </table:table-cell>
          <table:table-cell table:formula="of:=(256+[.$S257])*[.$A$2]*2^([.F$2])" office:value-type="float" office:value="791.90731048584" calcext:value-type="float">
            <text:p>792</text:p>
          </table:table-cell>
          <table:table-cell table:formula="of:=(256+[.$S257])*[.$A$2]*2^([.G$2])" office:value-type="float" office:value="1583.81462097168" calcext:value-type="float">
            <text:p>1584</text:p>
          </table:table-cell>
          <table:table-cell table:formula="of:=(256+[.$S257])*[.$A$2]*2^([.H$2])" office:value-type="float" office:value="3167.62924194336" calcext:value-type="float">
            <text:p>3168</text:p>
          </table:table-cell>
          <table:table-cell table:formula="of:=(256+[.$S257])*[.$A$2]*2^([.I$2])" office:value-type="float" office:value="6335.25848388672" calcext:value-type="float">
            <text:p>6335</text:p>
          </table:table-cell>
          <table:table-cell table:formula="of:=(256+[.$S257])*[.$A$2]*2^([.J$2])" office:value-type="float" office:value="12670.5169677734" calcext:value-type="float">
            <text:p>12671</text:p>
          </table:table-cell>
          <table:table-cell table:formula="of:=(256+[.$S257])*[.$A$2]*2^([.K$2])" office:value-type="float" office:value="25341.0339355469" calcext:value-type="float">
            <text:p>25341</text:p>
          </table:table-cell>
          <table:table-cell table:formula="of:=(256+[.$S257])*[.$A$2]*2^([.L$2])" office:value-type="float" office:value="50682.0678710938" calcext:value-type="float">
            <text:p>50682</text:p>
          </table:table-cell>
          <table:table-cell table:formula="of:=(256+[.$S257])*[.$A$2]*2^([.M$2])" office:value-type="float" office:value="101364.135742188" calcext:value-type="float">
            <text:p>101364</text:p>
          </table:table-cell>
          <table:table-cell table:formula="of:=(256+[.$S257])*[.$A$2]*2^([.N$2])" office:value-type="float" office:value="202728.271484375" calcext:value-type="float">
            <text:p>202728</text:p>
          </table:table-cell>
          <table:table-cell table:formula="of:=(256+[.$S257])*[.$A$2]*2^([.O$2])" office:value-type="float" office:value="405456.54296875" calcext:value-type="float">
            <text:p>405457</text:p>
          </table:table-cell>
          <table:table-cell table:formula="of:=(256+[.$S257])*[.$A$2]*2^([.P$2])" office:value-type="float" office:value="810913.0859375" calcext:value-type="float">
            <text:p>810913</text:p>
          </table:table-cell>
          <table:table-cell table:formula="of:=(256+[.$S257])*[.$A$2]*2^([.Q$2])" office:value-type="float" office:value="1621826.171875" calcext:value-type="float">
            <text:p>16218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.00.0000</text:date>, <text:time style:data-style-name="N2" text:time-value="01:33:07.703198638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03:36:01.429109882</meta:creation-date>
    <dc:date>2021-10-26T06:11:35.399902487</dc:date>
    <meta:editing-duration>PT8H8M11S</meta:editing-duration>
    <meta:editing-cycles>4</meta:editing-cycles>
    <meta:generator>LibreOffice/7.2.2.2$Linux_X86_64 LibreOffice_project/20$Build-2</meta:generator>
    <meta:document-statistic meta:table-count="1" meta:cell-count="4401" meta:object-count="0"/>
  </office:meta>
</office:document-meta>
</file>